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5pt"/>
    </style:style>
    <style:style style:name="co2" style:family="table-column">
      <style:table-column-properties fo:break-before="auto" style:column-width="107.15pt"/>
    </style:style>
    <style:style style:name="co3" style:family="table-column">
      <style:table-column-properties fo:break-before="auto" style:column-width="100.8pt"/>
    </style:style>
    <style:style style:name="co4" style:family="table-column">
      <style:table-column-properties fo:break-before="auto" style:column-width="912.61pt"/>
    </style:style>
    <style:style style:name="co5" style:family="table-column">
      <style:table-column-properties fo:break-before="auto" style:column-width="80.7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99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0pt" svg:height="252pt" svg:x="377.52pt" svg:y="10.8pt">
            <loext:p draw:notify-on-update-of-ranges="Sheet1.A1:Sheet1.A1 Sheet1.A2:Sheet1.A31 Sheet1.B1:Sheet1.B1 Sheet1.B2:Sheet1.B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0pt" svg:height="252pt" svg:x="378.17pt" svg:y="268.36pt">
            <loext:p draw:notify-on-update-of-ranges="Sheet1.A1:Sheet1.A1 Sheet1.A2:Sheet1.A31 Sheet1.C1:Sheet1.C1 Sheet1.C2:Sheet1.C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90" table:default-cell-style-name="Default"/>
        <table:table-row table:style-name="ro1">
          <table:table-cell office:value-type="string" calcext:value-type="string">
            <text:p>Hidden Layer Size</text:p>
          </table:table-cell>
          <table:table-cell office:value-type="string" calcext:value-type="string">
            <text:p>Training Epochs</text:p>
          </table:table-cell>
          <table:table-cell office:value-type="string" calcext:value-type="string">
            <text:p>Average Error</text:p>
          </table:table-cell>
          <table:table-cell table:number-columns-repeated="19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4647" calcext:value-type="float">
            <text:p>1504647</text:p>
          </table:table-cell>
          <table:table-cell table:formula="of:=AVERAGE([.E2:.GL2])" office:value-type="float" office:value="0.306122816558787" calcext:value-type="float">
            <text:p>0.3061228166</text:p>
          </table:table-cell>
          <table:table-cell/>
          <table:table-cell office:value-type="float" office:value="0.224010970897484" calcext:value-type="float">
            <text:p>0.2240109709</text:p>
          </table:table-cell>
          <table:table-cell office:value-type="float" office:value="0.255139780241046" calcext:value-type="float">
            <text:p>0.2551397802</text:p>
          </table:table-cell>
          <table:table-cell office:value-type="float" office:value="0.246289411505971" calcext:value-type="float">
            <text:p>0.2462894115</text:p>
          </table:table-cell>
          <table:table-cell office:value-type="float" office:value="0.21884384814608" calcext:value-type="float">
            <text:p>0.2188438481</text:p>
          </table:table-cell>
          <table:table-cell office:value-type="float" office:value="0.301215053756227" calcext:value-type="float">
            <text:p>0.3012150538</text:p>
          </table:table-cell>
          <table:table-cell office:value-type="float" office:value="0.342455289872706" calcext:value-type="float">
            <text:p>0.3424552899</text:p>
          </table:table-cell>
          <table:table-cell office:value-type="float" office:value="0.23913174970736" calcext:value-type="float">
            <text:p>0.2391317497</text:p>
          </table:table-cell>
          <table:table-cell office:value-type="float" office:value="0.242234014941072" calcext:value-type="float">
            <text:p>0.2422340149</text:p>
          </table:table-cell>
          <table:table-cell office:value-type="float" office:value="0.29835419739927" calcext:value-type="float">
            <text:p>0.2983541974</text:p>
          </table:table-cell>
          <table:table-cell office:value-type="float" office:value="0.271912425348715" calcext:value-type="float">
            <text:p>0.2719124253</text:p>
          </table:table-cell>
          <table:table-cell office:value-type="float" office:value="0.30331569654815" calcext:value-type="float">
            <text:p>0.3033156965</text:p>
          </table:table-cell>
          <table:table-cell office:value-type="float" office:value="0.244213375769952" calcext:value-type="float">
            <text:p>0.2442133758</text:p>
          </table:table-cell>
          <table:table-cell office:value-type="float" office:value="0.18306450125499" calcext:value-type="float">
            <text:p>0.1830645013</text:p>
          </table:table-cell>
          <table:table-cell office:value-type="float" office:value="0.224975523431097" calcext:value-type="float">
            <text:p>0.2249755234</text:p>
          </table:table-cell>
          <table:table-cell office:value-type="float" office:value="0.161741418345631" calcext:value-type="float">
            <text:p>0.1617414183</text:p>
          </table:table-cell>
          <table:table-cell office:value-type="float" office:value="0.262417297479875" calcext:value-type="float">
            <text:p>0.2624172975</text:p>
          </table:table-cell>
          <table:table-cell office:value-type="float" office:value="0.209119309877944" calcext:value-type="float">
            <text:p>0.2091193099</text:p>
          </table:table-cell>
          <table:table-cell office:value-type="float" office:value="0.168650046689536" calcext:value-type="float">
            <text:p>0.1686500467</text:p>
          </table:table-cell>
          <table:table-cell office:value-type="float" office:value="0.280439458460115" calcext:value-type="float">
            <text:p>0.2804394585</text:p>
          </table:table-cell>
          <table:table-cell office:value-type="float" office:value="0.347329171477024" calcext:value-type="float">
            <text:p>0.3473291715</text:p>
          </table:table-cell>
          <table:table-cell office:value-type="float" office:value="0.426200846195334" calcext:value-type="float">
            <text:p>0.4262008462</text:p>
          </table:table-cell>
          <table:table-cell office:value-type="float" office:value="0.452241456226711" calcext:value-type="float">
            <text:p>0.4522414562</text:p>
          </table:table-cell>
          <table:table-cell office:value-type="float" office:value="0.482775430712033" calcext:value-type="float">
            <text:p>0.4827754307</text:p>
          </table:table-cell>
          <table:table-cell office:value-type="float" office:value="0.589953955141952" calcext:value-type="float">
            <text:p>0.5899539551</text:p>
          </table:table-cell>
          <table:table-cell office:value-type="float" office:value="0.499549679411756" calcext:value-type="float">
            <text:p>0.4995496794</text:p>
          </table:table-cell>
          <table:table-cell office:value-type="float" office:value="0.421462771957688" calcext:value-type="float">
            <text:p>0.421462772</text:p>
          </table:table-cell>
          <table:table-cell office:value-type="float" office:value="0.385995787548659" calcext:value-type="float">
            <text:p>0.3859957875</text:p>
          </table:table-cell>
          <table:table-cell office:value-type="float" office:value="0.343602435670253" calcext:value-type="float">
            <text:p>0.3436024357</text:p>
          </table:table-cell>
          <table:table-cell office:value-type="float" office:value="0.396277526886026" calcext:value-type="float">
            <text:p>0.3962775269</text:p>
          </table:table-cell>
          <table:table-cell office:value-type="float" office:value="0.24359513614597" calcext:value-type="float">
            <text:p>0.2435951361</text:p>
          </table:table-cell>
          <table:table-cell office:value-type="float" office:value="0.235555670805492" calcext:value-type="float">
            <text:p>0.2355556708</text:p>
          </table:table-cell>
          <table:table-cell office:value-type="float" office:value="0.115121324151609" calcext:value-type="float">
            <text:p>0.1151213242</text:p>
          </table:table-cell>
          <table:table-cell office:value-type="float" office:value="0.145068238630745" calcext:value-type="float">
            <text:p>0.1450682386</text:p>
          </table:table-cell>
          <table:table-cell office:value-type="float" office:value="0.113000257926774" calcext:value-type="float">
            <text:p>0.1130002579</text:p>
          </table:table-cell>
          <table:table-cell office:value-type="float" office:value="0.331183867667941" calcext:value-type="float">
            <text:p>0.3311838677</text:p>
          </table:table-cell>
          <table:table-cell office:value-type="float" office:value="0.269810650480311" calcext:value-type="float">
            <text:p>0.2698106505</text:p>
          </table:table-cell>
          <table:table-cell office:value-type="float" office:value="0.303053782731746" calcext:value-type="float">
            <text:p>0.3030537827</text:p>
          </table:table-cell>
          <table:table-cell office:value-type="float" office:value="0.270550333089483" calcext:value-type="float">
            <text:p>0.2705503331</text:p>
          </table:table-cell>
          <table:table-cell office:value-type="float" office:value="0.302062704980098" calcext:value-type="float">
            <text:p>0.302062705</text:p>
          </table:table-cell>
          <table:table-cell office:value-type="float" office:value="0.371489628729302" calcext:value-type="float">
            <text:p>0.3714896287</text:p>
          </table:table-cell>
          <table:table-cell office:value-type="float" office:value="0.376220785148958" calcext:value-type="float">
            <text:p>0.3762207851</text:p>
          </table:table-cell>
          <table:table-cell office:value-type="float" office:value="0.348649059718192" calcext:value-type="float">
            <text:p>0.3486490597</text:p>
          </table:table-cell>
          <table:table-cell office:value-type="float" office:value="0.230216752007858" calcext:value-type="float">
            <text:p>0.230216752</text:p>
          </table:table-cell>
          <table:table-cell office:value-type="float" office:value="0.614397820180289" calcext:value-type="float">
            <text:p>0.6143978202</text:p>
          </table:table-cell>
          <table:table-cell office:value-type="float" office:value="0.233941375219813" calcext:value-type="float">
            <text:p>0.2339413752</text:p>
          </table:table-cell>
          <table:table-cell office:value-type="float" office:value="0.166896519372914" calcext:value-type="float">
            <text:p>0.1668965194</text:p>
          </table:table-cell>
          <table:table-cell office:value-type="float" office:value="0.310273241668558" calcext:value-type="float">
            <text:p>0.3102732417</text:p>
          </table:table-cell>
          <table:table-cell office:value-type="float" office:value="0.35314243772428" calcext:value-type="float">
            <text:p>0.3531424377</text:p>
          </table:table-cell>
          <table:table-cell office:value-type="float" office:value="0.416385228339277" calcext:value-type="float">
            <text:p>0.4163852283</text:p>
          </table:table-cell>
          <table:table-cell office:value-type="float" office:value="0.466342515472409" calcext:value-type="float">
            <text:p>0.4663425155</text:p>
          </table:table-cell>
          <table:table-cell office:value-type="float" office:value="0.50932510936219" calcext:value-type="float">
            <text:p>0.5093251094</text:p>
          </table:table-cell>
          <table:table-cell office:value-type="float" office:value="0.580507457527406" calcext:value-type="float">
            <text:p>0.5805074575</text:p>
          </table:table-cell>
          <table:table-cell office:value-type="float" office:value="0.545355381471207" calcext:value-type="float">
            <text:p>0.5453553815</text:p>
          </table:table-cell>
          <table:table-cell office:value-type="float" office:value="0.523906761184637" calcext:value-type="float">
            <text:p>0.5239067612</text:p>
          </table:table-cell>
          <table:table-cell office:value-type="float" office:value="0.490093366308838" calcext:value-type="float">
            <text:p>0.4900933663</text:p>
          </table:table-cell>
          <table:table-cell office:value-type="float" office:value="0.36575323528756" calcext:value-type="float">
            <text:p>0.3657532353</text:p>
          </table:table-cell>
          <table:table-cell office:value-type="float" office:value="0.133359232711014" calcext:value-type="float">
            <text:p>0.1333592327</text:p>
          </table:table-cell>
          <table:table-cell office:value-type="float" office:value="0.595096253535133" calcext:value-type="float">
            <text:p>0.5950962535</text:p>
          </table:table-cell>
          <table:table-cell office:value-type="float" office:value="0.174566767252466" calcext:value-type="float">
            <text:p>0.1745667673</text:p>
          </table:table-cell>
          <table:table-cell office:value-type="float" office:value="0.0598749385302715" calcext:value-type="float">
            <text:p>0.0598749385</text:p>
          </table:table-cell>
          <table:table-cell office:value-type="float" office:value="0.196831865795817" calcext:value-type="float">
            <text:p>0.1968318658</text:p>
          </table:table-cell>
          <table:table-cell office:value-type="float" office:value="0.311585506945275" calcext:value-type="float">
            <text:p>0.3115855069</text:p>
          </table:table-cell>
          <table:table-cell office:value-type="float" office:value="0.359916945626316" calcext:value-type="float">
            <text:p>0.3599169456</text:p>
          </table:table-cell>
          <table:table-cell office:value-type="float" office:value="0.425862572088142" calcext:value-type="float">
            <text:p>0.4258625721</text:p>
          </table:table-cell>
          <table:table-cell office:value-type="float" office:value="0.451655462647837" calcext:value-type="float">
            <text:p>0.4516554626</text:p>
          </table:table-cell>
          <table:table-cell office:value-type="float" office:value="0.41996553666815" calcext:value-type="float">
            <text:p>0.4199655367</text:p>
          </table:table-cell>
          <table:table-cell office:value-type="float" office:value="0.486624856927227" calcext:value-type="float">
            <text:p>0.4866248569</text:p>
          </table:table-cell>
          <table:table-cell office:value-type="float" office:value="0.423414831851078" calcext:value-type="float">
            <text:p>0.4234148319</text:p>
          </table:table-cell>
          <table:table-cell office:value-type="float" office:value="0.272653077540734" calcext:value-type="float">
            <text:p>0.2726530775</text:p>
          </table:table-cell>
          <table:table-cell office:value-type="float" office:value="0.470106886714807" calcext:value-type="float">
            <text:p>0.4701068867</text:p>
          </table:table-cell>
          <table:table-cell office:value-type="float" office:value="0.418886899126386" calcext:value-type="float">
            <text:p>0.4188868991</text:p>
          </table:table-cell>
          <table:table-cell office:value-type="float" office:value="0.351982662740527" calcext:value-type="float">
            <text:p>0.3519826627</text:p>
          </table:table-cell>
          <table:table-cell office:value-type="float" office:value="0.290578411323129" calcext:value-type="float">
            <text:p>0.2905784113</text:p>
          </table:table-cell>
          <table:table-cell office:value-type="float" office:value="0.305113003793419" calcext:value-type="float">
            <text:p>0.3051130038</text:p>
          </table:table-cell>
          <table:table-cell office:value-type="float" office:value="0.179757132492754" calcext:value-type="float">
            <text:p>0.1797571325</text:p>
          </table:table-cell>
          <table:table-cell office:value-type="float" office:value="0.373615119229195" calcext:value-type="float">
            <text:p>0.3736151192</text:p>
          </table:table-cell>
          <table:table-cell office:value-type="float" office:value="0.154073894040265" calcext:value-type="float">
            <text:p>0.154073894</text:p>
          </table:table-cell>
          <table:table-cell office:value-type="float" office:value="0.163949762369149" calcext:value-type="float">
            <text:p>0.1639497624</text:p>
          </table:table-cell>
          <table:table-cell office:value-type="float" office:value="0.284157603537208" calcext:value-type="float">
            <text:p>0.2841576035</text:p>
          </table:table-cell>
          <table:table-cell office:value-type="float" office:value="0.182807262409596" calcext:value-type="float">
            <text:p>0.1828072624</text:p>
          </table:table-cell>
          <table:table-cell office:value-type="float" office:value="0.391623952524404" calcext:value-type="float">
            <text:p>0.3916239525</text:p>
          </table:table-cell>
          <table:table-cell office:value-type="float" office:value="0.506966688948725" calcext:value-type="float">
            <text:p>0.5069666889</text:p>
          </table:table-cell>
          <table:table-cell office:value-type="float" office:value="0.458127613735461" calcext:value-type="float">
            <text:p>0.4581276137</text:p>
          </table:table-cell>
          <table:table-cell office:value-type="float" office:value="0.410609359788654" calcext:value-type="float">
            <text:p>0.4106093598</text:p>
          </table:table-cell>
          <table:table-cell office:value-type="float" office:value="0.343165508144236" calcext:value-type="float">
            <text:p>0.3431655081</text:p>
          </table:table-cell>
          <table:table-cell office:value-type="float" office:value="0.191767914545898" calcext:value-type="float">
            <text:p>0.1917679145</text:p>
          </table:table-cell>
          <table:table-cell office:value-type="float" office:value="0.225640303352555" calcext:value-type="float">
            <text:p>0.2256403034</text:p>
          </table:table-cell>
          <table:table-cell office:value-type="float" office:value="0.177652034911095" calcext:value-type="float">
            <text:p>0.1776520349</text:p>
          </table:table-cell>
          <table:table-cell office:value-type="float" office:value="0.237137191102725" calcext:value-type="float">
            <text:p>0.2371371911</text:p>
          </table:table-cell>
          <table:table-cell office:value-type="float" office:value="0.217834658615683" calcext:value-type="float">
            <text:p>0.2178346586</text:p>
          </table:table-cell>
          <table:table-cell office:value-type="float" office:value="0.244880611382601" calcext:value-type="float">
            <text:p>0.2448806114</text:p>
          </table:table-cell>
          <table:table-cell office:value-type="float" office:value="0.214581414137994" calcext:value-type="float">
            <text:p>0.2145814141</text:p>
          </table:table-cell>
          <table:table-cell office:value-type="float" office:value="0.293989277347118" calcext:value-type="float">
            <text:p>0.2939892773</text:p>
          </table:table-cell>
          <table:table-cell office:value-type="float" office:value="0.265798587859378" calcext:value-type="float">
            <text:p>0.2657985879</text:p>
          </table:table-cell>
          <table:table-cell office:value-type="float" office:value="0.386100485972847" calcext:value-type="float">
            <text:p>0.386100486</text:p>
          </table:table-cell>
          <table:table-cell office:value-type="float" office:value="0.373702588159405" calcext:value-type="float">
            <text:p>0.3737025882</text:p>
          </table:table-cell>
          <table:table-cell office:value-type="float" office:value="0.29939868645321" calcext:value-type="float">
            <text:p>0.2993986865</text:p>
          </table:table-cell>
          <table:table-cell office:value-type="float" office:value="0.122027873239842" calcext:value-type="float">
            <text:p>0.1220278732</text:p>
          </table:table-cell>
          <table:table-cell office:value-type="float" office:value="0.107388837225009" calcext:value-type="float">
            <text:p>0.1073888372</text:p>
          </table:table-cell>
          <table:table-cell office:value-type="float" office:value="0.342706972311258" calcext:value-type="float">
            <text:p>0.3427069723</text:p>
          </table:table-cell>
          <table:table-cell office:value-type="float" office:value="0.0942114362920405" calcext:value-type="float">
            <text:p>0.0942114363</text:p>
          </table:table-cell>
          <table:table-cell office:value-type="float" office:value="0.240787247549986" calcext:value-type="float">
            <text:p>0.2407872475</text:p>
          </table:table-cell>
          <table:table-cell office:value-type="float" office:value="0.19716759262543" calcext:value-type="float">
            <text:p>0.1971675926</text:p>
          </table:table-cell>
          <table:table-cell office:value-type="float" office:value="0.280060684685677" calcext:value-type="float">
            <text:p>0.2800606847</text:p>
          </table:table-cell>
          <table:table-cell office:value-type="float" office:value="0.300906762674014" calcext:value-type="float">
            <text:p>0.3009067627</text:p>
          </table:table-cell>
          <table:table-cell office:value-type="float" office:value="0.245023197547296" calcext:value-type="float">
            <text:p>0.2450231975</text:p>
          </table:table-cell>
          <table:table-cell office:value-type="float" office:value="0.271067890527244" calcext:value-type="float">
            <text:p>0.2710678905</text:p>
          </table:table-cell>
          <table:table-cell office:value-type="float" office:value="0.266664478525126" calcext:value-type="float">
            <text:p>0.2666644785</text:p>
          </table:table-cell>
          <table:table-cell office:value-type="float" office:value="0.135731464515232" calcext:value-type="float">
            <text:p>0.1357314645</text:p>
          </table:table-cell>
          <table:table-cell office:value-type="float" office:value="0.141400415120481" calcext:value-type="float">
            <text:p>0.1414004151</text:p>
          </table:table-cell>
          <table:table-cell office:value-type="float" office:value="0.262734773132192" calcext:value-type="float">
            <text:p>0.2627347731</text:p>
          </table:table-cell>
          <table:table-cell office:value-type="float" office:value="0.24450111149917" calcext:value-type="float">
            <text:p>0.2445011115</text:p>
          </table:table-cell>
          <table:table-cell office:value-type="float" office:value="0.297082679901508" calcext:value-type="float">
            <text:p>0.2970826799</text:p>
          </table:table-cell>
          <table:table-cell office:value-type="float" office:value="0.232511158683431" calcext:value-type="float">
            <text:p>0.2325111587</text:p>
          </table:table-cell>
          <table:table-cell office:value-type="float" office:value="0.270650819522113" calcext:value-type="float">
            <text:p>0.2706508195</text:p>
          </table:table-cell>
          <table:table-cell office:value-type="float" office:value="0.21473811038188" calcext:value-type="float">
            <text:p>0.2147381104</text:p>
          </table:table-cell>
          <table:table-cell office:value-type="float" office:value="0.269059030909944" calcext:value-type="float">
            <text:p>0.2690590309</text:p>
          </table:table-cell>
          <table:table-cell office:value-type="float" office:value="0.251041933985075" calcext:value-type="float">
            <text:p>0.251041934</text:p>
          </table:table-cell>
          <table:table-cell office:value-type="float" office:value="0.300421265273334" calcext:value-type="float">
            <text:p>0.3004212653</text:p>
          </table:table-cell>
          <table:table-cell office:value-type="float" office:value="0.268829946192052" calcext:value-type="float">
            <text:p>0.2688299462</text:p>
          </table:table-cell>
          <table:table-cell office:value-type="float" office:value="0.33690969456674" calcext:value-type="float">
            <text:p>0.3369096946</text:p>
          </table:table-cell>
          <table:table-cell office:value-type="float" office:value="0.330087691971092" calcext:value-type="float">
            <text:p>0.330087692</text:p>
          </table:table-cell>
          <table:table-cell office:value-type="float" office:value="0.389350319675566" calcext:value-type="float">
            <text:p>0.3893503197</text:p>
          </table:table-cell>
          <table:table-cell office:value-type="float" office:value="0.220360101261447" calcext:value-type="float">
            <text:p>0.2203601013</text:p>
          </table:table-cell>
          <table:table-cell office:value-type="float" office:value="0.362570544934807" calcext:value-type="float">
            <text:p>0.3625705449</text:p>
          </table:table-cell>
          <table:table-cell office:value-type="float" office:value="0.216344276889691" calcext:value-type="float">
            <text:p>0.2163442769</text:p>
          </table:table-cell>
          <table:table-cell office:value-type="float" office:value="0.243665284447343" calcext:value-type="float">
            <text:p>0.2436652844</text:p>
          </table:table-cell>
          <table:table-cell office:value-type="float" office:value="0.321388915655849" calcext:value-type="float">
            <text:p>0.3213889157</text:p>
          </table:table-cell>
          <table:table-cell office:value-type="float" office:value="0.210189606306466" calcext:value-type="float">
            <text:p>0.2101896063</text:p>
          </table:table-cell>
          <table:table-cell office:value-type="float" office:value="0.294668751312024" calcext:value-type="float">
            <text:p>0.2946687513</text:p>
          </table:table-cell>
          <table:table-cell office:value-type="float" office:value="0.235280084994565" calcext:value-type="float">
            <text:p>0.235280085</text:p>
          </table:table-cell>
          <table:table-cell office:value-type="float" office:value="0.169899786747271" calcext:value-type="float">
            <text:p>0.1698997867</text:p>
          </table:table-cell>
          <table:table-cell office:value-type="float" office:value="0.310269104277105" calcext:value-type="float">
            <text:p>0.3102691043</text:p>
          </table:table-cell>
          <table:table-cell office:value-type="float" office:value="0.319275215739385" calcext:value-type="float">
            <text:p>0.3192752157</text:p>
          </table:table-cell>
          <table:table-cell office:value-type="float" office:value="0.447341653918782" calcext:value-type="float">
            <text:p>0.4473416539</text:p>
          </table:table-cell>
          <table:table-cell office:value-type="float" office:value="0.356907016328124" calcext:value-type="float">
            <text:p>0.3569070163</text:p>
          </table:table-cell>
          <table:table-cell office:value-type="float" office:value="0.40582993838295" calcext:value-type="float">
            <text:p>0.4058299384</text:p>
          </table:table-cell>
          <table:table-cell office:value-type="float" office:value="0.332380585054759" calcext:value-type="float">
            <text:p>0.3323805851</text:p>
          </table:table-cell>
          <table:table-cell office:value-type="float" office:value="0.349906616938073" calcext:value-type="float">
            <text:p>0.3499066169</text:p>
          </table:table-cell>
          <table:table-cell office:value-type="float" office:value="0.304192518170039" calcext:value-type="float">
            <text:p>0.3041925182</text:p>
          </table:table-cell>
          <table:table-cell office:value-type="float" office:value="0.222590538798582" calcext:value-type="float">
            <text:p>0.2225905388</text:p>
          </table:table-cell>
          <table:table-cell office:value-type="float" office:value="0.277736042285527" calcext:value-type="float">
            <text:p>0.2777360423</text:p>
          </table:table-cell>
          <table:table-cell office:value-type="float" office:value="0.218561149707066" calcext:value-type="float">
            <text:p>0.2185611497</text:p>
          </table:table-cell>
          <table:table-cell office:value-type="float" office:value="0.232171226113791" calcext:value-type="float">
            <text:p>0.2321712261</text:p>
          </table:table-cell>
          <table:table-cell office:value-type="float" office:value="0.290141925544833" calcext:value-type="float">
            <text:p>0.2901419255</text:p>
          </table:table-cell>
          <table:table-cell office:value-type="float" office:value="0.185030547019277" calcext:value-type="float">
            <text:p>0.185030547</text:p>
          </table:table-cell>
          <table:table-cell office:value-type="float" office:value="0.290877583621254" calcext:value-type="float">
            <text:p>0.2908775836</text:p>
          </table:table-cell>
          <table:table-cell office:value-type="float" office:value="0.286519588192018" calcext:value-type="float">
            <text:p>0.2865195882</text:p>
          </table:table-cell>
          <table:table-cell office:value-type="float" office:value="0.26625346934477" calcext:value-type="float">
            <text:p>0.2662534693</text:p>
          </table:table-cell>
          <table:table-cell office:value-type="float" office:value="0.228472258440959" calcext:value-type="float">
            <text:p>0.2284722584</text:p>
          </table:table-cell>
          <table:table-cell office:value-type="float" office:value="0.16798776240979" calcext:value-type="float">
            <text:p>0.1679877624</text:p>
          </table:table-cell>
          <table:table-cell office:value-type="float" office:value="0.18836298750863" calcext:value-type="float">
            <text:p>0.1883629875</text:p>
          </table:table-cell>
          <table:table-cell office:value-type="float" office:value="0.36692611739149" calcext:value-type="float">
            <text:p>0.3669261174</text:p>
          </table:table-cell>
          <table:table-cell office:value-type="float" office:value="0.343907520030612" calcext:value-type="float">
            <text:p>0.34390752</text:p>
          </table:table-cell>
          <table:table-cell office:value-type="float" office:value="0.219433151287912" calcext:value-type="float">
            <text:p>0.2194331513</text:p>
          </table:table-cell>
          <table:table-cell office:value-type="float" office:value="0.756164228358475" calcext:value-type="float">
            <text:p>0.7561642284</text:p>
          </table:table-cell>
          <table:table-cell office:value-type="float" office:value="0.431377860204488" calcext:value-type="float">
            <text:p>0.4313778602</text:p>
          </table:table-cell>
          <table:table-cell office:value-type="float" office:value="0.546057330765909" calcext:value-type="float">
            <text:p>0.5460573308</text:p>
          </table:table-cell>
          <table:table-cell office:value-type="float" office:value="0.436547245885915" calcext:value-type="float">
            <text:p>0.4365472459</text:p>
          </table:table-cell>
          <table:table-cell office:value-type="float" office:value="0.423638186629702" calcext:value-type="float">
            <text:p>0.4236381866</text:p>
          </table:table-cell>
          <table:table-cell office:value-type="float" office:value="0.483301245139658" calcext:value-type="float">
            <text:p>0.4833012451</text:p>
          </table:table-cell>
          <table:table-cell office:value-type="float" office:value="0.386168127772943" calcext:value-type="float">
            <text:p>0.3861681278</text:p>
          </table:table-cell>
          <table:table-cell office:value-type="float" office:value="0.170002529916888" calcext:value-type="float">
            <text:p>0.1700025299</text:p>
          </table:table-cell>
          <table:table-cell office:value-type="float" office:value="0.322523525304868" calcext:value-type="float">
            <text:p>0.3225235253</text:p>
          </table:table-cell>
          <table:table-cell office:value-type="float" office:value="0.257525354275532" calcext:value-type="float">
            <text:p>0.2575253543</text:p>
          </table:table-cell>
          <table:table-cell office:value-type="float" office:value="0.291813504988697" calcext:value-type="float">
            <text:p>0.291813505</text:p>
          </table:table-cell>
          <table:table-cell office:value-type="float" office:value="0.269417775506326" calcext:value-type="float">
            <text:p>0.2694177755</text:p>
          </table:table-cell>
          <table:table-cell office:value-type="float" office:value="0.232352763657761" calcext:value-type="float">
            <text:p>0.2323527637</text:p>
          </table:table-cell>
          <table:table-cell office:value-type="float" office:value="0.143358072315184" calcext:value-type="float">
            <text:p>0.1433580723</text:p>
          </table:table-cell>
          <table:table-cell office:value-type="float" office:value="0.583037933160601" calcext:value-type="float">
            <text:p>0.5830379332</text:p>
          </table:table-cell>
          <table:table-cell office:value-type="float" office:value="0.0996124448335385" calcext:value-type="float">
            <text:p>0.0996124448</text:p>
          </table:table-cell>
          <table:table-cell office:value-type="float" office:value="0.261805860045502" calcext:value-type="float">
            <text:p>0.26180586</text:p>
          </table:table-cell>
          <table:table-cell office:value-type="float" office:value="0.161060510038916" calcext:value-type="float">
            <text:p>0.16106051</text:p>
          </table:table-cell>
          <table:table-cell office:value-type="float" office:value="0.207037497913061" calcext:value-type="float">
            <text:p>0.2070374979</text:p>
          </table:table-cell>
          <table:table-cell office:value-type="float" office:value="0.24886930811817" calcext:value-type="float">
            <text:p>0.2488693081</text:p>
          </table:table-cell>
          <table:table-cell office:value-type="float" office:value="0.233963727728584" calcext:value-type="float">
            <text:p>0.2339637277</text:p>
          </table:table-cell>
          <table:table-cell office:value-type="float" office:value="0.215856906216318" calcext:value-type="float">
            <text:p>0.2158569062</text:p>
          </table:table-cell>
          <table:table-cell office:value-type="float" office:value="0.255304211007303" calcext:value-type="float">
            <text:p>0.255304211</text:p>
          </table:table-cell>
          <table:table-cell office:value-type="float" office:value="0.300082178190835" calcext:value-type="float">
            <text:p>0.3000821782</text:p>
          </table:table-cell>
          <table:table-cell office:value-type="float" office:value="0.295074044941365" calcext:value-type="float">
            <text:p>0.2950740449</text:p>
          </table:table-cell>
          <table:table-cell office:value-type="float" office:value="0.326545432463238" calcext:value-type="float">
            <text:p>0.3265454325</text:p>
          </table:table-cell>
          <table:table-cell office:value-type="float" office:value="0.383718329968197" calcext:value-type="float">
            <text:p>0.38371833</text:p>
          </table:table-cell>
          <table:table-cell office:value-type="float" office:value="0.388823149551227" calcext:value-type="float">
            <text:p>0.3888231496</text:p>
          </table:table-cell>
          <table:table-cell office:value-type="float" office:value="0.395995124037927" calcext:value-type="float">
            <text:p>0.395995124</text:p>
          </table:table-cell>
          <table:table-cell office:value-type="float" office:value="0.480715485379782" calcext:value-type="float">
            <text:p>0.4807154854</text:p>
          </table:table-cell>
          <table:table-cell office:value-type="float" office:value="0.432878625508582" calcext:value-type="float">
            <text:p>0.4328786255</text:p>
          </table:table-cell>
          <table:table-cell office:value-type="float" office:value="0.404736951361903" calcext:value-type="float">
            <text:p>0.4047369514</text:p>
          </table:table-cell>
          <table:table-cell office:value-type="float" office:value="0.406653156609443" calcext:value-type="float">
            <text:p>0.4066531566</text:p>
          </table:table-cell>
          <table:table-cell office:value-type="float" office:value="0.379405701723864" calcext:value-type="float">
            <text:p>0.3794057017</text:p>
          </table:table-cell>
          <table:table-cell office:value-type="float" office:value="0.273181123948544" calcext:value-type="float">
            <text:p>0.27318112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40182" calcext:value-type="float">
            <text:p>1640182</text:p>
          </table:table-cell>
          <table:table-cell table:formula="of:=AVERAGE([.E3:.GL3])" office:value-type="float" office:value="0.305138952545952" calcext:value-type="float">
            <text:p>0.3051389525</text:p>
          </table:table-cell>
          <table:table-cell/>
          <table:table-cell office:value-type="float" office:value="0.324593418762361" calcext:value-type="float">
            <text:p>0.3245934188</text:p>
          </table:table-cell>
          <table:table-cell office:value-type="float" office:value="0.226531231418067" calcext:value-type="float">
            <text:p>0.2265312314</text:p>
          </table:table-cell>
          <table:table-cell office:value-type="float" office:value="0.205280416471272" calcext:value-type="float">
            <text:p>0.2052804165</text:p>
          </table:table-cell>
          <table:table-cell office:value-type="float" office:value="0.239580919309643" calcext:value-type="float">
            <text:p>0.2395809193</text:p>
          </table:table-cell>
          <table:table-cell office:value-type="float" office:value="0.230244489196334" calcext:value-type="float">
            <text:p>0.2302444892</text:p>
          </table:table-cell>
          <table:table-cell office:value-type="float" office:value="0.302563775534412" calcext:value-type="float">
            <text:p>0.3025637755</text:p>
          </table:table-cell>
          <table:table-cell office:value-type="float" office:value="0.243697695596121" calcext:value-type="float">
            <text:p>0.2436976956</text:p>
          </table:table-cell>
          <table:table-cell office:value-type="float" office:value="0.299009215557458" calcext:value-type="float">
            <text:p>0.2990092156</text:p>
          </table:table-cell>
          <table:table-cell office:value-type="float" office:value="0.341594869070218" calcext:value-type="float">
            <text:p>0.3415948691</text:p>
          </table:table-cell>
          <table:table-cell office:value-type="float" office:value="0.32590235237731" calcext:value-type="float">
            <text:p>0.3259023524</text:p>
          </table:table-cell>
          <table:table-cell office:value-type="float" office:value="0.333718019632558" calcext:value-type="float">
            <text:p>0.3337180196</text:p>
          </table:table-cell>
          <table:table-cell office:value-type="float" office:value="0.370655894756478" calcext:value-type="float">
            <text:p>0.3706558948</text:p>
          </table:table-cell>
          <table:table-cell office:value-type="float" office:value="0.228135848376067" calcext:value-type="float">
            <text:p>0.2281358484</text:p>
          </table:table-cell>
          <table:table-cell office:value-type="float" office:value="0.2211948262341" calcext:value-type="float">
            <text:p>0.2211948262</text:p>
          </table:table-cell>
          <table:table-cell office:value-type="float" office:value="0.22654775000624" calcext:value-type="float">
            <text:p>0.22654775</text:p>
          </table:table-cell>
          <table:table-cell office:value-type="float" office:value="0.257535534062165" calcext:value-type="float">
            <text:p>0.2575355341</text:p>
          </table:table-cell>
          <table:table-cell office:value-type="float" office:value="0.122699716591071" calcext:value-type="float">
            <text:p>0.1226997166</text:p>
          </table:table-cell>
          <table:table-cell office:value-type="float" office:value="0.222373157595159" calcext:value-type="float">
            <text:p>0.2223731576</text:p>
          </table:table-cell>
          <table:table-cell office:value-type="float" office:value="0.167557574858159" calcext:value-type="float">
            <text:p>0.1675575749</text:p>
          </table:table-cell>
          <table:table-cell office:value-type="float" office:value="0.302666188391056" calcext:value-type="float">
            <text:p>0.3026661884</text:p>
          </table:table-cell>
          <table:table-cell office:value-type="float" office:value="0.445125875976095" calcext:value-type="float">
            <text:p>0.445125876</text:p>
          </table:table-cell>
          <table:table-cell office:value-type="float" office:value="0.435161978454654" calcext:value-type="float">
            <text:p>0.4351619785</text:p>
          </table:table-cell>
          <table:table-cell office:value-type="float" office:value="0.467863545282203" calcext:value-type="float">
            <text:p>0.4678635453</text:p>
          </table:table-cell>
          <table:table-cell office:value-type="float" office:value="0.546723007478872" calcext:value-type="float">
            <text:p>0.5467230075</text:p>
          </table:table-cell>
          <table:table-cell office:value-type="float" office:value="0.517521839720658" calcext:value-type="float">
            <text:p>0.5175218397</text:p>
          </table:table-cell>
          <table:table-cell office:value-type="float" office:value="0.402151200536075" calcext:value-type="float">
            <text:p>0.4021512005</text:p>
          </table:table-cell>
          <table:table-cell office:value-type="float" office:value="0.401498705734006" calcext:value-type="float">
            <text:p>0.4014987057</text:p>
          </table:table-cell>
          <table:table-cell office:value-type="float" office:value="0.345727455118392" calcext:value-type="float">
            <text:p>0.3457274551</text:p>
          </table:table-cell>
          <table:table-cell office:value-type="float" office:value="0.251414058326023" calcext:value-type="float">
            <text:p>0.2514140583</text:p>
          </table:table-cell>
          <table:table-cell office:value-type="float" office:value="0.295262930278283" calcext:value-type="float">
            <text:p>0.2952629303</text:p>
          </table:table-cell>
          <table:table-cell office:value-type="float" office:value="0.149986373581118" calcext:value-type="float">
            <text:p>0.1499863736</text:p>
          </table:table-cell>
          <table:table-cell office:value-type="float" office:value="0.15369344465096" calcext:value-type="float">
            <text:p>0.1536934447</text:p>
          </table:table-cell>
          <table:table-cell office:value-type="float" office:value="0.17968805100848" calcext:value-type="float">
            <text:p>0.179688051</text:p>
          </table:table-cell>
          <table:table-cell office:value-type="float" office:value="0.198807882954533" calcext:value-type="float">
            <text:p>0.198807883</text:p>
          </table:table-cell>
          <table:table-cell office:value-type="float" office:value="0.352756984607732" calcext:value-type="float">
            <text:p>0.3527569846</text:p>
          </table:table-cell>
          <table:table-cell office:value-type="float" office:value="0.319464976723808" calcext:value-type="float">
            <text:p>0.3194649767</text:p>
          </table:table-cell>
          <table:table-cell office:value-type="float" office:value="0.434767889513249" calcext:value-type="float">
            <text:p>0.4347678895</text:p>
          </table:table-cell>
          <table:table-cell office:value-type="float" office:value="0.303555586575009" calcext:value-type="float">
            <text:p>0.3035555866</text:p>
          </table:table-cell>
          <table:table-cell office:value-type="float" office:value="0.361832259962679" calcext:value-type="float">
            <text:p>0.36183226</text:p>
          </table:table-cell>
          <table:table-cell office:value-type="float" office:value="0.247249010792627" calcext:value-type="float">
            <text:p>0.2472490108</text:p>
          </table:table-cell>
          <table:table-cell office:value-type="float" office:value="0.308435450951004" calcext:value-type="float">
            <text:p>0.308435451</text:p>
          </table:table-cell>
          <table:table-cell office:value-type="float" office:value="0.314078191755951" calcext:value-type="float">
            <text:p>0.3140781918</text:p>
          </table:table-cell>
          <table:table-cell office:value-type="float" office:value="0.517286092003413" calcext:value-type="float">
            <text:p>0.517286092</text:p>
          </table:table-cell>
          <table:table-cell office:value-type="float" office:value="0.39933871771935" calcext:value-type="float">
            <text:p>0.3993387177</text:p>
          </table:table-cell>
          <table:table-cell office:value-type="float" office:value="0.194835737204024" calcext:value-type="float">
            <text:p>0.1948357372</text:p>
          </table:table-cell>
          <table:table-cell office:value-type="float" office:value="0.171464465909499" calcext:value-type="float">
            <text:p>0.1714644659</text:p>
          </table:table-cell>
          <table:table-cell office:value-type="float" office:value="0.333354309217932" calcext:value-type="float">
            <text:p>0.3333543092</text:p>
          </table:table-cell>
          <table:table-cell office:value-type="float" office:value="0.313418343154017" calcext:value-type="float">
            <text:p>0.3134183432</text:p>
          </table:table-cell>
          <table:table-cell office:value-type="float" office:value="0.446955007387431" calcext:value-type="float">
            <text:p>0.4469550074</text:p>
          </table:table-cell>
          <table:table-cell office:value-type="float" office:value="0.449349245610671" calcext:value-type="float">
            <text:p>0.4493492456</text:p>
          </table:table-cell>
          <table:table-cell office:value-type="float" office:value="0.631125368296751" calcext:value-type="float">
            <text:p>0.6311253683</text:p>
          </table:table-cell>
          <table:table-cell office:value-type="float" office:value="0.478750395712162" calcext:value-type="float">
            <text:p>0.4787503957</text:p>
          </table:table-cell>
          <table:table-cell office:value-type="float" office:value="0.548107792411294" calcext:value-type="float">
            <text:p>0.5481077924</text:p>
          </table:table-cell>
          <table:table-cell office:value-type="float" office:value="0.456623233550302" calcext:value-type="float">
            <text:p>0.4566232336</text:p>
          </table:table-cell>
          <table:table-cell office:value-type="float" office:value="0.477510618818937" calcext:value-type="float">
            <text:p>0.4775106188</text:p>
          </table:table-cell>
          <table:table-cell office:value-type="float" office:value="0.433471748136103" calcext:value-type="float">
            <text:p>0.4334717481</text:p>
          </table:table-cell>
          <table:table-cell office:value-type="float" office:value="0.201993798830296" calcext:value-type="float">
            <text:p>0.2019937988</text:p>
          </table:table-cell>
          <table:table-cell office:value-type="float" office:value="0.195924467191012" calcext:value-type="float">
            <text:p>0.1959244672</text:p>
          </table:table-cell>
          <table:table-cell office:value-type="float" office:value="0.18739479210269" calcext:value-type="float">
            <text:p>0.1873947921</text:p>
          </table:table-cell>
          <table:table-cell office:value-type="float" office:value="0.180966187825484" calcext:value-type="float">
            <text:p>0.1809661878</text:p>
          </table:table-cell>
          <table:table-cell office:value-type="float" office:value="0.156768086351121" calcext:value-type="float">
            <text:p>0.1567680864</text:p>
          </table:table-cell>
          <table:table-cell office:value-type="float" office:value="0.305117629678912" calcext:value-type="float">
            <text:p>0.3051176297</text:p>
          </table:table-cell>
          <table:table-cell office:value-type="float" office:value="0.346585258072378" calcext:value-type="float">
            <text:p>0.3465852581</text:p>
          </table:table-cell>
          <table:table-cell office:value-type="float" office:value="0.426944420943519" calcext:value-type="float">
            <text:p>0.4269444209</text:p>
          </table:table-cell>
          <table:table-cell office:value-type="float" office:value="0.491971328461611" calcext:value-type="float">
            <text:p>0.4919713285</text:p>
          </table:table-cell>
          <table:table-cell office:value-type="float" office:value="0.497547225490362" calcext:value-type="float">
            <text:p>0.4975472255</text:p>
          </table:table-cell>
          <table:table-cell office:value-type="float" office:value="0.4020372991677" calcext:value-type="float">
            <text:p>0.4020372992</text:p>
          </table:table-cell>
          <table:table-cell office:value-type="float" office:value="0.449698225529188" calcext:value-type="float">
            <text:p>0.4496982255</text:p>
          </table:table-cell>
          <table:table-cell office:value-type="float" office:value="0.417659914936444" calcext:value-type="float">
            <text:p>0.4176599149</text:p>
          </table:table-cell>
          <table:table-cell office:value-type="float" office:value="0.476384993827659" calcext:value-type="float">
            <text:p>0.4763849938</text:p>
          </table:table-cell>
          <table:table-cell office:value-type="float" office:value="0.421185995698364" calcext:value-type="float">
            <text:p>0.4211859957</text:p>
          </table:table-cell>
          <table:table-cell office:value-type="float" office:value="0.381350913131071" calcext:value-type="float">
            <text:p>0.3813509131</text:p>
          </table:table-cell>
          <table:table-cell office:value-type="float" office:value="0.231248769608188" calcext:value-type="float">
            <text:p>0.2312487696</text:p>
          </table:table-cell>
          <table:table-cell office:value-type="float" office:value="0.3034218433545" calcext:value-type="float">
            <text:p>0.3034218434</text:p>
          </table:table-cell>
          <table:table-cell office:value-type="float" office:value="0.183254232953691" calcext:value-type="float">
            <text:p>0.183254233</text:p>
          </table:table-cell>
          <table:table-cell office:value-type="float" office:value="0.185938671390687" calcext:value-type="float">
            <text:p>0.1859386714</text:p>
          </table:table-cell>
          <table:table-cell office:value-type="float" office:value="0.152582932652053" calcext:value-type="float">
            <text:p>0.1525829327</text:p>
          </table:table-cell>
          <table:table-cell office:value-type="float" office:value="0.135575825650632" calcext:value-type="float">
            <text:p>0.1355758257</text:p>
          </table:table-cell>
          <table:table-cell office:value-type="float" office:value="0.329277048946445" calcext:value-type="float">
            <text:p>0.3292770489</text:p>
          </table:table-cell>
          <table:table-cell office:value-type="float" office:value="0.318823610870869" calcext:value-type="float">
            <text:p>0.3188236109</text:p>
          </table:table-cell>
          <table:table-cell office:value-type="float" office:value="0.398848450003802" calcext:value-type="float">
            <text:p>0.39884845</text:p>
          </table:table-cell>
          <table:table-cell office:value-type="float" office:value="0.485942357343379" calcext:value-type="float">
            <text:p>0.4859423573</text:p>
          </table:table-cell>
          <table:table-cell office:value-type="float" office:value="0.521975783710773" calcext:value-type="float">
            <text:p>0.5219757837</text:p>
          </table:table-cell>
          <table:table-cell office:value-type="float" office:value="0.414937770777144" calcext:value-type="float">
            <text:p>0.4149377708</text:p>
          </table:table-cell>
          <table:table-cell office:value-type="float" office:value="0.336617347625383" calcext:value-type="float">
            <text:p>0.3366173476</text:p>
          </table:table-cell>
          <table:table-cell office:value-type="float" office:value="0.282025940992435" calcext:value-type="float">
            <text:p>0.282025941</text:p>
          </table:table-cell>
          <table:table-cell office:value-type="float" office:value="0.154703723749511" calcext:value-type="float">
            <text:p>0.1547037237</text:p>
          </table:table-cell>
          <table:table-cell office:value-type="float" office:value="0.198495119248406" calcext:value-type="float">
            <text:p>0.1984951192</text:p>
          </table:table-cell>
          <table:table-cell office:value-type="float" office:value="0.171769919144049" calcext:value-type="float">
            <text:p>0.1717699191</text:p>
          </table:table-cell>
          <table:table-cell office:value-type="float" office:value="0.216726813431501" calcext:value-type="float">
            <text:p>0.2167268134</text:p>
          </table:table-cell>
          <table:table-cell office:value-type="float" office:value="0.253471379114593" calcext:value-type="float">
            <text:p>0.2534713791</text:p>
          </table:table-cell>
          <table:table-cell office:value-type="float" office:value="0.221986050709377" calcext:value-type="float">
            <text:p>0.2219860507</text:p>
          </table:table-cell>
          <table:table-cell office:value-type="float" office:value="0.301556963293305" calcext:value-type="float">
            <text:p>0.3015569633</text:p>
          </table:table-cell>
          <table:table-cell office:value-type="float" office:value="0.27180751087094" calcext:value-type="float">
            <text:p>0.2718075109</text:p>
          </table:table-cell>
          <table:table-cell office:value-type="float" office:value="0.196846280067055" calcext:value-type="float">
            <text:p>0.1968462801</text:p>
          </table:table-cell>
          <table:table-cell office:value-type="float" office:value="0.388502486135337" calcext:value-type="float">
            <text:p>0.3885024861</text:p>
          </table:table-cell>
          <table:table-cell office:value-type="float" office:value="0.184315193290516" calcext:value-type="float">
            <text:p>0.1843151933</text:p>
          </table:table-cell>
          <table:table-cell office:value-type="float" office:value="0.131051898507026" calcext:value-type="float">
            <text:p>0.1310518985</text:p>
          </table:table-cell>
          <table:table-cell office:value-type="float" office:value="0.137572707009542" calcext:value-type="float">
            <text:p>0.137572707</text:p>
          </table:table-cell>
          <table:table-cell office:value-type="float" office:value="0.137236687889771" calcext:value-type="float">
            <text:p>0.1372366879</text:p>
          </table:table-cell>
          <table:table-cell office:value-type="float" office:value="0.229022384716058" calcext:value-type="float">
            <text:p>0.2290223847</text:p>
          </table:table-cell>
          <table:table-cell office:value-type="float" office:value="0.212848586761613" calcext:value-type="float">
            <text:p>0.2128485868</text:p>
          </table:table-cell>
          <table:table-cell office:value-type="float" office:value="0.211909050859817" calcext:value-type="float">
            <text:p>0.2119090509</text:p>
          </table:table-cell>
          <table:table-cell office:value-type="float" office:value="0.298740010118889" calcext:value-type="float">
            <text:p>0.2987400101</text:p>
          </table:table-cell>
          <table:table-cell office:value-type="float" office:value="0.291630267545134" calcext:value-type="float">
            <text:p>0.2916302675</text:p>
          </table:table-cell>
          <table:table-cell office:value-type="float" office:value="0.271514372740662" calcext:value-type="float">
            <text:p>0.2715143727</text:p>
          </table:table-cell>
          <table:table-cell office:value-type="float" office:value="0.209939544068488" calcext:value-type="float">
            <text:p>0.2099395441</text:p>
          </table:table-cell>
          <table:table-cell office:value-type="float" office:value="0.245907416326968" calcext:value-type="float">
            <text:p>0.2459074163</text:p>
          </table:table-cell>
          <table:table-cell office:value-type="float" office:value="0.178706399402146" calcext:value-type="float">
            <text:p>0.1787063994</text:p>
          </table:table-cell>
          <table:table-cell office:value-type="float" office:value="0.191511932227732" calcext:value-type="float">
            <text:p>0.1915119322</text:p>
          </table:table-cell>
          <table:table-cell office:value-type="float" office:value="0.237678557198798" calcext:value-type="float">
            <text:p>0.2376785572</text:p>
          </table:table-cell>
          <table:table-cell office:value-type="float" office:value="0.261986550141318" calcext:value-type="float">
            <text:p>0.2619865501</text:p>
          </table:table-cell>
          <table:table-cell office:value-type="float" office:value="0.277347896374952" calcext:value-type="float">
            <text:p>0.2773478964</text:p>
          </table:table-cell>
          <table:table-cell office:value-type="float" office:value="0.255470038755285" calcext:value-type="float">
            <text:p>0.2554700388</text:p>
          </table:table-cell>
          <table:table-cell office:value-type="float" office:value="0.257661636397085" calcext:value-type="float">
            <text:p>0.2576616364</text:p>
          </table:table-cell>
          <table:table-cell office:value-type="float" office:value="0.227763894967168" calcext:value-type="float">
            <text:p>0.227763895</text:p>
          </table:table-cell>
          <table:table-cell office:value-type="float" office:value="0.193179163356964" calcext:value-type="float">
            <text:p>0.1931791634</text:p>
          </table:table-cell>
          <table:table-cell office:value-type="float" office:value="0.200927650574956" calcext:value-type="float">
            <text:p>0.2009276506</text:p>
          </table:table-cell>
          <table:table-cell office:value-type="float" office:value="0.320620257116164" calcext:value-type="float">
            <text:p>0.3206202571</text:p>
          </table:table-cell>
          <table:table-cell office:value-type="float" office:value="0.279832901464144" calcext:value-type="float">
            <text:p>0.2798329015</text:p>
          </table:table-cell>
          <table:table-cell office:value-type="float" office:value="0.339307438797459" calcext:value-type="float">
            <text:p>0.3393074388</text:p>
          </table:table-cell>
          <table:table-cell office:value-type="float" office:value="0.356322796201314" calcext:value-type="float">
            <text:p>0.3563227962</text:p>
          </table:table-cell>
          <table:table-cell office:value-type="float" office:value="0.343004825383834" calcext:value-type="float">
            <text:p>0.3430048254</text:p>
          </table:table-cell>
          <table:table-cell office:value-type="float" office:value="0.325838544189725" calcext:value-type="float">
            <text:p>0.3258385442</text:p>
          </table:table-cell>
          <table:table-cell office:value-type="float" office:value="0.356329444017142" calcext:value-type="float">
            <text:p>0.356329444</text:p>
          </table:table-cell>
          <table:table-cell office:value-type="float" office:value="0.202999128929443" calcext:value-type="float">
            <text:p>0.2029991289</text:p>
          </table:table-cell>
          <table:table-cell office:value-type="float" office:value="0.259167088213343" calcext:value-type="float">
            <text:p>0.2591670882</text:p>
          </table:table-cell>
          <table:table-cell office:value-type="float" office:value="0.317275404797452" calcext:value-type="float">
            <text:p>0.3172754048</text:p>
          </table:table-cell>
          <table:table-cell office:value-type="float" office:value="0.245488972553768" calcext:value-type="float">
            <text:p>0.2454889726</text:p>
          </table:table-cell>
          <table:table-cell office:value-type="float" office:value="0.214250506597867" calcext:value-type="float">
            <text:p>0.2142505066</text:p>
          </table:table-cell>
          <table:table-cell office:value-type="float" office:value="0.158888028949471" calcext:value-type="float">
            <text:p>0.1588880289</text:p>
          </table:table-cell>
          <table:table-cell office:value-type="float" office:value="0.2077339467457" calcext:value-type="float">
            <text:p>0.2077339467</text:p>
          </table:table-cell>
          <table:table-cell office:value-type="float" office:value="0.3018031773727" calcext:value-type="float">
            <text:p>0.3018031774</text:p>
          </table:table-cell>
          <table:table-cell office:value-type="float" office:value="0.320922116109533" calcext:value-type="float">
            <text:p>0.3209221161</text:p>
          </table:table-cell>
          <table:table-cell office:value-type="float" office:value="0.377320419019137" calcext:value-type="float">
            <text:p>0.377320419</text:p>
          </table:table-cell>
          <table:table-cell office:value-type="float" office:value="0.397794720943262" calcext:value-type="float">
            <text:p>0.3977947209</text:p>
          </table:table-cell>
          <table:table-cell office:value-type="float" office:value="0.386167213232964" calcext:value-type="float">
            <text:p>0.3861672132</text:p>
          </table:table-cell>
          <table:table-cell office:value-type="float" office:value="0.366392424553785" calcext:value-type="float">
            <text:p>0.3663924246</text:p>
          </table:table-cell>
          <table:table-cell office:value-type="float" office:value="0.322678821680118" calcext:value-type="float">
            <text:p>0.3226788217</text:p>
          </table:table-cell>
          <table:table-cell office:value-type="float" office:value="0.305673978504975" calcext:value-type="float">
            <text:p>0.3056739785</text:p>
          </table:table-cell>
          <table:table-cell office:value-type="float" office:value="0.28627815922753" calcext:value-type="float">
            <text:p>0.2862781592</text:p>
          </table:table-cell>
          <table:table-cell office:value-type="float" office:value="0.260560561415832" calcext:value-type="float">
            <text:p>0.2605605614</text:p>
          </table:table-cell>
          <table:table-cell office:value-type="float" office:value="0.239626709141066" calcext:value-type="float">
            <text:p>0.2396267091</text:p>
          </table:table-cell>
          <table:table-cell office:value-type="float" office:value="0.180754483739874" calcext:value-type="float">
            <text:p>0.1807544837</text:p>
          </table:table-cell>
          <table:table-cell office:value-type="float" office:value="0.378709976097" calcext:value-type="float">
            <text:p>0.3787099761</text:p>
          </table:table-cell>
          <table:table-cell office:value-type="float" office:value="0.229006543000128" calcext:value-type="float">
            <text:p>0.229006543</text:p>
          </table:table-cell>
          <table:table-cell office:value-type="float" office:value="0.308770737055814" calcext:value-type="float">
            <text:p>0.3087707371</text:p>
          </table:table-cell>
          <table:table-cell office:value-type="float" office:value="0.319626088523023" calcext:value-type="float">
            <text:p>0.3196260885</text:p>
          </table:table-cell>
          <table:table-cell office:value-type="float" office:value="0.324873822279317" calcext:value-type="float">
            <text:p>0.3248738223</text:p>
          </table:table-cell>
          <table:table-cell office:value-type="float" office:value="0.321724898459486" calcext:value-type="float">
            <text:p>0.3217248985</text:p>
          </table:table-cell>
          <table:table-cell office:value-type="float" office:value="0.362877836329779" calcext:value-type="float">
            <text:p>0.3628778363</text:p>
          </table:table-cell>
          <table:table-cell office:value-type="float" office:value="0.353958359712093" calcext:value-type="float">
            <text:p>0.3539583597</text:p>
          </table:table-cell>
          <table:table-cell office:value-type="float" office:value="0.351562096897906" calcext:value-type="float">
            <text:p>0.3515620969</text:p>
          </table:table-cell>
          <table:table-cell office:value-type="float" office:value="0.320139721410809" calcext:value-type="float">
            <text:p>0.3201397214</text:p>
          </table:table-cell>
          <table:table-cell office:value-type="float" office:value="0.32568464226876" calcext:value-type="float">
            <text:p>0.3256846423</text:p>
          </table:table-cell>
          <table:table-cell office:value-type="float" office:value="0.299197623893541" calcext:value-type="float">
            <text:p>0.2991976239</text:p>
          </table:table-cell>
          <table:table-cell office:value-type="float" office:value="0.376326017576998" calcext:value-type="float">
            <text:p>0.3763260176</text:p>
          </table:table-cell>
          <table:table-cell office:value-type="float" office:value="0.449762604011277" calcext:value-type="float">
            <text:p>0.449762604</text:p>
          </table:table-cell>
          <table:table-cell office:value-type="float" office:value="0.465798842188707" calcext:value-type="float">
            <text:p>0.4657988422</text:p>
          </table:table-cell>
          <table:table-cell office:value-type="float" office:value="0.453479455529113" calcext:value-type="float">
            <text:p>0.4534794555</text:p>
          </table:table-cell>
          <table:table-cell office:value-type="float" office:value="0.496682709028553" calcext:value-type="float">
            <text:p>0.496682709</text:p>
          </table:table-cell>
          <table:table-cell office:value-type="float" office:value="0.273945596777571" calcext:value-type="float">
            <text:p>0.2739455968</text:p>
          </table:table-cell>
          <table:table-cell office:value-type="float" office:value="0.292887824377663" calcext:value-type="float">
            <text:p>0.2928878244</text:p>
          </table:table-cell>
          <table:table-cell office:value-type="float" office:value="0.253594900175379" calcext:value-type="float">
            <text:p>0.2535949002</text:p>
          </table:table-cell>
          <table:table-cell office:value-type="float" office:value="0.311451764685151" calcext:value-type="float">
            <text:p>0.3114517647</text:p>
          </table:table-cell>
          <table:table-cell office:value-type="float" office:value="0.182416095158196" calcext:value-type="float">
            <text:p>0.1824160952</text:p>
          </table:table-cell>
          <table:table-cell office:value-type="float" office:value="0.205546082459287" calcext:value-type="float">
            <text:p>0.2055460825</text:p>
          </table:table-cell>
          <table:table-cell office:value-type="float" office:value="0.23748477449181" calcext:value-type="float">
            <text:p>0.2374847745</text:p>
          </table:table-cell>
          <table:table-cell office:value-type="float" office:value="0.293534260278529" calcext:value-type="float">
            <text:p>0.2935342603</text:p>
          </table:table-cell>
          <table:table-cell office:value-type="float" office:value="0.405863881443634" calcext:value-type="float">
            <text:p>0.4058638814</text:p>
          </table:table-cell>
          <table:table-cell office:value-type="float" office:value="0.190448703340954" calcext:value-type="float">
            <text:p>0.1904487033</text:p>
          </table:table-cell>
          <table:table-cell office:value-type="float" office:value="0.186851279705311" calcext:value-type="float">
            <text:p>0.1868512797</text:p>
          </table:table-cell>
          <table:table-cell office:value-type="float" office:value="0.254068942501092" calcext:value-type="float">
            <text:p>0.2540689425</text:p>
          </table:table-cell>
          <table:table-cell office:value-type="float" office:value="0.275327590992226" calcext:value-type="float">
            <text:p>0.275327591</text:p>
          </table:table-cell>
          <table:table-cell office:value-type="float" office:value="0.27189131826546" calcext:value-type="float">
            <text:p>0.2718913183</text:p>
          </table:table-cell>
          <table:table-cell office:value-type="float" office:value="0.21460846821086" calcext:value-type="float">
            <text:p>0.2146084682</text:p>
          </table:table-cell>
          <table:table-cell office:value-type="float" office:value="0.292228178385499" calcext:value-type="float">
            <text:p>0.2922281784</text:p>
          </table:table-cell>
          <table:table-cell office:value-type="float" office:value="0.152277693206173" calcext:value-type="float">
            <text:p>0.1522776932</text:p>
          </table:table-cell>
          <table:table-cell office:value-type="float" office:value="0.308679875701747" calcext:value-type="float">
            <text:p>0.3086798757</text:p>
          </table:table-cell>
          <table:table-cell office:value-type="float" office:value="0.249525341536733" calcext:value-type="float">
            <text:p>0.2495253415</text:p>
          </table:table-cell>
          <table:table-cell office:value-type="float" office:value="0.28865060163054" calcext:value-type="float">
            <text:p>0.2886506016</text:p>
          </table:table-cell>
          <table:table-cell office:value-type="float" office:value="0.397623069899501" calcext:value-type="float">
            <text:p>0.3976230699</text:p>
          </table:table-cell>
          <table:table-cell office:value-type="float" office:value="0.384034978398558" calcext:value-type="float">
            <text:p>0.3840349784</text:p>
          </table:table-cell>
          <table:table-cell office:value-type="float" office:value="0.402976153076223" calcext:value-type="float">
            <text:p>0.4029761531</text:p>
          </table:table-cell>
          <table:table-cell office:value-type="float" office:value="0.438912247772576" calcext:value-type="float">
            <text:p>0.4389122478</text:p>
          </table:table-cell>
          <table:table-cell office:value-type="float" office:value="0.365579523271755" calcext:value-type="float">
            <text:p>0.3655795233</text:p>
          </table:table-cell>
          <table:table-cell office:value-type="float" office:value="0.346963050356244" calcext:value-type="float">
            <text:p>0.3469630504</text:p>
          </table:table-cell>
          <table:table-cell office:value-type="float" office:value="0.439267491891074" calcext:value-type="float">
            <text:p>0.4392674919</text:p>
          </table:table-cell>
          <table:table-cell office:value-type="float" office:value="0.385766029281198" calcext:value-type="float">
            <text:p>0.3857660293</text:p>
          </table:table-cell>
          <table:table-cell office:value-type="float" office:value="0.346551346276804" calcext:value-type="float">
            <text:p>0.34655134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86117" calcext:value-type="float">
            <text:p>1686117</text:p>
          </table:table-cell>
          <table:table-cell table:formula="of:=AVERAGE([.E4:.GL4])" office:value-type="float" office:value="0.316963795604834" calcext:value-type="float">
            <text:p>0.3169637956</text:p>
          </table:table-cell>
          <table:table-cell/>
          <table:table-cell office:value-type="float" office:value="0.178768550174034" calcext:value-type="float">
            <text:p>0.1787685502</text:p>
          </table:table-cell>
          <table:table-cell office:value-type="float" office:value="0.134740466000076" calcext:value-type="float">
            <text:p>0.134740466</text:p>
          </table:table-cell>
          <table:table-cell office:value-type="float" office:value="0.194169089753106" calcext:value-type="float">
            <text:p>0.1941690898</text:p>
          </table:table-cell>
          <table:table-cell office:value-type="float" office:value="0.241349384427974" calcext:value-type="float">
            <text:p>0.2413493844</text:p>
          </table:table-cell>
          <table:table-cell office:value-type="float" office:value="0.21124483584103" calcext:value-type="float">
            <text:p>0.2112448358</text:p>
          </table:table-cell>
          <table:table-cell office:value-type="float" office:value="0.340436659535913" calcext:value-type="float">
            <text:p>0.3404366595</text:p>
          </table:table-cell>
          <table:table-cell office:value-type="float" office:value="0.325562475837415" calcext:value-type="float">
            <text:p>0.3255624758</text:p>
          </table:table-cell>
          <table:table-cell office:value-type="float" office:value="0.232887921513553" calcext:value-type="float">
            <text:p>0.2328879215</text:p>
          </table:table-cell>
          <table:table-cell office:value-type="float" office:value="0.266990048839801" calcext:value-type="float">
            <text:p>0.2669900488</text:p>
          </table:table-cell>
          <table:table-cell office:value-type="float" office:value="0.313790850425382" calcext:value-type="float">
            <text:p>0.3137908504</text:p>
          </table:table-cell>
          <table:table-cell office:value-type="float" office:value="0.370473813023807" calcext:value-type="float">
            <text:p>0.370473813</text:p>
          </table:table-cell>
          <table:table-cell office:value-type="float" office:value="0.352252609758194" calcext:value-type="float">
            <text:p>0.3522526098</text:p>
          </table:table-cell>
          <table:table-cell office:value-type="float" office:value="0.3015332004216" calcext:value-type="float">
            <text:p>0.3015332004</text:p>
          </table:table-cell>
          <table:table-cell office:value-type="float" office:value="0.278530257065478" calcext:value-type="float">
            <text:p>0.2785302571</text:p>
          </table:table-cell>
          <table:table-cell office:value-type="float" office:value="0.188762886892658" calcext:value-type="float">
            <text:p>0.1887628869</text:p>
          </table:table-cell>
          <table:table-cell office:value-type="float" office:value="0.175494334072321" calcext:value-type="float">
            <text:p>0.1754943341</text:p>
          </table:table-cell>
          <table:table-cell office:value-type="float" office:value="0.118867024283642" calcext:value-type="float">
            <text:p>0.1188670243</text:p>
          </table:table-cell>
          <table:table-cell office:value-type="float" office:value="0.26209874280345" calcext:value-type="float">
            <text:p>0.2620987428</text:p>
          </table:table-cell>
          <table:table-cell office:value-type="float" office:value="0.19872200686972" calcext:value-type="float">
            <text:p>0.1987220069</text:p>
          </table:table-cell>
          <table:table-cell office:value-type="float" office:value="0.259582103206217" calcext:value-type="float">
            <text:p>0.2595821032</text:p>
          </table:table-cell>
          <table:table-cell office:value-type="float" office:value="0.438975302214843" calcext:value-type="float">
            <text:p>0.4389753022</text:p>
          </table:table-cell>
          <table:table-cell office:value-type="float" office:value="0.414161558070191" calcext:value-type="float">
            <text:p>0.4141615581</text:p>
          </table:table-cell>
          <table:table-cell office:value-type="float" office:value="0.466414938151005" calcext:value-type="float">
            <text:p>0.4664149382</text:p>
          </table:table-cell>
          <table:table-cell office:value-type="float" office:value="0.467149471142185" calcext:value-type="float">
            <text:p>0.4671494711</text:p>
          </table:table-cell>
          <table:table-cell office:value-type="float" office:value="0.522864213427256" calcext:value-type="float">
            <text:p>0.5228642134</text:p>
          </table:table-cell>
          <table:table-cell office:value-type="float" office:value="0.34834372351757" calcext:value-type="float">
            <text:p>0.3483437235</text:p>
          </table:table-cell>
          <table:table-cell office:value-type="float" office:value="0.371425029277009" calcext:value-type="float">
            <text:p>0.3714250293</text:p>
          </table:table-cell>
          <table:table-cell office:value-type="float" office:value="0.351897447595931" calcext:value-type="float">
            <text:p>0.3518974476</text:p>
          </table:table-cell>
          <table:table-cell office:value-type="float" office:value="0.270647056674813" calcext:value-type="float">
            <text:p>0.2706470567</text:p>
          </table:table-cell>
          <table:table-cell office:value-type="float" office:value="0.465432778046793" calcext:value-type="float">
            <text:p>0.465432778</text:p>
          </table:table-cell>
          <table:table-cell office:value-type="float" office:value="0.350808879326752" calcext:value-type="float">
            <text:p>0.3508088793</text:p>
          </table:table-cell>
          <table:table-cell office:value-type="float" office:value="0.190324232161163" calcext:value-type="float">
            <text:p>0.1903242322</text:p>
          </table:table-cell>
          <table:table-cell office:value-type="float" office:value="0.18081392105938" calcext:value-type="float">
            <text:p>0.1808139211</text:p>
          </table:table-cell>
          <table:table-cell office:value-type="float" office:value="0.192562818782572" calcext:value-type="float">
            <text:p>0.1925628188</text:p>
          </table:table-cell>
          <table:table-cell office:value-type="float" office:value="0.352871457367036" calcext:value-type="float">
            <text:p>0.3528714574</text:p>
          </table:table-cell>
          <table:table-cell office:value-type="float" office:value="0.323590169098094" calcext:value-type="float">
            <text:p>0.3235901691</text:p>
          </table:table-cell>
          <table:table-cell office:value-type="float" office:value="0.388786772827981" calcext:value-type="float">
            <text:p>0.3887867728</text:p>
          </table:table-cell>
          <table:table-cell office:value-type="float" office:value="0.306566027608651" calcext:value-type="float">
            <text:p>0.3065660276</text:p>
          </table:table-cell>
          <table:table-cell office:value-type="float" office:value="0.444705853858587" calcext:value-type="float">
            <text:p>0.4447058539</text:p>
          </table:table-cell>
          <table:table-cell office:value-type="float" office:value="0.311779219610065" calcext:value-type="float">
            <text:p>0.3117792196</text:p>
          </table:table-cell>
          <table:table-cell office:value-type="float" office:value="0.287283149763586" calcext:value-type="float">
            <text:p>0.2872831498</text:p>
          </table:table-cell>
          <table:table-cell office:value-type="float" office:value="0.24142668361318" calcext:value-type="float">
            <text:p>0.2414266836</text:p>
          </table:table-cell>
          <table:table-cell office:value-type="float" office:value="0.393772450547951" calcext:value-type="float">
            <text:p>0.3937724505</text:p>
          </table:table-cell>
          <table:table-cell office:value-type="float" office:value="0.43738143675862" calcext:value-type="float">
            <text:p>0.4373814368</text:p>
          </table:table-cell>
          <table:table-cell office:value-type="float" office:value="0.207485138831517" calcext:value-type="float">
            <text:p>0.2074851388</text:p>
          </table:table-cell>
          <table:table-cell office:value-type="float" office:value="0.200499624708644" calcext:value-type="float">
            <text:p>0.2004996247</text:p>
          </table:table-cell>
          <table:table-cell office:value-type="float" office:value="0.320544115504478" calcext:value-type="float">
            <text:p>0.3205441155</text:p>
          </table:table-cell>
          <table:table-cell office:value-type="float" office:value="0.276933514988433" calcext:value-type="float">
            <text:p>0.276933515</text:p>
          </table:table-cell>
          <table:table-cell office:value-type="float" office:value="0.39105833436202" calcext:value-type="float">
            <text:p>0.3910583344</text:p>
          </table:table-cell>
          <table:table-cell office:value-type="float" office:value="0.438652055583831" calcext:value-type="float">
            <text:p>0.4386520556</text:p>
          </table:table-cell>
          <table:table-cell office:value-type="float" office:value="0.398453293991095" calcext:value-type="float">
            <text:p>0.398453294</text:p>
          </table:table-cell>
          <table:table-cell office:value-type="float" office:value="0.518639036419373" calcext:value-type="float">
            <text:p>0.5186390364</text:p>
          </table:table-cell>
          <table:table-cell office:value-type="float" office:value="0.621871496731826" calcext:value-type="float">
            <text:p>0.6218714967</text:p>
          </table:table-cell>
          <table:table-cell office:value-type="float" office:value="0.442816642326432" calcext:value-type="float">
            <text:p>0.4428166423</text:p>
          </table:table-cell>
          <table:table-cell office:value-type="float" office:value="0.480620038175344" calcext:value-type="float">
            <text:p>0.4806200382</text:p>
          </table:table-cell>
          <table:table-cell office:value-type="float" office:value="0.45198361727867" calcext:value-type="float">
            <text:p>0.4519836173</text:p>
          </table:table-cell>
          <table:table-cell office:value-type="float" office:value="0.19757835841669" calcext:value-type="float">
            <text:p>0.1975783584</text:p>
          </table:table-cell>
          <table:table-cell office:value-type="float" office:value="0.196874105210496" calcext:value-type="float">
            <text:p>0.1968741052</text:p>
          </table:table-cell>
          <table:table-cell office:value-type="float" office:value="0.251245811061896" calcext:value-type="float">
            <text:p>0.2512458111</text:p>
          </table:table-cell>
          <table:table-cell office:value-type="float" office:value="0.102631688112042" calcext:value-type="float">
            <text:p>0.1026316881</text:p>
          </table:table-cell>
          <table:table-cell office:value-type="float" office:value="0.392563757479511" calcext:value-type="float">
            <text:p>0.3925637575</text:p>
          </table:table-cell>
          <table:table-cell office:value-type="float" office:value="0.316664217664099" calcext:value-type="float">
            <text:p>0.3166642177</text:p>
          </table:table-cell>
          <table:table-cell office:value-type="float" office:value="0.354197841312375" calcext:value-type="float">
            <text:p>0.3541978413</text:p>
          </table:table-cell>
          <table:table-cell office:value-type="float" office:value="0.399078672701527" calcext:value-type="float">
            <text:p>0.3990786727</text:p>
          </table:table-cell>
          <table:table-cell office:value-type="float" office:value="0.424237467957219" calcext:value-type="float">
            <text:p>0.424237468</text:p>
          </table:table-cell>
          <table:table-cell office:value-type="float" office:value="0.513655651407179" calcext:value-type="float">
            <text:p>0.5136556514</text:p>
          </table:table-cell>
          <table:table-cell office:value-type="float" office:value="0.407195888435515" calcext:value-type="float">
            <text:p>0.4071958884</text:p>
          </table:table-cell>
          <table:table-cell office:value-type="float" office:value="0.164456652120647" calcext:value-type="float">
            <text:p>0.1644566521</text:p>
          </table:table-cell>
          <table:table-cell office:value-type="float" office:value="0.399672563982404" calcext:value-type="float">
            <text:p>0.399672564</text:p>
          </table:table-cell>
          <table:table-cell office:value-type="float" office:value="0.484708670454768" calcext:value-type="float">
            <text:p>0.4847086705</text:p>
          </table:table-cell>
          <table:table-cell office:value-type="float" office:value="0.407755758807313" calcext:value-type="float">
            <text:p>0.4077557588</text:p>
          </table:table-cell>
          <table:table-cell office:value-type="float" office:value="0.427290542083256" calcext:value-type="float">
            <text:p>0.4272905421</text:p>
          </table:table-cell>
          <table:table-cell office:value-type="float" office:value="0.168674627358331" calcext:value-type="float">
            <text:p>0.1686746274</text:p>
          </table:table-cell>
          <table:table-cell office:value-type="float" office:value="0.290560129101279" calcext:value-type="float">
            <text:p>0.2905601291</text:p>
          </table:table-cell>
          <table:table-cell office:value-type="float" office:value="0.430309137346489" calcext:value-type="float">
            <text:p>0.4303091373</text:p>
          </table:table-cell>
          <table:table-cell office:value-type="float" office:value="0.21692406506609" calcext:value-type="float">
            <text:p>0.2169240651</text:p>
          </table:table-cell>
          <table:table-cell office:value-type="float" office:value="0.234195076487936" calcext:value-type="float">
            <text:p>0.2341950765</text:p>
          </table:table-cell>
          <table:table-cell office:value-type="float" office:value="0.151219604112226" calcext:value-type="float">
            <text:p>0.1512196041</text:p>
          </table:table-cell>
          <table:table-cell office:value-type="float" office:value="0.337380364950198" calcext:value-type="float">
            <text:p>0.337380365</text:p>
          </table:table-cell>
          <table:table-cell office:value-type="float" office:value="0.337646303876395" calcext:value-type="float">
            <text:p>0.3376463039</text:p>
          </table:table-cell>
          <table:table-cell office:value-type="float" office:value="0.388344484102605" calcext:value-type="float">
            <text:p>0.3883444841</text:p>
          </table:table-cell>
          <table:table-cell office:value-type="float" office:value="0.440962981454025" calcext:value-type="float">
            <text:p>0.4409629815</text:p>
          </table:table-cell>
          <table:table-cell office:value-type="float" office:value="0.43328119666743" calcext:value-type="float">
            <text:p>0.4332811967</text:p>
          </table:table-cell>
          <table:table-cell office:value-type="float" office:value="0.500790105193439" calcext:value-type="float">
            <text:p>0.5007901052</text:p>
          </table:table-cell>
          <table:table-cell office:value-type="float" office:value="0.346447973967041" calcext:value-type="float">
            <text:p>0.346447974</text:p>
          </table:table-cell>
          <table:table-cell office:value-type="float" office:value="0.291017529595927" calcext:value-type="float">
            <text:p>0.2910175296</text:p>
          </table:table-cell>
          <table:table-cell office:value-type="float" office:value="0.133685940128834" calcext:value-type="float">
            <text:p>0.1336859401</text:p>
          </table:table-cell>
          <table:table-cell office:value-type="float" office:value="0.208592408256595" calcext:value-type="float">
            <text:p>0.2085924083</text:p>
          </table:table-cell>
          <table:table-cell office:value-type="float" office:value="0.13215947051535" calcext:value-type="float">
            <text:p>0.1321594705</text:p>
          </table:table-cell>
          <table:table-cell office:value-type="float" office:value="0.195954662392903" calcext:value-type="float">
            <text:p>0.1959546624</text:p>
          </table:table-cell>
          <table:table-cell office:value-type="float" office:value="0.382793730987772" calcext:value-type="float">
            <text:p>0.382793731</text:p>
          </table:table-cell>
          <table:table-cell office:value-type="float" office:value="0.250687365915776" calcext:value-type="float">
            <text:p>0.2506873659</text:p>
          </table:table-cell>
          <table:table-cell office:value-type="float" office:value="0.377643157655956" calcext:value-type="float">
            <text:p>0.3776431577</text:p>
          </table:table-cell>
          <table:table-cell office:value-type="float" office:value="0.251032218728809" calcext:value-type="float">
            <text:p>0.2510322187</text:p>
          </table:table-cell>
          <table:table-cell office:value-type="float" office:value="0.29849910591809" calcext:value-type="float">
            <text:p>0.2984991059</text:p>
          </table:table-cell>
          <table:table-cell office:value-type="float" office:value="0.286280402395968" calcext:value-type="float">
            <text:p>0.2862804024</text:p>
          </table:table-cell>
          <table:table-cell office:value-type="float" office:value="0.216757681229119" calcext:value-type="float">
            <text:p>0.2167576812</text:p>
          </table:table-cell>
          <table:table-cell office:value-type="float" office:value="0.147172194484813" calcext:value-type="float">
            <text:p>0.1471721945</text:p>
          </table:table-cell>
          <table:table-cell office:value-type="float" office:value="0.149505495375387" calcext:value-type="float">
            <text:p>0.1495054954</text:p>
          </table:table-cell>
          <table:table-cell office:value-type="float" office:value="0.443687136993457" calcext:value-type="float">
            <text:p>0.443687137</text:p>
          </table:table-cell>
          <table:table-cell office:value-type="float" office:value="0.205830543857615" calcext:value-type="float">
            <text:p>0.2058305439</text:p>
          </table:table-cell>
          <table:table-cell office:value-type="float" office:value="0.269854866766902" calcext:value-type="float">
            <text:p>0.2698548668</text:p>
          </table:table-cell>
          <table:table-cell office:value-type="float" office:value="0.30264884043516" calcext:value-type="float">
            <text:p>0.3026488404</text:p>
          </table:table-cell>
          <table:table-cell office:value-type="float" office:value="0.35787345887086" calcext:value-type="float">
            <text:p>0.3578734589</text:p>
          </table:table-cell>
          <table:table-cell office:value-type="float" office:value="0.288712368632631" calcext:value-type="float">
            <text:p>0.2887123686</text:p>
          </table:table-cell>
          <table:table-cell office:value-type="float" office:value="0.251120053580881" calcext:value-type="float">
            <text:p>0.2511200536</text:p>
          </table:table-cell>
          <table:table-cell office:value-type="float" office:value="0.506588337615924" calcext:value-type="float">
            <text:p>0.5065883376</text:p>
          </table:table-cell>
          <table:table-cell office:value-type="float" office:value="0.21140303138659" calcext:value-type="float">
            <text:p>0.2114030314</text:p>
          </table:table-cell>
          <table:table-cell office:value-type="float" office:value="0.275236886705059" calcext:value-type="float">
            <text:p>0.2752368867</text:p>
          </table:table-cell>
          <table:table-cell office:value-type="float" office:value="0.183257243113193" calcext:value-type="float">
            <text:p>0.1832572431</text:p>
          </table:table-cell>
          <table:table-cell office:value-type="float" office:value="0.236104866703938" calcext:value-type="float">
            <text:p>0.2361048667</text:p>
          </table:table-cell>
          <table:table-cell office:value-type="float" office:value="0.229868790834029" calcext:value-type="float">
            <text:p>0.2298687908</text:p>
          </table:table-cell>
          <table:table-cell office:value-type="float" office:value="0.291842894326996" calcext:value-type="float">
            <text:p>0.2918428943</text:p>
          </table:table-cell>
          <table:table-cell office:value-type="float" office:value="0.30957232750437" calcext:value-type="float">
            <text:p>0.3095723275</text:p>
          </table:table-cell>
          <table:table-cell office:value-type="float" office:value="0.226317130656439" calcext:value-type="float">
            <text:p>0.2263171307</text:p>
          </table:table-cell>
          <table:table-cell office:value-type="float" office:value="0.234990249461669" calcext:value-type="float">
            <text:p>0.2349902495</text:p>
          </table:table-cell>
          <table:table-cell office:value-type="float" office:value="0.159701086499694" calcext:value-type="float">
            <text:p>0.1597010865</text:p>
          </table:table-cell>
          <table:table-cell office:value-type="float" office:value="0.202089610430525" calcext:value-type="float">
            <text:p>0.2020896104</text:p>
          </table:table-cell>
          <table:table-cell office:value-type="float" office:value="0.310088803195496" calcext:value-type="float">
            <text:p>0.3100888032</text:p>
          </table:table-cell>
          <table:table-cell office:value-type="float" office:value="0.291314718994086" calcext:value-type="float">
            <text:p>0.291314719</text:p>
          </table:table-cell>
          <table:table-cell office:value-type="float" office:value="0.524445278312537" calcext:value-type="float">
            <text:p>0.5244452783</text:p>
          </table:table-cell>
          <table:table-cell office:value-type="float" office:value="0.337323634305313" calcext:value-type="float">
            <text:p>0.3373236343</text:p>
          </table:table-cell>
          <table:table-cell office:value-type="float" office:value="0.465589169268075" calcext:value-type="float">
            <text:p>0.4655891693</text:p>
          </table:table-cell>
          <table:table-cell office:value-type="float" office:value="0.307731698030555" calcext:value-type="float">
            <text:p>0.307731698</text:p>
          </table:table-cell>
          <table:table-cell office:value-type="float" office:value="0.35201360232302" calcext:value-type="float">
            <text:p>0.3520136023</text:p>
          </table:table-cell>
          <table:table-cell office:value-type="float" office:value="0.302623767401829" calcext:value-type="float">
            <text:p>0.3026237674</text:p>
          </table:table-cell>
          <table:table-cell office:value-type="float" office:value="0.27087995900554" calcext:value-type="float">
            <text:p>0.270879959</text:p>
          </table:table-cell>
          <table:table-cell office:value-type="float" office:value="0.350574478272044" calcext:value-type="float">
            <text:p>0.3505744783</text:p>
          </table:table-cell>
          <table:table-cell office:value-type="float" office:value="0.257390300188641" calcext:value-type="float">
            <text:p>0.2573903002</text:p>
          </table:table-cell>
          <table:table-cell office:value-type="float" office:value="0.416572525846637" calcext:value-type="float">
            <text:p>0.4165725258</text:p>
          </table:table-cell>
          <table:table-cell office:value-type="float" office:value="0.288840547466888" calcext:value-type="float">
            <text:p>0.2888405475</text:p>
          </table:table-cell>
          <table:table-cell office:value-type="float" office:value="0.257640333906343" calcext:value-type="float">
            <text:p>0.2576403339</text:p>
          </table:table-cell>
          <table:table-cell office:value-type="float" office:value="0.316056046048988" calcext:value-type="float">
            <text:p>0.316056046</text:p>
          </table:table-cell>
          <table:table-cell office:value-type="float" office:value="0.330878198464674" calcext:value-type="float">
            <text:p>0.3308781985</text:p>
          </table:table-cell>
          <table:table-cell office:value-type="float" office:value="0.352919090315953" calcext:value-type="float">
            <text:p>0.3529190903</text:p>
          </table:table-cell>
          <table:table-cell office:value-type="float" office:value="0.384734550477221" calcext:value-type="float">
            <text:p>0.3847345505</text:p>
          </table:table-cell>
          <table:table-cell office:value-type="float" office:value="0.468621087371974" calcext:value-type="float">
            <text:p>0.4686210874</text:p>
          </table:table-cell>
          <table:table-cell office:value-type="float" office:value="0.353227647966705" calcext:value-type="float">
            <text:p>0.353227648</text:p>
          </table:table-cell>
          <table:table-cell office:value-type="float" office:value="0.435701033816194" calcext:value-type="float">
            <text:p>0.4357010338</text:p>
          </table:table-cell>
          <table:table-cell office:value-type="float" office:value="0.292294930586247" calcext:value-type="float">
            <text:p>0.2922949306</text:p>
          </table:table-cell>
          <table:table-cell office:value-type="float" office:value="0.227513314923624" calcext:value-type="float">
            <text:p>0.2275133149</text:p>
          </table:table-cell>
          <table:table-cell office:value-type="float" office:value="0.598087165889631" calcext:value-type="float">
            <text:p>0.5980871659</text:p>
          </table:table-cell>
          <table:table-cell office:value-type="float" office:value="0.158463346571557" calcext:value-type="float">
            <text:p>0.1584633466</text:p>
          </table:table-cell>
          <table:table-cell office:value-type="float" office:value="0.256850802581837" calcext:value-type="float">
            <text:p>0.2568508026</text:p>
          </table:table-cell>
          <table:table-cell office:value-type="float" office:value="0.370170904475236" calcext:value-type="float">
            <text:p>0.3701709045</text:p>
          </table:table-cell>
          <table:table-cell office:value-type="float" office:value="0.280931997374851" calcext:value-type="float">
            <text:p>0.2809319974</text:p>
          </table:table-cell>
          <table:table-cell office:value-type="float" office:value="0.272736427191472" calcext:value-type="float">
            <text:p>0.2727364272</text:p>
          </table:table-cell>
          <table:table-cell office:value-type="float" office:value="0.333591206511076" calcext:value-type="float">
            <text:p>0.3335912065</text:p>
          </table:table-cell>
          <table:table-cell office:value-type="float" office:value="0.519111141593792" calcext:value-type="float">
            <text:p>0.5191111416</text:p>
          </table:table-cell>
          <table:table-cell office:value-type="float" office:value="0.289865805165431" calcext:value-type="float">
            <text:p>0.2898658052</text:p>
          </table:table-cell>
          <table:table-cell office:value-type="float" office:value="0.363676007511038" calcext:value-type="float">
            <text:p>0.3636760075</text:p>
          </table:table-cell>
          <table:table-cell office:value-type="float" office:value="0.315902786301008" calcext:value-type="float">
            <text:p>0.3159027863</text:p>
          </table:table-cell>
          <table:table-cell office:value-type="float" office:value="0.347253645538097" calcext:value-type="float">
            <text:p>0.3472536455</text:p>
          </table:table-cell>
          <table:table-cell office:value-type="float" office:value="0.326755175391665" calcext:value-type="float">
            <text:p>0.3267551754</text:p>
          </table:table-cell>
          <table:table-cell office:value-type="float" office:value="0.42669218407583" calcext:value-type="float">
            <text:p>0.4266921841</text:p>
          </table:table-cell>
          <table:table-cell office:value-type="float" office:value="0.174274425345676" calcext:value-type="float">
            <text:p>0.1742744253</text:p>
          </table:table-cell>
          <table:table-cell office:value-type="float" office:value="0.312635317917232" calcext:value-type="float">
            <text:p>0.3126353179</text:p>
          </table:table-cell>
          <table:table-cell office:value-type="float" office:value="0.64487226012088" calcext:value-type="float">
            <text:p>0.6448722601</text:p>
          </table:table-cell>
          <table:table-cell office:value-type="float" office:value="0.172388162565896" calcext:value-type="float">
            <text:p>0.1723881626</text:p>
          </table:table-cell>
          <table:table-cell office:value-type="float" office:value="0.466636031296634" calcext:value-type="float">
            <text:p>0.4666360313</text:p>
          </table:table-cell>
          <table:table-cell office:value-type="float" office:value="0.509698822577694" calcext:value-type="float">
            <text:p>0.5096988226</text:p>
          </table:table-cell>
          <table:table-cell office:value-type="float" office:value="0.312535925043848" calcext:value-type="float">
            <text:p>0.312535925</text:p>
          </table:table-cell>
          <table:table-cell office:value-type="float" office:value="0.677330372826376" calcext:value-type="float">
            <text:p>0.6773303728</text:p>
          </table:table-cell>
          <table:table-cell office:value-type="float" office:value="0.233136418040154" calcext:value-type="float">
            <text:p>0.233136418</text:p>
          </table:table-cell>
          <table:table-cell office:value-type="float" office:value="0.334875279756976" calcext:value-type="float">
            <text:p>0.3348752798</text:p>
          </table:table-cell>
          <table:table-cell office:value-type="float" office:value="0.269508666284664" calcext:value-type="float">
            <text:p>0.2695086663</text:p>
          </table:table-cell>
          <table:table-cell office:value-type="float" office:value="0.190446403771267" calcext:value-type="float">
            <text:p>0.1904464038</text:p>
          </table:table-cell>
          <table:table-cell office:value-type="float" office:value="0.174405292589223" calcext:value-type="float">
            <text:p>0.1744052926</text:p>
          </table:table-cell>
          <table:table-cell office:value-type="float" office:value="0.175276634590009" calcext:value-type="float">
            <text:p>0.1752766346</text:p>
          </table:table-cell>
          <table:table-cell office:value-type="float" office:value="0.271771916624037" calcext:value-type="float">
            <text:p>0.2717719166</text:p>
          </table:table-cell>
          <table:table-cell office:value-type="float" office:value="0.120352354623684" calcext:value-type="float">
            <text:p>0.1203523546</text:p>
          </table:table-cell>
          <table:table-cell office:value-type="float" office:value="0.273126094995112" calcext:value-type="float">
            <text:p>0.273126095</text:p>
          </table:table-cell>
          <table:table-cell office:value-type="float" office:value="0.24182949832443" calcext:value-type="float">
            <text:p>0.2418294983</text:p>
          </table:table-cell>
          <table:table-cell office:value-type="float" office:value="0.250532880494064" calcext:value-type="float">
            <text:p>0.2505328805</text:p>
          </table:table-cell>
          <table:table-cell office:value-type="float" office:value="0.26661092251176" calcext:value-type="float">
            <text:p>0.2666109225</text:p>
          </table:table-cell>
          <table:table-cell office:value-type="float" office:value="0.203373207331149" calcext:value-type="float">
            <text:p>0.2033732073</text:p>
          </table:table-cell>
          <table:table-cell office:value-type="float" office:value="0.297691497929527" calcext:value-type="float">
            <text:p>0.2976914979</text:p>
          </table:table-cell>
          <table:table-cell office:value-type="float" office:value="0.132288095501654" calcext:value-type="float">
            <text:p>0.1322880955</text:p>
          </table:table-cell>
          <table:table-cell office:value-type="float" office:value="0.315778310955058" calcext:value-type="float">
            <text:p>0.315778311</text:p>
          </table:table-cell>
          <table:table-cell office:value-type="float" office:value="0.236130278977951" calcext:value-type="float">
            <text:p>0.236130279</text:p>
          </table:table-cell>
          <table:table-cell office:value-type="float" office:value="0.277206994573927" calcext:value-type="float">
            <text:p>0.2772069946</text:p>
          </table:table-cell>
          <table:table-cell office:value-type="float" office:value="0.401902854146784" calcext:value-type="float">
            <text:p>0.4019028541</text:p>
          </table:table-cell>
          <table:table-cell office:value-type="float" office:value="0.372975508585615" calcext:value-type="float">
            <text:p>0.3729755086</text:p>
          </table:table-cell>
          <table:table-cell office:value-type="float" office:value="0.461960822172029" calcext:value-type="float">
            <text:p>0.4619608222</text:p>
          </table:table-cell>
          <table:table-cell office:value-type="float" office:value="0.461287694064266" calcext:value-type="float">
            <text:p>0.4612876941</text:p>
          </table:table-cell>
          <table:table-cell office:value-type="float" office:value="0.327673697529404" calcext:value-type="float">
            <text:p>0.3276736975</text:p>
          </table:table-cell>
          <table:table-cell office:value-type="float" office:value="0.335736096959695" calcext:value-type="float">
            <text:p>0.335736097</text:p>
          </table:table-cell>
          <table:table-cell office:value-type="float" office:value="0.382215078564419" calcext:value-type="float">
            <text:p>0.3822150786</text:p>
          </table:table-cell>
          <table:table-cell office:value-type="float" office:value="0.436297661813911" calcext:value-type="float">
            <text:p>0.4362976618</text:p>
          </table:table-cell>
          <table:table-cell office:value-type="float" office:value="0.31247282785652" calcext:value-type="float">
            <text:p>0.31247282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10435" calcext:value-type="float">
            <text:p>1810435</text:p>
          </table:table-cell>
          <table:table-cell table:formula="of:=AVERAGE([.E5:.GL5])" office:value-type="float" office:value="0.302464610938544" calcext:value-type="float">
            <text:p>0.3024646109</text:p>
          </table:table-cell>
          <table:table-cell/>
          <table:table-cell office:value-type="float" office:value="0.253921297801644" calcext:value-type="float">
            <text:p>0.2539212978</text:p>
          </table:table-cell>
          <table:table-cell office:value-type="float" office:value="0.190702433937624" calcext:value-type="float">
            <text:p>0.1907024339</text:p>
          </table:table-cell>
          <table:table-cell office:value-type="float" office:value="0.132750955759168" calcext:value-type="float">
            <text:p>0.1327509558</text:p>
          </table:table-cell>
          <table:table-cell office:value-type="float" office:value="0.219341186725419" calcext:value-type="float">
            <text:p>0.2193411867</text:p>
          </table:table-cell>
          <table:table-cell office:value-type="float" office:value="0.267358811591823" calcext:value-type="float">
            <text:p>0.2673588116</text:p>
          </table:table-cell>
          <table:table-cell office:value-type="float" office:value="0.262984196839685" calcext:value-type="float">
            <text:p>0.2629841968</text:p>
          </table:table-cell>
          <table:table-cell office:value-type="float" office:value="0.380458941372385" calcext:value-type="float">
            <text:p>0.3804589414</text:p>
          </table:table-cell>
          <table:table-cell office:value-type="float" office:value="0.294897555628962" calcext:value-type="float">
            <text:p>0.2948975556</text:p>
          </table:table-cell>
          <table:table-cell office:value-type="float" office:value="0.249850164137028" calcext:value-type="float">
            <text:p>0.2498501641</text:p>
          </table:table-cell>
          <table:table-cell office:value-type="float" office:value="0.258393431123594" calcext:value-type="float">
            <text:p>0.2583934311</text:p>
          </table:table-cell>
          <table:table-cell office:value-type="float" office:value="0.232933367611784" calcext:value-type="float">
            <text:p>0.2329333676</text:p>
          </table:table-cell>
          <table:table-cell office:value-type="float" office:value="0.309548990531805" calcext:value-type="float">
            <text:p>0.3095489905</text:p>
          </table:table-cell>
          <table:table-cell office:value-type="float" office:value="0.232869415222923" calcext:value-type="float">
            <text:p>0.2328694152</text:p>
          </table:table-cell>
          <table:table-cell office:value-type="float" office:value="0.216877899473015" calcext:value-type="float">
            <text:p>0.2168778995</text:p>
          </table:table-cell>
          <table:table-cell office:value-type="float" office:value="0.303280009351746" calcext:value-type="float">
            <text:p>0.3032800094</text:p>
          </table:table-cell>
          <table:table-cell office:value-type="float" office:value="0.130224900951872" calcext:value-type="float">
            <text:p>0.130224901</text:p>
          </table:table-cell>
          <table:table-cell office:value-type="float" office:value="0.154503857080836" calcext:value-type="float">
            <text:p>0.1545038571</text:p>
          </table:table-cell>
          <table:table-cell office:value-type="float" office:value="0.207875630930343" calcext:value-type="float">
            <text:p>0.2078756309</text:p>
          </table:table-cell>
          <table:table-cell office:value-type="float" office:value="0.111783402638783" calcext:value-type="float">
            <text:p>0.1117834026</text:p>
          </table:table-cell>
          <table:table-cell office:value-type="float" office:value="0.244952763145975" calcext:value-type="float">
            <text:p>0.2449527631</text:p>
          </table:table-cell>
          <table:table-cell office:value-type="float" office:value="0.366029366240843" calcext:value-type="float">
            <text:p>0.3660293662</text:p>
          </table:table-cell>
          <table:table-cell office:value-type="float" office:value="0.433882355092644" calcext:value-type="float">
            <text:p>0.4338823551</text:p>
          </table:table-cell>
          <table:table-cell office:value-type="float" office:value="0.383071093264177" calcext:value-type="float">
            <text:p>0.3830710933</text:p>
          </table:table-cell>
          <table:table-cell office:value-type="float" office:value="0.459023106585171" calcext:value-type="float">
            <text:p>0.4590231066</text:p>
          </table:table-cell>
          <table:table-cell office:value-type="float" office:value="0.493334475210818" calcext:value-type="float">
            <text:p>0.4933344752</text:p>
          </table:table-cell>
          <table:table-cell office:value-type="float" office:value="0.37380403747354" calcext:value-type="float">
            <text:p>0.3738040375</text:p>
          </table:table-cell>
          <table:table-cell office:value-type="float" office:value="0.379752067385981" calcext:value-type="float">
            <text:p>0.3797520674</text:p>
          </table:table-cell>
          <table:table-cell office:value-type="float" office:value="0.375183543860717" calcext:value-type="float">
            <text:p>0.3751835439</text:p>
          </table:table-cell>
          <table:table-cell office:value-type="float" office:value="0.266530315302392" calcext:value-type="float">
            <text:p>0.2665303153</text:p>
          </table:table-cell>
          <table:table-cell office:value-type="float" office:value="0.149706555265399" calcext:value-type="float">
            <text:p>0.1497065553</text:p>
          </table:table-cell>
          <table:table-cell office:value-type="float" office:value="0.236662423371605" calcext:value-type="float">
            <text:p>0.2366624234</text:p>
          </table:table-cell>
          <table:table-cell office:value-type="float" office:value="0.23150486910939" calcext:value-type="float">
            <text:p>0.2315048691</text:p>
          </table:table-cell>
          <table:table-cell office:value-type="float" office:value="0.16155069871438" calcext:value-type="float">
            <text:p>0.1615506987</text:p>
          </table:table-cell>
          <table:table-cell office:value-type="float" office:value="0.151961097278787" calcext:value-type="float">
            <text:p>0.1519610973</text:p>
          </table:table-cell>
          <table:table-cell office:value-type="float" office:value="0.299485082653528" calcext:value-type="float">
            <text:p>0.2994850827</text:p>
          </table:table-cell>
          <table:table-cell office:value-type="float" office:value="0.260204655611189" calcext:value-type="float">
            <text:p>0.2602046556</text:p>
          </table:table-cell>
          <table:table-cell office:value-type="float" office:value="0.324988164476828" calcext:value-type="float">
            <text:p>0.3249881645</text:p>
          </table:table-cell>
          <table:table-cell office:value-type="float" office:value="0.371854862802557" calcext:value-type="float">
            <text:p>0.3718548628</text:p>
          </table:table-cell>
          <table:table-cell office:value-type="float" office:value="0.379604619730315" calcext:value-type="float">
            <text:p>0.3796046197</text:p>
          </table:table-cell>
          <table:table-cell office:value-type="float" office:value="0.288869017278256" calcext:value-type="float">
            <text:p>0.2888690173</text:p>
          </table:table-cell>
          <table:table-cell office:value-type="float" office:value="0.335747610443884" calcext:value-type="float">
            <text:p>0.3357476104</text:p>
          </table:table-cell>
          <table:table-cell office:value-type="float" office:value="0.269784566715793" calcext:value-type="float">
            <text:p>0.2697845667</text:p>
          </table:table-cell>
          <table:table-cell office:value-type="float" office:value="0.358746697315865" calcext:value-type="float">
            <text:p>0.3587466973</text:p>
          </table:table-cell>
          <table:table-cell office:value-type="float" office:value="0.301151952553003" calcext:value-type="float">
            <text:p>0.3011519526</text:p>
          </table:table-cell>
          <table:table-cell office:value-type="float" office:value="0.245394414817597" calcext:value-type="float">
            <text:p>0.2453944148</text:p>
          </table:table-cell>
          <table:table-cell office:value-type="float" office:value="0.218402250823168" calcext:value-type="float">
            <text:p>0.2184022508</text:p>
          </table:table-cell>
          <table:table-cell office:value-type="float" office:value="0.365334553778346" calcext:value-type="float">
            <text:p>0.3653345538</text:p>
          </table:table-cell>
          <table:table-cell office:value-type="float" office:value="0.208166151000247" calcext:value-type="float">
            <text:p>0.208166151</text:p>
          </table:table-cell>
          <table:table-cell office:value-type="float" office:value="0.387069508136482" calcext:value-type="float">
            <text:p>0.3870695081</text:p>
          </table:table-cell>
          <table:table-cell office:value-type="float" office:value="0.401866472660177" calcext:value-type="float">
            <text:p>0.4018664727</text:p>
          </table:table-cell>
          <table:table-cell office:value-type="float" office:value="0.565244380136591" calcext:value-type="float">
            <text:p>0.5652443801</text:p>
          </table:table-cell>
          <table:table-cell office:value-type="float" office:value="0.410367735499624" calcext:value-type="float">
            <text:p>0.4103677355</text:p>
          </table:table-cell>
          <table:table-cell office:value-type="float" office:value="0.492428270078977" calcext:value-type="float">
            <text:p>0.4924282701</text:p>
          </table:table-cell>
          <table:table-cell office:value-type="float" office:value="0.490089625465752" calcext:value-type="float">
            <text:p>0.4900896255</text:p>
          </table:table-cell>
          <table:table-cell office:value-type="float" office:value="0.457634441063003" calcext:value-type="float">
            <text:p>0.4576344411</text:p>
          </table:table-cell>
          <table:table-cell office:value-type="float" office:value="0.505749780240827" calcext:value-type="float">
            <text:p>0.5057497802</text:p>
          </table:table-cell>
          <table:table-cell office:value-type="float" office:value="0.159327699453663" calcext:value-type="float">
            <text:p>0.1593276995</text:p>
          </table:table-cell>
          <table:table-cell office:value-type="float" office:value="0.233178722032119" calcext:value-type="float">
            <text:p>0.233178722</text:p>
          </table:table-cell>
          <table:table-cell office:value-type="float" office:value="0.168147135080003" calcext:value-type="float">
            <text:p>0.1681471351</text:p>
          </table:table-cell>
          <table:table-cell office:value-type="float" office:value="0.138502709465614" calcext:value-type="float">
            <text:p>0.1385027095</text:p>
          </table:table-cell>
          <table:table-cell office:value-type="float" office:value="0.187430130319308" calcext:value-type="float">
            <text:p>0.1874301303</text:p>
          </table:table-cell>
          <table:table-cell office:value-type="float" office:value="0.326278221844378" calcext:value-type="float">
            <text:p>0.3262782218</text:p>
          </table:table-cell>
          <table:table-cell office:value-type="float" office:value="0.494296598061059" calcext:value-type="float">
            <text:p>0.4942965981</text:p>
          </table:table-cell>
          <table:table-cell office:value-type="float" office:value="0.459340309051726" calcext:value-type="float">
            <text:p>0.4593403091</text:p>
          </table:table-cell>
          <table:table-cell office:value-type="float" office:value="0.382183057651425" calcext:value-type="float">
            <text:p>0.3821830577</text:p>
          </table:table-cell>
          <table:table-cell office:value-type="float" office:value="0.532175762038342" calcext:value-type="float">
            <text:p>0.532175762</text:p>
          </table:table-cell>
          <table:table-cell office:value-type="float" office:value="0.510426821577694" calcext:value-type="float">
            <text:p>0.5104268216</text:p>
          </table:table-cell>
          <table:table-cell office:value-type="float" office:value="0.473684566970446" calcext:value-type="float">
            <text:p>0.473684567</text:p>
          </table:table-cell>
          <table:table-cell office:value-type="float" office:value="0.46267102372404" calcext:value-type="float">
            <text:p>0.4626710237</text:p>
          </table:table-cell>
          <table:table-cell office:value-type="float" office:value="0.481723358805195" calcext:value-type="float">
            <text:p>0.4817233588</text:p>
          </table:table-cell>
          <table:table-cell office:value-type="float" office:value="0.457225038445861" calcext:value-type="float">
            <text:p>0.4572250384</text:p>
          </table:table-cell>
          <table:table-cell office:value-type="float" office:value="0.37867262408847" calcext:value-type="float">
            <text:p>0.3786726241</text:p>
          </table:table-cell>
          <table:table-cell office:value-type="float" office:value="0.299971829392287" calcext:value-type="float">
            <text:p>0.2999718294</text:p>
          </table:table-cell>
          <table:table-cell office:value-type="float" office:value="0.255695475970424" calcext:value-type="float">
            <text:p>0.255695476</text:p>
          </table:table-cell>
          <table:table-cell office:value-type="float" office:value="0.238801387434452" calcext:value-type="float">
            <text:p>0.2388013874</text:p>
          </table:table-cell>
          <table:table-cell office:value-type="float" office:value="0.231410427583718" calcext:value-type="float">
            <text:p>0.2314104276</text:p>
          </table:table-cell>
          <table:table-cell office:value-type="float" office:value="0.169883806295783" calcext:value-type="float">
            <text:p>0.1698838063</text:p>
          </table:table-cell>
          <table:table-cell office:value-type="float" office:value="0.23936694393911" calcext:value-type="float">
            <text:p>0.2393669439</text:p>
          </table:table-cell>
          <table:table-cell office:value-type="float" office:value="0.229214117735376" calcext:value-type="float">
            <text:p>0.2292141177</text:p>
          </table:table-cell>
          <table:table-cell office:value-type="float" office:value="0.309733762881401" calcext:value-type="float">
            <text:p>0.3097337629</text:p>
          </table:table-cell>
          <table:table-cell office:value-type="float" office:value="0.408579610918712" calcext:value-type="float">
            <text:p>0.4085796109</text:p>
          </table:table-cell>
          <table:table-cell office:value-type="float" office:value="0.43524565333974" calcext:value-type="float">
            <text:p>0.4352456533</text:p>
          </table:table-cell>
          <table:table-cell office:value-type="float" office:value="0.440152228874634" calcext:value-type="float">
            <text:p>0.4401522289</text:p>
          </table:table-cell>
          <table:table-cell office:value-type="float" office:value="0.443368915159279" calcext:value-type="float">
            <text:p>0.4433689152</text:p>
          </table:table-cell>
          <table:table-cell office:value-type="float" office:value="0.333279593579257" calcext:value-type="float">
            <text:p>0.3332795936</text:p>
          </table:table-cell>
          <table:table-cell office:value-type="float" office:value="0.241559481167551" calcext:value-type="float">
            <text:p>0.2415594812</text:p>
          </table:table-cell>
          <table:table-cell office:value-type="float" office:value="0.129460152707726" calcext:value-type="float">
            <text:p>0.1294601527</text:p>
          </table:table-cell>
          <table:table-cell office:value-type="float" office:value="0.171743442047235" calcext:value-type="float">
            <text:p>0.171743442</text:p>
          </table:table-cell>
          <table:table-cell office:value-type="float" office:value="0.141395202595377" calcext:value-type="float">
            <text:p>0.1413952026</text:p>
          </table:table-cell>
          <table:table-cell office:value-type="float" office:value="0.252775312236056" calcext:value-type="float">
            <text:p>0.2527753122</text:p>
          </table:table-cell>
          <table:table-cell office:value-type="float" office:value="0.236738038280193" calcext:value-type="float">
            <text:p>0.2367380383</text:p>
          </table:table-cell>
          <table:table-cell office:value-type="float" office:value="0.310025789221092" calcext:value-type="float">
            <text:p>0.3100257892</text:p>
          </table:table-cell>
          <table:table-cell office:value-type="float" office:value="0.290791883522788" calcext:value-type="float">
            <text:p>0.2907918835</text:p>
          </table:table-cell>
          <table:table-cell office:value-type="float" office:value="0.275784123016277" calcext:value-type="float">
            <text:p>0.275784123</text:p>
          </table:table-cell>
          <table:table-cell office:value-type="float" office:value="0.329473552808128" calcext:value-type="float">
            <text:p>0.3294735528</text:p>
          </table:table-cell>
          <table:table-cell office:value-type="float" office:value="0.275913431493402" calcext:value-type="float">
            <text:p>0.2759134315</text:p>
          </table:table-cell>
          <table:table-cell office:value-type="float" office:value="0.199475467501209" calcext:value-type="float">
            <text:p>0.1994754675</text:p>
          </table:table-cell>
          <table:table-cell office:value-type="float" office:value="0.145275023255869" calcext:value-type="float">
            <text:p>0.1452750233</text:p>
          </table:table-cell>
          <table:table-cell office:value-type="float" office:value="0.154799833332165" calcext:value-type="float">
            <text:p>0.1547998333</text:p>
          </table:table-cell>
          <table:table-cell office:value-type="float" office:value="0.129146541506015" calcext:value-type="float">
            <text:p>0.1291465415</text:p>
          </table:table-cell>
          <table:table-cell office:value-type="float" office:value="0.228971578500077" calcext:value-type="float">
            <text:p>0.2289715785</text:p>
          </table:table-cell>
          <table:table-cell office:value-type="float" office:value="0.27631373274756" calcext:value-type="float">
            <text:p>0.2763137327</text:p>
          </table:table-cell>
          <table:table-cell office:value-type="float" office:value="0.236164104897535" calcext:value-type="float">
            <text:p>0.2361641049</text:p>
          </table:table-cell>
          <table:table-cell office:value-type="float" office:value="0.344468692861726" calcext:value-type="float">
            <text:p>0.3444686929</text:p>
          </table:table-cell>
          <table:table-cell office:value-type="float" office:value="0.274286545248238" calcext:value-type="float">
            <text:p>0.2742865452</text:p>
          </table:table-cell>
          <table:table-cell office:value-type="float" office:value="0.331100981027019" calcext:value-type="float">
            <text:p>0.331100981</text:p>
          </table:table-cell>
          <table:table-cell office:value-type="float" office:value="0.216376386408193" calcext:value-type="float">
            <text:p>0.2163763864</text:p>
          </table:table-cell>
          <table:table-cell office:value-type="float" office:value="0.210176544050298" calcext:value-type="float">
            <text:p>0.2101765441</text:p>
          </table:table-cell>
          <table:table-cell office:value-type="float" office:value="0.180248658467576" calcext:value-type="float">
            <text:p>0.1802486585</text:p>
          </table:table-cell>
          <table:table-cell office:value-type="float" office:value="0.243866876243811" calcext:value-type="float">
            <text:p>0.2438668762</text:p>
          </table:table-cell>
          <table:table-cell office:value-type="float" office:value="0.122732080743773" calcext:value-type="float">
            <text:p>0.1227320807</text:p>
          </table:table-cell>
          <table:table-cell office:value-type="float" office:value="0.247284781658604" calcext:value-type="float">
            <text:p>0.2472847817</text:p>
          </table:table-cell>
          <table:table-cell office:value-type="float" office:value="0.260523893504378" calcext:value-type="float">
            <text:p>0.2605238935</text:p>
          </table:table-cell>
          <table:table-cell office:value-type="float" office:value="0.306562183169915" calcext:value-type="float">
            <text:p>0.3065621832</text:p>
          </table:table-cell>
          <table:table-cell office:value-type="float" office:value="0.221681421937288" calcext:value-type="float">
            <text:p>0.2216814219</text:p>
          </table:table-cell>
          <table:table-cell office:value-type="float" office:value="0.20695664991706" calcext:value-type="float">
            <text:p>0.2069566499</text:p>
          </table:table-cell>
          <table:table-cell office:value-type="float" office:value="0.248693375892828" calcext:value-type="float">
            <text:p>0.2486933759</text:p>
          </table:table-cell>
          <table:table-cell office:value-type="float" office:value="0.213085035326818" calcext:value-type="float">
            <text:p>0.2130850353</text:p>
          </table:table-cell>
          <table:table-cell office:value-type="float" office:value="0.312373888300915" calcext:value-type="float">
            <text:p>0.3123738883</text:p>
          </table:table-cell>
          <table:table-cell office:value-type="float" office:value="0.430609252272197" calcext:value-type="float">
            <text:p>0.4306092523</text:p>
          </table:table-cell>
          <table:table-cell office:value-type="float" office:value="0.413843273311917" calcext:value-type="float">
            <text:p>0.4138432733</text:p>
          </table:table-cell>
          <table:table-cell office:value-type="float" office:value="0.394152490178472" calcext:value-type="float">
            <text:p>0.3941524902</text:p>
          </table:table-cell>
          <table:table-cell office:value-type="float" office:value="0.344214880099914" calcext:value-type="float">
            <text:p>0.3442148801</text:p>
          </table:table-cell>
          <table:table-cell office:value-type="float" office:value="0.375092768924594" calcext:value-type="float">
            <text:p>0.3750927689</text:p>
          </table:table-cell>
          <table:table-cell office:value-type="float" office:value="0.260593619312984" calcext:value-type="float">
            <text:p>0.2605936193</text:p>
          </table:table-cell>
          <table:table-cell office:value-type="float" office:value="0.346562076692171" calcext:value-type="float">
            <text:p>0.3465620767</text:p>
          </table:table-cell>
          <table:table-cell office:value-type="float" office:value="0.172859592977271" calcext:value-type="float">
            <text:p>0.172859593</text:p>
          </table:table-cell>
          <table:table-cell office:value-type="float" office:value="0.219669859689244" calcext:value-type="float">
            <text:p>0.2196698597</text:p>
          </table:table-cell>
          <table:table-cell office:value-type="float" office:value="0.252529102284803" calcext:value-type="float">
            <text:p>0.2525291023</text:p>
          </table:table-cell>
          <table:table-cell office:value-type="float" office:value="0.248505305317242" calcext:value-type="float">
            <text:p>0.2485053053</text:p>
          </table:table-cell>
          <table:table-cell office:value-type="float" office:value="0.296064371661468" calcext:value-type="float">
            <text:p>0.2960643717</text:p>
          </table:table-cell>
          <table:table-cell office:value-type="float" office:value="0.278076316145478" calcext:value-type="float">
            <text:p>0.2780763161</text:p>
          </table:table-cell>
          <table:table-cell office:value-type="float" office:value="0.272957978361745" calcext:value-type="float">
            <text:p>0.2729579784</text:p>
          </table:table-cell>
          <table:table-cell office:value-type="float" office:value="0.383476143336485" calcext:value-type="float">
            <text:p>0.3834761433</text:p>
          </table:table-cell>
          <table:table-cell office:value-type="float" office:value="0.354292918416623" calcext:value-type="float">
            <text:p>0.3542929184</text:p>
          </table:table-cell>
          <table:table-cell office:value-type="float" office:value="0.393671085817937" calcext:value-type="float">
            <text:p>0.3936710858</text:p>
          </table:table-cell>
          <table:table-cell office:value-type="float" office:value="0.394752686265488" calcext:value-type="float">
            <text:p>0.3947526863</text:p>
          </table:table-cell>
          <table:table-cell office:value-type="float" office:value="0.303692231396376" calcext:value-type="float">
            <text:p>0.3036922314</text:p>
          </table:table-cell>
          <table:table-cell office:value-type="float" office:value="0.300549517360426" calcext:value-type="float">
            <text:p>0.3005495174</text:p>
          </table:table-cell>
          <table:table-cell office:value-type="float" office:value="0.367420489890841" calcext:value-type="float">
            <text:p>0.3674204899</text:p>
          </table:table-cell>
          <table:table-cell office:value-type="float" office:value="0.197654447719671" calcext:value-type="float">
            <text:p>0.1976544477</text:p>
          </table:table-cell>
          <table:table-cell office:value-type="float" office:value="0.22954836012376" calcext:value-type="float">
            <text:p>0.2295483601</text:p>
          </table:table-cell>
          <table:table-cell office:value-type="float" office:value="0.267111409532546" calcext:value-type="float">
            <text:p>0.2671114095</text:p>
          </table:table-cell>
          <table:table-cell office:value-type="float" office:value="0.310062497258191" calcext:value-type="float">
            <text:p>0.3100624973</text:p>
          </table:table-cell>
          <table:table-cell office:value-type="float" office:value="0.351981624847016" calcext:value-type="float">
            <text:p>0.3519816248</text:p>
          </table:table-cell>
          <table:table-cell office:value-type="float" office:value="0.2266886222572" calcext:value-type="float">
            <text:p>0.2266886223</text:p>
          </table:table-cell>
          <table:table-cell office:value-type="float" office:value="0.288447435102121" calcext:value-type="float">
            <text:p>0.2884474351</text:p>
          </table:table-cell>
          <table:table-cell office:value-type="float" office:value="0.284006205662782" calcext:value-type="float">
            <text:p>0.2840062057</text:p>
          </table:table-cell>
          <table:table-cell office:value-type="float" office:value="0.315254855257032" calcext:value-type="float">
            <text:p>0.3152548553</text:p>
          </table:table-cell>
          <table:table-cell office:value-type="float" office:value="0.318441820711893" calcext:value-type="float">
            <text:p>0.3184418207</text:p>
          </table:table-cell>
          <table:table-cell office:value-type="float" office:value="0.359189260722714" calcext:value-type="float">
            <text:p>0.3591892607</text:p>
          </table:table-cell>
          <table:table-cell office:value-type="float" office:value="0.395677006034079" calcext:value-type="float">
            <text:p>0.395677006</text:p>
          </table:table-cell>
          <table:table-cell office:value-type="float" office:value="0.267071224448765" calcext:value-type="float">
            <text:p>0.2670712244</text:p>
          </table:table-cell>
          <table:table-cell office:value-type="float" office:value="0.420253884732068" calcext:value-type="float">
            <text:p>0.4202538847</text:p>
          </table:table-cell>
          <table:table-cell office:value-type="float" office:value="0.420038110402366" calcext:value-type="float">
            <text:p>0.4200381104</text:p>
          </table:table-cell>
          <table:table-cell office:value-type="float" office:value="0.300923929360842" calcext:value-type="float">
            <text:p>0.3009239294</text:p>
          </table:table-cell>
          <table:table-cell office:value-type="float" office:value="0.411998905010992" calcext:value-type="float">
            <text:p>0.411998905</text:p>
          </table:table-cell>
          <table:table-cell office:value-type="float" office:value="0.428147163651885" calcext:value-type="float">
            <text:p>0.4281471637</text:p>
          </table:table-cell>
          <table:table-cell office:value-type="float" office:value="0.52944127608432" calcext:value-type="float">
            <text:p>0.5294412761</text:p>
          </table:table-cell>
          <table:table-cell office:value-type="float" office:value="0.437555750883086" calcext:value-type="float">
            <text:p>0.4375557509</text:p>
          </table:table-cell>
          <table:table-cell office:value-type="float" office:value="0.459282078122774" calcext:value-type="float">
            <text:p>0.4592820781</text:p>
          </table:table-cell>
          <table:table-cell office:value-type="float" office:value="0.429979613984066" calcext:value-type="float">
            <text:p>0.429979614</text:p>
          </table:table-cell>
          <table:table-cell office:value-type="float" office:value="0.345107575136908" calcext:value-type="float">
            <text:p>0.3451075751</text:p>
          </table:table-cell>
          <table:table-cell office:value-type="float" office:value="0.250571769380248" calcext:value-type="float">
            <text:p>0.2505717694</text:p>
          </table:table-cell>
          <table:table-cell office:value-type="float" office:value="0.273494656596322" calcext:value-type="float">
            <text:p>0.2734946566</text:p>
          </table:table-cell>
          <table:table-cell office:value-type="float" office:value="0.227237030250498" calcext:value-type="float">
            <text:p>0.2272370303</text:p>
          </table:table-cell>
          <table:table-cell office:value-type="float" office:value="0.338176079598448" calcext:value-type="float">
            <text:p>0.3381760796</text:p>
          </table:table-cell>
          <table:table-cell office:value-type="float" office:value="0.22313726984045" calcext:value-type="float">
            <text:p>0.2231372698</text:p>
          </table:table-cell>
          <table:table-cell office:value-type="float" office:value="0.217257774957364" calcext:value-type="float">
            <text:p>0.217257775</text:p>
          </table:table-cell>
          <table:table-cell office:value-type="float" office:value="0.201623098110304" calcext:value-type="float">
            <text:p>0.2016230981</text:p>
          </table:table-cell>
          <table:table-cell office:value-type="float" office:value="0.141598974053944" calcext:value-type="float">
            <text:p>0.1415989741</text:p>
          </table:table-cell>
          <table:table-cell office:value-type="float" office:value="0.178815375413346" calcext:value-type="float">
            <text:p>0.1788153754</text:p>
          </table:table-cell>
          <table:table-cell office:value-type="float" office:value="0.284534718106827" calcext:value-type="float">
            <text:p>0.2845347181</text:p>
          </table:table-cell>
          <table:table-cell office:value-type="float" office:value="0.19578745383095" calcext:value-type="float">
            <text:p>0.1957874538</text:p>
          </table:table-cell>
          <table:table-cell office:value-type="float" office:value="0.160697106836323" calcext:value-type="float">
            <text:p>0.1606971068</text:p>
          </table:table-cell>
          <table:table-cell office:value-type="float" office:value="0.203021253702895" calcext:value-type="float">
            <text:p>0.2030212537</text:p>
          </table:table-cell>
          <table:table-cell office:value-type="float" office:value="0.278456540537254" calcext:value-type="float">
            <text:p>0.2784565405</text:p>
          </table:table-cell>
          <table:table-cell office:value-type="float" office:value="0.274500600721894" calcext:value-type="float">
            <text:p>0.2745006007</text:p>
          </table:table-cell>
          <table:table-cell office:value-type="float" office:value="0.228935950876444" calcext:value-type="float">
            <text:p>0.2289359509</text:p>
          </table:table-cell>
          <table:table-cell office:value-type="float" office:value="0.289379449720875" calcext:value-type="float">
            <text:p>0.2893794497</text:p>
          </table:table-cell>
          <table:table-cell office:value-type="float" office:value="0.281804267489332" calcext:value-type="float">
            <text:p>0.2818042675</text:p>
          </table:table-cell>
          <table:table-cell office:value-type="float" office:value="0.365551610468787" calcext:value-type="float">
            <text:p>0.3655516105</text:p>
          </table:table-cell>
          <table:table-cell office:value-type="float" office:value="0.367474013040792" calcext:value-type="float">
            <text:p>0.367474013</text:p>
          </table:table-cell>
          <table:table-cell office:value-type="float" office:value="0.399760460233343" calcext:value-type="float">
            <text:p>0.3997604602</text:p>
          </table:table-cell>
          <table:table-cell office:value-type="float" office:value="0.416979521306592" calcext:value-type="float">
            <text:p>0.4169795213</text:p>
          </table:table-cell>
          <table:table-cell office:value-type="float" office:value="0.429910533004615" calcext:value-type="float">
            <text:p>0.429910533</text:p>
          </table:table-cell>
          <table:table-cell office:value-type="float" office:value="0.370009314655432" calcext:value-type="float">
            <text:p>0.3700093147</text:p>
          </table:table-cell>
          <table:table-cell office:value-type="float" office:value="0.409181318350915" calcext:value-type="float">
            <text:p>0.4091813184</text:p>
          </table:table-cell>
          <table:table-cell office:value-type="float" office:value="0.463744864168104" calcext:value-type="float">
            <text:p>0.4637448642</text:p>
          </table:table-cell>
          <table:table-cell office:value-type="float" office:value="0.297303809707757" calcext:value-type="float">
            <text:p>0.29730380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27685" calcext:value-type="float">
            <text:p>1727685</text:p>
          </table:table-cell>
          <table:table-cell table:formula="of:=AVERAGE([.E6:.GL6])" office:value-type="float" office:value="0.311715283921214" calcext:value-type="float">
            <text:p>0.3117152839</text:p>
          </table:table-cell>
          <table:table-cell/>
          <table:table-cell office:value-type="float" office:value="0.205253812769872" calcext:value-type="float">
            <text:p>0.2052538128</text:p>
          </table:table-cell>
          <table:table-cell office:value-type="float" office:value="0.241041417349894" calcext:value-type="float">
            <text:p>0.2410414173</text:p>
          </table:table-cell>
          <table:table-cell office:value-type="float" office:value="0.212309916221739" calcext:value-type="float">
            <text:p>0.2123099162</text:p>
          </table:table-cell>
          <table:table-cell office:value-type="float" office:value="0.279050529124763" calcext:value-type="float">
            <text:p>0.2790505291</text:p>
          </table:table-cell>
          <table:table-cell office:value-type="float" office:value="0.308185754509478" calcext:value-type="float">
            <text:p>0.3081857545</text:p>
          </table:table-cell>
          <table:table-cell office:value-type="float" office:value="0.265657746826358" calcext:value-type="float">
            <text:p>0.2656577468</text:p>
          </table:table-cell>
          <table:table-cell office:value-type="float" office:value="0.265731971886936" calcext:value-type="float">
            <text:p>0.2657319719</text:p>
          </table:table-cell>
          <table:table-cell office:value-type="float" office:value="0.361752947023721" calcext:value-type="float">
            <text:p>0.361752947</text:p>
          </table:table-cell>
          <table:table-cell office:value-type="float" office:value="0.35116297856338" calcext:value-type="float">
            <text:p>0.3511629786</text:p>
          </table:table-cell>
          <table:table-cell office:value-type="float" office:value="0.320593560338784" calcext:value-type="float">
            <text:p>0.3205935603</text:p>
          </table:table-cell>
          <table:table-cell office:value-type="float" office:value="0.281946247132507" calcext:value-type="float">
            <text:p>0.2819462471</text:p>
          </table:table-cell>
          <table:table-cell office:value-type="float" office:value="0.230973107168529" calcext:value-type="float">
            <text:p>0.2309731072</text:p>
          </table:table-cell>
          <table:table-cell office:value-type="float" office:value="0.295335068344386" calcext:value-type="float">
            <text:p>0.2953350683</text:p>
          </table:table-cell>
          <table:table-cell office:value-type="float" office:value="0.269020502225101" calcext:value-type="float">
            <text:p>0.2690205022</text:p>
          </table:table-cell>
          <table:table-cell office:value-type="float" office:value="0.143226843168597" calcext:value-type="float">
            <text:p>0.1432268432</text:p>
          </table:table-cell>
          <table:table-cell office:value-type="float" office:value="0.210217010472952" calcext:value-type="float">
            <text:p>0.2102170105</text:p>
          </table:table-cell>
          <table:table-cell office:value-type="float" office:value="0.124221461566509" calcext:value-type="float">
            <text:p>0.1242214616</text:p>
          </table:table-cell>
          <table:table-cell office:value-type="float" office:value="0.311591777047531" calcext:value-type="float">
            <text:p>0.311591777</text:p>
          </table:table-cell>
          <table:table-cell office:value-type="float" office:value="0.234210373365586" calcext:value-type="float">
            <text:p>0.2342103734</text:p>
          </table:table-cell>
          <table:table-cell office:value-type="float" office:value="0.195418082860259" calcext:value-type="float">
            <text:p>0.1954180829</text:p>
          </table:table-cell>
          <table:table-cell office:value-type="float" office:value="0.390886679671488" calcext:value-type="float">
            <text:p>0.3908866797</text:p>
          </table:table-cell>
          <table:table-cell office:value-type="float" office:value="0.478558539936246" calcext:value-type="float">
            <text:p>0.4785585399</text:p>
          </table:table-cell>
          <table:table-cell office:value-type="float" office:value="0.426818043050093" calcext:value-type="float">
            <text:p>0.4268180431</text:p>
          </table:table-cell>
          <table:table-cell office:value-type="float" office:value="0.510817169861684" calcext:value-type="float">
            <text:p>0.5108171699</text:p>
          </table:table-cell>
          <table:table-cell office:value-type="float" office:value="0.530022103699422" calcext:value-type="float">
            <text:p>0.5300221037</text:p>
          </table:table-cell>
          <table:table-cell office:value-type="float" office:value="0.495121542917989" calcext:value-type="float">
            <text:p>0.4951215429</text:p>
          </table:table-cell>
          <table:table-cell office:value-type="float" office:value="0.317432974444035" calcext:value-type="float">
            <text:p>0.3174329744</text:p>
          </table:table-cell>
          <table:table-cell office:value-type="float" office:value="0.29280970275697" calcext:value-type="float">
            <text:p>0.2928097028</text:p>
          </table:table-cell>
          <table:table-cell office:value-type="float" office:value="0.310534320491357" calcext:value-type="float">
            <text:p>0.3105343205</text:p>
          </table:table-cell>
          <table:table-cell office:value-type="float" office:value="0.238835512963911" calcext:value-type="float">
            <text:p>0.238835513</text:p>
          </table:table-cell>
          <table:table-cell office:value-type="float" office:value="0.265373271640566" calcext:value-type="float">
            <text:p>0.2653732716</text:p>
          </table:table-cell>
          <table:table-cell office:value-type="float" office:value="0.10416812137831" calcext:value-type="float">
            <text:p>0.1041681214</text:p>
          </table:table-cell>
          <table:table-cell office:value-type="float" office:value="0.190834669863476" calcext:value-type="float">
            <text:p>0.1908346699</text:p>
          </table:table-cell>
          <table:table-cell office:value-type="float" office:value="0.0977880329086399" calcext:value-type="float">
            <text:p>0.0977880329</text:p>
          </table:table-cell>
          <table:table-cell office:value-type="float" office:value="0.174293715744751" calcext:value-type="float">
            <text:p>0.1742937157</text:p>
          </table:table-cell>
          <table:table-cell office:value-type="float" office:value="0.251244401684377" calcext:value-type="float">
            <text:p>0.2512444017</text:p>
          </table:table-cell>
          <table:table-cell office:value-type="float" office:value="0.313283571501775" calcext:value-type="float">
            <text:p>0.3132835715</text:p>
          </table:table-cell>
          <table:table-cell office:value-type="float" office:value="0.327196723309746" calcext:value-type="float">
            <text:p>0.3271967233</text:p>
          </table:table-cell>
          <table:table-cell office:value-type="float" office:value="0.367477224630653" calcext:value-type="float">
            <text:p>0.3674772246</text:p>
          </table:table-cell>
          <table:table-cell office:value-type="float" office:value="0.251197934156849" calcext:value-type="float">
            <text:p>0.2511979342</text:p>
          </table:table-cell>
          <table:table-cell office:value-type="float" office:value="0.378772317449291" calcext:value-type="float">
            <text:p>0.3787723174</text:p>
          </table:table-cell>
          <table:table-cell office:value-type="float" office:value="0.269849228261456" calcext:value-type="float">
            <text:p>0.2698492283</text:p>
          </table:table-cell>
          <table:table-cell office:value-type="float" office:value="0.389678737427081" calcext:value-type="float">
            <text:p>0.3896787374</text:p>
          </table:table-cell>
          <table:table-cell office:value-type="float" office:value="0.301027702959707" calcext:value-type="float">
            <text:p>0.301027703</text:p>
          </table:table-cell>
          <table:table-cell office:value-type="float" office:value="0.197072650172383" calcext:value-type="float">
            <text:p>0.1970726502</text:p>
          </table:table-cell>
          <table:table-cell office:value-type="float" office:value="0.279033769306269" calcext:value-type="float">
            <text:p>0.2790337693</text:p>
          </table:table-cell>
          <table:table-cell office:value-type="float" office:value="0.368763247376419" calcext:value-type="float">
            <text:p>0.3687632474</text:p>
          </table:table-cell>
          <table:table-cell office:value-type="float" office:value="0.317333709901184" calcext:value-type="float">
            <text:p>0.3173337099</text:p>
          </table:table-cell>
          <table:table-cell office:value-type="float" office:value="0.317680393649562" calcext:value-type="float">
            <text:p>0.3176803936</text:p>
          </table:table-cell>
          <table:table-cell office:value-type="float" office:value="0.272287223446562" calcext:value-type="float">
            <text:p>0.2722872234</text:p>
          </table:table-cell>
          <table:table-cell office:value-type="float" office:value="0.420097801107589" calcext:value-type="float">
            <text:p>0.4200978011</text:p>
          </table:table-cell>
          <table:table-cell office:value-type="float" office:value="0.494479241013176" calcext:value-type="float">
            <text:p>0.494479241</text:p>
          </table:table-cell>
          <table:table-cell office:value-type="float" office:value="0.490395087062912" calcext:value-type="float">
            <text:p>0.4903950871</text:p>
          </table:table-cell>
          <table:table-cell office:value-type="float" office:value="0.523985962632402" calcext:value-type="float">
            <text:p>0.5239859626</text:p>
          </table:table-cell>
          <table:table-cell office:value-type="float" office:value="0.453899826634784" calcext:value-type="float">
            <text:p>0.4538998266</text:p>
          </table:table-cell>
          <table:table-cell office:value-type="float" office:value="0.379691754559608" calcext:value-type="float">
            <text:p>0.3796917546</text:p>
          </table:table-cell>
          <table:table-cell office:value-type="float" office:value="0.243765277140468" calcext:value-type="float">
            <text:p>0.2437652771</text:p>
          </table:table-cell>
          <table:table-cell office:value-type="float" office:value="0.199667874377958" calcext:value-type="float">
            <text:p>0.1996678744</text:p>
          </table:table-cell>
          <table:table-cell office:value-type="float" office:value="0.214710980668099" calcext:value-type="float">
            <text:p>0.2147109807</text:p>
          </table:table-cell>
          <table:table-cell office:value-type="float" office:value="0.218922830579201" calcext:value-type="float">
            <text:p>0.2189228306</text:p>
          </table:table-cell>
          <table:table-cell office:value-type="float" office:value="0.282618142609964" calcext:value-type="float">
            <text:p>0.2826181426</text:p>
          </table:table-cell>
          <table:table-cell office:value-type="float" office:value="0.29070023360264" calcext:value-type="float">
            <text:p>0.2907002336</text:p>
          </table:table-cell>
          <table:table-cell office:value-type="float" office:value="0.669206857207037" calcext:value-type="float">
            <text:p>0.6692068572</text:p>
          </table:table-cell>
          <table:table-cell office:value-type="float" office:value="0.471984208345698" calcext:value-type="float">
            <text:p>0.4719842083</text:p>
          </table:table-cell>
          <table:table-cell office:value-type="float" office:value="0.398226069225106" calcext:value-type="float">
            <text:p>0.3982260692</text:p>
          </table:table-cell>
          <table:table-cell office:value-type="float" office:value="0.459017782967527" calcext:value-type="float">
            <text:p>0.459017783</text:p>
          </table:table-cell>
          <table:table-cell office:value-type="float" office:value="0.472719293203896" calcext:value-type="float">
            <text:p>0.4727192932</text:p>
          </table:table-cell>
          <table:table-cell office:value-type="float" office:value="0.278535829148267" calcext:value-type="float">
            <text:p>0.2785358291</text:p>
          </table:table-cell>
          <table:table-cell office:value-type="float" office:value="0.587909689348373" calcext:value-type="float">
            <text:p>0.5879096893</text:p>
          </table:table-cell>
          <table:table-cell office:value-type="float" office:value="0.427579064548649" calcext:value-type="float">
            <text:p>0.4275790645</text:p>
          </table:table-cell>
          <table:table-cell office:value-type="float" office:value="0.394193350290479" calcext:value-type="float">
            <text:p>0.3941933503</text:p>
          </table:table-cell>
          <table:table-cell office:value-type="float" office:value="0.355789982170495" calcext:value-type="float">
            <text:p>0.3557899822</text:p>
          </table:table-cell>
          <table:table-cell office:value-type="float" office:value="0.261537948869877" calcext:value-type="float">
            <text:p>0.2615379489</text:p>
          </table:table-cell>
          <table:table-cell office:value-type="float" office:value="0.251704339352779" calcext:value-type="float">
            <text:p>0.2517043394</text:p>
          </table:table-cell>
          <table:table-cell office:value-type="float" office:value="0.263936686471169" calcext:value-type="float">
            <text:p>0.2639366865</text:p>
          </table:table-cell>
          <table:table-cell office:value-type="float" office:value="0.283489198844834" calcext:value-type="float">
            <text:p>0.2834891988</text:p>
          </table:table-cell>
          <table:table-cell office:value-type="float" office:value="0.239258937543636" calcext:value-type="float">
            <text:p>0.2392589375</text:p>
          </table:table-cell>
          <table:table-cell office:value-type="float" office:value="0.336690387230562" calcext:value-type="float">
            <text:p>0.3366903872</text:p>
          </table:table-cell>
          <table:table-cell office:value-type="float" office:value="0.25438639829751" calcext:value-type="float">
            <text:p>0.2543863983</text:p>
          </table:table-cell>
          <table:table-cell office:value-type="float" office:value="0.322520314648091" calcext:value-type="float">
            <text:p>0.3225203146</text:p>
          </table:table-cell>
          <table:table-cell office:value-type="float" office:value="0.43298385054743" calcext:value-type="float">
            <text:p>0.4329838505</text:p>
          </table:table-cell>
          <table:table-cell office:value-type="float" office:value="0.486045938716" calcext:value-type="float">
            <text:p>0.4860459387</text:p>
          </table:table-cell>
          <table:table-cell office:value-type="float" office:value="0.378892449043232" calcext:value-type="float">
            <text:p>0.378892449</text:p>
          </table:table-cell>
          <table:table-cell office:value-type="float" office:value="0.469195793652955" calcext:value-type="float">
            <text:p>0.4691957937</text:p>
          </table:table-cell>
          <table:table-cell office:value-type="float" office:value="0.326809276095823" calcext:value-type="float">
            <text:p>0.3268092761</text:p>
          </table:table-cell>
          <table:table-cell office:value-type="float" office:value="0.292271250350047" calcext:value-type="float">
            <text:p>0.2922712504</text:p>
          </table:table-cell>
          <table:table-cell office:value-type="float" office:value="0.153445139168476" calcext:value-type="float">
            <text:p>0.1534451392</text:p>
          </table:table-cell>
          <table:table-cell office:value-type="float" office:value="0.265373790898333" calcext:value-type="float">
            <text:p>0.2653737909</text:p>
          </table:table-cell>
          <table:table-cell office:value-type="float" office:value="0.105767567170095" calcext:value-type="float">
            <text:p>0.1057675672</text:p>
          </table:table-cell>
          <table:table-cell office:value-type="float" office:value="0.293590644569314" calcext:value-type="float">
            <text:p>0.2935906446</text:p>
          </table:table-cell>
          <table:table-cell office:value-type="float" office:value="0.222741202771803" calcext:value-type="float">
            <text:p>0.2227412028</text:p>
          </table:table-cell>
          <table:table-cell office:value-type="float" office:value="0.154535790980946" calcext:value-type="float">
            <text:p>0.154535791</text:p>
          </table:table-cell>
          <table:table-cell office:value-type="float" office:value="0.285896422720788" calcext:value-type="float">
            <text:p>0.2858964227</text:p>
          </table:table-cell>
          <table:table-cell office:value-type="float" office:value="0.267895989836366" calcext:value-type="float">
            <text:p>0.2678959898</text:p>
          </table:table-cell>
          <table:table-cell office:value-type="float" office:value="0.331197982872627" calcext:value-type="float">
            <text:p>0.3311979829</text:p>
          </table:table-cell>
          <table:table-cell office:value-type="float" office:value="0.349912461332628" calcext:value-type="float">
            <text:p>0.3499124613</text:p>
          </table:table-cell>
          <table:table-cell office:value-type="float" office:value="0.22796271784136" calcext:value-type="float">
            <text:p>0.2279627178</text:p>
          </table:table-cell>
          <table:table-cell office:value-type="float" office:value="0.124789786857887" calcext:value-type="float">
            <text:p>0.1247897869</text:p>
          </table:table-cell>
          <table:table-cell office:value-type="float" office:value="0.149123998724939" calcext:value-type="float">
            <text:p>0.1491239987</text:p>
          </table:table-cell>
          <table:table-cell office:value-type="float" office:value="0.173620217066779" calcext:value-type="float">
            <text:p>0.1736202171</text:p>
          </table:table-cell>
          <table:table-cell office:value-type="float" office:value="0.232503985418286" calcext:value-type="float">
            <text:p>0.2325039854</text:p>
          </table:table-cell>
          <table:table-cell office:value-type="float" office:value="0.13918703707495" calcext:value-type="float">
            <text:p>0.1391870371</text:p>
          </table:table-cell>
          <table:table-cell office:value-type="float" office:value="0.216990471078928" calcext:value-type="float">
            <text:p>0.2169904711</text:p>
          </table:table-cell>
          <table:table-cell office:value-type="float" office:value="0.397030831440222" calcext:value-type="float">
            <text:p>0.3970308314</text:p>
          </table:table-cell>
          <table:table-cell office:value-type="float" office:value="0.369714627188827" calcext:value-type="float">
            <text:p>0.3697146272</text:p>
          </table:table-cell>
          <table:table-cell office:value-type="float" office:value="0.222149256807386" calcext:value-type="float">
            <text:p>0.2221492568</text:p>
          </table:table-cell>
          <table:table-cell office:value-type="float" office:value="0.195554630713406" calcext:value-type="float">
            <text:p>0.1955546307</text:p>
          </table:table-cell>
          <table:table-cell office:value-type="float" office:value="0.241318032976826" calcext:value-type="float">
            <text:p>0.241318033</text:p>
          </table:table-cell>
          <table:table-cell office:value-type="float" office:value="0.281558205463786" calcext:value-type="float">
            <text:p>0.2815582055</text:p>
          </table:table-cell>
          <table:table-cell office:value-type="float" office:value="0.362878610616057" calcext:value-type="float">
            <text:p>0.3628786106</text:p>
          </table:table-cell>
          <table:table-cell office:value-type="float" office:value="0.20534800393878" calcext:value-type="float">
            <text:p>0.2053480039</text:p>
          </table:table-cell>
          <table:table-cell office:value-type="float" office:value="0.250434461388033" calcext:value-type="float">
            <text:p>0.2504344614</text:p>
          </table:table-cell>
          <table:table-cell office:value-type="float" office:value="0.239234410314466" calcext:value-type="float">
            <text:p>0.2392344103</text:p>
          </table:table-cell>
          <table:table-cell office:value-type="float" office:value="0.296713390582703" calcext:value-type="float">
            <text:p>0.2967133906</text:p>
          </table:table-cell>
          <table:table-cell office:value-type="float" office:value="0.238466143345151" calcext:value-type="float">
            <text:p>0.2384661433</text:p>
          </table:table-cell>
          <table:table-cell office:value-type="float" office:value="0.184603969062484" calcext:value-type="float">
            <text:p>0.1846039691</text:p>
          </table:table-cell>
          <table:table-cell office:value-type="float" office:value="0.195589185175903" calcext:value-type="float">
            <text:p>0.1955891852</text:p>
          </table:table-cell>
          <table:table-cell office:value-type="float" office:value="0.272303765509239" calcext:value-type="float">
            <text:p>0.2723037655</text:p>
          </table:table-cell>
          <table:table-cell office:value-type="float" office:value="0.346176545297277" calcext:value-type="float">
            <text:p>0.3461765453</text:p>
          </table:table-cell>
          <table:table-cell office:value-type="float" office:value="0.363041623959794" calcext:value-type="float">
            <text:p>0.363041624</text:p>
          </table:table-cell>
          <table:table-cell office:value-type="float" office:value="0.330405956444535" calcext:value-type="float">
            <text:p>0.3304059564</text:p>
          </table:table-cell>
          <table:table-cell office:value-type="float" office:value="0.405286233592319" calcext:value-type="float">
            <text:p>0.4052862336</text:p>
          </table:table-cell>
          <table:table-cell office:value-type="float" office:value="0.364539406164219" calcext:value-type="float">
            <text:p>0.3645394062</text:p>
          </table:table-cell>
          <table:table-cell office:value-type="float" office:value="0.357847880860321" calcext:value-type="float">
            <text:p>0.3578478809</text:p>
          </table:table-cell>
          <table:table-cell office:value-type="float" office:value="0.259391462971627" calcext:value-type="float">
            <text:p>0.259391463</text:p>
          </table:table-cell>
          <table:table-cell office:value-type="float" office:value="0.18018784011018" calcext:value-type="float">
            <text:p>0.1801878401</text:p>
          </table:table-cell>
          <table:table-cell office:value-type="float" office:value="0.306001646415899" calcext:value-type="float">
            <text:p>0.3060016464</text:p>
          </table:table-cell>
          <table:table-cell office:value-type="float" office:value="0.185732951683328" calcext:value-type="float">
            <text:p>0.1857329517</text:p>
          </table:table-cell>
          <table:table-cell office:value-type="float" office:value="0.248862441281596" calcext:value-type="float">
            <text:p>0.2488624413</text:p>
          </table:table-cell>
          <table:table-cell office:value-type="float" office:value="0.352833846931538" calcext:value-type="float">
            <text:p>0.3528338469</text:p>
          </table:table-cell>
          <table:table-cell office:value-type="float" office:value="0.228731859683999" calcext:value-type="float">
            <text:p>0.2287318597</text:p>
          </table:table-cell>
          <table:table-cell office:value-type="float" office:value="0.216811344756069" calcext:value-type="float">
            <text:p>0.2168113448</text:p>
          </table:table-cell>
          <table:table-cell office:value-type="float" office:value="0.32614348028444" calcext:value-type="float">
            <text:p>0.3261434803</text:p>
          </table:table-cell>
          <table:table-cell office:value-type="float" office:value="0.329091064411042" calcext:value-type="float">
            <text:p>0.3290910644</text:p>
          </table:table-cell>
          <table:table-cell office:value-type="float" office:value="0.268178419427423" calcext:value-type="float">
            <text:p>0.2681784194</text:p>
          </table:table-cell>
          <table:table-cell office:value-type="float" office:value="0.402403843213284" calcext:value-type="float">
            <text:p>0.4024038432</text:p>
          </table:table-cell>
          <table:table-cell office:value-type="float" office:value="0.458190659563073" calcext:value-type="float">
            <text:p>0.4581906596</text:p>
          </table:table-cell>
          <table:table-cell office:value-type="float" office:value="0.256156081945608" calcext:value-type="float">
            <text:p>0.2561560819</text:p>
          </table:table-cell>
          <table:table-cell office:value-type="float" office:value="0.297779850898524" calcext:value-type="float">
            <text:p>0.2977798509</text:p>
          </table:table-cell>
          <table:table-cell office:value-type="float" office:value="0.365094956727855" calcext:value-type="float">
            <text:p>0.3650949567</text:p>
          </table:table-cell>
          <table:table-cell office:value-type="float" office:value="0.277709652630372" calcext:value-type="float">
            <text:p>0.2777096526</text:p>
          </table:table-cell>
          <table:table-cell office:value-type="float" office:value="0.251608012370511" calcext:value-type="float">
            <text:p>0.2516080124</text:p>
          </table:table-cell>
          <table:table-cell office:value-type="float" office:value="0.244650617503336" calcext:value-type="float">
            <text:p>0.2446506175</text:p>
          </table:table-cell>
          <table:table-cell office:value-type="float" office:value="0.315805883716774" calcext:value-type="float">
            <text:p>0.3158058837</text:p>
          </table:table-cell>
          <table:table-cell office:value-type="float" office:value="0.390712630430585" calcext:value-type="float">
            <text:p>0.3907126304</text:p>
          </table:table-cell>
          <table:table-cell office:value-type="float" office:value="0.181152715865214" calcext:value-type="float">
            <text:p>0.1811527159</text:p>
          </table:table-cell>
          <table:table-cell office:value-type="float" office:value="0.238562421667562" calcext:value-type="float">
            <text:p>0.2385624217</text:p>
          </table:table-cell>
          <table:table-cell office:value-type="float" office:value="0.341683551633609" calcext:value-type="float">
            <text:p>0.3416835516</text:p>
          </table:table-cell>
          <table:table-cell office:value-type="float" office:value="0.244644951356584" calcext:value-type="float">
            <text:p>0.2446449514</text:p>
          </table:table-cell>
          <table:table-cell office:value-type="float" office:value="0.315305053995549" calcext:value-type="float">
            <text:p>0.315305054</text:p>
          </table:table-cell>
          <table:table-cell office:value-type="float" office:value="0.36011155588644" calcext:value-type="float">
            <text:p>0.3601115559</text:p>
          </table:table-cell>
          <table:table-cell office:value-type="float" office:value="0.347004246324236" calcext:value-type="float">
            <text:p>0.3470042463</text:p>
          </table:table-cell>
          <table:table-cell office:value-type="float" office:value="0.216926775403997" calcext:value-type="float">
            <text:p>0.2169267754</text:p>
          </table:table-cell>
          <table:table-cell office:value-type="float" office:value="0.312368406631442" calcext:value-type="float">
            <text:p>0.3123684066</text:p>
          </table:table-cell>
          <table:table-cell office:value-type="float" office:value="0.287601829836774" calcext:value-type="float">
            <text:p>0.2876018298</text:p>
          </table:table-cell>
          <table:table-cell office:value-type="float" office:value="0.239966251229512" calcext:value-type="float">
            <text:p>0.2399662512</text:p>
          </table:table-cell>
          <table:table-cell office:value-type="float" office:value="0.380792930262621" calcext:value-type="float">
            <text:p>0.3807929303</text:p>
          </table:table-cell>
          <table:table-cell office:value-type="float" office:value="0.423739220511864" calcext:value-type="float">
            <text:p>0.4237392205</text:p>
          </table:table-cell>
          <table:table-cell office:value-type="float" office:value="0.666345916738866" calcext:value-type="float">
            <text:p>0.6663459167</text:p>
          </table:table-cell>
          <table:table-cell office:value-type="float" office:value="0.55448062861051" calcext:value-type="float">
            <text:p>0.5544806286</text:p>
          </table:table-cell>
          <table:table-cell office:value-type="float" office:value="0.614632134324121" calcext:value-type="float">
            <text:p>0.6146321343</text:p>
          </table:table-cell>
          <table:table-cell office:value-type="float" office:value="0.374987629027482" calcext:value-type="float">
            <text:p>0.374987629</text:p>
          </table:table-cell>
          <table:table-cell office:value-type="float" office:value="0.271925665507852" calcext:value-type="float">
            <text:p>0.2719256655</text:p>
          </table:table-cell>
          <table:table-cell office:value-type="float" office:value="0.408561288373641" calcext:value-type="float">
            <text:p>0.4085612884</text:p>
          </table:table-cell>
          <table:table-cell office:value-type="float" office:value="0.442247642097007" calcext:value-type="float">
            <text:p>0.4422476421</text:p>
          </table:table-cell>
          <table:table-cell office:value-type="float" office:value="0.413417453306988" calcext:value-type="float">
            <text:p>0.4134174533</text:p>
          </table:table-cell>
          <table:table-cell office:value-type="float" office:value="0.316545346186347" calcext:value-type="float">
            <text:p>0.3165453462</text:p>
          </table:table-cell>
          <table:table-cell office:value-type="float" office:value="0.339066757301857" calcext:value-type="float">
            <text:p>0.3390667573</text:p>
          </table:table-cell>
          <table:table-cell office:value-type="float" office:value="0.22945093720302" calcext:value-type="float">
            <text:p>0.2294509372</text:p>
          </table:table-cell>
          <table:table-cell office:value-type="float" office:value="0.277008484986657" calcext:value-type="float">
            <text:p>0.277008485</text:p>
          </table:table-cell>
          <table:table-cell office:value-type="float" office:value="0.176985098307547" calcext:value-type="float">
            <text:p>0.1769850983</text:p>
          </table:table-cell>
          <table:table-cell office:value-type="float" office:value="0.156870102911703" calcext:value-type="float">
            <text:p>0.1568701029</text:p>
          </table:table-cell>
          <table:table-cell office:value-type="float" office:value="0.330634463630575" calcext:value-type="float">
            <text:p>0.3306344636</text:p>
          </table:table-cell>
          <table:table-cell office:value-type="float" office:value="0.318732595116557" calcext:value-type="float">
            <text:p>0.3187325951</text:p>
          </table:table-cell>
          <table:table-cell office:value-type="float" office:value="0.226096377681328" calcext:value-type="float">
            <text:p>0.2260963777</text:p>
          </table:table-cell>
          <table:table-cell office:value-type="float" office:value="0.20857846874489" calcext:value-type="float">
            <text:p>0.2085784687</text:p>
          </table:table-cell>
          <table:table-cell office:value-type="float" office:value="0.207732909019906" calcext:value-type="float">
            <text:p>0.207732909</text:p>
          </table:table-cell>
          <table:table-cell office:value-type="float" office:value="0.262532707431826" calcext:value-type="float">
            <text:p>0.2625327074</text:p>
          </table:table-cell>
          <table:table-cell office:value-type="float" office:value="0.275912982040218" calcext:value-type="float">
            <text:p>0.275912982</text:p>
          </table:table-cell>
          <table:table-cell office:value-type="float" office:value="0.291016897223033" calcext:value-type="float">
            <text:p>0.2910168972</text:p>
          </table:table-cell>
          <table:table-cell office:value-type="float" office:value="0.318530426379924" calcext:value-type="float">
            <text:p>0.3185304264</text:p>
          </table:table-cell>
          <table:table-cell office:value-type="float" office:value="0.452060810054043" calcext:value-type="float">
            <text:p>0.4520608101</text:p>
          </table:table-cell>
          <table:table-cell office:value-type="float" office:value="0.389794407897757" calcext:value-type="float">
            <text:p>0.3897944079</text:p>
          </table:table-cell>
          <table:table-cell office:value-type="float" office:value="0.405666692447015" calcext:value-type="float">
            <text:p>0.4056666924</text:p>
          </table:table-cell>
          <table:table-cell office:value-type="float" office:value="0.489933666457822" calcext:value-type="float">
            <text:p>0.4899336665</text:p>
          </table:table-cell>
          <table:table-cell office:value-type="float" office:value="0.469683439770546" calcext:value-type="float">
            <text:p>0.4696834398</text:p>
          </table:table-cell>
          <table:table-cell office:value-type="float" office:value="0.420273003638267" calcext:value-type="float">
            <text:p>0.4202730036</text:p>
          </table:table-cell>
          <table:table-cell office:value-type="float" office:value="0.422976517920411" calcext:value-type="float">
            <text:p>0.4229765179</text:p>
          </table:table-cell>
          <table:table-cell office:value-type="float" office:value="0.429141183829167" calcext:value-type="float">
            <text:p>0.4291411838</text:p>
          </table:table-cell>
          <table:table-cell office:value-type="float" office:value="0.336498223437736" calcext:value-type="float">
            <text:p>0.33649822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08499" calcext:value-type="float">
            <text:p>1808499</text:p>
          </table:table-cell>
          <table:table-cell table:formula="of:=AVERAGE([.E7:.GL7])" office:value-type="float" office:value="0.307630616644636" calcext:value-type="float">
            <text:p>0.3076306166</text:p>
          </table:table-cell>
          <table:table-cell/>
          <table:table-cell office:value-type="float" office:value="0.205095953852733" calcext:value-type="float">
            <text:p>0.2050959539</text:p>
          </table:table-cell>
          <table:table-cell office:value-type="float" office:value="0.220160534236659" calcext:value-type="float">
            <text:p>0.2201605342</text:p>
          </table:table-cell>
          <table:table-cell office:value-type="float" office:value="0.147962165750453" calcext:value-type="float">
            <text:p>0.1479621658</text:p>
          </table:table-cell>
          <table:table-cell office:value-type="float" office:value="0.208472764074931" calcext:value-type="float">
            <text:p>0.2084727641</text:p>
          </table:table-cell>
          <table:table-cell office:value-type="float" office:value="0.238078645520217" calcext:value-type="float">
            <text:p>0.2380786455</text:p>
          </table:table-cell>
          <table:table-cell office:value-type="float" office:value="0.349231647975044" calcext:value-type="float">
            <text:p>0.349231648</text:p>
          </table:table-cell>
          <table:table-cell office:value-type="float" office:value="0.251848402805795" calcext:value-type="float">
            <text:p>0.2518484028</text:p>
          </table:table-cell>
          <table:table-cell office:value-type="float" office:value="0.305447221405024" calcext:value-type="float">
            <text:p>0.3054472214</text:p>
          </table:table-cell>
          <table:table-cell office:value-type="float" office:value="0.388228896212208" calcext:value-type="float">
            <text:p>0.3882288962</text:p>
          </table:table-cell>
          <table:table-cell office:value-type="float" office:value="0.298916603131015" calcext:value-type="float">
            <text:p>0.2989166031</text:p>
          </table:table-cell>
          <table:table-cell office:value-type="float" office:value="0.321911728740265" calcext:value-type="float">
            <text:p>0.3219117287</text:p>
          </table:table-cell>
          <table:table-cell office:value-type="float" office:value="0.392501895983401" calcext:value-type="float">
            <text:p>0.392501896</text:p>
          </table:table-cell>
          <table:table-cell office:value-type="float" office:value="0.266982415398083" calcext:value-type="float">
            <text:p>0.2669824154</text:p>
          </table:table-cell>
          <table:table-cell office:value-type="float" office:value="0.232872403906063" calcext:value-type="float">
            <text:p>0.2328724039</text:p>
          </table:table-cell>
          <table:table-cell office:value-type="float" office:value="0.221328995518211" calcext:value-type="float">
            <text:p>0.2213289955</text:p>
          </table:table-cell>
          <table:table-cell office:value-type="float" office:value="0.195457757741589" calcext:value-type="float">
            <text:p>0.1954577577</text:p>
          </table:table-cell>
          <table:table-cell office:value-type="float" office:value="0.125916907300556" calcext:value-type="float">
            <text:p>0.1259169073</text:p>
          </table:table-cell>
          <table:table-cell office:value-type="float" office:value="0.202271350102622" calcext:value-type="float">
            <text:p>0.2022713501</text:p>
          </table:table-cell>
          <table:table-cell office:value-type="float" office:value="0.18336463102939" calcext:value-type="float">
            <text:p>0.183364631</text:p>
          </table:table-cell>
          <table:table-cell office:value-type="float" office:value="0.365141161892869" calcext:value-type="float">
            <text:p>0.3651411619</text:p>
          </table:table-cell>
          <table:table-cell office:value-type="float" office:value="0.451636054699673" calcext:value-type="float">
            <text:p>0.4516360547</text:p>
          </table:table-cell>
          <table:table-cell office:value-type="float" office:value="0.43502180232866" calcext:value-type="float">
            <text:p>0.4350218023</text:p>
          </table:table-cell>
          <table:table-cell office:value-type="float" office:value="0.457766317883994" calcext:value-type="float">
            <text:p>0.4577663179</text:p>
          </table:table-cell>
          <table:table-cell office:value-type="float" office:value="0.523374008794204" calcext:value-type="float">
            <text:p>0.5233740088</text:p>
          </table:table-cell>
          <table:table-cell office:value-type="float" office:value="0.470077797282805" calcext:value-type="float">
            <text:p>0.4700777973</text:p>
          </table:table-cell>
          <table:table-cell office:value-type="float" office:value="0.431132000272921" calcext:value-type="float">
            <text:p>0.4311320003</text:p>
          </table:table-cell>
          <table:table-cell office:value-type="float" office:value="0.393660422613374" calcext:value-type="float">
            <text:p>0.3936604226</text:p>
          </table:table-cell>
          <table:table-cell office:value-type="float" office:value="0.367278418261787" calcext:value-type="float">
            <text:p>0.3672784183</text:p>
          </table:table-cell>
          <table:table-cell office:value-type="float" office:value="0.274056223595043" calcext:value-type="float">
            <text:p>0.2740562236</text:p>
          </table:table-cell>
          <table:table-cell office:value-type="float" office:value="0.250829905627465" calcext:value-type="float">
            <text:p>0.2508299056</text:p>
          </table:table-cell>
          <table:table-cell office:value-type="float" office:value="0.155863125300876" calcext:value-type="float">
            <text:p>0.1558631253</text:p>
          </table:table-cell>
          <table:table-cell office:value-type="float" office:value="0.225022682823398" calcext:value-type="float">
            <text:p>0.2250226828</text:p>
          </table:table-cell>
          <table:table-cell office:value-type="float" office:value="0.170349999902097" calcext:value-type="float">
            <text:p>0.1703499999</text:p>
          </table:table-cell>
          <table:table-cell office:value-type="float" office:value="0.157123591706375" calcext:value-type="float">
            <text:p>0.1571235917</text:p>
          </table:table-cell>
          <table:table-cell office:value-type="float" office:value="0.361138323218063" calcext:value-type="float">
            <text:p>0.3611383232</text:p>
          </table:table-cell>
          <table:table-cell office:value-type="float" office:value="0.314260422380471" calcext:value-type="float">
            <text:p>0.3142604224</text:p>
          </table:table-cell>
          <table:table-cell office:value-type="float" office:value="0.273684502363766" calcext:value-type="float">
            <text:p>0.2736845024</text:p>
          </table:table-cell>
          <table:table-cell office:value-type="float" office:value="0.331057765512934" calcext:value-type="float">
            <text:p>0.3310577655</text:p>
          </table:table-cell>
          <table:table-cell office:value-type="float" office:value="0.405144527742031" calcext:value-type="float">
            <text:p>0.4051445277</text:p>
          </table:table-cell>
          <table:table-cell office:value-type="float" office:value="0.241441056332722" calcext:value-type="float">
            <text:p>0.2414410563</text:p>
          </table:table-cell>
          <table:table-cell office:value-type="float" office:value="0.445747714285718" calcext:value-type="float">
            <text:p>0.4457477143</text:p>
          </table:table-cell>
          <table:table-cell office:value-type="float" office:value="0.339970175629225" calcext:value-type="float">
            <text:p>0.3399701756</text:p>
          </table:table-cell>
          <table:table-cell office:value-type="float" office:value="0.292624440493826" calcext:value-type="float">
            <text:p>0.2926244405</text:p>
          </table:table-cell>
          <table:table-cell office:value-type="float" office:value="0.287647382903552" calcext:value-type="float">
            <text:p>0.2876473829</text:p>
          </table:table-cell>
          <table:table-cell office:value-type="float" office:value="0.195633210558839" calcext:value-type="float">
            <text:p>0.1956332106</text:p>
          </table:table-cell>
          <table:table-cell office:value-type="float" office:value="0.202720053355555" calcext:value-type="float">
            <text:p>0.2027200534</text:p>
          </table:table-cell>
          <table:table-cell office:value-type="float" office:value="0.36780206762394" calcext:value-type="float">
            <text:p>0.3678020676</text:p>
          </table:table-cell>
          <table:table-cell office:value-type="float" office:value="0.28756171930381" calcext:value-type="float">
            <text:p>0.2875617193</text:p>
          </table:table-cell>
          <table:table-cell office:value-type="float" office:value="0.458714990890081" calcext:value-type="float">
            <text:p>0.4587149909</text:p>
          </table:table-cell>
          <table:table-cell office:value-type="float" office:value="0.445785317288151" calcext:value-type="float">
            <text:p>0.4457853173</text:p>
          </table:table-cell>
          <table:table-cell office:value-type="float" office:value="0.502736821289206" calcext:value-type="float">
            <text:p>0.5027368213</text:p>
          </table:table-cell>
          <table:table-cell office:value-type="float" office:value="0.442563968680695" calcext:value-type="float">
            <text:p>0.4425639687</text:p>
          </table:table-cell>
          <table:table-cell office:value-type="float" office:value="0.46431135530876" calcext:value-type="float">
            <text:p>0.4643113553</text:p>
          </table:table-cell>
          <table:table-cell office:value-type="float" office:value="0.472882647783196" calcext:value-type="float">
            <text:p>0.4728826478</text:p>
          </table:table-cell>
          <table:table-cell office:value-type="float" office:value="0.505222511406291" calcext:value-type="float">
            <text:p>0.5052225114</text:p>
          </table:table-cell>
          <table:table-cell office:value-type="float" office:value="0.588300771352444" calcext:value-type="float">
            <text:p>0.5883007714</text:p>
          </table:table-cell>
          <table:table-cell office:value-type="float" office:value="0.203999574565711" calcext:value-type="float">
            <text:p>0.2039995746</text:p>
          </table:table-cell>
          <table:table-cell office:value-type="float" office:value="0.161878462243606" calcext:value-type="float">
            <text:p>0.1618784622</text:p>
          </table:table-cell>
          <table:table-cell office:value-type="float" office:value="0.178566828022233" calcext:value-type="float">
            <text:p>0.178566828</text:p>
          </table:table-cell>
          <table:table-cell office:value-type="float" office:value="0.141492880754078" calcext:value-type="float">
            <text:p>0.1414928808</text:p>
          </table:table-cell>
          <table:table-cell office:value-type="float" office:value="0.199068356002694" calcext:value-type="float">
            <text:p>0.199068356</text:p>
          </table:table-cell>
          <table:table-cell office:value-type="float" office:value="0.241315035750272" calcext:value-type="float">
            <text:p>0.2413150358</text:p>
          </table:table-cell>
          <table:table-cell office:value-type="float" office:value="0.344250463412699" calcext:value-type="float">
            <text:p>0.3442504634</text:p>
          </table:table-cell>
          <table:table-cell office:value-type="float" office:value="0.419876346826513" calcext:value-type="float">
            <text:p>0.4198763468</text:p>
          </table:table-cell>
          <table:table-cell office:value-type="float" office:value="0.526351345269501" calcext:value-type="float">
            <text:p>0.5263513453</text:p>
          </table:table-cell>
          <table:table-cell office:value-type="float" office:value="0.523944326151935" calcext:value-type="float">
            <text:p>0.5239443262</text:p>
          </table:table-cell>
          <table:table-cell office:value-type="float" office:value="0.448519194216672" calcext:value-type="float">
            <text:p>0.4485191942</text:p>
          </table:table-cell>
          <table:table-cell office:value-type="float" office:value="0.471020898720923" calcext:value-type="float">
            <text:p>0.4710208987</text:p>
          </table:table-cell>
          <table:table-cell office:value-type="float" office:value="0.407232688600169" calcext:value-type="float">
            <text:p>0.4072326886</text:p>
          </table:table-cell>
          <table:table-cell office:value-type="float" office:value="0.463945898415912" calcext:value-type="float">
            <text:p>0.4639458984</text:p>
          </table:table-cell>
          <table:table-cell office:value-type="float" office:value="0.408821997029788" calcext:value-type="float">
            <text:p>0.408821997</text:p>
          </table:table-cell>
          <table:table-cell office:value-type="float" office:value="0.454720171216186" calcext:value-type="float">
            <text:p>0.4547201712</text:p>
          </table:table-cell>
          <table:table-cell office:value-type="float" office:value="0.207221796607654" calcext:value-type="float">
            <text:p>0.2072217966</text:p>
          </table:table-cell>
          <table:table-cell office:value-type="float" office:value="0.326603626464327" calcext:value-type="float">
            <text:p>0.3266036265</text:p>
          </table:table-cell>
          <table:table-cell office:value-type="float" office:value="0.203831176602497" calcext:value-type="float">
            <text:p>0.2038311766</text:p>
          </table:table-cell>
          <table:table-cell office:value-type="float" office:value="0.149655659244893" calcext:value-type="float">
            <text:p>0.1496556592</text:p>
          </table:table-cell>
          <table:table-cell office:value-type="float" office:value="0.159709103402263" calcext:value-type="float">
            <text:p>0.1597091034</text:p>
          </table:table-cell>
          <table:table-cell office:value-type="float" office:value="0.185872746450911" calcext:value-type="float">
            <text:p>0.1858727465</text:p>
          </table:table-cell>
          <table:table-cell office:value-type="float" office:value="0.222224672944279" calcext:value-type="float">
            <text:p>0.2222246729</text:p>
          </table:table-cell>
          <table:table-cell office:value-type="float" office:value="0.274230503236828" calcext:value-type="float">
            <text:p>0.2742305032</text:p>
          </table:table-cell>
          <table:table-cell office:value-type="float" office:value="0.38325188323166" calcext:value-type="float">
            <text:p>0.3832518832</text:p>
          </table:table-cell>
          <table:table-cell office:value-type="float" office:value="0.482918141436003" calcext:value-type="float">
            <text:p>0.4829181414</text:p>
          </table:table-cell>
          <table:table-cell office:value-type="float" office:value="0.341337693126944" calcext:value-type="float">
            <text:p>0.3413376931</text:p>
          </table:table-cell>
          <table:table-cell office:value-type="float" office:value="0.428701151635204" calcext:value-type="float">
            <text:p>0.4287011516</text:p>
          </table:table-cell>
          <table:table-cell office:value-type="float" office:value="0.354649388070589" calcext:value-type="float">
            <text:p>0.3546493881</text:p>
          </table:table-cell>
          <table:table-cell office:value-type="float" office:value="0.260116391814373" calcext:value-type="float">
            <text:p>0.2601163918</text:p>
          </table:table-cell>
          <table:table-cell office:value-type="float" office:value="0.12220668484204" calcext:value-type="float">
            <text:p>0.1222066848</text:p>
          </table:table-cell>
          <table:table-cell office:value-type="float" office:value="0.15357790894996" calcext:value-type="float">
            <text:p>0.1535779089</text:p>
          </table:table-cell>
          <table:table-cell office:value-type="float" office:value="0.207956330939334" calcext:value-type="float">
            <text:p>0.2079563309</text:p>
          </table:table-cell>
          <table:table-cell office:value-type="float" office:value="0.260279714706905" calcext:value-type="float">
            <text:p>0.2602797147</text:p>
          </table:table-cell>
          <table:table-cell office:value-type="float" office:value="0.265487058960579" calcext:value-type="float">
            <text:p>0.265487059</text:p>
          </table:table-cell>
          <table:table-cell office:value-type="float" office:value="0.282508543702122" calcext:value-type="float">
            <text:p>0.2825085437</text:p>
          </table:table-cell>
          <table:table-cell office:value-type="float" office:value="0.373721223161832" calcext:value-type="float">
            <text:p>0.3737212232</text:p>
          </table:table-cell>
          <table:table-cell office:value-type="float" office:value="0.262147666479883" calcext:value-type="float">
            <text:p>0.2621476665</text:p>
          </table:table-cell>
          <table:table-cell office:value-type="float" office:value="0.306581423206706" calcext:value-type="float">
            <text:p>0.3065814232</text:p>
          </table:table-cell>
          <table:table-cell office:value-type="float" office:value="0.378300135934254" calcext:value-type="float">
            <text:p>0.3783001359</text:p>
          </table:table-cell>
          <table:table-cell office:value-type="float" office:value="0.301798817951754" calcext:value-type="float">
            <text:p>0.301798818</text:p>
          </table:table-cell>
          <table:table-cell office:value-type="float" office:value="0.140454454546205" calcext:value-type="float">
            <text:p>0.1404544545</text:p>
          </table:table-cell>
          <table:table-cell office:value-type="float" office:value="0.137166444174093" calcext:value-type="float">
            <text:p>0.1371664442</text:p>
          </table:table-cell>
          <table:table-cell office:value-type="float" office:value="0.0762867941545829" calcext:value-type="float">
            <text:p>0.0762867942</text:p>
          </table:table-cell>
          <table:table-cell office:value-type="float" office:value="0.205150559972741" calcext:value-type="float">
            <text:p>0.20515056</text:p>
          </table:table-cell>
          <table:table-cell office:value-type="float" office:value="0.248721108258617" calcext:value-type="float">
            <text:p>0.2487211083</text:p>
          </table:table-cell>
          <table:table-cell office:value-type="float" office:value="0.275602807180377" calcext:value-type="float">
            <text:p>0.2756028072</text:p>
          </table:table-cell>
          <table:table-cell office:value-type="float" office:value="0.336162549284635" calcext:value-type="float">
            <text:p>0.3361625493</text:p>
          </table:table-cell>
          <table:table-cell office:value-type="float" office:value="0.30679591698755" calcext:value-type="float">
            <text:p>0.306795917</text:p>
          </table:table-cell>
          <table:table-cell office:value-type="float" office:value="0.263956165293306" calcext:value-type="float">
            <text:p>0.2639561653</text:p>
          </table:table-cell>
          <table:table-cell office:value-type="float" office:value="0.270620646299642" calcext:value-type="float">
            <text:p>0.2706206463</text:p>
          </table:table-cell>
          <table:table-cell office:value-type="float" office:value="0.225276008927239" calcext:value-type="float">
            <text:p>0.2252760089</text:p>
          </table:table-cell>
          <table:table-cell office:value-type="float" office:value="0.164243290671115" calcext:value-type="float">
            <text:p>0.1642432907</text:p>
          </table:table-cell>
          <table:table-cell office:value-type="float" office:value="0.203313601387671" calcext:value-type="float">
            <text:p>0.2033136014</text:p>
          </table:table-cell>
          <table:table-cell office:value-type="float" office:value="0.155425850955168" calcext:value-type="float">
            <text:p>0.155425851</text:p>
          </table:table-cell>
          <table:table-cell office:value-type="float" office:value="0.267546673628551" calcext:value-type="float">
            <text:p>0.2675466736</text:p>
          </table:table-cell>
          <table:table-cell office:value-type="float" office:value="0.274585348437391" calcext:value-type="float">
            <text:p>0.2745853484</text:p>
          </table:table-cell>
          <table:table-cell office:value-type="float" office:value="0.296867895630099" calcext:value-type="float">
            <text:p>0.2968678956</text:p>
          </table:table-cell>
          <table:table-cell office:value-type="float" office:value="0.229772397286439" calcext:value-type="float">
            <text:p>0.2297723973</text:p>
          </table:table-cell>
          <table:table-cell office:value-type="float" office:value="0.202079760846461" calcext:value-type="float">
            <text:p>0.2020797608</text:p>
          </table:table-cell>
          <table:table-cell office:value-type="float" office:value="0.220414715033895" calcext:value-type="float">
            <text:p>0.220414715</text:p>
          </table:table-cell>
          <table:table-cell office:value-type="float" office:value="0.227991232522417" calcext:value-type="float">
            <text:p>0.2279912325</text:p>
          </table:table-cell>
          <table:table-cell office:value-type="float" office:value="0.323707676447723" calcext:value-type="float">
            <text:p>0.3237076764</text:p>
          </table:table-cell>
          <table:table-cell office:value-type="float" office:value="0.347088847936439" calcext:value-type="float">
            <text:p>0.3470888479</text:p>
          </table:table-cell>
          <table:table-cell office:value-type="float" office:value="0.301644586871334" calcext:value-type="float">
            <text:p>0.3016445869</text:p>
          </table:table-cell>
          <table:table-cell office:value-type="float" office:value="0.334895827533017" calcext:value-type="float">
            <text:p>0.3348958275</text:p>
          </table:table-cell>
          <table:table-cell office:value-type="float" office:value="0.388182627581023" calcext:value-type="float">
            <text:p>0.3881826276</text:p>
          </table:table-cell>
          <table:table-cell office:value-type="float" office:value="0.337481622159944" calcext:value-type="float">
            <text:p>0.3374816222</text:p>
          </table:table-cell>
          <table:table-cell office:value-type="float" office:value="0.292790372046296" calcext:value-type="float">
            <text:p>0.292790372</text:p>
          </table:table-cell>
          <table:table-cell office:value-type="float" office:value="0.218265683231382" calcext:value-type="float">
            <text:p>0.2182656832</text:p>
          </table:table-cell>
          <table:table-cell office:value-type="float" office:value="0.254630462924059" calcext:value-type="float">
            <text:p>0.2546304629</text:p>
          </table:table-cell>
          <table:table-cell office:value-type="float" office:value="0.263494545256641" calcext:value-type="float">
            <text:p>0.2634945453</text:p>
          </table:table-cell>
          <table:table-cell office:value-type="float" office:value="0.258281656289859" calcext:value-type="float">
            <text:p>0.2582816563</text:p>
          </table:table-cell>
          <table:table-cell office:value-type="float" office:value="0.316756301536562" calcext:value-type="float">
            <text:p>0.3167563015</text:p>
          </table:table-cell>
          <table:table-cell office:value-type="float" office:value="0.261909011925552" calcext:value-type="float">
            <text:p>0.2619090119</text:p>
          </table:table-cell>
          <table:table-cell office:value-type="float" office:value="0.227044309287318" calcext:value-type="float">
            <text:p>0.2270443093</text:p>
          </table:table-cell>
          <table:table-cell office:value-type="float" office:value="0.258980736863058" calcext:value-type="float">
            <text:p>0.2589807369</text:p>
          </table:table-cell>
          <table:table-cell office:value-type="float" office:value="0.302002444079187" calcext:value-type="float">
            <text:p>0.3020024441</text:p>
          </table:table-cell>
          <table:table-cell office:value-type="float" office:value="0.367753172106514" calcext:value-type="float">
            <text:p>0.3677531721</text:p>
          </table:table-cell>
          <table:table-cell office:value-type="float" office:value="0.384793902567139" calcext:value-type="float">
            <text:p>0.3847939026</text:p>
          </table:table-cell>
          <table:table-cell office:value-type="float" office:value="0.369481791149047" calcext:value-type="float">
            <text:p>0.3694817911</text:p>
          </table:table-cell>
          <table:table-cell office:value-type="float" office:value="0.359213879314004" calcext:value-type="float">
            <text:p>0.3592138793</text:p>
          </table:table-cell>
          <table:table-cell office:value-type="float" office:value="0.291546653229714" calcext:value-type="float">
            <text:p>0.2915466532</text:p>
          </table:table-cell>
          <table:table-cell office:value-type="float" office:value="0.325635523191758" calcext:value-type="float">
            <text:p>0.3256355232</text:p>
          </table:table-cell>
          <table:table-cell office:value-type="float" office:value="0.271241701496165" calcext:value-type="float">
            <text:p>0.2712417015</text:p>
          </table:table-cell>
          <table:table-cell office:value-type="float" office:value="0.191426057096465" calcext:value-type="float">
            <text:p>0.1914260571</text:p>
          </table:table-cell>
          <table:table-cell office:value-type="float" office:value="0.215159644391916" calcext:value-type="float">
            <text:p>0.2151596444</text:p>
          </table:table-cell>
          <table:table-cell office:value-type="float" office:value="0.313465972347279" calcext:value-type="float">
            <text:p>0.3134659723</text:p>
          </table:table-cell>
          <table:table-cell office:value-type="float" office:value="0.403373167732415" calcext:value-type="float">
            <text:p>0.4033731677</text:p>
          </table:table-cell>
          <table:table-cell office:value-type="float" office:value="0.32018065421815" calcext:value-type="float">
            <text:p>0.3201806542</text:p>
          </table:table-cell>
          <table:table-cell office:value-type="float" office:value="0.320025545897224" calcext:value-type="float">
            <text:p>0.3200255459</text:p>
          </table:table-cell>
          <table:table-cell office:value-type="float" office:value="0.347904676800933" calcext:value-type="float">
            <text:p>0.3479046768</text:p>
          </table:table-cell>
          <table:table-cell office:value-type="float" office:value="0.385364122801982" calcext:value-type="float">
            <text:p>0.3853641228</text:p>
          </table:table-cell>
          <table:table-cell office:value-type="float" office:value="0.317630239245378" calcext:value-type="float">
            <text:p>0.3176302392</text:p>
          </table:table-cell>
          <table:table-cell office:value-type="float" office:value="0.322566647752366" calcext:value-type="float">
            <text:p>0.3225666478</text:p>
          </table:table-cell>
          <table:table-cell office:value-type="float" office:value="0.298391175816445" calcext:value-type="float">
            <text:p>0.2983911758</text:p>
          </table:table-cell>
          <table:table-cell office:value-type="float" office:value="0.514559568329542" calcext:value-type="float">
            <text:p>0.5145595683</text:p>
          </table:table-cell>
          <table:table-cell office:value-type="float" office:value="0.381449697815933" calcext:value-type="float">
            <text:p>0.3814496978</text:p>
          </table:table-cell>
          <table:table-cell office:value-type="float" office:value="0.303149189978162" calcext:value-type="float">
            <text:p>0.30314919</text:p>
          </table:table-cell>
          <table:table-cell office:value-type="float" office:value="0.346380502539751" calcext:value-type="float">
            <text:p>0.3463805025</text:p>
          </table:table-cell>
          <table:table-cell office:value-type="float" office:value="0.45746453457821" calcext:value-type="float">
            <text:p>0.4574645346</text:p>
          </table:table-cell>
          <table:table-cell office:value-type="float" office:value="0.497448040109968" calcext:value-type="float">
            <text:p>0.4974480401</text:p>
          </table:table-cell>
          <table:table-cell office:value-type="float" office:value="0.346113799006092" calcext:value-type="float">
            <text:p>0.346113799</text:p>
          </table:table-cell>
          <table:table-cell office:value-type="float" office:value="0.331240008887901" calcext:value-type="float">
            <text:p>0.3312400089</text:p>
          </table:table-cell>
          <table:table-cell office:value-type="float" office:value="0.386706360978521" calcext:value-type="float">
            <text:p>0.386706361</text:p>
          </table:table-cell>
          <table:table-cell office:value-type="float" office:value="0.387100156689285" calcext:value-type="float">
            <text:p>0.3871001567</text:p>
          </table:table-cell>
          <table:table-cell office:value-type="float" office:value="0.424005752201331" calcext:value-type="float">
            <text:p>0.4240057522</text:p>
          </table:table-cell>
          <table:table-cell office:value-type="float" office:value="0.373024002913921" calcext:value-type="float">
            <text:p>0.3730240029</text:p>
          </table:table-cell>
          <table:table-cell office:value-type="float" office:value="0.309262201081408" calcext:value-type="float">
            <text:p>0.3092622011</text:p>
          </table:table-cell>
          <table:table-cell office:value-type="float" office:value="0.175038629470478" calcext:value-type="float">
            <text:p>0.1750386295</text:p>
          </table:table-cell>
          <table:table-cell office:value-type="float" office:value="0.361353731544136" calcext:value-type="float">
            <text:p>0.3613537315</text:p>
          </table:table-cell>
          <table:table-cell office:value-type="float" office:value="0.276238534993657" calcext:value-type="float">
            <text:p>0.276238535</text:p>
          </table:table-cell>
          <table:table-cell office:value-type="float" office:value="0.123965035302109" calcext:value-type="float">
            <text:p>0.1239650353</text:p>
          </table:table-cell>
          <table:table-cell office:value-type="float" office:value="0.0701112840488794" calcext:value-type="float">
            <text:p>0.070111284</text:p>
          </table:table-cell>
          <table:table-cell office:value-type="float" office:value="0.208411030814517" calcext:value-type="float">
            <text:p>0.2084110308</text:p>
          </table:table-cell>
          <table:table-cell office:value-type="float" office:value="0.2883262471274" calcext:value-type="float">
            <text:p>0.2883262471</text:p>
          </table:table-cell>
          <table:table-cell office:value-type="float" office:value="0.544008901286232" calcext:value-type="float">
            <text:p>0.5440089013</text:p>
          </table:table-cell>
          <table:table-cell office:value-type="float" office:value="0.145658239863027" calcext:value-type="float">
            <text:p>0.1456582399</text:p>
          </table:table-cell>
          <table:table-cell office:value-type="float" office:value="0.143694459457991" calcext:value-type="float">
            <text:p>0.1436944595</text:p>
          </table:table-cell>
          <table:table-cell office:value-type="float" office:value="0.211969382728215" calcext:value-type="float">
            <text:p>0.2119693827</text:p>
          </table:table-cell>
          <table:table-cell office:value-type="float" office:value="0.295000746357218" calcext:value-type="float">
            <text:p>0.2950007464</text:p>
          </table:table-cell>
          <table:table-cell office:value-type="float" office:value="0.132445846513784" calcext:value-type="float">
            <text:p>0.1324458465</text:p>
          </table:table-cell>
          <table:table-cell office:value-type="float" office:value="0.207898355767735" calcext:value-type="float">
            <text:p>0.2078983558</text:p>
          </table:table-cell>
          <table:table-cell office:value-type="float" office:value="0.274387946194256" calcext:value-type="float">
            <text:p>0.2743879462</text:p>
          </table:table-cell>
          <table:table-cell office:value-type="float" office:value="0.304320579206923" calcext:value-type="float">
            <text:p>0.3043205792</text:p>
          </table:table-cell>
          <table:table-cell office:value-type="float" office:value="0.454840782801915" calcext:value-type="float">
            <text:p>0.4548407828</text:p>
          </table:table-cell>
          <table:table-cell office:value-type="float" office:value="0.384183766705986" calcext:value-type="float">
            <text:p>0.3841837667</text:p>
          </table:table-cell>
          <table:table-cell office:value-type="float" office:value="0.426827300857195" calcext:value-type="float">
            <text:p>0.4268273009</text:p>
          </table:table-cell>
          <table:table-cell office:value-type="float" office:value="0.504398575702675" calcext:value-type="float">
            <text:p>0.5043985757</text:p>
          </table:table-cell>
          <table:table-cell office:value-type="float" office:value="0.475374876782101" calcext:value-type="float">
            <text:p>0.4753748768</text:p>
          </table:table-cell>
          <table:table-cell office:value-type="float" office:value="0.359286293716437" calcext:value-type="float">
            <text:p>0.3592862937</text:p>
          </table:table-cell>
          <table:table-cell office:value-type="float" office:value="0.457649316286082" calcext:value-type="float">
            <text:p>0.4576493163</text:p>
          </table:table-cell>
          <table:table-cell office:value-type="float" office:value="0.39875145240913" calcext:value-type="float">
            <text:p>0.3987514524</text:p>
          </table:table-cell>
          <table:table-cell office:value-type="float" office:value="0.345796481154491" calcext:value-type="float">
            <text:p>0.34579648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64303" calcext:value-type="float">
            <text:p>1764303</text:p>
          </table:table-cell>
          <table:table-cell table:formula="of:=AVERAGE([.E8:.GL8])" office:value-type="float" office:value="0.305660459273663" calcext:value-type="float">
            <text:p>0.3056604593</text:p>
          </table:table-cell>
          <table:table-cell/>
          <table:table-cell office:value-type="float" office:value="0.203172669641643" calcext:value-type="float">
            <text:p>0.2031726696</text:p>
          </table:table-cell>
          <table:table-cell office:value-type="float" office:value="0.243387504493289" calcext:value-type="float">
            <text:p>0.2433875045</text:p>
          </table:table-cell>
          <table:table-cell office:value-type="float" office:value="0.183436747301539" calcext:value-type="float">
            <text:p>0.1834367473</text:p>
          </table:table-cell>
          <table:table-cell office:value-type="float" office:value="0.260521520540655" calcext:value-type="float">
            <text:p>0.2605215205</text:p>
          </table:table-cell>
          <table:table-cell office:value-type="float" office:value="0.146504978265252" calcext:value-type="float">
            <text:p>0.1465049783</text:p>
          </table:table-cell>
          <table:table-cell office:value-type="float" office:value="0.296762438506406" calcext:value-type="float">
            <text:p>0.2967624385</text:p>
          </table:table-cell>
          <table:table-cell office:value-type="float" office:value="0.236567477163616" calcext:value-type="float">
            <text:p>0.2365674772</text:p>
          </table:table-cell>
          <table:table-cell office:value-type="float" office:value="0.307907916489763" calcext:value-type="float">
            <text:p>0.3079079165</text:p>
          </table:table-cell>
          <table:table-cell office:value-type="float" office:value="0.30026356936288" calcext:value-type="float">
            <text:p>0.3002635694</text:p>
          </table:table-cell>
          <table:table-cell office:value-type="float" office:value="0.349093991295426" calcext:value-type="float">
            <text:p>0.3490939913</text:p>
          </table:table-cell>
          <table:table-cell office:value-type="float" office:value="0.349144207771017" calcext:value-type="float">
            <text:p>0.3491442078</text:p>
          </table:table-cell>
          <table:table-cell office:value-type="float" office:value="0.300714731475277" calcext:value-type="float">
            <text:p>0.3007147315</text:p>
          </table:table-cell>
          <table:table-cell office:value-type="float" office:value="0.304973518781204" calcext:value-type="float">
            <text:p>0.3049735188</text:p>
          </table:table-cell>
          <table:table-cell office:value-type="float" office:value="0.228705972556882" calcext:value-type="float">
            <text:p>0.2287059726</text:p>
          </table:table-cell>
          <table:table-cell office:value-type="float" office:value="0.225046463332949" calcext:value-type="float">
            <text:p>0.2250464633</text:p>
          </table:table-cell>
          <table:table-cell office:value-type="float" office:value="0.162778423933602" calcext:value-type="float">
            <text:p>0.1627784239</text:p>
          </table:table-cell>
          <table:table-cell office:value-type="float" office:value="0.191849291324898" calcext:value-type="float">
            <text:p>0.1918492913</text:p>
          </table:table-cell>
          <table:table-cell office:value-type="float" office:value="0.176731640174027" calcext:value-type="float">
            <text:p>0.1767316402</text:p>
          </table:table-cell>
          <table:table-cell office:value-type="float" office:value="0.1329532056825" calcext:value-type="float">
            <text:p>0.1329532057</text:p>
          </table:table-cell>
          <table:table-cell office:value-type="float" office:value="0.249451116609335" calcext:value-type="float">
            <text:p>0.2494511166</text:p>
          </table:table-cell>
          <table:table-cell office:value-type="float" office:value="0.446889340805831" calcext:value-type="float">
            <text:p>0.4468893408</text:p>
          </table:table-cell>
          <table:table-cell office:value-type="float" office:value="0.442812708741219" calcext:value-type="float">
            <text:p>0.4428127087</text:p>
          </table:table-cell>
          <table:table-cell office:value-type="float" office:value="0.454093846926457" calcext:value-type="float">
            <text:p>0.4540938469</text:p>
          </table:table-cell>
          <table:table-cell office:value-type="float" office:value="0.476186319800492" calcext:value-type="float">
            <text:p>0.4761863198</text:p>
          </table:table-cell>
          <table:table-cell office:value-type="float" office:value="0.59605417682919" calcext:value-type="float">
            <text:p>0.5960541768</text:p>
          </table:table-cell>
          <table:table-cell office:value-type="float" office:value="0.427555576701271" calcext:value-type="float">
            <text:p>0.4275555767</text:p>
          </table:table-cell>
          <table:table-cell office:value-type="float" office:value="0.405540245684682" calcext:value-type="float">
            <text:p>0.4055402457</text:p>
          </table:table-cell>
          <table:table-cell office:value-type="float" office:value="0.369237764007206" calcext:value-type="float">
            <text:p>0.369237764</text:p>
          </table:table-cell>
          <table:table-cell office:value-type="float" office:value="0.28290419277116" calcext:value-type="float">
            <text:p>0.2829041928</text:p>
          </table:table-cell>
          <table:table-cell office:value-type="float" office:value="0.198686731418966" calcext:value-type="float">
            <text:p>0.1986867314</text:p>
          </table:table-cell>
          <table:table-cell office:value-type="float" office:value="0.356559258989099" calcext:value-type="float">
            <text:p>0.356559259</text:p>
          </table:table-cell>
          <table:table-cell office:value-type="float" office:value="0.0887773915336463" calcext:value-type="float">
            <text:p>0.0887773915</text:p>
          </table:table-cell>
          <table:table-cell office:value-type="float" office:value="0.168150257212066" calcext:value-type="float">
            <text:p>0.1681502572</text:p>
          </table:table-cell>
          <table:table-cell office:value-type="float" office:value="0.19715835569242" calcext:value-type="float">
            <text:p>0.1971583557</text:p>
          </table:table-cell>
          <table:table-cell office:value-type="float" office:value="0.360061424894485" calcext:value-type="float">
            <text:p>0.3600614249</text:p>
          </table:table-cell>
          <table:table-cell office:value-type="float" office:value="0.322611669358001" calcext:value-type="float">
            <text:p>0.3226116694</text:p>
          </table:table-cell>
          <table:table-cell office:value-type="float" office:value="0.292760043848136" calcext:value-type="float">
            <text:p>0.2927600438</text:p>
          </table:table-cell>
          <table:table-cell office:value-type="float" office:value="0.428763858513477" calcext:value-type="float">
            <text:p>0.4287638585</text:p>
          </table:table-cell>
          <table:table-cell office:value-type="float" office:value="0.644456183872755" calcext:value-type="float">
            <text:p>0.6444561839</text:p>
          </table:table-cell>
          <table:table-cell office:value-type="float" office:value="0.262004928445264" calcext:value-type="float">
            <text:p>0.2620049284</text:p>
          </table:table-cell>
          <table:table-cell office:value-type="float" office:value="0.207090597434116" calcext:value-type="float">
            <text:p>0.2070905974</text:p>
          </table:table-cell>
          <table:table-cell office:value-type="float" office:value="0.287515281069352" calcext:value-type="float">
            <text:p>0.2875152811</text:p>
          </table:table-cell>
          <table:table-cell office:value-type="float" office:value="0.292284572970676" calcext:value-type="float">
            <text:p>0.292284573</text:p>
          </table:table-cell>
          <table:table-cell office:value-type="float" office:value="0.242868222868107" calcext:value-type="float">
            <text:p>0.2428682229</text:p>
          </table:table-cell>
          <table:table-cell office:value-type="float" office:value="0.313142128052824" calcext:value-type="float">
            <text:p>0.3131421281</text:p>
          </table:table-cell>
          <table:table-cell office:value-type="float" office:value="0.536987781697269" calcext:value-type="float">
            <text:p>0.5369877817</text:p>
          </table:table-cell>
          <table:table-cell office:value-type="float" office:value="0.269042607696678" calcext:value-type="float">
            <text:p>0.2690426077</text:p>
          </table:table-cell>
          <table:table-cell office:value-type="float" office:value="0.299666571533272" calcext:value-type="float">
            <text:p>0.2996665715</text:p>
          </table:table-cell>
          <table:table-cell office:value-type="float" office:value="0.418598822613042" calcext:value-type="float">
            <text:p>0.4185988226</text:p>
          </table:table-cell>
          <table:table-cell office:value-type="float" office:value="0.441639506461536" calcext:value-type="float">
            <text:p>0.4416395065</text:p>
          </table:table-cell>
          <table:table-cell office:value-type="float" office:value="0.500653454902435" calcext:value-type="float">
            <text:p>0.5006534549</text:p>
          </table:table-cell>
          <table:table-cell office:value-type="float" office:value="0.568621879500099" calcext:value-type="float">
            <text:p>0.5686218795</text:p>
          </table:table-cell>
          <table:table-cell office:value-type="float" office:value="0.522556277746817" calcext:value-type="float">
            <text:p>0.5225562777</text:p>
          </table:table-cell>
          <table:table-cell office:value-type="float" office:value="0.482117495069229" calcext:value-type="float">
            <text:p>0.4821174951</text:p>
          </table:table-cell>
          <table:table-cell office:value-type="float" office:value="0.453286355043014" calcext:value-type="float">
            <text:p>0.453286355</text:p>
          </table:table-cell>
          <table:table-cell office:value-type="float" office:value="0.513253111204897" calcext:value-type="float">
            <text:p>0.5132531112</text:p>
          </table:table-cell>
          <table:table-cell office:value-type="float" office:value="0.206093676616281" calcext:value-type="float">
            <text:p>0.2060936766</text:p>
          </table:table-cell>
          <table:table-cell office:value-type="float" office:value="0.172981085575813" calcext:value-type="float">
            <text:p>0.1729810856</text:p>
          </table:table-cell>
          <table:table-cell office:value-type="float" office:value="0.196010968284047" calcext:value-type="float">
            <text:p>0.1960109683</text:p>
          </table:table-cell>
          <table:table-cell office:value-type="float" office:value="0.150562188855813" calcext:value-type="float">
            <text:p>0.1505621889</text:p>
          </table:table-cell>
          <table:table-cell office:value-type="float" office:value="0.157889343870981" calcext:value-type="float">
            <text:p>0.1578893439</text:p>
          </table:table-cell>
          <table:table-cell office:value-type="float" office:value="0.321052644293547" calcext:value-type="float">
            <text:p>0.3210526443</text:p>
          </table:table-cell>
          <table:table-cell office:value-type="float" office:value="0.348979574442365" calcext:value-type="float">
            <text:p>0.3489795744</text:p>
          </table:table-cell>
          <table:table-cell office:value-type="float" office:value="0.423704886544729" calcext:value-type="float">
            <text:p>0.4237048865</text:p>
          </table:table-cell>
          <table:table-cell office:value-type="float" office:value="0.409030140030264" calcext:value-type="float">
            <text:p>0.40903014</text:p>
          </table:table-cell>
          <table:table-cell office:value-type="float" office:value="0.53310722243575" calcext:value-type="float">
            <text:p>0.5331072224</text:p>
          </table:table-cell>
          <table:table-cell office:value-type="float" office:value="0.406959602472108" calcext:value-type="float">
            <text:p>0.4069596025</text:p>
          </table:table-cell>
          <table:table-cell office:value-type="float" office:value="0.486658363150446" calcext:value-type="float">
            <text:p>0.4866583632</text:p>
          </table:table-cell>
          <table:table-cell office:value-type="float" office:value="0.404045816497108" calcext:value-type="float">
            <text:p>0.4040458165</text:p>
          </table:table-cell>
          <table:table-cell office:value-type="float" office:value="0.474924067665232" calcext:value-type="float">
            <text:p>0.4749240677</text:p>
          </table:table-cell>
          <table:table-cell office:value-type="float" office:value="0.424226265647452" calcext:value-type="float">
            <text:p>0.4242262656</text:p>
          </table:table-cell>
          <table:table-cell office:value-type="float" office:value="0.452081513574358" calcext:value-type="float">
            <text:p>0.4520815136</text:p>
          </table:table-cell>
          <table:table-cell office:value-type="float" office:value="0.293320383814421" calcext:value-type="float">
            <text:p>0.2933203838</text:p>
          </table:table-cell>
          <table:table-cell office:value-type="float" office:value="0.207029861606942" calcext:value-type="float">
            <text:p>0.2070298616</text:p>
          </table:table-cell>
          <table:table-cell office:value-type="float" office:value="0.20418051236704" calcext:value-type="float">
            <text:p>0.2041805124</text:p>
          </table:table-cell>
          <table:table-cell office:value-type="float" office:value="0.247499954629075" calcext:value-type="float">
            <text:p>0.2474999546</text:p>
          </table:table-cell>
          <table:table-cell office:value-type="float" office:value="0.159147041945262" calcext:value-type="float">
            <text:p>0.1591470419</text:p>
          </table:table-cell>
          <table:table-cell office:value-type="float" office:value="0.178086772013446" calcext:value-type="float">
            <text:p>0.178086772</text:p>
          </table:table-cell>
          <table:table-cell office:value-type="float" office:value="0.182738069947513" calcext:value-type="float">
            <text:p>0.1827380699</text:p>
          </table:table-cell>
          <table:table-cell office:value-type="float" office:value="0.303276645930611" calcext:value-type="float">
            <text:p>0.3032766459</text:p>
          </table:table-cell>
          <table:table-cell office:value-type="float" office:value="0.437535424117268" calcext:value-type="float">
            <text:p>0.4375354241</text:p>
          </table:table-cell>
          <table:table-cell office:value-type="float" office:value="0.402892417343638" calcext:value-type="float">
            <text:p>0.4028924173</text:p>
          </table:table-cell>
          <table:table-cell office:value-type="float" office:value="0.474478239805414" calcext:value-type="float">
            <text:p>0.4744782398</text:p>
          </table:table-cell>
          <table:table-cell office:value-type="float" office:value="0.411658363420254" calcext:value-type="float">
            <text:p>0.4116583634</text:p>
          </table:table-cell>
          <table:table-cell office:value-type="float" office:value="0.362527984767158" calcext:value-type="float">
            <text:p>0.3625279848</text:p>
          </table:table-cell>
          <table:table-cell office:value-type="float" office:value="0.251313009707694" calcext:value-type="float">
            <text:p>0.2513130097</text:p>
          </table:table-cell>
          <table:table-cell office:value-type="float" office:value="0.151489340783678" calcext:value-type="float">
            <text:p>0.1514893408</text:p>
          </table:table-cell>
          <table:table-cell office:value-type="float" office:value="0.21132216915769" calcext:value-type="float">
            <text:p>0.2113221692</text:p>
          </table:table-cell>
          <table:table-cell office:value-type="float" office:value="0.104460751281853" calcext:value-type="float">
            <text:p>0.1044607513</text:p>
          </table:table-cell>
          <table:table-cell office:value-type="float" office:value="0.254711059935635" calcext:value-type="float">
            <text:p>0.2547110599</text:p>
          </table:table-cell>
          <table:table-cell office:value-type="float" office:value="0.262736780625626" calcext:value-type="float">
            <text:p>0.2627367806</text:p>
          </table:table-cell>
          <table:table-cell office:value-type="float" office:value="0.25985729429501" calcext:value-type="float">
            <text:p>0.2598572943</text:p>
          </table:table-cell>
          <table:table-cell office:value-type="float" office:value="0.253089673015611" calcext:value-type="float">
            <text:p>0.253089673</text:p>
          </table:table-cell>
          <table:table-cell office:value-type="float" office:value="0.455783390166987" calcext:value-type="float">
            <text:p>0.4557833902</text:p>
          </table:table-cell>
          <table:table-cell office:value-type="float" office:value="0.215294963203922" calcext:value-type="float">
            <text:p>0.2152949632</text:p>
          </table:table-cell>
          <table:table-cell office:value-type="float" office:value="0.230363314889802" calcext:value-type="float">
            <text:p>0.2303633149</text:p>
          </table:table-cell>
          <table:table-cell office:value-type="float" office:value="0.304208722894508" calcext:value-type="float">
            <text:p>0.3042087229</text:p>
          </table:table-cell>
          <table:table-cell office:value-type="float" office:value="0.151062891121752" calcext:value-type="float">
            <text:p>0.1510628911</text:p>
          </table:table-cell>
          <table:table-cell office:value-type="float" office:value="0.170562818101954" calcext:value-type="float">
            <text:p>0.1705628181</text:p>
          </table:table-cell>
          <table:table-cell office:value-type="float" office:value="0.0688360439825303" calcext:value-type="float">
            <text:p>0.068836044</text:p>
          </table:table-cell>
          <table:table-cell office:value-type="float" office:value="0.244029528552155" calcext:value-type="float">
            <text:p>0.2440295286</text:p>
          </table:table-cell>
          <table:table-cell office:value-type="float" office:value="0.265226267562449" calcext:value-type="float">
            <text:p>0.2652262676</text:p>
          </table:table-cell>
          <table:table-cell office:value-type="float" office:value="0.266109914961226" calcext:value-type="float">
            <text:p>0.266109915</text:p>
          </table:table-cell>
          <table:table-cell office:value-type="float" office:value="0.372909267460461" calcext:value-type="float">
            <text:p>0.3729092675</text:p>
          </table:table-cell>
          <table:table-cell office:value-type="float" office:value="0.304782930957335" calcext:value-type="float">
            <text:p>0.304782931</text:p>
          </table:table-cell>
          <table:table-cell office:value-type="float" office:value="0.318104621805365" calcext:value-type="float">
            <text:p>0.3181046218</text:p>
          </table:table-cell>
          <table:table-cell office:value-type="float" office:value="0.245592108889149" calcext:value-type="float">
            <text:p>0.2455921089</text:p>
          </table:table-cell>
          <table:table-cell office:value-type="float" office:value="0.226774895684891" calcext:value-type="float">
            <text:p>0.2267748957</text:p>
          </table:table-cell>
          <table:table-cell office:value-type="float" office:value="0.153801926998242" calcext:value-type="float">
            <text:p>0.153801927</text:p>
          </table:table-cell>
          <table:table-cell office:value-type="float" office:value="0.151342197886101" calcext:value-type="float">
            <text:p>0.1513421979</text:p>
          </table:table-cell>
          <table:table-cell office:value-type="float" office:value="0.216928848121698" calcext:value-type="float">
            <text:p>0.2169288481</text:p>
          </table:table-cell>
          <table:table-cell office:value-type="float" office:value="0.264817201858286" calcext:value-type="float">
            <text:p>0.2648172019</text:p>
          </table:table-cell>
          <table:table-cell office:value-type="float" office:value="0.288957383114783" calcext:value-type="float">
            <text:p>0.2889573831</text:p>
          </table:table-cell>
          <table:table-cell office:value-type="float" office:value="0.224532155029927" calcext:value-type="float">
            <text:p>0.224532155</text:p>
          </table:table-cell>
          <table:table-cell office:value-type="float" office:value="0.216533420420396" calcext:value-type="float">
            <text:p>0.2165334204</text:p>
          </table:table-cell>
          <table:table-cell office:value-type="float" office:value="0.248810121408512" calcext:value-type="float">
            <text:p>0.2488101214</text:p>
          </table:table-cell>
          <table:table-cell office:value-type="float" office:value="0.112160880298516" calcext:value-type="float">
            <text:p>0.1121608803</text:p>
          </table:table-cell>
          <table:table-cell office:value-type="float" office:value="0.161787093723487" calcext:value-type="float">
            <text:p>0.1617870937</text:p>
          </table:table-cell>
          <table:table-cell office:value-type="float" office:value="0.311135401616856" calcext:value-type="float">
            <text:p>0.3111354016</text:p>
          </table:table-cell>
          <table:table-cell office:value-type="float" office:value="0.350440250283177" calcext:value-type="float">
            <text:p>0.3504402503</text:p>
          </table:table-cell>
          <table:table-cell office:value-type="float" office:value="0.310104143476253" calcext:value-type="float">
            <text:p>0.3101041435</text:p>
          </table:table-cell>
          <table:table-cell office:value-type="float" office:value="0.48897293232384" calcext:value-type="float">
            <text:p>0.4889729323</text:p>
          </table:table-cell>
          <table:table-cell office:value-type="float" office:value="0.398938297546059" calcext:value-type="float">
            <text:p>0.3989382975</text:p>
          </table:table-cell>
          <table:table-cell office:value-type="float" office:value="0.235352922029777" calcext:value-type="float">
            <text:p>0.235352922</text:p>
          </table:table-cell>
          <table:table-cell office:value-type="float" office:value="0.30908661084262" calcext:value-type="float">
            <text:p>0.3090866108</text:p>
          </table:table-cell>
          <table:table-cell office:value-type="float" office:value="0.214563189132601" calcext:value-type="float">
            <text:p>0.2145631891</text:p>
          </table:table-cell>
          <table:table-cell office:value-type="float" office:value="0.26327347585593" calcext:value-type="float">
            <text:p>0.2632734759</text:p>
          </table:table-cell>
          <table:table-cell office:value-type="float" office:value="0.230004116135456" calcext:value-type="float">
            <text:p>0.2300041161</text:p>
          </table:table-cell>
          <table:table-cell office:value-type="float" office:value="0.404016616198228" calcext:value-type="float">
            <text:p>0.4040166162</text:p>
          </table:table-cell>
          <table:table-cell office:value-type="float" office:value="0.302798899669512" calcext:value-type="float">
            <text:p>0.3027988997</text:p>
          </table:table-cell>
          <table:table-cell office:value-type="float" office:value="0.283874400130453" calcext:value-type="float">
            <text:p>0.2838744001</text:p>
          </table:table-cell>
          <table:table-cell office:value-type="float" office:value="0.292740436005783" calcext:value-type="float">
            <text:p>0.292740436</text:p>
          </table:table-cell>
          <table:table-cell office:value-type="float" office:value="0.319154779049293" calcext:value-type="float">
            <text:p>0.319154779</text:p>
          </table:table-cell>
          <table:table-cell office:value-type="float" office:value="0.308197130637406" calcext:value-type="float">
            <text:p>0.3081971306</text:p>
          </table:table-cell>
          <table:table-cell office:value-type="float" office:value="0.322796803523512" calcext:value-type="float">
            <text:p>0.3227968035</text:p>
          </table:table-cell>
          <table:table-cell office:value-type="float" office:value="0.37921199328243" calcext:value-type="float">
            <text:p>0.3792119933</text:p>
          </table:table-cell>
          <table:table-cell office:value-type="float" office:value="0.447217608158291" calcext:value-type="float">
            <text:p>0.4472176082</text:p>
          </table:table-cell>
          <table:table-cell office:value-type="float" office:value="0.316286895572685" calcext:value-type="float">
            <text:p>0.3162868956</text:p>
          </table:table-cell>
          <table:table-cell office:value-type="float" office:value="0.389236493906776" calcext:value-type="float">
            <text:p>0.3892364939</text:p>
          </table:table-cell>
          <table:table-cell office:value-type="float" office:value="0.313167556995745" calcext:value-type="float">
            <text:p>0.313167557</text:p>
          </table:table-cell>
          <table:table-cell office:value-type="float" office:value="0.296169494098063" calcext:value-type="float">
            <text:p>0.2961694941</text:p>
          </table:table-cell>
          <table:table-cell office:value-type="float" office:value="0.324149162114258" calcext:value-type="float">
            <text:p>0.3241491621</text:p>
          </table:table-cell>
          <table:table-cell office:value-type="float" office:value="0.14030625313125" calcext:value-type="float">
            <text:p>0.1403062531</text:p>
          </table:table-cell>
          <table:table-cell office:value-type="float" office:value="0.284937673500543" calcext:value-type="float">
            <text:p>0.2849376735</text:p>
          </table:table-cell>
          <table:table-cell office:value-type="float" office:value="0.329733356595558" calcext:value-type="float">
            <text:p>0.3297333566</text:p>
          </table:table-cell>
          <table:table-cell office:value-type="float" office:value="0.313423544372263" calcext:value-type="float">
            <text:p>0.3134235444</text:p>
          </table:table-cell>
          <table:table-cell office:value-type="float" office:value="0.325680990125484" calcext:value-type="float">
            <text:p>0.3256809901</text:p>
          </table:table-cell>
          <table:table-cell office:value-type="float" office:value="0.354755668533243" calcext:value-type="float">
            <text:p>0.3547556685</text:p>
          </table:table-cell>
          <table:table-cell office:value-type="float" office:value="0.332332938066472" calcext:value-type="float">
            <text:p>0.3323329381</text:p>
          </table:table-cell>
          <table:table-cell office:value-type="float" office:value="0.314340278812116" calcext:value-type="float">
            <text:p>0.3143402788</text:p>
          </table:table-cell>
          <table:table-cell office:value-type="float" office:value="0.307169196609066" calcext:value-type="float">
            <text:p>0.3071691966</text:p>
          </table:table-cell>
          <table:table-cell office:value-type="float" office:value="0.267039152552756" calcext:value-type="float">
            <text:p>0.2670391526</text:p>
          </table:table-cell>
          <table:table-cell office:value-type="float" office:value="0.331272847296503" calcext:value-type="float">
            <text:p>0.3312728473</text:p>
          </table:table-cell>
          <table:table-cell office:value-type="float" office:value="0.336999176476168" calcext:value-type="float">
            <text:p>0.3369991765</text:p>
          </table:table-cell>
          <table:table-cell office:value-type="float" office:value="0.323712120122213" calcext:value-type="float">
            <text:p>0.3237121201</text:p>
          </table:table-cell>
          <table:table-cell office:value-type="float" office:value="0.256490693603848" calcext:value-type="float">
            <text:p>0.2564906936</text:p>
          </table:table-cell>
          <table:table-cell office:value-type="float" office:value="0.54270053902799" calcext:value-type="float">
            <text:p>0.542700539</text:p>
          </table:table-cell>
          <table:table-cell office:value-type="float" office:value="0.0372854601765051" calcext:value-type="float">
            <text:p>0.0372854602</text:p>
          </table:table-cell>
          <table:table-cell office:value-type="float" office:value="0.464874887568415" calcext:value-type="float">
            <text:p>0.4648748876</text:p>
          </table:table-cell>
          <table:table-cell office:value-type="float" office:value="0.44052403462042" calcext:value-type="float">
            <text:p>0.4405240346</text:p>
          </table:table-cell>
          <table:table-cell office:value-type="float" office:value="0.503423008712746" calcext:value-type="float">
            <text:p>0.5034230087</text:p>
          </table:table-cell>
          <table:table-cell office:value-type="float" office:value="0.403578967751827" calcext:value-type="float">
            <text:p>0.4035789678</text:p>
          </table:table-cell>
          <table:table-cell office:value-type="float" office:value="0.354850134749877" calcext:value-type="float">
            <text:p>0.3548501347</text:p>
          </table:table-cell>
          <table:table-cell office:value-type="float" office:value="0.304562874672947" calcext:value-type="float">
            <text:p>0.3045628747</text:p>
          </table:table-cell>
          <table:table-cell office:value-type="float" office:value="0.309064586096913" calcext:value-type="float">
            <text:p>0.3090645861</text:p>
          </table:table-cell>
          <table:table-cell office:value-type="float" office:value="0.242400810186246" calcext:value-type="float">
            <text:p>0.2424008102</text:p>
          </table:table-cell>
          <table:table-cell office:value-type="float" office:value="0.124589525075725" calcext:value-type="float">
            <text:p>0.1245895251</text:p>
          </table:table-cell>
          <table:table-cell office:value-type="float" office:value="0.218268936572403" calcext:value-type="float">
            <text:p>0.2182689366</text:p>
          </table:table-cell>
          <table:table-cell office:value-type="float" office:value="0.126197798926279" calcext:value-type="float">
            <text:p>0.1261977989</text:p>
          </table:table-cell>
          <table:table-cell office:value-type="float" office:value="0.0891279284231302" calcext:value-type="float">
            <text:p>0.0891279284</text:p>
          </table:table-cell>
          <table:table-cell office:value-type="float" office:value="0.119496659267485" calcext:value-type="float">
            <text:p>0.1194966593</text:p>
          </table:table-cell>
          <table:table-cell office:value-type="float" office:value="0.327435868200842" calcext:value-type="float">
            <text:p>0.3274358682</text:p>
          </table:table-cell>
          <table:table-cell office:value-type="float" office:value="0.166962438983654" calcext:value-type="float">
            <text:p>0.166962439</text:p>
          </table:table-cell>
          <table:table-cell office:value-type="float" office:value="0.184776964482091" calcext:value-type="float">
            <text:p>0.1847769645</text:p>
          </table:table-cell>
          <table:table-cell office:value-type="float" office:value="0.20946708845338" calcext:value-type="float">
            <text:p>0.2094670885</text:p>
          </table:table-cell>
          <table:table-cell office:value-type="float" office:value="0.20666358909401" calcext:value-type="float">
            <text:p>0.2066635891</text:p>
          </table:table-cell>
          <table:table-cell office:value-type="float" office:value="0.296345796363852" calcext:value-type="float">
            <text:p>0.2963457964</text:p>
          </table:table-cell>
          <table:table-cell office:value-type="float" office:value="0.30149387927905" calcext:value-type="float">
            <text:p>0.3014938793</text:p>
          </table:table-cell>
          <table:table-cell office:value-type="float" office:value="0.223264603713218" calcext:value-type="float">
            <text:p>0.2232646037</text:p>
          </table:table-cell>
          <table:table-cell office:value-type="float" office:value="0.357698978838246" calcext:value-type="float">
            <text:p>0.3576989788</text:p>
          </table:table-cell>
          <table:table-cell office:value-type="float" office:value="0.241892496677893" calcext:value-type="float">
            <text:p>0.2418924967</text:p>
          </table:table-cell>
          <table:table-cell office:value-type="float" office:value="0.409177914507146" calcext:value-type="float">
            <text:p>0.4091779145</text:p>
          </table:table-cell>
          <table:table-cell office:value-type="float" office:value="0.381185693760773" calcext:value-type="float">
            <text:p>0.3811856938</text:p>
          </table:table-cell>
          <table:table-cell office:value-type="float" office:value="0.434803198695939" calcext:value-type="float">
            <text:p>0.4348031987</text:p>
          </table:table-cell>
          <table:table-cell office:value-type="float" office:value="0.515981672086151" calcext:value-type="float">
            <text:p>0.5159816721</text:p>
          </table:table-cell>
          <table:table-cell office:value-type="float" office:value="0.433778853466807" calcext:value-type="float">
            <text:p>0.4337788535</text:p>
          </table:table-cell>
          <table:table-cell office:value-type="float" office:value="0.453051119166103" calcext:value-type="float">
            <text:p>0.4530511192</text:p>
          </table:table-cell>
          <table:table-cell office:value-type="float" office:value="0.405713026402153" calcext:value-type="float">
            <text:p>0.4057130264</text:p>
          </table:table-cell>
          <table:table-cell office:value-type="float" office:value="0.391190767479492" calcext:value-type="float">
            <text:p>0.3911907675</text:p>
          </table:table-cell>
          <table:table-cell office:value-type="float" office:value="0.343045315960917" calcext:value-type="float">
            <text:p>0.3430453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01648" calcext:value-type="float">
            <text:p>1801648</text:p>
          </table:table-cell>
          <table:table-cell table:formula="of:=AVERAGE([.E9:.GL9])" office:value-type="float" office:value="0.298709667912832" calcext:value-type="float">
            <text:p>0.2987096679</text:p>
          </table:table-cell>
          <table:table-cell/>
          <table:table-cell office:value-type="float" office:value="0.218948120024566" calcext:value-type="float">
            <text:p>0.21894812</text:p>
          </table:table-cell>
          <table:table-cell office:value-type="float" office:value="0.210453514785607" calcext:value-type="float">
            <text:p>0.2104535148</text:p>
          </table:table-cell>
          <table:table-cell office:value-type="float" office:value="0.120796587582413" calcext:value-type="float">
            <text:p>0.1207965876</text:p>
          </table:table-cell>
          <table:table-cell office:value-type="float" office:value="0.23294293645355" calcext:value-type="float">
            <text:p>0.2329429365</text:p>
          </table:table-cell>
          <table:table-cell office:value-type="float" office:value="0.155088702565661" calcext:value-type="float">
            <text:p>0.1550887026</text:p>
          </table:table-cell>
          <table:table-cell office:value-type="float" office:value="0.334182026984186" calcext:value-type="float">
            <text:p>0.334182027</text:p>
          </table:table-cell>
          <table:table-cell office:value-type="float" office:value="0.243507719700939" calcext:value-type="float">
            <text:p>0.2435077197</text:p>
          </table:table-cell>
          <table:table-cell office:value-type="float" office:value="0.333773780139803" calcext:value-type="float">
            <text:p>0.3337737801</text:p>
          </table:table-cell>
          <table:table-cell office:value-type="float" office:value="0.32386843790408" calcext:value-type="float">
            <text:p>0.3238684379</text:p>
          </table:table-cell>
          <table:table-cell office:value-type="float" office:value="0.392865659189047" calcext:value-type="float">
            <text:p>0.3928656592</text:p>
          </table:table-cell>
          <table:table-cell office:value-type="float" office:value="0.278401699537607" calcext:value-type="float">
            <text:p>0.2784016995</text:p>
          </table:table-cell>
          <table:table-cell office:value-type="float" office:value="0.268648865036985" calcext:value-type="float">
            <text:p>0.268648865</text:p>
          </table:table-cell>
          <table:table-cell office:value-type="float" office:value="0.333399054124491" calcext:value-type="float">
            <text:p>0.3333990541</text:p>
          </table:table-cell>
          <table:table-cell office:value-type="float" office:value="0.224296441857166" calcext:value-type="float">
            <text:p>0.2242964419</text:p>
          </table:table-cell>
          <table:table-cell office:value-type="float" office:value="0.203995317141587" calcext:value-type="float">
            <text:p>0.2039953171</text:p>
          </table:table-cell>
          <table:table-cell office:value-type="float" office:value="0.230856903028605" calcext:value-type="float">
            <text:p>0.230856903</text:p>
          </table:table-cell>
          <table:table-cell office:value-type="float" office:value="0.291569408897697" calcext:value-type="float">
            <text:p>0.2915694089</text:p>
          </table:table-cell>
          <table:table-cell office:value-type="float" office:value="0.120487045170419" calcext:value-type="float">
            <text:p>0.1204870452</text:p>
          </table:table-cell>
          <table:table-cell office:value-type="float" office:value="0.0918565237653627" calcext:value-type="float">
            <text:p>0.0918565238</text:p>
          </table:table-cell>
          <table:table-cell office:value-type="float" office:value="0.324405326847527" calcext:value-type="float">
            <text:p>0.3244053268</text:p>
          </table:table-cell>
          <table:table-cell office:value-type="float" office:value="0.401910497796933" calcext:value-type="float">
            <text:p>0.4019104978</text:p>
          </table:table-cell>
          <table:table-cell office:value-type="float" office:value="0.450909059134225" calcext:value-type="float">
            <text:p>0.4509090591</text:p>
          </table:table-cell>
          <table:table-cell office:value-type="float" office:value="0.441935466803705" calcext:value-type="float">
            <text:p>0.4419354668</text:p>
          </table:table-cell>
          <table:table-cell office:value-type="float" office:value="0.545078383768816" calcext:value-type="float">
            <text:p>0.5450783838</text:p>
          </table:table-cell>
          <table:table-cell office:value-type="float" office:value="0.535527955307246" calcext:value-type="float">
            <text:p>0.5355279553</text:p>
          </table:table-cell>
          <table:table-cell office:value-type="float" office:value="0.418815475385543" calcext:value-type="float">
            <text:p>0.4188154754</text:p>
          </table:table-cell>
          <table:table-cell office:value-type="float" office:value="0.361124556282508" calcext:value-type="float">
            <text:p>0.3611245563</text:p>
          </table:table-cell>
          <table:table-cell office:value-type="float" office:value="0.353126227070746" calcext:value-type="float">
            <text:p>0.3531262271</text:p>
          </table:table-cell>
          <table:table-cell office:value-type="float" office:value="0.281664002211998" calcext:value-type="float">
            <text:p>0.2816640022</text:p>
          </table:table-cell>
          <table:table-cell office:value-type="float" office:value="0.154546223987394" calcext:value-type="float">
            <text:p>0.154546224</text:p>
          </table:table-cell>
          <table:table-cell office:value-type="float" office:value="0.2199893381782" calcext:value-type="float">
            <text:p>0.2199893382</text:p>
          </table:table-cell>
          <table:table-cell office:value-type="float" office:value="0.169015989204819" calcext:value-type="float">
            <text:p>0.1690159892</text:p>
          </table:table-cell>
          <table:table-cell office:value-type="float" office:value="0.140093212317529" calcext:value-type="float">
            <text:p>0.1400932123</text:p>
          </table:table-cell>
          <table:table-cell office:value-type="float" office:value="0.260915773271841" calcext:value-type="float">
            <text:p>0.2609157733</text:p>
          </table:table-cell>
          <table:table-cell office:value-type="float" office:value="0.31424733818465" calcext:value-type="float">
            <text:p>0.3142473382</text:p>
          </table:table-cell>
          <table:table-cell office:value-type="float" office:value="0.316589847420054" calcext:value-type="float">
            <text:p>0.3165898474</text:p>
          </table:table-cell>
          <table:table-cell office:value-type="float" office:value="0.380362996975918" calcext:value-type="float">
            <text:p>0.380362997</text:p>
          </table:table-cell>
          <table:table-cell office:value-type="float" office:value="0.399854000971823" calcext:value-type="float">
            <text:p>0.399854001</text:p>
          </table:table-cell>
          <table:table-cell office:value-type="float" office:value="0.327391969778467" calcext:value-type="float">
            <text:p>0.3273919698</text:p>
          </table:table-cell>
          <table:table-cell office:value-type="float" office:value="0.367615455092259" calcext:value-type="float">
            <text:p>0.3676154551</text:p>
          </table:table-cell>
          <table:table-cell office:value-type="float" office:value="0.345090611157962" calcext:value-type="float">
            <text:p>0.3450906112</text:p>
          </table:table-cell>
          <table:table-cell office:value-type="float" office:value="0.246195061787751" calcext:value-type="float">
            <text:p>0.2461950618</text:p>
          </table:table-cell>
          <table:table-cell office:value-type="float" office:value="0.323159572506417" calcext:value-type="float">
            <text:p>0.3231595725</text:p>
          </table:table-cell>
          <table:table-cell office:value-type="float" office:value="0.33542129732033" calcext:value-type="float">
            <text:p>0.3354212973</text:p>
          </table:table-cell>
          <table:table-cell office:value-type="float" office:value="0.256241383598128" calcext:value-type="float">
            <text:p>0.2562413836</text:p>
          </table:table-cell>
          <table:table-cell office:value-type="float" office:value="0.215627308577069" calcext:value-type="float">
            <text:p>0.2156273086</text:p>
          </table:table-cell>
          <table:table-cell office:value-type="float" office:value="0.338840657342692" calcext:value-type="float">
            <text:p>0.3388406573</text:p>
          </table:table-cell>
          <table:table-cell office:value-type="float" office:value="0.325451641762255" calcext:value-type="float">
            <text:p>0.3254516418</text:p>
          </table:table-cell>
          <table:table-cell office:value-type="float" office:value="0.39827480216483" calcext:value-type="float">
            <text:p>0.3982748022</text:p>
          </table:table-cell>
          <table:table-cell office:value-type="float" office:value="0.459137814772446" calcext:value-type="float">
            <text:p>0.4591378148</text:p>
          </table:table-cell>
          <table:table-cell office:value-type="float" office:value="0.392128224501048" calcext:value-type="float">
            <text:p>0.3921282245</text:p>
          </table:table-cell>
          <table:table-cell office:value-type="float" office:value="0.642728929379311" calcext:value-type="float">
            <text:p>0.6427289294</text:p>
          </table:table-cell>
          <table:table-cell office:value-type="float" office:value="0.486543096510966" calcext:value-type="float">
            <text:p>0.4865430965</text:p>
          </table:table-cell>
          <table:table-cell office:value-type="float" office:value="0.477109401842612" calcext:value-type="float">
            <text:p>0.4771094018</text:p>
          </table:table-cell>
          <table:table-cell office:value-type="float" office:value="0.490091700960169" calcext:value-type="float">
            <text:p>0.490091701</text:p>
          </table:table-cell>
          <table:table-cell office:value-type="float" office:value="0.377525177372687" calcext:value-type="float">
            <text:p>0.3775251774</text:p>
          </table:table-cell>
          <table:table-cell office:value-type="float" office:value="0.214499404098993" calcext:value-type="float">
            <text:p>0.2144994041</text:p>
          </table:table-cell>
          <table:table-cell office:value-type="float" office:value="0.202842259521696" calcext:value-type="float">
            <text:p>0.2028422595</text:p>
          </table:table-cell>
          <table:table-cell office:value-type="float" office:value="0.153692829173953" calcext:value-type="float">
            <text:p>0.1536928292</text:p>
          </table:table-cell>
          <table:table-cell office:value-type="float" office:value="0.201822711347501" calcext:value-type="float">
            <text:p>0.2018227113</text:p>
          </table:table-cell>
          <table:table-cell office:value-type="float" office:value="0.141809552003436" calcext:value-type="float">
            <text:p>0.141809552</text:p>
          </table:table-cell>
          <table:table-cell office:value-type="float" office:value="0.342715822737571" calcext:value-type="float">
            <text:p>0.3427158227</text:p>
          </table:table-cell>
          <table:table-cell office:value-type="float" office:value="0.387689814401795" calcext:value-type="float">
            <text:p>0.3876898144</text:p>
          </table:table-cell>
          <table:table-cell office:value-type="float" office:value="0.447706605959951" calcext:value-type="float">
            <text:p>0.447706606</text:p>
          </table:table-cell>
          <table:table-cell office:value-type="float" office:value="0.425925898387849" calcext:value-type="float">
            <text:p>0.4259258984</text:p>
          </table:table-cell>
          <table:table-cell office:value-type="float" office:value="0.513751304915206" calcext:value-type="float">
            <text:p>0.5137513049</text:p>
          </table:table-cell>
          <table:table-cell office:value-type="float" office:value="0.455345336067972" calcext:value-type="float">
            <text:p>0.4553453361</text:p>
          </table:table-cell>
          <table:table-cell office:value-type="float" office:value="0.465118471492225" calcext:value-type="float">
            <text:p>0.4651184715</text:p>
          </table:table-cell>
          <table:table-cell office:value-type="float" office:value="0.367937191791026" calcext:value-type="float">
            <text:p>0.3679371918</text:p>
          </table:table-cell>
          <table:table-cell office:value-type="float" office:value="0.472467374902372" calcext:value-type="float">
            <text:p>0.4724673749</text:p>
          </table:table-cell>
          <table:table-cell office:value-type="float" office:value="0.442145504444171" calcext:value-type="float">
            <text:p>0.4421455044</text:p>
          </table:table-cell>
          <table:table-cell office:value-type="float" office:value="0.37689979310967" calcext:value-type="float">
            <text:p>0.3768997931</text:p>
          </table:table-cell>
          <table:table-cell office:value-type="float" office:value="0.218549036931623" calcext:value-type="float">
            <text:p>0.2185490369</text:p>
          </table:table-cell>
          <table:table-cell office:value-type="float" office:value="0.165072113026479" calcext:value-type="float">
            <text:p>0.165072113</text:p>
          </table:table-cell>
          <table:table-cell office:value-type="float" office:value="0.171867962929389" calcext:value-type="float">
            <text:p>0.1718679629</text:p>
          </table:table-cell>
          <table:table-cell office:value-type="float" office:value="0.314120051626682" calcext:value-type="float">
            <text:p>0.3141200516</text:p>
          </table:table-cell>
          <table:table-cell office:value-type="float" office:value="0.284248298973449" calcext:value-type="float">
            <text:p>0.284248299</text:p>
          </table:table-cell>
          <table:table-cell office:value-type="float" office:value="0.112471198273406" calcext:value-type="float">
            <text:p>0.1124711983</text:p>
          </table:table-cell>
          <table:table-cell office:value-type="float" office:value="0.170408968731532" calcext:value-type="float">
            <text:p>0.1704089687</text:p>
          </table:table-cell>
          <table:table-cell office:value-type="float" office:value="0.249199061051254" calcext:value-type="float">
            <text:p>0.2491990611</text:p>
          </table:table-cell>
          <table:table-cell office:value-type="float" office:value="0.402327997789439" calcext:value-type="float">
            <text:p>0.4023279978</text:p>
          </table:table-cell>
          <table:table-cell office:value-type="float" office:value="0.401590371005587" calcext:value-type="float">
            <text:p>0.401590371</text:p>
          </table:table-cell>
          <table:table-cell office:value-type="float" office:value="0.443529359960691" calcext:value-type="float">
            <text:p>0.44352936</text:p>
          </table:table-cell>
          <table:table-cell office:value-type="float" office:value="0.408017895385764" calcext:value-type="float">
            <text:p>0.4080178954</text:p>
          </table:table-cell>
          <table:table-cell office:value-type="float" office:value="0.374553695755302" calcext:value-type="float">
            <text:p>0.3745536958</text:p>
          </table:table-cell>
          <table:table-cell office:value-type="float" office:value="0.269619822634933" calcext:value-type="float">
            <text:p>0.2696198226</text:p>
          </table:table-cell>
          <table:table-cell office:value-type="float" office:value="0.17941592150456" calcext:value-type="float">
            <text:p>0.1794159215</text:p>
          </table:table-cell>
          <table:table-cell office:value-type="float" office:value="0.18262575145552" calcext:value-type="float">
            <text:p>0.1826257515</text:p>
          </table:table-cell>
          <table:table-cell office:value-type="float" office:value="0.102924001510121" calcext:value-type="float">
            <text:p>0.1029240015</text:p>
          </table:table-cell>
          <table:table-cell office:value-type="float" office:value="0.211339636953903" calcext:value-type="float">
            <text:p>0.211339637</text:p>
          </table:table-cell>
          <table:table-cell office:value-type="float" office:value="0.229558178705746" calcext:value-type="float">
            <text:p>0.2295581787</text:p>
          </table:table-cell>
          <table:table-cell office:value-type="float" office:value="0.239734653118734" calcext:value-type="float">
            <text:p>0.2397346531</text:p>
          </table:table-cell>
          <table:table-cell office:value-type="float" office:value="0.245124971037818" calcext:value-type="float">
            <text:p>0.245124971</text:p>
          </table:table-cell>
          <table:table-cell office:value-type="float" office:value="0.396238804149449" calcext:value-type="float">
            <text:p>0.3962388041</text:p>
          </table:table-cell>
          <table:table-cell office:value-type="float" office:value="0.407701156996275" calcext:value-type="float">
            <text:p>0.407701157</text:p>
          </table:table-cell>
          <table:table-cell office:value-type="float" office:value="0.188414383281349" calcext:value-type="float">
            <text:p>0.1884143833</text:p>
          </table:table-cell>
          <table:table-cell office:value-type="float" office:value="0.279939724415773" calcext:value-type="float">
            <text:p>0.2799397244</text:p>
          </table:table-cell>
          <table:table-cell office:value-type="float" office:value="0.130792114739865" calcext:value-type="float">
            <text:p>0.1307921147</text:p>
          </table:table-cell>
          <table:table-cell office:value-type="float" office:value="0.163247037551279" calcext:value-type="float">
            <text:p>0.1632470376</text:p>
          </table:table-cell>
          <table:table-cell office:value-type="float" office:value="0.116357747951781" calcext:value-type="float">
            <text:p>0.116357748</text:p>
          </table:table-cell>
          <table:table-cell office:value-type="float" office:value="0.205800962126395" calcext:value-type="float">
            <text:p>0.2058009621</text:p>
          </table:table-cell>
          <table:table-cell office:value-type="float" office:value="0.230556922800413" calcext:value-type="float">
            <text:p>0.2305569228</text:p>
          </table:table-cell>
          <table:table-cell office:value-type="float" office:value="0.246860768969298" calcext:value-type="float">
            <text:p>0.246860769</text:p>
          </table:table-cell>
          <table:table-cell office:value-type="float" office:value="0.392723470799983" calcext:value-type="float">
            <text:p>0.3927234708</text:p>
          </table:table-cell>
          <table:table-cell office:value-type="float" office:value="0.2984081642072" calcext:value-type="float">
            <text:p>0.2984081642</text:p>
          </table:table-cell>
          <table:table-cell office:value-type="float" office:value="0.244366194869475" calcext:value-type="float">
            <text:p>0.2443661949</text:p>
          </table:table-cell>
          <table:table-cell office:value-type="float" office:value="0.197346155365823" calcext:value-type="float">
            <text:p>0.1973461554</text:p>
          </table:table-cell>
          <table:table-cell office:value-type="float" office:value="0.243530662803553" calcext:value-type="float">
            <text:p>0.2435306628</text:p>
          </table:table-cell>
          <table:table-cell office:value-type="float" office:value="0.0961758811964419" calcext:value-type="float">
            <text:p>0.0961758812</text:p>
          </table:table-cell>
          <table:table-cell office:value-type="float" office:value="0.129037365565255" calcext:value-type="float">
            <text:p>0.1290373656</text:p>
          </table:table-cell>
          <table:table-cell office:value-type="float" office:value="0.274813470683439" calcext:value-type="float">
            <text:p>0.2748134707</text:p>
          </table:table-cell>
          <table:table-cell office:value-type="float" office:value="0.224673322116401" calcext:value-type="float">
            <text:p>0.2246733221</text:p>
          </table:table-cell>
          <table:table-cell office:value-type="float" office:value="0.308675283605142" calcext:value-type="float">
            <text:p>0.3086752836</text:p>
          </table:table-cell>
          <table:table-cell office:value-type="float" office:value="0.260067257894506" calcext:value-type="float">
            <text:p>0.2600672579</text:p>
          </table:table-cell>
          <table:table-cell office:value-type="float" office:value="0.267589592773766" calcext:value-type="float">
            <text:p>0.2675895928</text:p>
          </table:table-cell>
          <table:table-cell office:value-type="float" office:value="0.224654051170529" calcext:value-type="float">
            <text:p>0.2246540512</text:p>
          </table:table-cell>
          <table:table-cell office:value-type="float" office:value="0.122699721591311" calcext:value-type="float">
            <text:p>0.1226997216</text:p>
          </table:table-cell>
          <table:table-cell office:value-type="float" office:value="0.134968139959842" calcext:value-type="float">
            <text:p>0.13496814</text:p>
          </table:table-cell>
          <table:table-cell office:value-type="float" office:value="0.280483126824432" calcext:value-type="float">
            <text:p>0.2804831268</text:p>
          </table:table-cell>
          <table:table-cell office:value-type="float" office:value="0.312654656179245" calcext:value-type="float">
            <text:p>0.3126546562</text:p>
          </table:table-cell>
          <table:table-cell office:value-type="float" office:value="0.370986785822787" calcext:value-type="float">
            <text:p>0.3709867858</text:p>
          </table:table-cell>
          <table:table-cell office:value-type="float" office:value="0.403562463665624" calcext:value-type="float">
            <text:p>0.4035624637</text:p>
          </table:table-cell>
          <table:table-cell office:value-type="float" office:value="0.368066466666715" calcext:value-type="float">
            <text:p>0.3680664667</text:p>
          </table:table-cell>
          <table:table-cell office:value-type="float" office:value="0.206413205198158" calcext:value-type="float">
            <text:p>0.2064132052</text:p>
          </table:table-cell>
          <table:table-cell office:value-type="float" office:value="0.334811578358288" calcext:value-type="float">
            <text:p>0.3348115784</text:p>
          </table:table-cell>
          <table:table-cell office:value-type="float" office:value="0.222454953603593" calcext:value-type="float">
            <text:p>0.2224549536</text:p>
          </table:table-cell>
          <table:table-cell office:value-type="float" office:value="0.181080714961328" calcext:value-type="float">
            <text:p>0.181080715</text:p>
          </table:table-cell>
          <table:table-cell office:value-type="float" office:value="0.18413895113499" calcext:value-type="float">
            <text:p>0.1841389511</text:p>
          </table:table-cell>
          <table:table-cell office:value-type="float" office:value="0.281459314235675" calcext:value-type="float">
            <text:p>0.2814593142</text:p>
          </table:table-cell>
          <table:table-cell office:value-type="float" office:value="0.283657256788422" calcext:value-type="float">
            <text:p>0.2836572568</text:p>
          </table:table-cell>
          <table:table-cell office:value-type="float" office:value="0.248849358955914" calcext:value-type="float">
            <text:p>0.248849359</text:p>
          </table:table-cell>
          <table:table-cell office:value-type="float" office:value="0.291066140330256" calcext:value-type="float">
            <text:p>0.2910661403</text:p>
          </table:table-cell>
          <table:table-cell office:value-type="float" office:value="0.322615019004733" calcext:value-type="float">
            <text:p>0.322615019</text:p>
          </table:table-cell>
          <table:table-cell office:value-type="float" office:value="0.318307060813743" calcext:value-type="float">
            <text:p>0.3183070608</text:p>
          </table:table-cell>
          <table:table-cell office:value-type="float" office:value="0.325718072122686" calcext:value-type="float">
            <text:p>0.3257180721</text:p>
          </table:table-cell>
          <table:table-cell office:value-type="float" office:value="0.381731558461598" calcext:value-type="float">
            <text:p>0.3817315585</text:p>
          </table:table-cell>
          <table:table-cell office:value-type="float" office:value="0.365149759971445" calcext:value-type="float">
            <text:p>0.36514976</text:p>
          </table:table-cell>
          <table:table-cell office:value-type="float" office:value="0.30766654317679" calcext:value-type="float">
            <text:p>0.3076665432</text:p>
          </table:table-cell>
          <table:table-cell office:value-type="float" office:value="0.388438758295871" calcext:value-type="float">
            <text:p>0.3884387583</text:p>
          </table:table-cell>
          <table:table-cell office:value-type="float" office:value="0.300617933668225" calcext:value-type="float">
            <text:p>0.3006179337</text:p>
          </table:table-cell>
          <table:table-cell office:value-type="float" office:value="0.225054320260445" calcext:value-type="float">
            <text:p>0.2250543203</text:p>
          </table:table-cell>
          <table:table-cell office:value-type="float" office:value="0.265346880944122" calcext:value-type="float">
            <text:p>0.2653468809</text:p>
          </table:table-cell>
          <table:table-cell office:value-type="float" office:value="0.214994465301948" calcext:value-type="float">
            <text:p>0.2149944653</text:p>
          </table:table-cell>
          <table:table-cell office:value-type="float" office:value="0.338752381680046" calcext:value-type="float">
            <text:p>0.3387523817</text:p>
          </table:table-cell>
          <table:table-cell office:value-type="float" office:value="0.298626246741137" calcext:value-type="float">
            <text:p>0.2986262467</text:p>
          </table:table-cell>
          <table:table-cell office:value-type="float" office:value="0.357816318560937" calcext:value-type="float">
            <text:p>0.3578163186</text:p>
          </table:table-cell>
          <table:table-cell office:value-type="float" office:value="0.291816172460147" calcext:value-type="float">
            <text:p>0.2918161725</text:p>
          </table:table-cell>
          <table:table-cell office:value-type="float" office:value="0.320279913123221" calcext:value-type="float">
            <text:p>0.3202799131</text:p>
          </table:table-cell>
          <table:table-cell office:value-type="float" office:value="0.327634055915881" calcext:value-type="float">
            <text:p>0.3276340559</text:p>
          </table:table-cell>
          <table:table-cell office:value-type="float" office:value="0.365714942838628" calcext:value-type="float">
            <text:p>0.3657149428</text:p>
          </table:table-cell>
          <table:table-cell office:value-type="float" office:value="0.31995502182297" calcext:value-type="float">
            <text:p>0.3199550218</text:p>
          </table:table-cell>
          <table:table-cell office:value-type="float" office:value="0.239013500700693" calcext:value-type="float">
            <text:p>0.2390135007</text:p>
          </table:table-cell>
          <table:table-cell office:value-type="float" office:value="0.334346258832717" calcext:value-type="float">
            <text:p>0.3343462588</text:p>
          </table:table-cell>
          <table:table-cell office:value-type="float" office:value="0.364447389250144" calcext:value-type="float">
            <text:p>0.3644473893</text:p>
          </table:table-cell>
          <table:table-cell office:value-type="float" office:value="0.297699127180603" calcext:value-type="float">
            <text:p>0.2976991272</text:p>
          </table:table-cell>
          <table:table-cell office:value-type="float" office:value="0.207021979571303" calcext:value-type="float">
            <text:p>0.2070219796</text:p>
          </table:table-cell>
          <table:table-cell office:value-type="float" office:value="0.431024314876428" calcext:value-type="float">
            <text:p>0.4310243149</text:p>
          </table:table-cell>
          <table:table-cell office:value-type="float" office:value="0.425583032120112" calcext:value-type="float">
            <text:p>0.4255830321</text:p>
          </table:table-cell>
          <table:table-cell office:value-type="float" office:value="0.486027423169743" calcext:value-type="float">
            <text:p>0.4860274232</text:p>
          </table:table-cell>
          <table:table-cell office:value-type="float" office:value="0.528255877328539" calcext:value-type="float">
            <text:p>0.5282558773</text:p>
          </table:table-cell>
          <table:table-cell office:value-type="float" office:value="0.476590715630998" calcext:value-type="float">
            <text:p>0.4765907156</text:p>
          </table:table-cell>
          <table:table-cell office:value-type="float" office:value="0.388974059742445" calcext:value-type="float">
            <text:p>0.3889740597</text:p>
          </table:table-cell>
          <table:table-cell office:value-type="float" office:value="0.116397315880012" calcext:value-type="float">
            <text:p>0.1163973159</text:p>
          </table:table-cell>
          <table:table-cell office:value-type="float" office:value="0.283027728761525" calcext:value-type="float">
            <text:p>0.2830277288</text:p>
          </table:table-cell>
          <table:table-cell office:value-type="float" office:value="0.355117118384052" calcext:value-type="float">
            <text:p>0.3551171184</text:p>
          </table:table-cell>
          <table:table-cell office:value-type="float" office:value="0.234245716370738" calcext:value-type="float">
            <text:p>0.2342457164</text:p>
          </table:table-cell>
          <table:table-cell office:value-type="float" office:value="0.37389756322952" calcext:value-type="float">
            <text:p>0.3738975632</text:p>
          </table:table-cell>
          <table:table-cell office:value-type="float" office:value="0.215714366267245" calcext:value-type="float">
            <text:p>0.2157143663</text:p>
          </table:table-cell>
          <table:table-cell office:value-type="float" office:value="0.0672320797398586" calcext:value-type="float">
            <text:p>0.0672320797</text:p>
          </table:table-cell>
          <table:table-cell office:value-type="float" office:value="0.19247108676315" calcext:value-type="float">
            <text:p>0.1924710868</text:p>
          </table:table-cell>
          <table:table-cell office:value-type="float" office:value="0.139328886514018" calcext:value-type="float">
            <text:p>0.1393288865</text:p>
          </table:table-cell>
          <table:table-cell office:value-type="float" office:value="0.176790875852603" calcext:value-type="float">
            <text:p>0.1767908759</text:p>
          </table:table-cell>
          <table:table-cell office:value-type="float" office:value="0.160530403165482" calcext:value-type="float">
            <text:p>0.1605304032</text:p>
          </table:table-cell>
          <table:table-cell office:value-type="float" office:value="0.174834196699768" calcext:value-type="float">
            <text:p>0.1748341967</text:p>
          </table:table-cell>
          <table:table-cell office:value-type="float" office:value="0.225489710796245" calcext:value-type="float">
            <text:p>0.2254897108</text:p>
          </table:table-cell>
          <table:table-cell office:value-type="float" office:value="0.235465341531431" calcext:value-type="float">
            <text:p>0.2354653415</text:p>
          </table:table-cell>
          <table:table-cell office:value-type="float" office:value="0.225001843494878" calcext:value-type="float">
            <text:p>0.2250018435</text:p>
          </table:table-cell>
          <table:table-cell office:value-type="float" office:value="0.340849180079254" calcext:value-type="float">
            <text:p>0.3408491801</text:p>
          </table:table-cell>
          <table:table-cell office:value-type="float" office:value="0.315627799490447" calcext:value-type="float">
            <text:p>0.3156277995</text:p>
          </table:table-cell>
          <table:table-cell office:value-type="float" office:value="0.338134130202378" calcext:value-type="float">
            <text:p>0.3381341302</text:p>
          </table:table-cell>
          <table:table-cell office:value-type="float" office:value="0.269136809962199" calcext:value-type="float">
            <text:p>0.26913681</text:p>
          </table:table-cell>
          <table:table-cell office:value-type="float" office:value="0.373323417027006" calcext:value-type="float">
            <text:p>0.373323417</text:p>
          </table:table-cell>
          <table:table-cell office:value-type="float" office:value="0.376932128838366" calcext:value-type="float">
            <text:p>0.3769321288</text:p>
          </table:table-cell>
          <table:table-cell office:value-type="float" office:value="0.371068304573402" calcext:value-type="float">
            <text:p>0.3710683046</text:p>
          </table:table-cell>
          <table:table-cell office:value-type="float" office:value="0.419441311293921" calcext:value-type="float">
            <text:p>0.4194413113</text:p>
          </table:table-cell>
          <table:table-cell office:value-type="float" office:value="0.420300862777658" calcext:value-type="float">
            <text:p>0.4203008628</text:p>
          </table:table-cell>
          <table:table-cell office:value-type="float" office:value="0.385593738631635" calcext:value-type="float">
            <text:p>0.3855937386</text:p>
          </table:table-cell>
          <table:table-cell office:value-type="float" office:value="0.39095950876449" calcext:value-type="float">
            <text:p>0.3909595088</text:p>
          </table:table-cell>
          <table:table-cell office:value-type="float" office:value="0.385375160505182" calcext:value-type="float">
            <text:p>0.3853751605</text:p>
          </table:table-cell>
          <table:table-cell office:value-type="float" office:value="0.348714539807351" calcext:value-type="float">
            <text:p>0.34871453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10438" calcext:value-type="float">
            <text:p>2110438</text:p>
          </table:table-cell>
          <table:table-cell table:style-name="ce1" table:formula="of:=AVERAGE([.E10:.GL10])" office:value-type="float" office:value="0.294469892202919" calcext:value-type="float">
            <text:p>0.2944698922</text:p>
          </table:table-cell>
          <table:table-cell/>
          <table:table-cell office:value-type="float" office:value="0.264027038327738" calcext:value-type="float">
            <text:p>0.2640270383</text:p>
          </table:table-cell>
          <table:table-cell office:value-type="float" office:value="0.122734636917343" calcext:value-type="float">
            <text:p>0.1227346369</text:p>
          </table:table-cell>
          <table:table-cell office:value-type="float" office:value="0.247563882486802" calcext:value-type="float">
            <text:p>0.2475638825</text:p>
          </table:table-cell>
          <table:table-cell office:value-type="float" office:value="0.218607298866003" calcext:value-type="float">
            <text:p>0.2186072989</text:p>
          </table:table-cell>
          <table:table-cell office:value-type="float" office:value="0.264178262333956" calcext:value-type="float">
            <text:p>0.2641782623</text:p>
          </table:table-cell>
          <table:table-cell office:value-type="float" office:value="0.34320142963813" calcext:value-type="float">
            <text:p>0.3432014296</text:p>
          </table:table-cell>
          <table:table-cell office:value-type="float" office:value="0.290685078237328" calcext:value-type="float">
            <text:p>0.2906850782</text:p>
          </table:table-cell>
          <table:table-cell office:value-type="float" office:value="0.28911862764396" calcext:value-type="float">
            <text:p>0.2891186276</text:p>
          </table:table-cell>
          <table:table-cell office:value-type="float" office:value="0.357290185741305" calcext:value-type="float">
            <text:p>0.3572901857</text:p>
          </table:table-cell>
          <table:table-cell office:value-type="float" office:value="0.298958272149688" calcext:value-type="float">
            <text:p>0.2989582721</text:p>
          </table:table-cell>
          <table:table-cell office:value-type="float" office:value="0.243418944781991" calcext:value-type="float">
            <text:p>0.2434189448</text:p>
          </table:table-cell>
          <table:table-cell office:value-type="float" office:value="0.255764167127455" calcext:value-type="float">
            <text:p>0.2557641671</text:p>
          </table:table-cell>
          <table:table-cell office:value-type="float" office:value="0.277202766616747" calcext:value-type="float">
            <text:p>0.2772027666</text:p>
          </table:table-cell>
          <table:table-cell office:value-type="float" office:value="0.254994352305945" calcext:value-type="float">
            <text:p>0.2549943523</text:p>
          </table:table-cell>
          <table:table-cell office:value-type="float" office:value="0.260196408485546" calcext:value-type="float">
            <text:p>0.2601964085</text:p>
          </table:table-cell>
          <table:table-cell office:value-type="float" office:value="0.158339043981901" calcext:value-type="float">
            <text:p>0.158339044</text:p>
          </table:table-cell>
          <table:table-cell office:value-type="float" office:value="0.105821113530612" calcext:value-type="float">
            <text:p>0.1058211135</text:p>
          </table:table-cell>
          <table:table-cell office:value-type="float" office:value="0.186942691933676" calcext:value-type="float">
            <text:p>0.1869426919</text:p>
          </table:table-cell>
          <table:table-cell office:value-type="float" office:value="0.214045584849679" calcext:value-type="float">
            <text:p>0.2140455848</text:p>
          </table:table-cell>
          <table:table-cell office:value-type="float" office:value="0.219384414462234" calcext:value-type="float">
            <text:p>0.2193844145</text:p>
          </table:table-cell>
          <table:table-cell office:value-type="float" office:value="0.48366628393028" calcext:value-type="float">
            <text:p>0.4836662839</text:p>
          </table:table-cell>
          <table:table-cell office:value-type="float" office:value="0.448960745325895" calcext:value-type="float">
            <text:p>0.4489607453</text:p>
          </table:table-cell>
          <table:table-cell office:value-type="float" office:value="0.45270630002382" calcext:value-type="float">
            <text:p>0.4527063</text:p>
          </table:table-cell>
          <table:table-cell office:value-type="float" office:value="0.486902619458134" calcext:value-type="float">
            <text:p>0.4869026195</text:p>
          </table:table-cell>
          <table:table-cell office:value-type="float" office:value="0.347098976494908" calcext:value-type="float">
            <text:p>0.3470989765</text:p>
          </table:table-cell>
          <table:table-cell office:value-type="float" office:value="0.429746495896221" calcext:value-type="float">
            <text:p>0.4297464959</text:p>
          </table:table-cell>
          <table:table-cell office:value-type="float" office:value="0.308398537184089" calcext:value-type="float">
            <text:p>0.3083985372</text:p>
          </table:table-cell>
          <table:table-cell office:value-type="float" office:value="0.376565544905645" calcext:value-type="float">
            <text:p>0.3765655449</text:p>
          </table:table-cell>
          <table:table-cell office:value-type="float" office:value="0.183189945037309" calcext:value-type="float">
            <text:p>0.183189945</text:p>
          </table:table-cell>
          <table:table-cell office:value-type="float" office:value="0.139491322527388" calcext:value-type="float">
            <text:p>0.1394913225</text:p>
          </table:table-cell>
          <table:table-cell office:value-type="float" office:value="0.260188123883671" calcext:value-type="float">
            <text:p>0.2601881239</text:p>
          </table:table-cell>
          <table:table-cell office:value-type="float" office:value="0.224033357308194" calcext:value-type="float">
            <text:p>0.2240333573</text:p>
          </table:table-cell>
          <table:table-cell office:value-type="float" office:value="0.210056105128099" calcext:value-type="float">
            <text:p>0.2100561051</text:p>
          </table:table-cell>
          <table:table-cell office:value-type="float" office:value="0.27376387648712" calcext:value-type="float">
            <text:p>0.2737638765</text:p>
          </table:table-cell>
          <table:table-cell office:value-type="float" office:value="0.33214104906982" calcext:value-type="float">
            <text:p>0.3321410491</text:p>
          </table:table-cell>
          <table:table-cell office:value-type="float" office:value="0.219655509253066" calcext:value-type="float">
            <text:p>0.2196555093</text:p>
          </table:table-cell>
          <table:table-cell office:value-type="float" office:value="0.354205695142278" calcext:value-type="float">
            <text:p>0.3542056951</text:p>
          </table:table-cell>
          <table:table-cell office:value-type="float" office:value="0.319536338926129" calcext:value-type="float">
            <text:p>0.3195363389</text:p>
          </table:table-cell>
          <table:table-cell office:value-type="float" office:value="0.312744030078136" calcext:value-type="float">
            <text:p>0.3127440301</text:p>
          </table:table-cell>
          <table:table-cell office:value-type="float" office:value="0.410636769366432" calcext:value-type="float">
            <text:p>0.4106367694</text:p>
          </table:table-cell>
          <table:table-cell office:value-type="float" office:value="0.209510234350887" calcext:value-type="float">
            <text:p>0.2095102344</text:p>
          </table:table-cell>
          <table:table-cell office:value-type="float" office:value="0.272852795150023" calcext:value-type="float">
            <text:p>0.2728527952</text:p>
          </table:table-cell>
          <table:table-cell office:value-type="float" office:value="0.385669940817178" calcext:value-type="float">
            <text:p>0.3856699408</text:p>
          </table:table-cell>
          <table:table-cell office:value-type="float" office:value="0.271951599342089" calcext:value-type="float">
            <text:p>0.2719515993</text:p>
          </table:table-cell>
          <table:table-cell office:value-type="float" office:value="0.211825137209654" calcext:value-type="float">
            <text:p>0.2118251372</text:p>
          </table:table-cell>
          <table:table-cell office:value-type="float" office:value="0.228180199359257" calcext:value-type="float">
            <text:p>0.2281801994</text:p>
          </table:table-cell>
          <table:table-cell office:value-type="float" office:value="0.300546177943822" calcext:value-type="float">
            <text:p>0.3005461779</text:p>
          </table:table-cell>
          <table:table-cell office:value-type="float" office:value="0.284817315140473" calcext:value-type="float">
            <text:p>0.2848173151</text:p>
          </table:table-cell>
          <table:table-cell office:value-type="float" office:value="0.419309101273682" calcext:value-type="float">
            <text:p>0.4193091013</text:p>
          </table:table-cell>
          <table:table-cell office:value-type="float" office:value="0.399468149683713" calcext:value-type="float">
            <text:p>0.3994681497</text:p>
          </table:table-cell>
          <table:table-cell office:value-type="float" office:value="0.464602697173401" calcext:value-type="float">
            <text:p>0.4646026972</text:p>
          </table:table-cell>
          <table:table-cell office:value-type="float" office:value="0.463794817616645" calcext:value-type="float">
            <text:p>0.4637948176</text:p>
          </table:table-cell>
          <table:table-cell office:value-type="float" office:value="0.412944890071702" calcext:value-type="float">
            <text:p>0.4129448901</text:p>
          </table:table-cell>
          <table:table-cell office:value-type="float" office:value="0.593980847788313" calcext:value-type="float">
            <text:p>0.5939808478</text:p>
          </table:table-cell>
          <table:table-cell office:value-type="float" office:value="0.48563097641664" calcext:value-type="float">
            <text:p>0.4856309764</text:p>
          </table:table-cell>
          <table:table-cell office:value-type="float" office:value="0.53256359614109" calcext:value-type="float">
            <text:p>0.5325635961</text:p>
          </table:table-cell>
          <table:table-cell office:value-type="float" office:value="0.163891221607056" calcext:value-type="float">
            <text:p>0.1638912216</text:p>
          </table:table-cell>
          <table:table-cell office:value-type="float" office:value="0.139828242015143" calcext:value-type="float">
            <text:p>0.139828242</text:p>
          </table:table-cell>
          <table:table-cell office:value-type="float" office:value="0.192467237314907" calcext:value-type="float">
            <text:p>0.1924672373</text:p>
          </table:table-cell>
          <table:table-cell office:value-type="float" office:value="0.0821158160591688" calcext:value-type="float">
            <text:p>0.0821158161</text:p>
          </table:table-cell>
          <table:table-cell office:value-type="float" office:value="0.259845219788596" calcext:value-type="float">
            <text:p>0.2598452198</text:p>
          </table:table-cell>
          <table:table-cell office:value-type="float" office:value="0.265735424167372" calcext:value-type="float">
            <text:p>0.2657354242</text:p>
          </table:table-cell>
          <table:table-cell office:value-type="float" office:value="0.370603329628896" calcext:value-type="float">
            <text:p>0.3706033296</text:p>
          </table:table-cell>
          <table:table-cell office:value-type="float" office:value="0.408425312395172" calcext:value-type="float">
            <text:p>0.4084253124</text:p>
          </table:table-cell>
          <table:table-cell office:value-type="float" office:value="0.474137748466415" calcext:value-type="float">
            <text:p>0.4741377485</text:p>
          </table:table-cell>
          <table:table-cell office:value-type="float" office:value="0.51583497112159" calcext:value-type="float">
            <text:p>0.5158349711</text:p>
          </table:table-cell>
          <table:table-cell office:value-type="float" office:value="0.456705071791981" calcext:value-type="float">
            <text:p>0.4567050718</text:p>
          </table:table-cell>
          <table:table-cell office:value-type="float" office:value="0.447924322594687" calcext:value-type="float">
            <text:p>0.4479243226</text:p>
          </table:table-cell>
          <table:table-cell office:value-type="float" office:value="0.426980563352753" calcext:value-type="float">
            <text:p>0.4269805634</text:p>
          </table:table-cell>
          <table:table-cell office:value-type="float" office:value="0.404039162929338" calcext:value-type="float">
            <text:p>0.4040391629</text:p>
          </table:table-cell>
          <table:table-cell office:value-type="float" office:value="0.408153586974287" calcext:value-type="float">
            <text:p>0.408153587</text:p>
          </table:table-cell>
          <table:table-cell office:value-type="float" office:value="0.391172760963607" calcext:value-type="float">
            <text:p>0.391172761</text:p>
          </table:table-cell>
          <table:table-cell office:value-type="float" office:value="0.280420819341247" calcext:value-type="float">
            <text:p>0.2804208193</text:p>
          </table:table-cell>
          <table:table-cell office:value-type="float" office:value="0.279318233487692" calcext:value-type="float">
            <text:p>0.2793182335</text:p>
          </table:table-cell>
          <table:table-cell office:value-type="float" office:value="0.152562284082463" calcext:value-type="float">
            <text:p>0.1525622841</text:p>
          </table:table-cell>
          <table:table-cell office:value-type="float" office:value="0.172795043557232" calcext:value-type="float">
            <text:p>0.1727950436</text:p>
          </table:table-cell>
          <table:table-cell office:value-type="float" office:value="0.269454317310831" calcext:value-type="float">
            <text:p>0.2694543173</text:p>
          </table:table-cell>
          <table:table-cell office:value-type="float" office:value="0.155099302632492" calcext:value-type="float">
            <text:p>0.1550993026</text:p>
          </table:table-cell>
          <table:table-cell office:value-type="float" office:value="0.107000914584212" calcext:value-type="float">
            <text:p>0.1070009146</text:p>
          </table:table-cell>
          <table:table-cell office:value-type="float" office:value="0.302856300703457" calcext:value-type="float">
            <text:p>0.3028563007</text:p>
          </table:table-cell>
          <table:table-cell office:value-type="float" office:value="0.422484655902249" calcext:value-type="float">
            <text:p>0.4224846559</text:p>
          </table:table-cell>
          <table:table-cell office:value-type="float" office:value="0.441063680959087" calcext:value-type="float">
            <text:p>0.441063681</text:p>
          </table:table-cell>
          <table:table-cell office:value-type="float" office:value="0.412169742246445" calcext:value-type="float">
            <text:p>0.4121697422</text:p>
          </table:table-cell>
          <table:table-cell office:value-type="float" office:value="0.42716197055635" calcext:value-type="float">
            <text:p>0.4271619706</text:p>
          </table:table-cell>
          <table:table-cell office:value-type="float" office:value="0.32374993213901" calcext:value-type="float">
            <text:p>0.3237499321</text:p>
          </table:table-cell>
          <table:table-cell office:value-type="float" office:value="0.295301972293706" calcext:value-type="float">
            <text:p>0.2953019723</text:p>
          </table:table-cell>
          <table:table-cell office:value-type="float" office:value="0.146243998334713" calcext:value-type="float">
            <text:p>0.1462439983</text:p>
          </table:table-cell>
          <table:table-cell office:value-type="float" office:value="0.121788861487578" calcext:value-type="float">
            <text:p>0.1217888615</text:p>
          </table:table-cell>
          <table:table-cell office:value-type="float" office:value="0.163793490631707" calcext:value-type="float">
            <text:p>0.1637934906</text:p>
          </table:table-cell>
          <table:table-cell office:value-type="float" office:value="0.288784837409889" calcext:value-type="float">
            <text:p>0.2887848374</text:p>
          </table:table-cell>
          <table:table-cell office:value-type="float" office:value="0.230757733888034" calcext:value-type="float">
            <text:p>0.2307577339</text:p>
          </table:table-cell>
          <table:table-cell office:value-type="float" office:value="0.259683551828729" calcext:value-type="float">
            <text:p>0.2596835518</text:p>
          </table:table-cell>
          <table:table-cell office:value-type="float" office:value="0.251107431627471" calcext:value-type="float">
            <text:p>0.2511074316</text:p>
          </table:table-cell>
          <table:table-cell office:value-type="float" office:value="0.287003124274584" calcext:value-type="float">
            <text:p>0.2870031243</text:p>
          </table:table-cell>
          <table:table-cell office:value-type="float" office:value="0.164462562360718" calcext:value-type="float">
            <text:p>0.1644625624</text:p>
          </table:table-cell>
          <table:table-cell office:value-type="float" office:value="0.191144600753649" calcext:value-type="float">
            <text:p>0.1911446008</text:p>
          </table:table-cell>
          <table:table-cell office:value-type="float" office:value="0.252168723385691" calcext:value-type="float">
            <text:p>0.2521687234</text:p>
          </table:table-cell>
          <table:table-cell office:value-type="float" office:value="0.145738727034967" calcext:value-type="float">
            <text:p>0.145738727</text:p>
          </table:table-cell>
          <table:table-cell office:value-type="float" office:value="0.117739744305307" calcext:value-type="float">
            <text:p>0.1177397443</text:p>
          </table:table-cell>
          <table:table-cell office:value-type="float" office:value="0.210541860938567" calcext:value-type="float">
            <text:p>0.2105418609</text:p>
          </table:table-cell>
          <table:table-cell office:value-type="float" office:value="0.187693757563528" calcext:value-type="float">
            <text:p>0.1876937576</text:p>
          </table:table-cell>
          <table:table-cell office:value-type="float" office:value="0.157225883546979" calcext:value-type="float">
            <text:p>0.1572258835</text:p>
          </table:table-cell>
          <table:table-cell office:value-type="float" office:value="0.180398166592581" calcext:value-type="float">
            <text:p>0.1803981666</text:p>
          </table:table-cell>
          <table:table-cell office:value-type="float" office:value="0.313717695582185" calcext:value-type="float">
            <text:p>0.3137176956</text:p>
          </table:table-cell>
          <table:table-cell office:value-type="float" office:value="0.310808903888698" calcext:value-type="float">
            <text:p>0.3108089039</text:p>
          </table:table-cell>
          <table:table-cell office:value-type="float" office:value="0.197716333640506" calcext:value-type="float">
            <text:p>0.1977163336</text:p>
          </table:table-cell>
          <table:table-cell office:value-type="float" office:value="0.238053141557877" calcext:value-type="float">
            <text:p>0.2380531416</text:p>
          </table:table-cell>
          <table:table-cell office:value-type="float" office:value="0.216876421313473" calcext:value-type="float">
            <text:p>0.2168764213</text:p>
          </table:table-cell>
          <table:table-cell office:value-type="float" office:value="0.181146345501348" calcext:value-type="float">
            <text:p>0.1811463455</text:p>
          </table:table-cell>
          <table:table-cell office:value-type="float" office:value="0.212240215390537" calcext:value-type="float">
            <text:p>0.2122402154</text:p>
          </table:table-cell>
          <table:table-cell office:value-type="float" office:value="0.230994477197156" calcext:value-type="float">
            <text:p>0.2309944772</text:p>
          </table:table-cell>
          <table:table-cell office:value-type="float" office:value="0.237822734581043" calcext:value-type="float">
            <text:p>0.2378227346</text:p>
          </table:table-cell>
          <table:table-cell office:value-type="float" office:value="0.258652091469199" calcext:value-type="float">
            <text:p>0.2586520915</text:p>
          </table:table-cell>
          <table:table-cell office:value-type="float" office:value="0.303104047357706" calcext:value-type="float">
            <text:p>0.3031040474</text:p>
          </table:table-cell>
          <table:table-cell office:value-type="float" office:value="0.333500563320455" calcext:value-type="float">
            <text:p>0.3335005633</text:p>
          </table:table-cell>
          <table:table-cell office:value-type="float" office:value="0.224731767638687" calcext:value-type="float">
            <text:p>0.2247317676</text:p>
          </table:table-cell>
          <table:table-cell office:value-type="float" office:value="0.127013297429206" calcext:value-type="float">
            <text:p>0.1270132974</text:p>
          </table:table-cell>
          <table:table-cell office:value-type="float" office:value="0.175983751493757" calcext:value-type="float">
            <text:p>0.1759837515</text:p>
          </table:table-cell>
          <table:table-cell office:value-type="float" office:value="0.343418449944942" calcext:value-type="float">
            <text:p>0.3434184499</text:p>
          </table:table-cell>
          <table:table-cell office:value-type="float" office:value="0.293482782448287" calcext:value-type="float">
            <text:p>0.2934827824</text:p>
          </table:table-cell>
          <table:table-cell office:value-type="float" office:value="0.377875096736992" calcext:value-type="float">
            <text:p>0.3778750967</text:p>
          </table:table-cell>
          <table:table-cell office:value-type="float" office:value="0.369629777017672" calcext:value-type="float">
            <text:p>0.369629777</text:p>
          </table:table-cell>
          <table:table-cell office:value-type="float" office:value="0.300445078323625" calcext:value-type="float">
            <text:p>0.3004450783</text:p>
          </table:table-cell>
          <table:table-cell office:value-type="float" office:value="0.333502356892859" calcext:value-type="float">
            <text:p>0.3335023569</text:p>
          </table:table-cell>
          <table:table-cell office:value-type="float" office:value="0.190771060517388" calcext:value-type="float">
            <text:p>0.1907710605</text:p>
          </table:table-cell>
          <table:table-cell office:value-type="float" office:value="0.32591529572248" calcext:value-type="float">
            <text:p>0.3259152957</text:p>
          </table:table-cell>
          <table:table-cell office:value-type="float" office:value="0.249719389732951" calcext:value-type="float">
            <text:p>0.2497193897</text:p>
          </table:table-cell>
          <table:table-cell office:value-type="float" office:value="0.256949760259469" calcext:value-type="float">
            <text:p>0.2569497603</text:p>
          </table:table-cell>
          <table:table-cell office:value-type="float" office:value="0.253169384581662" calcext:value-type="float">
            <text:p>0.2531693846</text:p>
          </table:table-cell>
          <table:table-cell office:value-type="float" office:value="0.298732892369661" calcext:value-type="float">
            <text:p>0.2987328924</text:p>
          </table:table-cell>
          <table:table-cell office:value-type="float" office:value="0.251027974370361" calcext:value-type="float">
            <text:p>0.2510279744</text:p>
          </table:table-cell>
          <table:table-cell office:value-type="float" office:value="0.260962477144825" calcext:value-type="float">
            <text:p>0.2609624771</text:p>
          </table:table-cell>
          <table:table-cell office:value-type="float" office:value="0.301089777131282" calcext:value-type="float">
            <text:p>0.3010897771</text:p>
          </table:table-cell>
          <table:table-cell office:value-type="float" office:value="0.299332360766218" calcext:value-type="float">
            <text:p>0.2993323608</text:p>
          </table:table-cell>
          <table:table-cell office:value-type="float" office:value="0.382263121188982" calcext:value-type="float">
            <text:p>0.3822631212</text:p>
          </table:table-cell>
          <table:table-cell office:value-type="float" office:value="0.339036781075295" calcext:value-type="float">
            <text:p>0.3390367811</text:p>
          </table:table-cell>
          <table:table-cell office:value-type="float" office:value="0.432716572610306" calcext:value-type="float">
            <text:p>0.4327165726</text:p>
          </table:table-cell>
          <table:table-cell office:value-type="float" office:value="0.281923436903092" calcext:value-type="float">
            <text:p>0.2819234369</text:p>
          </table:table-cell>
          <table:table-cell office:value-type="float" office:value="0.290313827511817" calcext:value-type="float">
            <text:p>0.2903138275</text:p>
          </table:table-cell>
          <table:table-cell office:value-type="float" office:value="0.371105081957107" calcext:value-type="float">
            <text:p>0.371105082</text:p>
          </table:table-cell>
          <table:table-cell office:value-type="float" office:value="0.218874318278082" calcext:value-type="float">
            <text:p>0.2188743183</text:p>
          </table:table-cell>
          <table:table-cell office:value-type="float" office:value="0.263055272318751" calcext:value-type="float">
            <text:p>0.2630552723</text:p>
          </table:table-cell>
          <table:table-cell office:value-type="float" office:value="0.250380971747377" calcext:value-type="float">
            <text:p>0.2503809717</text:p>
          </table:table-cell>
          <table:table-cell office:value-type="float" office:value="0.267089359815323" calcext:value-type="float">
            <text:p>0.2670893598</text:p>
          </table:table-cell>
          <table:table-cell office:value-type="float" office:value="0.253823586190446" calcext:value-type="float">
            <text:p>0.2538235862</text:p>
          </table:table-cell>
          <table:table-cell office:value-type="float" office:value="0.287532956381237" calcext:value-type="float">
            <text:p>0.2875329564</text:p>
          </table:table-cell>
          <table:table-cell office:value-type="float" office:value="0.326427959832343" calcext:value-type="float">
            <text:p>0.3264279598</text:p>
          </table:table-cell>
          <table:table-cell office:value-type="float" office:value="0.221142049203066" calcext:value-type="float">
            <text:p>0.2211420492</text:p>
          </table:table-cell>
          <table:table-cell office:value-type="float" office:value="0.227699224445625" calcext:value-type="float">
            <text:p>0.2276992244</text:p>
          </table:table-cell>
          <table:table-cell office:value-type="float" office:value="0.299350624676438" calcext:value-type="float">
            <text:p>0.2993506247</text:p>
          </table:table-cell>
          <table:table-cell office:value-type="float" office:value="0.232816844105909" calcext:value-type="float">
            <text:p>0.2328168441</text:p>
          </table:table-cell>
          <table:table-cell office:value-type="float" office:value="0.228821750908423" calcext:value-type="float">
            <text:p>0.2288217509</text:p>
          </table:table-cell>
          <table:table-cell office:value-type="float" office:value="0.302042205211287" calcext:value-type="float">
            <text:p>0.3020422052</text:p>
          </table:table-cell>
          <table:table-cell office:value-type="float" office:value="0.385599153715245" calcext:value-type="float">
            <text:p>0.3855991537</text:p>
          </table:table-cell>
          <table:table-cell office:value-type="float" office:value="0.373777129925595" calcext:value-type="float">
            <text:p>0.3737771299</text:p>
          </table:table-cell>
          <table:table-cell office:value-type="float" office:value="0.362194335500642" calcext:value-type="float">
            <text:p>0.3621943355</text:p>
          </table:table-cell>
          <table:table-cell office:value-type="float" office:value="0.472180012052502" calcext:value-type="float">
            <text:p>0.4721800121</text:p>
          </table:table-cell>
          <table:table-cell office:value-type="float" office:value="0.526499733943024" calcext:value-type="float">
            <text:p>0.5264997339</text:p>
          </table:table-cell>
          <table:table-cell office:value-type="float" office:value="0.47851053462202" calcext:value-type="float">
            <text:p>0.4785105346</text:p>
          </table:table-cell>
          <table:table-cell office:value-type="float" office:value="0.530992283377658" calcext:value-type="float">
            <text:p>0.5309922834</text:p>
          </table:table-cell>
          <table:table-cell office:value-type="float" office:value="0.424670269672754" calcext:value-type="float">
            <text:p>0.4246702697</text:p>
          </table:table-cell>
          <table:table-cell office:value-type="float" office:value="0.341065005169365" calcext:value-type="float">
            <text:p>0.3410650052</text:p>
          </table:table-cell>
          <table:table-cell office:value-type="float" office:value="0.3157531200036" calcext:value-type="float">
            <text:p>0.31575312</text:p>
          </table:table-cell>
          <table:table-cell office:value-type="float" office:value="0.248839679722664" calcext:value-type="float">
            <text:p>0.2488396797</text:p>
          </table:table-cell>
          <table:table-cell office:value-type="float" office:value="0.351349707309579" calcext:value-type="float">
            <text:p>0.3513497073</text:p>
          </table:table-cell>
          <table:table-cell office:value-type="float" office:value="0.220913108542934" calcext:value-type="float">
            <text:p>0.2209131085</text:p>
          </table:table-cell>
          <table:table-cell office:value-type="float" office:value="0.284543170678798" calcext:value-type="float">
            <text:p>0.2845431707</text:p>
          </table:table-cell>
          <table:table-cell office:value-type="float" office:value="0.203244016186483" calcext:value-type="float">
            <text:p>0.2032440162</text:p>
          </table:table-cell>
          <table:table-cell office:value-type="float" office:value="0.267795745228857" calcext:value-type="float">
            <text:p>0.2677957452</text:p>
          </table:table-cell>
          <table:table-cell office:value-type="float" office:value="0.171170366134574" calcext:value-type="float">
            <text:p>0.1711703661</text:p>
          </table:table-cell>
          <table:table-cell office:value-type="float" office:value="0.14459276753553" calcext:value-type="float">
            <text:p>0.1445927675</text:p>
          </table:table-cell>
          <table:table-cell office:value-type="float" office:value="0.184428336071874" calcext:value-type="float">
            <text:p>0.1844283361</text:p>
          </table:table-cell>
          <table:table-cell office:value-type="float" office:value="0.0983528309471207" calcext:value-type="float">
            <text:p>0.0983528309</text:p>
          </table:table-cell>
          <table:table-cell office:value-type="float" office:value="0.156353128959697" calcext:value-type="float">
            <text:p>0.156353129</text:p>
          </table:table-cell>
          <table:table-cell office:value-type="float" office:value="0.190354839702063" calcext:value-type="float">
            <text:p>0.1903548397</text:p>
          </table:table-cell>
          <table:table-cell office:value-type="float" office:value="0.197825506493135" calcext:value-type="float">
            <text:p>0.1978255065</text:p>
          </table:table-cell>
          <table:table-cell office:value-type="float" office:value="0.303569724080912" calcext:value-type="float">
            <text:p>0.3035697241</text:p>
          </table:table-cell>
          <table:table-cell office:value-type="float" office:value="0.170251837062482" calcext:value-type="float">
            <text:p>0.1702518371</text:p>
          </table:table-cell>
          <table:table-cell office:value-type="float" office:value="0.349083769548491" calcext:value-type="float">
            <text:p>0.3490837695</text:p>
          </table:table-cell>
          <table:table-cell office:value-type="float" office:value="0.394489526520326" calcext:value-type="float">
            <text:p>0.3944895265</text:p>
          </table:table-cell>
          <table:table-cell office:value-type="float" office:value="0.234719493186397" calcext:value-type="float">
            <text:p>0.2347194932</text:p>
          </table:table-cell>
          <table:table-cell office:value-type="float" office:value="0.39134864862689" calcext:value-type="float">
            <text:p>0.3913486486</text:p>
          </table:table-cell>
          <table:table-cell office:value-type="float" office:value="0.413323232103241" calcext:value-type="float">
            <text:p>0.4133232321</text:p>
          </table:table-cell>
          <table:table-cell office:value-type="float" office:value="0.394841872466624" calcext:value-type="float">
            <text:p>0.3948418725</text:p>
          </table:table-cell>
          <table:table-cell office:value-type="float" office:value="0.408477985841461" calcext:value-type="float">
            <text:p>0.4084779858</text:p>
          </table:table-cell>
          <table:table-cell office:value-type="float" office:value="0.470163575635673" calcext:value-type="float">
            <text:p>0.4701635756</text:p>
          </table:table-cell>
          <table:table-cell office:value-type="float" office:value="0.427318096196102" calcext:value-type="float">
            <text:p>0.4273180962</text:p>
          </table:table-cell>
          <table:table-cell office:value-type="float" office:value="0.44677590341366" calcext:value-type="float">
            <text:p>0.4467759034</text:p>
          </table:table-cell>
          <table:table-cell office:value-type="float" office:value="0.404376092838773" calcext:value-type="float">
            <text:p>0.4043760928</text:p>
          </table:table-cell>
          <table:table-cell office:value-type="float" office:value="0.275346815599138" calcext:value-type="float">
            <text:p>0.27534681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59872" calcext:value-type="float">
            <text:p>1859872</text:p>
          </table:table-cell>
          <table:table-cell table:formula="of:=AVERAGE([.E11:.GL11])" office:value-type="float" office:value="0.300483475042334" calcext:value-type="float">
            <text:p>0.300483475</text:p>
          </table:table-cell>
          <table:table-cell/>
          <table:table-cell office:value-type="float" office:value="0.187211890808498" calcext:value-type="float">
            <text:p>0.1872118908</text:p>
          </table:table-cell>
          <table:table-cell office:value-type="float" office:value="0.147549922538265" calcext:value-type="float">
            <text:p>0.1475499225</text:p>
          </table:table-cell>
          <table:table-cell office:value-type="float" office:value="0.2762102847828" calcext:value-type="float">
            <text:p>0.2762102848</text:p>
          </table:table-cell>
          <table:table-cell office:value-type="float" office:value="0.301413242915272" calcext:value-type="float">
            <text:p>0.3014132429</text:p>
          </table:table-cell>
          <table:table-cell office:value-type="float" office:value="0.291781400444917" calcext:value-type="float">
            <text:p>0.2917814004</text:p>
          </table:table-cell>
          <table:table-cell office:value-type="float" office:value="0.247714235057568" calcext:value-type="float">
            <text:p>0.2477142351</text:p>
          </table:table-cell>
          <table:table-cell office:value-type="float" office:value="0.267771936670915" calcext:value-type="float">
            <text:p>0.2677719367</text:p>
          </table:table-cell>
          <table:table-cell office:value-type="float" office:value="0.336606084958742" calcext:value-type="float">
            <text:p>0.336606085</text:p>
          </table:table-cell>
          <table:table-cell office:value-type="float" office:value="0.281140470383793" calcext:value-type="float">
            <text:p>0.2811404704</text:p>
          </table:table-cell>
          <table:table-cell office:value-type="float" office:value="0.291013915302333" calcext:value-type="float">
            <text:p>0.2910139153</text:p>
          </table:table-cell>
          <table:table-cell office:value-type="float" office:value="0.261446630934529" calcext:value-type="float">
            <text:p>0.2614466309</text:p>
          </table:table-cell>
          <table:table-cell office:value-type="float" office:value="0.393131778239691" calcext:value-type="float">
            <text:p>0.3931317782</text:p>
          </table:table-cell>
          <table:table-cell office:value-type="float" office:value="0.338688033852602" calcext:value-type="float">
            <text:p>0.3386880339</text:p>
          </table:table-cell>
          <table:table-cell office:value-type="float" office:value="0.24460999117978" calcext:value-type="float">
            <text:p>0.2446099912</text:p>
          </table:table-cell>
          <table:table-cell office:value-type="float" office:value="0.20615665816123" calcext:value-type="float">
            <text:p>0.2061566582</text:p>
          </table:table-cell>
          <table:table-cell office:value-type="float" office:value="0.169502763774471" calcext:value-type="float">
            <text:p>0.1695027638</text:p>
          </table:table-cell>
          <table:table-cell office:value-type="float" office:value="0.12398555366215" calcext:value-type="float">
            <text:p>0.1239855537</text:p>
          </table:table-cell>
          <table:table-cell office:value-type="float" office:value="0.293760255006467" calcext:value-type="float">
            <text:p>0.293760255</text:p>
          </table:table-cell>
          <table:table-cell office:value-type="float" office:value="0.25062169642316" calcext:value-type="float">
            <text:p>0.2506216964</text:p>
          </table:table-cell>
          <table:table-cell office:value-type="float" office:value="0.312920648448395" calcext:value-type="float">
            <text:p>0.3129206484</text:p>
          </table:table-cell>
          <table:table-cell office:value-type="float" office:value="0.409527053775696" calcext:value-type="float">
            <text:p>0.4095270538</text:p>
          </table:table-cell>
          <table:table-cell office:value-type="float" office:value="0.451585412093036" calcext:value-type="float">
            <text:p>0.4515854121</text:p>
          </table:table-cell>
          <table:table-cell office:value-type="float" office:value="0.404713806789229" calcext:value-type="float">
            <text:p>0.4047138068</text:p>
          </table:table-cell>
          <table:table-cell office:value-type="float" office:value="0.553727414622526" calcext:value-type="float">
            <text:p>0.5537274146</text:p>
          </table:table-cell>
          <table:table-cell office:value-type="float" office:value="0.53971339624094" calcext:value-type="float">
            <text:p>0.5397133962</text:p>
          </table:table-cell>
          <table:table-cell office:value-type="float" office:value="0.398941812602346" calcext:value-type="float">
            <text:p>0.3989418126</text:p>
          </table:table-cell>
          <table:table-cell office:value-type="float" office:value="0.366253498468172" calcext:value-type="float">
            <text:p>0.3662534985</text:p>
          </table:table-cell>
          <table:table-cell office:value-type="float" office:value="0.363925961165095" calcext:value-type="float">
            <text:p>0.3639259612</text:p>
          </table:table-cell>
          <table:table-cell office:value-type="float" office:value="0.24051124874202" calcext:value-type="float">
            <text:p>0.2405112487</text:p>
          </table:table-cell>
          <table:table-cell office:value-type="float" office:value="0.154872045410533" calcext:value-type="float">
            <text:p>0.1548720454</text:p>
          </table:table-cell>
          <table:table-cell office:value-type="float" office:value="0.187528349920935" calcext:value-type="float">
            <text:p>0.1875283499</text:p>
          </table:table-cell>
          <table:table-cell office:value-type="float" office:value="0.151371810418782" calcext:value-type="float">
            <text:p>0.1513718104</text:p>
          </table:table-cell>
          <table:table-cell office:value-type="float" office:value="0.239522709008927" calcext:value-type="float">
            <text:p>0.239522709</text:p>
          </table:table-cell>
          <table:table-cell office:value-type="float" office:value="0.245145822003836" calcext:value-type="float">
            <text:p>0.245145822</text:p>
          </table:table-cell>
          <table:table-cell office:value-type="float" office:value="0.315780478228646" calcext:value-type="float">
            <text:p>0.3157804782</text:p>
          </table:table-cell>
          <table:table-cell office:value-type="float" office:value="0.310472182908796" calcext:value-type="float">
            <text:p>0.3104721829</text:p>
          </table:table-cell>
          <table:table-cell office:value-type="float" office:value="0.260029414233427" calcext:value-type="float">
            <text:p>0.2600294142</text:p>
          </table:table-cell>
          <table:table-cell office:value-type="float" office:value="0.369617152890533" calcext:value-type="float">
            <text:p>0.3696171529</text:p>
          </table:table-cell>
          <table:table-cell office:value-type="float" office:value="0.339296804667098" calcext:value-type="float">
            <text:p>0.3392968047</text:p>
          </table:table-cell>
          <table:table-cell office:value-type="float" office:value="0.214846304702107" calcext:value-type="float">
            <text:p>0.2148463047</text:p>
          </table:table-cell>
          <table:table-cell office:value-type="float" office:value="0.285696137237445" calcext:value-type="float">
            <text:p>0.2856961372</text:p>
          </table:table-cell>
          <table:table-cell office:value-type="float" office:value="0.254079012730292" calcext:value-type="float">
            <text:p>0.2540790127</text:p>
          </table:table-cell>
          <table:table-cell office:value-type="float" office:value="0.337520096908798" calcext:value-type="float">
            <text:p>0.3375200969</text:p>
          </table:table-cell>
          <table:table-cell office:value-type="float" office:value="0.241117359111525" calcext:value-type="float">
            <text:p>0.2411173591</text:p>
          </table:table-cell>
          <table:table-cell office:value-type="float" office:value="0.323335220078762" calcext:value-type="float">
            <text:p>0.3233352201</text:p>
          </table:table-cell>
          <table:table-cell office:value-type="float" office:value="0.20447066227239" calcext:value-type="float">
            <text:p>0.2044706623</text:p>
          </table:table-cell>
          <table:table-cell office:value-type="float" office:value="0.357636854785189" calcext:value-type="float">
            <text:p>0.3576368548</text:p>
          </table:table-cell>
          <table:table-cell office:value-type="float" office:value="0.367754439631788" calcext:value-type="float">
            <text:p>0.3677544396</text:p>
          </table:table-cell>
          <table:table-cell office:value-type="float" office:value="0.407363881516079" calcext:value-type="float">
            <text:p>0.4073638815</text:p>
          </table:table-cell>
          <table:table-cell office:value-type="float" office:value="0.47235480982798" calcext:value-type="float">
            <text:p>0.4723548098</text:p>
          </table:table-cell>
          <table:table-cell office:value-type="float" office:value="0.423682907458554" calcext:value-type="float">
            <text:p>0.4236829075</text:p>
          </table:table-cell>
          <table:table-cell office:value-type="float" office:value="0.478725561405269" calcext:value-type="float">
            <text:p>0.4787255614</text:p>
          </table:table-cell>
          <table:table-cell office:value-type="float" office:value="0.557253065691876" calcext:value-type="float">
            <text:p>0.5572530657</text:p>
          </table:table-cell>
          <table:table-cell office:value-type="float" office:value="0.509562197040619" calcext:value-type="float">
            <text:p>0.509562197</text:p>
          </table:table-cell>
          <table:table-cell office:value-type="float" office:value="0.406750879964868" calcext:value-type="float">
            <text:p>0.40675088</text:p>
          </table:table-cell>
          <table:table-cell office:value-type="float" office:value="0.402424282249222" calcext:value-type="float">
            <text:p>0.4024242822</text:p>
          </table:table-cell>
          <table:table-cell office:value-type="float" office:value="0.215764700647252" calcext:value-type="float">
            <text:p>0.2157647006</text:p>
          </table:table-cell>
          <table:table-cell office:value-type="float" office:value="0.221047010759531" calcext:value-type="float">
            <text:p>0.2210470108</text:p>
          </table:table-cell>
          <table:table-cell office:value-type="float" office:value="0.148545300463402" calcext:value-type="float">
            <text:p>0.1485453005</text:p>
          </table:table-cell>
          <table:table-cell office:value-type="float" office:value="0.14125370901855" calcext:value-type="float">
            <text:p>0.141253709</text:p>
          </table:table-cell>
          <table:table-cell office:value-type="float" office:value="0.254352204745789" calcext:value-type="float">
            <text:p>0.2543522047</text:p>
          </table:table-cell>
          <table:table-cell office:value-type="float" office:value="0.280513445323348" calcext:value-type="float">
            <text:p>0.2805134453</text:p>
          </table:table-cell>
          <table:table-cell office:value-type="float" office:value="0.382288765433131" calcext:value-type="float">
            <text:p>0.3822887654</text:p>
          </table:table-cell>
          <table:table-cell office:value-type="float" office:value="0.434603991944536" calcext:value-type="float">
            <text:p>0.4346039919</text:p>
          </table:table-cell>
          <table:table-cell office:value-type="float" office:value="0.449861064553593" calcext:value-type="float">
            <text:p>0.4498610646</text:p>
          </table:table-cell>
          <table:table-cell office:value-type="float" office:value="0.488679840669643" calcext:value-type="float">
            <text:p>0.4886798407</text:p>
          </table:table-cell>
          <table:table-cell office:value-type="float" office:value="0.456340603159556" calcext:value-type="float">
            <text:p>0.4563406032</text:p>
          </table:table-cell>
          <table:table-cell office:value-type="float" office:value="0.424610027517574" calcext:value-type="float">
            <text:p>0.4246100275</text:p>
          </table:table-cell>
          <table:table-cell office:value-type="float" office:value="0.441890108020143" calcext:value-type="float">
            <text:p>0.441890108</text:p>
          </table:table-cell>
          <table:table-cell office:value-type="float" office:value="0.444396749868529" calcext:value-type="float">
            <text:p>0.4443967499</text:p>
          </table:table-cell>
          <table:table-cell office:value-type="float" office:value="0.41490675998614" calcext:value-type="float">
            <text:p>0.41490676</text:p>
          </table:table-cell>
          <table:table-cell office:value-type="float" office:value="0.352868766290498" calcext:value-type="float">
            <text:p>0.3528687663</text:p>
          </table:table-cell>
          <table:table-cell office:value-type="float" office:value="0.136628513378241" calcext:value-type="float">
            <text:p>0.1366285134</text:p>
          </table:table-cell>
          <table:table-cell office:value-type="float" office:value="0.245403469418724" calcext:value-type="float">
            <text:p>0.2454034694</text:p>
          </table:table-cell>
          <table:table-cell office:value-type="float" office:value="0.323204074522108" calcext:value-type="float">
            <text:p>0.3232040745</text:p>
          </table:table-cell>
          <table:table-cell office:value-type="float" office:value="0.275857224679814" calcext:value-type="float">
            <text:p>0.2758572247</text:p>
          </table:table-cell>
          <table:table-cell office:value-type="float" office:value="0.175423547779795" calcext:value-type="float">
            <text:p>0.1754235478</text:p>
          </table:table-cell>
          <table:table-cell office:value-type="float" office:value="0.119099455121046" calcext:value-type="float">
            <text:p>0.1190994551</text:p>
          </table:table-cell>
          <table:table-cell office:value-type="float" office:value="0.132653135431966" calcext:value-type="float">
            <text:p>0.1326531354</text:p>
          </table:table-cell>
          <table:table-cell office:value-type="float" office:value="0.273104422192416" calcext:value-type="float">
            <text:p>0.2731044222</text:p>
          </table:table-cell>
          <table:table-cell office:value-type="float" office:value="0.362898791528124" calcext:value-type="float">
            <text:p>0.3628987915</text:p>
          </table:table-cell>
          <table:table-cell office:value-type="float" office:value="0.483642999612541" calcext:value-type="float">
            <text:p>0.4836429996</text:p>
          </table:table-cell>
          <table:table-cell office:value-type="float" office:value="0.443444622145696" calcext:value-type="float">
            <text:p>0.4434446221</text:p>
          </table:table-cell>
          <table:table-cell office:value-type="float" office:value="0.4369395550064" calcext:value-type="float">
            <text:p>0.436939555</text:p>
          </table:table-cell>
          <table:table-cell office:value-type="float" office:value="0.347412682490498" calcext:value-type="float">
            <text:p>0.3474126825</text:p>
          </table:table-cell>
          <table:table-cell office:value-type="float" office:value="0.243434974873807" calcext:value-type="float">
            <text:p>0.2434349749</text:p>
          </table:table-cell>
          <table:table-cell office:value-type="float" office:value="0.168121119325219" calcext:value-type="float">
            <text:p>0.1681211193</text:p>
          </table:table-cell>
          <table:table-cell office:value-type="float" office:value="0.1733828100395" calcext:value-type="float">
            <text:p>0.17338281</text:p>
          </table:table-cell>
          <table:table-cell office:value-type="float" office:value="0.200985154148957" calcext:value-type="float">
            <text:p>0.2009851541</text:p>
          </table:table-cell>
          <table:table-cell office:value-type="float" office:value="0.214111517771169" calcext:value-type="float">
            <text:p>0.2141115178</text:p>
          </table:table-cell>
          <table:table-cell office:value-type="float" office:value="0.244278985808382" calcext:value-type="float">
            <text:p>0.2442789858</text:p>
          </table:table-cell>
          <table:table-cell office:value-type="float" office:value="0.267078420587927" calcext:value-type="float">
            <text:p>0.2670784206</text:p>
          </table:table-cell>
          <table:table-cell office:value-type="float" office:value="0.301184629480578" calcext:value-type="float">
            <text:p>0.3011846295</text:p>
          </table:table-cell>
          <table:table-cell office:value-type="float" office:value="0.243252071526178" calcext:value-type="float">
            <text:p>0.2432520715</text:p>
          </table:table-cell>
          <table:table-cell office:value-type="float" office:value="0.276942411712196" calcext:value-type="float">
            <text:p>0.2769424117</text:p>
          </table:table-cell>
          <table:table-cell office:value-type="float" office:value="0.344678105992284" calcext:value-type="float">
            <text:p>0.344678106</text:p>
          </table:table-cell>
          <table:table-cell office:value-type="float" office:value="0.259270060577223" calcext:value-type="float">
            <text:p>0.2592700606</text:p>
          </table:table-cell>
          <table:table-cell office:value-type="float" office:value="0.120624258800319" calcext:value-type="float">
            <text:p>0.1206242588</text:p>
          </table:table-cell>
          <table:table-cell office:value-type="float" office:value="0.110343097733695" calcext:value-type="float">
            <text:p>0.1103430977</text:p>
          </table:table-cell>
          <table:table-cell office:value-type="float" office:value="0.118581361092972" calcext:value-type="float">
            <text:p>0.1185813611</text:p>
          </table:table-cell>
          <table:table-cell office:value-type="float" office:value="0.168263546631891" calcext:value-type="float">
            <text:p>0.1682635466</text:p>
          </table:table-cell>
          <table:table-cell office:value-type="float" office:value="0.222813706808811" calcext:value-type="float">
            <text:p>0.2228137068</text:p>
          </table:table-cell>
          <table:table-cell office:value-type="float" office:value="0.355826383374724" calcext:value-type="float">
            <text:p>0.3558263834</text:p>
          </table:table-cell>
          <table:table-cell office:value-type="float" office:value="0.391769319203257" calcext:value-type="float">
            <text:p>0.3917693192</text:p>
          </table:table-cell>
          <table:table-cell office:value-type="float" office:value="0.318341257918154" calcext:value-type="float">
            <text:p>0.3183412579</text:p>
          </table:table-cell>
          <table:table-cell office:value-type="float" office:value="0.266038409373407" calcext:value-type="float">
            <text:p>0.2660384094</text:p>
          </table:table-cell>
          <table:table-cell office:value-type="float" office:value="0.206950101151779" calcext:value-type="float">
            <text:p>0.2069501012</text:p>
          </table:table-cell>
          <table:table-cell office:value-type="float" office:value="0.252223930877994" calcext:value-type="float">
            <text:p>0.2522239309</text:p>
          </table:table-cell>
          <table:table-cell office:value-type="float" office:value="0.100846391315298" calcext:value-type="float">
            <text:p>0.1008463913</text:p>
          </table:table-cell>
          <table:table-cell office:value-type="float" office:value="0.196012539149206" calcext:value-type="float">
            <text:p>0.1960125391</text:p>
          </table:table-cell>
          <table:table-cell office:value-type="float" office:value="0.260805864992676" calcext:value-type="float">
            <text:p>0.260805865</text:p>
          </table:table-cell>
          <table:table-cell office:value-type="float" office:value="0.227560620533765" calcext:value-type="float">
            <text:p>0.2275606205</text:p>
          </table:table-cell>
          <table:table-cell office:value-type="float" office:value="0.299789547463004" calcext:value-type="float">
            <text:p>0.2997895475</text:p>
          </table:table-cell>
          <table:table-cell office:value-type="float" office:value="0.318785853007961" calcext:value-type="float">
            <text:p>0.318785853</text:p>
          </table:table-cell>
          <table:table-cell office:value-type="float" office:value="0.277113710119051" calcext:value-type="float">
            <text:p>0.2771137101</text:p>
          </table:table-cell>
          <table:table-cell office:value-type="float" office:value="0.20039488281461" calcext:value-type="float">
            <text:p>0.2003948828</text:p>
          </table:table-cell>
          <table:table-cell office:value-type="float" office:value="0.241277032386858" calcext:value-type="float">
            <text:p>0.2412770324</text:p>
          </table:table-cell>
          <table:table-cell office:value-type="float" office:value="0.120883787404328" calcext:value-type="float">
            <text:p>0.1208837874</text:p>
          </table:table-cell>
          <table:table-cell office:value-type="float" office:value="0.297047123723352" calcext:value-type="float">
            <text:p>0.2970471237</text:p>
          </table:table-cell>
          <table:table-cell office:value-type="float" office:value="0.322867468901374" calcext:value-type="float">
            <text:p>0.3228674689</text:p>
          </table:table-cell>
          <table:table-cell office:value-type="float" office:value="0.273266205743307" calcext:value-type="float">
            <text:p>0.2732662057</text:p>
          </table:table-cell>
          <table:table-cell office:value-type="float" office:value="0.501165469372737" calcext:value-type="float">
            <text:p>0.5011654694</text:p>
          </table:table-cell>
          <table:table-cell office:value-type="float" office:value="0.375108359399281" calcext:value-type="float">
            <text:p>0.3751083594</text:p>
          </table:table-cell>
          <table:table-cell office:value-type="float" office:value="0.3557767539263" calcext:value-type="float">
            <text:p>0.3557767539</text:p>
          </table:table-cell>
          <table:table-cell office:value-type="float" office:value="0.328049677417717" calcext:value-type="float">
            <text:p>0.3280496774</text:p>
          </table:table-cell>
          <table:table-cell office:value-type="float" office:value="0.241475392352086" calcext:value-type="float">
            <text:p>0.2414753924</text:p>
          </table:table-cell>
          <table:table-cell office:value-type="float" office:value="0.244205819505396" calcext:value-type="float">
            <text:p>0.2442058195</text:p>
          </table:table-cell>
          <table:table-cell office:value-type="float" office:value="0.32166696007058" calcext:value-type="float">
            <text:p>0.3216669601</text:p>
          </table:table-cell>
          <table:table-cell office:value-type="float" office:value="0.227781909443537" calcext:value-type="float">
            <text:p>0.2277819094</text:p>
          </table:table-cell>
          <table:table-cell office:value-type="float" office:value="0.233925605854016" calcext:value-type="float">
            <text:p>0.2339256059</text:p>
          </table:table-cell>
          <table:table-cell office:value-type="float" office:value="0.317780607976709" calcext:value-type="float">
            <text:p>0.317780608</text:p>
          </table:table-cell>
          <table:table-cell office:value-type="float" office:value="0.309884448331228" calcext:value-type="float">
            <text:p>0.3098844483</text:p>
          </table:table-cell>
          <table:table-cell office:value-type="float" office:value="0.305859502399517" calcext:value-type="float">
            <text:p>0.3058595024</text:p>
          </table:table-cell>
          <table:table-cell office:value-type="float" office:value="0.30207597249746" calcext:value-type="float">
            <text:p>0.3020759725</text:p>
          </table:table-cell>
          <table:table-cell office:value-type="float" office:value="0.335453923120623" calcext:value-type="float">
            <text:p>0.3354539231</text:p>
          </table:table-cell>
          <table:table-cell office:value-type="float" office:value="0.366687774131721" calcext:value-type="float">
            <text:p>0.3666877741</text:p>
          </table:table-cell>
          <table:table-cell office:value-type="float" office:value="0.340130669427566" calcext:value-type="float">
            <text:p>0.3401306694</text:p>
          </table:table-cell>
          <table:table-cell office:value-type="float" office:value="0.406570265806521" calcext:value-type="float">
            <text:p>0.4065702658</text:p>
          </table:table-cell>
          <table:table-cell office:value-type="float" office:value="0.386637251472867" calcext:value-type="float">
            <text:p>0.3866372515</text:p>
          </table:table-cell>
          <table:table-cell office:value-type="float" office:value="0.331648820874962" calcext:value-type="float">
            <text:p>0.3316488209</text:p>
          </table:table-cell>
          <table:table-cell office:value-type="float" office:value="0.269840164600638" calcext:value-type="float">
            <text:p>0.2698401646</text:p>
          </table:table-cell>
          <table:table-cell office:value-type="float" office:value="0.163676178373585" calcext:value-type="float">
            <text:p>0.1636761784</text:p>
          </table:table-cell>
          <table:table-cell office:value-type="float" office:value="0.239438436116431" calcext:value-type="float">
            <text:p>0.2394384361</text:p>
          </table:table-cell>
          <table:table-cell office:value-type="float" office:value="0.234545364818742" calcext:value-type="float">
            <text:p>0.2345453648</text:p>
          </table:table-cell>
          <table:table-cell office:value-type="float" office:value="0.379138617462572" calcext:value-type="float">
            <text:p>0.3791386175</text:p>
          </table:table-cell>
          <table:table-cell office:value-type="float" office:value="0.312159210857744" calcext:value-type="float">
            <text:p>0.3121592109</text:p>
          </table:table-cell>
          <table:table-cell office:value-type="float" office:value="0.282942257934792" calcext:value-type="float">
            <text:p>0.2829422579</text:p>
          </table:table-cell>
          <table:table-cell office:value-type="float" office:value="0.31564312548073" calcext:value-type="float">
            <text:p>0.3156431255</text:p>
          </table:table-cell>
          <table:table-cell office:value-type="float" office:value="0.279365834971361" calcext:value-type="float">
            <text:p>0.279365835</text:p>
          </table:table-cell>
          <table:table-cell office:value-type="float" office:value="0.276774733612055" calcext:value-type="float">
            <text:p>0.2767747336</text:p>
          </table:table-cell>
          <table:table-cell office:value-type="float" office:value="0.308165370508724" calcext:value-type="float">
            <text:p>0.3081653705</text:p>
          </table:table-cell>
          <table:table-cell office:value-type="float" office:value="0.381722762789507" calcext:value-type="float">
            <text:p>0.3817227628</text:p>
          </table:table-cell>
          <table:table-cell office:value-type="float" office:value="0.331546878175606" calcext:value-type="float">
            <text:p>0.3315468782</text:p>
          </table:table-cell>
          <table:table-cell office:value-type="float" office:value="0.369030825616172" calcext:value-type="float">
            <text:p>0.3690308256</text:p>
          </table:table-cell>
          <table:table-cell office:value-type="float" office:value="0.30671728455639" calcext:value-type="float">
            <text:p>0.3067172846</text:p>
          </table:table-cell>
          <table:table-cell office:value-type="float" office:value="0.302048813425768" calcext:value-type="float">
            <text:p>0.3020488134</text:p>
          </table:table-cell>
          <table:table-cell office:value-type="float" office:value="0.266597459667614" calcext:value-type="float">
            <text:p>0.2665974597</text:p>
          </table:table-cell>
          <table:table-cell office:value-type="float" office:value="0.48062569203595" calcext:value-type="float">
            <text:p>0.480625692</text:p>
          </table:table-cell>
          <table:table-cell office:value-type="float" office:value="0.438559279668076" calcext:value-type="float">
            <text:p>0.4385592797</text:p>
          </table:table-cell>
          <table:table-cell office:value-type="float" office:value="0.466195254485063" calcext:value-type="float">
            <text:p>0.4661952545</text:p>
          </table:table-cell>
          <table:table-cell office:value-type="float" office:value="0.454365511400548" calcext:value-type="float">
            <text:p>0.4543655114</text:p>
          </table:table-cell>
          <table:table-cell office:value-type="float" office:value="0.359438058174784" calcext:value-type="float">
            <text:p>0.3594380582</text:p>
          </table:table-cell>
          <table:table-cell office:value-type="float" office:value="0.340526019701563" calcext:value-type="float">
            <text:p>0.3405260197</text:p>
          </table:table-cell>
          <table:table-cell office:value-type="float" office:value="0.380819340312211" calcext:value-type="float">
            <text:p>0.3808193403</text:p>
          </table:table-cell>
          <table:table-cell office:value-type="float" office:value="0.283651815481288" calcext:value-type="float">
            <text:p>0.2836518155</text:p>
          </table:table-cell>
          <table:table-cell office:value-type="float" office:value="0.114546662717196" calcext:value-type="float">
            <text:p>0.1145466627</text:p>
          </table:table-cell>
          <table:table-cell office:value-type="float" office:value="0.24979631920489" calcext:value-type="float">
            <text:p>0.2497963192</text:p>
          </table:table-cell>
          <table:table-cell office:value-type="float" office:value="0.197699036833929" calcext:value-type="float">
            <text:p>0.1976990368</text:p>
          </table:table-cell>
          <table:table-cell office:value-type="float" office:value="0.115843513143434" calcext:value-type="float">
            <text:p>0.1158435131</text:p>
          </table:table-cell>
          <table:table-cell office:value-type="float" office:value="0.110871885196918" calcext:value-type="float">
            <text:p>0.1108718852</text:p>
          </table:table-cell>
          <table:table-cell office:value-type="float" office:value="0.217451627048147" calcext:value-type="float">
            <text:p>0.217451627</text:p>
          </table:table-cell>
          <table:table-cell office:value-type="float" office:value="0.159913300839761" calcext:value-type="float">
            <text:p>0.1599133008</text:p>
          </table:table-cell>
          <table:table-cell office:value-type="float" office:value="0.207192494500027" calcext:value-type="float">
            <text:p>0.2071924945</text:p>
          </table:table-cell>
          <table:table-cell office:value-type="float" office:value="0.311700860722191" calcext:value-type="float">
            <text:p>0.3117008607</text:p>
          </table:table-cell>
          <table:table-cell office:value-type="float" office:value="0.218553714084913" calcext:value-type="float">
            <text:p>0.2185537141</text:p>
          </table:table-cell>
          <table:table-cell office:value-type="float" office:value="0.24973539613251" calcext:value-type="float">
            <text:p>0.2497353961</text:p>
          </table:table-cell>
          <table:table-cell office:value-type="float" office:value="0.151918591665746" calcext:value-type="float">
            <text:p>0.1519185917</text:p>
          </table:table-cell>
          <table:table-cell office:value-type="float" office:value="0.228267776899663" calcext:value-type="float">
            <text:p>0.2282677769</text:p>
          </table:table-cell>
          <table:table-cell office:value-type="float" office:value="0.30917056202183" calcext:value-type="float">
            <text:p>0.309170562</text:p>
          </table:table-cell>
          <table:table-cell office:value-type="float" office:value="0.266601175423598" calcext:value-type="float">
            <text:p>0.2666011754</text:p>
          </table:table-cell>
          <table:table-cell office:value-type="float" office:value="0.27279926975967" calcext:value-type="float">
            <text:p>0.2727992698</text:p>
          </table:table-cell>
          <table:table-cell office:value-type="float" office:value="0.382713091118352" calcext:value-type="float">
            <text:p>0.3827130911</text:p>
          </table:table-cell>
          <table:table-cell office:value-type="float" office:value="0.384541109359815" calcext:value-type="float">
            <text:p>0.3845411094</text:p>
          </table:table-cell>
          <table:table-cell office:value-type="float" office:value="0.334584164053606" calcext:value-type="float">
            <text:p>0.3345841641</text:p>
          </table:table-cell>
          <table:table-cell office:value-type="float" office:value="0.367545419363663" calcext:value-type="float">
            <text:p>0.3675454194</text:p>
          </table:table-cell>
          <table:table-cell office:value-type="float" office:value="0.570541798012811" calcext:value-type="float">
            <text:p>0.570541798</text:p>
          </table:table-cell>
          <table:table-cell office:value-type="float" office:value="0.390150357249505" calcext:value-type="float">
            <text:p>0.3901503572</text:p>
          </table:table-cell>
          <table:table-cell office:value-type="float" office:value="0.384479085063119" calcext:value-type="float">
            <text:p>0.3844790851</text:p>
          </table:table-cell>
          <table:table-cell office:value-type="float" office:value="0.403344958302394" calcext:value-type="float">
            <text:p>0.4033449583</text:p>
          </table:table-cell>
          <table:table-cell office:value-type="float" office:value="0.353348971294344" calcext:value-type="float">
            <text:p>0.35334897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69901" calcext:value-type="float">
            <text:p>2069901</text:p>
          </table:table-cell>
          <table:table-cell table:formula="of:=AVERAGE([.E12:.GL12])" office:value-type="float" office:value="0.297660170645297" calcext:value-type="float">
            <text:p>0.2976601706</text:p>
          </table:table-cell>
          <table:table-cell/>
          <table:table-cell office:value-type="float" office:value="0.210200583635813" calcext:value-type="float">
            <text:p>0.2102005836</text:p>
          </table:table-cell>
          <table:table-cell office:value-type="float" office:value="0.190305226008362" calcext:value-type="float">
            <text:p>0.190305226</text:p>
          </table:table-cell>
          <table:table-cell office:value-type="float" office:value="0.26654985038909" calcext:value-type="float">
            <text:p>0.2665498504</text:p>
          </table:table-cell>
          <table:table-cell office:value-type="float" office:value="0.212340643034824" calcext:value-type="float">
            <text:p>0.212340643</text:p>
          </table:table-cell>
          <table:table-cell office:value-type="float" office:value="0.268723113649226" calcext:value-type="float">
            <text:p>0.2687231136</text:p>
          </table:table-cell>
          <table:table-cell office:value-type="float" office:value="0.247486720035508" calcext:value-type="float">
            <text:p>0.24748672</text:p>
          </table:table-cell>
          <table:table-cell office:value-type="float" office:value="0.252192558006691" calcext:value-type="float">
            <text:p>0.252192558</text:p>
          </table:table-cell>
          <table:table-cell office:value-type="float" office:value="0.34467443723986" calcext:value-type="float">
            <text:p>0.3446744372</text:p>
          </table:table-cell>
          <table:table-cell office:value-type="float" office:value="0.31058947774792" calcext:value-type="float">
            <text:p>0.3105894777</text:p>
          </table:table-cell>
          <table:table-cell office:value-type="float" office:value="0.295141917662167" calcext:value-type="float">
            <text:p>0.2951419177</text:p>
          </table:table-cell>
          <table:table-cell office:value-type="float" office:value="0.274014108846228" calcext:value-type="float">
            <text:p>0.2740141088</text:p>
          </table:table-cell>
          <table:table-cell office:value-type="float" office:value="0.394870558832266" calcext:value-type="float">
            <text:p>0.3948705588</text:p>
          </table:table-cell>
          <table:table-cell office:value-type="float" office:value="0.198532735650176" calcext:value-type="float">
            <text:p>0.1985327357</text:p>
          </table:table-cell>
          <table:table-cell office:value-type="float" office:value="0.230211255169074" calcext:value-type="float">
            <text:p>0.2302112552</text:p>
          </table:table-cell>
          <table:table-cell office:value-type="float" office:value="0.210762588271993" calcext:value-type="float">
            <text:p>0.2107625883</text:p>
          </table:table-cell>
          <table:table-cell office:value-type="float" office:value="0.225228477882568" calcext:value-type="float">
            <text:p>0.2252284779</text:p>
          </table:table-cell>
          <table:table-cell office:value-type="float" office:value="0.123453405314559" calcext:value-type="float">
            <text:p>0.1234534053</text:p>
          </table:table-cell>
          <table:table-cell office:value-type="float" office:value="0.169133422171335" calcext:value-type="float">
            <text:p>0.1691334222</text:p>
          </table:table-cell>
          <table:table-cell office:value-type="float" office:value="0.166106479970359" calcext:value-type="float">
            <text:p>0.16610648</text:p>
          </table:table-cell>
          <table:table-cell office:value-type="float" office:value="0.310934132207372" calcext:value-type="float">
            <text:p>0.3109341322</text:p>
          </table:table-cell>
          <table:table-cell office:value-type="float" office:value="0.396646699679709" calcext:value-type="float">
            <text:p>0.3966466997</text:p>
          </table:table-cell>
          <table:table-cell office:value-type="float" office:value="0.452130733188192" calcext:value-type="float">
            <text:p>0.4521307332</text:p>
          </table:table-cell>
          <table:table-cell office:value-type="float" office:value="0.434241582878334" calcext:value-type="float">
            <text:p>0.4342415829</text:p>
          </table:table-cell>
          <table:table-cell office:value-type="float" office:value="0.568233357677171" calcext:value-type="float">
            <text:p>0.5682333577</text:p>
          </table:table-cell>
          <table:table-cell office:value-type="float" office:value="0.478390396009207" calcext:value-type="float">
            <text:p>0.478390396</text:p>
          </table:table-cell>
          <table:table-cell office:value-type="float" office:value="0.408654730219807" calcext:value-type="float">
            <text:p>0.4086547302</text:p>
          </table:table-cell>
          <table:table-cell office:value-type="float" office:value="0.354252477045419" calcext:value-type="float">
            <text:p>0.354252477</text:p>
          </table:table-cell>
          <table:table-cell office:value-type="float" office:value="0.361981366810633" calcext:value-type="float">
            <text:p>0.3619813668</text:p>
          </table:table-cell>
          <table:table-cell office:value-type="float" office:value="0.270957286686552" calcext:value-type="float">
            <text:p>0.2709572867</text:p>
          </table:table-cell>
          <table:table-cell office:value-type="float" office:value="0.229977847094097" calcext:value-type="float">
            <text:p>0.2299778471</text:p>
          </table:table-cell>
          <table:table-cell office:value-type="float" office:value="0.164352632677935" calcext:value-type="float">
            <text:p>0.1643526327</text:p>
          </table:table-cell>
          <table:table-cell office:value-type="float" office:value="0.208518353381709" calcext:value-type="float">
            <text:p>0.2085183534</text:p>
          </table:table-cell>
          <table:table-cell office:value-type="float" office:value="0.165150224944126" calcext:value-type="float">
            <text:p>0.1651502249</text:p>
          </table:table-cell>
          <table:table-cell office:value-type="float" office:value="0.206701550946242" calcext:value-type="float">
            <text:p>0.2067015509</text:p>
          </table:table-cell>
          <table:table-cell office:value-type="float" office:value="0.309727784652664" calcext:value-type="float">
            <text:p>0.3097277847</text:p>
          </table:table-cell>
          <table:table-cell office:value-type="float" office:value="0.312273416686226" calcext:value-type="float">
            <text:p>0.3122734167</text:p>
          </table:table-cell>
          <table:table-cell office:value-type="float" office:value="0.191582576641071" calcext:value-type="float">
            <text:p>0.1915825766</text:p>
          </table:table-cell>
          <table:table-cell office:value-type="float" office:value="0.333406372657287" calcext:value-type="float">
            <text:p>0.3334063727</text:p>
          </table:table-cell>
          <table:table-cell office:value-type="float" office:value="0.392527351426391" calcext:value-type="float">
            <text:p>0.3925273514</text:p>
          </table:table-cell>
          <table:table-cell office:value-type="float" office:value="0.223156494405129" calcext:value-type="float">
            <text:p>0.2231564944</text:p>
          </table:table-cell>
          <table:table-cell office:value-type="float" office:value="0.330757003930222" calcext:value-type="float">
            <text:p>0.3307570039</text:p>
          </table:table-cell>
          <table:table-cell office:value-type="float" office:value="0.235661725451598" calcext:value-type="float">
            <text:p>0.2356617255</text:p>
          </table:table-cell>
          <table:table-cell office:value-type="float" office:value="0.333367662299424" calcext:value-type="float">
            <text:p>0.3333676623</text:p>
          </table:table-cell>
          <table:table-cell office:value-type="float" office:value="0.421606499887127" calcext:value-type="float">
            <text:p>0.4216064999</text:p>
          </table:table-cell>
          <table:table-cell office:value-type="float" office:value="0.262435207668999" calcext:value-type="float">
            <text:p>0.2624352077</text:p>
          </table:table-cell>
          <table:table-cell office:value-type="float" office:value="0.232738771154553" calcext:value-type="float">
            <text:p>0.2327387712</text:p>
          </table:table-cell>
          <table:table-cell office:value-type="float" office:value="0.364917503558791" calcext:value-type="float">
            <text:p>0.3649175036</text:p>
          </table:table-cell>
          <table:table-cell office:value-type="float" office:value="0.34179952746646" calcext:value-type="float">
            <text:p>0.3417995275</text:p>
          </table:table-cell>
          <table:table-cell office:value-type="float" office:value="0.393111033875621" calcext:value-type="float">
            <text:p>0.3931110339</text:p>
          </table:table-cell>
          <table:table-cell office:value-type="float" office:value="0.462240135343713" calcext:value-type="float">
            <text:p>0.4622401353</text:p>
          </table:table-cell>
          <table:table-cell office:value-type="float" office:value="0.460037366573306" calcext:value-type="float">
            <text:p>0.4600373666</text:p>
          </table:table-cell>
          <table:table-cell office:value-type="float" office:value="0.577494644636701" calcext:value-type="float">
            <text:p>0.5774946446</text:p>
          </table:table-cell>
          <table:table-cell office:value-type="float" office:value="0.569012518311158" calcext:value-type="float">
            <text:p>0.5690125183</text:p>
          </table:table-cell>
          <table:table-cell office:value-type="float" office:value="0.495692302642074" calcext:value-type="float">
            <text:p>0.4956923026</text:p>
          </table:table-cell>
          <table:table-cell office:value-type="float" office:value="0.397600923812771" calcext:value-type="float">
            <text:p>0.3976009238</text:p>
          </table:table-cell>
          <table:table-cell office:value-type="float" office:value="0.390334368840082" calcext:value-type="float">
            <text:p>0.3903343688</text:p>
          </table:table-cell>
          <table:table-cell office:value-type="float" office:value="0.220299497421011" calcext:value-type="float">
            <text:p>0.2202994974</text:p>
          </table:table-cell>
          <table:table-cell office:value-type="float" office:value="0.175797820018033" calcext:value-type="float">
            <text:p>0.17579782</text:p>
          </table:table-cell>
          <table:table-cell office:value-type="float" office:value="0.181710019042951" calcext:value-type="float">
            <text:p>0.181710019</text:p>
          </table:table-cell>
          <table:table-cell office:value-type="float" office:value="0.209265681785364" calcext:value-type="float">
            <text:p>0.2092656818</text:p>
          </table:table-cell>
          <table:table-cell office:value-type="float" office:value="0.163542911297588" calcext:value-type="float">
            <text:p>0.1635429113</text:p>
          </table:table-cell>
          <table:table-cell office:value-type="float" office:value="0.263809015548478" calcext:value-type="float">
            <text:p>0.2638090155</text:p>
          </table:table-cell>
          <table:table-cell office:value-type="float" office:value="0.395749906744848" calcext:value-type="float">
            <text:p>0.3957499067</text:p>
          </table:table-cell>
          <table:table-cell office:value-type="float" office:value="0.450725699998882" calcext:value-type="float">
            <text:p>0.4507257</text:p>
          </table:table-cell>
          <table:table-cell office:value-type="float" office:value="0.448446186456547" calcext:value-type="float">
            <text:p>0.4484461865</text:p>
          </table:table-cell>
          <table:table-cell office:value-type="float" office:value="0.506463151376287" calcext:value-type="float">
            <text:p>0.5064631514</text:p>
          </table:table-cell>
          <table:table-cell office:value-type="float" office:value="0.376991020507279" calcext:value-type="float">
            <text:p>0.3769910205</text:p>
          </table:table-cell>
          <table:table-cell office:value-type="float" office:value="0.424433384679553" calcext:value-type="float">
            <text:p>0.4244333847</text:p>
          </table:table-cell>
          <table:table-cell office:value-type="float" office:value="0.387141390075233" calcext:value-type="float">
            <text:p>0.3871413901</text:p>
          </table:table-cell>
          <table:table-cell office:value-type="float" office:value="0.46600205766906" calcext:value-type="float">
            <text:p>0.4660020577</text:p>
          </table:table-cell>
          <table:table-cell office:value-type="float" office:value="0.439015025253394" calcext:value-type="float">
            <text:p>0.4390150253</text:p>
          </table:table-cell>
          <table:table-cell office:value-type="float" office:value="0.344055383865761" calcext:value-type="float">
            <text:p>0.3440553839</text:p>
          </table:table-cell>
          <table:table-cell office:value-type="float" office:value="0.175164278749292" calcext:value-type="float">
            <text:p>0.1751642787</text:p>
          </table:table-cell>
          <table:table-cell office:value-type="float" office:value="0.26774035273025" calcext:value-type="float">
            <text:p>0.2677403527</text:p>
          </table:table-cell>
          <table:table-cell office:value-type="float" office:value="0.173919306493705" calcext:value-type="float">
            <text:p>0.1739193065</text:p>
          </table:table-cell>
          <table:table-cell office:value-type="float" office:value="0.215914705760022" calcext:value-type="float">
            <text:p>0.2159147058</text:p>
          </table:table-cell>
          <table:table-cell office:value-type="float" office:value="0.157689162070944" calcext:value-type="float">
            <text:p>0.1576891621</text:p>
          </table:table-cell>
          <table:table-cell office:value-type="float" office:value="0.102142670967525" calcext:value-type="float">
            <text:p>0.102142671</text:p>
          </table:table-cell>
          <table:table-cell office:value-type="float" office:value="0.383777355868546" calcext:value-type="float">
            <text:p>0.3837773559</text:p>
          </table:table-cell>
          <table:table-cell office:value-type="float" office:value="0.315280802973665" calcext:value-type="float">
            <text:p>0.315280803</text:p>
          </table:table-cell>
          <table:table-cell office:value-type="float" office:value="0.37132584707815" calcext:value-type="float">
            <text:p>0.3713258471</text:p>
          </table:table-cell>
          <table:table-cell office:value-type="float" office:value="0.497962502008961" calcext:value-type="float">
            <text:p>0.497962502</text:p>
          </table:table-cell>
          <table:table-cell office:value-type="float" office:value="0.434653510820467" calcext:value-type="float">
            <text:p>0.4346535108</text:p>
          </table:table-cell>
          <table:table-cell office:value-type="float" office:value="0.418424381749118" calcext:value-type="float">
            <text:p>0.4184243817</text:p>
          </table:table-cell>
          <table:table-cell office:value-type="float" office:value="0.32241603471802" calcext:value-type="float">
            <text:p>0.3224160347</text:p>
          </table:table-cell>
          <table:table-cell office:value-type="float" office:value="0.260311035753953" calcext:value-type="float">
            <text:p>0.2603110358</text:p>
          </table:table-cell>
          <table:table-cell office:value-type="float" office:value="0.1472143101204" calcext:value-type="float">
            <text:p>0.1472143101</text:p>
          </table:table-cell>
          <table:table-cell office:value-type="float" office:value="0.160404299003266" calcext:value-type="float">
            <text:p>0.160404299</text:p>
          </table:table-cell>
          <table:table-cell office:value-type="float" office:value="0.0886050021349871" calcext:value-type="float">
            <text:p>0.0886050021</text:p>
          </table:table-cell>
          <table:table-cell office:value-type="float" office:value="0.200856247512737" calcext:value-type="float">
            <text:p>0.2008562475</text:p>
          </table:table-cell>
          <table:table-cell office:value-type="float" office:value="0.230327704890367" calcext:value-type="float">
            <text:p>0.2303277049</text:p>
          </table:table-cell>
          <table:table-cell office:value-type="float" office:value="0.249886296814809" calcext:value-type="float">
            <text:p>0.2498862968</text:p>
          </table:table-cell>
          <table:table-cell office:value-type="float" office:value="0.310573465633586" calcext:value-type="float">
            <text:p>0.3105734656</text:p>
          </table:table-cell>
          <table:table-cell office:value-type="float" office:value="0.271879726427472" calcext:value-type="float">
            <text:p>0.2718797264</text:p>
          </table:table-cell>
          <table:table-cell office:value-type="float" office:value="0.282816217199508" calcext:value-type="float">
            <text:p>0.2828162172</text:p>
          </table:table-cell>
          <table:table-cell office:value-type="float" office:value="0.364725289203126" calcext:value-type="float">
            <text:p>0.3647252892</text:p>
          </table:table-cell>
          <table:table-cell office:value-type="float" office:value="0.266366217885653" calcext:value-type="float">
            <text:p>0.2663662179</text:p>
          </table:table-cell>
          <table:table-cell office:value-type="float" office:value="0.132694026740242" calcext:value-type="float">
            <text:p>0.1326940267</text:p>
          </table:table-cell>
          <table:table-cell office:value-type="float" office:value="0.145678998671206" calcext:value-type="float">
            <text:p>0.1456789987</text:p>
          </table:table-cell>
          <table:table-cell office:value-type="float" office:value="0.210415505017234" calcext:value-type="float">
            <text:p>0.210415505</text:p>
          </table:table-cell>
          <table:table-cell office:value-type="float" office:value="0.201668286060742" calcext:value-type="float">
            <text:p>0.2016682861</text:p>
          </table:table-cell>
          <table:table-cell office:value-type="float" office:value="0.226498807904864" calcext:value-type="float">
            <text:p>0.2264988079</text:p>
          </table:table-cell>
          <table:table-cell office:value-type="float" office:value="0.246239892713573" calcext:value-type="float">
            <text:p>0.2462398927</text:p>
          </table:table-cell>
          <table:table-cell office:value-type="float" office:value="0.379634287449424" calcext:value-type="float">
            <text:p>0.3796342874</text:p>
          </table:table-cell>
          <table:table-cell office:value-type="float" office:value="0.306081578745333" calcext:value-type="float">
            <text:p>0.3060815787</text:p>
          </table:table-cell>
          <table:table-cell office:value-type="float" office:value="0.242543254617445" calcext:value-type="float">
            <text:p>0.2425432546</text:p>
          </table:table-cell>
          <table:table-cell office:value-type="float" office:value="0.254849367086398" calcext:value-type="float">
            <text:p>0.2548493671</text:p>
          </table:table-cell>
          <table:table-cell office:value-type="float" office:value="0.23414993460324" calcext:value-type="float">
            <text:p>0.2341499346</text:p>
          </table:table-cell>
          <table:table-cell office:value-type="float" office:value="0.122465462143231" calcext:value-type="float">
            <text:p>0.1224654621</text:p>
          </table:table-cell>
          <table:table-cell office:value-type="float" office:value="0.190371032886937" calcext:value-type="float">
            <text:p>0.1903710329</text:p>
          </table:table-cell>
          <table:table-cell office:value-type="float" office:value="0.217927160344472" calcext:value-type="float">
            <text:p>0.2179271603</text:p>
          </table:table-cell>
          <table:table-cell office:value-type="float" office:value="0.221458076563156" calcext:value-type="float">
            <text:p>0.2214580766</text:p>
          </table:table-cell>
          <table:table-cell office:value-type="float" office:value="0.310853037019087" calcext:value-type="float">
            <text:p>0.310853037</text:p>
          </table:table-cell>
          <table:table-cell office:value-type="float" office:value="0.301714223539488" calcext:value-type="float">
            <text:p>0.3017142235</text:p>
          </table:table-cell>
          <table:table-cell office:value-type="float" office:value="0.254685203420572" calcext:value-type="float">
            <text:p>0.2546852034</text:p>
          </table:table-cell>
          <table:table-cell office:value-type="float" office:value="0.202769800245501" calcext:value-type="float">
            <text:p>0.2027698002</text:p>
          </table:table-cell>
          <table:table-cell office:value-type="float" office:value="0.186518869539061" calcext:value-type="float">
            <text:p>0.1865188695</text:p>
          </table:table-cell>
          <table:table-cell office:value-type="float" office:value="0.127030962494853" calcext:value-type="float">
            <text:p>0.1270309625</text:p>
          </table:table-cell>
          <table:table-cell office:value-type="float" office:value="0.277338997808244" calcext:value-type="float">
            <text:p>0.2773389978</text:p>
          </table:table-cell>
          <table:table-cell office:value-type="float" office:value="0.320651972629373" calcext:value-type="float">
            <text:p>0.3206519726</text:p>
          </table:table-cell>
          <table:table-cell office:value-type="float" office:value="0.404987655934105" calcext:value-type="float">
            <text:p>0.4049876559</text:p>
          </table:table-cell>
          <table:table-cell office:value-type="float" office:value="0.341132135137248" calcext:value-type="float">
            <text:p>0.3411321351</text:p>
          </table:table-cell>
          <table:table-cell office:value-type="float" office:value="0.378449834924598" calcext:value-type="float">
            <text:p>0.3784498349</text:p>
          </table:table-cell>
          <table:table-cell office:value-type="float" office:value="0.346197607646186" calcext:value-type="float">
            <text:p>0.3461976076</text:p>
          </table:table-cell>
          <table:table-cell office:value-type="float" office:value="0.319923028800691" calcext:value-type="float">
            <text:p>0.3199230288</text:p>
          </table:table-cell>
          <table:table-cell office:value-type="float" office:value="0.234613064945159" calcext:value-type="float">
            <text:p>0.2346130649</text:p>
          </table:table-cell>
          <table:table-cell office:value-type="float" office:value="0.170356044182399" calcext:value-type="float">
            <text:p>0.1703560442</text:p>
          </table:table-cell>
          <table:table-cell office:value-type="float" office:value="0.303783895019176" calcext:value-type="float">
            <text:p>0.303783895</text:p>
          </table:table-cell>
          <table:table-cell office:value-type="float" office:value="0.258996536891836" calcext:value-type="float">
            <text:p>0.2589965369</text:p>
          </table:table-cell>
          <table:table-cell office:value-type="float" office:value="0.278959275063054" calcext:value-type="float">
            <text:p>0.2789592751</text:p>
          </table:table-cell>
          <table:table-cell office:value-type="float" office:value="0.213417406587255" calcext:value-type="float">
            <text:p>0.2134174066</text:p>
          </table:table-cell>
          <table:table-cell office:value-type="float" office:value="0.245025469038299" calcext:value-type="float">
            <text:p>0.245025469</text:p>
          </table:table-cell>
          <table:table-cell office:value-type="float" office:value="0.324664538479437" calcext:value-type="float">
            <text:p>0.3246645385</text:p>
          </table:table-cell>
          <table:table-cell office:value-type="float" office:value="0.309502812690137" calcext:value-type="float">
            <text:p>0.3095028127</text:p>
          </table:table-cell>
          <table:table-cell office:value-type="float" office:value="0.316724138955769" calcext:value-type="float">
            <text:p>0.316724139</text:p>
          </table:table-cell>
          <table:table-cell office:value-type="float" office:value="0.378869012403059" calcext:value-type="float">
            <text:p>0.3788690124</text:p>
          </table:table-cell>
          <table:table-cell office:value-type="float" office:value="0.347079636184038" calcext:value-type="float">
            <text:p>0.3470796362</text:p>
          </table:table-cell>
          <table:table-cell office:value-type="float" office:value="0.319698974192205" calcext:value-type="float">
            <text:p>0.3196989742</text:p>
          </table:table-cell>
          <table:table-cell office:value-type="float" office:value="0.375133742480835" calcext:value-type="float">
            <text:p>0.3751337425</text:p>
          </table:table-cell>
          <table:table-cell office:value-type="float" office:value="0.311664294604606" calcext:value-type="float">
            <text:p>0.3116642946</text:p>
          </table:table-cell>
          <table:table-cell office:value-type="float" office:value="0.226601410254485" calcext:value-type="float">
            <text:p>0.2266014103</text:p>
          </table:table-cell>
          <table:table-cell office:value-type="float" office:value="0.170471089635578" calcext:value-type="float">
            <text:p>0.1704710896</text:p>
          </table:table-cell>
          <table:table-cell office:value-type="float" office:value="0.262663069236956" calcext:value-type="float">
            <text:p>0.2626630692</text:p>
          </table:table-cell>
          <table:table-cell office:value-type="float" office:value="0.346307183288468" calcext:value-type="float">
            <text:p>0.3463071833</text:p>
          </table:table-cell>
          <table:table-cell office:value-type="float" office:value="0.274817580345495" calcext:value-type="float">
            <text:p>0.2748175803</text:p>
          </table:table-cell>
          <table:table-cell office:value-type="float" office:value="0.232224207120913" calcext:value-type="float">
            <text:p>0.2322242071</text:p>
          </table:table-cell>
          <table:table-cell office:value-type="float" office:value="0.291846881615495" calcext:value-type="float">
            <text:p>0.2918468816</text:p>
          </table:table-cell>
          <table:table-cell office:value-type="float" office:value="0.316337199620671" calcext:value-type="float">
            <text:p>0.3163371996</text:p>
          </table:table-cell>
          <table:table-cell office:value-type="float" office:value="0.392620034807548" calcext:value-type="float">
            <text:p>0.3926200348</text:p>
          </table:table-cell>
          <table:table-cell office:value-type="float" office:value="0.346242335355298" calcext:value-type="float">
            <text:p>0.3462423354</text:p>
          </table:table-cell>
          <table:table-cell office:value-type="float" office:value="0.307938194841321" calcext:value-type="float">
            <text:p>0.3079381948</text:p>
          </table:table-cell>
          <table:table-cell office:value-type="float" office:value="0.18371760878169" calcext:value-type="float">
            <text:p>0.1837176088</text:p>
          </table:table-cell>
          <table:table-cell office:value-type="float" office:value="0.321624809705466" calcext:value-type="float">
            <text:p>0.3216248097</text:p>
          </table:table-cell>
          <table:table-cell office:value-type="float" office:value="0.37546820435885" calcext:value-type="float">
            <text:p>0.3754682044</text:p>
          </table:table-cell>
          <table:table-cell office:value-type="float" office:value="0.287662996776873" calcext:value-type="float">
            <text:p>0.2876629968</text:p>
          </table:table-cell>
          <table:table-cell office:value-type="float" office:value="0.326783019355173" calcext:value-type="float">
            <text:p>0.3267830194</text:p>
          </table:table-cell>
          <table:table-cell office:value-type="float" office:value="0.445515122681782" calcext:value-type="float">
            <text:p>0.4455151227</text:p>
          </table:table-cell>
          <table:table-cell office:value-type="float" office:value="0.459778917085935" calcext:value-type="float">
            <text:p>0.4597789171</text:p>
          </table:table-cell>
          <table:table-cell office:value-type="float" office:value="0.450036869364842" calcext:value-type="float">
            <text:p>0.4500368694</text:p>
          </table:table-cell>
          <table:table-cell office:value-type="float" office:value="0.533637704174041" calcext:value-type="float">
            <text:p>0.5336377042</text:p>
          </table:table-cell>
          <table:table-cell office:value-type="float" office:value="0.468026601934332" calcext:value-type="float">
            <text:p>0.4680266019</text:p>
          </table:table-cell>
          <table:table-cell office:value-type="float" office:value="0.382312541647502" calcext:value-type="float">
            <text:p>0.3823125416</text:p>
          </table:table-cell>
          <table:table-cell office:value-type="float" office:value="0.245169674019988" calcext:value-type="float">
            <text:p>0.245169674</text:p>
          </table:table-cell>
          <table:table-cell office:value-type="float" office:value="0.341866625943266" calcext:value-type="float">
            <text:p>0.3418666259</text:p>
          </table:table-cell>
          <table:table-cell office:value-type="float" office:value="0.295122390340878" calcext:value-type="float">
            <text:p>0.2951223903</text:p>
          </table:table-cell>
          <table:table-cell office:value-type="float" office:value="0.204416487281914" calcext:value-type="float">
            <text:p>0.2044164873</text:p>
          </table:table-cell>
          <table:table-cell office:value-type="float" office:value="0.269210761969102" calcext:value-type="float">
            <text:p>0.269210762</text:p>
          </table:table-cell>
          <table:table-cell office:value-type="float" office:value="0.203015045423928" calcext:value-type="float">
            <text:p>0.2030150454</text:p>
          </table:table-cell>
          <table:table-cell office:value-type="float" office:value="0.0667255811498075" calcext:value-type="float">
            <text:p>0.0667255811</text:p>
          </table:table-cell>
          <table:table-cell office:value-type="float" office:value="0.380251328457386" calcext:value-type="float">
            <text:p>0.3802513285</text:p>
          </table:table-cell>
          <table:table-cell office:value-type="float" office:value="0.196317066430748" calcext:value-type="float">
            <text:p>0.1963170664</text:p>
          </table:table-cell>
          <table:table-cell office:value-type="float" office:value="0.109998752052935" calcext:value-type="float">
            <text:p>0.1099987521</text:p>
          </table:table-cell>
          <table:table-cell office:value-type="float" office:value="0.186944156546851" calcext:value-type="float">
            <text:p>0.1869441565</text:p>
          </table:table-cell>
          <table:table-cell office:value-type="float" office:value="0.211565253481299" calcext:value-type="float">
            <text:p>0.2115652535</text:p>
          </table:table-cell>
          <table:table-cell office:value-type="float" office:value="0.211754354208794" calcext:value-type="float">
            <text:p>0.2117543542</text:p>
          </table:table-cell>
          <table:table-cell office:value-type="float" office:value="0.24244341501696" calcext:value-type="float">
            <text:p>0.242443415</text:p>
          </table:table-cell>
          <table:table-cell office:value-type="float" office:value="0.217221668292427" calcext:value-type="float">
            <text:p>0.2172216683</text:p>
          </table:table-cell>
          <table:table-cell office:value-type="float" office:value="0.23094780173681" calcext:value-type="float">
            <text:p>0.2309478017</text:p>
          </table:table-cell>
          <table:table-cell office:value-type="float" office:value="0.1809972530468" calcext:value-type="float">
            <text:p>0.180997253</text:p>
          </table:table-cell>
          <table:table-cell office:value-type="float" office:value="0.272114860512955" calcext:value-type="float">
            <text:p>0.2721148605</text:p>
          </table:table-cell>
          <table:table-cell office:value-type="float" office:value="0.280325353388947" calcext:value-type="float">
            <text:p>0.2803253534</text:p>
          </table:table-cell>
          <table:table-cell office:value-type="float" office:value="0.370687883050621" calcext:value-type="float">
            <text:p>0.3706878831</text:p>
          </table:table-cell>
          <table:table-cell office:value-type="float" office:value="0.378327299605294" calcext:value-type="float">
            <text:p>0.3783272996</text:p>
          </table:table-cell>
          <table:table-cell office:value-type="float" office:value="0.365618872957008" calcext:value-type="float">
            <text:p>0.365618873</text:p>
          </table:table-cell>
          <table:table-cell office:value-type="float" office:value="0.39727307634743" calcext:value-type="float">
            <text:p>0.3972730763</text:p>
          </table:table-cell>
          <table:table-cell office:value-type="float" office:value="0.53523897515096" calcext:value-type="float">
            <text:p>0.5352389752</text:p>
          </table:table-cell>
          <table:table-cell office:value-type="float" office:value="0.380938421579443" calcext:value-type="float">
            <text:p>0.3809384216</text:p>
          </table:table-cell>
          <table:table-cell office:value-type="float" office:value="0.383542196586074" calcext:value-type="float">
            <text:p>0.3835421966</text:p>
          </table:table-cell>
          <table:table-cell office:value-type="float" office:value="0.392034064605351" calcext:value-type="float">
            <text:p>0.3920340646</text:p>
          </table:table-cell>
          <table:table-cell office:value-type="float" office:value="0.352365379835282" calcext:value-type="float">
            <text:p>0.35236537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51138" calcext:value-type="float">
            <text:p>2051138</text:p>
          </table:table-cell>
          <table:table-cell table:formula="of:=AVERAGE([.E13:.GL13])" office:value-type="float" office:value="0.296166117178274" calcext:value-type="float">
            <text:p>0.2961661172</text:p>
          </table:table-cell>
          <table:table-cell/>
          <table:table-cell office:value-type="float" office:value="0.204837149715911" calcext:value-type="float">
            <text:p>0.2048371497</text:p>
          </table:table-cell>
          <table:table-cell office:value-type="float" office:value="0.293450267188116" calcext:value-type="float">
            <text:p>0.2934502672</text:p>
          </table:table-cell>
          <table:table-cell office:value-type="float" office:value="0.273959428968207" calcext:value-type="float">
            <text:p>0.273959429</text:p>
          </table:table-cell>
          <table:table-cell office:value-type="float" office:value="0.197878450589951" calcext:value-type="float">
            <text:p>0.1978784506</text:p>
          </table:table-cell>
          <table:table-cell office:value-type="float" office:value="0.320521738333472" calcext:value-type="float">
            <text:p>0.3205217383</text:p>
          </table:table-cell>
          <table:table-cell office:value-type="float" office:value="0.245124219630112" calcext:value-type="float">
            <text:p>0.2451242196</text:p>
          </table:table-cell>
          <table:table-cell office:value-type="float" office:value="0.259477527837507" calcext:value-type="float">
            <text:p>0.2594775278</text:p>
          </table:table-cell>
          <table:table-cell office:value-type="float" office:value="0.344355114437302" calcext:value-type="float">
            <text:p>0.3443551144</text:p>
          </table:table-cell>
          <table:table-cell office:value-type="float" office:value="0.325233681346216" calcext:value-type="float">
            <text:p>0.3252336813</text:p>
          </table:table-cell>
          <table:table-cell office:value-type="float" office:value="0.319861581351785" calcext:value-type="float">
            <text:p>0.3198615814</text:p>
          </table:table-cell>
          <table:table-cell office:value-type="float" office:value="0.257693044631096" calcext:value-type="float">
            <text:p>0.2576930446</text:p>
          </table:table-cell>
          <table:table-cell office:value-type="float" office:value="0.319177380103391" calcext:value-type="float">
            <text:p>0.3191773801</text:p>
          </table:table-cell>
          <table:table-cell office:value-type="float" office:value="0.333090627247614" calcext:value-type="float">
            <text:p>0.3330906272</text:p>
          </table:table-cell>
          <table:table-cell office:value-type="float" office:value="0.230716728335224" calcext:value-type="float">
            <text:p>0.2307167283</text:p>
          </table:table-cell>
          <table:table-cell office:value-type="float" office:value="0.206353604402606" calcext:value-type="float">
            <text:p>0.2063536044</text:p>
          </table:table-cell>
          <table:table-cell office:value-type="float" office:value="0.234000680725491" calcext:value-type="float">
            <text:p>0.2340006807</text:p>
          </table:table-cell>
          <table:table-cell office:value-type="float" office:value="0.151142232036232" calcext:value-type="float">
            <text:p>0.151142232</text:p>
          </table:table-cell>
          <table:table-cell office:value-type="float" office:value="0.131398005908684" calcext:value-type="float">
            <text:p>0.1313980059</text:p>
          </table:table-cell>
          <table:table-cell office:value-type="float" office:value="0.268173746798502" calcext:value-type="float">
            <text:p>0.2681737468</text:p>
          </table:table-cell>
          <table:table-cell office:value-type="float" office:value="0.310756601107887" calcext:value-type="float">
            <text:p>0.3107566011</text:p>
          </table:table-cell>
          <table:table-cell office:value-type="float" office:value="0.397036644989105" calcext:value-type="float">
            <text:p>0.397036645</text:p>
          </table:table-cell>
          <table:table-cell office:value-type="float" office:value="0.446494433681561" calcext:value-type="float">
            <text:p>0.4464944337</text:p>
          </table:table-cell>
          <table:table-cell office:value-type="float" office:value="0.432213154573273" calcext:value-type="float">
            <text:p>0.4322131546</text:p>
          </table:table-cell>
          <table:table-cell office:value-type="float" office:value="0.507529127351215" calcext:value-type="float">
            <text:p>0.5075291274</text:p>
          </table:table-cell>
          <table:table-cell office:value-type="float" office:value="0.470657837383542" calcext:value-type="float">
            <text:p>0.4706578374</text:p>
          </table:table-cell>
          <table:table-cell office:value-type="float" office:value="0.405325947367602" calcext:value-type="float">
            <text:p>0.4053259474</text:p>
          </table:table-cell>
          <table:table-cell office:value-type="float" office:value="0.358261711920603" calcext:value-type="float">
            <text:p>0.3582617119</text:p>
          </table:table-cell>
          <table:table-cell office:value-type="float" office:value="0.360903442541456" calcext:value-type="float">
            <text:p>0.3609034425</text:p>
          </table:table-cell>
          <table:table-cell office:value-type="float" office:value="0.268550046049537" calcext:value-type="float">
            <text:p>0.268550046</text:p>
          </table:table-cell>
          <table:table-cell office:value-type="float" office:value="0.180814415277092" calcext:value-type="float">
            <text:p>0.1808144153</text:p>
          </table:table-cell>
          <table:table-cell office:value-type="float" office:value="0.278706329992231" calcext:value-type="float">
            <text:p>0.27870633</text:p>
          </table:table-cell>
          <table:table-cell office:value-type="float" office:value="0.179475852235638" calcext:value-type="float">
            <text:p>0.1794758522</text:p>
          </table:table-cell>
          <table:table-cell office:value-type="float" office:value="0.13558364754557" calcext:value-type="float">
            <text:p>0.1355836475</text:p>
          </table:table-cell>
          <table:table-cell office:value-type="float" office:value="0.248812712179147" calcext:value-type="float">
            <text:p>0.2488127122</text:p>
          </table:table-cell>
          <table:table-cell office:value-type="float" office:value="0.309332152285201" calcext:value-type="float">
            <text:p>0.3093321523</text:p>
          </table:table-cell>
          <table:table-cell office:value-type="float" office:value="0.305913032565555" calcext:value-type="float">
            <text:p>0.3059130326</text:p>
          </table:table-cell>
          <table:table-cell office:value-type="float" office:value="0.333357408886448" calcext:value-type="float">
            <text:p>0.3333574089</text:p>
          </table:table-cell>
          <table:table-cell office:value-type="float" office:value="0.291324642862361" calcext:value-type="float">
            <text:p>0.2913246429</text:p>
          </table:table-cell>
          <table:table-cell office:value-type="float" office:value="0.347542820240365" calcext:value-type="float">
            <text:p>0.3475428202</text:p>
          </table:table-cell>
          <table:table-cell office:value-type="float" office:value="0.275107959196031" calcext:value-type="float">
            <text:p>0.2751079592</text:p>
          </table:table-cell>
          <table:table-cell office:value-type="float" office:value="0.32490622927004" calcext:value-type="float">
            <text:p>0.3249062293</text:p>
          </table:table-cell>
          <table:table-cell office:value-type="float" office:value="0.236317518761681" calcext:value-type="float">
            <text:p>0.2363175188</text:p>
          </table:table-cell>
          <table:table-cell office:value-type="float" office:value="0.332226331077272" calcext:value-type="float">
            <text:p>0.3322263311</text:p>
          </table:table-cell>
          <table:table-cell office:value-type="float" office:value="0.233932861171693" calcext:value-type="float">
            <text:p>0.2339328612</text:p>
          </table:table-cell>
          <table:table-cell office:value-type="float" office:value="0.279279236380137" calcext:value-type="float">
            <text:p>0.2792792364</text:p>
          </table:table-cell>
          <table:table-cell office:value-type="float" office:value="0.196000684947011" calcext:value-type="float">
            <text:p>0.1960006849</text:p>
          </table:table-cell>
          <table:table-cell office:value-type="float" office:value="0.348743470229423" calcext:value-type="float">
            <text:p>0.3487434702</text:p>
          </table:table-cell>
          <table:table-cell office:value-type="float" office:value="0.365053153678628" calcext:value-type="float">
            <text:p>0.3650531537</text:p>
          </table:table-cell>
          <table:table-cell office:value-type="float" office:value="0.392224696856878" calcext:value-type="float">
            <text:p>0.3922246969</text:p>
          </table:table-cell>
          <table:table-cell office:value-type="float" office:value="0.461597349908359" calcext:value-type="float">
            <text:p>0.4615973499</text:p>
          </table:table-cell>
          <table:table-cell office:value-type="float" office:value="0.452734281497248" calcext:value-type="float">
            <text:p>0.4527342815</text:p>
          </table:table-cell>
          <table:table-cell office:value-type="float" office:value="0.567725564767586" calcext:value-type="float">
            <text:p>0.5677255648</text:p>
          </table:table-cell>
          <table:table-cell office:value-type="float" office:value="0.455970902553684" calcext:value-type="float">
            <text:p>0.4559709026</text:p>
          </table:table-cell>
          <table:table-cell office:value-type="float" office:value="0.460632457376658" calcext:value-type="float">
            <text:p>0.4606324574</text:p>
          </table:table-cell>
          <table:table-cell office:value-type="float" office:value="0.399012197619745" calcext:value-type="float">
            <text:p>0.3990121976</text:p>
          </table:table-cell>
          <table:table-cell office:value-type="float" office:value="0.395039022547007" calcext:value-type="float">
            <text:p>0.3950390225</text:p>
          </table:table-cell>
          <table:table-cell office:value-type="float" office:value="0.218743526465756" calcext:value-type="float">
            <text:p>0.2187435265</text:p>
          </table:table-cell>
          <table:table-cell office:value-type="float" office:value="0.180729502801069" calcext:value-type="float">
            <text:p>0.1807295028</text:p>
          </table:table-cell>
          <table:table-cell office:value-type="float" office:value="0.199978124548476" calcext:value-type="float">
            <text:p>0.1999781245</text:p>
          </table:table-cell>
          <table:table-cell office:value-type="float" office:value="0.185913432716501" calcext:value-type="float">
            <text:p>0.1859134327</text:p>
          </table:table-cell>
          <table:table-cell office:value-type="float" office:value="0.222265281912594" calcext:value-type="float">
            <text:p>0.2222652819</text:p>
          </table:table-cell>
          <table:table-cell office:value-type="float" office:value="0.303095117425409" calcext:value-type="float">
            <text:p>0.3030951174</text:p>
          </table:table-cell>
          <table:table-cell office:value-type="float" office:value="0.396333529082001" calcext:value-type="float">
            <text:p>0.3963335291</text:p>
          </table:table-cell>
          <table:table-cell office:value-type="float" office:value="0.452016684086963" calcext:value-type="float">
            <text:p>0.4520166841</text:p>
          </table:table-cell>
          <table:table-cell office:value-type="float" office:value="0.401803440669118" calcext:value-type="float">
            <text:p>0.4018034407</text:p>
          </table:table-cell>
          <table:table-cell office:value-type="float" office:value="0.436919102425477" calcext:value-type="float">
            <text:p>0.4369191024</text:p>
          </table:table-cell>
          <table:table-cell office:value-type="float" office:value="0.479540754290858" calcext:value-type="float">
            <text:p>0.4795407543</text:p>
          </table:table-cell>
          <table:table-cell office:value-type="float" office:value="0.355491515144532" calcext:value-type="float">
            <text:p>0.3554915151</text:p>
          </table:table-cell>
          <table:table-cell office:value-type="float" office:value="0.364158239863701" calcext:value-type="float">
            <text:p>0.3641582399</text:p>
          </table:table-cell>
          <table:table-cell office:value-type="float" office:value="0.462412243204843" calcext:value-type="float">
            <text:p>0.4624122432</text:p>
          </table:table-cell>
          <table:table-cell office:value-type="float" office:value="0.434773197282734" calcext:value-type="float">
            <text:p>0.4347731973</text:p>
          </table:table-cell>
          <table:table-cell office:value-type="float" office:value="0.353983207764461" calcext:value-type="float">
            <text:p>0.3539832078</text:p>
          </table:table-cell>
          <table:table-cell office:value-type="float" office:value="0.309057447078917" calcext:value-type="float">
            <text:p>0.3090574471</text:p>
          </table:table-cell>
          <table:table-cell office:value-type="float" office:value="0.279304744601806" calcext:value-type="float">
            <text:p>0.2793047446</text:p>
          </table:table-cell>
          <table:table-cell office:value-type="float" office:value="0.132573412420224" calcext:value-type="float">
            <text:p>0.1325734124</text:p>
          </table:table-cell>
          <table:table-cell office:value-type="float" office:value="0.269648426750596" calcext:value-type="float">
            <text:p>0.2696484268</text:p>
          </table:table-cell>
          <table:table-cell office:value-type="float" office:value="0.160009172001319" calcext:value-type="float">
            <text:p>0.160009172</text:p>
          </table:table-cell>
          <table:table-cell office:value-type="float" office:value="0.150860501681681" calcext:value-type="float">
            <text:p>0.1508605017</text:p>
          </table:table-cell>
          <table:table-cell office:value-type="float" office:value="0.167082958994302" calcext:value-type="float">
            <text:p>0.167082959</text:p>
          </table:table-cell>
          <table:table-cell office:value-type="float" office:value="0.289861777026746" calcext:value-type="float">
            <text:p>0.289861777</text:p>
          </table:table-cell>
          <table:table-cell office:value-type="float" office:value="0.367160110141536" calcext:value-type="float">
            <text:p>0.3671601101</text:p>
          </table:table-cell>
          <table:table-cell office:value-type="float" office:value="0.364881328372393" calcext:value-type="float">
            <text:p>0.3648813284</text:p>
          </table:table-cell>
          <table:table-cell office:value-type="float" office:value="0.435863808040494" calcext:value-type="float">
            <text:p>0.435863808</text:p>
          </table:table-cell>
          <table:table-cell office:value-type="float" office:value="0.425595304517749" calcext:value-type="float">
            <text:p>0.4255953045</text:p>
          </table:table-cell>
          <table:table-cell office:value-type="float" office:value="0.33461420499218" calcext:value-type="float">
            <text:p>0.334614205</text:p>
          </table:table-cell>
          <table:table-cell office:value-type="float" office:value="0.253785149441296" calcext:value-type="float">
            <text:p>0.2537851494</text:p>
          </table:table-cell>
          <table:table-cell office:value-type="float" office:value="0.155308920747454" calcext:value-type="float">
            <text:p>0.1553089207</text:p>
          </table:table-cell>
          <table:table-cell office:value-type="float" office:value="0.152942120252029" calcext:value-type="float">
            <text:p>0.1529421203</text:p>
          </table:table-cell>
          <table:table-cell office:value-type="float" office:value="0.206834255246231" calcext:value-type="float">
            <text:p>0.2068342552</text:p>
          </table:table-cell>
          <table:table-cell office:value-type="float" office:value="0.202022272334361" calcext:value-type="float">
            <text:p>0.2020222723</text:p>
          </table:table-cell>
          <table:table-cell office:value-type="float" office:value="0.229340114309181" calcext:value-type="float">
            <text:p>0.2293401143</text:p>
          </table:table-cell>
          <table:table-cell office:value-type="float" office:value="0.330213774920528" calcext:value-type="float">
            <text:p>0.3302137749</text:p>
          </table:table-cell>
          <table:table-cell office:value-type="float" office:value="0.314850154526529" calcext:value-type="float">
            <text:p>0.3148501545</text:p>
          </table:table-cell>
          <table:table-cell office:value-type="float" office:value="0.230274940303926" calcext:value-type="float">
            <text:p>0.2302749403</text:p>
          </table:table-cell>
          <table:table-cell office:value-type="float" office:value="0.261878302061398" calcext:value-type="float">
            <text:p>0.2618783021</text:p>
          </table:table-cell>
          <table:table-cell office:value-type="float" office:value="0.360661993344335" calcext:value-type="float">
            <text:p>0.3606619933</text:p>
          </table:table-cell>
          <table:table-cell office:value-type="float" office:value="0.265118566437273" calcext:value-type="float">
            <text:p>0.2651185664</text:p>
          </table:table-cell>
          <table:table-cell office:value-type="float" office:value="0.127973063362276" calcext:value-type="float">
            <text:p>0.1279730634</text:p>
          </table:table-cell>
          <table:table-cell office:value-type="float" office:value="0.137459092073562" calcext:value-type="float">
            <text:p>0.1374590921</text:p>
          </table:table-cell>
          <table:table-cell office:value-type="float" office:value="0.117433793093727" calcext:value-type="float">
            <text:p>0.1174337931</text:p>
          </table:table-cell>
          <table:table-cell office:value-type="float" office:value="0.190719113996641" calcext:value-type="float">
            <text:p>0.190719114</text:p>
          </table:table-cell>
          <table:table-cell office:value-type="float" office:value="0.206429939913052" calcext:value-type="float">
            <text:p>0.2064299399</text:p>
          </table:table-cell>
          <table:table-cell office:value-type="float" office:value="0.231225093555076" calcext:value-type="float">
            <text:p>0.2312250936</text:p>
          </table:table-cell>
          <table:table-cell office:value-type="float" office:value="0.379981818968657" calcext:value-type="float">
            <text:p>0.379981819</text:p>
          </table:table-cell>
          <table:table-cell office:value-type="float" office:value="0.304604015005079" calcext:value-type="float">
            <text:p>0.304604015</text:p>
          </table:table-cell>
          <table:table-cell office:value-type="float" office:value="0.24450881788734" calcext:value-type="float">
            <text:p>0.2445088179</text:p>
          </table:table-cell>
          <table:table-cell office:value-type="float" office:value="0.278878747961568" calcext:value-type="float">
            <text:p>0.278878748</text:p>
          </table:table-cell>
          <table:table-cell office:value-type="float" office:value="0.230127806765046" calcext:value-type="float">
            <text:p>0.2301278068</text:p>
          </table:table-cell>
          <table:table-cell office:value-type="float" office:value="0.0977078563846482" calcext:value-type="float">
            <text:p>0.0977078564</text:p>
          </table:table-cell>
          <table:table-cell office:value-type="float" office:value="0.118751958389907" calcext:value-type="float">
            <text:p>0.1187519584</text:p>
          </table:table-cell>
          <table:table-cell office:value-type="float" office:value="0.262924446459465" calcext:value-type="float">
            <text:p>0.2629244465</text:p>
          </table:table-cell>
          <table:table-cell office:value-type="float" office:value="0.221344920844727" calcext:value-type="float">
            <text:p>0.2213449208</text:p>
          </table:table-cell>
          <table:table-cell office:value-type="float" office:value="0.304310644013206" calcext:value-type="float">
            <text:p>0.304310644</text:p>
          </table:table-cell>
          <table:table-cell office:value-type="float" office:value="0.257647135170301" calcext:value-type="float">
            <text:p>0.2576471352</text:p>
          </table:table-cell>
          <table:table-cell office:value-type="float" office:value="0.28476427804983" calcext:value-type="float">
            <text:p>0.284764278</text:p>
          </table:table-cell>
          <table:table-cell office:value-type="float" office:value="0.199211197585376" calcext:value-type="float">
            <text:p>0.1992111976</text:p>
          </table:table-cell>
          <table:table-cell office:value-type="float" office:value="0.232338291068134" calcext:value-type="float">
            <text:p>0.2323382911</text:p>
          </table:table-cell>
          <table:table-cell office:value-type="float" office:value="0.120783318926108" calcext:value-type="float">
            <text:p>0.1207833189</text:p>
          </table:table-cell>
          <table:table-cell office:value-type="float" office:value="0.283027643903186" calcext:value-type="float">
            <text:p>0.2830276439</text:p>
          </table:table-cell>
          <table:table-cell office:value-type="float" office:value="0.331108189456002" calcext:value-type="float">
            <text:p>0.3311081895</text:p>
          </table:table-cell>
          <table:table-cell office:value-type="float" office:value="0.369889259587011" calcext:value-type="float">
            <text:p>0.3698892596</text:p>
          </table:table-cell>
          <table:table-cell office:value-type="float" office:value="0.45972753744325" calcext:value-type="float">
            <text:p>0.4597275374</text:p>
          </table:table-cell>
          <table:table-cell office:value-type="float" office:value="0.352609661275672" calcext:value-type="float">
            <text:p>0.3526096613</text:p>
          </table:table-cell>
          <table:table-cell office:value-type="float" office:value="0.154674066863608" calcext:value-type="float">
            <text:p>0.1546740669</text:p>
          </table:table-cell>
          <table:table-cell office:value-type="float" office:value="0.3208424951626" calcext:value-type="float">
            <text:p>0.3208424952</text:p>
          </table:table-cell>
          <table:table-cell office:value-type="float" office:value="0.234734960722765" calcext:value-type="float">
            <text:p>0.2347349607</text:p>
          </table:table-cell>
          <table:table-cell office:value-type="float" office:value="0.18944557220768" calcext:value-type="float">
            <text:p>0.1894455722</text:p>
          </table:table-cell>
          <table:table-cell office:value-type="float" office:value="0.300426493430266" calcext:value-type="float">
            <text:p>0.3004264934</text:p>
          </table:table-cell>
          <table:table-cell office:value-type="float" office:value="0.199777821535948" calcext:value-type="float">
            <text:p>0.1997778215</text:p>
          </table:table-cell>
          <table:table-cell office:value-type="float" office:value="0.284024113723785" calcext:value-type="float">
            <text:p>0.2840241137</text:p>
          </table:table-cell>
          <table:table-cell office:value-type="float" office:value="0.223330081536938" calcext:value-type="float">
            <text:p>0.2233300815</text:p>
          </table:table-cell>
          <table:table-cell office:value-type="float" office:value="0.345724272981799" calcext:value-type="float">
            <text:p>0.345724273</text:p>
          </table:table-cell>
          <table:table-cell office:value-type="float" office:value="0.318096713806604" calcext:value-type="float">
            <text:p>0.3180967138</text:p>
          </table:table-cell>
          <table:table-cell office:value-type="float" office:value="0.307716275095061" calcext:value-type="float">
            <text:p>0.3077162751</text:p>
          </table:table-cell>
          <table:table-cell office:value-type="float" office:value="0.319325002711035" calcext:value-type="float">
            <text:p>0.3193250027</text:p>
          </table:table-cell>
          <table:table-cell office:value-type="float" office:value="0.385814205902087" calcext:value-type="float">
            <text:p>0.3858142059</text:p>
          </table:table-cell>
          <table:table-cell office:value-type="float" office:value="0.344235739004402" calcext:value-type="float">
            <text:p>0.344235739</text:p>
          </table:table-cell>
          <table:table-cell office:value-type="float" office:value="0.276360675229377" calcext:value-type="float">
            <text:p>0.2763606752</text:p>
          </table:table-cell>
          <table:table-cell office:value-type="float" office:value="0.375978046069867" calcext:value-type="float">
            <text:p>0.3759780461</text:p>
          </table:table-cell>
          <table:table-cell office:value-type="float" office:value="0.315871012901104" calcext:value-type="float">
            <text:p>0.3158710129</text:p>
          </table:table-cell>
          <table:table-cell office:value-type="float" office:value="0.246313561863804" calcext:value-type="float">
            <text:p>0.2463135619</text:p>
          </table:table-cell>
          <table:table-cell office:value-type="float" office:value="0.212375146986499" calcext:value-type="float">
            <text:p>0.212375147</text:p>
          </table:table-cell>
          <table:table-cell office:value-type="float" office:value="0.273234458514551" calcext:value-type="float">
            <text:p>0.2732344585</text:p>
          </table:table-cell>
          <table:table-cell office:value-type="float" office:value="0.336701579582967" calcext:value-type="float">
            <text:p>0.3367015796</text:p>
          </table:table-cell>
          <table:table-cell office:value-type="float" office:value="0.260291565938679" calcext:value-type="float">
            <text:p>0.2602915659</text:p>
          </table:table-cell>
          <table:table-cell office:value-type="float" office:value="0.349760177695024" calcext:value-type="float">
            <text:p>0.3497601777</text:p>
          </table:table-cell>
          <table:table-cell office:value-type="float" office:value="0.28976578980551" calcext:value-type="float">
            <text:p>0.2897657898</text:p>
          </table:table-cell>
          <table:table-cell office:value-type="float" office:value="0.328406438165939" calcext:value-type="float">
            <text:p>0.3284064382</text:p>
          </table:table-cell>
          <table:table-cell office:value-type="float" office:value="0.326843480904541" calcext:value-type="float">
            <text:p>0.3268434809</text:p>
          </table:table-cell>
          <table:table-cell office:value-type="float" office:value="0.293617012599973" calcext:value-type="float">
            <text:p>0.2936170126</text:p>
          </table:table-cell>
          <table:table-cell office:value-type="float" office:value="0.298131427824263" calcext:value-type="float">
            <text:p>0.2981314278</text:p>
          </table:table-cell>
          <table:table-cell office:value-type="float" office:value="0.192817494381312" calcext:value-type="float">
            <text:p>0.1928174944</text:p>
          </table:table-cell>
          <table:table-cell office:value-type="float" office:value="0.323427992362065" calcext:value-type="float">
            <text:p>0.3234279924</text:p>
          </table:table-cell>
          <table:table-cell office:value-type="float" office:value="0.372292857448175" calcext:value-type="float">
            <text:p>0.3722928574</text:p>
          </table:table-cell>
          <table:table-cell office:value-type="float" office:value="0.255152058268615" calcext:value-type="float">
            <text:p>0.2551520583</text:p>
          </table:table-cell>
          <table:table-cell office:value-type="float" office:value="0.258382266798419" calcext:value-type="float">
            <text:p>0.2583822668</text:p>
          </table:table-cell>
          <table:table-cell office:value-type="float" office:value="0.389072863522465" calcext:value-type="float">
            <text:p>0.3890728635</text:p>
          </table:table-cell>
          <table:table-cell office:value-type="float" office:value="0.461614041805575" calcext:value-type="float">
            <text:p>0.4616140418</text:p>
          </table:table-cell>
          <table:table-cell office:value-type="float" office:value="0.480134210174742" calcext:value-type="float">
            <text:p>0.4801342102</text:p>
          </table:table-cell>
          <table:table-cell office:value-type="float" office:value="0.521666120112555" calcext:value-type="float">
            <text:p>0.5216661201</text:p>
          </table:table-cell>
          <table:table-cell office:value-type="float" office:value="0.467376993450886" calcext:value-type="float">
            <text:p>0.4673769935</text:p>
          </table:table-cell>
          <table:table-cell office:value-type="float" office:value="0.375345800826996" calcext:value-type="float">
            <text:p>0.3753458008</text:p>
          </table:table-cell>
          <table:table-cell office:value-type="float" office:value="0.375802412877405" calcext:value-type="float">
            <text:p>0.3758024129</text:p>
          </table:table-cell>
          <table:table-cell office:value-type="float" office:value="0.37893161006304" calcext:value-type="float">
            <text:p>0.3789316101</text:p>
          </table:table-cell>
          <table:table-cell office:value-type="float" office:value="0.257402493750056" calcext:value-type="float">
            <text:p>0.2574024938</text:p>
          </table:table-cell>
          <table:table-cell office:value-type="float" office:value="0.279408536218169" calcext:value-type="float">
            <text:p>0.2794085362</text:p>
          </table:table-cell>
          <table:table-cell office:value-type="float" office:value="0.26292793145018" calcext:value-type="float">
            <text:p>0.2629279315</text:p>
          </table:table-cell>
          <table:table-cell office:value-type="float" office:value="0.200679838115334" calcext:value-type="float">
            <text:p>0.2006798381</text:p>
          </table:table-cell>
          <table:table-cell office:value-type="float" office:value="0.0625174594219358" calcext:value-type="float">
            <text:p>0.0625174594</text:p>
          </table:table-cell>
          <table:table-cell office:value-type="float" office:value="0.131147314931641" calcext:value-type="float">
            <text:p>0.1311473149</text:p>
          </table:table-cell>
          <table:table-cell office:value-type="float" office:value="0.124783319518174" calcext:value-type="float">
            <text:p>0.1247833195</text:p>
          </table:table-cell>
          <table:table-cell office:value-type="float" office:value="0.213848324164181" calcext:value-type="float">
            <text:p>0.2138483242</text:p>
          </table:table-cell>
          <table:table-cell office:value-type="float" office:value="0.169614625890357" calcext:value-type="float">
            <text:p>0.1696146259</text:p>
          </table:table-cell>
          <table:table-cell office:value-type="float" office:value="0.179180049159996" calcext:value-type="float">
            <text:p>0.1791800492</text:p>
          </table:table-cell>
          <table:table-cell office:value-type="float" office:value="0.209384060662828" calcext:value-type="float">
            <text:p>0.2093840607</text:p>
          </table:table-cell>
          <table:table-cell office:value-type="float" office:value="0.243043245290778" calcext:value-type="float">
            <text:p>0.2430432453</text:p>
          </table:table-cell>
          <table:table-cell office:value-type="float" office:value="0.227471928570922" calcext:value-type="float">
            <text:p>0.2274719286</text:p>
          </table:table-cell>
          <table:table-cell office:value-type="float" office:value="0.320666507655589" calcext:value-type="float">
            <text:p>0.3206665077</text:p>
          </table:table-cell>
          <table:table-cell office:value-type="float" office:value="0.152169822684228" calcext:value-type="float">
            <text:p>0.1521698227</text:p>
          </table:table-cell>
          <table:table-cell office:value-type="float" office:value="0.308373181488714" calcext:value-type="float">
            <text:p>0.3083731815</text:p>
          </table:table-cell>
          <table:table-cell office:value-type="float" office:value="0.275699761645315" calcext:value-type="float">
            <text:p>0.2756997616</text:p>
          </table:table-cell>
          <table:table-cell office:value-type="float" office:value="0.373154435613127" calcext:value-type="float">
            <text:p>0.3731544356</text:p>
          </table:table-cell>
          <table:table-cell office:value-type="float" office:value="0.377461656352024" calcext:value-type="float">
            <text:p>0.3774616564</text:p>
          </table:table-cell>
          <table:table-cell office:value-type="float" office:value="0.381236465591814" calcext:value-type="float">
            <text:p>0.3812364656</text:p>
          </table:table-cell>
          <table:table-cell office:value-type="float" office:value="0.493213079618848" calcext:value-type="float">
            <text:p>0.4932130796</text:p>
          </table:table-cell>
          <table:table-cell office:value-type="float" office:value="0.404904740761413" calcext:value-type="float">
            <text:p>0.4049047408</text:p>
          </table:table-cell>
          <table:table-cell office:value-type="float" office:value="0.424049907289578" calcext:value-type="float">
            <text:p>0.4240499073</text:p>
          </table:table-cell>
          <table:table-cell office:value-type="float" office:value="0.381872686260294" calcext:value-type="float">
            <text:p>0.3818726863</text:p>
          </table:table-cell>
          <table:table-cell office:value-type="float" office:value="0.396073597464246" calcext:value-type="float">
            <text:p>0.3960735975</text:p>
          </table:table-cell>
          <table:table-cell office:value-type="float" office:value="0.352512993613707" calcext:value-type="float">
            <text:p>0.35251299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66112" calcext:value-type="float">
            <text:p>2266112</text:p>
          </table:table-cell>
          <table:table-cell table:formula="of:=AVERAGE([.E14:.GL14])" office:value-type="float" office:value="0.314867657324586" calcext:value-type="float">
            <text:p>0.3148676573</text:p>
          </table:table-cell>
          <table:table-cell/>
          <table:table-cell office:value-type="float" office:value="0.210366763880394" calcext:value-type="float">
            <text:p>0.2103667639</text:p>
          </table:table-cell>
          <table:table-cell office:value-type="float" office:value="0.222092629428608" calcext:value-type="float">
            <text:p>0.2220926294</text:p>
          </table:table-cell>
          <table:table-cell office:value-type="float" office:value="0.200944547101476" calcext:value-type="float">
            <text:p>0.2009445471</text:p>
          </table:table-cell>
          <table:table-cell office:value-type="float" office:value="0.28436256930705" calcext:value-type="float">
            <text:p>0.2843625693</text:p>
          </table:table-cell>
          <table:table-cell office:value-type="float" office:value="0.17861758194169" calcext:value-type="float">
            <text:p>0.1786175819</text:p>
          </table:table-cell>
          <table:table-cell office:value-type="float" office:value="0.266665672692182" calcext:value-type="float">
            <text:p>0.2666656727</text:p>
          </table:table-cell>
          <table:table-cell office:value-type="float" office:value="0.274001912067659" calcext:value-type="float">
            <text:p>0.2740019121</text:p>
          </table:table-cell>
          <table:table-cell office:value-type="float" office:value="0.227025436664153" calcext:value-type="float">
            <text:p>0.2270254367</text:p>
          </table:table-cell>
          <table:table-cell office:value-type="float" office:value="0.30501494458971" calcext:value-type="float">
            <text:p>0.3050149446</text:p>
          </table:table-cell>
          <table:table-cell office:value-type="float" office:value="0.332163757079552" calcext:value-type="float">
            <text:p>0.3321637571</text:p>
          </table:table-cell>
          <table:table-cell office:value-type="float" office:value="0.286355980240867" calcext:value-type="float">
            <text:p>0.2863559802</text:p>
          </table:table-cell>
          <table:table-cell office:value-type="float" office:value="0.27320552458885" calcext:value-type="float">
            <text:p>0.2732055246</text:p>
          </table:table-cell>
          <table:table-cell office:value-type="float" office:value="0.334084661336136" calcext:value-type="float">
            <text:p>0.3340846613</text:p>
          </table:table-cell>
          <table:table-cell office:value-type="float" office:value="0.248378170667034" calcext:value-type="float">
            <text:p>0.2483781707</text:p>
          </table:table-cell>
          <table:table-cell office:value-type="float" office:value="0.246162618947372" calcext:value-type="float">
            <text:p>0.2461626189</text:p>
          </table:table-cell>
          <table:table-cell office:value-type="float" office:value="0.165570333233124" calcext:value-type="float">
            <text:p>0.1655703332</text:p>
          </table:table-cell>
          <table:table-cell office:value-type="float" office:value="0.302227382794563" calcext:value-type="float">
            <text:p>0.3022273828</text:p>
          </table:table-cell>
          <table:table-cell office:value-type="float" office:value="0.285750322570161" calcext:value-type="float">
            <text:p>0.2857503226</text:p>
          </table:table-cell>
          <table:table-cell office:value-type="float" office:value="0.238871083408954" calcext:value-type="float">
            <text:p>0.2388710834</text:p>
          </table:table-cell>
          <table:table-cell office:value-type="float" office:value="0.292547105518217" calcext:value-type="float">
            <text:p>0.2925471055</text:p>
          </table:table-cell>
          <table:table-cell office:value-type="float" office:value="0.388216147032443" calcext:value-type="float">
            <text:p>0.388216147</text:p>
          </table:table-cell>
          <table:table-cell office:value-type="float" office:value="0.420704701661477" calcext:value-type="float">
            <text:p>0.4207047017</text:p>
          </table:table-cell>
          <table:table-cell office:value-type="float" office:value="0.440014494281041" calcext:value-type="float">
            <text:p>0.4400144943</text:p>
          </table:table-cell>
          <table:table-cell office:value-type="float" office:value="0.509073855861719" calcext:value-type="float">
            <text:p>0.5090738559</text:p>
          </table:table-cell>
          <table:table-cell office:value-type="float" office:value="0.540492836359102" calcext:value-type="float">
            <text:p>0.5404928364</text:p>
          </table:table-cell>
          <table:table-cell office:value-type="float" office:value="0.396841174378251" calcext:value-type="float">
            <text:p>0.3968411744</text:p>
          </table:table-cell>
          <table:table-cell office:value-type="float" office:value="0.359248832233313" calcext:value-type="float">
            <text:p>0.3592488322</text:p>
          </table:table-cell>
          <table:table-cell office:value-type="float" office:value="0.355919536259238" calcext:value-type="float">
            <text:p>0.3559195363</text:p>
          </table:table-cell>
          <table:table-cell office:value-type="float" office:value="0.247556922048994" calcext:value-type="float">
            <text:p>0.247556922</text:p>
          </table:table-cell>
          <table:table-cell office:value-type="float" office:value="0.153825144519171" calcext:value-type="float">
            <text:p>0.1538251445</text:p>
          </table:table-cell>
          <table:table-cell office:value-type="float" office:value="0.213736115363762" calcext:value-type="float">
            <text:p>0.2137361154</text:p>
          </table:table-cell>
          <table:table-cell office:value-type="float" office:value="0.175113142921614" calcext:value-type="float">
            <text:p>0.1751131429</text:p>
          </table:table-cell>
          <table:table-cell office:value-type="float" office:value="0.0945450256532164" calcext:value-type="float">
            <text:p>0.0945450257</text:p>
          </table:table-cell>
          <table:table-cell office:value-type="float" office:value="0.22659590482599" calcext:value-type="float">
            <text:p>0.2265959048</text:p>
          </table:table-cell>
          <table:table-cell office:value-type="float" office:value="0.291669283350395" calcext:value-type="float">
            <text:p>0.2916692834</text:p>
          </table:table-cell>
          <table:table-cell office:value-type="float" office:value="0.314311440134787" calcext:value-type="float">
            <text:p>0.3143114401</text:p>
          </table:table-cell>
          <table:table-cell office:value-type="float" office:value="0.796161613210315" calcext:value-type="float">
            <text:p>0.7961616132</text:p>
          </table:table-cell>
          <table:table-cell office:value-type="float" office:value="0.391573634272005" calcext:value-type="float">
            <text:p>0.3915736343</text:p>
          </table:table-cell>
          <table:table-cell office:value-type="float" office:value="0.345834972543897" calcext:value-type="float">
            <text:p>0.3458349725</text:p>
          </table:table-cell>
          <table:table-cell office:value-type="float" office:value="0.327770445753589" calcext:value-type="float">
            <text:p>0.3277704458</text:p>
          </table:table-cell>
          <table:table-cell office:value-type="float" office:value="0.311520537259991" calcext:value-type="float">
            <text:p>0.3115205373</text:p>
          </table:table-cell>
          <table:table-cell office:value-type="float" office:value="0.248546000049401" calcext:value-type="float">
            <text:p>0.248546</text:p>
          </table:table-cell>
          <table:table-cell office:value-type="float" office:value="0.356823545633962" calcext:value-type="float">
            <text:p>0.3568235456</text:p>
          </table:table-cell>
          <table:table-cell office:value-type="float" office:value="0.738349015486244" calcext:value-type="float">
            <text:p>0.7383490155</text:p>
          </table:table-cell>
          <table:table-cell office:value-type="float" office:value="0.292349640046415" calcext:value-type="float">
            <text:p>0.29234964</text:p>
          </table:table-cell>
          <table:table-cell office:value-type="float" office:value="0.218601056418778" calcext:value-type="float">
            <text:p>0.2186010564</text:p>
          </table:table-cell>
          <table:table-cell office:value-type="float" office:value="0.379292479434669" calcext:value-type="float">
            <text:p>0.3792924794</text:p>
          </table:table-cell>
          <table:table-cell office:value-type="float" office:value="0.30577705141877" calcext:value-type="float">
            <text:p>0.3057770514</text:p>
          </table:table-cell>
          <table:table-cell office:value-type="float" office:value="0.398725308285473" calcext:value-type="float">
            <text:p>0.3987253083</text:p>
          </table:table-cell>
          <table:table-cell office:value-type="float" office:value="0.452613480818535" calcext:value-type="float">
            <text:p>0.4526134808</text:p>
          </table:table-cell>
          <table:table-cell office:value-type="float" office:value="0.397434298917817" calcext:value-type="float">
            <text:p>0.3974342989</text:p>
          </table:table-cell>
          <table:table-cell office:value-type="float" office:value="0.59193846862531" calcext:value-type="float">
            <text:p>0.5919384686</text:p>
          </table:table-cell>
          <table:table-cell office:value-type="float" office:value="0.454151813928641" calcext:value-type="float">
            <text:p>0.4541518139</text:p>
          </table:table-cell>
          <table:table-cell office:value-type="float" office:value="0.452826201585567" calcext:value-type="float">
            <text:p>0.4528262016</text:p>
          </table:table-cell>
          <table:table-cell office:value-type="float" office:value="0.416697365190117" calcext:value-type="float">
            <text:p>0.4166973652</text:p>
          </table:table-cell>
          <table:table-cell office:value-type="float" office:value="0.402543162955112" calcext:value-type="float">
            <text:p>0.402543163</text:p>
          </table:table-cell>
          <table:table-cell office:value-type="float" office:value="0.243632819044832" calcext:value-type="float">
            <text:p>0.243632819</text:p>
          </table:table-cell>
          <table:table-cell office:value-type="float" office:value="0.161312520372952" calcext:value-type="float">
            <text:p>0.1613125204</text:p>
          </table:table-cell>
          <table:table-cell office:value-type="float" office:value="0.227694561301502" calcext:value-type="float">
            <text:p>0.2276945613</text:p>
          </table:table-cell>
          <table:table-cell office:value-type="float" office:value="0.210462602606528" calcext:value-type="float">
            <text:p>0.2104626026</text:p>
          </table:table-cell>
          <table:table-cell office:value-type="float" office:value="0.111715721472473" calcext:value-type="float">
            <text:p>0.1117157215</text:p>
          </table:table-cell>
          <table:table-cell office:value-type="float" office:value="0.309687839646698" calcext:value-type="float">
            <text:p>0.3096878396</text:p>
          </table:table-cell>
          <table:table-cell office:value-type="float" office:value="0.401041568293505" calcext:value-type="float">
            <text:p>0.4010415683</text:p>
          </table:table-cell>
          <table:table-cell office:value-type="float" office:value="0.354953099170389" calcext:value-type="float">
            <text:p>0.3549530992</text:p>
          </table:table-cell>
          <table:table-cell office:value-type="float" office:value="0.434906855374888" calcext:value-type="float">
            <text:p>0.4349068554</text:p>
          </table:table-cell>
          <table:table-cell office:value-type="float" office:value="0.449429937419334" calcext:value-type="float">
            <text:p>0.4494299374</text:p>
          </table:table-cell>
          <table:table-cell office:value-type="float" office:value="0.45186939559824" calcext:value-type="float">
            <text:p>0.4518693956</text:p>
          </table:table-cell>
          <table:table-cell office:value-type="float" office:value="0.442773451250217" calcext:value-type="float">
            <text:p>0.4427734513</text:p>
          </table:table-cell>
          <table:table-cell office:value-type="float" office:value="0.340280390059741" calcext:value-type="float">
            <text:p>0.3402803901</text:p>
          </table:table-cell>
          <table:table-cell office:value-type="float" office:value="0.44313828147449" calcext:value-type="float">
            <text:p>0.4431382815</text:p>
          </table:table-cell>
          <table:table-cell office:value-type="float" office:value="0.410695652953835" calcext:value-type="float">
            <text:p>0.410695653</text:p>
          </table:table-cell>
          <table:table-cell office:value-type="float" office:value="0.347931284052513" calcext:value-type="float">
            <text:p>0.3479312841</text:p>
          </table:table-cell>
          <table:table-cell office:value-type="float" office:value="0.192403516167816" calcext:value-type="float">
            <text:p>0.1924035162</text:p>
          </table:table-cell>
          <table:table-cell office:value-type="float" office:value="0.30347348138818" calcext:value-type="float">
            <text:p>0.3034734814</text:p>
          </table:table-cell>
          <table:table-cell office:value-type="float" office:value="0.178846684730713" calcext:value-type="float">
            <text:p>0.1788466847</text:p>
          </table:table-cell>
          <table:table-cell office:value-type="float" office:value="0.269298227466917" calcext:value-type="float">
            <text:p>0.2692982275</text:p>
          </table:table-cell>
          <table:table-cell office:value-type="float" office:value="0.177108160229975" calcext:value-type="float">
            <text:p>0.1771081602</text:p>
          </table:table-cell>
          <table:table-cell office:value-type="float" office:value="0.230988968641105" calcext:value-type="float">
            <text:p>0.2309889686</text:p>
          </table:table-cell>
          <table:table-cell office:value-type="float" office:value="0.120727590496595" calcext:value-type="float">
            <text:p>0.1207275905</text:p>
          </table:table-cell>
          <table:table-cell office:value-type="float" office:value="0.276773616128795" calcext:value-type="float">
            <text:p>0.2767736161</text:p>
          </table:table-cell>
          <table:table-cell office:value-type="float" office:value="0.460814078335387" calcext:value-type="float">
            <text:p>0.4608140783</text:p>
          </table:table-cell>
          <table:table-cell office:value-type="float" office:value="0.414076283039247" calcext:value-type="float">
            <text:p>0.414076283</text:p>
          </table:table-cell>
          <table:table-cell office:value-type="float" office:value="0.453488233515398" calcext:value-type="float">
            <text:p>0.4534882335</text:p>
          </table:table-cell>
          <table:table-cell office:value-type="float" office:value="0.436899792407381" calcext:value-type="float">
            <text:p>0.4368997924</text:p>
          </table:table-cell>
          <table:table-cell office:value-type="float" office:value="0.328429295232109" calcext:value-type="float">
            <text:p>0.3284292952</text:p>
          </table:table-cell>
          <table:table-cell office:value-type="float" office:value="0.280258634255597" calcext:value-type="float">
            <text:p>0.2802586343</text:p>
          </table:table-cell>
          <table:table-cell office:value-type="float" office:value="0.191652509044752" calcext:value-type="float">
            <text:p>0.191652509</text:p>
          </table:table-cell>
          <table:table-cell office:value-type="float" office:value="0.240547438347615" calcext:value-type="float">
            <text:p>0.2405474383</text:p>
          </table:table-cell>
          <table:table-cell office:value-type="float" office:value="0.125610998184551" calcext:value-type="float">
            <text:p>0.1256109982</text:p>
          </table:table-cell>
          <table:table-cell office:value-type="float" office:value="0.195616710342713" calcext:value-type="float">
            <text:p>0.1956167103</text:p>
          </table:table-cell>
          <table:table-cell office:value-type="float" office:value="0.357769850394269" calcext:value-type="float">
            <text:p>0.3577698504</text:p>
          </table:table-cell>
          <table:table-cell office:value-type="float" office:value="0.278934343608719" calcext:value-type="float">
            <text:p>0.2789343436</text:p>
          </table:table-cell>
          <table:table-cell office:value-type="float" office:value="0.208543897446887" calcext:value-type="float">
            <text:p>0.2085438974</text:p>
          </table:table-cell>
          <table:table-cell office:value-type="float" office:value="0.4359359180384" calcext:value-type="float">
            <text:p>0.435935918</text:p>
          </table:table-cell>
          <table:table-cell office:value-type="float" office:value="0.39826866693412" calcext:value-type="float">
            <text:p>0.3982686669</text:p>
          </table:table-cell>
          <table:table-cell office:value-type="float" office:value="0.335603907500243" calcext:value-type="float">
            <text:p>0.3356039075</text:p>
          </table:table-cell>
          <table:table-cell office:value-type="float" office:value="0.249336630488319" calcext:value-type="float">
            <text:p>0.2493366305</text:p>
          </table:table-cell>
          <table:table-cell office:value-type="float" office:value="0.113385349850287" calcext:value-type="float">
            <text:p>0.1133853499</text:p>
          </table:table-cell>
          <table:table-cell office:value-type="float" office:value="0.176364472699555" calcext:value-type="float">
            <text:p>0.1763644727</text:p>
          </table:table-cell>
          <table:table-cell office:value-type="float" office:value="0.599181318295077" calcext:value-type="float">
            <text:p>0.5991813183</text:p>
          </table:table-cell>
          <table:table-cell office:value-type="float" office:value="0.207236073500809" calcext:value-type="float">
            <text:p>0.2072360735</text:p>
          </table:table-cell>
          <table:table-cell office:value-type="float" office:value="0.233622768801829" calcext:value-type="float">
            <text:p>0.2336227688</text:p>
          </table:table-cell>
          <table:table-cell office:value-type="float" office:value="0.23969687620024" calcext:value-type="float">
            <text:p>0.2396968762</text:p>
          </table:table-cell>
          <table:table-cell office:value-type="float" office:value="0.379541601883163" calcext:value-type="float">
            <text:p>0.3795416019</text:p>
          </table:table-cell>
          <table:table-cell office:value-type="float" office:value="0.320473018422493" calcext:value-type="float">
            <text:p>0.3204730184</text:p>
          </table:table-cell>
          <table:table-cell office:value-type="float" office:value="0.263630969772972" calcext:value-type="float">
            <text:p>0.2636309698</text:p>
          </table:table-cell>
          <table:table-cell office:value-type="float" office:value="0.213113556014485" calcext:value-type="float">
            <text:p>0.213113556</text:p>
          </table:table-cell>
          <table:table-cell office:value-type="float" office:value="0.227270992480204" calcext:value-type="float">
            <text:p>0.2272709925</text:p>
          </table:table-cell>
          <table:table-cell office:value-type="float" office:value="0.105931558385109" calcext:value-type="float">
            <text:p>0.1059315584</text:p>
          </table:table-cell>
          <table:table-cell office:value-type="float" office:value="0.113627979334111" calcext:value-type="float">
            <text:p>0.1136279793</text:p>
          </table:table-cell>
          <table:table-cell office:value-type="float" office:value="0.24542320500898" calcext:value-type="float">
            <text:p>0.245423205</text:p>
          </table:table-cell>
          <table:table-cell office:value-type="float" office:value="0.208595372311521" calcext:value-type="float">
            <text:p>0.2085953723</text:p>
          </table:table-cell>
          <table:table-cell office:value-type="float" office:value="0.314593930169946" calcext:value-type="float">
            <text:p>0.3145939302</text:p>
          </table:table-cell>
          <table:table-cell office:value-type="float" office:value="0.208718232527699" calcext:value-type="float">
            <text:p>0.2087182325</text:p>
          </table:table-cell>
          <table:table-cell office:value-type="float" office:value="0.263554154557402" calcext:value-type="float">
            <text:p>0.2635541546</text:p>
          </table:table-cell>
          <table:table-cell office:value-type="float" office:value="0.237112852706116" calcext:value-type="float">
            <text:p>0.2371128527</text:p>
          </table:table-cell>
          <table:table-cell office:value-type="float" office:value="0.213274226355197" calcext:value-type="float">
            <text:p>0.2132742264</text:p>
          </table:table-cell>
          <table:table-cell office:value-type="float" office:value="0.13434973552879" calcext:value-type="float">
            <text:p>0.1343497355</text:p>
          </table:table-cell>
          <table:table-cell office:value-type="float" office:value="0.285105438660045" calcext:value-type="float">
            <text:p>0.2851054387</text:p>
          </table:table-cell>
          <table:table-cell office:value-type="float" office:value="0.328007164827254" calcext:value-type="float">
            <text:p>0.3280071648</text:p>
          </table:table-cell>
          <table:table-cell office:value-type="float" office:value="0.227980322934964" calcext:value-type="float">
            <text:p>0.2279803229</text:p>
          </table:table-cell>
          <table:table-cell office:value-type="float" office:value="0.390463122542019" calcext:value-type="float">
            <text:p>0.3904631225</text:p>
          </table:table-cell>
          <table:table-cell office:value-type="float" office:value="0.376970092725718" calcext:value-type="float">
            <text:p>0.3769700927</text:p>
          </table:table-cell>
          <table:table-cell office:value-type="float" office:value="0.204485666399804" calcext:value-type="float">
            <text:p>0.2044856664</text:p>
          </table:table-cell>
          <table:table-cell office:value-type="float" office:value="0.320923085918672" calcext:value-type="float">
            <text:p>0.3209230859</text:p>
          </table:table-cell>
          <table:table-cell office:value-type="float" office:value="0.249761683051999" calcext:value-type="float">
            <text:p>0.2497616831</text:p>
          </table:table-cell>
          <table:table-cell office:value-type="float" office:value="0.183617732348249" calcext:value-type="float">
            <text:p>0.1836177323</text:p>
          </table:table-cell>
          <table:table-cell office:value-type="float" office:value="0.266367678811398" calcext:value-type="float">
            <text:p>0.2663676788</text:p>
          </table:table-cell>
          <table:table-cell office:value-type="float" office:value="0.182326052689491" calcext:value-type="float">
            <text:p>0.1823260527</text:p>
          </table:table-cell>
          <table:table-cell office:value-type="float" office:value="0.286018387396601" calcext:value-type="float">
            <text:p>0.2860183874</text:p>
          </table:table-cell>
          <table:table-cell office:value-type="float" office:value="0.219749202821932" calcext:value-type="float">
            <text:p>0.2197492028</text:p>
          </table:table-cell>
          <table:table-cell office:value-type="float" office:value="0.32343664775859" calcext:value-type="float">
            <text:p>0.3234366478</text:p>
          </table:table-cell>
          <table:table-cell office:value-type="float" office:value="0.309509691186642" calcext:value-type="float">
            <text:p>0.3095096912</text:p>
          </table:table-cell>
          <table:table-cell office:value-type="float" office:value="0.357572983691495" calcext:value-type="float">
            <text:p>0.3575729837</text:p>
          </table:table-cell>
          <table:table-cell office:value-type="float" office:value="0.328110998537094" calcext:value-type="float">
            <text:p>0.3281109985</text:p>
          </table:table-cell>
          <table:table-cell office:value-type="float" office:value="0.357961777209755" calcext:value-type="float">
            <text:p>0.3579617772</text:p>
          </table:table-cell>
          <table:table-cell office:value-type="float" office:value="0.362279262072085" calcext:value-type="float">
            <text:p>0.3622792621</text:p>
          </table:table-cell>
          <table:table-cell office:value-type="float" office:value="0.29637531987181" calcext:value-type="float">
            <text:p>0.2963753199</text:p>
          </table:table-cell>
          <table:table-cell office:value-type="float" office:value="0.385489327554795" calcext:value-type="float">
            <text:p>0.3854893276</text:p>
          </table:table-cell>
          <table:table-cell office:value-type="float" office:value="0.328940128211193" calcext:value-type="float">
            <text:p>0.3289401282</text:p>
          </table:table-cell>
          <table:table-cell office:value-type="float" office:value="0.168197436623836" calcext:value-type="float">
            <text:p>0.1681974366</text:p>
          </table:table-cell>
          <table:table-cell office:value-type="float" office:value="0.185898102010579" calcext:value-type="float">
            <text:p>0.185898102</text:p>
          </table:table-cell>
          <table:table-cell office:value-type="float" office:value="0.242007168321414" calcext:value-type="float">
            <text:p>0.2420071683</text:p>
          </table:table-cell>
          <table:table-cell office:value-type="float" office:value="0.345497715875799" calcext:value-type="float">
            <text:p>0.3454977159</text:p>
          </table:table-cell>
          <table:table-cell office:value-type="float" office:value="0.270227915849089" calcext:value-type="float">
            <text:p>0.2702279158</text:p>
          </table:table-cell>
          <table:table-cell office:value-type="float" office:value="0.331557881742868" calcext:value-type="float">
            <text:p>0.3315578817</text:p>
          </table:table-cell>
          <table:table-cell office:value-type="float" office:value="0.262314472060313" calcext:value-type="float">
            <text:p>0.2623144721</text:p>
          </table:table-cell>
          <table:table-cell office:value-type="float" office:value="0.352943234474645" calcext:value-type="float">
            <text:p>0.3529432345</text:p>
          </table:table-cell>
          <table:table-cell office:value-type="float" office:value="0.623983077443323" calcext:value-type="float">
            <text:p>0.6239830774</text:p>
          </table:table-cell>
          <table:table-cell office:value-type="float" office:value="0.359393010216467" calcext:value-type="float">
            <text:p>0.3593930102</text:p>
          </table:table-cell>
          <table:table-cell office:value-type="float" office:value="0.421772877289201" calcext:value-type="float">
            <text:p>0.4217728773</text:p>
          </table:table-cell>
          <table:table-cell office:value-type="float" office:value="0.37428270657187" calcext:value-type="float">
            <text:p>0.3742827066</text:p>
          </table:table-cell>
          <table:table-cell office:value-type="float" office:value="0.322928118010746" calcext:value-type="float">
            <text:p>0.322928118</text:p>
          </table:table-cell>
          <table:table-cell office:value-type="float" office:value="0.384774958341268" calcext:value-type="float">
            <text:p>0.3847749583</text:p>
          </table:table-cell>
          <table:table-cell office:value-type="float" office:value="0.317266896779609" calcext:value-type="float">
            <text:p>0.3172668968</text:p>
          </table:table-cell>
          <table:table-cell office:value-type="float" office:value="0.579496928286729" calcext:value-type="float">
            <text:p>0.5794969283</text:p>
          </table:table-cell>
          <table:table-cell office:value-type="float" office:value="0.393694087221378" calcext:value-type="float">
            <text:p>0.3936940872</text:p>
          </table:table-cell>
          <table:table-cell office:value-type="float" office:value="0.436560223225739" calcext:value-type="float">
            <text:p>0.4365602232</text:p>
          </table:table-cell>
          <table:table-cell office:value-type="float" office:value="0.459385392750137" calcext:value-type="float">
            <text:p>0.4593853928</text:p>
          </table:table-cell>
          <table:table-cell office:value-type="float" office:value="0.498390938141719" calcext:value-type="float">
            <text:p>0.4983909381</text:p>
          </table:table-cell>
          <table:table-cell office:value-type="float" office:value="0.437875913711962" calcext:value-type="float">
            <text:p>0.4378759137</text:p>
          </table:table-cell>
          <table:table-cell office:value-type="float" office:value="0.351650412670993" calcext:value-type="float">
            <text:p>0.3516504127</text:p>
          </table:table-cell>
          <table:table-cell office:value-type="float" office:value="0.565364397392395" calcext:value-type="float">
            <text:p>0.5653643974</text:p>
          </table:table-cell>
          <table:table-cell office:value-type="float" office:value="0.302333917855397" calcext:value-type="float">
            <text:p>0.3023339179</text:p>
          </table:table-cell>
          <table:table-cell office:value-type="float" office:value="0.383355880881255" calcext:value-type="float">
            <text:p>0.3833558809</text:p>
          </table:table-cell>
          <table:table-cell office:value-type="float" office:value="0.266140607681156" calcext:value-type="float">
            <text:p>0.2661406077</text:p>
          </table:table-cell>
          <table:table-cell office:value-type="float" office:value="0.24068464584392" calcext:value-type="float">
            <text:p>0.2406846458</text:p>
          </table:table-cell>
          <table:table-cell office:value-type="float" office:value="0.204725510204876" calcext:value-type="float">
            <text:p>0.2047255102</text:p>
          </table:table-cell>
          <table:table-cell office:value-type="float" office:value="0.164696613982867" calcext:value-type="float">
            <text:p>0.164696614</text:p>
          </table:table-cell>
          <table:table-cell office:value-type="float" office:value="0.527282970422026" calcext:value-type="float">
            <text:p>0.5272829704</text:p>
          </table:table-cell>
          <table:table-cell office:value-type="float" office:value="0.190032035794891" calcext:value-type="float">
            <text:p>0.1900320358</text:p>
          </table:table-cell>
          <table:table-cell office:value-type="float" office:value="0.217634931470253" calcext:value-type="float">
            <text:p>0.2176349315</text:p>
          </table:table-cell>
          <table:table-cell office:value-type="float" office:value="0.193996297647317" calcext:value-type="float">
            <text:p>0.1939962976</text:p>
          </table:table-cell>
          <table:table-cell office:value-type="float" office:value="0.303620401386154" calcext:value-type="float">
            <text:p>0.3036204014</text:p>
          </table:table-cell>
          <table:table-cell office:value-type="float" office:value="0.215377035722877" calcext:value-type="float">
            <text:p>0.2153770357</text:p>
          </table:table-cell>
          <table:table-cell office:value-type="float" office:value="0.26936498130412" calcext:value-type="float">
            <text:p>0.2693649813</text:p>
          </table:table-cell>
          <table:table-cell office:value-type="float" office:value="0.237721381506191" calcext:value-type="float">
            <text:p>0.2377213815</text:p>
          </table:table-cell>
          <table:table-cell office:value-type="float" office:value="0.314875591045507" calcext:value-type="float">
            <text:p>0.314875591</text:p>
          </table:table-cell>
          <table:table-cell office:value-type="float" office:value="0.301898452943385" calcext:value-type="float">
            <text:p>0.3018984529</text:p>
          </table:table-cell>
          <table:table-cell office:value-type="float" office:value="0.297857635238308" calcext:value-type="float">
            <text:p>0.2978576352</text:p>
          </table:table-cell>
          <table:table-cell office:value-type="float" office:value="0.273951095490027" calcext:value-type="float">
            <text:p>0.2739510955</text:p>
          </table:table-cell>
          <table:table-cell office:value-type="float" office:value="0.371031889946229" calcext:value-type="float">
            <text:p>0.3710318899</text:p>
          </table:table-cell>
          <table:table-cell office:value-type="float" office:value="0.435936965088718" calcext:value-type="float">
            <text:p>0.4359369651</text:p>
          </table:table-cell>
          <table:table-cell office:value-type="float" office:value="0.380371368027256" calcext:value-type="float">
            <text:p>0.380371368</text:p>
          </table:table-cell>
          <table:table-cell office:value-type="float" office:value="0.463510833317035" calcext:value-type="float">
            <text:p>0.4635108333</text:p>
          </table:table-cell>
          <table:table-cell office:value-type="float" office:value="0.427011316643333" calcext:value-type="float">
            <text:p>0.4270113166</text:p>
          </table:table-cell>
          <table:table-cell office:value-type="float" office:value="0.358401167420036" calcext:value-type="float">
            <text:p>0.3584011674</text:p>
          </table:table-cell>
          <table:table-cell office:value-type="float" office:value="0.39457079798005" calcext:value-type="float">
            <text:p>0.394570798</text:p>
          </table:table-cell>
          <table:table-cell office:value-type="float" office:value="0.401557157640791" calcext:value-type="float">
            <text:p>0.4015571576</text:p>
          </table:table-cell>
          <table:table-cell office:value-type="float" office:value="0.346562472912904" calcext:value-type="float">
            <text:p>0.34656247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05458" calcext:value-type="float">
            <text:p>2405458</text:p>
          </table:table-cell>
          <table:table-cell table:formula="of:=AVERAGE([.E15:.GL15])" office:value-type="float" office:value="0.312686685304912" calcext:value-type="float">
            <text:p>0.3126866853</text:p>
          </table:table-cell>
          <table:table-cell/>
          <table:table-cell office:value-type="float" office:value="0.16320881214196" calcext:value-type="float">
            <text:p>0.1632088121</text:p>
          </table:table-cell>
          <table:table-cell office:value-type="float" office:value="0.308819251348352" calcext:value-type="float">
            <text:p>0.3088192513</text:p>
          </table:table-cell>
          <table:table-cell office:value-type="float" office:value="0.194707586668004" calcext:value-type="float">
            <text:p>0.1947075867</text:p>
          </table:table-cell>
          <table:table-cell office:value-type="float" office:value="0.264208307492764" calcext:value-type="float">
            <text:p>0.2642083075</text:p>
          </table:table-cell>
          <table:table-cell office:value-type="float" office:value="0.160973560057968" calcext:value-type="float">
            <text:p>0.1609735601</text:p>
          </table:table-cell>
          <table:table-cell office:value-type="float" office:value="0.32088482048621" calcext:value-type="float">
            <text:p>0.3208848205</text:p>
          </table:table-cell>
          <table:table-cell office:value-type="float" office:value="0.282986348427594" calcext:value-type="float">
            <text:p>0.2829863484</text:p>
          </table:table-cell>
          <table:table-cell office:value-type="float" office:value="0.284530200034043" calcext:value-type="float">
            <text:p>0.2845302</text:p>
          </table:table-cell>
          <table:table-cell office:value-type="float" office:value="0.385530920908523" calcext:value-type="float">
            <text:p>0.3855309209</text:p>
          </table:table-cell>
          <table:table-cell office:value-type="float" office:value="0.357084336313267" calcext:value-type="float">
            <text:p>0.3570843363</text:p>
          </table:table-cell>
          <table:table-cell office:value-type="float" office:value="0.318192566918197" calcext:value-type="float">
            <text:p>0.3181925669</text:p>
          </table:table-cell>
          <table:table-cell office:value-type="float" office:value="0.28223927083067" calcext:value-type="float">
            <text:p>0.2822392708</text:p>
          </table:table-cell>
          <table:table-cell office:value-type="float" office:value="0.316388050059911" calcext:value-type="float">
            <text:p>0.3163880501</text:p>
          </table:table-cell>
          <table:table-cell office:value-type="float" office:value="0.258018341172058" calcext:value-type="float">
            <text:p>0.2580183412</text:p>
          </table:table-cell>
          <table:table-cell office:value-type="float" office:value="0.199381573096839" calcext:value-type="float">
            <text:p>0.1993815731</text:p>
          </table:table-cell>
          <table:table-cell office:value-type="float" office:value="0.253615246813548" calcext:value-type="float">
            <text:p>0.2536152468</text:p>
          </table:table-cell>
          <table:table-cell office:value-type="float" office:value="0.139639961480566" calcext:value-type="float">
            <text:p>0.1396399615</text:p>
          </table:table-cell>
          <table:table-cell office:value-type="float" office:value="0.162209194394747" calcext:value-type="float">
            <text:p>0.1622091944</text:p>
          </table:table-cell>
          <table:table-cell office:value-type="float" office:value="0.135679822826277" calcext:value-type="float">
            <text:p>0.1356798228</text:p>
          </table:table-cell>
          <table:table-cell office:value-type="float" office:value="0.276485124358593" calcext:value-type="float">
            <text:p>0.2764851244</text:p>
          </table:table-cell>
          <table:table-cell office:value-type="float" office:value="0.446965777311326" calcext:value-type="float">
            <text:p>0.4469657773</text:p>
          </table:table-cell>
          <table:table-cell office:value-type="float" office:value="0.447098100441445" calcext:value-type="float">
            <text:p>0.4470981004</text:p>
          </table:table-cell>
          <table:table-cell office:value-type="float" office:value="0.437665934227541" calcext:value-type="float">
            <text:p>0.4376659342</text:p>
          </table:table-cell>
          <table:table-cell office:value-type="float" office:value="0.515772369108566" calcext:value-type="float">
            <text:p>0.5157723691</text:p>
          </table:table-cell>
          <table:table-cell office:value-type="float" office:value="0.535483980740857" calcext:value-type="float">
            <text:p>0.5354839807</text:p>
          </table:table-cell>
          <table:table-cell office:value-type="float" office:value="0.363317468925695" calcext:value-type="float">
            <text:p>0.3633174689</text:p>
          </table:table-cell>
          <table:table-cell office:value-type="float" office:value="0.38409841858072" calcext:value-type="float">
            <text:p>0.3840984186</text:p>
          </table:table-cell>
          <table:table-cell office:value-type="float" office:value="0.37182219625399" calcext:value-type="float">
            <text:p>0.3718221963</text:p>
          </table:table-cell>
          <table:table-cell office:value-type="float" office:value="0.326151813747609" calcext:value-type="float">
            <text:p>0.3261518137</text:p>
          </table:table-cell>
          <table:table-cell office:value-type="float" office:value="0.193744950615729" calcext:value-type="float">
            <text:p>0.1937449506</text:p>
          </table:table-cell>
          <table:table-cell office:value-type="float" office:value="0.164715588012164" calcext:value-type="float">
            <text:p>0.164715588</text:p>
          </table:table-cell>
          <table:table-cell office:value-type="float" office:value="0.209053305503975" calcext:value-type="float">
            <text:p>0.2090533055</text:p>
          </table:table-cell>
          <table:table-cell office:value-type="float" office:value="0.181021019138253" calcext:value-type="float">
            <text:p>0.1810210191</text:p>
          </table:table-cell>
          <table:table-cell office:value-type="float" office:value="0.204494643672251" calcext:value-type="float">
            <text:p>0.2044946437</text:p>
          </table:table-cell>
          <table:table-cell office:value-type="float" office:value="0.32994031469317" calcext:value-type="float">
            <text:p>0.3299403147</text:p>
          </table:table-cell>
          <table:table-cell office:value-type="float" office:value="0.336395364205445" calcext:value-type="float">
            <text:p>0.3363953642</text:p>
          </table:table-cell>
          <table:table-cell office:value-type="float" office:value="0.444718981707809" calcext:value-type="float">
            <text:p>0.4447189817</text:p>
          </table:table-cell>
          <table:table-cell office:value-type="float" office:value="0.304466553975794" calcext:value-type="float">
            <text:p>0.304466554</text:p>
          </table:table-cell>
          <table:table-cell office:value-type="float" office:value="0.323679920916674" calcext:value-type="float">
            <text:p>0.3236799209</text:p>
          </table:table-cell>
          <table:table-cell office:value-type="float" office:value="0.27883897380657" calcext:value-type="float">
            <text:p>0.2788389738</text:p>
          </table:table-cell>
          <table:table-cell office:value-type="float" office:value="0.247299541166987" calcext:value-type="float">
            <text:p>0.2472995412</text:p>
          </table:table-cell>
          <table:table-cell office:value-type="float" office:value="0.27632666696533" calcext:value-type="float">
            <text:p>0.276326667</text:p>
          </table:table-cell>
          <table:table-cell office:value-type="float" office:value="0.359801607183274" calcext:value-type="float">
            <text:p>0.3598016072</text:p>
          </table:table-cell>
          <table:table-cell office:value-type="float" office:value="0.495913787809446" calcext:value-type="float">
            <text:p>0.4959137878</text:p>
          </table:table-cell>
          <table:table-cell office:value-type="float" office:value="0.279721766181379" calcext:value-type="float">
            <text:p>0.2797217662</text:p>
          </table:table-cell>
          <table:table-cell office:value-type="float" office:value="0.253495325223501" calcext:value-type="float">
            <text:p>0.2534953252</text:p>
          </table:table-cell>
          <table:table-cell office:value-type="float" office:value="0.30444268359531" calcext:value-type="float">
            <text:p>0.3044426836</text:p>
          </table:table-cell>
          <table:table-cell office:value-type="float" office:value="0.280156435969121" calcext:value-type="float">
            <text:p>0.280156436</text:p>
          </table:table-cell>
          <table:table-cell office:value-type="float" office:value="0.414941622176261" calcext:value-type="float">
            <text:p>0.4149416222</text:p>
          </table:table-cell>
          <table:table-cell office:value-type="float" office:value="0.459352307526416" calcext:value-type="float">
            <text:p>0.4593523075</text:p>
          </table:table-cell>
          <table:table-cell office:value-type="float" office:value="0.415599951875489" calcext:value-type="float">
            <text:p>0.4155999519</text:p>
          </table:table-cell>
          <table:table-cell office:value-type="float" office:value="0.56728504773475" calcext:value-type="float">
            <text:p>0.5672850477</text:p>
          </table:table-cell>
          <table:table-cell office:value-type="float" office:value="0.542086197925441" calcext:value-type="float">
            <text:p>0.5420861979</text:p>
          </table:table-cell>
          <table:table-cell office:value-type="float" office:value="0.525436847777872" calcext:value-type="float">
            <text:p>0.5254368478</text:p>
          </table:table-cell>
          <table:table-cell office:value-type="float" office:value="0.477446358532841" calcext:value-type="float">
            <text:p>0.4774463585</text:p>
          </table:table-cell>
          <table:table-cell office:value-type="float" office:value="0.482664050879941" calcext:value-type="float">
            <text:p>0.4826640509</text:p>
          </table:table-cell>
          <table:table-cell office:value-type="float" office:value="0.223550742964949" calcext:value-type="float">
            <text:p>0.223550743</text:p>
          </table:table-cell>
          <table:table-cell office:value-type="float" office:value="0.277661436084369" calcext:value-type="float">
            <text:p>0.2776614361</text:p>
          </table:table-cell>
          <table:table-cell office:value-type="float" office:value="0.276045398699306" calcext:value-type="float">
            <text:p>0.2760453987</text:p>
          </table:table-cell>
          <table:table-cell office:value-type="float" office:value="0.24419262210599" calcext:value-type="float">
            <text:p>0.2441926221</text:p>
          </table:table-cell>
          <table:table-cell office:value-type="float" office:value="0.229123055943258" calcext:value-type="float">
            <text:p>0.2291230559</text:p>
          </table:table-cell>
          <table:table-cell office:value-type="float" office:value="0.352857883673122" calcext:value-type="float">
            <text:p>0.3528578837</text:p>
          </table:table-cell>
          <table:table-cell office:value-type="float" office:value="0.348272476626885" calcext:value-type="float">
            <text:p>0.3482724766</text:p>
          </table:table-cell>
          <table:table-cell office:value-type="float" office:value="0.41692077248392" calcext:value-type="float">
            <text:p>0.4169207725</text:p>
          </table:table-cell>
          <table:table-cell office:value-type="float" office:value="0.531898573892122" calcext:value-type="float">
            <text:p>0.5318985739</text:p>
          </table:table-cell>
          <table:table-cell office:value-type="float" office:value="0.508295659350523" calcext:value-type="float">
            <text:p>0.5082956594</text:p>
          </table:table-cell>
          <table:table-cell office:value-type="float" office:value="0.429264434767006" calcext:value-type="float">
            <text:p>0.4292644348</text:p>
          </table:table-cell>
          <table:table-cell office:value-type="float" office:value="0.527650183404548" calcext:value-type="float">
            <text:p>0.5276501834</text:p>
          </table:table-cell>
          <table:table-cell office:value-type="float" office:value="0.406295479555216" calcext:value-type="float">
            <text:p>0.4062954796</text:p>
          </table:table-cell>
          <table:table-cell office:value-type="float" office:value="0.43449297643436" calcext:value-type="float">
            <text:p>0.4344929764</text:p>
          </table:table-cell>
          <table:table-cell office:value-type="float" office:value="0.39422971816886" calcext:value-type="float">
            <text:p>0.3942297182</text:p>
          </table:table-cell>
          <table:table-cell office:value-type="float" office:value="0.416191688690554" calcext:value-type="float">
            <text:p>0.4161916887</text:p>
          </table:table-cell>
          <table:table-cell office:value-type="float" office:value="0.26458869638212" calcext:value-type="float">
            <text:p>0.2645886964</text:p>
          </table:table-cell>
          <table:table-cell office:value-type="float" office:value="0.272145845382857" calcext:value-type="float">
            <text:p>0.2721458454</text:p>
          </table:table-cell>
          <table:table-cell office:value-type="float" office:value="0.20485448211344" calcext:value-type="float">
            <text:p>0.2048544821</text:p>
          </table:table-cell>
          <table:table-cell office:value-type="float" office:value="0.263385398356501" calcext:value-type="float">
            <text:p>0.2633853984</text:p>
          </table:table-cell>
          <table:table-cell office:value-type="float" office:value="0.188108648282034" calcext:value-type="float">
            <text:p>0.1881086483</text:p>
          </table:table-cell>
          <table:table-cell office:value-type="float" office:value="0.168813631146874" calcext:value-type="float">
            <text:p>0.1688136311</text:p>
          </table:table-cell>
          <table:table-cell office:value-type="float" office:value="0.291071983314502" calcext:value-type="float">
            <text:p>0.2910719833</text:p>
          </table:table-cell>
          <table:table-cell office:value-type="float" office:value="0.318816759361576" calcext:value-type="float">
            <text:p>0.3188167594</text:p>
          </table:table-cell>
          <table:table-cell office:value-type="float" office:value="0.457991446452448" calcext:value-type="float">
            <text:p>0.4579914465</text:p>
          </table:table-cell>
          <table:table-cell office:value-type="float" office:value="0.430913332595944" calcext:value-type="float">
            <text:p>0.4309133326</text:p>
          </table:table-cell>
          <table:table-cell office:value-type="float" office:value="0.479360080074537" calcext:value-type="float">
            <text:p>0.4793600801</text:p>
          </table:table-cell>
          <table:table-cell office:value-type="float" office:value="0.478795116940042" calcext:value-type="float">
            <text:p>0.4787951169</text:p>
          </table:table-cell>
          <table:table-cell office:value-type="float" office:value="0.322905968902265" calcext:value-type="float">
            <text:p>0.3229059689</text:p>
          </table:table-cell>
          <table:table-cell office:value-type="float" office:value="0.283733182098617" calcext:value-type="float">
            <text:p>0.2837331821</text:p>
          </table:table-cell>
          <table:table-cell office:value-type="float" office:value="0.202363788717951" calcext:value-type="float">
            <text:p>0.2023637887</text:p>
          </table:table-cell>
          <table:table-cell office:value-type="float" office:value="0.256468209030118" calcext:value-type="float">
            <text:p>0.256468209</text:p>
          </table:table-cell>
          <table:table-cell office:value-type="float" office:value="0.131621999030637" calcext:value-type="float">
            <text:p>0.131621999</text:p>
          </table:table-cell>
          <table:table-cell office:value-type="float" office:value="0.226647346091265" calcext:value-type="float">
            <text:p>0.2266473461</text:p>
          </table:table-cell>
          <table:table-cell office:value-type="float" office:value="0.289248777468069" calcext:value-type="float">
            <text:p>0.2892487775</text:p>
          </table:table-cell>
          <table:table-cell office:value-type="float" office:value="0.254664649561738" calcext:value-type="float">
            <text:p>0.2546646496</text:p>
          </table:table-cell>
          <table:table-cell office:value-type="float" office:value="0.295741713415389" calcext:value-type="float">
            <text:p>0.2957417134</text:p>
          </table:table-cell>
          <table:table-cell office:value-type="float" office:value="0.245602146195148" calcext:value-type="float">
            <text:p>0.2456021462</text:p>
          </table:table-cell>
          <table:table-cell office:value-type="float" office:value="0.392917391425595" calcext:value-type="float">
            <text:p>0.3929173914</text:p>
          </table:table-cell>
          <table:table-cell office:value-type="float" office:value="0.271112126734669" calcext:value-type="float">
            <text:p>0.2711121267</text:p>
          </table:table-cell>
          <table:table-cell office:value-type="float" office:value="0.267796662058687" calcext:value-type="float">
            <text:p>0.2677966621</text:p>
          </table:table-cell>
          <table:table-cell office:value-type="float" office:value="0.148966231091642" calcext:value-type="float">
            <text:p>0.1489662311</text:p>
          </table:table-cell>
          <table:table-cell office:value-type="float" office:value="0.157008202444718" calcext:value-type="float">
            <text:p>0.1570082024</text:p>
          </table:table-cell>
          <table:table-cell office:value-type="float" office:value="0.374814426938097" calcext:value-type="float">
            <text:p>0.3748144269</text:p>
          </table:table-cell>
          <table:table-cell office:value-type="float" office:value="0.251577317661351" calcext:value-type="float">
            <text:p>0.2515773177</text:p>
          </table:table-cell>
          <table:table-cell office:value-type="float" office:value="0.272197949560543" calcext:value-type="float">
            <text:p>0.2721979496</text:p>
          </table:table-cell>
          <table:table-cell office:value-type="float" office:value="0.256500703775774" calcext:value-type="float">
            <text:p>0.2565007038</text:p>
          </table:table-cell>
          <table:table-cell office:value-type="float" office:value="0.398756358892869" calcext:value-type="float">
            <text:p>0.3987563589</text:p>
          </table:table-cell>
          <table:table-cell office:value-type="float" office:value="0.31778881167845" calcext:value-type="float">
            <text:p>0.3177888117</text:p>
          </table:table-cell>
          <table:table-cell office:value-type="float" office:value="0.247756160500256" calcext:value-type="float">
            <text:p>0.2477561605</text:p>
          </table:table-cell>
          <table:table-cell office:value-type="float" office:value="0.257478556519267" calcext:value-type="float">
            <text:p>0.2574785565</text:p>
          </table:table-cell>
          <table:table-cell office:value-type="float" office:value="0.165526916670571" calcext:value-type="float">
            <text:p>0.1655269167</text:p>
          </table:table-cell>
          <table:table-cell office:value-type="float" office:value="0.151798000575693" calcext:value-type="float">
            <text:p>0.1517980006</text:p>
          </table:table-cell>
          <table:table-cell office:value-type="float" office:value="0.166528756186353" calcext:value-type="float">
            <text:p>0.1665287562</text:p>
          </table:table-cell>
          <table:table-cell office:value-type="float" office:value="0.21017730186062" calcext:value-type="float">
            <text:p>0.2101773019</text:p>
          </table:table-cell>
          <table:table-cell office:value-type="float" office:value="0.23336877604831" calcext:value-type="float">
            <text:p>0.233368776</text:p>
          </table:table-cell>
          <table:table-cell office:value-type="float" office:value="0.282045148607976" calcext:value-type="float">
            <text:p>0.2820451486</text:p>
          </table:table-cell>
          <table:table-cell office:value-type="float" office:value="0.275528488108723" calcext:value-type="float">
            <text:p>0.2755284881</text:p>
          </table:table-cell>
          <table:table-cell office:value-type="float" office:value="0.170126945459662" calcext:value-type="float">
            <text:p>0.1701269455</text:p>
          </table:table-cell>
          <table:table-cell office:value-type="float" office:value="0.236250814786221" calcext:value-type="float">
            <text:p>0.2362508148</text:p>
          </table:table-cell>
          <table:table-cell office:value-type="float" office:value="0.12472740962012" calcext:value-type="float">
            <text:p>0.1247274096</text:p>
          </table:table-cell>
          <table:table-cell office:value-type="float" office:value="0.165909778955314" calcext:value-type="float">
            <text:p>0.165909779</text:p>
          </table:table-cell>
          <table:table-cell office:value-type="float" office:value="0.322166387641095" calcext:value-type="float">
            <text:p>0.3221663876</text:p>
          </table:table-cell>
          <table:table-cell office:value-type="float" office:value="0.344327733599331" calcext:value-type="float">
            <text:p>0.3443277336</text:p>
          </table:table-cell>
          <table:table-cell office:value-type="float" office:value="0.383355736265552" calcext:value-type="float">
            <text:p>0.3833557363</text:p>
          </table:table-cell>
          <table:table-cell office:value-type="float" office:value="0.376897038979594" calcext:value-type="float">
            <text:p>0.376897039</text:p>
          </table:table-cell>
          <table:table-cell office:value-type="float" office:value="0.418742214722703" calcext:value-type="float">
            <text:p>0.4187422147</text:p>
          </table:table-cell>
          <table:table-cell office:value-type="float" office:value="0.256868294719361" calcext:value-type="float">
            <text:p>0.2568682947</text:p>
          </table:table-cell>
          <table:table-cell office:value-type="float" office:value="0.316715865274866" calcext:value-type="float">
            <text:p>0.3167158653</text:p>
          </table:table-cell>
          <table:table-cell office:value-type="float" office:value="0.281032037057384" calcext:value-type="float">
            <text:p>0.2810320371</text:p>
          </table:table-cell>
          <table:table-cell office:value-type="float" office:value="0.231863273439242" calcext:value-type="float">
            <text:p>0.2318632734</text:p>
          </table:table-cell>
          <table:table-cell office:value-type="float" office:value="0.197473533125811" calcext:value-type="float">
            <text:p>0.1974735331</text:p>
          </table:table-cell>
          <table:table-cell office:value-type="float" office:value="0.222918231010496" calcext:value-type="float">
            <text:p>0.222918231</text:p>
          </table:table-cell>
          <table:table-cell office:value-type="float" office:value="0.321544765850979" calcext:value-type="float">
            <text:p>0.3215447659</text:p>
          </table:table-cell>
          <table:table-cell office:value-type="float" office:value="0.296074971520262" calcext:value-type="float">
            <text:p>0.2960749715</text:p>
          </table:table-cell>
          <table:table-cell office:value-type="float" office:value="0.280447813355842" calcext:value-type="float">
            <text:p>0.2804478134</text:p>
          </table:table-cell>
          <table:table-cell office:value-type="float" office:value="0.284924055585712" calcext:value-type="float">
            <text:p>0.2849240556</text:p>
          </table:table-cell>
          <table:table-cell office:value-type="float" office:value="0.295588108156164" calcext:value-type="float">
            <text:p>0.2955881082</text:p>
          </table:table-cell>
          <table:table-cell office:value-type="float" office:value="0.306160514852154" calcext:value-type="float">
            <text:p>0.3061605149</text:p>
          </table:table-cell>
          <table:table-cell office:value-type="float" office:value="0.40609254015212" calcext:value-type="float">
            <text:p>0.4060925402</text:p>
          </table:table-cell>
          <table:table-cell office:value-type="float" office:value="0.392335762294161" calcext:value-type="float">
            <text:p>0.3923357623</text:p>
          </table:table-cell>
          <table:table-cell office:value-type="float" office:value="0.319918528904779" calcext:value-type="float">
            <text:p>0.3199185289</text:p>
          </table:table-cell>
          <table:table-cell office:value-type="float" office:value="0.395462376906766" calcext:value-type="float">
            <text:p>0.3954623769</text:p>
          </table:table-cell>
          <table:table-cell office:value-type="float" office:value="0.351772077498131" calcext:value-type="float">
            <text:p>0.3517720775</text:p>
          </table:table-cell>
          <table:table-cell office:value-type="float" office:value="0.274760902305608" calcext:value-type="float">
            <text:p>0.2747609023</text:p>
          </table:table-cell>
          <table:table-cell office:value-type="float" office:value="0.15420662423643" calcext:value-type="float">
            <text:p>0.1542066242</text:p>
          </table:table-cell>
          <table:table-cell office:value-type="float" office:value="0.183319941296481" calcext:value-type="float">
            <text:p>0.1833199413</text:p>
          </table:table-cell>
          <table:table-cell office:value-type="float" office:value="0.38797745924516" calcext:value-type="float">
            <text:p>0.3879774592</text:p>
          </table:table-cell>
          <table:table-cell office:value-type="float" office:value="0.349789296724004" calcext:value-type="float">
            <text:p>0.3497892967</text:p>
          </table:table-cell>
          <table:table-cell office:value-type="float" office:value="0.304546569356634" calcext:value-type="float">
            <text:p>0.3045465694</text:p>
          </table:table-cell>
          <table:table-cell office:value-type="float" office:value="0.281942357042861" calcext:value-type="float">
            <text:p>0.281942357</text:p>
          </table:table-cell>
          <table:table-cell office:value-type="float" office:value="0.355443883329046" calcext:value-type="float">
            <text:p>0.3554438833</text:p>
          </table:table-cell>
          <table:table-cell office:value-type="float" office:value="0.405449436913968" calcext:value-type="float">
            <text:p>0.4054494369</text:p>
          </table:table-cell>
          <table:table-cell office:value-type="float" office:value="0.316115954310608" calcext:value-type="float">
            <text:p>0.3161159543</text:p>
          </table:table-cell>
          <table:table-cell office:value-type="float" office:value="0.41461391238534" calcext:value-type="float">
            <text:p>0.4146139124</text:p>
          </table:table-cell>
          <table:table-cell office:value-type="float" office:value="0.301726354839083" calcext:value-type="float">
            <text:p>0.3017263548</text:p>
          </table:table-cell>
          <table:table-cell office:value-type="float" office:value="0.336173697221522" calcext:value-type="float">
            <text:p>0.3361736972</text:p>
          </table:table-cell>
          <table:table-cell office:value-type="float" office:value="0.357470561261878" calcext:value-type="float">
            <text:p>0.3574705613</text:p>
          </table:table-cell>
          <table:table-cell office:value-type="float" office:value="0.308615506901075" calcext:value-type="float">
            <text:p>0.3086155069</text:p>
          </table:table-cell>
          <table:table-cell office:value-type="float" office:value="0.553854617759972" calcext:value-type="float">
            <text:p>0.5538546178</text:p>
          </table:table-cell>
          <table:table-cell office:value-type="float" office:value="0.41807533116056" calcext:value-type="float">
            <text:p>0.4180753312</text:p>
          </table:table-cell>
          <table:table-cell office:value-type="float" office:value="0.405018592067954" calcext:value-type="float">
            <text:p>0.4050185921</text:p>
          </table:table-cell>
          <table:table-cell office:value-type="float" office:value="0.389524461150796" calcext:value-type="float">
            <text:p>0.3895244612</text:p>
          </table:table-cell>
          <table:table-cell office:value-type="float" office:value="0.443398011578621" calcext:value-type="float">
            <text:p>0.4433980116</text:p>
          </table:table-cell>
          <table:table-cell office:value-type="float" office:value="0.44475107253379" calcext:value-type="float">
            <text:p>0.4447510725</text:p>
          </table:table-cell>
          <table:table-cell office:value-type="float" office:value="0.315543943887733" calcext:value-type="float">
            <text:p>0.3155439439</text:p>
          </table:table-cell>
          <table:table-cell office:value-type="float" office:value="0.304589829347283" calcext:value-type="float">
            <text:p>0.3045898293</text:p>
          </table:table-cell>
          <table:table-cell office:value-type="float" office:value="0.290174938537547" calcext:value-type="float">
            <text:p>0.2901749385</text:p>
          </table:table-cell>
          <table:table-cell office:value-type="float" office:value="0.254046483379309" calcext:value-type="float">
            <text:p>0.2540464834</text:p>
          </table:table-cell>
          <table:table-cell office:value-type="float" office:value="0.229849289230601" calcext:value-type="float">
            <text:p>0.2298492892</text:p>
          </table:table-cell>
          <table:table-cell office:value-type="float" office:value="0.183302680045091" calcext:value-type="float">
            <text:p>0.18330268</text:p>
          </table:table-cell>
          <table:table-cell office:value-type="float" office:value="0.198880654965242" calcext:value-type="float">
            <text:p>0.198880655</text:p>
          </table:table-cell>
          <table:table-cell office:value-type="float" office:value="0.155244667753256" calcext:value-type="float">
            <text:p>0.1552446678</text:p>
          </table:table-cell>
          <table:table-cell office:value-type="float" office:value="0.364632737816777" calcext:value-type="float">
            <text:p>0.3646327378</text:p>
          </table:table-cell>
          <table:table-cell office:value-type="float" office:value="0.231409969391172" calcext:value-type="float">
            <text:p>0.2314099694</text:p>
          </table:table-cell>
          <table:table-cell office:value-type="float" office:value="0.216108949780398" calcext:value-type="float">
            <text:p>0.2161089498</text:p>
          </table:table-cell>
          <table:table-cell office:value-type="float" office:value="0.16754936170897" calcext:value-type="float">
            <text:p>0.1675493617</text:p>
          </table:table-cell>
          <table:table-cell office:value-type="float" office:value="0.185615577580509" calcext:value-type="float">
            <text:p>0.1856155776</text:p>
          </table:table-cell>
          <table:table-cell office:value-type="float" office:value="0.217540340016753" calcext:value-type="float">
            <text:p>0.21754034</text:p>
          </table:table-cell>
          <table:table-cell office:value-type="float" office:value="0.257517263720657" calcext:value-type="float">
            <text:p>0.2575172637</text:p>
          </table:table-cell>
          <table:table-cell office:value-type="float" office:value="0.253871006599216" calcext:value-type="float">
            <text:p>0.2538710066</text:p>
          </table:table-cell>
          <table:table-cell office:value-type="float" office:value="0.294288464128207" calcext:value-type="float">
            <text:p>0.2942884641</text:p>
          </table:table-cell>
          <table:table-cell office:value-type="float" office:value="0.307581418032448" calcext:value-type="float">
            <text:p>0.307581418</text:p>
          </table:table-cell>
          <table:table-cell office:value-type="float" office:value="0.298667180471537" calcext:value-type="float">
            <text:p>0.2986671805</text:p>
          </table:table-cell>
          <table:table-cell office:value-type="float" office:value="0.254448564628476" calcext:value-type="float">
            <text:p>0.2544485646</text:p>
          </table:table-cell>
          <table:table-cell office:value-type="float" office:value="0.393364157307933" calcext:value-type="float">
            <text:p>0.3933641573</text:p>
          </table:table-cell>
          <table:table-cell office:value-type="float" office:value="0.391954121516832" calcext:value-type="float">
            <text:p>0.3919541215</text:p>
          </table:table-cell>
          <table:table-cell office:value-type="float" office:value="0.410873941869911" calcext:value-type="float">
            <text:p>0.4108739419</text:p>
          </table:table-cell>
          <table:table-cell office:value-type="float" office:value="0.496567203192236" calcext:value-type="float">
            <text:p>0.4965672032</text:p>
          </table:table-cell>
          <table:table-cell office:value-type="float" office:value="0.446982104076177" calcext:value-type="float">
            <text:p>0.4469821041</text:p>
          </table:table-cell>
          <table:table-cell office:value-type="float" office:value="0.315802784789329" calcext:value-type="float">
            <text:p>0.3158027848</text:p>
          </table:table-cell>
          <table:table-cell office:value-type="float" office:value="0.413416368550494" calcext:value-type="float">
            <text:p>0.4134163686</text:p>
          </table:table-cell>
          <table:table-cell office:value-type="float" office:value="0.430876881143687" calcext:value-type="float">
            <text:p>0.4308768811</text:p>
          </table:table-cell>
          <table:table-cell office:value-type="float" office:value="0.352668210072055" calcext:value-type="float">
            <text:p>0.35266821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80505" calcext:value-type="float">
            <text:p>2580505</text:p>
          </table:table-cell>
          <table:table-cell table:formula="of:=AVERAGE([.E16:.GL16])" office:value-type="float" office:value="0.311908633304132" calcext:value-type="float">
            <text:p>0.3119086333</text:p>
          </table:table-cell>
          <table:table-cell/>
          <table:table-cell office:value-type="float" office:value="0.233157920842871" calcext:value-type="float">
            <text:p>0.2331579208</text:p>
          </table:table-cell>
          <table:table-cell office:value-type="float" office:value="0.227430271264028" calcext:value-type="float">
            <text:p>0.2274302713</text:p>
          </table:table-cell>
          <table:table-cell office:value-type="float" office:value="0.16504102813318" calcext:value-type="float">
            <text:p>0.1650410281</text:p>
          </table:table-cell>
          <table:table-cell office:value-type="float" office:value="0.249164001235144" calcext:value-type="float">
            <text:p>0.2491640012</text:p>
          </table:table-cell>
          <table:table-cell office:value-type="float" office:value="0.250546462352586" calcext:value-type="float">
            <text:p>0.2505464624</text:p>
          </table:table-cell>
          <table:table-cell office:value-type="float" office:value="0.254367797211687" calcext:value-type="float">
            <text:p>0.2543677972</text:p>
          </table:table-cell>
          <table:table-cell office:value-type="float" office:value="0.290702660096372" calcext:value-type="float">
            <text:p>0.2907026601</text:p>
          </table:table-cell>
          <table:table-cell office:value-type="float" office:value="0.291170049196617" calcext:value-type="float">
            <text:p>0.2911700492</text:p>
          </table:table-cell>
          <table:table-cell office:value-type="float" office:value="0.251978143041517" calcext:value-type="float">
            <text:p>0.251978143</text:p>
          </table:table-cell>
          <table:table-cell office:value-type="float" office:value="0.367802083144253" calcext:value-type="float">
            <text:p>0.3678020831</text:p>
          </table:table-cell>
          <table:table-cell office:value-type="float" office:value="0.290163708826593" calcext:value-type="float">
            <text:p>0.2901637088</text:p>
          </table:table-cell>
          <table:table-cell office:value-type="float" office:value="0.207653631819262" calcext:value-type="float">
            <text:p>0.2076536318</text:p>
          </table:table-cell>
          <table:table-cell office:value-type="float" office:value="0.185777575791591" calcext:value-type="float">
            <text:p>0.1857775758</text:p>
          </table:table-cell>
          <table:table-cell office:value-type="float" office:value="0.159974519093674" calcext:value-type="float">
            <text:p>0.1599745191</text:p>
          </table:table-cell>
          <table:table-cell office:value-type="float" office:value="0.119792496488135" calcext:value-type="float">
            <text:p>0.1197924965</text:p>
          </table:table-cell>
          <table:table-cell office:value-type="float" office:value="0.289226539283599" calcext:value-type="float">
            <text:p>0.2892265393</text:p>
          </table:table-cell>
          <table:table-cell office:value-type="float" office:value="0.130905464507452" calcext:value-type="float">
            <text:p>0.1309054645</text:p>
          </table:table-cell>
          <table:table-cell office:value-type="float" office:value="0.200826833880057" calcext:value-type="float">
            <text:p>0.2008268339</text:p>
          </table:table-cell>
          <table:table-cell office:value-type="float" office:value="0.284772747305635" calcext:value-type="float">
            <text:p>0.2847727473</text:p>
          </table:table-cell>
          <table:table-cell office:value-type="float" office:value="0.275846324134635" calcext:value-type="float">
            <text:p>0.2758463241</text:p>
          </table:table-cell>
          <table:table-cell office:value-type="float" office:value="0.468681909987684" calcext:value-type="float">
            <text:p>0.46868191</text:p>
          </table:table-cell>
          <table:table-cell office:value-type="float" office:value="0.474105695269183" calcext:value-type="float">
            <text:p>0.4741056953</text:p>
          </table:table-cell>
          <table:table-cell office:value-type="float" office:value="0.495024268700894" calcext:value-type="float">
            <text:p>0.4950242687</text:p>
          </table:table-cell>
          <table:table-cell office:value-type="float" office:value="0.499097378058664" calcext:value-type="float">
            <text:p>0.4990973781</text:p>
          </table:table-cell>
          <table:table-cell office:value-type="float" office:value="0.512072123546782" calcext:value-type="float">
            <text:p>0.5120721235</text:p>
          </table:table-cell>
          <table:table-cell office:value-type="float" office:value="0.447394683247802" calcext:value-type="float">
            <text:p>0.4473946832</text:p>
          </table:table-cell>
          <table:table-cell office:value-type="float" office:value="0.337379814743589" calcext:value-type="float">
            <text:p>0.3373798147</text:p>
          </table:table-cell>
          <table:table-cell office:value-type="float" office:value="0.319562846676712" calcext:value-type="float">
            <text:p>0.3195628467</text:p>
          </table:table-cell>
          <table:table-cell office:value-type="float" office:value="0.391818103867765" calcext:value-type="float">
            <text:p>0.3918181039</text:p>
          </table:table-cell>
          <table:table-cell office:value-type="float" office:value="0.380927156391075" calcext:value-type="float">
            <text:p>0.3809271564</text:p>
          </table:table-cell>
          <table:table-cell office:value-type="float" office:value="0.182244377442815" calcext:value-type="float">
            <text:p>0.1822443774</text:p>
          </table:table-cell>
          <table:table-cell office:value-type="float" office:value="0.186190872251546" calcext:value-type="float">
            <text:p>0.1861908723</text:p>
          </table:table-cell>
          <table:table-cell office:value-type="float" office:value="0.128568270459507" calcext:value-type="float">
            <text:p>0.1285682705</text:p>
          </table:table-cell>
          <table:table-cell office:value-type="float" office:value="0.263463720543496" calcext:value-type="float">
            <text:p>0.2634637205</text:p>
          </table:table-cell>
          <table:table-cell office:value-type="float" office:value="0.312180209303301" calcext:value-type="float">
            <text:p>0.3121802093</text:p>
          </table:table-cell>
          <table:table-cell office:value-type="float" office:value="0.271844046569434" calcext:value-type="float">
            <text:p>0.2718440466</text:p>
          </table:table-cell>
          <table:table-cell office:value-type="float" office:value="0.293597395574993" calcext:value-type="float">
            <text:p>0.2935973956</text:p>
          </table:table-cell>
          <table:table-cell office:value-type="float" office:value="0.334320171852895" calcext:value-type="float">
            <text:p>0.3343201719</text:p>
          </table:table-cell>
          <table:table-cell office:value-type="float" office:value="0.419733989655402" calcext:value-type="float">
            <text:p>0.4197339897</text:p>
          </table:table-cell>
          <table:table-cell office:value-type="float" office:value="0.367508754565393" calcext:value-type="float">
            <text:p>0.3675087546</text:p>
          </table:table-cell>
          <table:table-cell office:value-type="float" office:value="0.327037156179213" calcext:value-type="float">
            <text:p>0.3270371562</text:p>
          </table:table-cell>
          <table:table-cell office:value-type="float" office:value="0.391619387287361" calcext:value-type="float">
            <text:p>0.3916193873</text:p>
          </table:table-cell>
          <table:table-cell office:value-type="float" office:value="0.453109681787247" calcext:value-type="float">
            <text:p>0.4531096818</text:p>
          </table:table-cell>
          <table:table-cell office:value-type="float" office:value="0.334790316873434" calcext:value-type="float">
            <text:p>0.3347903169</text:p>
          </table:table-cell>
          <table:table-cell office:value-type="float" office:value="0.175964909375144" calcext:value-type="float">
            <text:p>0.1759649094</text:p>
          </table:table-cell>
          <table:table-cell office:value-type="float" office:value="0.239091551311878" calcext:value-type="float">
            <text:p>0.2390915513</text:p>
          </table:table-cell>
          <table:table-cell office:value-type="float" office:value="0.36287927779536" calcext:value-type="float">
            <text:p>0.3628792778</text:p>
          </table:table-cell>
          <table:table-cell office:value-type="float" office:value="0.329937185451083" calcext:value-type="float">
            <text:p>0.3299371855</text:p>
          </table:table-cell>
          <table:table-cell office:value-type="float" office:value="0.368461232997407" calcext:value-type="float">
            <text:p>0.368461233</text:p>
          </table:table-cell>
          <table:table-cell office:value-type="float" office:value="0.601950521261331" calcext:value-type="float">
            <text:p>0.6019505213</text:p>
          </table:table-cell>
          <table:table-cell office:value-type="float" office:value="0.613259094603497" calcext:value-type="float">
            <text:p>0.6132590946</text:p>
          </table:table-cell>
          <table:table-cell office:value-type="float" office:value="0.510175930278523" calcext:value-type="float">
            <text:p>0.5101759303</text:p>
          </table:table-cell>
          <table:table-cell office:value-type="float" office:value="0.457913651011604" calcext:value-type="float">
            <text:p>0.457913651</text:p>
          </table:table-cell>
          <table:table-cell office:value-type="float" office:value="0.487725864347822" calcext:value-type="float">
            <text:p>0.4877258643</text:p>
          </table:table-cell>
          <table:table-cell office:value-type="float" office:value="0.503340540632521" calcext:value-type="float">
            <text:p>0.5033405406</text:p>
          </table:table-cell>
          <table:table-cell office:value-type="float" office:value="0.360650946436304" calcext:value-type="float">
            <text:p>0.3606509464</text:p>
          </table:table-cell>
          <table:table-cell office:value-type="float" office:value="0.296322624799839" calcext:value-type="float">
            <text:p>0.2963226248</text:p>
          </table:table-cell>
          <table:table-cell office:value-type="float" office:value="0.246024830768915" calcext:value-type="float">
            <text:p>0.2460248308</text:p>
          </table:table-cell>
          <table:table-cell office:value-type="float" office:value="0.20648115206004" calcext:value-type="float">
            <text:p>0.2064811521</text:p>
          </table:table-cell>
          <table:table-cell office:value-type="float" office:value="0.208841319216107" calcext:value-type="float">
            <text:p>0.2088413192</text:p>
          </table:table-cell>
          <table:table-cell office:value-type="float" office:value="0.27047455317947" calcext:value-type="float">
            <text:p>0.2704745532</text:p>
          </table:table-cell>
          <table:table-cell office:value-type="float" office:value="0.340035006412206" calcext:value-type="float">
            <text:p>0.3400350064</text:p>
          </table:table-cell>
          <table:table-cell office:value-type="float" office:value="0.324766192943425" calcext:value-type="float">
            <text:p>0.3247661929</text:p>
          </table:table-cell>
          <table:table-cell office:value-type="float" office:value="0.615975992340996" calcext:value-type="float">
            <text:p>0.6159759923</text:p>
          </table:table-cell>
          <table:table-cell office:value-type="float" office:value="0.495041397323835" calcext:value-type="float">
            <text:p>0.4950413973</text:p>
          </table:table-cell>
          <table:table-cell office:value-type="float" office:value="0.371600831904898" calcext:value-type="float">
            <text:p>0.3716008319</text:p>
          </table:table-cell>
          <table:table-cell office:value-type="float" office:value="0.429743112321945" calcext:value-type="float">
            <text:p>0.4297431123</text:p>
          </table:table-cell>
          <table:table-cell office:value-type="float" office:value="0.473204767087451" calcext:value-type="float">
            <text:p>0.4732047671</text:p>
          </table:table-cell>
          <table:table-cell office:value-type="float" office:value="0.569563416007109" calcext:value-type="float">
            <text:p>0.569563416</text:p>
          </table:table-cell>
          <table:table-cell office:value-type="float" office:value="0.519336143675607" calcext:value-type="float">
            <text:p>0.5193361437</text:p>
          </table:table-cell>
          <table:table-cell office:value-type="float" office:value="0.441425393174256" calcext:value-type="float">
            <text:p>0.4414253932</text:p>
          </table:table-cell>
          <table:table-cell office:value-type="float" office:value="0.401611162907502" calcext:value-type="float">
            <text:p>0.4016111629</text:p>
          </table:table-cell>
          <table:table-cell office:value-type="float" office:value="0.273920037796885" calcext:value-type="float">
            <text:p>0.2739200378</text:p>
          </table:table-cell>
          <table:table-cell office:value-type="float" office:value="0.256179172590956" calcext:value-type="float">
            <text:p>0.2561791726</text:p>
          </table:table-cell>
          <table:table-cell office:value-type="float" office:value="0.179510593957375" calcext:value-type="float">
            <text:p>0.179510594</text:p>
          </table:table-cell>
          <table:table-cell office:value-type="float" office:value="0.147272949399037" calcext:value-type="float">
            <text:p>0.1472729494</text:p>
          </table:table-cell>
          <table:table-cell office:value-type="float" office:value="0.234000995684999" calcext:value-type="float">
            <text:p>0.2340009957</text:p>
          </table:table-cell>
          <table:table-cell office:value-type="float" office:value="0.22019984498306" calcext:value-type="float">
            <text:p>0.220199845</text:p>
          </table:table-cell>
          <table:table-cell office:value-type="float" office:value="0.266943969483064" calcext:value-type="float">
            <text:p>0.2669439695</text:p>
          </table:table-cell>
          <table:table-cell office:value-type="float" office:value="0.314773003754155" calcext:value-type="float">
            <text:p>0.3147730038</text:p>
          </table:table-cell>
          <table:table-cell office:value-type="float" office:value="0.409800277834032" calcext:value-type="float">
            <text:p>0.4098002778</text:p>
          </table:table-cell>
          <table:table-cell office:value-type="float" office:value="0.499168495911077" calcext:value-type="float">
            <text:p>0.4991684959</text:p>
          </table:table-cell>
          <table:table-cell office:value-type="float" office:value="0.425753184562741" calcext:value-type="float">
            <text:p>0.4257531846</text:p>
          </table:table-cell>
          <table:table-cell office:value-type="float" office:value="0.411571793379862" calcext:value-type="float">
            <text:p>0.4115717934</text:p>
          </table:table-cell>
          <table:table-cell office:value-type="float" office:value="0.253820140831833" calcext:value-type="float">
            <text:p>0.2538201408</text:p>
          </table:table-cell>
          <table:table-cell office:value-type="float" office:value="0.335215913564778" calcext:value-type="float">
            <text:p>0.3352159136</text:p>
          </table:table-cell>
          <table:table-cell office:value-type="float" office:value="0.226494793465754" calcext:value-type="float">
            <text:p>0.2264947935</text:p>
          </table:table-cell>
          <table:table-cell office:value-type="float" office:value="0.181358619928607" calcext:value-type="float">
            <text:p>0.1813586199</text:p>
          </table:table-cell>
          <table:table-cell office:value-type="float" office:value="0.156736665056269" calcext:value-type="float">
            <text:p>0.1567366651</text:p>
          </table:table-cell>
          <table:table-cell office:value-type="float" office:value="0.185169516168247" calcext:value-type="float">
            <text:p>0.1851695162</text:p>
          </table:table-cell>
          <table:table-cell office:value-type="float" office:value="0.180354653110511" calcext:value-type="float">
            <text:p>0.1803546531</text:p>
          </table:table-cell>
          <table:table-cell office:value-type="float" office:value="0.423322390562487" calcext:value-type="float">
            <text:p>0.4233223906</text:p>
          </table:table-cell>
          <table:table-cell office:value-type="float" office:value="0.403682285468131" calcext:value-type="float">
            <text:p>0.4036822855</text:p>
          </table:table-cell>
          <table:table-cell office:value-type="float" office:value="0.134416591260744" calcext:value-type="float">
            <text:p>0.1344165913</text:p>
          </table:table-cell>
          <table:table-cell office:value-type="float" office:value="0.268755171279294" calcext:value-type="float">
            <text:p>0.2687551713</text:p>
          </table:table-cell>
          <table:table-cell office:value-type="float" office:value="0.264805915862757" calcext:value-type="float">
            <text:p>0.2648059159</text:p>
          </table:table-cell>
          <table:table-cell office:value-type="float" office:value="0.146775327636661" calcext:value-type="float">
            <text:p>0.1467753276</text:p>
          </table:table-cell>
          <table:table-cell office:value-type="float" office:value="0.139738151111388" calcext:value-type="float">
            <text:p>0.1397381511</text:p>
          </table:table-cell>
          <table:table-cell office:value-type="float" office:value="0.272311671543288" calcext:value-type="float">
            <text:p>0.2723116715</text:p>
          </table:table-cell>
          <table:table-cell office:value-type="float" office:value="0.239698400244286" calcext:value-type="float">
            <text:p>0.2396984002</text:p>
          </table:table-cell>
          <table:table-cell office:value-type="float" office:value="0.192045081011276" calcext:value-type="float">
            <text:p>0.192045081</text:p>
          </table:table-cell>
          <table:table-cell office:value-type="float" office:value="0.255542346575598" calcext:value-type="float">
            <text:p>0.2555423466</text:p>
          </table:table-cell>
          <table:table-cell office:value-type="float" office:value="0.17128353584542" calcext:value-type="float">
            <text:p>0.1712835358</text:p>
          </table:table-cell>
          <table:table-cell office:value-type="float" office:value="0.291593719038736" calcext:value-type="float">
            <text:p>0.291593719</text:p>
          </table:table-cell>
          <table:table-cell office:value-type="float" office:value="0.228633021377201" calcext:value-type="float">
            <text:p>0.2286330214</text:p>
          </table:table-cell>
          <table:table-cell office:value-type="float" office:value="0.275624993875785" calcext:value-type="float">
            <text:p>0.2756249939</text:p>
          </table:table-cell>
          <table:table-cell office:value-type="float" office:value="0.224836109731074" calcext:value-type="float">
            <text:p>0.2248361097</text:p>
          </table:table-cell>
          <table:table-cell office:value-type="float" office:value="0.235647006658796" calcext:value-type="float">
            <text:p>0.2356470067</text:p>
          </table:table-cell>
          <table:table-cell office:value-type="float" office:value="0.184626906552573" calcext:value-type="float">
            <text:p>0.1846269066</text:p>
          </table:table-cell>
          <table:table-cell office:value-type="float" office:value="0.251334016568314" calcext:value-type="float">
            <text:p>0.2513340166</text:p>
          </table:table-cell>
          <table:table-cell office:value-type="float" office:value="0.186867795625101" calcext:value-type="float">
            <text:p>0.1868677956</text:p>
          </table:table-cell>
          <table:table-cell office:value-type="float" office:value="0.279225269515949" calcext:value-type="float">
            <text:p>0.2792252695</text:p>
          </table:table-cell>
          <table:table-cell office:value-type="float" office:value="0.332962069135897" calcext:value-type="float">
            <text:p>0.3329620691</text:p>
          </table:table-cell>
          <table:table-cell office:value-type="float" office:value="0.230791752956437" calcext:value-type="float">
            <text:p>0.230791753</text:p>
          </table:table-cell>
          <table:table-cell office:value-type="float" office:value="0.25487346213724" calcext:value-type="float">
            <text:p>0.2548734621</text:p>
          </table:table-cell>
          <table:table-cell office:value-type="float" office:value="0.243622588624015" calcext:value-type="float">
            <text:p>0.2436225886</text:p>
          </table:table-cell>
          <table:table-cell office:value-type="float" office:value="0.258327402499717" calcext:value-type="float">
            <text:p>0.2583274025</text:p>
          </table:table-cell>
          <table:table-cell office:value-type="float" office:value="0.155428439399472" calcext:value-type="float">
            <text:p>0.1554284394</text:p>
          </table:table-cell>
          <table:table-cell office:value-type="float" office:value="0.303936694656952" calcext:value-type="float">
            <text:p>0.3039366947</text:p>
          </table:table-cell>
          <table:table-cell office:value-type="float" office:value="0.457156253653175" calcext:value-type="float">
            <text:p>0.4571562537</text:p>
          </table:table-cell>
          <table:table-cell office:value-type="float" office:value="0.500381148958398" calcext:value-type="float">
            <text:p>0.500381149</text:p>
          </table:table-cell>
          <table:table-cell office:value-type="float" office:value="0.394211033132354" calcext:value-type="float">
            <text:p>0.3942110331</text:p>
          </table:table-cell>
          <table:table-cell office:value-type="float" office:value="0.378156028714902" calcext:value-type="float">
            <text:p>0.3781560287</text:p>
          </table:table-cell>
          <table:table-cell office:value-type="float" office:value="0.38346329559495" calcext:value-type="float">
            <text:p>0.3834632956</text:p>
          </table:table-cell>
          <table:table-cell office:value-type="float" office:value="0.245276043549582" calcext:value-type="float">
            <text:p>0.2452760435</text:p>
          </table:table-cell>
          <table:table-cell office:value-type="float" office:value="0.18598716114754" calcext:value-type="float">
            <text:p>0.1859871611</text:p>
          </table:table-cell>
          <table:table-cell office:value-type="float" office:value="0.229979376419167" calcext:value-type="float">
            <text:p>0.2299793764</text:p>
          </table:table-cell>
          <table:table-cell office:value-type="float" office:value="0.188873557447279" calcext:value-type="float">
            <text:p>0.1888735574</text:p>
          </table:table-cell>
          <table:table-cell office:value-type="float" office:value="0.273966291797051" calcext:value-type="float">
            <text:p>0.2739662918</text:p>
          </table:table-cell>
          <table:table-cell office:value-type="float" office:value="0.169761159527126" calcext:value-type="float">
            <text:p>0.1697611595</text:p>
          </table:table-cell>
          <table:table-cell office:value-type="float" office:value="0.208087864651584" calcext:value-type="float">
            <text:p>0.2080878647</text:p>
          </table:table-cell>
          <table:table-cell office:value-type="float" office:value="0.265779714081843" calcext:value-type="float">
            <text:p>0.2657797141</text:p>
          </table:table-cell>
          <table:table-cell office:value-type="float" office:value="0.291384625739508" calcext:value-type="float">
            <text:p>0.2913846257</text:p>
          </table:table-cell>
          <table:table-cell office:value-type="float" office:value="0.276968335374972" calcext:value-type="float">
            <text:p>0.2769683354</text:p>
          </table:table-cell>
          <table:table-cell office:value-type="float" office:value="0.379113468486339" calcext:value-type="float">
            <text:p>0.3791134685</text:p>
          </table:table-cell>
          <table:table-cell office:value-type="float" office:value="0.364252805901873" calcext:value-type="float">
            <text:p>0.3642528059</text:p>
          </table:table-cell>
          <table:table-cell office:value-type="float" office:value="0.355325949543452" calcext:value-type="float">
            <text:p>0.3553259495</text:p>
          </table:table-cell>
          <table:table-cell office:value-type="float" office:value="0.403726450243982" calcext:value-type="float">
            <text:p>0.4037264502</text:p>
          </table:table-cell>
          <table:table-cell office:value-type="float" office:value="0.288638278771487" calcext:value-type="float">
            <text:p>0.2886382788</text:p>
          </table:table-cell>
          <table:table-cell office:value-type="float" office:value="0.378613791275327" calcext:value-type="float">
            <text:p>0.3786137913</text:p>
          </table:table-cell>
          <table:table-cell office:value-type="float" office:value="0.374122104180656" calcext:value-type="float">
            <text:p>0.3741221042</text:p>
          </table:table-cell>
          <table:table-cell office:value-type="float" office:value="0.240423940047546" calcext:value-type="float">
            <text:p>0.24042394</text:p>
          </table:table-cell>
          <table:table-cell office:value-type="float" office:value="0.290768935916908" calcext:value-type="float">
            <text:p>0.2907689359</text:p>
          </table:table-cell>
          <table:table-cell office:value-type="float" office:value="0.318670690709463" calcext:value-type="float">
            <text:p>0.3186706907</text:p>
          </table:table-cell>
          <table:table-cell office:value-type="float" office:value="0.297015744871893" calcext:value-type="float">
            <text:p>0.2970157449</text:p>
          </table:table-cell>
          <table:table-cell office:value-type="float" office:value="0.20587610357915" calcext:value-type="float">
            <text:p>0.2058761036</text:p>
          </table:table-cell>
          <table:table-cell office:value-type="float" office:value="0.293406423215717" calcext:value-type="float">
            <text:p>0.2934064232</text:p>
          </table:table-cell>
          <table:table-cell office:value-type="float" office:value="0.282512452849662" calcext:value-type="float">
            <text:p>0.2825124528</text:p>
          </table:table-cell>
          <table:table-cell office:value-type="float" office:value="0.34554559345525" calcext:value-type="float">
            <text:p>0.3455455935</text:p>
          </table:table-cell>
          <table:table-cell office:value-type="float" office:value="0.316566301582605" calcext:value-type="float">
            <text:p>0.3165663016</text:p>
          </table:table-cell>
          <table:table-cell office:value-type="float" office:value="0.29922945776342" calcext:value-type="float">
            <text:p>0.2992294578</text:p>
          </table:table-cell>
          <table:table-cell office:value-type="float" office:value="0.169993300035125" calcext:value-type="float">
            <text:p>0.1699933</text:p>
          </table:table-cell>
          <table:table-cell office:value-type="float" office:value="0.386738607863891" calcext:value-type="float">
            <text:p>0.3867386079</text:p>
          </table:table-cell>
          <table:table-cell office:value-type="float" office:value="0.349521805942258" calcext:value-type="float">
            <text:p>0.3495218059</text:p>
          </table:table-cell>
          <table:table-cell office:value-type="float" office:value="0.588363380908428" calcext:value-type="float">
            <text:p>0.5883633809</text:p>
          </table:table-cell>
          <table:table-cell office:value-type="float" office:value="0.230747721718918" calcext:value-type="float">
            <text:p>0.2307477217</text:p>
          </table:table-cell>
          <table:table-cell office:value-type="float" office:value="0.387619075115147" calcext:value-type="float">
            <text:p>0.3876190751</text:p>
          </table:table-cell>
          <table:table-cell office:value-type="float" office:value="0.483421669981274" calcext:value-type="float">
            <text:p>0.48342167</text:p>
          </table:table-cell>
          <table:table-cell office:value-type="float" office:value="0.519375350697116" calcext:value-type="float">
            <text:p>0.5193753507</text:p>
          </table:table-cell>
          <table:table-cell office:value-type="float" office:value="0.445004194873107" calcext:value-type="float">
            <text:p>0.4450041949</text:p>
          </table:table-cell>
          <table:table-cell office:value-type="float" office:value="0.387816227610154" calcext:value-type="float">
            <text:p>0.3878162276</text:p>
          </table:table-cell>
          <table:table-cell office:value-type="float" office:value="0.229247669825991" calcext:value-type="float">
            <text:p>0.2292476698</text:p>
          </table:table-cell>
          <table:table-cell office:value-type="float" office:value="0.2271312579016" calcext:value-type="float">
            <text:p>0.2271312579</text:p>
          </table:table-cell>
          <table:table-cell office:value-type="float" office:value="0.31632977254106" calcext:value-type="float">
            <text:p>0.3163297725</text:p>
          </table:table-cell>
          <table:table-cell office:value-type="float" office:value="0.300705964904905" calcext:value-type="float">
            <text:p>0.3007059649</text:p>
          </table:table-cell>
          <table:table-cell office:value-type="float" office:value="0.249201035312649" calcext:value-type="float">
            <text:p>0.2492010353</text:p>
          </table:table-cell>
          <table:table-cell office:value-type="float" office:value="0.23340386494369" calcext:value-type="float">
            <text:p>0.2334038649</text:p>
          </table:table-cell>
          <table:table-cell office:value-type="float" office:value="0.241940050597175" calcext:value-type="float">
            <text:p>0.2419400506</text:p>
          </table:table-cell>
          <table:table-cell office:value-type="float" office:value="0.283242524481617" calcext:value-type="float">
            <text:p>0.2832425245</text:p>
          </table:table-cell>
          <table:table-cell office:value-type="float" office:value="0.24387863899618" calcext:value-type="float">
            <text:p>0.243878639</text:p>
          </table:table-cell>
          <table:table-cell office:value-type="float" office:value="0.145844997684208" calcext:value-type="float">
            <text:p>0.1458449977</text:p>
          </table:table-cell>
          <table:table-cell office:value-type="float" office:value="0.294235150722485" calcext:value-type="float">
            <text:p>0.2942351507</text:p>
          </table:table-cell>
          <table:table-cell office:value-type="float" office:value="0.257100012941288" calcext:value-type="float">
            <text:p>0.2571000129</text:p>
          </table:table-cell>
          <table:table-cell office:value-type="float" office:value="0.321047148160712" calcext:value-type="float">
            <text:p>0.3210471482</text:p>
          </table:table-cell>
          <table:table-cell office:value-type="float" office:value="0.251523814260634" calcext:value-type="float">
            <text:p>0.2515238143</text:p>
          </table:table-cell>
          <table:table-cell office:value-type="float" office:value="0.216693002100606" calcext:value-type="float">
            <text:p>0.2166930021</text:p>
          </table:table-cell>
          <table:table-cell office:value-type="float" office:value="0.284415034199037" calcext:value-type="float">
            <text:p>0.2844150342</text:p>
          </table:table-cell>
          <table:table-cell office:value-type="float" office:value="0.246651348720352" calcext:value-type="float">
            <text:p>0.2466513487</text:p>
          </table:table-cell>
          <table:table-cell office:value-type="float" office:value="0.212172338756301" calcext:value-type="float">
            <text:p>0.2121723388</text:p>
          </table:table-cell>
          <table:table-cell office:value-type="float" office:value="0.337905074616033" calcext:value-type="float">
            <text:p>0.3379050746</text:p>
          </table:table-cell>
          <table:table-cell office:value-type="float" office:value="0.337710282863114" calcext:value-type="float">
            <text:p>0.3377102829</text:p>
          </table:table-cell>
          <table:table-cell office:value-type="float" office:value="0.396968157201725" calcext:value-type="float">
            <text:p>0.3969681572</text:p>
          </table:table-cell>
          <table:table-cell office:value-type="float" office:value="0.391298579503317" calcext:value-type="float">
            <text:p>0.3912985795</text:p>
          </table:table-cell>
          <table:table-cell office:value-type="float" office:value="0.379431101092003" calcext:value-type="float">
            <text:p>0.3794311011</text:p>
          </table:table-cell>
          <table:table-cell office:value-type="float" office:value="0.383751077435168" calcext:value-type="float">
            <text:p>0.3837510774</text:p>
          </table:table-cell>
          <table:table-cell office:value-type="float" office:value="0.501398622650902" calcext:value-type="float">
            <text:p>0.5013986227</text:p>
          </table:table-cell>
          <table:table-cell office:value-type="float" office:value="0.358805776422266" calcext:value-type="float">
            <text:p>0.3588057764</text:p>
          </table:table-cell>
          <table:table-cell office:value-type="float" office:value="0.411381509811393" calcext:value-type="float">
            <text:p>0.4113815098</text:p>
          </table:table-cell>
          <table:table-cell office:value-type="float" office:value="0.482874426547125" calcext:value-type="float">
            <text:p>0.4828744265</text:p>
          </table:table-cell>
          <table:table-cell office:value-type="float" office:value="0.345186447332974" calcext:value-type="float">
            <text:p>0.34518644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11073" calcext:value-type="float">
            <text:p>2611073</text:p>
          </table:table-cell>
          <table:table-cell table:formula="of:=AVERAGE([.E17:.GL17])" office:value-type="float" office:value="0.328803904439978" calcext:value-type="float">
            <text:p>0.3288039044</text:p>
          </table:table-cell>
          <table:table-cell/>
          <table:table-cell office:value-type="float" office:value="0.234489649009463" calcext:value-type="float">
            <text:p>0.234489649</text:p>
          </table:table-cell>
          <table:table-cell office:value-type="float" office:value="0.239622454484895" calcext:value-type="float">
            <text:p>0.2396224545</text:p>
          </table:table-cell>
          <table:table-cell office:value-type="float" office:value="0.251326147771698" calcext:value-type="float">
            <text:p>0.2513261478</text:p>
          </table:table-cell>
          <table:table-cell office:value-type="float" office:value="0.276751061241839" calcext:value-type="float">
            <text:p>0.2767510612</text:p>
          </table:table-cell>
          <table:table-cell office:value-type="float" office:value="0.201022954171787" calcext:value-type="float">
            <text:p>0.2010229542</text:p>
          </table:table-cell>
          <table:table-cell office:value-type="float" office:value="0.283549924943325" calcext:value-type="float">
            <text:p>0.2835499249</text:p>
          </table:table-cell>
          <table:table-cell office:value-type="float" office:value="0.303822400923481" calcext:value-type="float">
            <text:p>0.3038224009</text:p>
          </table:table-cell>
          <table:table-cell office:value-type="float" office:value="0.287042336688081" calcext:value-type="float">
            <text:p>0.2870423367</text:p>
          </table:table-cell>
          <table:table-cell office:value-type="float" office:value="0.371729986993498" calcext:value-type="float">
            <text:p>0.371729987</text:p>
          </table:table-cell>
          <table:table-cell office:value-type="float" office:value="0.263674922730811" calcext:value-type="float">
            <text:p>0.2636749227</text:p>
          </table:table-cell>
          <table:table-cell office:value-type="float" office:value="0.250646931632278" calcext:value-type="float">
            <text:p>0.2506469316</text:p>
          </table:table-cell>
          <table:table-cell office:value-type="float" office:value="0.286744204655408" calcext:value-type="float">
            <text:p>0.2867442047</text:p>
          </table:table-cell>
          <table:table-cell office:value-type="float" office:value="0.276396434214143" calcext:value-type="float">
            <text:p>0.2763964342</text:p>
          </table:table-cell>
          <table:table-cell office:value-type="float" office:value="0.278114183971586" calcext:value-type="float">
            <text:p>0.278114184</text:p>
          </table:table-cell>
          <table:table-cell office:value-type="float" office:value="0.175563278986555" calcext:value-type="float">
            <text:p>0.175563279</text:p>
          </table:table-cell>
          <table:table-cell office:value-type="float" office:value="0.239513283976138" calcext:value-type="float">
            <text:p>0.239513284</text:p>
          </table:table-cell>
          <table:table-cell office:value-type="float" office:value="0.22151143905776" calcext:value-type="float">
            <text:p>0.2215114391</text:p>
          </table:table-cell>
          <table:table-cell office:value-type="float" office:value="0.124357290269387" calcext:value-type="float">
            <text:p>0.1243572903</text:p>
          </table:table-cell>
          <table:table-cell office:value-type="float" office:value="0.14728612603159" calcext:value-type="float">
            <text:p>0.147286126</text:p>
          </table:table-cell>
          <table:table-cell office:value-type="float" office:value="0.276825529527903" calcext:value-type="float">
            <text:p>0.2768255295</text:p>
          </table:table-cell>
          <table:table-cell office:value-type="float" office:value="0.435609755687734" calcext:value-type="float">
            <text:p>0.4356097557</text:p>
          </table:table-cell>
          <table:table-cell office:value-type="float" office:value="0.440809043791375" calcext:value-type="float">
            <text:p>0.4408090438</text:p>
          </table:table-cell>
          <table:table-cell office:value-type="float" office:value="0.470424046159589" calcext:value-type="float">
            <text:p>0.4704240462</text:p>
          </table:table-cell>
          <table:table-cell office:value-type="float" office:value="0.551584483277853" calcext:value-type="float">
            <text:p>0.5515844833</text:p>
          </table:table-cell>
          <table:table-cell office:value-type="float" office:value="0.464631310021968" calcext:value-type="float">
            <text:p>0.46463131</text:p>
          </table:table-cell>
          <table:table-cell office:value-type="float" office:value="0.357097610380075" calcext:value-type="float">
            <text:p>0.3570976104</text:p>
          </table:table-cell>
          <table:table-cell office:value-type="float" office:value="0.376934127108491" calcext:value-type="float">
            <text:p>0.3769341271</text:p>
          </table:table-cell>
          <table:table-cell office:value-type="float" office:value="0.350982491441363" calcext:value-type="float">
            <text:p>0.3509824914</text:p>
          </table:table-cell>
          <table:table-cell office:value-type="float" office:value="0.30246585395117" calcext:value-type="float">
            <text:p>0.302465854</text:p>
          </table:table-cell>
          <table:table-cell office:value-type="float" office:value="0.606432303293746" calcext:value-type="float">
            <text:p>0.6064323033</text:p>
          </table:table-cell>
          <table:table-cell office:value-type="float" office:value="0.155683641962209" calcext:value-type="float">
            <text:p>0.155683642</text:p>
          </table:table-cell>
          <table:table-cell office:value-type="float" office:value="0.152674588296096" calcext:value-type="float">
            <text:p>0.1526745883</text:p>
          </table:table-cell>
          <table:table-cell office:value-type="float" office:value="0.19110211563356" calcext:value-type="float">
            <text:p>0.1911021156</text:p>
          </table:table-cell>
          <table:table-cell office:value-type="float" office:value="0.20378806370454" calcext:value-type="float">
            <text:p>0.2037880637</text:p>
          </table:table-cell>
          <table:table-cell office:value-type="float" office:value="0.290662825770517" calcext:value-type="float">
            <text:p>0.2906628258</text:p>
          </table:table-cell>
          <table:table-cell office:value-type="float" office:value="0.317827575787965" calcext:value-type="float">
            <text:p>0.3178275758</text:p>
          </table:table-cell>
          <table:table-cell office:value-type="float" office:value="0.295538094747818" calcext:value-type="float">
            <text:p>0.2955380947</text:p>
          </table:table-cell>
          <table:table-cell office:value-type="float" office:value="0.326161138244232" calcext:value-type="float">
            <text:p>0.3261611382</text:p>
          </table:table-cell>
          <table:table-cell office:value-type="float" office:value="0.336575886266721" calcext:value-type="float">
            <text:p>0.3365758863</text:p>
          </table:table-cell>
          <table:table-cell office:value-type="float" office:value="0.273266712205788" calcext:value-type="float">
            <text:p>0.2732667122</text:p>
          </table:table-cell>
          <table:table-cell office:value-type="float" office:value="0.258088277067318" calcext:value-type="float">
            <text:p>0.2580882771</text:p>
          </table:table-cell>
          <table:table-cell office:value-type="float" office:value="0.289929975046885" calcext:value-type="float">
            <text:p>0.289929975</text:p>
          </table:table-cell>
          <table:table-cell office:value-type="float" office:value="0.354107417312742" calcext:value-type="float">
            <text:p>0.3541074173</text:p>
          </table:table-cell>
          <table:table-cell office:value-type="float" office:value="0.22161141429537" calcext:value-type="float">
            <text:p>0.2216114143</text:p>
          </table:table-cell>
          <table:table-cell office:value-type="float" office:value="0.246102236346976" calcext:value-type="float">
            <text:p>0.2461022363</text:p>
          </table:table-cell>
          <table:table-cell office:value-type="float" office:value="0.203546889326945" calcext:value-type="float">
            <text:p>0.2035468893</text:p>
          </table:table-cell>
          <table:table-cell office:value-type="float" office:value="0.29616865252211" calcext:value-type="float">
            <text:p>0.2961686525</text:p>
          </table:table-cell>
          <table:table-cell office:value-type="float" office:value="0.291862811077814" calcext:value-type="float">
            <text:p>0.2918628111</text:p>
          </table:table-cell>
          <table:table-cell office:value-type="float" office:value="0.414184253094994" calcext:value-type="float">
            <text:p>0.4141842531</text:p>
          </table:table-cell>
          <table:table-cell office:value-type="float" office:value="0.446156229144813" calcext:value-type="float">
            <text:p>0.4461562291</text:p>
          </table:table-cell>
          <table:table-cell office:value-type="float" office:value="0.420496822361023" calcext:value-type="float">
            <text:p>0.4204968224</text:p>
          </table:table-cell>
          <table:table-cell office:value-type="float" office:value="0.545608431567794" calcext:value-type="float">
            <text:p>0.5456084316</text:p>
          </table:table-cell>
          <table:table-cell office:value-type="float" office:value="0.457605808419302" calcext:value-type="float">
            <text:p>0.4576058084</text:p>
          </table:table-cell>
          <table:table-cell office:value-type="float" office:value="0.424879253858865" calcext:value-type="float">
            <text:p>0.4248792539</text:p>
          </table:table-cell>
          <table:table-cell office:value-type="float" office:value="0.497163166759334" calcext:value-type="float">
            <text:p>0.4971631668</text:p>
          </table:table-cell>
          <table:table-cell office:value-type="float" office:value="0.512052629703259" calcext:value-type="float">
            <text:p>0.5120526297</text:p>
          </table:table-cell>
          <table:table-cell office:value-type="float" office:value="0.217070847086222" calcext:value-type="float">
            <text:p>0.2170708471</text:p>
          </table:table-cell>
          <table:table-cell office:value-type="float" office:value="0.254999839285848" calcext:value-type="float">
            <text:p>0.2549998393</text:p>
          </table:table-cell>
          <table:table-cell office:value-type="float" office:value="0.276280784581911" calcext:value-type="float">
            <text:p>0.2762807846</text:p>
          </table:table-cell>
          <table:table-cell office:value-type="float" office:value="0.154682559821676" calcext:value-type="float">
            <text:p>0.1546825598</text:p>
          </table:table-cell>
          <table:table-cell office:value-type="float" office:value="0.249309753840262" calcext:value-type="float">
            <text:p>0.2493097538</text:p>
          </table:table-cell>
          <table:table-cell office:value-type="float" office:value="0.354307819222086" calcext:value-type="float">
            <text:p>0.3543078192</text:p>
          </table:table-cell>
          <table:table-cell office:value-type="float" office:value="0.377595265319438" calcext:value-type="float">
            <text:p>0.3775952653</text:p>
          </table:table-cell>
          <table:table-cell office:value-type="float" office:value="0.402998453586411" calcext:value-type="float">
            <text:p>0.4029984536</text:p>
          </table:table-cell>
          <table:table-cell office:value-type="float" office:value="0.528200484998647" calcext:value-type="float">
            <text:p>0.528200485</text:p>
          </table:table-cell>
          <table:table-cell office:value-type="float" office:value="0.497387298471721" calcext:value-type="float">
            <text:p>0.4973872985</text:p>
          </table:table-cell>
          <table:table-cell office:value-type="float" office:value="0.460158891329767" calcext:value-type="float">
            <text:p>0.4601588913</text:p>
          </table:table-cell>
          <table:table-cell office:value-type="float" office:value="0.549648562703884" calcext:value-type="float">
            <text:p>0.5496485627</text:p>
          </table:table-cell>
          <table:table-cell office:value-type="float" office:value="0.432391225831184" calcext:value-type="float">
            <text:p>0.4323912258</text:p>
          </table:table-cell>
          <table:table-cell office:value-type="float" office:value="0.425405179220041" calcext:value-type="float">
            <text:p>0.4254051792</text:p>
          </table:table-cell>
          <table:table-cell office:value-type="float" office:value="0.39156485140542" calcext:value-type="float">
            <text:p>0.3915648514</text:p>
          </table:table-cell>
          <table:table-cell office:value-type="float" office:value="0.449753680856661" calcext:value-type="float">
            <text:p>0.4497536809</text:p>
          </table:table-cell>
          <table:table-cell office:value-type="float" office:value="0.367065527949991" calcext:value-type="float">
            <text:p>0.3670655279</text:p>
          </table:table-cell>
          <table:table-cell office:value-type="float" office:value="0.222249552583452" calcext:value-type="float">
            <text:p>0.2222495526</text:p>
          </table:table-cell>
          <table:table-cell office:value-type="float" office:value="0.23740141272751" calcext:value-type="float">
            <text:p>0.2374014127</text:p>
          </table:table-cell>
          <table:table-cell office:value-type="float" office:value="0.234255332229209" calcext:value-type="float">
            <text:p>0.2342553322</text:p>
          </table:table-cell>
          <table:table-cell office:value-type="float" office:value="0.19269245582331" calcext:value-type="float">
            <text:p>0.1926924558</text:p>
          </table:table-cell>
          <table:table-cell office:value-type="float" office:value="0.277793748137273" calcext:value-type="float">
            <text:p>0.2777937481</text:p>
          </table:table-cell>
          <table:table-cell office:value-type="float" office:value="0.819773027758302" calcext:value-type="float">
            <text:p>0.8197730278</text:p>
          </table:table-cell>
          <table:table-cell office:value-type="float" office:value="0.400132416387822" calcext:value-type="float">
            <text:p>0.4001324164</text:p>
          </table:table-cell>
          <table:table-cell office:value-type="float" office:value="0.366185123984051" calcext:value-type="float">
            <text:p>0.366185124</text:p>
          </table:table-cell>
          <table:table-cell office:value-type="float" office:value="0.478655979338277" calcext:value-type="float">
            <text:p>0.4786559793</text:p>
          </table:table-cell>
          <table:table-cell office:value-type="float" office:value="0.440031059214274" calcext:value-type="float">
            <text:p>0.4400310592</text:p>
          </table:table-cell>
          <table:table-cell office:value-type="float" office:value="0.476258051846951" calcext:value-type="float">
            <text:p>0.4762580518</text:p>
          </table:table-cell>
          <table:table-cell office:value-type="float" office:value="0.366998792620438" calcext:value-type="float">
            <text:p>0.3669987926</text:p>
          </table:table-cell>
          <table:table-cell office:value-type="float" office:value="0.281118226990775" calcext:value-type="float">
            <text:p>0.281118227</text:p>
          </table:table-cell>
          <table:table-cell office:value-type="float" office:value="0.237637533195246" calcext:value-type="float">
            <text:p>0.2376375332</text:p>
          </table:table-cell>
          <table:table-cell office:value-type="float" office:value="0.1968661012171" calcext:value-type="float">
            <text:p>0.1968661012</text:p>
          </table:table-cell>
          <table:table-cell office:value-type="float" office:value="0.140469678580563" calcext:value-type="float">
            <text:p>0.1404696786</text:p>
          </table:table-cell>
          <table:table-cell office:value-type="float" office:value="0.216375754845991" calcext:value-type="float">
            <text:p>0.2163757548</text:p>
          </table:table-cell>
          <table:table-cell office:value-type="float" office:value="0.312724527894916" calcext:value-type="float">
            <text:p>0.3127245279</text:p>
          </table:table-cell>
          <table:table-cell office:value-type="float" office:value="0.264298545027021" calcext:value-type="float">
            <text:p>0.264298545</text:p>
          </table:table-cell>
          <table:table-cell office:value-type="float" office:value="0.297324658515163" calcext:value-type="float">
            <text:p>0.2973246585</text:p>
          </table:table-cell>
          <table:table-cell office:value-type="float" office:value="0.215640124196025" calcext:value-type="float">
            <text:p>0.2156401242</text:p>
          </table:table-cell>
          <table:table-cell office:value-type="float" office:value="0.262331968481618" calcext:value-type="float">
            <text:p>0.2623319685</text:p>
          </table:table-cell>
          <table:table-cell office:value-type="float" office:value="0.28299104942495" calcext:value-type="float">
            <text:p>0.2829910494</text:p>
          </table:table-cell>
          <table:table-cell office:value-type="float" office:value="0.240281328922809" calcext:value-type="float">
            <text:p>0.2402813289</text:p>
          </table:table-cell>
          <table:table-cell office:value-type="float" office:value="0.17961403920244" calcext:value-type="float">
            <text:p>0.1796140392</text:p>
          </table:table-cell>
          <table:table-cell office:value-type="float" office:value="0.199387915865083" calcext:value-type="float">
            <text:p>0.1993879159</text:p>
          </table:table-cell>
          <table:table-cell office:value-type="float" office:value="1.09291880135563" calcext:value-type="float">
            <text:p>1.0929188014</text:p>
          </table:table-cell>
          <table:table-cell office:value-type="float" office:value="0.148419314879904" calcext:value-type="float">
            <text:p>0.1484193149</text:p>
          </table:table-cell>
          <table:table-cell office:value-type="float" office:value="0.198318678458919" calcext:value-type="float">
            <text:p>0.1983186785</text:p>
          </table:table-cell>
          <table:table-cell office:value-type="float" office:value="0.267353376624442" calcext:value-type="float">
            <text:p>0.2673533766</text:p>
          </table:table-cell>
          <table:table-cell office:value-type="float" office:value="0.36947512363612" calcext:value-type="float">
            <text:p>0.3694751236</text:p>
          </table:table-cell>
          <table:table-cell office:value-type="float" office:value="0.329091967525352" calcext:value-type="float">
            <text:p>0.3290919675</text:p>
          </table:table-cell>
          <table:table-cell office:value-type="float" office:value="0.220588460135997" calcext:value-type="float">
            <text:p>0.2205884601</text:p>
          </table:table-cell>
          <table:table-cell office:value-type="float" office:value="0.220730236905095" calcext:value-type="float">
            <text:p>0.2207302369</text:p>
          </table:table-cell>
          <table:table-cell office:value-type="float" office:value="0.230821591156133" calcext:value-type="float">
            <text:p>0.2308215912</text:p>
          </table:table-cell>
          <table:table-cell office:value-type="float" office:value="0.105440437163433" calcext:value-type="float">
            <text:p>0.1054404372</text:p>
          </table:table-cell>
          <table:table-cell office:value-type="float" office:value="0.192575088916313" calcext:value-type="float">
            <text:p>0.1925750889</text:p>
          </table:table-cell>
          <table:table-cell office:value-type="float" office:value="0.1790304367545" calcext:value-type="float">
            <text:p>0.1790304368</text:p>
          </table:table-cell>
          <table:table-cell office:value-type="float" office:value="0.25151658409716" calcext:value-type="float">
            <text:p>0.2515165841</text:p>
          </table:table-cell>
          <table:table-cell office:value-type="float" office:value="0.270781772205099" calcext:value-type="float">
            <text:p>0.2707817722</text:p>
          </table:table-cell>
          <table:table-cell office:value-type="float" office:value="0.259837702618073" calcext:value-type="float">
            <text:p>0.2598377026</text:p>
          </table:table-cell>
          <table:table-cell office:value-type="float" office:value="0.239323841965805" calcext:value-type="float">
            <text:p>0.239323842</text:p>
          </table:table-cell>
          <table:table-cell office:value-type="float" office:value="0.219560301452422" calcext:value-type="float">
            <text:p>0.2195603015</text:p>
          </table:table-cell>
          <table:table-cell office:value-type="float" office:value="0.157199677941739" calcext:value-type="float">
            <text:p>0.1571996779</text:p>
          </table:table-cell>
          <table:table-cell office:value-type="float" office:value="0.152666810249242" calcext:value-type="float">
            <text:p>0.1526668102</text:p>
          </table:table-cell>
          <table:table-cell office:value-type="float" office:value="0.334719780013893" calcext:value-type="float">
            <text:p>0.33471978</text:p>
          </table:table-cell>
          <table:table-cell office:value-type="float" office:value="0.346455314220208" calcext:value-type="float">
            <text:p>0.3464553142</text:p>
          </table:table-cell>
          <table:table-cell office:value-type="float" office:value="0.366758972437717" calcext:value-type="float">
            <text:p>0.3667589724</text:p>
          </table:table-cell>
          <table:table-cell office:value-type="float" office:value="0.453196196314618" calcext:value-type="float">
            <text:p>0.4531961963</text:p>
          </table:table-cell>
          <table:table-cell office:value-type="float" office:value="0.367213084633059" calcext:value-type="float">
            <text:p>0.3672130846</text:p>
          </table:table-cell>
          <table:table-cell office:value-type="float" office:value="0.291474694864014" calcext:value-type="float">
            <text:p>0.2914746949</text:p>
          </table:table-cell>
          <table:table-cell office:value-type="float" office:value="0.287608979882429" calcext:value-type="float">
            <text:p>0.2876089799</text:p>
          </table:table-cell>
          <table:table-cell office:value-type="float" office:value="0.292451644454197" calcext:value-type="float">
            <text:p>0.2924516445</text:p>
          </table:table-cell>
          <table:table-cell office:value-type="float" office:value="0.215089896327731" calcext:value-type="float">
            <text:p>0.2150898963</text:p>
          </table:table-cell>
          <table:table-cell office:value-type="float" office:value="0.282587740927109" calcext:value-type="float">
            <text:p>0.2825877409</text:p>
          </table:table-cell>
          <table:table-cell office:value-type="float" office:value="0.184486833332878" calcext:value-type="float">
            <text:p>0.1844868333</text:p>
          </table:table-cell>
          <table:table-cell office:value-type="float" office:value="0.262834770246448" calcext:value-type="float">
            <text:p>0.2628347702</text:p>
          </table:table-cell>
          <table:table-cell office:value-type="float" office:value="0.300017562302708" calcext:value-type="float">
            <text:p>0.3000175623</text:p>
          </table:table-cell>
          <table:table-cell office:value-type="float" office:value="0.290495600667806" calcext:value-type="float">
            <text:p>0.2904956007</text:p>
          </table:table-cell>
          <table:table-cell office:value-type="float" office:value="0.292845437305979" calcext:value-type="float">
            <text:p>0.2928454373</text:p>
          </table:table-cell>
          <table:table-cell office:value-type="float" office:value="0.277116689779497" calcext:value-type="float">
            <text:p>0.2771166898</text:p>
          </table:table-cell>
          <table:table-cell office:value-type="float" office:value="0.323545330553557" calcext:value-type="float">
            <text:p>0.3235453306</text:p>
          </table:table-cell>
          <table:table-cell office:value-type="float" office:value="0.435780657541906" calcext:value-type="float">
            <text:p>0.4357806575</text:p>
          </table:table-cell>
          <table:table-cell office:value-type="float" office:value="0.353197517492714" calcext:value-type="float">
            <text:p>0.3531975175</text:p>
          </table:table-cell>
          <table:table-cell office:value-type="float" office:value="0.323848309932868" calcext:value-type="float">
            <text:p>0.3238483099</text:p>
          </table:table-cell>
          <table:table-cell office:value-type="float" office:value="0.407662481179915" calcext:value-type="float">
            <text:p>0.4076624812</text:p>
          </table:table-cell>
          <table:table-cell office:value-type="float" office:value="0.366315613787253" calcext:value-type="float">
            <text:p>0.3663156138</text:p>
          </table:table-cell>
          <table:table-cell office:value-type="float" office:value="0.266629282836496" calcext:value-type="float">
            <text:p>0.2666292828</text:p>
          </table:table-cell>
          <table:table-cell office:value-type="float" office:value="0.274448525677735" calcext:value-type="float">
            <text:p>0.2744485257</text:p>
          </table:table-cell>
          <table:table-cell office:value-type="float" office:value="0.337545868394906" calcext:value-type="float">
            <text:p>0.3375458684</text:p>
          </table:table-cell>
          <table:table-cell office:value-type="float" office:value="0.317687711573926" calcext:value-type="float">
            <text:p>0.3176877116</text:p>
          </table:table-cell>
          <table:table-cell office:value-type="float" office:value="0.35856744804313" calcext:value-type="float">
            <text:p>0.358567448</text:p>
          </table:table-cell>
          <table:table-cell office:value-type="float" office:value="0.316020236525149" calcext:value-type="float">
            <text:p>0.3160202365</text:p>
          </table:table-cell>
          <table:table-cell office:value-type="float" office:value="0.320295118315071" calcext:value-type="float">
            <text:p>0.3202951183</text:p>
          </table:table-cell>
          <table:table-cell office:value-type="float" office:value="0.33573339623364" calcext:value-type="float">
            <text:p>0.3357333962</text:p>
          </table:table-cell>
          <table:table-cell office:value-type="float" office:value="1.06939003115977" calcext:value-type="float">
            <text:p>1.0693900312</text:p>
          </table:table-cell>
          <table:table-cell office:value-type="float" office:value="0.396725650832963" calcext:value-type="float">
            <text:p>0.3967256508</text:p>
          </table:table-cell>
          <table:table-cell office:value-type="float" office:value="0.296279429281508" calcext:value-type="float">
            <text:p>0.2962794293</text:p>
          </table:table-cell>
          <table:table-cell office:value-type="float" office:value="0.300416449131524" calcext:value-type="float">
            <text:p>0.3004164491</text:p>
          </table:table-cell>
          <table:table-cell office:value-type="float" office:value="0.314716918646112" calcext:value-type="float">
            <text:p>0.3147169186</text:p>
          </table:table-cell>
          <table:table-cell office:value-type="float" office:value="0.355092798400186" calcext:value-type="float">
            <text:p>0.3550927984</text:p>
          </table:table-cell>
          <table:table-cell office:value-type="float" office:value="0.28676944238229" calcext:value-type="float">
            <text:p>0.2867694424</text:p>
          </table:table-cell>
          <table:table-cell office:value-type="float" office:value="1.01887026371048" calcext:value-type="float">
            <text:p>1.0188702637</text:p>
          </table:table-cell>
          <table:table-cell office:value-type="float" office:value="0.441644846000095" calcext:value-type="float">
            <text:p>0.441644846</text:p>
          </table:table-cell>
          <table:table-cell office:value-type="float" office:value="0.446262953601935" calcext:value-type="float">
            <text:p>0.4462629536</text:p>
          </table:table-cell>
          <table:table-cell office:value-type="float" office:value="0.562918457987591" calcext:value-type="float">
            <text:p>0.562918458</text:p>
          </table:table-cell>
          <table:table-cell office:value-type="float" office:value="0.470814335505931" calcext:value-type="float">
            <text:p>0.4708143355</text:p>
          </table:table-cell>
          <table:table-cell office:value-type="float" office:value="0.468788793375778" calcext:value-type="float">
            <text:p>0.4687887934</text:p>
          </table:table-cell>
          <table:table-cell office:value-type="float" office:value="0.325620312506022" calcext:value-type="float">
            <text:p>0.3256203125</text:p>
          </table:table-cell>
          <table:table-cell office:value-type="float" office:value="0.357371906421262" calcext:value-type="float">
            <text:p>0.3573719064</text:p>
          </table:table-cell>
          <table:table-cell office:value-type="float" office:value="0.27257083384871" calcext:value-type="float">
            <text:p>0.2725708338</text:p>
          </table:table-cell>
          <table:table-cell office:value-type="float" office:value="0.321122274674161" calcext:value-type="float">
            <text:p>0.3211222747</text:p>
          </table:table-cell>
          <table:table-cell office:value-type="float" office:value="0.273364309384003" calcext:value-type="float">
            <text:p>0.2733643094</text:p>
          </table:table-cell>
          <table:table-cell office:value-type="float" office:value="0.180724071554075" calcext:value-type="float">
            <text:p>0.1807240716</text:p>
          </table:table-cell>
          <table:table-cell office:value-type="float" office:value="0.238005270661917" calcext:value-type="float">
            <text:p>0.2380052707</text:p>
          </table:table-cell>
          <table:table-cell office:value-type="float" office:value="0.140395614285098" calcext:value-type="float">
            <text:p>0.1403956143</text:p>
          </table:table-cell>
          <table:table-cell office:value-type="float" office:value="1.04010980506272" calcext:value-type="float">
            <text:p>1.0401098051</text:p>
          </table:table-cell>
          <table:table-cell office:value-type="float" office:value="0.272296977974642" calcext:value-type="float">
            <text:p>0.272296978</text:p>
          </table:table-cell>
          <table:table-cell office:value-type="float" office:value="0.21667485169909" calcext:value-type="float">
            <text:p>0.2166748517</text:p>
          </table:table-cell>
          <table:table-cell office:value-type="float" office:value="0.153367057672571" calcext:value-type="float">
            <text:p>0.1533670577</text:p>
          </table:table-cell>
          <table:table-cell office:value-type="float" office:value="0.218306649120803" calcext:value-type="float">
            <text:p>0.2183066491</text:p>
          </table:table-cell>
          <table:table-cell office:value-type="float" office:value="0.182874888342763" calcext:value-type="float">
            <text:p>0.1828748883</text:p>
          </table:table-cell>
          <table:table-cell office:value-type="float" office:value="0.238002565602141" calcext:value-type="float">
            <text:p>0.2380025656</text:p>
          </table:table-cell>
          <table:table-cell office:value-type="float" office:value="0.238174086814757" calcext:value-type="float">
            <text:p>0.2381740868</text:p>
          </table:table-cell>
          <table:table-cell office:value-type="float" office:value="0.256296469059214" calcext:value-type="float">
            <text:p>0.2562964691</text:p>
          </table:table-cell>
          <table:table-cell office:value-type="float" office:value="0.273708485196512" calcext:value-type="float">
            <text:p>0.2737084852</text:p>
          </table:table-cell>
          <table:table-cell office:value-type="float" office:value="0.275763222847639" calcext:value-type="float">
            <text:p>0.2757632228</text:p>
          </table:table-cell>
          <table:table-cell office:value-type="float" office:value="0.290623678621193" calcext:value-type="float">
            <text:p>0.2906236786</text:p>
          </table:table-cell>
          <table:table-cell office:value-type="float" office:value="0.402983464355659" calcext:value-type="float">
            <text:p>0.4029834644</text:p>
          </table:table-cell>
          <table:table-cell office:value-type="float" office:value="0.386457082035215" calcext:value-type="float">
            <text:p>0.386457082</text:p>
          </table:table-cell>
          <table:table-cell office:value-type="float" office:value="0.40421036771988" calcext:value-type="float">
            <text:p>0.4042103677</text:p>
          </table:table-cell>
          <table:table-cell office:value-type="float" office:value="0.50021985579126" calcext:value-type="float">
            <text:p>0.5002198558</text:p>
          </table:table-cell>
          <table:table-cell office:value-type="float" office:value="0.379581930124803" calcext:value-type="float">
            <text:p>0.3795819301</text:p>
          </table:table-cell>
          <table:table-cell office:value-type="float" office:value="0.334511874373409" calcext:value-type="float">
            <text:p>0.3345118744</text:p>
          </table:table-cell>
          <table:table-cell office:value-type="float" office:value="0.373507876252621" calcext:value-type="float">
            <text:p>0.3735078763</text:p>
          </table:table-cell>
          <table:table-cell office:value-type="float" office:value="0.460544622081126" calcext:value-type="float">
            <text:p>0.4605446221</text:p>
          </table:table-cell>
          <table:table-cell office:value-type="float" office:value="0.350264262214776" calcext:value-type="float">
            <text:p>0.35026426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59305" calcext:value-type="float">
            <text:p>2659305</text:p>
          </table:table-cell>
          <table:table-cell table:formula="of:=AVERAGE([.E18:.GL18])" office:value-type="float" office:value="0.299078196284751" calcext:value-type="float">
            <text:p>0.2990781963</text:p>
          </table:table-cell>
          <table:table-cell/>
          <table:table-cell office:value-type="float" office:value="0.1791792330942" calcext:value-type="float">
            <text:p>0.1791792331</text:p>
          </table:table-cell>
          <table:table-cell office:value-type="float" office:value="0.207893658564512" calcext:value-type="float">
            <text:p>0.2078936586</text:p>
          </table:table-cell>
          <table:table-cell office:value-type="float" office:value="0.253212183875851" calcext:value-type="float">
            <text:p>0.2532121839</text:p>
          </table:table-cell>
          <table:table-cell office:value-type="float" office:value="0.186693030429429" calcext:value-type="float">
            <text:p>0.1866930304</text:p>
          </table:table-cell>
          <table:table-cell office:value-type="float" office:value="0.300010723663396" calcext:value-type="float">
            <text:p>0.3000107237</text:p>
          </table:table-cell>
          <table:table-cell office:value-type="float" office:value="0.235795099385513" calcext:value-type="float">
            <text:p>0.2357950994</text:p>
          </table:table-cell>
          <table:table-cell office:value-type="float" office:value="0.35649654355465" calcext:value-type="float">
            <text:p>0.3564965436</text:p>
          </table:table-cell>
          <table:table-cell office:value-type="float" office:value="0.300266747711246" calcext:value-type="float">
            <text:p>0.3002667477</text:p>
          </table:table-cell>
          <table:table-cell office:value-type="float" office:value="0.256129464770186" calcext:value-type="float">
            <text:p>0.2561294648</text:p>
          </table:table-cell>
          <table:table-cell office:value-type="float" office:value="0.297997247043894" calcext:value-type="float">
            <text:p>0.297997247</text:p>
          </table:table-cell>
          <table:table-cell office:value-type="float" office:value="0.247294916785145" calcext:value-type="float">
            <text:p>0.2472949168</text:p>
          </table:table-cell>
          <table:table-cell office:value-type="float" office:value="0.28757883110063" calcext:value-type="float">
            <text:p>0.2875788311</text:p>
          </table:table-cell>
          <table:table-cell office:value-type="float" office:value="0.278266570222982" calcext:value-type="float">
            <text:p>0.2782665702</text:p>
          </table:table-cell>
          <table:table-cell office:value-type="float" office:value="0.312985068867934" calcext:value-type="float">
            <text:p>0.3129850689</text:p>
          </table:table-cell>
          <table:table-cell office:value-type="float" office:value="0.2383520319096" calcext:value-type="float">
            <text:p>0.2383520319</text:p>
          </table:table-cell>
          <table:table-cell office:value-type="float" office:value="0.242237574055732" calcext:value-type="float">
            <text:p>0.2422375741</text:p>
          </table:table-cell>
          <table:table-cell office:value-type="float" office:value="0.116212089405501" calcext:value-type="float">
            <text:p>0.1162120894</text:p>
          </table:table-cell>
          <table:table-cell office:value-type="float" office:value="0.270249707258774" calcext:value-type="float">
            <text:p>0.2702497073</text:p>
          </table:table-cell>
          <table:table-cell office:value-type="float" office:value="0.194676072742084" calcext:value-type="float">
            <text:p>0.1946760727</text:p>
          </table:table-cell>
          <table:table-cell office:value-type="float" office:value="0.255109439798056" calcext:value-type="float">
            <text:p>0.2551094398</text:p>
          </table:table-cell>
          <table:table-cell office:value-type="float" office:value="0.416316864338171" calcext:value-type="float">
            <text:p>0.4163168643</text:p>
          </table:table-cell>
          <table:table-cell office:value-type="float" office:value="0.466701328716704" calcext:value-type="float">
            <text:p>0.4667013287</text:p>
          </table:table-cell>
          <table:table-cell office:value-type="float" office:value="0.441757912585976" calcext:value-type="float">
            <text:p>0.4417579126</text:p>
          </table:table-cell>
          <table:table-cell office:value-type="float" office:value="0.472259688504152" calcext:value-type="float">
            <text:p>0.4722596885</text:p>
          </table:table-cell>
          <table:table-cell office:value-type="float" office:value="0.502338734741703" calcext:value-type="float">
            <text:p>0.5023387347</text:p>
          </table:table-cell>
          <table:table-cell office:value-type="float" office:value="0.328665457790196" calcext:value-type="float">
            <text:p>0.3286654578</text:p>
          </table:table-cell>
          <table:table-cell office:value-type="float" office:value="0.371941662517513" calcext:value-type="float">
            <text:p>0.3719416625</text:p>
          </table:table-cell>
          <table:table-cell office:value-type="float" office:value="0.3425639041842" calcext:value-type="float">
            <text:p>0.3425639042</text:p>
          </table:table-cell>
          <table:table-cell office:value-type="float" office:value="0.263446003100849" calcext:value-type="float">
            <text:p>0.2634460031</text:p>
          </table:table-cell>
          <table:table-cell office:value-type="float" office:value="0.318035800942926" calcext:value-type="float">
            <text:p>0.3180358009</text:p>
          </table:table-cell>
          <table:table-cell office:value-type="float" office:value="0.147984351141533" calcext:value-type="float">
            <text:p>0.1479843511</text:p>
          </table:table-cell>
          <table:table-cell office:value-type="float" office:value="0.180926460091984" calcext:value-type="float">
            <text:p>0.1809264601</text:p>
          </table:table-cell>
          <table:table-cell office:value-type="float" office:value="0.12616636814003" calcext:value-type="float">
            <text:p>0.1261663681</text:p>
          </table:table-cell>
          <table:table-cell office:value-type="float" office:value="0.198757947984501" calcext:value-type="float">
            <text:p>0.198757948</text:p>
          </table:table-cell>
          <table:table-cell office:value-type="float" office:value="0.327010975170907" calcext:value-type="float">
            <text:p>0.3270109752</text:p>
          </table:table-cell>
          <table:table-cell office:value-type="float" office:value="0.341779786843223" calcext:value-type="float">
            <text:p>0.3417797868</text:p>
          </table:table-cell>
          <table:table-cell office:value-type="float" office:value="0.323602048012569" calcext:value-type="float">
            <text:p>0.323602048</text:p>
          </table:table-cell>
          <table:table-cell office:value-type="float" office:value="0.322500219686958" calcext:value-type="float">
            <text:p>0.3225002197</text:p>
          </table:table-cell>
          <table:table-cell office:value-type="float" office:value="0.412299233539756" calcext:value-type="float">
            <text:p>0.4122992335</text:p>
          </table:table-cell>
          <table:table-cell office:value-type="float" office:value="0.192231452735285" calcext:value-type="float">
            <text:p>0.1922314527</text:p>
          </table:table-cell>
          <table:table-cell office:value-type="float" office:value="0.228103889785468" calcext:value-type="float">
            <text:p>0.2281038898</text:p>
          </table:table-cell>
          <table:table-cell office:value-type="float" office:value="0.283079114933124" calcext:value-type="float">
            <text:p>0.2830791149</text:p>
          </table:table-cell>
          <table:table-cell office:value-type="float" office:value="0.415844055130837" calcext:value-type="float">
            <text:p>0.4158440551</text:p>
          </table:table-cell>
          <table:table-cell office:value-type="float" office:value="0.321058963059499" calcext:value-type="float">
            <text:p>0.3210589631</text:p>
          </table:table-cell>
          <table:table-cell office:value-type="float" office:value="0.220331366834818" calcext:value-type="float">
            <text:p>0.2203313668</text:p>
          </table:table-cell>
          <table:table-cell office:value-type="float" office:value="0.307172787486844" calcext:value-type="float">
            <text:p>0.3071727875</text:p>
          </table:table-cell>
          <table:table-cell office:value-type="float" office:value="0.387326010490856" calcext:value-type="float">
            <text:p>0.3873260105</text:p>
          </table:table-cell>
          <table:table-cell office:value-type="float" office:value="0.35777372417853" calcext:value-type="float">
            <text:p>0.3577737242</text:p>
          </table:table-cell>
          <table:table-cell office:value-type="float" office:value="0.406509876242635" calcext:value-type="float">
            <text:p>0.4065098762</text:p>
          </table:table-cell>
          <table:table-cell office:value-type="float" office:value="0.4621121700058" calcext:value-type="float">
            <text:p>0.46211217</text:p>
          </table:table-cell>
          <table:table-cell office:value-type="float" office:value="0.567685497342065" calcext:value-type="float">
            <text:p>0.5676854973</text:p>
          </table:table-cell>
          <table:table-cell office:value-type="float" office:value="0.449398657666256" calcext:value-type="float">
            <text:p>0.4493986577</text:p>
          </table:table-cell>
          <table:table-cell office:value-type="float" office:value="0.525774516401485" calcext:value-type="float">
            <text:p>0.5257745164</text:p>
          </table:table-cell>
          <table:table-cell office:value-type="float" office:value="0.517485443057781" calcext:value-type="float">
            <text:p>0.5174854431</text:p>
          </table:table-cell>
          <table:table-cell office:value-type="float" office:value="0.533267478552367" calcext:value-type="float">
            <text:p>0.5332674786</text:p>
          </table:table-cell>
          <table:table-cell office:value-type="float" office:value="0.503179403250926" calcext:value-type="float">
            <text:p>0.5031794033</text:p>
          </table:table-cell>
          <table:table-cell office:value-type="float" office:value="0.196263743053409" calcext:value-type="float">
            <text:p>0.1962637431</text:p>
          </table:table-cell>
          <table:table-cell office:value-type="float" office:value="0.158886883999131" calcext:value-type="float">
            <text:p>0.158886884</text:p>
          </table:table-cell>
          <table:table-cell office:value-type="float" office:value="0.192831504278938" calcext:value-type="float">
            <text:p>0.1928315043</text:p>
          </table:table-cell>
          <table:table-cell office:value-type="float" office:value="0.179383263810828" calcext:value-type="float">
            <text:p>0.1793832638</text:p>
          </table:table-cell>
          <table:table-cell office:value-type="float" office:value="0.186323032686191" calcext:value-type="float">
            <text:p>0.1863230327</text:p>
          </table:table-cell>
          <table:table-cell office:value-type="float" office:value="0.277279334700602" calcext:value-type="float">
            <text:p>0.2772793347</text:p>
          </table:table-cell>
          <table:table-cell office:value-type="float" office:value="0.43645434797806" calcext:value-type="float">
            <text:p>0.436454348</text:p>
          </table:table-cell>
          <table:table-cell office:value-type="float" office:value="0.429175585342486" calcext:value-type="float">
            <text:p>0.4291755853</text:p>
          </table:table-cell>
          <table:table-cell office:value-type="float" office:value="0.434575783221945" calcext:value-type="float">
            <text:p>0.4345757832</text:p>
          </table:table-cell>
          <table:table-cell office:value-type="float" office:value="0.511936337343904" calcext:value-type="float">
            <text:p>0.5119363373</text:p>
          </table:table-cell>
          <table:table-cell office:value-type="float" office:value="0.486664021047037" calcext:value-type="float">
            <text:p>0.486664021</text:p>
          </table:table-cell>
          <table:table-cell office:value-type="float" office:value="0.413321130152381" calcext:value-type="float">
            <text:p>0.4133211302</text:p>
          </table:table-cell>
          <table:table-cell office:value-type="float" office:value="0.432627222490849" calcext:value-type="float">
            <text:p>0.4326272225</text:p>
          </table:table-cell>
          <table:table-cell office:value-type="float" office:value="0.474671859563822" calcext:value-type="float">
            <text:p>0.4746718596</text:p>
          </table:table-cell>
          <table:table-cell office:value-type="float" office:value="0.379590538030128" calcext:value-type="float">
            <text:p>0.379590538</text:p>
          </table:table-cell>
          <table:table-cell office:value-type="float" office:value="0.431446593738294" calcext:value-type="float">
            <text:p>0.4314465937</text:p>
          </table:table-cell>
          <table:table-cell office:value-type="float" office:value="0.140451870568486" calcext:value-type="float">
            <text:p>0.1404518706</text:p>
          </table:table-cell>
          <table:table-cell office:value-type="float" office:value="0.284062552306931" calcext:value-type="float">
            <text:p>0.2840625523</text:p>
          </table:table-cell>
          <table:table-cell office:value-type="float" office:value="0.208384072876718" calcext:value-type="float">
            <text:p>0.2083840729</text:p>
          </table:table-cell>
          <table:table-cell office:value-type="float" office:value="0.20365162668288" calcext:value-type="float">
            <text:p>0.2036516267</text:p>
          </table:table-cell>
          <table:table-cell office:value-type="float" office:value="0.134409906086893" calcext:value-type="float">
            <text:p>0.1344099061</text:p>
          </table:table-cell>
          <table:table-cell office:value-type="float" office:value="0.13085641296819" calcext:value-type="float">
            <text:p>0.130856413</text:p>
          </table:table-cell>
          <table:table-cell office:value-type="float" office:value="0.140662234762519" calcext:value-type="float">
            <text:p>0.1406622348</text:p>
          </table:table-cell>
          <table:table-cell office:value-type="float" office:value="0.296181943660119" calcext:value-type="float">
            <text:p>0.2961819437</text:p>
          </table:table-cell>
          <table:table-cell office:value-type="float" office:value="0.361106882156137" calcext:value-type="float">
            <text:p>0.3611068822</text:p>
          </table:table-cell>
          <table:table-cell office:value-type="float" office:value="0.535128479979518" calcext:value-type="float">
            <text:p>0.53512848</text:p>
          </table:table-cell>
          <table:table-cell office:value-type="float" office:value="0.410661208515658" calcext:value-type="float">
            <text:p>0.4106612085</text:p>
          </table:table-cell>
          <table:table-cell office:value-type="float" office:value="0.374975368683729" calcext:value-type="float">
            <text:p>0.3749753687</text:p>
          </table:table-cell>
          <table:table-cell office:value-type="float" office:value="0.32772673334223" calcext:value-type="float">
            <text:p>0.3277267333</text:p>
          </table:table-cell>
          <table:table-cell office:value-type="float" office:value="0.275311516125922" calcext:value-type="float">
            <text:p>0.2753115161</text:p>
          </table:table-cell>
          <table:table-cell office:value-type="float" office:value="0.156522141959787" calcext:value-type="float">
            <text:p>0.156522142</text:p>
          </table:table-cell>
          <table:table-cell office:value-type="float" office:value="0.122895573507248" calcext:value-type="float">
            <text:p>0.1228955735</text:p>
          </table:table-cell>
          <table:table-cell office:value-type="float" office:value="0.126022293070147" calcext:value-type="float">
            <text:p>0.1260222931</text:p>
          </table:table-cell>
          <table:table-cell office:value-type="float" office:value="0.211906490294084" calcext:value-type="float">
            <text:p>0.2119064903</text:p>
          </table:table-cell>
          <table:table-cell office:value-type="float" office:value="0.244630626564073" calcext:value-type="float">
            <text:p>0.2446306266</text:p>
          </table:table-cell>
          <table:table-cell office:value-type="float" office:value="0.246236292095935" calcext:value-type="float">
            <text:p>0.2462362921</text:p>
          </table:table-cell>
          <table:table-cell office:value-type="float" office:value="0.407559598853606" calcext:value-type="float">
            <text:p>0.4075595989</text:p>
          </table:table-cell>
          <table:table-cell office:value-type="float" office:value="0.25367970517854" calcext:value-type="float">
            <text:p>0.2536797052</text:p>
          </table:table-cell>
          <table:table-cell office:value-type="float" office:value="0.373174563979957" calcext:value-type="float">
            <text:p>0.373174564</text:p>
          </table:table-cell>
          <table:table-cell office:value-type="float" office:value="0.268783509074097" calcext:value-type="float">
            <text:p>0.2687835091</text:p>
          </table:table-cell>
          <table:table-cell office:value-type="float" office:value="0.193344940241629" calcext:value-type="float">
            <text:p>0.1933449402</text:p>
          </table:table-cell>
          <table:table-cell office:value-type="float" office:value="0.142784557570485" calcext:value-type="float">
            <text:p>0.1427845576</text:p>
          </table:table-cell>
          <table:table-cell office:value-type="float" office:value="0.138143862391412" calcext:value-type="float">
            <text:p>0.1381438624</text:p>
          </table:table-cell>
          <table:table-cell office:value-type="float" office:value="0.237570372804522" calcext:value-type="float">
            <text:p>0.2375703728</text:p>
          </table:table-cell>
          <table:table-cell office:value-type="float" office:value="0.186188860804523" calcext:value-type="float">
            <text:p>0.1861888608</text:p>
          </table:table-cell>
          <table:table-cell office:value-type="float" office:value="0.225762698775749" calcext:value-type="float">
            <text:p>0.2257626988</text:p>
          </table:table-cell>
          <table:table-cell office:value-type="float" office:value="0.283116090895909" calcext:value-type="float">
            <text:p>0.2831160909</text:p>
          </table:table-cell>
          <table:table-cell office:value-type="float" office:value="0.347187456105517" calcext:value-type="float">
            <text:p>0.3471874561</text:p>
          </table:table-cell>
          <table:table-cell office:value-type="float" office:value="0.300353814877788" calcext:value-type="float">
            <text:p>0.3003538149</text:p>
          </table:table-cell>
          <table:table-cell office:value-type="float" office:value="0.240087117826792" calcext:value-type="float">
            <text:p>0.2400871178</text:p>
          </table:table-cell>
          <table:table-cell office:value-type="float" office:value="0.270004683861752" calcext:value-type="float">
            <text:p>0.2700046839</text:p>
          </table:table-cell>
          <table:table-cell office:value-type="float" office:value="0.212924473910371" calcext:value-type="float">
            <text:p>0.2129244739</text:p>
          </table:table-cell>
          <table:table-cell office:value-type="float" office:value="0.25226971608867" calcext:value-type="float">
            <text:p>0.2522697161</text:p>
          </table:table-cell>
          <table:table-cell office:value-type="float" office:value="0.124837309637488" calcext:value-type="float">
            <text:p>0.1248373096</text:p>
          </table:table-cell>
          <table:table-cell office:value-type="float" office:value="0.208589723145884" calcext:value-type="float">
            <text:p>0.2085897231</text:p>
          </table:table-cell>
          <table:table-cell office:value-type="float" office:value="0.226505991660985" calcext:value-type="float">
            <text:p>0.2265059917</text:p>
          </table:table-cell>
          <table:table-cell office:value-type="float" office:value="0.317588430879983" calcext:value-type="float">
            <text:p>0.3175884309</text:p>
          </table:table-cell>
          <table:table-cell office:value-type="float" office:value="0.333576895197456" calcext:value-type="float">
            <text:p>0.3335768952</text:p>
          </table:table-cell>
          <table:table-cell office:value-type="float" office:value="0.248628754236104" calcext:value-type="float">
            <text:p>0.2486287542</text:p>
          </table:table-cell>
          <table:table-cell office:value-type="float" office:value="0.157116545628174" calcext:value-type="float">
            <text:p>0.1571165456</text:p>
          </table:table-cell>
          <table:table-cell office:value-type="float" office:value="0.165718218378657" calcext:value-type="float">
            <text:p>0.1657182184</text:p>
          </table:table-cell>
          <table:table-cell office:value-type="float" office:value="0.118039718287234" calcext:value-type="float">
            <text:p>0.1180397183</text:p>
          </table:table-cell>
          <table:table-cell office:value-type="float" office:value="0.29276740334795" calcext:value-type="float">
            <text:p>0.2927674033</text:p>
          </table:table-cell>
          <table:table-cell office:value-type="float" office:value="0.305204063172038" calcext:value-type="float">
            <text:p>0.3052040632</text:p>
          </table:table-cell>
          <table:table-cell office:value-type="float" office:value="0.382748429121245" calcext:value-type="float">
            <text:p>0.3827484291</text:p>
          </table:table-cell>
          <table:table-cell office:value-type="float" office:value="0.340213674703511" calcext:value-type="float">
            <text:p>0.3402136747</text:p>
          </table:table-cell>
          <table:table-cell office:value-type="float" office:value="0.338686373391541" calcext:value-type="float">
            <text:p>0.3386863734</text:p>
          </table:table-cell>
          <table:table-cell office:value-type="float" office:value="0.247956999318588" calcext:value-type="float">
            <text:p>0.2479569993</text:p>
          </table:table-cell>
          <table:table-cell office:value-type="float" office:value="0.265885151175779" calcext:value-type="float">
            <text:p>0.2658851512</text:p>
          </table:table-cell>
          <table:table-cell office:value-type="float" office:value="0.339001015309194" calcext:value-type="float">
            <text:p>0.3390010153</text:p>
          </table:table-cell>
          <table:table-cell office:value-type="float" office:value="0.201999862804442" calcext:value-type="float">
            <text:p>0.2019998628</text:p>
          </table:table-cell>
          <table:table-cell office:value-type="float" office:value="0.208737888334276" calcext:value-type="float">
            <text:p>0.2087378883</text:p>
          </table:table-cell>
          <table:table-cell office:value-type="float" office:value="0.2384227909006" calcext:value-type="float">
            <text:p>0.2384227909</text:p>
          </table:table-cell>
          <table:table-cell office:value-type="float" office:value="0.28164575813784" calcext:value-type="float">
            <text:p>0.2816457581</text:p>
          </table:table-cell>
          <table:table-cell office:value-type="float" office:value="0.233628952021295" calcext:value-type="float">
            <text:p>0.233628952</text:p>
          </table:table-cell>
          <table:table-cell office:value-type="float" office:value="0.29868100816752" calcext:value-type="float">
            <text:p>0.2986810082</text:p>
          </table:table-cell>
          <table:table-cell office:value-type="float" office:value="0.321491438561162" calcext:value-type="float">
            <text:p>0.3214914386</text:p>
          </table:table-cell>
          <table:table-cell office:value-type="float" office:value="0.352717467798582" calcext:value-type="float">
            <text:p>0.3527174678</text:p>
          </table:table-cell>
          <table:table-cell office:value-type="float" office:value="0.397431006522987" calcext:value-type="float">
            <text:p>0.3974310065</text:p>
          </table:table-cell>
          <table:table-cell office:value-type="float" office:value="0.358630240941306" calcext:value-type="float">
            <text:p>0.3586302409</text:p>
          </table:table-cell>
          <table:table-cell office:value-type="float" office:value="0.437152672179024" calcext:value-type="float">
            <text:p>0.4371526722</text:p>
          </table:table-cell>
          <table:table-cell office:value-type="float" office:value="0.355333114901475" calcext:value-type="float">
            <text:p>0.3553331149</text:p>
          </table:table-cell>
          <table:table-cell office:value-type="float" office:value="0.335717218159651" calcext:value-type="float">
            <text:p>0.3357172182</text:p>
          </table:table-cell>
          <table:table-cell office:value-type="float" office:value="0.281545946788029" calcext:value-type="float">
            <text:p>0.2815459468</text:p>
          </table:table-cell>
          <table:table-cell office:value-type="float" office:value="0.230518950021353" calcext:value-type="float">
            <text:p>0.23051895</text:p>
          </table:table-cell>
          <table:table-cell office:value-type="float" office:value="0.216883798036587" calcext:value-type="float">
            <text:p>0.216883798</text:p>
          </table:table-cell>
          <table:table-cell office:value-type="float" office:value="0.248348656859399" calcext:value-type="float">
            <text:p>0.2483486569</text:p>
          </table:table-cell>
          <table:table-cell office:value-type="float" office:value="0.321497434041197" calcext:value-type="float">
            <text:p>0.321497434</text:p>
          </table:table-cell>
          <table:table-cell office:value-type="float" office:value="0.29603691963467" calcext:value-type="float">
            <text:p>0.2960369196</text:p>
          </table:table-cell>
          <table:table-cell office:value-type="float" office:value="0.304669689813061" calcext:value-type="float">
            <text:p>0.3046696898</text:p>
          </table:table-cell>
          <table:table-cell office:value-type="float" office:value="0.287606199456847" calcext:value-type="float">
            <text:p>0.2876061995</text:p>
          </table:table-cell>
          <table:table-cell office:value-type="float" office:value="0.328020838691479" calcext:value-type="float">
            <text:p>0.3280208387</text:p>
          </table:table-cell>
          <table:table-cell office:value-type="float" office:value="0.368526301307742" calcext:value-type="float">
            <text:p>0.3685263013</text:p>
          </table:table-cell>
          <table:table-cell office:value-type="float" office:value="0.286290740131216" calcext:value-type="float">
            <text:p>0.2862907401</text:p>
          </table:table-cell>
          <table:table-cell office:value-type="float" office:value="0.283753458495925" calcext:value-type="float">
            <text:p>0.2837534585</text:p>
          </table:table-cell>
          <table:table-cell office:value-type="float" office:value="0.295778110668637" calcext:value-type="float">
            <text:p>0.2957781107</text:p>
          </table:table-cell>
          <table:table-cell office:value-type="float" office:value="0.293918088397938" calcext:value-type="float">
            <text:p>0.2939180884</text:p>
          </table:table-cell>
          <table:table-cell office:value-type="float" office:value="0.348722119566912" calcext:value-type="float">
            <text:p>0.3487221196</text:p>
          </table:table-cell>
          <table:table-cell office:value-type="float" office:value="0.308072388197386" calcext:value-type="float">
            <text:p>0.3080723882</text:p>
          </table:table-cell>
          <table:table-cell office:value-type="float" office:value="0.396172740561215" calcext:value-type="float">
            <text:p>0.3961727406</text:p>
          </table:table-cell>
          <table:table-cell office:value-type="float" office:value="0.434415754652209" calcext:value-type="float">
            <text:p>0.4344157547</text:p>
          </table:table-cell>
          <table:table-cell office:value-type="float" office:value="0.473830545382934" calcext:value-type="float">
            <text:p>0.4738305454</text:p>
          </table:table-cell>
          <table:table-cell office:value-type="float" office:value="0.440300773647289" calcext:value-type="float">
            <text:p>0.4403007736</text:p>
          </table:table-cell>
          <table:table-cell office:value-type="float" office:value="0.460993428565624" calcext:value-type="float">
            <text:p>0.4609934286</text:p>
          </table:table-cell>
          <table:table-cell office:value-type="float" office:value="0.479864069871578" calcext:value-type="float">
            <text:p>0.4798640699</text:p>
          </table:table-cell>
          <table:table-cell office:value-type="float" office:value="0.318900711745146" calcext:value-type="float">
            <text:p>0.3189007117</text:p>
          </table:table-cell>
          <table:table-cell office:value-type="float" office:value="0.399823005920859" calcext:value-type="float">
            <text:p>0.3998230059</text:p>
          </table:table-cell>
          <table:table-cell office:value-type="float" office:value="0.248043178966042" calcext:value-type="float">
            <text:p>0.248043179</text:p>
          </table:table-cell>
          <table:table-cell office:value-type="float" office:value="0.262242954305088" calcext:value-type="float">
            <text:p>0.2622429543</text:p>
          </table:table-cell>
          <table:table-cell office:value-type="float" office:value="0.169276101425343" calcext:value-type="float">
            <text:p>0.1692761014</text:p>
          </table:table-cell>
          <table:table-cell office:value-type="float" office:value="0.175858099225109" calcext:value-type="float">
            <text:p>0.1758580992</text:p>
          </table:table-cell>
          <table:table-cell office:value-type="float" office:value="0.24679185859887" calcext:value-type="float">
            <text:p>0.2467918586</text:p>
          </table:table-cell>
          <table:table-cell office:value-type="float" office:value="0.0739549855388346" calcext:value-type="float">
            <text:p>0.0739549855</text:p>
          </table:table-cell>
          <table:table-cell office:value-type="float" office:value="0.144680652220818" calcext:value-type="float">
            <text:p>0.1446806522</text:p>
          </table:table-cell>
          <table:table-cell office:value-type="float" office:value="0.13924892239813" calcext:value-type="float">
            <text:p>0.1392489224</text:p>
          </table:table-cell>
          <table:table-cell office:value-type="float" office:value="0.128675154578344" calcext:value-type="float">
            <text:p>0.1286751546</text:p>
          </table:table-cell>
          <table:table-cell office:value-type="float" office:value="0.23179854346375" calcext:value-type="float">
            <text:p>0.2317985435</text:p>
          </table:table-cell>
          <table:table-cell office:value-type="float" office:value="0.213291948491774" calcext:value-type="float">
            <text:p>0.2132919485</text:p>
          </table:table-cell>
          <table:table-cell office:value-type="float" office:value="0.166295974367708" calcext:value-type="float">
            <text:p>0.1662959744</text:p>
          </table:table-cell>
          <table:table-cell office:value-type="float" office:value="0.228302190966707" calcext:value-type="float">
            <text:p>0.228302191</text:p>
          </table:table-cell>
          <table:table-cell office:value-type="float" office:value="0.238039129501455" calcext:value-type="float">
            <text:p>0.2380391295</text:p>
          </table:table-cell>
          <table:table-cell office:value-type="float" office:value="0.205630573378375" calcext:value-type="float">
            <text:p>0.2056305734</text:p>
          </table:table-cell>
          <table:table-cell office:value-type="float" office:value="0.283046366785141" calcext:value-type="float">
            <text:p>0.2830463668</text:p>
          </table:table-cell>
          <table:table-cell office:value-type="float" office:value="0.285352003323637" calcext:value-type="float">
            <text:p>0.2853520033</text:p>
          </table:table-cell>
          <table:table-cell office:value-type="float" office:value="0.305466030105636" calcext:value-type="float">
            <text:p>0.3054660301</text:p>
          </table:table-cell>
          <table:table-cell office:value-type="float" office:value="0.400718776426614" calcext:value-type="float">
            <text:p>0.4007187764</text:p>
          </table:table-cell>
          <table:table-cell office:value-type="float" office:value="0.371335274626322" calcext:value-type="float">
            <text:p>0.3713352746</text:p>
          </table:table-cell>
          <table:table-cell office:value-type="float" office:value="0.39368922962179" calcext:value-type="float">
            <text:p>0.3936892296</text:p>
          </table:table-cell>
          <table:table-cell office:value-type="float" office:value="0.400563697052446" calcext:value-type="float">
            <text:p>0.4005636971</text:p>
          </table:table-cell>
          <table:table-cell office:value-type="float" office:value="0.536600371423773" calcext:value-type="float">
            <text:p>0.5366003714</text:p>
          </table:table-cell>
          <table:table-cell office:value-type="float" office:value="0.388615221114483" calcext:value-type="float">
            <text:p>0.3886152211</text:p>
          </table:table-cell>
          <table:table-cell office:value-type="float" office:value="0.360588142676358" calcext:value-type="float">
            <text:p>0.3605881427</text:p>
          </table:table-cell>
          <table:table-cell office:value-type="float" office:value="0.470549503541604" calcext:value-type="float">
            <text:p>0.4705495035</text:p>
          </table:table-cell>
          <table:table-cell office:value-type="float" office:value="0.330880803187003" calcext:value-type="float">
            <text:p>0.33088080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63541" calcext:value-type="float">
            <text:p>2863541</text:p>
          </table:table-cell>
          <table:table-cell table:formula="of:=AVERAGE([.E19:.GL19])" office:value-type="float" office:value="0.300237575739657" calcext:value-type="float">
            <text:p>0.3002375757</text:p>
          </table:table-cell>
          <table:table-cell/>
          <table:table-cell office:value-type="float" office:value="0.196573596365361" calcext:value-type="float">
            <text:p>0.1965735964</text:p>
          </table:table-cell>
          <table:table-cell office:value-type="float" office:value="0.287228972214422" calcext:value-type="float">
            <text:p>0.2872289722</text:p>
          </table:table-cell>
          <table:table-cell office:value-type="float" office:value="0.268703057807347" calcext:value-type="float">
            <text:p>0.2687030578</text:p>
          </table:table-cell>
          <table:table-cell office:value-type="float" office:value="0.212778341887802" calcext:value-type="float">
            <text:p>0.2127783419</text:p>
          </table:table-cell>
          <table:table-cell office:value-type="float" office:value="0.291588821175663" calcext:value-type="float">
            <text:p>0.2915888212</text:p>
          </table:table-cell>
          <table:table-cell office:value-type="float" office:value="0.3262442241541" calcext:value-type="float">
            <text:p>0.3262442242</text:p>
          </table:table-cell>
          <table:table-cell office:value-type="float" office:value="0.252322566249183" calcext:value-type="float">
            <text:p>0.2523225662</text:p>
          </table:table-cell>
          <table:table-cell office:value-type="float" office:value="0.33998447347685" calcext:value-type="float">
            <text:p>0.3399844735</text:p>
          </table:table-cell>
          <table:table-cell office:value-type="float" office:value="0.317204462895782" calcext:value-type="float">
            <text:p>0.3172044629</text:p>
          </table:table-cell>
          <table:table-cell office:value-type="float" office:value="0.313001548571872" calcext:value-type="float">
            <text:p>0.3130015486</text:p>
          </table:table-cell>
          <table:table-cell office:value-type="float" office:value="0.266391595366859" calcext:value-type="float">
            <text:p>0.2663915954</text:p>
          </table:table-cell>
          <table:table-cell office:value-type="float" office:value="0.444859337824336" calcext:value-type="float">
            <text:p>0.4448593378</text:p>
          </table:table-cell>
          <table:table-cell office:value-type="float" office:value="0.34258571142821" calcext:value-type="float">
            <text:p>0.3425857114</text:p>
          </table:table-cell>
          <table:table-cell office:value-type="float" office:value="0.229479500792767" calcext:value-type="float">
            <text:p>0.2294795008</text:p>
          </table:table-cell>
          <table:table-cell office:value-type="float" office:value="0.213948542060027" calcext:value-type="float">
            <text:p>0.2139485421</text:p>
          </table:table-cell>
          <table:table-cell office:value-type="float" office:value="0.143156539272064" calcext:value-type="float">
            <text:p>0.1431565393</text:p>
          </table:table-cell>
          <table:table-cell office:value-type="float" office:value="0.144501390170749" calcext:value-type="float">
            <text:p>0.1445013902</text:p>
          </table:table-cell>
          <table:table-cell office:value-type="float" office:value="0.12946530927804" calcext:value-type="float">
            <text:p>0.1294653093</text:p>
          </table:table-cell>
          <table:table-cell office:value-type="float" office:value="0.26953278222526" calcext:value-type="float">
            <text:p>0.2695327822</text:p>
          </table:table-cell>
          <table:table-cell office:value-type="float" office:value="0.314907262254831" calcext:value-type="float">
            <text:p>0.3149072623</text:p>
          </table:table-cell>
          <table:table-cell office:value-type="float" office:value="0.40043465324067" calcext:value-type="float">
            <text:p>0.4004346532</text:p>
          </table:table-cell>
          <table:table-cell office:value-type="float" office:value="0.451730828127467" calcext:value-type="float">
            <text:p>0.4517308281</text:p>
          </table:table-cell>
          <table:table-cell office:value-type="float" office:value="0.43025903324934" calcext:value-type="float">
            <text:p>0.4302590332</text:p>
          </table:table-cell>
          <table:table-cell office:value-type="float" office:value="0.541755140140731" calcext:value-type="float">
            <text:p>0.5417551401</text:p>
          </table:table-cell>
          <table:table-cell office:value-type="float" office:value="0.477100852755884" calcext:value-type="float">
            <text:p>0.4771008528</text:p>
          </table:table-cell>
          <table:table-cell office:value-type="float" office:value="0.408085101084873" calcext:value-type="float">
            <text:p>0.4080851011</text:p>
          </table:table-cell>
          <table:table-cell office:value-type="float" office:value="0.361350147905307" calcext:value-type="float">
            <text:p>0.3613501479</text:p>
          </table:table-cell>
          <table:table-cell office:value-type="float" office:value="0.356588979018033" calcext:value-type="float">
            <text:p>0.356588979</text:p>
          </table:table-cell>
          <table:table-cell office:value-type="float" office:value="0.271212829917273" calcext:value-type="float">
            <text:p>0.2712128299</text:p>
          </table:table-cell>
          <table:table-cell office:value-type="float" office:value="0.197990338322092" calcext:value-type="float">
            <text:p>0.1979903383</text:p>
          </table:table-cell>
          <table:table-cell office:value-type="float" office:value="0.234428865893175" calcext:value-type="float">
            <text:p>0.2344288659</text:p>
          </table:table-cell>
          <table:table-cell office:value-type="float" office:value="0.174531779404467" calcext:value-type="float">
            <text:p>0.1745317794</text:p>
          </table:table-cell>
          <table:table-cell office:value-type="float" office:value="0.143766001707352" calcext:value-type="float">
            <text:p>0.1437660017</text:p>
          </table:table-cell>
          <table:table-cell office:value-type="float" office:value="0.251709255433163" calcext:value-type="float">
            <text:p>0.2517092554</text:p>
          </table:table-cell>
          <table:table-cell office:value-type="float" office:value="0.310562860956289" calcext:value-type="float">
            <text:p>0.310562861</text:p>
          </table:table-cell>
          <table:table-cell office:value-type="float" office:value="0.313654998773503" calcext:value-type="float">
            <text:p>0.3136549988</text:p>
          </table:table-cell>
          <table:table-cell office:value-type="float" office:value="0.348721911787901" calcext:value-type="float">
            <text:p>0.3487219118</text:p>
          </table:table-cell>
          <table:table-cell office:value-type="float" office:value="0.297890491105911" calcext:value-type="float">
            <text:p>0.2978904911</text:p>
          </table:table-cell>
          <table:table-cell office:value-type="float" office:value="0.347139973473247" calcext:value-type="float">
            <text:p>0.3471399735</text:p>
          </table:table-cell>
          <table:table-cell office:value-type="float" office:value="0.359294104260481" calcext:value-type="float">
            <text:p>0.3592941043</text:p>
          </table:table-cell>
          <table:table-cell office:value-type="float" office:value="0.332914838302419" calcext:value-type="float">
            <text:p>0.3329148383</text:p>
          </table:table-cell>
          <table:table-cell office:value-type="float" office:value="0.244055070944197" calcext:value-type="float">
            <text:p>0.2440550709</text:p>
          </table:table-cell>
          <table:table-cell office:value-type="float" office:value="0.331677843669025" calcext:value-type="float">
            <text:p>0.3316778437</text:p>
          </table:table-cell>
          <table:table-cell office:value-type="float" office:value="0.223505549660632" calcext:value-type="float">
            <text:p>0.2235055497</text:p>
          </table:table-cell>
          <table:table-cell office:value-type="float" office:value="0.287596842237476" calcext:value-type="float">
            <text:p>0.2875968422</text:p>
          </table:table-cell>
          <table:table-cell office:value-type="float" office:value="0.259057141794975" calcext:value-type="float">
            <text:p>0.2590571418</text:p>
          </table:table-cell>
          <table:table-cell office:value-type="float" office:value="0.388941107941046" calcext:value-type="float">
            <text:p>0.3889411079</text:p>
          </table:table-cell>
          <table:table-cell office:value-type="float" office:value="0.338808147505825" calcext:value-type="float">
            <text:p>0.3388081475</text:p>
          </table:table-cell>
          <table:table-cell office:value-type="float" office:value="0.396413549744554" calcext:value-type="float">
            <text:p>0.3964135497</text:p>
          </table:table-cell>
          <table:table-cell office:value-type="float" office:value="0.46560733394253" calcext:value-type="float">
            <text:p>0.4656073339</text:p>
          </table:table-cell>
          <table:table-cell office:value-type="float" office:value="0.471066887977008" calcext:value-type="float">
            <text:p>0.471066888</text:p>
          </table:table-cell>
          <table:table-cell office:value-type="float" office:value="0.592725720652139" calcext:value-type="float">
            <text:p>0.5927257207</text:p>
          </table:table-cell>
          <table:table-cell office:value-type="float" office:value="0.468007973766515" calcext:value-type="float">
            <text:p>0.4680079738</text:p>
          </table:table-cell>
          <table:table-cell office:value-type="float" office:value="0.549759361089221" calcext:value-type="float">
            <text:p>0.5497593611</text:p>
          </table:table-cell>
          <table:table-cell office:value-type="float" office:value="0.405029626900376" calcext:value-type="float">
            <text:p>0.4050296269</text:p>
          </table:table-cell>
          <table:table-cell office:value-type="float" office:value="0.386941810298648" calcext:value-type="float">
            <text:p>0.3869418103</text:p>
          </table:table-cell>
          <table:table-cell office:value-type="float" office:value="0.218588396145914" calcext:value-type="float">
            <text:p>0.2185883961</text:p>
          </table:table-cell>
          <table:table-cell office:value-type="float" office:value="0.166558665283909" calcext:value-type="float">
            <text:p>0.1665586653</text:p>
          </table:table-cell>
          <table:table-cell office:value-type="float" office:value="0.148361050996481" calcext:value-type="float">
            <text:p>0.148361051</text:p>
          </table:table-cell>
          <table:table-cell office:value-type="float" office:value="0.191256501934142" calcext:value-type="float">
            <text:p>0.1912565019</text:p>
          </table:table-cell>
          <table:table-cell office:value-type="float" office:value="0.233312304843898" calcext:value-type="float">
            <text:p>0.2333123048</text:p>
          </table:table-cell>
          <table:table-cell office:value-type="float" office:value="0.341685418177354" calcext:value-type="float">
            <text:p>0.3416854182</text:p>
          </table:table-cell>
          <table:table-cell office:value-type="float" office:value="0.389952287735371" calcext:value-type="float">
            <text:p>0.3899522877</text:p>
          </table:table-cell>
          <table:table-cell office:value-type="float" office:value="0.446387237649681" calcext:value-type="float">
            <text:p>0.4463872376</text:p>
          </table:table-cell>
          <table:table-cell office:value-type="float" office:value="0.439559782239011" calcext:value-type="float">
            <text:p>0.4395597822</text:p>
          </table:table-cell>
          <table:table-cell office:value-type="float" office:value="0.422495279117787" calcext:value-type="float">
            <text:p>0.4224952791</text:p>
          </table:table-cell>
          <table:table-cell office:value-type="float" office:value="0.467552747793233" calcext:value-type="float">
            <text:p>0.4675527478</text:p>
          </table:table-cell>
          <table:table-cell office:value-type="float" office:value="0.362064604851012" calcext:value-type="float">
            <text:p>0.3620646049</text:p>
          </table:table-cell>
          <table:table-cell office:value-type="float" office:value="0.37185830181922" calcext:value-type="float">
            <text:p>0.3718583018</text:p>
          </table:table-cell>
          <table:table-cell office:value-type="float" office:value="0.46404208121699" calcext:value-type="float">
            <text:p>0.4640420812</text:p>
          </table:table-cell>
          <table:table-cell office:value-type="float" office:value="0.433834209170339" calcext:value-type="float">
            <text:p>0.4338342092</text:p>
          </table:table-cell>
          <table:table-cell office:value-type="float" office:value="0.343302534178855" calcext:value-type="float">
            <text:p>0.3433025342</text:p>
          </table:table-cell>
          <table:table-cell office:value-type="float" office:value="0.171305195773909" calcext:value-type="float">
            <text:p>0.1713051958</text:p>
          </table:table-cell>
          <table:table-cell office:value-type="float" office:value="0.28516085664629" calcext:value-type="float">
            <text:p>0.2851608566</text:p>
          </table:table-cell>
          <table:table-cell office:value-type="float" office:value="0.249986113225449" calcext:value-type="float">
            <text:p>0.2499861132</text:p>
          </table:table-cell>
          <table:table-cell office:value-type="float" office:value="0.271246469803134" calcext:value-type="float">
            <text:p>0.2712464698</text:p>
          </table:table-cell>
          <table:table-cell office:value-type="float" office:value="0.158116587041064" calcext:value-type="float">
            <text:p>0.158116587</text:p>
          </table:table-cell>
          <table:table-cell office:value-type="float" office:value="0.122406606340995" calcext:value-type="float">
            <text:p>0.1224066063</text:p>
          </table:table-cell>
          <table:table-cell office:value-type="float" office:value="0.120905362570572" calcext:value-type="float">
            <text:p>0.1209053626</text:p>
          </table:table-cell>
          <table:table-cell office:value-type="float" office:value="0.286539699362126" calcext:value-type="float">
            <text:p>0.2865396994</text:p>
          </table:table-cell>
          <table:table-cell office:value-type="float" office:value="0.382324574701266" calcext:value-type="float">
            <text:p>0.3823245747</text:p>
          </table:table-cell>
          <table:table-cell office:value-type="float" office:value="0.381895258323574" calcext:value-type="float">
            <text:p>0.3818952583</text:p>
          </table:table-cell>
          <table:table-cell office:value-type="float" office:value="0.440561458539628" calcext:value-type="float">
            <text:p>0.4405614585</text:p>
          </table:table-cell>
          <table:table-cell office:value-type="float" office:value="0.419847182602519" calcext:value-type="float">
            <text:p>0.4198471826</text:p>
          </table:table-cell>
          <table:table-cell office:value-type="float" office:value="0.353298650862855" calcext:value-type="float">
            <text:p>0.3532986509</text:p>
          </table:table-cell>
          <table:table-cell office:value-type="float" office:value="0.268284514401252" calcext:value-type="float">
            <text:p>0.2682845144</text:p>
          </table:table-cell>
          <table:table-cell office:value-type="float" office:value="0.179127854147588" calcext:value-type="float">
            <text:p>0.1791278541</text:p>
          </table:table-cell>
          <table:table-cell office:value-type="float" office:value="0.16142068986782" calcext:value-type="float">
            <text:p>0.1614206899</text:p>
          </table:table-cell>
          <table:table-cell office:value-type="float" office:value="0.211069299546106" calcext:value-type="float">
            <text:p>0.2110692995</text:p>
          </table:table-cell>
          <table:table-cell office:value-type="float" office:value="0.207362279876418" calcext:value-type="float">
            <text:p>0.2073622799</text:p>
          </table:table-cell>
          <table:table-cell office:value-type="float" office:value="0.231452079855825" calcext:value-type="float">
            <text:p>0.2314520799</text:p>
          </table:table-cell>
          <table:table-cell office:value-type="float" office:value="0.241770332519515" calcext:value-type="float">
            <text:p>0.2417703325</text:p>
          </table:table-cell>
          <table:table-cell office:value-type="float" office:value="0.420758365163484" calcext:value-type="float">
            <text:p>0.4207583652</text:p>
          </table:table-cell>
          <table:table-cell office:value-type="float" office:value="0.296757260233116" calcext:value-type="float">
            <text:p>0.2967572602</text:p>
          </table:table-cell>
          <table:table-cell office:value-type="float" office:value="0.261943856068587" calcext:value-type="float">
            <text:p>0.2619438561</text:p>
          </table:table-cell>
          <table:table-cell office:value-type="float" office:value="0.361922346744498" calcext:value-type="float">
            <text:p>0.3619223467</text:p>
          </table:table-cell>
          <table:table-cell office:value-type="float" office:value="0.270456288403085" calcext:value-type="float">
            <text:p>0.2704562884</text:p>
          </table:table-cell>
          <table:table-cell office:value-type="float" office:value="0.12573661482384" calcext:value-type="float">
            <text:p>0.1257366148</text:p>
          </table:table-cell>
          <table:table-cell office:value-type="float" office:value="0.148524861739546" calcext:value-type="float">
            <text:p>0.1485248617</text:p>
          </table:table-cell>
          <table:table-cell office:value-type="float" office:value="0.130745824708791" calcext:value-type="float">
            <text:p>0.1307458247</text:p>
          </table:table-cell>
          <table:table-cell office:value-type="float" office:value="0.207956698242333" calcext:value-type="float">
            <text:p>0.2079566982</text:p>
          </table:table-cell>
          <table:table-cell office:value-type="float" office:value="0.216343614150448" calcext:value-type="float">
            <text:p>0.2163436142</text:p>
          </table:table-cell>
          <table:table-cell office:value-type="float" office:value="0.237977585611778" calcext:value-type="float">
            <text:p>0.2379775856</text:p>
          </table:table-cell>
          <table:table-cell office:value-type="float" office:value="0.38777073861614" calcext:value-type="float">
            <text:p>0.3877707386</text:p>
          </table:table-cell>
          <table:table-cell office:value-type="float" office:value="0.305321188102318" calcext:value-type="float">
            <text:p>0.3053211881</text:p>
          </table:table-cell>
          <table:table-cell office:value-type="float" office:value="0.235262597451233" calcext:value-type="float">
            <text:p>0.2352625975</text:p>
          </table:table-cell>
          <table:table-cell office:value-type="float" office:value="0.218272412048679" calcext:value-type="float">
            <text:p>0.218272412</text:p>
          </table:table-cell>
          <table:table-cell office:value-type="float" office:value="0.269613353359179" calcext:value-type="float">
            <text:p>0.2696133534</text:p>
          </table:table-cell>
          <table:table-cell office:value-type="float" office:value="0.0947956290153169" calcext:value-type="float">
            <text:p>0.094795629</text:p>
          </table:table-cell>
          <table:table-cell office:value-type="float" office:value="0.266590738754978" calcext:value-type="float">
            <text:p>0.2665907388</text:p>
          </table:table-cell>
          <table:table-cell office:value-type="float" office:value="0.265028314705641" calcext:value-type="float">
            <text:p>0.2650283147</text:p>
          </table:table-cell>
          <table:table-cell office:value-type="float" office:value="0.22366456699948" calcext:value-type="float">
            <text:p>0.223664567</text:p>
          </table:table-cell>
          <table:table-cell office:value-type="float" office:value="0.306958168813802" calcext:value-type="float">
            <text:p>0.3069581688</text:p>
          </table:table-cell>
          <table:table-cell office:value-type="float" office:value="0.297022716242013" calcext:value-type="float">
            <text:p>0.2970227162</text:p>
          </table:table-cell>
          <table:table-cell office:value-type="float" office:value="0.289532863597048" calcext:value-type="float">
            <text:p>0.2895328636</text:p>
          </table:table-cell>
          <table:table-cell office:value-type="float" office:value="0.208569121016588" calcext:value-type="float">
            <text:p>0.208569121</text:p>
          </table:table-cell>
          <table:table-cell office:value-type="float" office:value="0.239755290157853" calcext:value-type="float">
            <text:p>0.2397552902</text:p>
          </table:table-cell>
          <table:table-cell office:value-type="float" office:value="0.127760722395747" calcext:value-type="float">
            <text:p>0.1277607224</text:p>
          </table:table-cell>
          <table:table-cell office:value-type="float" office:value="0.282096019873087" calcext:value-type="float">
            <text:p>0.2820960199</text:p>
          </table:table-cell>
          <table:table-cell office:value-type="float" office:value="0.312222737243601" calcext:value-type="float">
            <text:p>0.3122227372</text:p>
          </table:table-cell>
          <table:table-cell office:value-type="float" office:value="0.327475433621779" calcext:value-type="float">
            <text:p>0.3274754336</text:p>
          </table:table-cell>
          <table:table-cell office:value-type="float" office:value="0.395322633887755" calcext:value-type="float">
            <text:p>0.3953226339</text:p>
          </table:table-cell>
          <table:table-cell office:value-type="float" office:value="0.361494123419826" calcext:value-type="float">
            <text:p>0.3614941234</text:p>
          </table:table-cell>
          <table:table-cell office:value-type="float" office:value="0.182457537133755" calcext:value-type="float">
            <text:p>0.1824575371</text:p>
          </table:table-cell>
          <table:table-cell office:value-type="float" office:value="0.327620686840296" calcext:value-type="float">
            <text:p>0.3276206868</text:p>
          </table:table-cell>
          <table:table-cell office:value-type="float" office:value="0.232432797335114" calcext:value-type="float">
            <text:p>0.2324327973</text:p>
          </table:table-cell>
          <table:table-cell office:value-type="float" office:value="0.270143074025567" calcext:value-type="float">
            <text:p>0.270143074</text:p>
          </table:table-cell>
          <table:table-cell office:value-type="float" office:value="0.247165947734532" calcext:value-type="float">
            <text:p>0.2471659477</text:p>
          </table:table-cell>
          <table:table-cell office:value-type="float" office:value="0.284552501264131" calcext:value-type="float">
            <text:p>0.2845525013</text:p>
          </table:table-cell>
          <table:table-cell office:value-type="float" office:value="0.27857255313362" calcext:value-type="float">
            <text:p>0.2785725531</text:p>
          </table:table-cell>
          <table:table-cell office:value-type="float" office:value="0.23990246137481" calcext:value-type="float">
            <text:p>0.2399024614</text:p>
          </table:table-cell>
          <table:table-cell office:value-type="float" office:value="0.347652350689373" calcext:value-type="float">
            <text:p>0.3476523507</text:p>
          </table:table-cell>
          <table:table-cell office:value-type="float" office:value="0.319015868901003" calcext:value-type="float">
            <text:p>0.3190158689</text:p>
          </table:table-cell>
          <table:table-cell office:value-type="float" office:value="0.310331488050128" calcext:value-type="float">
            <text:p>0.3103314881</text:p>
          </table:table-cell>
          <table:table-cell office:value-type="float" office:value="0.329744433552464" calcext:value-type="float">
            <text:p>0.3297444336</text:p>
          </table:table-cell>
          <table:table-cell office:value-type="float" office:value="0.380819341540975" calcext:value-type="float">
            <text:p>0.3808193415</text:p>
          </table:table-cell>
          <table:table-cell office:value-type="float" office:value="0.3518462655754" calcext:value-type="float">
            <text:p>0.3518462656</text:p>
          </table:table-cell>
          <table:table-cell office:value-type="float" office:value="0.294208192336062" calcext:value-type="float">
            <text:p>0.2942081923</text:p>
          </table:table-cell>
          <table:table-cell office:value-type="float" office:value="0.383721597618442" calcext:value-type="float">
            <text:p>0.3837215976</text:p>
          </table:table-cell>
          <table:table-cell office:value-type="float" office:value="0.311834768545675" calcext:value-type="float">
            <text:p>0.3118347685</text:p>
          </table:table-cell>
          <table:table-cell office:value-type="float" office:value="0.218220672337196" calcext:value-type="float">
            <text:p>0.2182206723</text:p>
          </table:table-cell>
          <table:table-cell office:value-type="float" office:value="0.199819916007114" calcext:value-type="float">
            <text:p>0.199819916</text:p>
          </table:table-cell>
          <table:table-cell office:value-type="float" office:value="0.237114399386944" calcext:value-type="float">
            <text:p>0.2371143994</text:p>
          </table:table-cell>
          <table:table-cell office:value-type="float" office:value="0.334919350876831" calcext:value-type="float">
            <text:p>0.3349193509</text:p>
          </table:table-cell>
          <table:table-cell office:value-type="float" office:value="0.283395814429696" calcext:value-type="float">
            <text:p>0.2833958144</text:p>
          </table:table-cell>
          <table:table-cell office:value-type="float" office:value="0.350664342633942" calcext:value-type="float">
            <text:p>0.3506643426</text:p>
          </table:table-cell>
          <table:table-cell office:value-type="float" office:value="0.287262025864928" calcext:value-type="float">
            <text:p>0.2872620259</text:p>
          </table:table-cell>
          <table:table-cell office:value-type="float" office:value="0.320198112724812" calcext:value-type="float">
            <text:p>0.3201981127</text:p>
          </table:table-cell>
          <table:table-cell office:value-type="float" office:value="0.336044997629552" calcext:value-type="float">
            <text:p>0.3360449976</text:p>
          </table:table-cell>
          <table:table-cell office:value-type="float" office:value="0.316124581365258" calcext:value-type="float">
            <text:p>0.3161245814</text:p>
          </table:table-cell>
          <table:table-cell office:value-type="float" office:value="0.306981880300437" calcext:value-type="float">
            <text:p>0.3069818803</text:p>
          </table:table-cell>
          <table:table-cell office:value-type="float" office:value="0.213460899458004" calcext:value-type="float">
            <text:p>0.2134608995</text:p>
          </table:table-cell>
          <table:table-cell office:value-type="float" office:value="0.329785376773102" calcext:value-type="float">
            <text:p>0.3297853768</text:p>
          </table:table-cell>
          <table:table-cell office:value-type="float" office:value="0.370006303205922" calcext:value-type="float">
            <text:p>0.3700063032</text:p>
          </table:table-cell>
          <table:table-cell office:value-type="float" office:value="0.290107482373269" calcext:value-type="float">
            <text:p>0.2901074824</text:p>
          </table:table-cell>
          <table:table-cell office:value-type="float" office:value="0.273797447501808" calcext:value-type="float">
            <text:p>0.2737974475</text:p>
          </table:table-cell>
          <table:table-cell office:value-type="float" office:value="0.391894390748121" calcext:value-type="float">
            <text:p>0.3918943907</text:p>
          </table:table-cell>
          <table:table-cell office:value-type="float" office:value="0.448661073638916" calcext:value-type="float">
            <text:p>0.4486610736</text:p>
          </table:table-cell>
          <table:table-cell office:value-type="float" office:value="0.395940060228446" calcext:value-type="float">
            <text:p>0.3959400602</text:p>
          </table:table-cell>
          <table:table-cell office:value-type="float" office:value="0.519096605938991" calcext:value-type="float">
            <text:p>0.5190966059</text:p>
          </table:table-cell>
          <table:table-cell office:value-type="float" office:value="0.467494891839671" calcext:value-type="float">
            <text:p>0.4674948918</text:p>
          </table:table-cell>
          <table:table-cell office:value-type="float" office:value="0.378271272995776" calcext:value-type="float">
            <text:p>0.378271273</text:p>
          </table:table-cell>
          <table:table-cell office:value-type="float" office:value="0.381497444646727" calcext:value-type="float">
            <text:p>0.3814974446</text:p>
          </table:table-cell>
          <table:table-cell office:value-type="float" office:value="0.321466112395921" calcext:value-type="float">
            <text:p>0.3214661124</text:p>
          </table:table-cell>
          <table:table-cell office:value-type="float" office:value="0.249348656149854" calcext:value-type="float">
            <text:p>0.2493486561</text:p>
          </table:table-cell>
          <table:table-cell office:value-type="float" office:value="0.263568114207864" calcext:value-type="float">
            <text:p>0.2635681142</text:p>
          </table:table-cell>
          <table:table-cell office:value-type="float" office:value="0.26630719900678" calcext:value-type="float">
            <text:p>0.266307199</text:p>
          </table:table-cell>
          <table:table-cell office:value-type="float" office:value="0.20797243108352" calcext:value-type="float">
            <text:p>0.2079724311</text:p>
          </table:table-cell>
          <table:table-cell office:value-type="float" office:value="0.0682516593562175" calcext:value-type="float">
            <text:p>0.0682516594</text:p>
          </table:table-cell>
          <table:table-cell office:value-type="float" office:value="0.126689606016536" calcext:value-type="float">
            <text:p>0.126689606</text:p>
          </table:table-cell>
          <table:table-cell office:value-type="float" office:value="0.141106098768038" calcext:value-type="float">
            <text:p>0.1411060988</text:p>
          </table:table-cell>
          <table:table-cell office:value-type="float" office:value="0.115581224165012" calcext:value-type="float">
            <text:p>0.1155812242</text:p>
          </table:table-cell>
          <table:table-cell office:value-type="float" office:value="0.163997307990436" calcext:value-type="float">
            <text:p>0.163997308</text:p>
          </table:table-cell>
          <table:table-cell office:value-type="float" office:value="0.169246664393301" calcext:value-type="float">
            <text:p>0.1692466644</text:p>
          </table:table-cell>
          <table:table-cell office:value-type="float" office:value="0.217450903664601" calcext:value-type="float">
            <text:p>0.2174509037</text:p>
          </table:table-cell>
          <table:table-cell office:value-type="float" office:value="0.243715375118774" calcext:value-type="float">
            <text:p>0.2437153751</text:p>
          </table:table-cell>
          <table:table-cell office:value-type="float" office:value="0.213868401666735" calcext:value-type="float">
            <text:p>0.2138684017</text:p>
          </table:table-cell>
          <table:table-cell office:value-type="float" office:value="0.299225303606486" calcext:value-type="float">
            <text:p>0.2992253036</text:p>
          </table:table-cell>
          <table:table-cell office:value-type="float" office:value="0.315974535294406" calcext:value-type="float">
            <text:p>0.3159745353</text:p>
          </table:table-cell>
          <table:table-cell office:value-type="float" office:value="0.32644871598848" calcext:value-type="float">
            <text:p>0.326448716</text:p>
          </table:table-cell>
          <table:table-cell office:value-type="float" office:value="0.283688786362172" calcext:value-type="float">
            <text:p>0.2836887864</text:p>
          </table:table-cell>
          <table:table-cell office:value-type="float" office:value="0.371965977851246" calcext:value-type="float">
            <text:p>0.3719659779</text:p>
          </table:table-cell>
          <table:table-cell office:value-type="float" office:value="0.381197503824421" calcext:value-type="float">
            <text:p>0.3811975038</text:p>
          </table:table-cell>
          <table:table-cell office:value-type="float" office:value="0.368626014974674" calcext:value-type="float">
            <text:p>0.368626015</text:p>
          </table:table-cell>
          <table:table-cell office:value-type="float" office:value="0.408043742845966" calcext:value-type="float">
            <text:p>0.4080437428</text:p>
          </table:table-cell>
          <table:table-cell office:value-type="float" office:value="0.412966738676761" calcext:value-type="float">
            <text:p>0.4129667387</text:p>
          </table:table-cell>
          <table:table-cell office:value-type="float" office:value="0.429878410447328" calcext:value-type="float">
            <text:p>0.4298784104</text:p>
          </table:table-cell>
          <table:table-cell office:value-type="float" office:value="0.388930942551921" calcext:value-type="float">
            <text:p>0.3889309426</text:p>
          </table:table-cell>
          <table:table-cell office:value-type="float" office:value="0.390030824554485" calcext:value-type="float">
            <text:p>0.3900308246</text:p>
          </table:table-cell>
          <table:table-cell office:value-type="float" office:value="0.353490788188227" calcext:value-type="float">
            <text:p>0.35349078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72547" calcext:value-type="float">
            <text:p>3072547</text:p>
          </table:table-cell>
          <table:table-cell table:style-name="ce2" table:formula="of:=AVERAGE([.E20:.GL20])" office:value-type="float" office:value="0.296090465979379" calcext:value-type="float">
            <text:p>0.296090466</text:p>
          </table:table-cell>
          <table:table-cell/>
          <table:table-cell office:value-type="float" office:value="0.249821180252155" calcext:value-type="float">
            <text:p>0.2498211803</text:p>
          </table:table-cell>
          <table:table-cell office:value-type="float" office:value="0.183237156955199" calcext:value-type="float">
            <text:p>0.183237157</text:p>
          </table:table-cell>
          <table:table-cell office:value-type="float" office:value="0.179426923298031" calcext:value-type="float">
            <text:p>0.1794269233</text:p>
          </table:table-cell>
          <table:table-cell office:value-type="float" office:value="0.212941393875173" calcext:value-type="float">
            <text:p>0.2129413939</text:p>
          </table:table-cell>
          <table:table-cell office:value-type="float" office:value="0.24398351245686" calcext:value-type="float">
            <text:p>0.2439835125</text:p>
          </table:table-cell>
          <table:table-cell office:value-type="float" office:value="0.321755322212474" calcext:value-type="float">
            <text:p>0.3217553222</text:p>
          </table:table-cell>
          <table:table-cell office:value-type="float" office:value="0.253732100848613" calcext:value-type="float">
            <text:p>0.2537321008</text:p>
          </table:table-cell>
          <table:table-cell office:value-type="float" office:value="0.258360602515067" calcext:value-type="float">
            <text:p>0.2583606025</text:p>
          </table:table-cell>
          <table:table-cell office:value-type="float" office:value="0.300798539261376" calcext:value-type="float">
            <text:p>0.3007985393</text:p>
          </table:table-cell>
          <table:table-cell office:value-type="float" office:value="0.300483088258259" calcext:value-type="float">
            <text:p>0.3004830883</text:p>
          </table:table-cell>
          <table:table-cell office:value-type="float" office:value="0.260522824699422" calcext:value-type="float">
            <text:p>0.2605228247</text:p>
          </table:table-cell>
          <table:table-cell office:value-type="float" office:value="0.428977599097052" calcext:value-type="float">
            <text:p>0.4289775991</text:p>
          </table:table-cell>
          <table:table-cell office:value-type="float" office:value="0.314519640277729" calcext:value-type="float">
            <text:p>0.3145196403</text:p>
          </table:table-cell>
          <table:table-cell office:value-type="float" office:value="0.22824061979515" calcext:value-type="float">
            <text:p>0.2282406198</text:p>
          </table:table-cell>
          <table:table-cell office:value-type="float" office:value="0.172681540157724" calcext:value-type="float">
            <text:p>0.1726815402</text:p>
          </table:table-cell>
          <table:table-cell office:value-type="float" office:value="0.178993726683644" calcext:value-type="float">
            <text:p>0.1789937267</text:p>
          </table:table-cell>
          <table:table-cell office:value-type="float" office:value="0.137320038183369" calcext:value-type="float">
            <text:p>0.1373200382</text:p>
          </table:table-cell>
          <table:table-cell office:value-type="float" office:value="0.123164149565986" calcext:value-type="float">
            <text:p>0.1231641496</text:p>
          </table:table-cell>
          <table:table-cell office:value-type="float" office:value="0.264788946514093" calcext:value-type="float">
            <text:p>0.2647889465</text:p>
          </table:table-cell>
          <table:table-cell office:value-type="float" office:value="0.30723300997935" calcext:value-type="float">
            <text:p>0.30723301</text:p>
          </table:table-cell>
          <table:table-cell office:value-type="float" office:value="0.396759475213749" calcext:value-type="float">
            <text:p>0.3967594752</text:p>
          </table:table-cell>
          <table:table-cell office:value-type="float" office:value="0.406849213088675" calcext:value-type="float">
            <text:p>0.4068492131</text:p>
          </table:table-cell>
          <table:table-cell office:value-type="float" office:value="0.436460886692875" calcext:value-type="float">
            <text:p>0.4364608867</text:p>
          </table:table-cell>
          <table:table-cell office:value-type="float" office:value="0.535508631682693" calcext:value-type="float">
            <text:p>0.5355086317</text:p>
          </table:table-cell>
          <table:table-cell office:value-type="float" office:value="0.479047367550214" calcext:value-type="float">
            <text:p>0.4790473676</text:p>
          </table:table-cell>
          <table:table-cell office:value-type="float" office:value="0.400536313778826" calcext:value-type="float">
            <text:p>0.4005363138</text:p>
          </table:table-cell>
          <table:table-cell office:value-type="float" office:value="0.362522356627362" calcext:value-type="float">
            <text:p>0.3625223566</text:p>
          </table:table-cell>
          <table:table-cell office:value-type="float" office:value="0.355680040642968" calcext:value-type="float">
            <text:p>0.3556800406</text:p>
          </table:table-cell>
          <table:table-cell office:value-type="float" office:value="0.295390550220611" calcext:value-type="float">
            <text:p>0.2953905502</text:p>
          </table:table-cell>
          <table:table-cell office:value-type="float" office:value="0.223235726449662" calcext:value-type="float">
            <text:p>0.2232357264</text:p>
          </table:table-cell>
          <table:table-cell office:value-type="float" office:value="0.241680018731768" calcext:value-type="float">
            <text:p>0.2416800187</text:p>
          </table:table-cell>
          <table:table-cell office:value-type="float" office:value="0.174037081132639" calcext:value-type="float">
            <text:p>0.1740370811</text:p>
          </table:table-cell>
          <table:table-cell office:value-type="float" office:value="0.165050215224336" calcext:value-type="float">
            <text:p>0.1650502152</text:p>
          </table:table-cell>
          <table:table-cell office:value-type="float" office:value="0.246643295000876" calcext:value-type="float">
            <text:p>0.246643295</text:p>
          </table:table-cell>
          <table:table-cell office:value-type="float" office:value="0.305208133833713" calcext:value-type="float">
            <text:p>0.3052081338</text:p>
          </table:table-cell>
          <table:table-cell office:value-type="float" office:value="0.315064706187104" calcext:value-type="float">
            <text:p>0.3150647062</text:p>
          </table:table-cell>
          <table:table-cell office:value-type="float" office:value="0.360382001313116" calcext:value-type="float">
            <text:p>0.3603820013</text:p>
          </table:table-cell>
          <table:table-cell office:value-type="float" office:value="0.363710480005463" calcext:value-type="float">
            <text:p>0.36371048</text:p>
          </table:table-cell>
          <table:table-cell office:value-type="float" office:value="0.34295178764055" calcext:value-type="float">
            <text:p>0.3429517876</text:p>
          </table:table-cell>
          <table:table-cell office:value-type="float" office:value="0.355449696757881" calcext:value-type="float">
            <text:p>0.3554496968</text:p>
          </table:table-cell>
          <table:table-cell office:value-type="float" office:value="0.32618313379491" calcext:value-type="float">
            <text:p>0.3261831338</text:p>
          </table:table-cell>
          <table:table-cell office:value-type="float" office:value="0.241185050256776" calcext:value-type="float">
            <text:p>0.2411850503</text:p>
          </table:table-cell>
          <table:table-cell office:value-type="float" office:value="0.339019066826205" calcext:value-type="float">
            <text:p>0.3390190668</text:p>
          </table:table-cell>
          <table:table-cell office:value-type="float" office:value="0.217953473456823" calcext:value-type="float">
            <text:p>0.2179534735</text:p>
          </table:table-cell>
          <table:table-cell office:value-type="float" office:value="0.264416629145306" calcext:value-type="float">
            <text:p>0.2644166291</text:p>
          </table:table-cell>
          <table:table-cell office:value-type="float" office:value="0.202990239954025" calcext:value-type="float">
            <text:p>0.20299024</text:p>
          </table:table-cell>
          <table:table-cell office:value-type="float" office:value="0.389400227647472" calcext:value-type="float">
            <text:p>0.3894002276</text:p>
          </table:table-cell>
          <table:table-cell office:value-type="float" office:value="0.318327449055992" calcext:value-type="float">
            <text:p>0.3183274491</text:p>
          </table:table-cell>
          <table:table-cell office:value-type="float" office:value="0.390870666711256" calcext:value-type="float">
            <text:p>0.3908706667</text:p>
          </table:table-cell>
          <table:table-cell office:value-type="float" office:value="0.472211624444731" calcext:value-type="float">
            <text:p>0.4722116244</text:p>
          </table:table-cell>
          <table:table-cell office:value-type="float" office:value="0.422169971154869" calcext:value-type="float">
            <text:p>0.4221699712</text:p>
          </table:table-cell>
          <table:table-cell office:value-type="float" office:value="0.580773877255817" calcext:value-type="float">
            <text:p>0.5807738773</text:p>
          </table:table-cell>
          <table:table-cell office:value-type="float" office:value="0.467234248770345" calcext:value-type="float">
            <text:p>0.4672342488</text:p>
          </table:table-cell>
          <table:table-cell office:value-type="float" office:value="0.557164580118262" calcext:value-type="float">
            <text:p>0.5571645801</text:p>
          </table:table-cell>
          <table:table-cell office:value-type="float" office:value="0.407616647101045" calcext:value-type="float">
            <text:p>0.4076166471</text:p>
          </table:table-cell>
          <table:table-cell office:value-type="float" office:value="0.387949923118055" calcext:value-type="float">
            <text:p>0.3879499231</text:p>
          </table:table-cell>
          <table:table-cell office:value-type="float" office:value="0.1398359340858" calcext:value-type="float">
            <text:p>0.1398359341</text:p>
          </table:table-cell>
          <table:table-cell office:value-type="float" office:value="0.153817239193764" calcext:value-type="float">
            <text:p>0.1538172392</text:p>
          </table:table-cell>
          <table:table-cell office:value-type="float" office:value="0.18176110615099" calcext:value-type="float">
            <text:p>0.1817611062</text:p>
          </table:table-cell>
          <table:table-cell office:value-type="float" office:value="0.191516751292484" calcext:value-type="float">
            <text:p>0.1915167513</text:p>
          </table:table-cell>
          <table:table-cell office:value-type="float" office:value="0.251393321509174" calcext:value-type="float">
            <text:p>0.2513933215</text:p>
          </table:table-cell>
          <table:table-cell office:value-type="float" office:value="0.340697795838306" calcext:value-type="float">
            <text:p>0.3406977958</text:p>
          </table:table-cell>
          <table:table-cell office:value-type="float" office:value="0.394153238741752" calcext:value-type="float">
            <text:p>0.3941532387</text:p>
          </table:table-cell>
          <table:table-cell office:value-type="float" office:value="0.417216362418214" calcext:value-type="float">
            <text:p>0.4172163624</text:p>
          </table:table-cell>
          <table:table-cell office:value-type="float" office:value="0.431494326492537" calcext:value-type="float">
            <text:p>0.4314943265</text:p>
          </table:table-cell>
          <table:table-cell office:value-type="float" office:value="0.465607261585798" calcext:value-type="float">
            <text:p>0.4656072616</text:p>
          </table:table-cell>
          <table:table-cell office:value-type="float" office:value="0.46366183724332" calcext:value-type="float">
            <text:p>0.4636618372</text:p>
          </table:table-cell>
          <table:table-cell office:value-type="float" office:value="0.363886634958481" calcext:value-type="float">
            <text:p>0.363886635</text:p>
          </table:table-cell>
          <table:table-cell office:value-type="float" office:value="0.387345925741649" calcext:value-type="float">
            <text:p>0.3873459257</text:p>
          </table:table-cell>
          <table:table-cell office:value-type="float" office:value="0.464531104671389" calcext:value-type="float">
            <text:p>0.4645311047</text:p>
          </table:table-cell>
          <table:table-cell office:value-type="float" office:value="0.437172825221694" calcext:value-type="float">
            <text:p>0.4371728252</text:p>
          </table:table-cell>
          <table:table-cell office:value-type="float" office:value="0.331936207363908" calcext:value-type="float">
            <text:p>0.3319362074</text:p>
          </table:table-cell>
          <table:table-cell office:value-type="float" office:value="0.174079270062906" calcext:value-type="float">
            <text:p>0.1740792701</text:p>
          </table:table-cell>
          <table:table-cell office:value-type="float" office:value="0.279083054188377" calcext:value-type="float">
            <text:p>0.2790830542</text:p>
          </table:table-cell>
          <table:table-cell office:value-type="float" office:value="0.152533018834868" calcext:value-type="float">
            <text:p>0.1525330188</text:p>
          </table:table-cell>
          <table:table-cell office:value-type="float" office:value="0.261914795589318" calcext:value-type="float">
            <text:p>0.2619147956</text:p>
          </table:table-cell>
          <table:table-cell office:value-type="float" office:value="0.163199609429903" calcext:value-type="float">
            <text:p>0.1631996094</text:p>
          </table:table-cell>
          <table:table-cell office:value-type="float" office:value="0.119363110425388" calcext:value-type="float">
            <text:p>0.1193631104</text:p>
          </table:table-cell>
          <table:table-cell office:value-type="float" office:value="0.162312353562832" calcext:value-type="float">
            <text:p>0.1623123536</text:p>
          </table:table-cell>
          <table:table-cell office:value-type="float" office:value="0.291623969194308" calcext:value-type="float">
            <text:p>0.2916239692</text:p>
          </table:table-cell>
          <table:table-cell office:value-type="float" office:value="0.482336248606586" calcext:value-type="float">
            <text:p>0.4823362486</text:p>
          </table:table-cell>
          <table:table-cell office:value-type="float" office:value="0.494387298548217" calcext:value-type="float">
            <text:p>0.4943872985</text:p>
          </table:table-cell>
          <table:table-cell office:value-type="float" office:value="0.438181240747265" calcext:value-type="float">
            <text:p>0.4381812407</text:p>
          </table:table-cell>
          <table:table-cell office:value-type="float" office:value="0.424672908575166" calcext:value-type="float">
            <text:p>0.4246729086</text:p>
          </table:table-cell>
          <table:table-cell office:value-type="float" office:value="0.325323756427458" calcext:value-type="float">
            <text:p>0.3253237564</text:p>
          </table:table-cell>
          <table:table-cell office:value-type="float" office:value="0.294690716939141" calcext:value-type="float">
            <text:p>0.2946907169</text:p>
          </table:table-cell>
          <table:table-cell office:value-type="float" office:value="0.167992382523316" calcext:value-type="float">
            <text:p>0.1679923825</text:p>
          </table:table-cell>
          <table:table-cell office:value-type="float" office:value="0.16521458316238" calcext:value-type="float">
            <text:p>0.1652145832</text:p>
          </table:table-cell>
          <table:table-cell office:value-type="float" office:value="0.202639933949987" calcext:value-type="float">
            <text:p>0.2026399339</text:p>
          </table:table-cell>
          <table:table-cell office:value-type="float" office:value="0.203506483732902" calcext:value-type="float">
            <text:p>0.2035064837</text:p>
          </table:table-cell>
          <table:table-cell office:value-type="float" office:value="0.229285313187932" calcext:value-type="float">
            <text:p>0.2292853132</text:p>
          </table:table-cell>
          <table:table-cell office:value-type="float" office:value="0.253186871634824" calcext:value-type="float">
            <text:p>0.2531868716</text:p>
          </table:table-cell>
          <table:table-cell office:value-type="float" office:value="0.258828778981723" calcext:value-type="float">
            <text:p>0.258828779</text:p>
          </table:table-cell>
          <table:table-cell office:value-type="float" office:value="0.292101705409179" calcext:value-type="float">
            <text:p>0.2921017054</text:p>
          </table:table-cell>
          <table:table-cell office:value-type="float" office:value="0.258635559883743" calcext:value-type="float">
            <text:p>0.2586355599</text:p>
          </table:table-cell>
          <table:table-cell office:value-type="float" office:value="0.196650551154002" calcext:value-type="float">
            <text:p>0.1966505512</text:p>
          </table:table-cell>
          <table:table-cell office:value-type="float" office:value="0.268040918814136" calcext:value-type="float">
            <text:p>0.2680409188</text:p>
          </table:table-cell>
          <table:table-cell office:value-type="float" office:value="0.12247693103739" calcext:value-type="float">
            <text:p>0.122476931</text:p>
          </table:table-cell>
          <table:table-cell office:value-type="float" office:value="0.173723567401734" calcext:value-type="float">
            <text:p>0.1737235674</text:p>
          </table:table-cell>
          <table:table-cell office:value-type="float" office:value="0.167673987727724" calcext:value-type="float">
            <text:p>0.1676739877</text:p>
          </table:table-cell>
          <table:table-cell office:value-type="float" office:value="0.227208768657532" calcext:value-type="float">
            <text:p>0.2272087687</text:p>
          </table:table-cell>
          <table:table-cell office:value-type="float" office:value="0.211923294951262" calcext:value-type="float">
            <text:p>0.211923295</text:p>
          </table:table-cell>
          <table:table-cell office:value-type="float" office:value="0.246297962380768" calcext:value-type="float">
            <text:p>0.2462979624</text:p>
          </table:table-cell>
          <table:table-cell office:value-type="float" office:value="0.384369311183861" calcext:value-type="float">
            <text:p>0.3843693112</text:p>
          </table:table-cell>
          <table:table-cell office:value-type="float" office:value="0.307836841816093" calcext:value-type="float">
            <text:p>0.3078368418</text:p>
          </table:table-cell>
          <table:table-cell office:value-type="float" office:value="0.245099730640943" calcext:value-type="float">
            <text:p>0.2450997306</text:p>
          </table:table-cell>
          <table:table-cell office:value-type="float" office:value="0.217285821920853" calcext:value-type="float">
            <text:p>0.2172858219</text:p>
          </table:table-cell>
          <table:table-cell office:value-type="float" office:value="0.258798104475216" calcext:value-type="float">
            <text:p>0.2587981045</text:p>
          </table:table-cell>
          <table:table-cell office:value-type="float" office:value="0.0886429630055133" calcext:value-type="float">
            <text:p>0.088642963</text:p>
          </table:table-cell>
          <table:table-cell office:value-type="float" office:value="0.26406427554206" calcext:value-type="float">
            <text:p>0.2640642755</text:p>
          </table:table-cell>
          <table:table-cell office:value-type="float" office:value="0.257367075705972" calcext:value-type="float">
            <text:p>0.2573670757</text:p>
          </table:table-cell>
          <table:table-cell office:value-type="float" office:value="0.223455335590228" calcext:value-type="float">
            <text:p>0.2234553356</text:p>
          </table:table-cell>
          <table:table-cell office:value-type="float" office:value="0.309160257561849" calcext:value-type="float">
            <text:p>0.3091602576</text:p>
          </table:table-cell>
          <table:table-cell office:value-type="float" office:value="0.294780560733431" calcext:value-type="float">
            <text:p>0.2947805607</text:p>
          </table:table-cell>
          <table:table-cell office:value-type="float" office:value="0.285228739198369" calcext:value-type="float">
            <text:p>0.2852287392</text:p>
          </table:table-cell>
          <table:table-cell office:value-type="float" office:value="0.209753916435706" calcext:value-type="float">
            <text:p>0.2097539164</text:p>
          </table:table-cell>
          <table:table-cell office:value-type="float" office:value="0.235541457731279" calcext:value-type="float">
            <text:p>0.2355414577</text:p>
          </table:table-cell>
          <table:table-cell office:value-type="float" office:value="0.126209081449656" calcext:value-type="float">
            <text:p>0.1262090814</text:p>
          </table:table-cell>
          <table:table-cell office:value-type="float" office:value="0.278008438962086" calcext:value-type="float">
            <text:p>0.278008439</text:p>
          </table:table-cell>
          <table:table-cell office:value-type="float" office:value="0.317876908721126" calcext:value-type="float">
            <text:p>0.3178769087</text:p>
          </table:table-cell>
          <table:table-cell office:value-type="float" office:value="0.331275944239603" calcext:value-type="float">
            <text:p>0.3312759442</text:p>
          </table:table-cell>
          <table:table-cell office:value-type="float" office:value="0.374420568225124" calcext:value-type="float">
            <text:p>0.3744205682</text:p>
          </table:table-cell>
          <table:table-cell office:value-type="float" office:value="0.358252545086476" calcext:value-type="float">
            <text:p>0.3582525451</text:p>
          </table:table-cell>
          <table:table-cell office:value-type="float" office:value="0.186746345287818" calcext:value-type="float">
            <text:p>0.1867463453</text:p>
          </table:table-cell>
          <table:table-cell office:value-type="float" office:value="0.322840216403249" calcext:value-type="float">
            <text:p>0.3228402164</text:p>
          </table:table-cell>
          <table:table-cell office:value-type="float" office:value="0.239838034403285" calcext:value-type="float">
            <text:p>0.2398380344</text:p>
          </table:table-cell>
          <table:table-cell office:value-type="float" office:value="0.257693599596193" calcext:value-type="float">
            <text:p>0.2576935996</text:p>
          </table:table-cell>
          <table:table-cell office:value-type="float" office:value="0.258439754981116" calcext:value-type="float">
            <text:p>0.258439755</text:p>
          </table:table-cell>
          <table:table-cell office:value-type="float" office:value="0.284926416709982" calcext:value-type="float">
            <text:p>0.2849264167</text:p>
          </table:table-cell>
          <table:table-cell office:value-type="float" office:value="0.275403388931832" calcext:value-type="float">
            <text:p>0.2754033889</text:p>
          </table:table-cell>
          <table:table-cell office:value-type="float" office:value="0.259380419496288" calcext:value-type="float">
            <text:p>0.2593804195</text:p>
          </table:table-cell>
          <table:table-cell office:value-type="float" office:value="0.305810175313959" calcext:value-type="float">
            <text:p>0.3058101753</text:p>
          </table:table-cell>
          <table:table-cell office:value-type="float" office:value="0.321425299358025" calcext:value-type="float">
            <text:p>0.3214252994</text:p>
          </table:table-cell>
          <table:table-cell office:value-type="float" office:value="0.30606972556943" calcext:value-type="float">
            <text:p>0.3060697256</text:p>
          </table:table-cell>
          <table:table-cell office:value-type="float" office:value="0.340401572370382" calcext:value-type="float">
            <text:p>0.3404015724</text:p>
          </table:table-cell>
          <table:table-cell office:value-type="float" office:value="0.360582543190249" calcext:value-type="float">
            <text:p>0.3605825432</text:p>
          </table:table-cell>
          <table:table-cell office:value-type="float" office:value="0.347742450669959" calcext:value-type="float">
            <text:p>0.3477424507</text:p>
          </table:table-cell>
          <table:table-cell office:value-type="float" office:value="0.299305831861683" calcext:value-type="float">
            <text:p>0.2993058319</text:p>
          </table:table-cell>
          <table:table-cell office:value-type="float" office:value="0.380970622230256" calcext:value-type="float">
            <text:p>0.3809706222</text:p>
          </table:table-cell>
          <table:table-cell office:value-type="float" office:value="0.314759085782475" calcext:value-type="float">
            <text:p>0.3147590858</text:p>
          </table:table-cell>
          <table:table-cell office:value-type="float" office:value="0.217554259466006" calcext:value-type="float">
            <text:p>0.2175542595</text:p>
          </table:table-cell>
          <table:table-cell office:value-type="float" office:value="0.208184450969544" calcext:value-type="float">
            <text:p>0.208184451</text:p>
          </table:table-cell>
          <table:table-cell office:value-type="float" office:value="0.272702826491398" calcext:value-type="float">
            <text:p>0.2727028265</text:p>
          </table:table-cell>
          <table:table-cell office:value-type="float" office:value="0.333124058524492" calcext:value-type="float">
            <text:p>0.3331240585</text:p>
          </table:table-cell>
          <table:table-cell office:value-type="float" office:value="0.302327762765431" calcext:value-type="float">
            <text:p>0.3023277628</text:p>
          </table:table-cell>
          <table:table-cell office:value-type="float" office:value="0.348184026444194" calcext:value-type="float">
            <text:p>0.3481840264</text:p>
          </table:table-cell>
          <table:table-cell office:value-type="float" office:value="0.283755199342892" calcext:value-type="float">
            <text:p>0.2837551993</text:p>
          </table:table-cell>
          <table:table-cell office:value-type="float" office:value="0.347112960229425" calcext:value-type="float">
            <text:p>0.3471129602</text:p>
          </table:table-cell>
          <table:table-cell office:value-type="float" office:value="0.337132529094514" calcext:value-type="float">
            <text:p>0.3371325291</text:p>
          </table:table-cell>
          <table:table-cell office:value-type="float" office:value="0.307771684796605" calcext:value-type="float">
            <text:p>0.3077716848</text:p>
          </table:table-cell>
          <table:table-cell office:value-type="float" office:value="0.304622860873431" calcext:value-type="float">
            <text:p>0.3046228609</text:p>
          </table:table-cell>
          <table:table-cell office:value-type="float" office:value="0.226634131871541" calcext:value-type="float">
            <text:p>0.2266341319</text:p>
          </table:table-cell>
          <table:table-cell office:value-type="float" office:value="0.327780365967769" calcext:value-type="float">
            <text:p>0.327780366</text:p>
          </table:table-cell>
          <table:table-cell office:value-type="float" office:value="0.376132785092422" calcext:value-type="float">
            <text:p>0.3761327851</text:p>
          </table:table-cell>
          <table:table-cell office:value-type="float" office:value="0.282260256962159" calcext:value-type="float">
            <text:p>0.282260257</text:p>
          </table:table-cell>
          <table:table-cell office:value-type="float" office:value="0.2565992694796" calcext:value-type="float">
            <text:p>0.2565992695</text:p>
          </table:table-cell>
          <table:table-cell office:value-type="float" office:value="0.424075924471573" calcext:value-type="float">
            <text:p>0.4240759245</text:p>
          </table:table-cell>
          <table:table-cell office:value-type="float" office:value="0.445305845494451" calcext:value-type="float">
            <text:p>0.4453058455</text:p>
          </table:table-cell>
          <table:table-cell office:value-type="float" office:value="0.399800828389505" calcext:value-type="float">
            <text:p>0.3998008284</text:p>
          </table:table-cell>
          <table:table-cell office:value-type="float" office:value="0.515520280211382" calcext:value-type="float">
            <text:p>0.5155202802</text:p>
          </table:table-cell>
          <table:table-cell office:value-type="float" office:value="0.463953623372419" calcext:value-type="float">
            <text:p>0.4639536234</text:p>
          </table:table-cell>
          <table:table-cell office:value-type="float" office:value="0.375496337177921" calcext:value-type="float">
            <text:p>0.3754963372</text:p>
          </table:table-cell>
          <table:table-cell office:value-type="float" office:value="0.381061105993223" calcext:value-type="float">
            <text:p>0.381061106</text:p>
          </table:table-cell>
          <table:table-cell office:value-type="float" office:value="0.318884149951469" calcext:value-type="float">
            <text:p>0.31888415</text:p>
          </table:table-cell>
          <table:table-cell office:value-type="float" office:value="0.247215832341595" calcext:value-type="float">
            <text:p>0.2472158323</text:p>
          </table:table-cell>
          <table:table-cell office:value-type="float" office:value="0.259351630377338" calcext:value-type="float">
            <text:p>0.2593516304</text:p>
          </table:table-cell>
          <table:table-cell office:value-type="float" office:value="0.259826583038177" calcext:value-type="float">
            <text:p>0.259826583</text:p>
          </table:table-cell>
          <table:table-cell office:value-type="float" office:value="0.207901968957169" calcext:value-type="float">
            <text:p>0.207901969</text:p>
          </table:table-cell>
          <table:table-cell office:value-type="float" office:value="0.069981715884068" calcext:value-type="float">
            <text:p>0.0699817159</text:p>
          </table:table-cell>
          <table:table-cell office:value-type="float" office:value="0.123620192970283" calcext:value-type="float">
            <text:p>0.123620193</text:p>
          </table:table-cell>
          <table:table-cell office:value-type="float" office:value="0.144676651880231" calcext:value-type="float">
            <text:p>0.1446766519</text:p>
          </table:table-cell>
          <table:table-cell office:value-type="float" office:value="0.194866776067722" calcext:value-type="float">
            <text:p>0.1948667761</text:p>
          </table:table-cell>
          <table:table-cell office:value-type="float" office:value="0.163857533760044" calcext:value-type="float">
            <text:p>0.1638575338</text:p>
          </table:table-cell>
          <table:table-cell office:value-type="float" office:value="0.149092611538793" calcext:value-type="float">
            <text:p>0.1490926115</text:p>
          </table:table-cell>
          <table:table-cell office:value-type="float" office:value="0.211357659835614" calcext:value-type="float">
            <text:p>0.2113576598</text:p>
          </table:table-cell>
          <table:table-cell office:value-type="float" office:value="0.251862683066344" calcext:value-type="float">
            <text:p>0.2518626831</text:p>
          </table:table-cell>
          <table:table-cell office:value-type="float" office:value="0.185177374691004" calcext:value-type="float">
            <text:p>0.1851773747</text:p>
          </table:table-cell>
          <table:table-cell office:value-type="float" office:value="0.200396419529848" calcext:value-type="float">
            <text:p>0.2003964195</text:p>
          </table:table-cell>
          <table:table-cell office:value-type="float" office:value="0.31812642047297" calcext:value-type="float">
            <text:p>0.3181264205</text:p>
          </table:table-cell>
          <table:table-cell office:value-type="float" office:value="0.316337155314987" calcext:value-type="float">
            <text:p>0.3163371553</text:p>
          </table:table-cell>
          <table:table-cell office:value-type="float" office:value="0.284984070524503" calcext:value-type="float">
            <text:p>0.2849840705</text:p>
          </table:table-cell>
          <table:table-cell office:value-type="float" office:value="0.365330000366531" calcext:value-type="float">
            <text:p>0.3653300004</text:p>
          </table:table-cell>
          <table:table-cell office:value-type="float" office:value="0.387271482778985" calcext:value-type="float">
            <text:p>0.3872714828</text:p>
          </table:table-cell>
          <table:table-cell office:value-type="float" office:value="0.360314753061329" calcext:value-type="float">
            <text:p>0.3603147531</text:p>
          </table:table-cell>
          <table:table-cell office:value-type="float" office:value="0.437824714746778" calcext:value-type="float">
            <text:p>0.4378247147</text:p>
          </table:table-cell>
          <table:table-cell office:value-type="float" office:value="0.412584777410201" calcext:value-type="float">
            <text:p>0.4125847774</text:p>
          </table:table-cell>
          <table:table-cell office:value-type="float" office:value="0.367721003696034" calcext:value-type="float">
            <text:p>0.3677210037</text:p>
          </table:table-cell>
          <table:table-cell office:value-type="float" office:value="0.392492552702557" calcext:value-type="float">
            <text:p>0.3924925527</text:p>
          </table:table-cell>
          <table:table-cell office:value-type="float" office:value="0.387206199624827" calcext:value-type="float">
            <text:p>0.3872061996</text:p>
          </table:table-cell>
          <table:table-cell office:value-type="float" office:value="0.278335367923886" calcext:value-type="float">
            <text:p>0.27833536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29182" calcext:value-type="float">
            <text:p>3229182</text:p>
          </table:table-cell>
          <table:table-cell table:formula="of:=AVERAGE([.E21:.GL21])" office:value-type="float" office:value="0.298967382861302" calcext:value-type="float">
            <text:p>0.2989673829</text:p>
          </table:table-cell>
          <table:table-cell/>
          <table:table-cell office:value-type="float" office:value="0.199878903333376" calcext:value-type="float">
            <text:p>0.1998789033</text:p>
          </table:table-cell>
          <table:table-cell office:value-type="float" office:value="0.264937961266001" calcext:value-type="float">
            <text:p>0.2649379613</text:p>
          </table:table-cell>
          <table:table-cell office:value-type="float" office:value="0.22756074218047" calcext:value-type="float">
            <text:p>0.2275607422</text:p>
          </table:table-cell>
          <table:table-cell office:value-type="float" office:value="0.205635063861466" calcext:value-type="float">
            <text:p>0.2056350639</text:p>
          </table:table-cell>
          <table:table-cell office:value-type="float" office:value="0.22442747423179" calcext:value-type="float">
            <text:p>0.2244274742</text:p>
          </table:table-cell>
          <table:table-cell office:value-type="float" office:value="0.257075735729178" calcext:value-type="float">
            <text:p>0.2570757357</text:p>
          </table:table-cell>
          <table:table-cell office:value-type="float" office:value="0.356941416786986" calcext:value-type="float">
            <text:p>0.3569414168</text:p>
          </table:table-cell>
          <table:table-cell office:value-type="float" office:value="0.234155902916784" calcext:value-type="float">
            <text:p>0.2341559029</text:p>
          </table:table-cell>
          <table:table-cell office:value-type="float" office:value="0.216046850472904" calcext:value-type="float">
            <text:p>0.2160468505</text:p>
          </table:table-cell>
          <table:table-cell office:value-type="float" office:value="0.411250233019873" calcext:value-type="float">
            <text:p>0.411250233</text:p>
          </table:table-cell>
          <table:table-cell office:value-type="float" office:value="0.257485766411234" calcext:value-type="float">
            <text:p>0.2574857664</text:p>
          </table:table-cell>
          <table:table-cell office:value-type="float" office:value="0.314819628961241" calcext:value-type="float">
            <text:p>0.314819629</text:p>
          </table:table-cell>
          <table:table-cell office:value-type="float" office:value="0.286173795090146" calcext:value-type="float">
            <text:p>0.2861737951</text:p>
          </table:table-cell>
          <table:table-cell office:value-type="float" office:value="0.245095094016482" calcext:value-type="float">
            <text:p>0.245095094</text:p>
          </table:table-cell>
          <table:table-cell office:value-type="float" office:value="0.198791730908735" calcext:value-type="float">
            <text:p>0.1987917309</text:p>
          </table:table-cell>
          <table:table-cell office:value-type="float" office:value="0.163086809748498" calcext:value-type="float">
            <text:p>0.1630868097</text:p>
          </table:table-cell>
          <table:table-cell office:value-type="float" office:value="0.241837403505496" calcext:value-type="float">
            <text:p>0.2418374035</text:p>
          </table:table-cell>
          <table:table-cell office:value-type="float" office:value="0.269348606781439" calcext:value-type="float">
            <text:p>0.2693486068</text:p>
          </table:table-cell>
          <table:table-cell office:value-type="float" office:value="0.19266242495183" calcext:value-type="float">
            <text:p>0.192662425</text:p>
          </table:table-cell>
          <table:table-cell office:value-type="float" office:value="0.247211981061904" calcext:value-type="float">
            <text:p>0.2472119811</text:p>
          </table:table-cell>
          <table:table-cell office:value-type="float" office:value="0.428162971232968" calcext:value-type="float">
            <text:p>0.4281629712</text:p>
          </table:table-cell>
          <table:table-cell office:value-type="float" office:value="0.493361136951339" calcext:value-type="float">
            <text:p>0.493361137</text:p>
          </table:table-cell>
          <table:table-cell office:value-type="float" office:value="0.448591642428447" calcext:value-type="float">
            <text:p>0.4485916424</text:p>
          </table:table-cell>
          <table:table-cell office:value-type="float" office:value="0.514728484912563" calcext:value-type="float">
            <text:p>0.5147284849</text:p>
          </table:table-cell>
          <table:table-cell office:value-type="float" office:value="0.529020000761746" calcext:value-type="float">
            <text:p>0.5290200008</text:p>
          </table:table-cell>
          <table:table-cell office:value-type="float" office:value="0.32990881701961" calcext:value-type="float">
            <text:p>0.329908817</text:p>
          </table:table-cell>
          <table:table-cell office:value-type="float" office:value="0.385638801685095" calcext:value-type="float">
            <text:p>0.3856388017</text:p>
          </table:table-cell>
          <table:table-cell office:value-type="float" office:value="0.360973613503101" calcext:value-type="float">
            <text:p>0.3609736135</text:p>
          </table:table-cell>
          <table:table-cell office:value-type="float" office:value="0.285987455712974" calcext:value-type="float">
            <text:p>0.2859874557</text:p>
          </table:table-cell>
          <table:table-cell office:value-type="float" office:value="0.298658821978736" calcext:value-type="float">
            <text:p>0.298658822</text:p>
          </table:table-cell>
          <table:table-cell office:value-type="float" office:value="0.178467885299942" calcext:value-type="float">
            <text:p>0.1784678853</text:p>
          </table:table-cell>
          <table:table-cell office:value-type="float" office:value="0.149716651361964" calcext:value-type="float">
            <text:p>0.1497166514</text:p>
          </table:table-cell>
          <table:table-cell office:value-type="float" office:value="0.150682422374078" calcext:value-type="float">
            <text:p>0.1506824224</text:p>
          </table:table-cell>
          <table:table-cell office:value-type="float" office:value="0.207668175219011" calcext:value-type="float">
            <text:p>0.2076681752</text:p>
          </table:table-cell>
          <table:table-cell office:value-type="float" office:value="0.335024916877524" calcext:value-type="float">
            <text:p>0.3350249169</text:p>
          </table:table-cell>
          <table:table-cell office:value-type="float" office:value="0.320699458175587" calcext:value-type="float">
            <text:p>0.3206994582</text:p>
          </table:table-cell>
          <table:table-cell office:value-type="float" office:value="0.290587154620713" calcext:value-type="float">
            <text:p>0.2905871546</text:p>
          </table:table-cell>
          <table:table-cell office:value-type="float" office:value="0.401893676524878" calcext:value-type="float">
            <text:p>0.4018936765</text:p>
          </table:table-cell>
          <table:table-cell office:value-type="float" office:value="0.313696044457209" calcext:value-type="float">
            <text:p>0.3136960445</text:p>
          </table:table-cell>
          <table:table-cell office:value-type="float" office:value="0.171523757586291" calcext:value-type="float">
            <text:p>0.1715237576</text:p>
          </table:table-cell>
          <table:table-cell office:value-type="float" office:value="0.211640187701528" calcext:value-type="float">
            <text:p>0.2116401877</text:p>
          </table:table-cell>
          <table:table-cell office:value-type="float" office:value="0.235305046118278" calcext:value-type="float">
            <text:p>0.2353050461</text:p>
          </table:table-cell>
          <table:table-cell office:value-type="float" office:value="0.342090497542959" calcext:value-type="float">
            <text:p>0.3420904975</text:p>
          </table:table-cell>
          <table:table-cell office:value-type="float" office:value="0.21719273734642" calcext:value-type="float">
            <text:p>0.2171927373</text:p>
          </table:table-cell>
          <table:table-cell office:value-type="float" office:value="0.256445307309677" calcext:value-type="float">
            <text:p>0.2564453073</text:p>
          </table:table-cell>
          <table:table-cell office:value-type="float" office:value="0.314512369687935" calcext:value-type="float">
            <text:p>0.3145123697</text:p>
          </table:table-cell>
          <table:table-cell office:value-type="float" office:value="0.3172359116631" calcext:value-type="float">
            <text:p>0.3172359117</text:p>
          </table:table-cell>
          <table:table-cell office:value-type="float" office:value="0.287339655366027" calcext:value-type="float">
            <text:p>0.2873396554</text:p>
          </table:table-cell>
          <table:table-cell office:value-type="float" office:value="0.375869606036038" calcext:value-type="float">
            <text:p>0.375869606</text:p>
          </table:table-cell>
          <table:table-cell office:value-type="float" office:value="0.448782400411148" calcext:value-type="float">
            <text:p>0.4487824004</text:p>
          </table:table-cell>
          <table:table-cell office:value-type="float" office:value="0.43236010722394" calcext:value-type="float">
            <text:p>0.4323601072</text:p>
          </table:table-cell>
          <table:table-cell office:value-type="float" office:value="0.51927993145894" calcext:value-type="float">
            <text:p>0.5192799315</text:p>
          </table:table-cell>
          <table:table-cell office:value-type="float" office:value="0.574887838210585" calcext:value-type="float">
            <text:p>0.5748878382</text:p>
          </table:table-cell>
          <table:table-cell office:value-type="float" office:value="0.435988943876236" calcext:value-type="float">
            <text:p>0.4359889439</text:p>
          </table:table-cell>
          <table:table-cell office:value-type="float" office:value="0.417619093628751" calcext:value-type="float">
            <text:p>0.4176190936</text:p>
          </table:table-cell>
          <table:table-cell office:value-type="float" office:value="0.485099674825625" calcext:value-type="float">
            <text:p>0.4850996748</text:p>
          </table:table-cell>
          <table:table-cell office:value-type="float" office:value="0.149663098099004" calcext:value-type="float">
            <text:p>0.1496630981</text:p>
          </table:table-cell>
          <table:table-cell office:value-type="float" office:value="0.160759235746448" calcext:value-type="float">
            <text:p>0.1607592357</text:p>
          </table:table-cell>
          <table:table-cell office:value-type="float" office:value="0.192284653977063" calcext:value-type="float">
            <text:p>0.192284654</text:p>
          </table:table-cell>
          <table:table-cell office:value-type="float" office:value="0.217677477677241" calcext:value-type="float">
            <text:p>0.2176774777</text:p>
          </table:table-cell>
          <table:table-cell office:value-type="float" office:value="0.204012324663718" calcext:value-type="float">
            <text:p>0.2040123247</text:p>
          </table:table-cell>
          <table:table-cell office:value-type="float" office:value="0.314720495204124" calcext:value-type="float">
            <text:p>0.3147204952</text:p>
          </table:table-cell>
          <table:table-cell office:value-type="float" office:value="0.455112723869535" calcext:value-type="float">
            <text:p>0.4551127239</text:p>
          </table:table-cell>
          <table:table-cell office:value-type="float" office:value="0.393233767334117" calcext:value-type="float">
            <text:p>0.3932337673</text:p>
          </table:table-cell>
          <table:table-cell office:value-type="float" office:value="0.396738311660222" calcext:value-type="float">
            <text:p>0.3967383117</text:p>
          </table:table-cell>
          <table:table-cell office:value-type="float" office:value="0.511083266303209" calcext:value-type="float">
            <text:p>0.5110832663</text:p>
          </table:table-cell>
          <table:table-cell office:value-type="float" office:value="0.406120435484957" calcext:value-type="float">
            <text:p>0.4061204355</text:p>
          </table:table-cell>
          <table:table-cell office:value-type="float" office:value="0.428231852646652" calcext:value-type="float">
            <text:p>0.4282318526</text:p>
          </table:table-cell>
          <table:table-cell office:value-type="float" office:value="0.449556942691055" calcext:value-type="float">
            <text:p>0.4495569427</text:p>
          </table:table-cell>
          <table:table-cell office:value-type="float" office:value="0.421408554272042" calcext:value-type="float">
            <text:p>0.4214085543</text:p>
          </table:table-cell>
          <table:table-cell office:value-type="float" office:value="0.416145987028969" calcext:value-type="float">
            <text:p>0.416145987</text:p>
          </table:table-cell>
          <table:table-cell office:value-type="float" office:value="0.458579574513416" calcext:value-type="float">
            <text:p>0.4585795745</text:p>
          </table:table-cell>
          <table:table-cell office:value-type="float" office:value="0.282538779818352" calcext:value-type="float">
            <text:p>0.2825387798</text:p>
          </table:table-cell>
          <table:table-cell office:value-type="float" office:value="0.219964840065718" calcext:value-type="float">
            <text:p>0.2199648401</text:p>
          </table:table-cell>
          <table:table-cell office:value-type="float" office:value="0.232718679349925" calcext:value-type="float">
            <text:p>0.2327186793</text:p>
          </table:table-cell>
          <table:table-cell office:value-type="float" office:value="0.216914773214372" calcext:value-type="float">
            <text:p>0.2169147732</text:p>
          </table:table-cell>
          <table:table-cell office:value-type="float" office:value="0.162885102925929" calcext:value-type="float">
            <text:p>0.1628851029</text:p>
          </table:table-cell>
          <table:table-cell office:value-type="float" office:value="0.134652652067004" calcext:value-type="float">
            <text:p>0.1346526521</text:p>
          </table:table-cell>
          <table:table-cell office:value-type="float" office:value="0.231011170604113" calcext:value-type="float">
            <text:p>0.2310111706</text:p>
          </table:table-cell>
          <table:table-cell office:value-type="float" office:value="0.24986381374153" calcext:value-type="float">
            <text:p>0.2498638137</text:p>
          </table:table-cell>
          <table:table-cell office:value-type="float" office:value="0.372979621053271" calcext:value-type="float">
            <text:p>0.3729796211</text:p>
          </table:table-cell>
          <table:table-cell office:value-type="float" office:value="0.412774370998658" calcext:value-type="float">
            <text:p>0.412774371</text:p>
          </table:table-cell>
          <table:table-cell office:value-type="float" office:value="0.430651911191421" calcext:value-type="float">
            <text:p>0.4306519112</text:p>
          </table:table-cell>
          <table:table-cell office:value-type="float" office:value="0.37880871147788" calcext:value-type="float">
            <text:p>0.3788087115</text:p>
          </table:table-cell>
          <table:table-cell office:value-type="float" office:value="0.317695246453815" calcext:value-type="float">
            <text:p>0.3176952465</text:p>
          </table:table-cell>
          <table:table-cell office:value-type="float" office:value="0.266605548990849" calcext:value-type="float">
            <text:p>0.266605549</text:p>
          </table:table-cell>
          <table:table-cell office:value-type="float" office:value="0.189910425806774" calcext:value-type="float">
            <text:p>0.1899104258</text:p>
          </table:table-cell>
          <table:table-cell office:value-type="float" office:value="0.23539233088797" calcext:value-type="float">
            <text:p>0.2353923309</text:p>
          </table:table-cell>
          <table:table-cell office:value-type="float" office:value="0.111862277031927" calcext:value-type="float">
            <text:p>0.111862277</text:p>
          </table:table-cell>
          <table:table-cell office:value-type="float" office:value="0.197327611770353" calcext:value-type="float">
            <text:p>0.1973276118</text:p>
          </table:table-cell>
          <table:table-cell office:value-type="float" office:value="0.264247154946816" calcext:value-type="float">
            <text:p>0.2642471549</text:p>
          </table:table-cell>
          <table:table-cell office:value-type="float" office:value="0.25618250175684" calcext:value-type="float">
            <text:p>0.2561825018</text:p>
          </table:table-cell>
          <table:table-cell office:value-type="float" office:value="0.399346517914323" calcext:value-type="float">
            <text:p>0.3993465179</text:p>
          </table:table-cell>
          <table:table-cell office:value-type="float" office:value="0.277992792376083" calcext:value-type="float">
            <text:p>0.2779927924</text:p>
          </table:table-cell>
          <table:table-cell office:value-type="float" office:value="0.382777346996764" calcext:value-type="float">
            <text:p>0.382777347</text:p>
          </table:table-cell>
          <table:table-cell office:value-type="float" office:value="0.274733818715778" calcext:value-type="float">
            <text:p>0.2747338187</text:p>
          </table:table-cell>
          <table:table-cell office:value-type="float" office:value="0.294850781361242" calcext:value-type="float">
            <text:p>0.2948507814</text:p>
          </table:table-cell>
          <table:table-cell office:value-type="float" office:value="0.154148143066153" calcext:value-type="float">
            <text:p>0.1541481431</text:p>
          </table:table-cell>
          <table:table-cell office:value-type="float" office:value="0.159834400352885" calcext:value-type="float">
            <text:p>0.1598344004</text:p>
          </table:table-cell>
          <table:table-cell office:value-type="float" office:value="0.132446121228659" calcext:value-type="float">
            <text:p>0.1324461212</text:p>
          </table:table-cell>
          <table:table-cell office:value-type="float" office:value="0.265233741870722" calcext:value-type="float">
            <text:p>0.2652337419</text:p>
          </table:table-cell>
          <table:table-cell office:value-type="float" office:value="0.235481745695806" calcext:value-type="float">
            <text:p>0.2354817457</text:p>
          </table:table-cell>
          <table:table-cell office:value-type="float" office:value="0.292153245569514" calcext:value-type="float">
            <text:p>0.2921532456</text:p>
          </table:table-cell>
          <table:table-cell office:value-type="float" office:value="0.345519470330502" calcext:value-type="float">
            <text:p>0.3455194703</text:p>
          </table:table-cell>
          <table:table-cell office:value-type="float" office:value="0.328405625608465" calcext:value-type="float">
            <text:p>0.3284056256</text:p>
          </table:table-cell>
          <table:table-cell office:value-type="float" office:value="0.248858978348575" calcext:value-type="float">
            <text:p>0.2488589783</text:p>
          </table:table-cell>
          <table:table-cell office:value-type="float" office:value="0.240773587433057" calcext:value-type="float">
            <text:p>0.2407735874</text:p>
          </table:table-cell>
          <table:table-cell office:value-type="float" office:value="0.251130202569908" calcext:value-type="float">
            <text:p>0.2511302026</text:p>
          </table:table-cell>
          <table:table-cell office:value-type="float" office:value="0.0756143004452631" calcext:value-type="float">
            <text:p>0.0756143004</text:p>
          </table:table-cell>
          <table:table-cell office:value-type="float" office:value="0.140150807735972" calcext:value-type="float">
            <text:p>0.1401508077</text:p>
          </table:table-cell>
          <table:table-cell office:value-type="float" office:value="0.214113020457225" calcext:value-type="float">
            <text:p>0.2141130205</text:p>
          </table:table-cell>
          <table:table-cell office:value-type="float" office:value="0.239428503274934" calcext:value-type="float">
            <text:p>0.2394285033</text:p>
          </table:table-cell>
          <table:table-cell office:value-type="float" office:value="0.34107814531808" calcext:value-type="float">
            <text:p>0.3410781453</text:p>
          </table:table-cell>
          <table:table-cell office:value-type="float" office:value="0.308567628367888" calcext:value-type="float">
            <text:p>0.3085676284</text:p>
          </table:table-cell>
          <table:table-cell office:value-type="float" office:value="0.273017363368425" calcext:value-type="float">
            <text:p>0.2730173634</text:p>
          </table:table-cell>
          <table:table-cell office:value-type="float" office:value="0.173588805615583" calcext:value-type="float">
            <text:p>0.1735888056</text:p>
          </table:table-cell>
          <table:table-cell office:value-type="float" office:value="0.13622947373322" calcext:value-type="float">
            <text:p>0.1362294737</text:p>
          </table:table-cell>
          <table:table-cell office:value-type="float" office:value="0.115161390310376" calcext:value-type="float">
            <text:p>0.1151613903</text:p>
          </table:table-cell>
          <table:table-cell office:value-type="float" office:value="0.322282050141576" calcext:value-type="float">
            <text:p>0.3222820501</text:p>
          </table:table-cell>
          <table:table-cell office:value-type="float" office:value="0.30922832309791" calcext:value-type="float">
            <text:p>0.3092283231</text:p>
          </table:table-cell>
          <table:table-cell office:value-type="float" office:value="0.326027866769085" calcext:value-type="float">
            <text:p>0.3260278668</text:p>
          </table:table-cell>
          <table:table-cell office:value-type="float" office:value="0.343718710156884" calcext:value-type="float">
            <text:p>0.3437187102</text:p>
          </table:table-cell>
          <table:table-cell office:value-type="float" office:value="0.373174067302284" calcext:value-type="float">
            <text:p>0.3731740673</text:p>
          </table:table-cell>
          <table:table-cell office:value-type="float" office:value="0.270520819165106" calcext:value-type="float">
            <text:p>0.2705208192</text:p>
          </table:table-cell>
          <table:table-cell office:value-type="float" office:value="0.280199053029219" calcext:value-type="float">
            <text:p>0.280199053</text:p>
          </table:table-cell>
          <table:table-cell office:value-type="float" office:value="0.325539546838935" calcext:value-type="float">
            <text:p>0.3255395468</text:p>
          </table:table-cell>
          <table:table-cell office:value-type="float" office:value="0.183788549324933" calcext:value-type="float">
            <text:p>0.1837885493</text:p>
          </table:table-cell>
          <table:table-cell office:value-type="float" office:value="0.217656568373894" calcext:value-type="float">
            <text:p>0.2176565684</text:p>
          </table:table-cell>
          <table:table-cell office:value-type="float" office:value="0.205875487085891" calcext:value-type="float">
            <text:p>0.2058754871</text:p>
          </table:table-cell>
          <table:table-cell office:value-type="float" office:value="0.250386023257926" calcext:value-type="float">
            <text:p>0.2503860233</text:p>
          </table:table-cell>
          <table:table-cell office:value-type="float" office:value="0.275826111137015" calcext:value-type="float">
            <text:p>0.2758261111</text:p>
          </table:table-cell>
          <table:table-cell office:value-type="float" office:value="0.311044799168962" calcext:value-type="float">
            <text:p>0.3110447992</text:p>
          </table:table-cell>
          <table:table-cell office:value-type="float" office:value="0.310420579333492" calcext:value-type="float">
            <text:p>0.3104205793</text:p>
          </table:table-cell>
          <table:table-cell office:value-type="float" office:value="0.274297912978803" calcext:value-type="float">
            <text:p>0.274297913</text:p>
          </table:table-cell>
          <table:table-cell office:value-type="float" office:value="0.294271657610577" calcext:value-type="float">
            <text:p>0.2942716576</text:p>
          </table:table-cell>
          <table:table-cell office:value-type="float" office:value="0.445424899290002" calcext:value-type="float">
            <text:p>0.4454248993</text:p>
          </table:table-cell>
          <table:table-cell office:value-type="float" office:value="0.392598022744609" calcext:value-type="float">
            <text:p>0.3925980227</text:p>
          </table:table-cell>
          <table:table-cell office:value-type="float" office:value="0.351556541729456" calcext:value-type="float">
            <text:p>0.3515565417</text:p>
          </table:table-cell>
          <table:table-cell office:value-type="float" office:value="0.350661790853627" calcext:value-type="float">
            <text:p>0.3506617909</text:p>
          </table:table-cell>
          <table:table-cell office:value-type="float" office:value="0.409243816692563" calcext:value-type="float">
            <text:p>0.4092438167</text:p>
          </table:table-cell>
          <table:table-cell office:value-type="float" office:value="0.225596982261361" calcext:value-type="float">
            <text:p>0.2255969823</text:p>
          </table:table-cell>
          <table:table-cell office:value-type="float" office:value="0.205650129537536" calcext:value-type="float">
            <text:p>0.2056501295</text:p>
          </table:table-cell>
          <table:table-cell office:value-type="float" office:value="0.233080926231992" calcext:value-type="float">
            <text:p>0.2330809262</text:p>
          </table:table-cell>
          <table:table-cell office:value-type="float" office:value="0.307791017376208" calcext:value-type="float">
            <text:p>0.3077910174</text:p>
          </table:table-cell>
          <table:table-cell office:value-type="float" office:value="0.336339263263273" calcext:value-type="float">
            <text:p>0.3363392633</text:p>
          </table:table-cell>
          <table:table-cell office:value-type="float" office:value="0.330155960379637" calcext:value-type="float">
            <text:p>0.3301559604</text:p>
          </table:table-cell>
          <table:table-cell office:value-type="float" office:value="0.298141252823504" calcext:value-type="float">
            <text:p>0.2981412528</text:p>
          </table:table-cell>
          <table:table-cell office:value-type="float" office:value="0.335378125326638" calcext:value-type="float">
            <text:p>0.3353781253</text:p>
          </table:table-cell>
          <table:table-cell office:value-type="float" office:value="0.418151127283355" calcext:value-type="float">
            <text:p>0.4181511273</text:p>
          </table:table-cell>
          <table:table-cell office:value-type="float" office:value="0.314028683884339" calcext:value-type="float">
            <text:p>0.3140286839</text:p>
          </table:table-cell>
          <table:table-cell office:value-type="float" office:value="0.351987165939919" calcext:value-type="float">
            <text:p>0.3519871659</text:p>
          </table:table-cell>
          <table:table-cell office:value-type="float" office:value="0.288542121859469" calcext:value-type="float">
            <text:p>0.2885421219</text:p>
          </table:table-cell>
          <table:table-cell office:value-type="float" office:value="0.307723214242451" calcext:value-type="float">
            <text:p>0.3077232142</text:p>
          </table:table-cell>
          <table:table-cell office:value-type="float" office:value="0.432031561934774" calcext:value-type="float">
            <text:p>0.4320315619</text:p>
          </table:table-cell>
          <table:table-cell office:value-type="float" office:value="0.298738410631494" calcext:value-type="float">
            <text:p>0.2987384106</text:p>
          </table:table-cell>
          <table:table-cell office:value-type="float" office:value="0.319740260835164" calcext:value-type="float">
            <text:p>0.3197402608</text:p>
          </table:table-cell>
          <table:table-cell office:value-type="float" office:value="0.432002517836434" calcext:value-type="float">
            <text:p>0.4320025178</text:p>
          </table:table-cell>
          <table:table-cell office:value-type="float" office:value="0.366784897877608" calcext:value-type="float">
            <text:p>0.3667848979</text:p>
          </table:table-cell>
          <table:table-cell office:value-type="float" office:value="0.45083233383237" calcext:value-type="float">
            <text:p>0.4508323338</text:p>
          </table:table-cell>
          <table:table-cell office:value-type="float" office:value="0.482863689211647" calcext:value-type="float">
            <text:p>0.4828636892</text:p>
          </table:table-cell>
          <table:table-cell office:value-type="float" office:value="0.420288171510555" calcext:value-type="float">
            <text:p>0.4202881715</text:p>
          </table:table-cell>
          <table:table-cell office:value-type="float" office:value="0.413040001992757" calcext:value-type="float">
            <text:p>0.413040002</text:p>
          </table:table-cell>
          <table:table-cell office:value-type="float" office:value="0.388290584734668" calcext:value-type="float">
            <text:p>0.3882905847</text:p>
          </table:table-cell>
          <table:table-cell office:value-type="float" office:value="0.279477562072992" calcext:value-type="float">
            <text:p>0.2794775621</text:p>
          </table:table-cell>
          <table:table-cell office:value-type="float" office:value="0.363925646932573" calcext:value-type="float">
            <text:p>0.3639256469</text:p>
          </table:table-cell>
          <table:table-cell office:value-type="float" office:value="0.137303771894992" calcext:value-type="float">
            <text:p>0.1373037719</text:p>
          </table:table-cell>
          <table:table-cell office:value-type="float" office:value="0.163971428090753" calcext:value-type="float">
            <text:p>0.1639714281</text:p>
          </table:table-cell>
          <table:table-cell office:value-type="float" office:value="0.240607649669975" calcext:value-type="float">
            <text:p>0.2406076497</text:p>
          </table:table-cell>
          <table:table-cell office:value-type="float" office:value="0.221275779716276" calcext:value-type="float">
            <text:p>0.2212757797</text:p>
          </table:table-cell>
          <table:table-cell office:value-type="float" office:value="0.0803948530093807" calcext:value-type="float">
            <text:p>0.080394853</text:p>
          </table:table-cell>
          <table:table-cell office:value-type="float" office:value="0.139195919430283" calcext:value-type="float">
            <text:p>0.1391959194</text:p>
          </table:table-cell>
          <table:table-cell office:value-type="float" office:value="0.165720002417476" calcext:value-type="float">
            <text:p>0.1657200024</text:p>
          </table:table-cell>
          <table:table-cell office:value-type="float" office:value="0.179955052232413" calcext:value-type="float">
            <text:p>0.1799550522</text:p>
          </table:table-cell>
          <table:table-cell office:value-type="float" office:value="0.216190905629123" calcext:value-type="float">
            <text:p>0.2161909056</text:p>
          </table:table-cell>
          <table:table-cell office:value-type="float" office:value="0.159078331079883" calcext:value-type="float">
            <text:p>0.1590783311</text:p>
          </table:table-cell>
          <table:table-cell office:value-type="float" office:value="0.328457482744641" calcext:value-type="float">
            <text:p>0.3284574827</text:p>
          </table:table-cell>
          <table:table-cell office:value-type="float" office:value="0.177788539999801" calcext:value-type="float">
            <text:p>0.17778854</text:p>
          </table:table-cell>
          <table:table-cell office:value-type="float" office:value="0.270380295712265" calcext:value-type="float">
            <text:p>0.2703802957</text:p>
          </table:table-cell>
          <table:table-cell office:value-type="float" office:value="0.29285418213645" calcext:value-type="float">
            <text:p>0.2928541821</text:p>
          </table:table-cell>
          <table:table-cell office:value-type="float" office:value="0.354816485498226" calcext:value-type="float">
            <text:p>0.3548164855</text:p>
          </table:table-cell>
          <table:table-cell office:value-type="float" office:value="0.238899046596852" calcext:value-type="float">
            <text:p>0.2388990466</text:p>
          </table:table-cell>
          <table:table-cell office:value-type="float" office:value="0.379290772090079" calcext:value-type="float">
            <text:p>0.3792907721</text:p>
          </table:table-cell>
          <table:table-cell office:value-type="float" office:value="0.398297768566005" calcext:value-type="float">
            <text:p>0.3982977686</text:p>
          </table:table-cell>
          <table:table-cell office:value-type="float" office:value="0.344732884604374" calcext:value-type="float">
            <text:p>0.3447328846</text:p>
          </table:table-cell>
          <table:table-cell office:value-type="float" office:value="0.457785574861838" calcext:value-type="float">
            <text:p>0.4577855749</text:p>
          </table:table-cell>
          <table:table-cell office:value-type="float" office:value="0.487682342979073" calcext:value-type="float">
            <text:p>0.487682343</text:p>
          </table:table-cell>
          <table:table-cell office:value-type="float" office:value="0.295216036461549" calcext:value-type="float">
            <text:p>0.2952160365</text:p>
          </table:table-cell>
          <table:table-cell office:value-type="float" office:value="0.383502913341217" calcext:value-type="float">
            <text:p>0.3835029133</text:p>
          </table:table-cell>
          <table:table-cell office:value-type="float" office:value="0.453792574456459" calcext:value-type="float">
            <text:p>0.4537925745</text:p>
          </table:table-cell>
          <table:table-cell office:value-type="float" office:value="0.290270438815095" calcext:value-type="float">
            <text:p>0.2902704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41138" calcext:value-type="float">
            <text:p>3541138</text:p>
          </table:table-cell>
          <table:table-cell table:formula="of:=AVERAGE([.E22:.GL22])" office:value-type="float" office:value="0.307899079049893" calcext:value-type="float">
            <text:p>0.307899079</text:p>
          </table:table-cell>
          <table:table-cell/>
          <table:table-cell office:value-type="float" office:value="0.209843953413094" calcext:value-type="float">
            <text:p>0.2098439534</text:p>
          </table:table-cell>
          <table:table-cell office:value-type="float" office:value="0.187153674007263" calcext:value-type="float">
            <text:p>0.187153674</text:p>
          </table:table-cell>
          <table:table-cell office:value-type="float" office:value="0.141557739214567" calcext:value-type="float">
            <text:p>0.1415577392</text:p>
          </table:table-cell>
          <table:table-cell office:value-type="float" office:value="0.232026295571943" calcext:value-type="float">
            <text:p>0.2320262956</text:p>
          </table:table-cell>
          <table:table-cell office:value-type="float" office:value="0.234152352484091" calcext:value-type="float">
            <text:p>0.2341523525</text:p>
          </table:table-cell>
          <table:table-cell office:value-type="float" office:value="0.382784151736914" calcext:value-type="float">
            <text:p>0.3827841517</text:p>
          </table:table-cell>
          <table:table-cell office:value-type="float" office:value="0.256496189707376" calcext:value-type="float">
            <text:p>0.2564961897</text:p>
          </table:table-cell>
          <table:table-cell office:value-type="float" office:value="0.341079581021826" calcext:value-type="float">
            <text:p>0.341079581</text:p>
          </table:table-cell>
          <table:table-cell office:value-type="float" office:value="0.310588316953625" calcext:value-type="float">
            <text:p>0.310588317</text:p>
          </table:table-cell>
          <table:table-cell office:value-type="float" office:value="0.342296495844413" calcext:value-type="float">
            <text:p>0.3422964958</text:p>
          </table:table-cell>
          <table:table-cell office:value-type="float" office:value="0.29364762246787" calcext:value-type="float">
            <text:p>0.2936476225</text:p>
          </table:table-cell>
          <table:table-cell office:value-type="float" office:value="0.349015004854219" calcext:value-type="float">
            <text:p>0.3490150049</text:p>
          </table:table-cell>
          <table:table-cell office:value-type="float" office:value="0.333504637544942" calcext:value-type="float">
            <text:p>0.3335046375</text:p>
          </table:table-cell>
          <table:table-cell office:value-type="float" office:value="0.233097882831582" calcext:value-type="float">
            <text:p>0.2330978828</text:p>
          </table:table-cell>
          <table:table-cell office:value-type="float" office:value="0.242645370828019" calcext:value-type="float">
            <text:p>0.2426453708</text:p>
          </table:table-cell>
          <table:table-cell office:value-type="float" office:value="0.224006738760229" calcext:value-type="float">
            <text:p>0.2240067388</text:p>
          </table:table-cell>
          <table:table-cell office:value-type="float" office:value="0.14970327368119" calcext:value-type="float">
            <text:p>0.1497032737</text:p>
          </table:table-cell>
          <table:table-cell office:value-type="float" office:value="0.204380539671647" calcext:value-type="float">
            <text:p>0.2043805397</text:p>
          </table:table-cell>
          <table:table-cell office:value-type="float" office:value="0.124079648007448" calcext:value-type="float">
            <text:p>0.124079648</text:p>
          </table:table-cell>
          <table:table-cell office:value-type="float" office:value="0.31580557790468" calcext:value-type="float">
            <text:p>0.3158055779</text:p>
          </table:table-cell>
          <table:table-cell office:value-type="float" office:value="0.404644520244453" calcext:value-type="float">
            <text:p>0.4046445202</text:p>
          </table:table-cell>
          <table:table-cell office:value-type="float" office:value="0.447142958324826" calcext:value-type="float">
            <text:p>0.4471429583</text:p>
          </table:table-cell>
          <table:table-cell office:value-type="float" office:value="0.451994954879854" calcext:value-type="float">
            <text:p>0.4519949549</text:p>
          </table:table-cell>
          <table:table-cell office:value-type="float" office:value="0.499006590493612" calcext:value-type="float">
            <text:p>0.4990065905</text:p>
          </table:table-cell>
          <table:table-cell office:value-type="float" office:value="0.548579232360605" calcext:value-type="float">
            <text:p>0.5485792324</text:p>
          </table:table-cell>
          <table:table-cell office:value-type="float" office:value="0.41157876469776" calcext:value-type="float">
            <text:p>0.4115787647</text:p>
          </table:table-cell>
          <table:table-cell office:value-type="float" office:value="0.357086391836543" calcext:value-type="float">
            <text:p>0.3570863918</text:p>
          </table:table-cell>
          <table:table-cell office:value-type="float" office:value="0.367612587412153" calcext:value-type="float">
            <text:p>0.3676125874</text:p>
          </table:table-cell>
          <table:table-cell office:value-type="float" office:value="0.268157807032899" calcext:value-type="float">
            <text:p>0.268157807</text:p>
          </table:table-cell>
          <table:table-cell office:value-type="float" office:value="0.196252888124708" calcext:value-type="float">
            <text:p>0.1962528881</text:p>
          </table:table-cell>
          <table:table-cell office:value-type="float" office:value="0.255224295755313" calcext:value-type="float">
            <text:p>0.2552242958</text:p>
          </table:table-cell>
          <table:table-cell office:value-type="float" office:value="0.250188047409466" calcext:value-type="float">
            <text:p>0.2501880474</text:p>
          </table:table-cell>
          <table:table-cell office:value-type="float" office:value="0.160471333514384" calcext:value-type="float">
            <text:p>0.1604713335</text:p>
          </table:table-cell>
          <table:table-cell office:value-type="float" office:value="0.251919133257595" calcext:value-type="float">
            <text:p>0.2519191333</text:p>
          </table:table-cell>
          <table:table-cell office:value-type="float" office:value="0.31823686757896" calcext:value-type="float">
            <text:p>0.3182368676</text:p>
          </table:table-cell>
          <table:table-cell office:value-type="float" office:value="0.30780995670677" calcext:value-type="float">
            <text:p>0.3078099567</text:p>
          </table:table-cell>
          <table:table-cell office:value-type="float" office:value="0.301965798358176" calcext:value-type="float">
            <text:p>0.3019657984</text:p>
          </table:table-cell>
          <table:table-cell office:value-type="float" office:value="0.332789872141844" calcext:value-type="float">
            <text:p>0.3327898721</text:p>
          </table:table-cell>
          <table:table-cell office:value-type="float" office:value="0.466897717775009" calcext:value-type="float">
            <text:p>0.4668977178</text:p>
          </table:table-cell>
          <table:table-cell office:value-type="float" office:value="0.1960719838583" calcext:value-type="float">
            <text:p>0.1960719839</text:p>
          </table:table-cell>
          <table:table-cell office:value-type="float" office:value="0.329807438907272" calcext:value-type="float">
            <text:p>0.3298074389</text:p>
          </table:table-cell>
          <table:table-cell office:value-type="float" office:value="0.237782501405393" calcext:value-type="float">
            <text:p>0.2377825014</text:p>
          </table:table-cell>
          <table:table-cell office:value-type="float" office:value="0.328477029287263" calcext:value-type="float">
            <text:p>0.3284770293</text:p>
          </table:table-cell>
          <table:table-cell office:value-type="float" office:value="0.32106794532307" calcext:value-type="float">
            <text:p>0.3210679453</text:p>
          </table:table-cell>
          <table:table-cell office:value-type="float" office:value="0.268503530612112" calcext:value-type="float">
            <text:p>0.2685035306</text:p>
          </table:table-cell>
          <table:table-cell office:value-type="float" office:value="0.269246684387078" calcext:value-type="float">
            <text:p>0.2692466844</text:p>
          </table:table-cell>
          <table:table-cell office:value-type="float" office:value="0.335931822388464" calcext:value-type="float">
            <text:p>0.3359318224</text:p>
          </table:table-cell>
          <table:table-cell office:value-type="float" office:value="0.327230387764507" calcext:value-type="float">
            <text:p>0.3272303878</text:p>
          </table:table-cell>
          <table:table-cell office:value-type="float" office:value="0.397261022819802" calcext:value-type="float">
            <text:p>0.3972610228</text:p>
          </table:table-cell>
          <table:table-cell office:value-type="float" office:value="0.457532037493032" calcext:value-type="float">
            <text:p>0.4575320375</text:p>
          </table:table-cell>
          <table:table-cell office:value-type="float" office:value="0.441778245101232" calcext:value-type="float">
            <text:p>0.4417782451</text:p>
          </table:table-cell>
          <table:table-cell office:value-type="float" office:value="0.591029266865079" calcext:value-type="float">
            <text:p>0.5910292669</text:p>
          </table:table-cell>
          <table:table-cell office:value-type="float" office:value="0.605359942599392" calcext:value-type="float">
            <text:p>0.6053599426</text:p>
          </table:table-cell>
          <table:table-cell office:value-type="float" office:value="0.45585192392412" calcext:value-type="float">
            <text:p>0.4558519239</text:p>
          </table:table-cell>
          <table:table-cell office:value-type="float" office:value="0.525417948576364" calcext:value-type="float">
            <text:p>0.5254179486</text:p>
          </table:table-cell>
          <table:table-cell office:value-type="float" office:value="0.39668442564795" calcext:value-type="float">
            <text:p>0.3966844256</text:p>
          </table:table-cell>
          <table:table-cell office:value-type="float" office:value="0.217118885847126" calcext:value-type="float">
            <text:p>0.2171188858</text:p>
          </table:table-cell>
          <table:table-cell office:value-type="float" office:value="0.181917908030978" calcext:value-type="float">
            <text:p>0.181917908</text:p>
          </table:table-cell>
          <table:table-cell office:value-type="float" office:value="0.214319596155102" calcext:value-type="float">
            <text:p>0.2143195962</text:p>
          </table:table-cell>
          <table:table-cell office:value-type="float" office:value="0.280535418054796" calcext:value-type="float">
            <text:p>0.2805354181</text:p>
          </table:table-cell>
          <table:table-cell office:value-type="float" office:value="0.213197431407222" calcext:value-type="float">
            <text:p>0.2131974314</text:p>
          </table:table-cell>
          <table:table-cell office:value-type="float" office:value="0.295677164353362" calcext:value-type="float">
            <text:p>0.2956771644</text:p>
          </table:table-cell>
          <table:table-cell office:value-type="float" office:value="0.39032992063302" calcext:value-type="float">
            <text:p>0.3903299206</text:p>
          </table:table-cell>
          <table:table-cell office:value-type="float" office:value="0.446741214894683" calcext:value-type="float">
            <text:p>0.4467412149</text:p>
          </table:table-cell>
          <table:table-cell office:value-type="float" office:value="0.452819281149316" calcext:value-type="float">
            <text:p>0.4528192811</text:p>
          </table:table-cell>
          <table:table-cell office:value-type="float" office:value="0.512810287773887" calcext:value-type="float">
            <text:p>0.5128102878</text:p>
          </table:table-cell>
          <table:table-cell office:value-type="float" office:value="0.382554089864692" calcext:value-type="float">
            <text:p>0.3825540899</text:p>
          </table:table-cell>
          <table:table-cell office:value-type="float" office:value="0.443856854443567" calcext:value-type="float">
            <text:p>0.4438568544</text:p>
          </table:table-cell>
          <table:table-cell office:value-type="float" office:value="0.500530504224349" calcext:value-type="float">
            <text:p>0.5005305042</text:p>
          </table:table-cell>
          <table:table-cell office:value-type="float" office:value="0.461636457027434" calcext:value-type="float">
            <text:p>0.461636457</text:p>
          </table:table-cell>
          <table:table-cell office:value-type="float" office:value="0.432254228505636" calcext:value-type="float">
            <text:p>0.4322542285</text:p>
          </table:table-cell>
          <table:table-cell office:value-type="float" office:value="0.367138171263879" calcext:value-type="float">
            <text:p>0.3671381713</text:p>
          </table:table-cell>
          <table:table-cell office:value-type="float" office:value="0.221983424708922" calcext:value-type="float">
            <text:p>0.2219834247</text:p>
          </table:table-cell>
          <table:table-cell office:value-type="float" office:value="0.252714815839116" calcext:value-type="float">
            <text:p>0.2527148158</text:p>
          </table:table-cell>
          <table:table-cell office:value-type="float" office:value="0.270290757323364" calcext:value-type="float">
            <text:p>0.2702907573</text:p>
          </table:table-cell>
          <table:table-cell office:value-type="float" office:value="0.269702716164194" calcext:value-type="float">
            <text:p>0.2697027162</text:p>
          </table:table-cell>
          <table:table-cell office:value-type="float" office:value="0.162235423924561" calcext:value-type="float">
            <text:p>0.1622354239</text:p>
          </table:table-cell>
          <table:table-cell office:value-type="float" office:value="0.131781435791166" calcext:value-type="float">
            <text:p>0.1317814358</text:p>
          </table:table-cell>
          <table:table-cell office:value-type="float" office:value="0.266737801478891" calcext:value-type="float">
            <text:p>0.2667378015</text:p>
          </table:table-cell>
          <table:table-cell office:value-type="float" office:value="0.260700586481277" calcext:value-type="float">
            <text:p>0.2607005865</text:p>
          </table:table-cell>
          <table:table-cell office:value-type="float" office:value="0.370169514978722" calcext:value-type="float">
            <text:p>0.370169515</text:p>
          </table:table-cell>
          <table:table-cell office:value-type="float" office:value="0.476541869066513" calcext:value-type="float">
            <text:p>0.4765418691</text:p>
          </table:table-cell>
          <table:table-cell office:value-type="float" office:value="0.430736136104305" calcext:value-type="float">
            <text:p>0.4307361361</text:p>
          </table:table-cell>
          <table:table-cell office:value-type="float" office:value="0.424598468447022" calcext:value-type="float">
            <text:p>0.4245984684</text:p>
          </table:table-cell>
          <table:table-cell office:value-type="float" office:value="0.331081522070446" calcext:value-type="float">
            <text:p>0.3310815221</text:p>
          </table:table-cell>
          <table:table-cell office:value-type="float" office:value="0.252507458363128" calcext:value-type="float">
            <text:p>0.2525074584</text:p>
          </table:table-cell>
          <table:table-cell office:value-type="float" office:value="0.166984472372386" calcext:value-type="float">
            <text:p>0.1669844724</text:p>
          </table:table-cell>
          <table:table-cell office:value-type="float" office:value="0.190390570286232" calcext:value-type="float">
            <text:p>0.1903905703</text:p>
          </table:table-cell>
          <table:table-cell office:value-type="float" office:value="0.211881156350628" calcext:value-type="float">
            <text:p>0.2118811564</text:p>
          </table:table-cell>
          <table:table-cell office:value-type="float" office:value="0.20713525581846" calcext:value-type="float">
            <text:p>0.2071352558</text:p>
          </table:table-cell>
          <table:table-cell office:value-type="float" office:value="0.236773323987707" calcext:value-type="float">
            <text:p>0.236773324</text:p>
          </table:table-cell>
          <table:table-cell office:value-type="float" office:value="0.249876429484257" calcext:value-type="float">
            <text:p>0.2498764295</text:p>
          </table:table-cell>
          <table:table-cell office:value-type="float" office:value="0.416180174933206" calcext:value-type="float">
            <text:p>0.4161801749</text:p>
          </table:table-cell>
          <table:table-cell office:value-type="float" office:value="0.297445902388947" calcext:value-type="float">
            <text:p>0.2974459024</text:p>
          </table:table-cell>
          <table:table-cell office:value-type="float" office:value="0.314464466506159" calcext:value-type="float">
            <text:p>0.3144644665</text:p>
          </table:table-cell>
          <table:table-cell office:value-type="float" office:value="0.363436932379891" calcext:value-type="float">
            <text:p>0.3634369324</text:p>
          </table:table-cell>
          <table:table-cell office:value-type="float" office:value="0.265529444019853" calcext:value-type="float">
            <text:p>0.265529444</text:p>
          </table:table-cell>
          <table:table-cell office:value-type="float" office:value="0.134748381528921" calcext:value-type="float">
            <text:p>0.1347483815</text:p>
          </table:table-cell>
          <table:table-cell office:value-type="float" office:value="0.142048918047718" calcext:value-type="float">
            <text:p>0.142048918</text:p>
          </table:table-cell>
          <table:table-cell office:value-type="float" office:value="0.136518671420642" calcext:value-type="float">
            <text:p>0.1365186714</text:p>
          </table:table-cell>
          <table:table-cell office:value-type="float" office:value="0.199437150059053" calcext:value-type="float">
            <text:p>0.1994371501</text:p>
          </table:table-cell>
          <table:table-cell office:value-type="float" office:value="0.250935983052182" calcext:value-type="float">
            <text:p>0.2509359831</text:p>
          </table:table-cell>
          <table:table-cell office:value-type="float" office:value="0.305369933202308" calcext:value-type="float">
            <text:p>0.3053699332</text:p>
          </table:table-cell>
          <table:table-cell office:value-type="float" office:value="0.382280815100496" calcext:value-type="float">
            <text:p>0.3822808151</text:p>
          </table:table-cell>
          <table:table-cell office:value-type="float" office:value="0.308214437851544" calcext:value-type="float">
            <text:p>0.3082144379</text:p>
          </table:table-cell>
          <table:table-cell office:value-type="float" office:value="0.236298431627233" calcext:value-type="float">
            <text:p>0.2362984316</text:p>
          </table:table-cell>
          <table:table-cell office:value-type="float" office:value="0.233391390090589" calcext:value-type="float">
            <text:p>0.2333913901</text:p>
          </table:table-cell>
          <table:table-cell office:value-type="float" office:value="0.237055588925669" calcext:value-type="float">
            <text:p>0.2370555889</text:p>
          </table:table-cell>
          <table:table-cell office:value-type="float" office:value="0.152089569500464" calcext:value-type="float">
            <text:p>0.1520895695</text:p>
          </table:table-cell>
          <table:table-cell office:value-type="float" office:value="0.164151531742451" calcext:value-type="float">
            <text:p>0.1641515317</text:p>
          </table:table-cell>
          <table:table-cell office:value-type="float" office:value="0.260904488345918" calcext:value-type="float">
            <text:p>0.2609044883</text:p>
          </table:table-cell>
          <table:table-cell office:value-type="float" office:value="0.227846663915395" calcext:value-type="float">
            <text:p>0.2278466639</text:p>
          </table:table-cell>
          <table:table-cell office:value-type="float" office:value="0.303631293045234" calcext:value-type="float">
            <text:p>0.303631293</text:p>
          </table:table-cell>
          <table:table-cell office:value-type="float" office:value="0.308673985997841" calcext:value-type="float">
            <text:p>0.308673986</text:p>
          </table:table-cell>
          <table:table-cell office:value-type="float" office:value="0.251433625534931" calcext:value-type="float">
            <text:p>0.2514336255</text:p>
          </table:table-cell>
          <table:table-cell office:value-type="float" office:value="0.212548070233629" calcext:value-type="float">
            <text:p>0.2125480702</text:p>
          </table:table-cell>
          <table:table-cell office:value-type="float" office:value="0.195888865512965" calcext:value-type="float">
            <text:p>0.1958888655</text:p>
          </table:table-cell>
          <table:table-cell office:value-type="float" office:value="0.119156662853143" calcext:value-type="float">
            <text:p>0.1191566629</text:p>
          </table:table-cell>
          <table:table-cell office:value-type="float" office:value="0.285582702515988" calcext:value-type="float">
            <text:p>0.2855827025</text:p>
          </table:table-cell>
          <table:table-cell office:value-type="float" office:value="0.328618862165225" calcext:value-type="float">
            <text:p>0.3286188622</text:p>
          </table:table-cell>
          <table:table-cell office:value-type="float" office:value="0.343956153837297" calcext:value-type="float">
            <text:p>0.3439561538</text:p>
          </table:table-cell>
          <table:table-cell office:value-type="float" office:value="0.452879319747861" calcext:value-type="float">
            <text:p>0.4528793197</text:p>
          </table:table-cell>
          <table:table-cell office:value-type="float" office:value="0.415374215289213" calcext:value-type="float">
            <text:p>0.4153742153</text:p>
          </table:table-cell>
          <table:table-cell office:value-type="float" office:value="0.302915568760604" calcext:value-type="float">
            <text:p>0.3029155688</text:p>
          </table:table-cell>
          <table:table-cell office:value-type="float" office:value="0.320509042177191" calcext:value-type="float">
            <text:p>0.3205090422</text:p>
          </table:table-cell>
          <table:table-cell office:value-type="float" office:value="0.234854692291255" calcext:value-type="float">
            <text:p>0.2348546923</text:p>
          </table:table-cell>
          <table:table-cell office:value-type="float" office:value="0.303263224187027" calcext:value-type="float">
            <text:p>0.3032632242</text:p>
          </table:table-cell>
          <table:table-cell office:value-type="float" office:value="0.299387767977042" calcext:value-type="float">
            <text:p>0.299387768</text:p>
          </table:table-cell>
          <table:table-cell office:value-type="float" office:value="0.217764800281828" calcext:value-type="float">
            <text:p>0.2177648003</text:p>
          </table:table-cell>
          <table:table-cell office:value-type="float" office:value="0.289357424033855" calcext:value-type="float">
            <text:p>0.289357424</text:p>
          </table:table-cell>
          <table:table-cell office:value-type="float" office:value="0.302151737546251" calcext:value-type="float">
            <text:p>0.3021517375</text:p>
          </table:table-cell>
          <table:table-cell office:value-type="float" office:value="0.348181807010591" calcext:value-type="float">
            <text:p>0.348181807</text:p>
          </table:table-cell>
          <table:table-cell office:value-type="float" office:value="0.320355779098012" calcext:value-type="float">
            <text:p>0.3203557791</text:p>
          </table:table-cell>
          <table:table-cell office:value-type="float" office:value="0.30379302085995" calcext:value-type="float">
            <text:p>0.3037930209</text:p>
          </table:table-cell>
          <table:table-cell office:value-type="float" office:value="0.396270923367557" calcext:value-type="float">
            <text:p>0.3962709234</text:p>
          </table:table-cell>
          <table:table-cell office:value-type="float" office:value="0.409031569616048" calcext:value-type="float">
            <text:p>0.4090315696</text:p>
          </table:table-cell>
          <table:table-cell office:value-type="float" office:value="0.347412206438782" calcext:value-type="float">
            <text:p>0.3474122064</text:p>
          </table:table-cell>
          <table:table-cell office:value-type="float" office:value="0.355791838834531" calcext:value-type="float">
            <text:p>0.3557918388</text:p>
          </table:table-cell>
          <table:table-cell office:value-type="float" office:value="0.37397810394117" calcext:value-type="float">
            <text:p>0.3739781039</text:p>
          </table:table-cell>
          <table:table-cell office:value-type="float" office:value="0.318732889787909" calcext:value-type="float">
            <text:p>0.3187328898</text:p>
          </table:table-cell>
          <table:table-cell office:value-type="float" office:value="0.231806434164036" calcext:value-type="float">
            <text:p>0.2318064342</text:p>
          </table:table-cell>
          <table:table-cell office:value-type="float" office:value="0.254681304321015" calcext:value-type="float">
            <text:p>0.2546813043</text:p>
          </table:table-cell>
          <table:table-cell office:value-type="float" office:value="0.233005534525285" calcext:value-type="float">
            <text:p>0.2330055345</text:p>
          </table:table-cell>
          <table:table-cell office:value-type="float" office:value="0.372486507581356" calcext:value-type="float">
            <text:p>0.3724865076</text:p>
          </table:table-cell>
          <table:table-cell office:value-type="float" office:value="0.36099241436556" calcext:value-type="float">
            <text:p>0.3609924144</text:p>
          </table:table-cell>
          <table:table-cell office:value-type="float" office:value="0.349306455891554" calcext:value-type="float">
            <text:p>0.3493064559</text:p>
          </table:table-cell>
          <table:table-cell office:value-type="float" office:value="0.298005250872714" calcext:value-type="float">
            <text:p>0.2980052509</text:p>
          </table:table-cell>
          <table:table-cell office:value-type="float" office:value="0.319149073183954" calcext:value-type="float">
            <text:p>0.3191490732</text:p>
          </table:table-cell>
          <table:table-cell office:value-type="float" office:value="0.345205795923031" calcext:value-type="float">
            <text:p>0.3452057959</text:p>
          </table:table-cell>
          <table:table-cell office:value-type="float" office:value="0.263536593710344" calcext:value-type="float">
            <text:p>0.2635365937</text:p>
          </table:table-cell>
          <table:table-cell office:value-type="float" office:value="0.330483124828741" calcext:value-type="float">
            <text:p>0.3304831248</text:p>
          </table:table-cell>
          <table:table-cell office:value-type="float" office:value="0.39477337668296" calcext:value-type="float">
            <text:p>0.3947733767</text:p>
          </table:table-cell>
          <table:table-cell office:value-type="float" office:value="0.323155784992622" calcext:value-type="float">
            <text:p>0.323155785</text:p>
          </table:table-cell>
          <table:table-cell office:value-type="float" office:value="0.370882247368185" calcext:value-type="float">
            <text:p>0.3708822474</text:p>
          </table:table-cell>
          <table:table-cell office:value-type="float" office:value="0.279050235983551" calcext:value-type="float">
            <text:p>0.279050236</text:p>
          </table:table-cell>
          <table:table-cell office:value-type="float" office:value="0.277755758064795" calcext:value-type="float">
            <text:p>0.2777557581</text:p>
          </table:table-cell>
          <table:table-cell office:value-type="float" office:value="0.429734923478355" calcext:value-type="float">
            <text:p>0.4297349235</text:p>
          </table:table-cell>
          <table:table-cell office:value-type="float" office:value="0.459975737300515" calcext:value-type="float">
            <text:p>0.4599757373</text:p>
          </table:table-cell>
          <table:table-cell office:value-type="float" office:value="0.459075217695683" calcext:value-type="float">
            <text:p>0.4590752177</text:p>
          </table:table-cell>
          <table:table-cell office:value-type="float" office:value="0.411774431521905" calcext:value-type="float">
            <text:p>0.4117744315</text:p>
          </table:table-cell>
          <table:table-cell office:value-type="float" office:value="0.470349002916247" calcext:value-type="float">
            <text:p>0.4703490029</text:p>
          </table:table-cell>
          <table:table-cell office:value-type="float" office:value="0.379598558299229" calcext:value-type="float">
            <text:p>0.3795985583</text:p>
          </table:table-cell>
          <table:table-cell office:value-type="float" office:value="0.34620703855981" calcext:value-type="float">
            <text:p>0.3462070386</text:p>
          </table:table-cell>
          <table:table-cell office:value-type="float" office:value="0.284294317352285" calcext:value-type="float">
            <text:p>0.2842943174</text:p>
          </table:table-cell>
          <table:table-cell office:value-type="float" office:value="0.325238465890441" calcext:value-type="float">
            <text:p>0.3252384659</text:p>
          </table:table-cell>
          <table:table-cell office:value-type="float" office:value="0.138281496778162" calcext:value-type="float">
            <text:p>0.1382814968</text:p>
          </table:table-cell>
          <table:table-cell office:value-type="float" office:value="0.267369106115951" calcext:value-type="float">
            <text:p>0.2673691061</text:p>
          </table:table-cell>
          <table:table-cell office:value-type="float" office:value="0.196389183211955" calcext:value-type="float">
            <text:p>0.1963891832</text:p>
          </table:table-cell>
          <table:table-cell office:value-type="float" office:value="0.0650988583286573" calcext:value-type="float">
            <text:p>0.0650988583</text:p>
          </table:table-cell>
          <table:table-cell office:value-type="float" office:value="0.237145463237381" calcext:value-type="float">
            <text:p>0.2371454632</text:p>
          </table:table-cell>
          <table:table-cell office:value-type="float" office:value="0.107400771421451" calcext:value-type="float">
            <text:p>0.1074007714</text:p>
          </table:table-cell>
          <table:table-cell office:value-type="float" office:value="0.0870044657304812" calcext:value-type="float">
            <text:p>0.0870044657</text:p>
          </table:table-cell>
          <table:table-cell office:value-type="float" office:value="0.205403687424988" calcext:value-type="float">
            <text:p>0.2054036874</text:p>
          </table:table-cell>
          <table:table-cell office:value-type="float" office:value="0.260363741767894" calcext:value-type="float">
            <text:p>0.2603637418</text:p>
          </table:table-cell>
          <table:table-cell office:value-type="float" office:value="0.2107887886608" calcext:value-type="float">
            <text:p>0.2107887887</text:p>
          </table:table-cell>
          <table:table-cell office:value-type="float" office:value="0.237085576506986" calcext:value-type="float">
            <text:p>0.2370855765</text:p>
          </table:table-cell>
          <table:table-cell office:value-type="float" office:value="0.215288291662769" calcext:value-type="float">
            <text:p>0.2152882917</text:p>
          </table:table-cell>
          <table:table-cell office:value-type="float" office:value="0.254573003863465" calcext:value-type="float">
            <text:p>0.2545730039</text:p>
          </table:table-cell>
          <table:table-cell office:value-type="float" office:value="0.32543791136946" calcext:value-type="float">
            <text:p>0.3254379114</text:p>
          </table:table-cell>
          <table:table-cell office:value-type="float" office:value="0.231093299829364" calcext:value-type="float">
            <text:p>0.2310932998</text:p>
          </table:table-cell>
          <table:table-cell office:value-type="float" office:value="0.306620876678444" calcext:value-type="float">
            <text:p>0.3066208767</text:p>
          </table:table-cell>
          <table:table-cell office:value-type="float" office:value="0.37760533564671" calcext:value-type="float">
            <text:p>0.3776053356</text:p>
          </table:table-cell>
          <table:table-cell office:value-type="float" office:value="0.377029973413277" calcext:value-type="float">
            <text:p>0.3770299734</text:p>
          </table:table-cell>
          <table:table-cell office:value-type="float" office:value="0.364614314496359" calcext:value-type="float">
            <text:p>0.3646143145</text:p>
          </table:table-cell>
          <table:table-cell office:value-type="float" office:value="0.426162844353292" calcext:value-type="float">
            <text:p>0.4261628444</text:p>
          </table:table-cell>
          <table:table-cell office:value-type="float" office:value="0.512430017360408" calcext:value-type="float">
            <text:p>0.5124300174</text:p>
          </table:table-cell>
          <table:table-cell office:value-type="float" office:value="0.343543124620027" calcext:value-type="float">
            <text:p>0.3435431246</text:p>
          </table:table-cell>
          <table:table-cell office:value-type="float" office:value="0.377079685464307" calcext:value-type="float">
            <text:p>0.3770796855</text:p>
          </table:table-cell>
          <table:table-cell office:value-type="float" office:value="0.397886884660081" calcext:value-type="float">
            <text:p>0.3978868847</text:p>
          </table:table-cell>
          <table:table-cell office:value-type="float" office:value="0.350040249778512" calcext:value-type="float">
            <text:p>0.35004024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99614" calcext:value-type="float">
            <text:p>3899614</text:p>
          </table:table-cell>
          <table:table-cell table:style-name="ce2" table:formula="of:=AVERAGE([.E23:.GL23])" office:value-type="float" office:value="0.296834538364319" calcext:value-type="float">
            <text:p>0.2968345384</text:p>
          </table:table-cell>
          <table:table-cell/>
          <table:table-cell office:value-type="float" office:value="0.264881505600481" calcext:value-type="float">
            <text:p>0.2648815056</text:p>
          </table:table-cell>
          <table:table-cell office:value-type="float" office:value="0.253077622696275" calcext:value-type="float">
            <text:p>0.2530776227</text:p>
          </table:table-cell>
          <table:table-cell office:value-type="float" office:value="0.177478212701688" calcext:value-type="float">
            <text:p>0.1774782127</text:p>
          </table:table-cell>
          <table:table-cell office:value-type="float" office:value="0.284126934255668" calcext:value-type="float">
            <text:p>0.2841269343</text:p>
          </table:table-cell>
          <table:table-cell office:value-type="float" office:value="0.200614155440255" calcext:value-type="float">
            <text:p>0.2006141554</text:p>
          </table:table-cell>
          <table:table-cell office:value-type="float" office:value="0.240229262407609" calcext:value-type="float">
            <text:p>0.2402292624</text:p>
          </table:table-cell>
          <table:table-cell office:value-type="float" office:value="0.292980351040478" calcext:value-type="float">
            <text:p>0.292980351</text:p>
          </table:table-cell>
          <table:table-cell office:value-type="float" office:value="0.273678009678316" calcext:value-type="float">
            <text:p>0.2736780097</text:p>
          </table:table-cell>
          <table:table-cell office:value-type="float" office:value="0.293874211608921" calcext:value-type="float">
            <text:p>0.2938742116</text:p>
          </table:table-cell>
          <table:table-cell office:value-type="float" office:value="0.32843331321649" calcext:value-type="float">
            <text:p>0.3284333132</text:p>
          </table:table-cell>
          <table:table-cell office:value-type="float" office:value="0.385795321415437" calcext:value-type="float">
            <text:p>0.3857953214</text:p>
          </table:table-cell>
          <table:table-cell office:value-type="float" office:value="0.297406919209274" calcext:value-type="float">
            <text:p>0.2974069192</text:p>
          </table:table-cell>
          <table:table-cell office:value-type="float" office:value="0.269092765174427" calcext:value-type="float">
            <text:p>0.2690927652</text:p>
          </table:table-cell>
          <table:table-cell office:value-type="float" office:value="0.267997321971365" calcext:value-type="float">
            <text:p>0.267997322</text:p>
          </table:table-cell>
          <table:table-cell office:value-type="float" office:value="0.280871565057018" calcext:value-type="float">
            <text:p>0.2808715651</text:p>
          </table:table-cell>
          <table:table-cell office:value-type="float" office:value="0.179943858282612" calcext:value-type="float">
            <text:p>0.1799438583</text:p>
          </table:table-cell>
          <table:table-cell office:value-type="float" office:value="0.149772265580346" calcext:value-type="float">
            <text:p>0.1497722656</text:p>
          </table:table-cell>
          <table:table-cell office:value-type="float" office:value="0.220403122811667" calcext:value-type="float">
            <text:p>0.2204031228</text:p>
          </table:table-cell>
          <table:table-cell office:value-type="float" office:value="0.22597840407925" calcext:value-type="float">
            <text:p>0.2259784041</text:p>
          </table:table-cell>
          <table:table-cell office:value-type="float" office:value="0.273101804616819" calcext:value-type="float">
            <text:p>0.2731018046</text:p>
          </table:table-cell>
          <table:table-cell office:value-type="float" office:value="0.400733666287987" calcext:value-type="float">
            <text:p>0.4007336663</text:p>
          </table:table-cell>
          <table:table-cell office:value-type="float" office:value="0.494497955465727" calcext:value-type="float">
            <text:p>0.4944979555</text:p>
          </table:table-cell>
          <table:table-cell office:value-type="float" office:value="0.447888067081553" calcext:value-type="float">
            <text:p>0.4478880671</text:p>
          </table:table-cell>
          <table:table-cell office:value-type="float" office:value="0.454517407895465" calcext:value-type="float">
            <text:p>0.4545174079</text:p>
          </table:table-cell>
          <table:table-cell office:value-type="float" office:value="0.540499676914533" calcext:value-type="float">
            <text:p>0.5404996769</text:p>
          </table:table-cell>
          <table:table-cell office:value-type="float" office:value="0.364935500336451" calcext:value-type="float">
            <text:p>0.3649355003</text:p>
          </table:table-cell>
          <table:table-cell office:value-type="float" office:value="0.368754453584404" calcext:value-type="float">
            <text:p>0.3687544536</text:p>
          </table:table-cell>
          <table:table-cell office:value-type="float" office:value="0.378184020641849" calcext:value-type="float">
            <text:p>0.3781840206</text:p>
          </table:table-cell>
          <table:table-cell office:value-type="float" office:value="0.249956289305106" calcext:value-type="float">
            <text:p>0.2499562893</text:p>
          </table:table-cell>
          <table:table-cell office:value-type="float" office:value="0.13207362271695" calcext:value-type="float">
            <text:p>0.1320736227</text:p>
          </table:table-cell>
          <table:table-cell office:value-type="float" office:value="0.122388007342494" calcext:value-type="float">
            <text:p>0.1223880073</text:p>
          </table:table-cell>
          <table:table-cell office:value-type="float" office:value="0.201782601307997" calcext:value-type="float">
            <text:p>0.2017826013</text:p>
          </table:table-cell>
          <table:table-cell office:value-type="float" office:value="0.153839450352946" calcext:value-type="float">
            <text:p>0.1538394504</text:p>
          </table:table-cell>
          <table:table-cell office:value-type="float" office:value="0.219697001471044" calcext:value-type="float">
            <text:p>0.2196970015</text:p>
          </table:table-cell>
          <table:table-cell office:value-type="float" office:value="0.290980213918903" calcext:value-type="float">
            <text:p>0.2909802139</text:p>
          </table:table-cell>
          <table:table-cell office:value-type="float" office:value="0.264298337165116" calcext:value-type="float">
            <text:p>0.2642983372</text:p>
          </table:table-cell>
          <table:table-cell office:value-type="float" office:value="0.272931342219198" calcext:value-type="float">
            <text:p>0.2729313422</text:p>
          </table:table-cell>
          <table:table-cell office:value-type="float" office:value="0.319432466363438" calcext:value-type="float">
            <text:p>0.3194324664</text:p>
          </table:table-cell>
          <table:table-cell office:value-type="float" office:value="0.362823687926362" calcext:value-type="float">
            <text:p>0.3628236879</text:p>
          </table:table-cell>
          <table:table-cell office:value-type="float" office:value="0.19493621706755" calcext:value-type="float">
            <text:p>0.1949362171</text:p>
          </table:table-cell>
          <table:table-cell office:value-type="float" office:value="0.313599455784616" calcext:value-type="float">
            <text:p>0.3135994558</text:p>
          </table:table-cell>
          <table:table-cell office:value-type="float" office:value="0.247735943483598" calcext:value-type="float">
            <text:p>0.2477359435</text:p>
          </table:table-cell>
          <table:table-cell office:value-type="float" office:value="0.381952674224275" calcext:value-type="float">
            <text:p>0.3819526742</text:p>
          </table:table-cell>
          <table:table-cell office:value-type="float" office:value="0.21376127053785" calcext:value-type="float">
            <text:p>0.2137612705</text:p>
          </table:table-cell>
          <table:table-cell office:value-type="float" office:value="0.218439469435699" calcext:value-type="float">
            <text:p>0.2184394694</text:p>
          </table:table-cell>
          <table:table-cell office:value-type="float" office:value="0.27424982753268" calcext:value-type="float">
            <text:p>0.2742498275</text:p>
          </table:table-cell>
          <table:table-cell office:value-type="float" office:value="0.342440289794008" calcext:value-type="float">
            <text:p>0.3424402898</text:p>
          </table:table-cell>
          <table:table-cell office:value-type="float" office:value="0.334652104876814" calcext:value-type="float">
            <text:p>0.3346521049</text:p>
          </table:table-cell>
          <table:table-cell office:value-type="float" office:value="0.373618826282964" calcext:value-type="float">
            <text:p>0.3736188263</text:p>
          </table:table-cell>
          <table:table-cell office:value-type="float" office:value="0.470523808954827" calcext:value-type="float">
            <text:p>0.470523809</text:p>
          </table:table-cell>
          <table:table-cell office:value-type="float" office:value="0.386025962033857" calcext:value-type="float">
            <text:p>0.386025962</text:p>
          </table:table-cell>
          <table:table-cell office:value-type="float" office:value="0.562705070258523" calcext:value-type="float">
            <text:p>0.5627050703</text:p>
          </table:table-cell>
          <table:table-cell office:value-type="float" office:value="0.55608257102355" calcext:value-type="float">
            <text:p>0.556082571</text:p>
          </table:table-cell>
          <table:table-cell office:value-type="float" office:value="0.48221299994247" calcext:value-type="float">
            <text:p>0.4822129999</text:p>
          </table:table-cell>
          <table:table-cell office:value-type="float" office:value="0.401508128272813" calcext:value-type="float">
            <text:p>0.4015081283</text:p>
          </table:table-cell>
          <table:table-cell office:value-type="float" office:value="0.460339190152319" calcext:value-type="float">
            <text:p>0.4603391902</text:p>
          </table:table-cell>
          <table:table-cell office:value-type="float" office:value="0.235262241077232" calcext:value-type="float">
            <text:p>0.2352622411</text:p>
          </table:table-cell>
          <table:table-cell office:value-type="float" office:value="0.119232429627229" calcext:value-type="float">
            <text:p>0.1192324296</text:p>
          </table:table-cell>
          <table:table-cell office:value-type="float" office:value="0.242280619765448" calcext:value-type="float">
            <text:p>0.2422806198</text:p>
          </table:table-cell>
          <table:table-cell office:value-type="float" office:value="0.224049484010719" calcext:value-type="float">
            <text:p>0.224049484</text:p>
          </table:table-cell>
          <table:table-cell office:value-type="float" office:value="0.176342333954283" calcext:value-type="float">
            <text:p>0.176342334</text:p>
          </table:table-cell>
          <table:table-cell office:value-type="float" office:value="0.34055559590873" calcext:value-type="float">
            <text:p>0.3405555959</text:p>
          </table:table-cell>
          <table:table-cell office:value-type="float" office:value="0.44545511384021" calcext:value-type="float">
            <text:p>0.4454551138</text:p>
          </table:table-cell>
          <table:table-cell office:value-type="float" office:value="0.402991305231122" calcext:value-type="float">
            <text:p>0.4029913052</text:p>
          </table:table-cell>
          <table:table-cell office:value-type="float" office:value="0.397780107707304" calcext:value-type="float">
            <text:p>0.3977801077</text:p>
          </table:table-cell>
          <table:table-cell office:value-type="float" office:value="0.552498170215697" calcext:value-type="float">
            <text:p>0.5524981702</text:p>
          </table:table-cell>
          <table:table-cell office:value-type="float" office:value="0.424609744096695" calcext:value-type="float">
            <text:p>0.4246097441</text:p>
          </table:table-cell>
          <table:table-cell office:value-type="float" office:value="0.481710664673778" calcext:value-type="float">
            <text:p>0.4817106647</text:p>
          </table:table-cell>
          <table:table-cell office:value-type="float" office:value="0.506028673966022" calcext:value-type="float">
            <text:p>0.506028674</text:p>
          </table:table-cell>
          <table:table-cell office:value-type="float" office:value="0.432227175727635" calcext:value-type="float">
            <text:p>0.4322271757</text:p>
          </table:table-cell>
          <table:table-cell office:value-type="float" office:value="0.347722458735673" calcext:value-type="float">
            <text:p>0.3477224587</text:p>
          </table:table-cell>
          <table:table-cell office:value-type="float" office:value="0.396448642486337" calcext:value-type="float">
            <text:p>0.3964486425</text:p>
          </table:table-cell>
          <table:table-cell office:value-type="float" office:value="0.207891292613868" calcext:value-type="float">
            <text:p>0.2078912926</text:p>
          </table:table-cell>
          <table:table-cell office:value-type="float" office:value="0.26747239891216" calcext:value-type="float">
            <text:p>0.2674723989</text:p>
          </table:table-cell>
          <table:table-cell office:value-type="float" office:value="0.195257938083093" calcext:value-type="float">
            <text:p>0.1952579381</text:p>
          </table:table-cell>
          <table:table-cell office:value-type="float" office:value="0.240447302174213" calcext:value-type="float">
            <text:p>0.2404473022</text:p>
          </table:table-cell>
          <table:table-cell office:value-type="float" office:value="0.202809891211809" calcext:value-type="float">
            <text:p>0.2028098912</text:p>
          </table:table-cell>
          <table:table-cell office:value-type="float" office:value="0.151759325087511" calcext:value-type="float">
            <text:p>0.1517593251</text:p>
          </table:table-cell>
          <table:table-cell office:value-type="float" office:value="0.14977516391261" calcext:value-type="float">
            <text:p>0.1497751639</text:p>
          </table:table-cell>
          <table:table-cell office:value-type="float" office:value="0.31519818157872" calcext:value-type="float">
            <text:p>0.3151981816</text:p>
          </table:table-cell>
          <table:table-cell office:value-type="float" office:value="0.392273312514803" calcext:value-type="float">
            <text:p>0.3922733125</text:p>
          </table:table-cell>
          <table:table-cell office:value-type="float" office:value="0.470852045497948" calcext:value-type="float">
            <text:p>0.4708520455</text:p>
          </table:table-cell>
          <table:table-cell office:value-type="float" office:value="0.439903561030155" calcext:value-type="float">
            <text:p>0.439903561</text:p>
          </table:table-cell>
          <table:table-cell office:value-type="float" office:value="0.432678516626828" calcext:value-type="float">
            <text:p>0.4326785166</text:p>
          </table:table-cell>
          <table:table-cell office:value-type="float" office:value="0.330470533511184" calcext:value-type="float">
            <text:p>0.3304705335</text:p>
          </table:table-cell>
          <table:table-cell office:value-type="float" office:value="0.295945603761576" calcext:value-type="float">
            <text:p>0.2959456038</text:p>
          </table:table-cell>
          <table:table-cell office:value-type="float" office:value="0.121752372348466" calcext:value-type="float">
            <text:p>0.1217523723</text:p>
          </table:table-cell>
          <table:table-cell office:value-type="float" office:value="0.236034745787509" calcext:value-type="float">
            <text:p>0.2360347458</text:p>
          </table:table-cell>
          <table:table-cell office:value-type="float" office:value="0.15649417762259" calcext:value-type="float">
            <text:p>0.1564941776</text:p>
          </table:table-cell>
          <table:table-cell office:value-type="float" office:value="0.185437428615293" calcext:value-type="float">
            <text:p>0.1854374286</text:p>
          </table:table-cell>
          <table:table-cell office:value-type="float" office:value="0.28551479800459" calcext:value-type="float">
            <text:p>0.285514798</text:p>
          </table:table-cell>
          <table:table-cell office:value-type="float" office:value="0.252359131781979" calcext:value-type="float">
            <text:p>0.2523591318</text:p>
          </table:table-cell>
          <table:table-cell office:value-type="float" office:value="0.226414527441109" calcext:value-type="float">
            <text:p>0.2264145274</text:p>
          </table:table-cell>
          <table:table-cell office:value-type="float" office:value="0.224711262973626" calcext:value-type="float">
            <text:p>0.224711263</text:p>
          </table:table-cell>
          <table:table-cell office:value-type="float" office:value="0.371155264276875" calcext:value-type="float">
            <text:p>0.3711552643</text:p>
          </table:table-cell>
          <table:table-cell office:value-type="float" office:value="0.328148924478071" calcext:value-type="float">
            <text:p>0.3281489245</text:p>
          </table:table-cell>
          <table:table-cell office:value-type="float" office:value="0.230722472259854" calcext:value-type="float">
            <text:p>0.2307224723</text:p>
          </table:table-cell>
          <table:table-cell office:value-type="float" office:value="0.15377616401683" calcext:value-type="float">
            <text:p>0.153776164</text:p>
          </table:table-cell>
          <table:table-cell office:value-type="float" office:value="0.135649114668816" calcext:value-type="float">
            <text:p>0.1356491147</text:p>
          </table:table-cell>
          <table:table-cell office:value-type="float" office:value="0.112184257112466" calcext:value-type="float">
            <text:p>0.1121842571</text:p>
          </table:table-cell>
          <table:table-cell office:value-type="float" office:value="0.219768890730329" calcext:value-type="float">
            <text:p>0.2197688907</text:p>
          </table:table-cell>
          <table:table-cell office:value-type="float" office:value="0.266634217641732" calcext:value-type="float">
            <text:p>0.2666342176</text:p>
          </table:table-cell>
          <table:table-cell office:value-type="float" office:value="0.237053624492481" calcext:value-type="float">
            <text:p>0.2370536245</text:p>
          </table:table-cell>
          <table:table-cell office:value-type="float" office:value="0.350286152555553" calcext:value-type="float">
            <text:p>0.3502861526</text:p>
          </table:table-cell>
          <table:table-cell office:value-type="float" office:value="0.351930242585676" calcext:value-type="float">
            <text:p>0.3519302426</text:p>
          </table:table-cell>
          <table:table-cell office:value-type="float" office:value="0.243320048837099" calcext:value-type="float">
            <text:p>0.2433200488</text:p>
          </table:table-cell>
          <table:table-cell office:value-type="float" office:value="0.23594142833316" calcext:value-type="float">
            <text:p>0.2359414283</text:p>
          </table:table-cell>
          <table:table-cell office:value-type="float" office:value="0.17513869284214" calcext:value-type="float">
            <text:p>0.1751386928</text:p>
          </table:table-cell>
          <table:table-cell office:value-type="float" office:value="0.205149162935625" calcext:value-type="float">
            <text:p>0.2051491629</text:p>
          </table:table-cell>
          <table:table-cell office:value-type="float" office:value="0.141929576190247" calcext:value-type="float">
            <text:p>0.1419295762</text:p>
          </table:table-cell>
          <table:table-cell office:value-type="float" office:value="0.232440255512564" calcext:value-type="float">
            <text:p>0.2324402555</text:p>
          </table:table-cell>
          <table:table-cell office:value-type="float" office:value="0.212833030992444" calcext:value-type="float">
            <text:p>0.212833031</text:p>
          </table:table-cell>
          <table:table-cell office:value-type="float" office:value="0.155326241915558" calcext:value-type="float">
            <text:p>0.1553262419</text:p>
          </table:table-cell>
          <table:table-cell office:value-type="float" office:value="0.304752205169622" calcext:value-type="float">
            <text:p>0.3047522052</text:p>
          </table:table-cell>
          <table:table-cell office:value-type="float" office:value="0.168884405682783" calcext:value-type="float">
            <text:p>0.1688844057</text:p>
          </table:table-cell>
          <table:table-cell office:value-type="float" office:value="0.18268485777319" calcext:value-type="float">
            <text:p>0.1826848578</text:p>
          </table:table-cell>
          <table:table-cell office:value-type="float" office:value="0.17114410606435" calcext:value-type="float">
            <text:p>0.1711441061</text:p>
          </table:table-cell>
          <table:table-cell office:value-type="float" office:value="0.0995227597177905" calcext:value-type="float">
            <text:p>0.0995227597</text:p>
          </table:table-cell>
          <table:table-cell office:value-type="float" office:value="0.292919424421434" calcext:value-type="float">
            <text:p>0.2929194244</text:p>
          </table:table-cell>
          <table:table-cell office:value-type="float" office:value="0.325541964867642" calcext:value-type="float">
            <text:p>0.3255419649</text:p>
          </table:table-cell>
          <table:table-cell office:value-type="float" office:value="0.291447824018736" calcext:value-type="float">
            <text:p>0.291447824</text:p>
          </table:table-cell>
          <table:table-cell office:value-type="float" office:value="0.343502018502101" calcext:value-type="float">
            <text:p>0.3435020185</text:p>
          </table:table-cell>
          <table:table-cell office:value-type="float" office:value="0.373963895567186" calcext:value-type="float">
            <text:p>0.3739638956</text:p>
          </table:table-cell>
          <table:table-cell office:value-type="float" office:value="0.26126720472789" calcext:value-type="float">
            <text:p>0.2612672047</text:p>
          </table:table-cell>
          <table:table-cell office:value-type="float" office:value="0.292618497097728" calcext:value-type="float">
            <text:p>0.2926184971</text:p>
          </table:table-cell>
          <table:table-cell office:value-type="float" office:value="0.267950319561389" calcext:value-type="float">
            <text:p>0.2679503196</text:p>
          </table:table-cell>
          <table:table-cell office:value-type="float" office:value="0.164391131056385" calcext:value-type="float">
            <text:p>0.1643911311</text:p>
          </table:table-cell>
          <table:table-cell office:value-type="float" office:value="0.255660396409092" calcext:value-type="float">
            <text:p>0.2556603964</text:p>
          </table:table-cell>
          <table:table-cell office:value-type="float" office:value="0.197793224260966" calcext:value-type="float">
            <text:p>0.1977932243</text:p>
          </table:table-cell>
          <table:table-cell office:value-type="float" office:value="0.37350603663677" calcext:value-type="float">
            <text:p>0.3735060366</text:p>
          </table:table-cell>
          <table:table-cell office:value-type="float" office:value="0.285238452897297" calcext:value-type="float">
            <text:p>0.2852384529</text:p>
          </table:table-cell>
          <table:table-cell office:value-type="float" office:value="0.317812023611917" calcext:value-type="float">
            <text:p>0.3178120236</text:p>
          </table:table-cell>
          <table:table-cell office:value-type="float" office:value="0.309139050451929" calcext:value-type="float">
            <text:p>0.3091390505</text:p>
          </table:table-cell>
          <table:table-cell office:value-type="float" office:value="0.289117252358931" calcext:value-type="float">
            <text:p>0.2891172524</text:p>
          </table:table-cell>
          <table:table-cell office:value-type="float" office:value="0.33032241532772" calcext:value-type="float">
            <text:p>0.3303224153</text:p>
          </table:table-cell>
          <table:table-cell office:value-type="float" office:value="0.37895701959529" calcext:value-type="float">
            <text:p>0.3789570196</text:p>
          </table:table-cell>
          <table:table-cell office:value-type="float" office:value="0.425613584797569" calcext:value-type="float">
            <text:p>0.4256135848</text:p>
          </table:table-cell>
          <table:table-cell office:value-type="float" office:value="0.30592339002907" calcext:value-type="float">
            <text:p>0.30592339</text:p>
          </table:table-cell>
          <table:table-cell office:value-type="float" office:value="0.363527287882033" calcext:value-type="float">
            <text:p>0.3635272879</text:p>
          </table:table-cell>
          <table:table-cell office:value-type="float" office:value="0.350303246741955" calcext:value-type="float">
            <text:p>0.3503032467</text:p>
          </table:table-cell>
          <table:table-cell office:value-type="float" office:value="0.223033592237283" calcext:value-type="float">
            <text:p>0.2230335922</text:p>
          </table:table-cell>
          <table:table-cell office:value-type="float" office:value="0.208442237971237" calcext:value-type="float">
            <text:p>0.208442238</text:p>
          </table:table-cell>
          <table:table-cell office:value-type="float" office:value="0.201081631937276" calcext:value-type="float">
            <text:p>0.2010816319</text:p>
          </table:table-cell>
          <table:table-cell office:value-type="float" office:value="0.326304978254843" calcext:value-type="float">
            <text:p>0.3263049783</text:p>
          </table:table-cell>
          <table:table-cell office:value-type="float" office:value="0.338918841224257" calcext:value-type="float">
            <text:p>0.3389188412</text:p>
          </table:table-cell>
          <table:table-cell office:value-type="float" office:value="0.342656863446309" calcext:value-type="float">
            <text:p>0.3426568634</text:p>
          </table:table-cell>
          <table:table-cell office:value-type="float" office:value="0.2702657335518" calcext:value-type="float">
            <text:p>0.2702657336</text:p>
          </table:table-cell>
          <table:table-cell office:value-type="float" office:value="0.246334624855095" calcext:value-type="float">
            <text:p>0.2463346249</text:p>
          </table:table-cell>
          <table:table-cell office:value-type="float" office:value="0.326952069129378" calcext:value-type="float">
            <text:p>0.3269520691</text:p>
          </table:table-cell>
          <table:table-cell office:value-type="float" office:value="0.267307965904576" calcext:value-type="float">
            <text:p>0.2673079659</text:p>
          </table:table-cell>
          <table:table-cell office:value-type="float" office:value="0.335164421723078" calcext:value-type="float">
            <text:p>0.3351644217</text:p>
          </table:table-cell>
          <table:table-cell office:value-type="float" office:value="0.331153969155051" calcext:value-type="float">
            <text:p>0.3311539692</text:p>
          </table:table-cell>
          <table:table-cell office:value-type="float" office:value="0.31070172630471" calcext:value-type="float">
            <text:p>0.3107017263</text:p>
          </table:table-cell>
          <table:table-cell office:value-type="float" office:value="0.397946496095517" calcext:value-type="float">
            <text:p>0.3979464961</text:p>
          </table:table-cell>
          <table:table-cell office:value-type="float" office:value="0.294987918203937" calcext:value-type="float">
            <text:p>0.2949879182</text:p>
          </table:table-cell>
          <table:table-cell office:value-type="float" office:value="0.334195831935505" calcext:value-type="float">
            <text:p>0.3341958319</text:p>
          </table:table-cell>
          <table:table-cell office:value-type="float" office:value="0.438725733392208" calcext:value-type="float">
            <text:p>0.4387257334</text:p>
          </table:table-cell>
          <table:table-cell office:value-type="float" office:value="0.414164027835522" calcext:value-type="float">
            <text:p>0.4141640278</text:p>
          </table:table-cell>
          <table:table-cell office:value-type="float" office:value="0.480088212999968" calcext:value-type="float">
            <text:p>0.480088213</text:p>
          </table:table-cell>
          <table:table-cell office:value-type="float" office:value="0.495226655221112" calcext:value-type="float">
            <text:p>0.4952266552</text:p>
          </table:table-cell>
          <table:table-cell office:value-type="float" office:value="0.440337487841618" calcext:value-type="float">
            <text:p>0.4403374878</text:p>
          </table:table-cell>
          <table:table-cell office:value-type="float" office:value="0.367684431943189" calcext:value-type="float">
            <text:p>0.3676844319</text:p>
          </table:table-cell>
          <table:table-cell office:value-type="float" office:value="0.379160515792999" calcext:value-type="float">
            <text:p>0.3791605158</text:p>
          </table:table-cell>
          <table:table-cell office:value-type="float" office:value="0.268600926135654" calcext:value-type="float">
            <text:p>0.2686009261</text:p>
          </table:table-cell>
          <table:table-cell office:value-type="float" office:value="0.267627120573145" calcext:value-type="float">
            <text:p>0.2676271206</text:p>
          </table:table-cell>
          <table:table-cell office:value-type="float" office:value="0.16665455139651" calcext:value-type="float">
            <text:p>0.1666545514</text:p>
          </table:table-cell>
          <table:table-cell office:value-type="float" office:value="0.236045667799231" calcext:value-type="float">
            <text:p>0.2360456678</text:p>
          </table:table-cell>
          <table:table-cell office:value-type="float" office:value="0.208137323260593" calcext:value-type="float">
            <text:p>0.2081373233</text:p>
          </table:table-cell>
          <table:table-cell office:value-type="float" office:value="0.121177852136002" calcext:value-type="float">
            <text:p>0.1211778521</text:p>
          </table:table-cell>
          <table:table-cell office:value-type="float" office:value="0.14653848760907" calcext:value-type="float">
            <text:p>0.1465384876</text:p>
          </table:table-cell>
          <table:table-cell office:value-type="float" office:value="0.196747191105765" calcext:value-type="float">
            <text:p>0.1967471911</text:p>
          </table:table-cell>
          <table:table-cell office:value-type="float" office:value="0.155596552861533" calcext:value-type="float">
            <text:p>0.1555965529</text:p>
          </table:table-cell>
          <table:table-cell office:value-type="float" office:value="0.201740410169706" calcext:value-type="float">
            <text:p>0.2017404102</text:p>
          </table:table-cell>
          <table:table-cell office:value-type="float" office:value="0.241778503901758" calcext:value-type="float">
            <text:p>0.2417785039</text:p>
          </table:table-cell>
          <table:table-cell office:value-type="float" office:value="0.16997504602005" calcext:value-type="float">
            <text:p>0.169975046</text:p>
          </table:table-cell>
          <table:table-cell office:value-type="float" office:value="0.279665253355404" calcext:value-type="float">
            <text:p>0.2796652534</text:p>
          </table:table-cell>
          <table:table-cell office:value-type="float" office:value="0.204736670615029" calcext:value-type="float">
            <text:p>0.2047366706</text:p>
          </table:table-cell>
          <table:table-cell office:value-type="float" office:value="0.268470717328883" calcext:value-type="float">
            <text:p>0.2684707173</text:p>
          </table:table-cell>
          <table:table-cell office:value-type="float" office:value="0.256887824799316" calcext:value-type="float">
            <text:p>0.2568878248</text:p>
          </table:table-cell>
          <table:table-cell office:value-type="float" office:value="0.320992487658538" calcext:value-type="float">
            <text:p>0.3209924877</text:p>
          </table:table-cell>
          <table:table-cell office:value-type="float" office:value="0.253302344703278" calcext:value-type="float">
            <text:p>0.2533023447</text:p>
          </table:table-cell>
          <table:table-cell office:value-type="float" office:value="0.375734762833441" calcext:value-type="float">
            <text:p>0.3757347628</text:p>
          </table:table-cell>
          <table:table-cell office:value-type="float" office:value="0.38959215919424" calcext:value-type="float">
            <text:p>0.3895921592</text:p>
          </table:table-cell>
          <table:table-cell office:value-type="float" office:value="0.363625002598462" calcext:value-type="float">
            <text:p>0.3636250026</text:p>
          </table:table-cell>
          <table:table-cell office:value-type="float" office:value="0.539226004060067" calcext:value-type="float">
            <text:p>0.5392260041</text:p>
          </table:table-cell>
          <table:table-cell office:value-type="float" office:value="0.455319868421901" calcext:value-type="float">
            <text:p>0.4553198684</text:p>
          </table:table-cell>
          <table:table-cell office:value-type="float" office:value="0.388128414451293" calcext:value-type="float">
            <text:p>0.3881284145</text:p>
          </table:table-cell>
          <table:table-cell office:value-type="float" office:value="0.365854141628953" calcext:value-type="float">
            <text:p>0.3658541416</text:p>
          </table:table-cell>
          <table:table-cell office:value-type="float" office:value="0.427533888766426" calcext:value-type="float">
            <text:p>0.4275338888</text:p>
          </table:table-cell>
          <table:table-cell office:value-type="float" office:value="0.353762614357498" calcext:value-type="float">
            <text:p>0.35376261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52898" calcext:value-type="float">
            <text:p>3852898</text:p>
          </table:table-cell>
          <table:table-cell table:formula="of:=AVERAGE([.E24:.GL24])" office:value-type="float" office:value="0.303595255009628" calcext:value-type="float">
            <text:p>0.303595255</text:p>
          </table:table-cell>
          <table:table-cell/>
          <table:table-cell office:value-type="float" office:value="0.222469226213029" calcext:value-type="float">
            <text:p>0.2224692262</text:p>
          </table:table-cell>
          <table:table-cell office:value-type="float" office:value="0.183711946340161" calcext:value-type="float">
            <text:p>0.1837119463</text:p>
          </table:table-cell>
          <table:table-cell office:value-type="float" office:value="0.191532102244331" calcext:value-type="float">
            <text:p>0.1915321022</text:p>
          </table:table-cell>
          <table:table-cell office:value-type="float" office:value="0.295604113941757" calcext:value-type="float">
            <text:p>0.2956041139</text:p>
          </table:table-cell>
          <table:table-cell office:value-type="float" office:value="0.166988432335572" calcext:value-type="float">
            <text:p>0.1669884323</text:p>
          </table:table-cell>
          <table:table-cell office:value-type="float" office:value="0.343623480758011" calcext:value-type="float">
            <text:p>0.3436234808</text:p>
          </table:table-cell>
          <table:table-cell office:value-type="float" office:value="0.243953372575508" calcext:value-type="float">
            <text:p>0.2439533726</text:p>
          </table:table-cell>
          <table:table-cell office:value-type="float" office:value="0.336874856016991" calcext:value-type="float">
            <text:p>0.336874856</text:p>
          </table:table-cell>
          <table:table-cell office:value-type="float" office:value="0.297965511014339" calcext:value-type="float">
            <text:p>0.297965511</text:p>
          </table:table-cell>
          <table:table-cell office:value-type="float" office:value="0.333404646580066" calcext:value-type="float">
            <text:p>0.3334046466</text:p>
          </table:table-cell>
          <table:table-cell office:value-type="float" office:value="0.314702982551559" calcext:value-type="float">
            <text:p>0.3147029826</text:p>
          </table:table-cell>
          <table:table-cell office:value-type="float" office:value="0.27990104429254" calcext:value-type="float">
            <text:p>0.2799010443</text:p>
          </table:table-cell>
          <table:table-cell office:value-type="float" office:value="0.337546579357066" calcext:value-type="float">
            <text:p>0.3375465794</text:p>
          </table:table-cell>
          <table:table-cell office:value-type="float" office:value="0.227670519150007" calcext:value-type="float">
            <text:p>0.2276705192</text:p>
          </table:table-cell>
          <table:table-cell office:value-type="float" office:value="0.248871933810635" calcext:value-type="float">
            <text:p>0.2488719338</text:p>
          </table:table-cell>
          <table:table-cell office:value-type="float" office:value="0.210588479092365" calcext:value-type="float">
            <text:p>0.2105884791</text:p>
          </table:table-cell>
          <table:table-cell office:value-type="float" office:value="0.288941381327042" calcext:value-type="float">
            <text:p>0.2889413813</text:p>
          </table:table-cell>
          <table:table-cell office:value-type="float" office:value="0.2964359774976" calcext:value-type="float">
            <text:p>0.2964359775</text:p>
          </table:table-cell>
          <table:table-cell office:value-type="float" office:value="0.0860098689591133" calcext:value-type="float">
            <text:p>0.086009869</text:p>
          </table:table-cell>
          <table:table-cell office:value-type="float" office:value="0.318848934257126" calcext:value-type="float">
            <text:p>0.3188489343</text:p>
          </table:table-cell>
          <table:table-cell office:value-type="float" office:value="0.40071055984356" calcext:value-type="float">
            <text:p>0.4007105598</text:p>
          </table:table-cell>
          <table:table-cell office:value-type="float" office:value="0.456420294598888" calcext:value-type="float">
            <text:p>0.4564202946</text:p>
          </table:table-cell>
          <table:table-cell office:value-type="float" office:value="0.438400311275881" calcext:value-type="float">
            <text:p>0.4384003113</text:p>
          </table:table-cell>
          <table:table-cell office:value-type="float" office:value="0.512119233621304" calcext:value-type="float">
            <text:p>0.5121192336</text:p>
          </table:table-cell>
          <table:table-cell office:value-type="float" office:value="0.537399361807912" calcext:value-type="float">
            <text:p>0.5373993618</text:p>
          </table:table-cell>
          <table:table-cell office:value-type="float" office:value="0.414618735705426" calcext:value-type="float">
            <text:p>0.4146187357</text:p>
          </table:table-cell>
          <table:table-cell office:value-type="float" office:value="0.360169853541483" calcext:value-type="float">
            <text:p>0.3601698535</text:p>
          </table:table-cell>
          <table:table-cell office:value-type="float" office:value="0.353729132142095" calcext:value-type="float">
            <text:p>0.3537291321</text:p>
          </table:table-cell>
          <table:table-cell office:value-type="float" office:value="0.2914054967308" calcext:value-type="float">
            <text:p>0.2914054967</text:p>
          </table:table-cell>
          <table:table-cell office:value-type="float" office:value="0.232274310597894" calcext:value-type="float">
            <text:p>0.2322743106</text:p>
          </table:table-cell>
          <table:table-cell office:value-type="float" office:value="0.211961915848674" calcext:value-type="float">
            <text:p>0.2119619158</text:p>
          </table:table-cell>
          <table:table-cell office:value-type="float" office:value="0.170477461217092" calcext:value-type="float">
            <text:p>0.1704774612</text:p>
          </table:table-cell>
          <table:table-cell office:value-type="float" office:value="0.140752042014193" calcext:value-type="float">
            <text:p>0.140752042</text:p>
          </table:table-cell>
          <table:table-cell office:value-type="float" office:value="0.254749844671823" calcext:value-type="float">
            <text:p>0.2547498447</text:p>
          </table:table-cell>
          <table:table-cell office:value-type="float" office:value="0.31103533847896" calcext:value-type="float">
            <text:p>0.3110353385</text:p>
          </table:table-cell>
          <table:table-cell office:value-type="float" office:value="0.320417487116211" calcext:value-type="float">
            <text:p>0.3204174871</text:p>
          </table:table-cell>
          <table:table-cell office:value-type="float" office:value="0.345147669723387" calcext:value-type="float">
            <text:p>0.3451476697</text:p>
          </table:table-cell>
          <table:table-cell office:value-type="float" office:value="0.387268151633941" calcext:value-type="float">
            <text:p>0.3872681516</text:p>
          </table:table-cell>
          <table:table-cell office:value-type="float" office:value="0.323666223363374" calcext:value-type="float">
            <text:p>0.3236662234</text:p>
          </table:table-cell>
          <table:table-cell office:value-type="float" office:value="0.362694522161437" calcext:value-type="float">
            <text:p>0.3626945222</text:p>
          </table:table-cell>
          <table:table-cell office:value-type="float" office:value="0.221261131426784" calcext:value-type="float">
            <text:p>0.2212611314</text:p>
          </table:table-cell>
          <table:table-cell office:value-type="float" office:value="0.247306016156173" calcext:value-type="float">
            <text:p>0.2473060162</text:p>
          </table:table-cell>
          <table:table-cell office:value-type="float" office:value="0.330270617071894" calcext:value-type="float">
            <text:p>0.3302706171</text:p>
          </table:table-cell>
          <table:table-cell office:value-type="float" office:value="0.265485319568639" calcext:value-type="float">
            <text:p>0.2654853196</text:p>
          </table:table-cell>
          <table:table-cell office:value-type="float" office:value="0.246766406385478" calcext:value-type="float">
            <text:p>0.2467664064</text:p>
          </table:table-cell>
          <table:table-cell office:value-type="float" office:value="0.231161030281238" calcext:value-type="float">
            <text:p>0.2311610303</text:p>
          </table:table-cell>
          <table:table-cell office:value-type="float" office:value="0.356296713923437" calcext:value-type="float">
            <text:p>0.3562967139</text:p>
          </table:table-cell>
          <table:table-cell office:value-type="float" office:value="0.317618367401483" calcext:value-type="float">
            <text:p>0.3176183674</text:p>
          </table:table-cell>
          <table:table-cell office:value-type="float" office:value="0.398845324887392" calcext:value-type="float">
            <text:p>0.3988453249</text:p>
          </table:table-cell>
          <table:table-cell office:value-type="float" office:value="0.466053191677852" calcext:value-type="float">
            <text:p>0.4660531917</text:p>
          </table:table-cell>
          <table:table-cell office:value-type="float" office:value="0.429970214417834" calcext:value-type="float">
            <text:p>0.4299702144</text:p>
          </table:table-cell>
          <table:table-cell office:value-type="float" office:value="0.552937598586933" calcext:value-type="float">
            <text:p>0.5529375986</text:p>
          </table:table-cell>
          <table:table-cell office:value-type="float" office:value="0.517370663001084" calcext:value-type="float">
            <text:p>0.517370663</text:p>
          </table:table-cell>
          <table:table-cell office:value-type="float" office:value="0.474814446089752" calcext:value-type="float">
            <text:p>0.4748144461</text:p>
          </table:table-cell>
          <table:table-cell office:value-type="float" office:value="0.494118722722955" calcext:value-type="float">
            <text:p>0.4941187227</text:p>
          </table:table-cell>
          <table:table-cell office:value-type="float" office:value="0.378624074461446" calcext:value-type="float">
            <text:p>0.3786240745</text:p>
          </table:table-cell>
          <table:table-cell office:value-type="float" office:value="0.218012499384389" calcext:value-type="float">
            <text:p>0.2180124994</text:p>
          </table:table-cell>
          <table:table-cell office:value-type="float" office:value="0.222274269692765" calcext:value-type="float">
            <text:p>0.2222742697</text:p>
          </table:table-cell>
          <table:table-cell office:value-type="float" office:value="0.220697525084499" calcext:value-type="float">
            <text:p>0.2206975251</text:p>
          </table:table-cell>
          <table:table-cell office:value-type="float" office:value="0.222116886664729" calcext:value-type="float">
            <text:p>0.2221168867</text:p>
          </table:table-cell>
          <table:table-cell office:value-type="float" office:value="0.157410724146811" calcext:value-type="float">
            <text:p>0.1574107241</text:p>
          </table:table-cell>
          <table:table-cell office:value-type="float" office:value="0.346467207794278" calcext:value-type="float">
            <text:p>0.3464672078</text:p>
          </table:table-cell>
          <table:table-cell office:value-type="float" office:value="0.387697803823909" calcext:value-type="float">
            <text:p>0.3876978038</text:p>
          </table:table-cell>
          <table:table-cell office:value-type="float" office:value="0.444780838898758" calcext:value-type="float">
            <text:p>0.4447808389</text:p>
          </table:table-cell>
          <table:table-cell office:value-type="float" office:value="0.432289408405616" calcext:value-type="float">
            <text:p>0.4322894084</text:p>
          </table:table-cell>
          <table:table-cell office:value-type="float" office:value="0.445557647983242" calcext:value-type="float">
            <text:p>0.445557648</text:p>
          </table:table-cell>
          <table:table-cell office:value-type="float" office:value="0.352201302330205" calcext:value-type="float">
            <text:p>0.3522013023</text:p>
          </table:table-cell>
          <table:table-cell office:value-type="float" office:value="0.46016159888531" calcext:value-type="float">
            <text:p>0.4601615989</text:p>
          </table:table-cell>
          <table:table-cell office:value-type="float" office:value="0.36704187046348" calcext:value-type="float">
            <text:p>0.3670418705</text:p>
          </table:table-cell>
          <table:table-cell office:value-type="float" office:value="0.468836783874826" calcext:value-type="float">
            <text:p>0.4688367839</text:p>
          </table:table-cell>
          <table:table-cell office:value-type="float" office:value="0.438945291910015" calcext:value-type="float">
            <text:p>0.4389452919</text:p>
          </table:table-cell>
          <table:table-cell office:value-type="float" office:value="0.354064332678979" calcext:value-type="float">
            <text:p>0.3540643327</text:p>
          </table:table-cell>
          <table:table-cell office:value-type="float" office:value="0.2684367622106" calcext:value-type="float">
            <text:p>0.2684367622</text:p>
          </table:table-cell>
          <table:table-cell office:value-type="float" office:value="0.197964404718106" calcext:value-type="float">
            <text:p>0.1979644047</text:p>
          </table:table-cell>
          <table:table-cell office:value-type="float" office:value="0.188488828092796" calcext:value-type="float">
            <text:p>0.1884888281</text:p>
          </table:table-cell>
          <table:table-cell office:value-type="float" office:value="0.281552043336371" calcext:value-type="float">
            <text:p>0.2815520433</text:p>
          </table:table-cell>
          <table:table-cell office:value-type="float" office:value="0.152699108401196" calcext:value-type="float">
            <text:p>0.1526991084</text:p>
          </table:table-cell>
          <table:table-cell office:value-type="float" office:value="0.13710766278405" calcext:value-type="float">
            <text:p>0.1371076628</text:p>
          </table:table-cell>
          <table:table-cell office:value-type="float" office:value="0.131329519234301" calcext:value-type="float">
            <text:p>0.1313295192</text:p>
          </table:table-cell>
          <table:table-cell office:value-type="float" office:value="0.281146208708055" calcext:value-type="float">
            <text:p>0.2811462087</text:p>
          </table:table-cell>
          <table:table-cell office:value-type="float" office:value="0.426771259160331" calcext:value-type="float">
            <text:p>0.4267712592</text:p>
          </table:table-cell>
          <table:table-cell office:value-type="float" office:value="0.415744912267834" calcext:value-type="float">
            <text:p>0.4157449123</text:p>
          </table:table-cell>
          <table:table-cell office:value-type="float" office:value="0.443937117969889" calcext:value-type="float">
            <text:p>0.443937118</text:p>
          </table:table-cell>
          <table:table-cell office:value-type="float" office:value="0.410263307364575" calcext:value-type="float">
            <text:p>0.4102633074</text:p>
          </table:table-cell>
          <table:table-cell office:value-type="float" office:value="0.320964732401916" calcext:value-type="float">
            <text:p>0.3209647324</text:p>
          </table:table-cell>
          <table:table-cell office:value-type="float" office:value="0.240290960185138" calcext:value-type="float">
            <text:p>0.2402909602</text:p>
          </table:table-cell>
          <table:table-cell office:value-type="float" office:value="0.185461481942965" calcext:value-type="float">
            <text:p>0.1854614819</text:p>
          </table:table-cell>
          <table:table-cell office:value-type="float" office:value="0.247340688040206" calcext:value-type="float">
            <text:p>0.247340688</text:p>
          </table:table-cell>
          <table:table-cell office:value-type="float" office:value="0.112877266384271" calcext:value-type="float">
            <text:p>0.1128772664</text:p>
          </table:table-cell>
          <table:table-cell office:value-type="float" office:value="0.209184615879182" calcext:value-type="float">
            <text:p>0.2091846159</text:p>
          </table:table-cell>
          <table:table-cell office:value-type="float" office:value="0.231356802740288" calcext:value-type="float">
            <text:p>0.2313568027</text:p>
          </table:table-cell>
          <table:table-cell office:value-type="float" office:value="0.267043645683832" calcext:value-type="float">
            <text:p>0.2670436457</text:p>
          </table:table-cell>
          <table:table-cell office:value-type="float" office:value="0.267366787665789" calcext:value-type="float">
            <text:p>0.2673667877</text:p>
          </table:table-cell>
          <table:table-cell office:value-type="float" office:value="0.415220015244298" calcext:value-type="float">
            <text:p>0.4152200152</text:p>
          </table:table-cell>
          <table:table-cell office:value-type="float" office:value="0.405490706397921" calcext:value-type="float">
            <text:p>0.4054907064</text:p>
          </table:table-cell>
          <table:table-cell office:value-type="float" office:value="0.368275515507235" calcext:value-type="float">
            <text:p>0.3682755155</text:p>
          </table:table-cell>
          <table:table-cell office:value-type="float" office:value="0.275647853685848" calcext:value-type="float">
            <text:p>0.2756478537</text:p>
          </table:table-cell>
          <table:table-cell office:value-type="float" office:value="0.12852009192799" calcext:value-type="float">
            <text:p>0.1285200919</text:p>
          </table:table-cell>
          <table:table-cell office:value-type="float" office:value="0.16241235921256" calcext:value-type="float">
            <text:p>0.1624123592</text:p>
          </table:table-cell>
          <table:table-cell office:value-type="float" office:value="0.155434315177606" calcext:value-type="float">
            <text:p>0.1554343152</text:p>
          </table:table-cell>
          <table:table-cell office:value-type="float" office:value="0.203497737976951" calcext:value-type="float">
            <text:p>0.203497738</text:p>
          </table:table-cell>
          <table:table-cell office:value-type="float" office:value="0.269350615828856" calcext:value-type="float">
            <text:p>0.2693506158</text:p>
          </table:table-cell>
          <table:table-cell office:value-type="float" office:value="0.25549561096136" calcext:value-type="float">
            <text:p>0.255495611</text:p>
          </table:table-cell>
          <table:table-cell office:value-type="float" office:value="0.391584931207809" calcext:value-type="float">
            <text:p>0.3915849312</text:p>
          </table:table-cell>
          <table:table-cell office:value-type="float" office:value="0.30403391215052" calcext:value-type="float">
            <text:p>0.3040339122</text:p>
          </table:table-cell>
          <table:table-cell office:value-type="float" office:value="0.256195399297246" calcext:value-type="float">
            <text:p>0.2561953993</text:p>
          </table:table-cell>
          <table:table-cell office:value-type="float" office:value="0.329646240580984" calcext:value-type="float">
            <text:p>0.3296462406</text:p>
          </table:table-cell>
          <table:table-cell office:value-type="float" office:value="0.23215777178988" calcext:value-type="float">
            <text:p>0.2321577718</text:p>
          </table:table-cell>
          <table:table-cell office:value-type="float" office:value="0.122881252426367" calcext:value-type="float">
            <text:p>0.1228812524</text:p>
          </table:table-cell>
          <table:table-cell office:value-type="float" office:value="0.130793670357141" calcext:value-type="float">
            <text:p>0.1307936704</text:p>
          </table:table-cell>
          <table:table-cell office:value-type="float" office:value="0.268293696054278" calcext:value-type="float">
            <text:p>0.2682936961</text:p>
          </table:table-cell>
          <table:table-cell office:value-type="float" office:value="0.223537892712891" calcext:value-type="float">
            <text:p>0.2235378927</text:p>
          </table:table-cell>
          <table:table-cell office:value-type="float" office:value="0.312365186649114" calcext:value-type="float">
            <text:p>0.3123651866</text:p>
          </table:table-cell>
          <table:table-cell office:value-type="float" office:value="0.303445474251068" calcext:value-type="float">
            <text:p>0.3034454743</text:p>
          </table:table-cell>
          <table:table-cell office:value-type="float" office:value="0.242976421971649" calcext:value-type="float">
            <text:p>0.242976422</text:p>
          </table:table-cell>
          <table:table-cell office:value-type="float" office:value="0.245618222040424" calcext:value-type="float">
            <text:p>0.245618222</text:p>
          </table:table-cell>
          <table:table-cell office:value-type="float" office:value="0.125602395544156" calcext:value-type="float">
            <text:p>0.1256023955</text:p>
          </table:table-cell>
          <table:table-cell office:value-type="float" office:value="0.136507668969005" calcext:value-type="float">
            <text:p>0.136507669</text:p>
          </table:table-cell>
          <table:table-cell office:value-type="float" office:value="0.278240717848888" calcext:value-type="float">
            <text:p>0.2782407178</text:p>
          </table:table-cell>
          <table:table-cell office:value-type="float" office:value="0.327534207683375" calcext:value-type="float">
            <text:p>0.3275342077</text:p>
          </table:table-cell>
          <table:table-cell office:value-type="float" office:value="0.349806004461269" calcext:value-type="float">
            <text:p>0.3498060045</text:p>
          </table:table-cell>
          <table:table-cell office:value-type="float" office:value="0.408139712058175" calcext:value-type="float">
            <text:p>0.4081397121</text:p>
          </table:table-cell>
          <table:table-cell office:value-type="float" office:value="0.392670955914171" calcext:value-type="float">
            <text:p>0.3926709559</text:p>
          </table:table-cell>
          <table:table-cell office:value-type="float" office:value="0.224662324523774" calcext:value-type="float">
            <text:p>0.2246623245</text:p>
          </table:table-cell>
          <table:table-cell office:value-type="float" office:value="0.332099018573484" calcext:value-type="float">
            <text:p>0.3320990186</text:p>
          </table:table-cell>
          <table:table-cell office:value-type="float" office:value="0.228411707615968" calcext:value-type="float">
            <text:p>0.2284117076</text:p>
          </table:table-cell>
          <table:table-cell office:value-type="float" office:value="0.3079750998751" calcext:value-type="float">
            <text:p>0.3079750999</text:p>
          </table:table-cell>
          <table:table-cell office:value-type="float" office:value="0.306614727620019" calcext:value-type="float">
            <text:p>0.3066147276</text:p>
          </table:table-cell>
          <table:table-cell office:value-type="float" office:value="0.189375433181993" calcext:value-type="float">
            <text:p>0.1893754332</text:p>
          </table:table-cell>
          <table:table-cell office:value-type="float" office:value="0.297945727359415" calcext:value-type="float">
            <text:p>0.2979457274</text:p>
          </table:table-cell>
          <table:table-cell office:value-type="float" office:value="0.258461771917943" calcext:value-type="float">
            <text:p>0.2584617719</text:p>
          </table:table-cell>
          <table:table-cell office:value-type="float" office:value="0.280520396385779" calcext:value-type="float">
            <text:p>0.2805203964</text:p>
          </table:table-cell>
          <table:table-cell office:value-type="float" office:value="0.323461893207105" calcext:value-type="float">
            <text:p>0.3234618932</text:p>
          </table:table-cell>
          <table:table-cell office:value-type="float" office:value="0.315969351357158" calcext:value-type="float">
            <text:p>0.3159693514</text:p>
          </table:table-cell>
          <table:table-cell office:value-type="float" office:value="0.307126942982073" calcext:value-type="float">
            <text:p>0.307126943</text:p>
          </table:table-cell>
          <table:table-cell office:value-type="float" office:value="0.405997179213434" calcext:value-type="float">
            <text:p>0.4059971792</text:p>
          </table:table-cell>
          <table:table-cell office:value-type="float" office:value="0.401345970730931" calcext:value-type="float">
            <text:p>0.4013459707</text:p>
          </table:table-cell>
          <table:table-cell office:value-type="float" office:value="0.316890841811929" calcext:value-type="float">
            <text:p>0.3168908418</text:p>
          </table:table-cell>
          <table:table-cell office:value-type="float" office:value="0.388077868459483" calcext:value-type="float">
            <text:p>0.3880778685</text:p>
          </table:table-cell>
          <table:table-cell office:value-type="float" office:value="0.304374453554705" calcext:value-type="float">
            <text:p>0.3043744536</text:p>
          </table:table-cell>
          <table:table-cell office:value-type="float" office:value="0.235342273807785" calcext:value-type="float">
            <text:p>0.2353422738</text:p>
          </table:table-cell>
          <table:table-cell office:value-type="float" office:value="0.227962544427487" calcext:value-type="float">
            <text:p>0.2279625444</text:p>
          </table:table-cell>
          <table:table-cell office:value-type="float" office:value="0.244027420033804" calcext:value-type="float">
            <text:p>0.24402742</text:p>
          </table:table-cell>
          <table:table-cell office:value-type="float" office:value="0.349224667299445" calcext:value-type="float">
            <text:p>0.3492246673</text:p>
          </table:table-cell>
          <table:table-cell office:value-type="float" office:value="0.31189535380351" calcext:value-type="float">
            <text:p>0.3118953538</text:p>
          </table:table-cell>
          <table:table-cell office:value-type="float" office:value="0.352001893426758" calcext:value-type="float">
            <text:p>0.3520018934</text:p>
          </table:table-cell>
          <table:table-cell office:value-type="float" office:value="0.28746610733199" calcext:value-type="float">
            <text:p>0.2874661073</text:p>
          </table:table-cell>
          <table:table-cell office:value-type="float" office:value="0.331129982199081" calcext:value-type="float">
            <text:p>0.3311299822</text:p>
          </table:table-cell>
          <table:table-cell office:value-type="float" office:value="0.327412441923801" calcext:value-type="float">
            <text:p>0.3274124419</text:p>
          </table:table-cell>
          <table:table-cell office:value-type="float" office:value="0.339917735344899" calcext:value-type="float">
            <text:p>0.3399177353</text:p>
          </table:table-cell>
          <table:table-cell office:value-type="float" office:value="0.417529624539495" calcext:value-type="float">
            <text:p>0.4175296245</text:p>
          </table:table-cell>
          <table:table-cell office:value-type="float" office:value="0.260107560925765" calcext:value-type="float">
            <text:p>0.2601075609</text:p>
          </table:table-cell>
          <table:table-cell office:value-type="float" office:value="0.332509535868076" calcext:value-type="float">
            <text:p>0.3325095359</text:p>
          </table:table-cell>
          <table:table-cell office:value-type="float" office:value="0.369503437354889" calcext:value-type="float">
            <text:p>0.3695034374</text:p>
          </table:table-cell>
          <table:table-cell office:value-type="float" office:value="0.282762483845034" calcext:value-type="float">
            <text:p>0.2827624838</text:p>
          </table:table-cell>
          <table:table-cell office:value-type="float" office:value="0.238448824496104" calcext:value-type="float">
            <text:p>0.2384488245</text:p>
          </table:table-cell>
          <table:table-cell office:value-type="float" office:value="0.417247830981309" calcext:value-type="float">
            <text:p>0.417247831</text:p>
          </table:table-cell>
          <table:table-cell office:value-type="float" office:value="0.424787931412052" calcext:value-type="float">
            <text:p>0.4247879314</text:p>
          </table:table-cell>
          <table:table-cell office:value-type="float" office:value="0.481202849439934" calcext:value-type="float">
            <text:p>0.4812028494</text:p>
          </table:table-cell>
          <table:table-cell office:value-type="float" office:value="0.521579715873806" calcext:value-type="float">
            <text:p>0.5215797159</text:p>
          </table:table-cell>
          <table:table-cell office:value-type="float" office:value="0.469873344618697" calcext:value-type="float">
            <text:p>0.4698733446</text:p>
          </table:table-cell>
          <table:table-cell office:value-type="float" office:value="0.411317745575834" calcext:value-type="float">
            <text:p>0.4113177456</text:p>
          </table:table-cell>
          <table:table-cell office:value-type="float" office:value="0.36218336015462" calcext:value-type="float">
            <text:p>0.3621833602</text:p>
          </table:table-cell>
          <table:table-cell office:value-type="float" office:value="0.298816776926826" calcext:value-type="float">
            <text:p>0.2988167769</text:p>
          </table:table-cell>
          <table:table-cell office:value-type="float" office:value="0.320564514783088" calcext:value-type="float">
            <text:p>0.3205645148</text:p>
          </table:table-cell>
          <table:table-cell office:value-type="float" office:value="0.210401535697949" calcext:value-type="float">
            <text:p>0.2104015357</text:p>
          </table:table-cell>
          <table:table-cell office:value-type="float" office:value="0.274442434137174" calcext:value-type="float">
            <text:p>0.2744424341</text:p>
          </table:table-cell>
          <table:table-cell office:value-type="float" office:value="0.214838598530533" calcext:value-type="float">
            <text:p>0.2148385985</text:p>
          </table:table-cell>
          <table:table-cell office:value-type="float" office:value="0.0547821656933074" calcext:value-type="float">
            <text:p>0.0547821657</text:p>
          </table:table-cell>
          <table:table-cell office:value-type="float" office:value="0.113522460754113" calcext:value-type="float">
            <text:p>0.1135224608</text:p>
          </table:table-cell>
          <table:table-cell office:value-type="float" office:value="0.0978962669679708" calcext:value-type="float">
            <text:p>0.097896267</text:p>
          </table:table-cell>
          <table:table-cell office:value-type="float" office:value="0.175908751326732" calcext:value-type="float">
            <text:p>0.1759087513</text:p>
          </table:table-cell>
          <table:table-cell office:value-type="float" office:value="0.187006052163709" calcext:value-type="float">
            <text:p>0.1870060522</text:p>
          </table:table-cell>
          <table:table-cell office:value-type="float" office:value="0.183765908927289" calcext:value-type="float">
            <text:p>0.1837659089</text:p>
          </table:table-cell>
          <table:table-cell office:value-type="float" office:value="0.224443110526714" calcext:value-type="float">
            <text:p>0.2244431105</text:p>
          </table:table-cell>
          <table:table-cell office:value-type="float" office:value="0.24214156325219" calcext:value-type="float">
            <text:p>0.2421415633</text:p>
          </table:table-cell>
          <table:table-cell office:value-type="float" office:value="0.203297956398066" calcext:value-type="float">
            <text:p>0.2032979564</text:p>
          </table:table-cell>
          <table:table-cell office:value-type="float" office:value="0.33129398943048" calcext:value-type="float">
            <text:p>0.3312939894</text:p>
          </table:table-cell>
          <table:table-cell office:value-type="float" office:value="0.312636468623361" calcext:value-type="float">
            <text:p>0.3126364686</text:p>
          </table:table-cell>
          <table:table-cell office:value-type="float" office:value="0.33168694135452" calcext:value-type="float">
            <text:p>0.3316869414</text:p>
          </table:table-cell>
          <table:table-cell office:value-type="float" office:value="0.270134712625066" calcext:value-type="float">
            <text:p>0.2701347126</text:p>
          </table:table-cell>
          <table:table-cell office:value-type="float" office:value="0.421638199995744" calcext:value-type="float">
            <text:p>0.4216382</text:p>
          </table:table-cell>
          <table:table-cell office:value-type="float" office:value="0.381369343121594" calcext:value-type="float">
            <text:p>0.3813693431</text:p>
          </table:table-cell>
          <table:table-cell office:value-type="float" office:value="0.366040053674571" calcext:value-type="float">
            <text:p>0.3660400537</text:p>
          </table:table-cell>
          <table:table-cell office:value-type="float" office:value="0.373736839741936" calcext:value-type="float">
            <text:p>0.3737368397</text:p>
          </table:table-cell>
          <table:table-cell office:value-type="float" office:value="0.438657459703364" calcext:value-type="float">
            <text:p>0.4386574597</text:p>
          </table:table-cell>
          <table:table-cell office:value-type="float" office:value="0.381805060839999" calcext:value-type="float">
            <text:p>0.3818050608</text:p>
          </table:table-cell>
          <table:table-cell office:value-type="float" office:value="0.39353218196902" calcext:value-type="float">
            <text:p>0.393532182</text:p>
          </table:table-cell>
          <table:table-cell office:value-type="float" office:value="0.384577291164869" calcext:value-type="float">
            <text:p>0.3845772912</text:p>
          </table:table-cell>
          <table:table-cell office:value-type="float" office:value="0.352192604892688" calcext:value-type="float">
            <text:p>0.35219260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59271" calcext:value-type="float">
            <text:p>4259271</text:p>
          </table:table-cell>
          <table:table-cell table:formula="of:=AVERAGE([.E25:.GL25])" office:value-type="float" office:value="0.304749315593881" calcext:value-type="float">
            <text:p>0.3047493156</text:p>
          </table:table-cell>
          <table:table-cell/>
          <table:table-cell office:value-type="float" office:value="0.306187878296491" calcext:value-type="float">
            <text:p>0.3061878783</text:p>
          </table:table-cell>
          <table:table-cell office:value-type="float" office:value="0.188129746767844" calcext:value-type="float">
            <text:p>0.1881297468</text:p>
          </table:table-cell>
          <table:table-cell office:value-type="float" office:value="0.174428108925648" calcext:value-type="float">
            <text:p>0.1744281089</text:p>
          </table:table-cell>
          <table:table-cell office:value-type="float" office:value="0.224592656773835" calcext:value-type="float">
            <text:p>0.2245926568</text:p>
          </table:table-cell>
          <table:table-cell office:value-type="float" office:value="0.200258181457377" calcext:value-type="float">
            <text:p>0.2002581815</text:p>
          </table:table-cell>
          <table:table-cell office:value-type="float" office:value="0.379253535531821" calcext:value-type="float">
            <text:p>0.3792535355</text:p>
          </table:table-cell>
          <table:table-cell office:value-type="float" office:value="0.277977194725648" calcext:value-type="float">
            <text:p>0.2779771947</text:p>
          </table:table-cell>
          <table:table-cell office:value-type="float" office:value="0.357286301338084" calcext:value-type="float">
            <text:p>0.3572863013</text:p>
          </table:table-cell>
          <table:table-cell office:value-type="float" office:value="0.290014780301893" calcext:value-type="float">
            <text:p>0.2900147803</text:p>
          </table:table-cell>
          <table:table-cell office:value-type="float" office:value="0.354127673471089" calcext:value-type="float">
            <text:p>0.3541276735</text:p>
          </table:table-cell>
          <table:table-cell office:value-type="float" office:value="0.276275786318748" calcext:value-type="float">
            <text:p>0.2762757863</text:p>
          </table:table-cell>
          <table:table-cell office:value-type="float" office:value="0.325404955836426" calcext:value-type="float">
            <text:p>0.3254049558</text:p>
          </table:table-cell>
          <table:table-cell office:value-type="float" office:value="0.315850374528091" calcext:value-type="float">
            <text:p>0.3158503745</text:p>
          </table:table-cell>
          <table:table-cell office:value-type="float" office:value="0.283694660816254" calcext:value-type="float">
            <text:p>0.2836946608</text:p>
          </table:table-cell>
          <table:table-cell office:value-type="float" office:value="0.227535029548477" calcext:value-type="float">
            <text:p>0.2275350295</text:p>
          </table:table-cell>
          <table:table-cell office:value-type="float" office:value="0.201680601989615" calcext:value-type="float">
            <text:p>0.201680602</text:p>
          </table:table-cell>
          <table:table-cell office:value-type="float" office:value="0.191884113378945" calcext:value-type="float">
            <text:p>0.1918841134</text:p>
          </table:table-cell>
          <table:table-cell office:value-type="float" office:value="0.253585946127174" calcext:value-type="float">
            <text:p>0.2535859461</text:p>
          </table:table-cell>
          <table:table-cell office:value-type="float" office:value="0.11262151211477" calcext:value-type="float">
            <text:p>0.1126215121</text:p>
          </table:table-cell>
          <table:table-cell office:value-type="float" office:value="0.302106531754543" calcext:value-type="float">
            <text:p>0.3021065318</text:p>
          </table:table-cell>
          <table:table-cell office:value-type="float" office:value="0.401613543694154" calcext:value-type="float">
            <text:p>0.4016135437</text:p>
          </table:table-cell>
          <table:table-cell office:value-type="float" office:value="0.438834622401278" calcext:value-type="float">
            <text:p>0.4388346224</text:p>
          </table:table-cell>
          <table:table-cell office:value-type="float" office:value="0.455025130775012" calcext:value-type="float">
            <text:p>0.4550251308</text:p>
          </table:table-cell>
          <table:table-cell office:value-type="float" office:value="0.595586342472477" calcext:value-type="float">
            <text:p>0.5955863425</text:p>
          </table:table-cell>
          <table:table-cell office:value-type="float" office:value="0.557994213786843" calcext:value-type="float">
            <text:p>0.5579942138</text:p>
          </table:table-cell>
          <table:table-cell office:value-type="float" office:value="0.403996071401355" calcext:value-type="float">
            <text:p>0.4039960714</text:p>
          </table:table-cell>
          <table:table-cell office:value-type="float" office:value="0.360566986064274" calcext:value-type="float">
            <text:p>0.3605669861</text:p>
          </table:table-cell>
          <table:table-cell office:value-type="float" office:value="0.376499407816465" calcext:value-type="float">
            <text:p>0.3764994078</text:p>
          </table:table-cell>
          <table:table-cell office:value-type="float" office:value="0.239551472394179" calcext:value-type="float">
            <text:p>0.2395514724</text:p>
          </table:table-cell>
          <table:table-cell office:value-type="float" office:value="0.197697001914707" calcext:value-type="float">
            <text:p>0.1976970019</text:p>
          </table:table-cell>
          <table:table-cell office:value-type="float" office:value="0.200478992250127" calcext:value-type="float">
            <text:p>0.2004789923</text:p>
          </table:table-cell>
          <table:table-cell office:value-type="float" office:value="0.11900410670163" calcext:value-type="float">
            <text:p>0.1190041067</text:p>
          </table:table-cell>
          <table:table-cell office:value-type="float" office:value="0.172241725912351" calcext:value-type="float">
            <text:p>0.1722417259</text:p>
          </table:table-cell>
          <table:table-cell office:value-type="float" office:value="0.243427797590466" calcext:value-type="float">
            <text:p>0.2434277976</text:p>
          </table:table-cell>
          <table:table-cell office:value-type="float" office:value="0.31529943460954" calcext:value-type="float">
            <text:p>0.3152994346</text:p>
          </table:table-cell>
          <table:table-cell office:value-type="float" office:value="0.293254970586881" calcext:value-type="float">
            <text:p>0.2932549706</text:p>
          </table:table-cell>
          <table:table-cell office:value-type="float" office:value="0.356589301460921" calcext:value-type="float">
            <text:p>0.3565893015</text:p>
          </table:table-cell>
          <table:table-cell office:value-type="float" office:value="0.363671993161774" calcext:value-type="float">
            <text:p>0.3636719932</text:p>
          </table:table-cell>
          <table:table-cell office:value-type="float" office:value="0.369897532843572" calcext:value-type="float">
            <text:p>0.3698975328</text:p>
          </table:table-cell>
          <table:table-cell office:value-type="float" office:value="0.178325519918023" calcext:value-type="float">
            <text:p>0.1783255199</text:p>
          </table:table-cell>
          <table:table-cell office:value-type="float" office:value="0.303375537959331" calcext:value-type="float">
            <text:p>0.303375538</text:p>
          </table:table-cell>
          <table:table-cell office:value-type="float" office:value="0.227048215307572" calcext:value-type="float">
            <text:p>0.2270482153</text:p>
          </table:table-cell>
          <table:table-cell office:value-type="float" office:value="0.338791566326179" calcext:value-type="float">
            <text:p>0.3387915663</text:p>
          </table:table-cell>
          <table:table-cell office:value-type="float" office:value="0.239752021181897" calcext:value-type="float">
            <text:p>0.2397520212</text:p>
          </table:table-cell>
          <table:table-cell office:value-type="float" office:value="0.260297531346795" calcext:value-type="float">
            <text:p>0.2602975313</text:p>
          </table:table-cell>
          <table:table-cell office:value-type="float" office:value="0.231771081185509" calcext:value-type="float">
            <text:p>0.2317710812</text:p>
          </table:table-cell>
          <table:table-cell office:value-type="float" office:value="0.325572847593" calcext:value-type="float">
            <text:p>0.3255728476</text:p>
          </table:table-cell>
          <table:table-cell office:value-type="float" office:value="0.298674183173284" calcext:value-type="float">
            <text:p>0.2986741832</text:p>
          </table:table-cell>
          <table:table-cell office:value-type="float" office:value="0.387353139263059" calcext:value-type="float">
            <text:p>0.3873531393</text:p>
          </table:table-cell>
          <table:table-cell office:value-type="float" office:value="0.460841200847567" calcext:value-type="float">
            <text:p>0.4608412008</text:p>
          </table:table-cell>
          <table:table-cell office:value-type="float" office:value="0.463827167789752" calcext:value-type="float">
            <text:p>0.4638271678</text:p>
          </table:table-cell>
          <table:table-cell office:value-type="float" office:value="0.586683134461572" calcext:value-type="float">
            <text:p>0.5866831345</text:p>
          </table:table-cell>
          <table:table-cell office:value-type="float" office:value="0.576631987324076" calcext:value-type="float">
            <text:p>0.5766319873</text:p>
          </table:table-cell>
          <table:table-cell office:value-type="float" office:value="0.516411571032241" calcext:value-type="float">
            <text:p>0.516411571</text:p>
          </table:table-cell>
          <table:table-cell office:value-type="float" office:value="0.525431539972463" calcext:value-type="float">
            <text:p>0.52543154</text:p>
          </table:table-cell>
          <table:table-cell office:value-type="float" office:value="0.418032474718918" calcext:value-type="float">
            <text:p>0.4180324747</text:p>
          </table:table-cell>
          <table:table-cell office:value-type="float" office:value="0.22738169546199" calcext:value-type="float">
            <text:p>0.2273816955</text:p>
          </table:table-cell>
          <table:table-cell office:value-type="float" office:value="0.218774799533053" calcext:value-type="float">
            <text:p>0.2187747995</text:p>
          </table:table-cell>
          <table:table-cell office:value-type="float" office:value="0.213809213152333" calcext:value-type="float">
            <text:p>0.2138092132</text:p>
          </table:table-cell>
          <table:table-cell office:value-type="float" office:value="0.114970512531505" calcext:value-type="float">
            <text:p>0.1149705125</text:p>
          </table:table-cell>
          <table:table-cell office:value-type="float" office:value="0.205746369455011" calcext:value-type="float">
            <text:p>0.2057463695</text:p>
          </table:table-cell>
          <table:table-cell office:value-type="float" office:value="0.29137603502511" calcext:value-type="float">
            <text:p>0.291376035</text:p>
          </table:table-cell>
          <table:table-cell office:value-type="float" office:value="0.402472834398199" calcext:value-type="float">
            <text:p>0.4024728344</text:p>
          </table:table-cell>
          <table:table-cell office:value-type="float" office:value="0.456059909390819" calcext:value-type="float">
            <text:p>0.4560599094</text:p>
          </table:table-cell>
          <table:table-cell office:value-type="float" office:value="0.386000118167207" calcext:value-type="float">
            <text:p>0.3860001182</text:p>
          </table:table-cell>
          <table:table-cell office:value-type="float" office:value="0.556613329306183" calcext:value-type="float">
            <text:p>0.5566133293</text:p>
          </table:table-cell>
          <table:table-cell office:value-type="float" office:value="0.487940747493768" calcext:value-type="float">
            <text:p>0.4879407475</text:p>
          </table:table-cell>
          <table:table-cell office:value-type="float" office:value="0.463457738419971" calcext:value-type="float">
            <text:p>0.4634577384</text:p>
          </table:table-cell>
          <table:table-cell office:value-type="float" office:value="0.392723778131654" calcext:value-type="float">
            <text:p>0.3927237781</text:p>
          </table:table-cell>
          <table:table-cell office:value-type="float" office:value="0.453639890132626" calcext:value-type="float">
            <text:p>0.4536398901</text:p>
          </table:table-cell>
          <table:table-cell office:value-type="float" office:value="0.422888317014311" calcext:value-type="float">
            <text:p>0.422888317</text:p>
          </table:table-cell>
          <table:table-cell office:value-type="float" office:value="0.374166733716019" calcext:value-type="float">
            <text:p>0.3741667337</text:p>
          </table:table-cell>
          <table:table-cell office:value-type="float" office:value="0.265706482021759" calcext:value-type="float">
            <text:p>0.265706482</text:p>
          </table:table-cell>
          <table:table-cell office:value-type="float" office:value="0.296217197900209" calcext:value-type="float">
            <text:p>0.2962171979</text:p>
          </table:table-cell>
          <table:table-cell office:value-type="float" office:value="0.240371340351976" calcext:value-type="float">
            <text:p>0.2403713404</text:p>
          </table:table-cell>
          <table:table-cell office:value-type="float" office:value="0.25103201277267" calcext:value-type="float">
            <text:p>0.2510320128</text:p>
          </table:table-cell>
          <table:table-cell office:value-type="float" office:value="0.209721331262755" calcext:value-type="float">
            <text:p>0.2097213313</text:p>
          </table:table-cell>
          <table:table-cell office:value-type="float" office:value="0.162679605276454" calcext:value-type="float">
            <text:p>0.1626796053</text:p>
          </table:table-cell>
          <table:table-cell office:value-type="float" office:value="0.107593728135656" calcext:value-type="float">
            <text:p>0.1075937281</text:p>
          </table:table-cell>
          <table:table-cell office:value-type="float" office:value="0.342110889395443" calcext:value-type="float">
            <text:p>0.3421108894</text:p>
          </table:table-cell>
          <table:table-cell office:value-type="float" office:value="0.36482138217935" calcext:value-type="float">
            <text:p>0.3648213822</text:p>
          </table:table-cell>
          <table:table-cell office:value-type="float" office:value="0.470247040246464" calcext:value-type="float">
            <text:p>0.4702470402</text:p>
          </table:table-cell>
          <table:table-cell office:value-type="float" office:value="0.420067597825942" calcext:value-type="float">
            <text:p>0.4200675978</text:p>
          </table:table-cell>
          <table:table-cell office:value-type="float" office:value="0.45014507137948" calcext:value-type="float">
            <text:p>0.4501450714</text:p>
          </table:table-cell>
          <table:table-cell office:value-type="float" office:value="0.3493054142202" calcext:value-type="float">
            <text:p>0.3493054142</text:p>
          </table:table-cell>
          <table:table-cell office:value-type="float" office:value="0.278405789889647" calcext:value-type="float">
            <text:p>0.2784057899</text:p>
          </table:table-cell>
          <table:table-cell office:value-type="float" office:value="0.144939449093521" calcext:value-type="float">
            <text:p>0.1449394491</text:p>
          </table:table-cell>
          <table:table-cell office:value-type="float" office:value="0.208003898872665" calcext:value-type="float">
            <text:p>0.2080038989</text:p>
          </table:table-cell>
          <table:table-cell office:value-type="float" office:value="0.191724354286807" calcext:value-type="float">
            <text:p>0.1917243543</text:p>
          </table:table-cell>
          <table:table-cell office:value-type="float" office:value="0.20116095763428" calcext:value-type="float">
            <text:p>0.2011609576</text:p>
          </table:table-cell>
          <table:table-cell office:value-type="float" office:value="0.30655969322562" calcext:value-type="float">
            <text:p>0.3065596932</text:p>
          </table:table-cell>
          <table:table-cell office:value-type="float" office:value="0.242266621457317" calcext:value-type="float">
            <text:p>0.2422666215</text:p>
          </table:table-cell>
          <table:table-cell office:value-type="float" office:value="0.405234866646826" calcext:value-type="float">
            <text:p>0.4052348666</text:p>
          </table:table-cell>
          <table:table-cell office:value-type="float" office:value="0.316753260568955" calcext:value-type="float">
            <text:p>0.3167532606</text:p>
          </table:table-cell>
          <table:table-cell office:value-type="float" office:value="0.284288790918657" calcext:value-type="float">
            <text:p>0.2842887909</text:p>
          </table:table-cell>
          <table:table-cell office:value-type="float" office:value="0.34705547882492" calcext:value-type="float">
            <text:p>0.3470554788</text:p>
          </table:table-cell>
          <table:table-cell office:value-type="float" office:value="0.25295120716243" calcext:value-type="float">
            <text:p>0.2529512072</text:p>
          </table:table-cell>
          <table:table-cell office:value-type="float" office:value="0.133641095286925" calcext:value-type="float">
            <text:p>0.1336410953</text:p>
          </table:table-cell>
          <table:table-cell office:value-type="float" office:value="0.117374236243756" calcext:value-type="float">
            <text:p>0.1173742362</text:p>
          </table:table-cell>
          <table:table-cell office:value-type="float" office:value="0.104293803232956" calcext:value-type="float">
            <text:p>0.1042938032</text:p>
          </table:table-cell>
          <table:table-cell office:value-type="float" office:value="0.255221098529897" calcext:value-type="float">
            <text:p>0.2552210985</text:p>
          </table:table-cell>
          <table:table-cell office:value-type="float" office:value="0.197918952579689" calcext:value-type="float">
            <text:p>0.1979189526</text:p>
          </table:table-cell>
          <table:table-cell office:value-type="float" office:value="0.282339646717328" calcext:value-type="float">
            <text:p>0.2823396467</text:p>
          </table:table-cell>
          <table:table-cell office:value-type="float" office:value="0.369502295383166" calcext:value-type="float">
            <text:p>0.3695022954</text:p>
          </table:table-cell>
          <table:table-cell office:value-type="float" office:value="0.314275951739655" calcext:value-type="float">
            <text:p>0.3142759517</text:p>
          </table:table-cell>
          <table:table-cell office:value-type="float" office:value="0.238912282807873" calcext:value-type="float">
            <text:p>0.2389122828</text:p>
          </table:table-cell>
          <table:table-cell office:value-type="float" office:value="0.227286432231546" calcext:value-type="float">
            <text:p>0.2272864322</text:p>
          </table:table-cell>
          <table:table-cell office:value-type="float" office:value="0.264577101620099" calcext:value-type="float">
            <text:p>0.2645771016</text:p>
          </table:table-cell>
          <table:table-cell office:value-type="float" office:value="0.0919896810953344" calcext:value-type="float">
            <text:p>0.0919896811</text:p>
          </table:table-cell>
          <table:table-cell office:value-type="float" office:value="0.159439240034553" calcext:value-type="float">
            <text:p>0.15943924</text:p>
          </table:table-cell>
          <table:table-cell office:value-type="float" office:value="0.264447949336053" calcext:value-type="float">
            <text:p>0.2644479493</text:p>
          </table:table-cell>
          <table:table-cell office:value-type="float" office:value="0.230324885241857" calcext:value-type="float">
            <text:p>0.2303248852</text:p>
          </table:table-cell>
          <table:table-cell office:value-type="float" office:value="0.295167615517374" calcext:value-type="float">
            <text:p>0.2951676155</text:p>
          </table:table-cell>
          <table:table-cell office:value-type="float" office:value="0.290021999126382" calcext:value-type="float">
            <text:p>0.2900219991</text:p>
          </table:table-cell>
          <table:table-cell office:value-type="float" office:value="0.247374160052857" calcext:value-type="float">
            <text:p>0.2473741601</text:p>
          </table:table-cell>
          <table:table-cell office:value-type="float" office:value="0.179299824126892" calcext:value-type="float">
            <text:p>0.1792998241</text:p>
          </table:table-cell>
          <table:table-cell office:value-type="float" office:value="0.168341079165598" calcext:value-type="float">
            <text:p>0.1683410792</text:p>
          </table:table-cell>
          <table:table-cell office:value-type="float" office:value="0.0983230161861196" calcext:value-type="float">
            <text:p>0.0983230162</text:p>
          </table:table-cell>
          <table:table-cell office:value-type="float" office:value="0.292216675519273" calcext:value-type="float">
            <text:p>0.2922166755</text:p>
          </table:table-cell>
          <table:table-cell office:value-type="float" office:value="0.342583397385536" calcext:value-type="float">
            <text:p>0.3425833974</text:p>
          </table:table-cell>
          <table:table-cell office:value-type="float" office:value="0.356850074974718" calcext:value-type="float">
            <text:p>0.356850075</text:p>
          </table:table-cell>
          <table:table-cell office:value-type="float" office:value="0.458902426613795" calcext:value-type="float">
            <text:p>0.4589024266</text:p>
          </table:table-cell>
          <table:table-cell office:value-type="float" office:value="0.378097190440967" calcext:value-type="float">
            <text:p>0.3780971904</text:p>
          </table:table-cell>
          <table:table-cell office:value-type="float" office:value="0.274840235332948" calcext:value-type="float">
            <text:p>0.2748402353</text:p>
          </table:table-cell>
          <table:table-cell office:value-type="float" office:value="0.305607105123672" calcext:value-type="float">
            <text:p>0.3056071051</text:p>
          </table:table-cell>
          <table:table-cell office:value-type="float" office:value="0.251764109126354" calcext:value-type="float">
            <text:p>0.2517641091</text:p>
          </table:table-cell>
          <table:table-cell office:value-type="float" office:value="0.16553641309771" calcext:value-type="float">
            <text:p>0.1655364131</text:p>
          </table:table-cell>
          <table:table-cell office:value-type="float" office:value="0.157017856963638" calcext:value-type="float">
            <text:p>0.157017857</text:p>
          </table:table-cell>
          <table:table-cell office:value-type="float" office:value="0.315544463223126" calcext:value-type="float">
            <text:p>0.3155444632</text:p>
          </table:table-cell>
          <table:table-cell office:value-type="float" office:value="0.203950860273778" calcext:value-type="float">
            <text:p>0.2039508603</text:p>
          </table:table-cell>
          <table:table-cell office:value-type="float" office:value="0.309457204856663" calcext:value-type="float">
            <text:p>0.3094572049</text:p>
          </table:table-cell>
          <table:table-cell office:value-type="float" office:value="0.342743911930095" calcext:value-type="float">
            <text:p>0.3427439119</text:p>
          </table:table-cell>
          <table:table-cell office:value-type="float" office:value="0.315651314723671" calcext:value-type="float">
            <text:p>0.3156513147</text:p>
          </table:table-cell>
          <table:table-cell office:value-type="float" office:value="0.28882874289092" calcext:value-type="float">
            <text:p>0.2888287429</text:p>
          </table:table-cell>
          <table:table-cell office:value-type="float" office:value="0.28612590221205" calcext:value-type="float">
            <text:p>0.2861259022</text:p>
          </table:table-cell>
          <table:table-cell office:value-type="float" office:value="0.413957117607269" calcext:value-type="float">
            <text:p>0.4139571176</text:p>
          </table:table-cell>
          <table:table-cell office:value-type="float" office:value="0.388887250436878" calcext:value-type="float">
            <text:p>0.3888872504</text:p>
          </table:table-cell>
          <table:table-cell office:value-type="float" office:value="0.328864074833988" calcext:value-type="float">
            <text:p>0.3288640748</text:p>
          </table:table-cell>
          <table:table-cell office:value-type="float" office:value="0.359974314236901" calcext:value-type="float">
            <text:p>0.3599743142</text:p>
          </table:table-cell>
          <table:table-cell office:value-type="float" office:value="0.338409046407548" calcext:value-type="float">
            <text:p>0.3384090464</text:p>
          </table:table-cell>
          <table:table-cell office:value-type="float" office:value="0.23957166249964" calcext:value-type="float">
            <text:p>0.2395716625</text:p>
          </table:table-cell>
          <table:table-cell office:value-type="float" office:value="0.19893735460448" calcext:value-type="float">
            <text:p>0.1989373546</text:p>
          </table:table-cell>
          <table:table-cell office:value-type="float" office:value="0.312690919858027" calcext:value-type="float">
            <text:p>0.3126909199</text:p>
          </table:table-cell>
          <table:table-cell office:value-type="float" office:value="0.204980148691284" calcext:value-type="float">
            <text:p>0.2049801487</text:p>
          </table:table-cell>
          <table:table-cell office:value-type="float" office:value="0.366388946380008" calcext:value-type="float">
            <text:p>0.3663889464</text:p>
          </table:table-cell>
          <table:table-cell office:value-type="float" office:value="0.346411159068139" calcext:value-type="float">
            <text:p>0.3464111591</text:p>
          </table:table-cell>
          <table:table-cell office:value-type="float" office:value="0.299303447653653" calcext:value-type="float">
            <text:p>0.2993034477</text:p>
          </table:table-cell>
          <table:table-cell office:value-type="float" office:value="0.279206132204437" calcext:value-type="float">
            <text:p>0.2792061322</text:p>
          </table:table-cell>
          <table:table-cell office:value-type="float" office:value="0.390210712663937" calcext:value-type="float">
            <text:p>0.3902107127</text:p>
          </table:table-cell>
          <table:table-cell office:value-type="float" office:value="0.336427057164964" calcext:value-type="float">
            <text:p>0.3364270572</text:p>
          </table:table-cell>
          <table:table-cell office:value-type="float" office:value="0.332524557386995" calcext:value-type="float">
            <text:p>0.3325245574</text:p>
          </table:table-cell>
          <table:table-cell office:value-type="float" office:value="0.372080254527137" calcext:value-type="float">
            <text:p>0.3720802545</text:p>
          </table:table-cell>
          <table:table-cell office:value-type="float" office:value="0.31465895611513" calcext:value-type="float">
            <text:p>0.3146589561</text:p>
          </table:table-cell>
          <table:table-cell office:value-type="float" office:value="0.37948073973698" calcext:value-type="float">
            <text:p>0.3794807397</text:p>
          </table:table-cell>
          <table:table-cell office:value-type="float" office:value="0.272913675505622" calcext:value-type="float">
            <text:p>0.2729136755</text:p>
          </table:table-cell>
          <table:table-cell office:value-type="float" office:value="0.264061784466188" calcext:value-type="float">
            <text:p>0.2640617845</text:p>
          </table:table-cell>
          <table:table-cell office:value-type="float" office:value="0.49093339291114" calcext:value-type="float">
            <text:p>0.4909333929</text:p>
          </table:table-cell>
          <table:table-cell office:value-type="float" office:value="0.473642987128691" calcext:value-type="float">
            <text:p>0.4736429871</text:p>
          </table:table-cell>
          <table:table-cell office:value-type="float" office:value="0.48073039315091" calcext:value-type="float">
            <text:p>0.4807303932</text:p>
          </table:table-cell>
          <table:table-cell office:value-type="float" office:value="0.432816549152206" calcext:value-type="float">
            <text:p>0.4328165492</text:p>
          </table:table-cell>
          <table:table-cell office:value-type="float" office:value="0.464987134624004" calcext:value-type="float">
            <text:p>0.4649871346</text:p>
          </table:table-cell>
          <table:table-cell office:value-type="float" office:value="0.363858670517827" calcext:value-type="float">
            <text:p>0.3638586705</text:p>
          </table:table-cell>
          <table:table-cell office:value-type="float" office:value="0.402690480861896" calcext:value-type="float">
            <text:p>0.4026904809</text:p>
          </table:table-cell>
          <table:table-cell office:value-type="float" office:value="0.392338593937693" calcext:value-type="float">
            <text:p>0.3923385939</text:p>
          </table:table-cell>
          <table:table-cell office:value-type="float" office:value="0.32239415965024" calcext:value-type="float">
            <text:p>0.3223941597</text:p>
          </table:table-cell>
          <table:table-cell office:value-type="float" office:value="0.152599384368453" calcext:value-type="float">
            <text:p>0.1525993844</text:p>
          </table:table-cell>
          <table:table-cell office:value-type="float" office:value="0.246692151454405" calcext:value-type="float">
            <text:p>0.2466921515</text:p>
          </table:table-cell>
          <table:table-cell office:value-type="float" office:value="0.180430341932028" calcext:value-type="float">
            <text:p>0.1804303419</text:p>
          </table:table-cell>
          <table:table-cell office:value-type="float" office:value="0.107570834836748" calcext:value-type="float">
            <text:p>0.1075708348</text:p>
          </table:table-cell>
          <table:table-cell office:value-type="float" office:value="0.12791336394477" calcext:value-type="float">
            <text:p>0.1279133639</text:p>
          </table:table-cell>
          <table:table-cell office:value-type="float" office:value="0.193073233041083" calcext:value-type="float">
            <text:p>0.193073233</text:p>
          </table:table-cell>
          <table:table-cell office:value-type="float" office:value="0.278806827914659" calcext:value-type="float">
            <text:p>0.2788068279</text:p>
          </table:table-cell>
          <table:table-cell office:value-type="float" office:value="0.206562895941714" calcext:value-type="float">
            <text:p>0.2065628959</text:p>
          </table:table-cell>
          <table:table-cell office:value-type="float" office:value="0.22480402747343" calcext:value-type="float">
            <text:p>0.2248040275</text:p>
          </table:table-cell>
          <table:table-cell office:value-type="float" office:value="0.188986732157364" calcext:value-type="float">
            <text:p>0.1889867322</text:p>
          </table:table-cell>
          <table:table-cell office:value-type="float" office:value="0.248470070244483" calcext:value-type="float">
            <text:p>0.2484700702</text:p>
          </table:table-cell>
          <table:table-cell office:value-type="float" office:value="0.240946951048287" calcext:value-type="float">
            <text:p>0.240946951</text:p>
          </table:table-cell>
          <table:table-cell office:value-type="float" office:value="0.256765925785599" calcext:value-type="float">
            <text:p>0.2567659258</text:p>
          </table:table-cell>
          <table:table-cell office:value-type="float" office:value="0.292519185684542" calcext:value-type="float">
            <text:p>0.2925191857</text:p>
          </table:table-cell>
          <table:table-cell office:value-type="float" office:value="0.218477889900996" calcext:value-type="float">
            <text:p>0.2184778899</text:p>
          </table:table-cell>
          <table:table-cell office:value-type="float" office:value="0.289974508346384" calcext:value-type="float">
            <text:p>0.2899745083</text:p>
          </table:table-cell>
          <table:table-cell office:value-type="float" office:value="0.37725531091788" calcext:value-type="float">
            <text:p>0.3772553109</text:p>
          </table:table-cell>
          <table:table-cell office:value-type="float" office:value="0.381513732022479" calcext:value-type="float">
            <text:p>0.381513732</text:p>
          </table:table-cell>
          <table:table-cell office:value-type="float" office:value="0.363188368337825" calcext:value-type="float">
            <text:p>0.3631883683</text:p>
          </table:table-cell>
          <table:table-cell office:value-type="float" office:value="0.414666665862063" calcext:value-type="float">
            <text:p>0.4146666659</text:p>
          </table:table-cell>
          <table:table-cell office:value-type="float" office:value="0.488546243605028" calcext:value-type="float">
            <text:p>0.4885462436</text:p>
          </table:table-cell>
          <table:table-cell office:value-type="float" office:value="0.323710495759857" calcext:value-type="float">
            <text:p>0.3237104958</text:p>
          </table:table-cell>
          <table:table-cell office:value-type="float" office:value="0.368330654117059" calcext:value-type="float">
            <text:p>0.3683306541</text:p>
          </table:table-cell>
          <table:table-cell office:value-type="float" office:value="0.41017907873973" calcext:value-type="float">
            <text:p>0.4101790787</text:p>
          </table:table-cell>
          <table:table-cell office:value-type="float" office:value="0.359930764350057" calcext:value-type="float">
            <text:p>0.35993076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77402" calcext:value-type="float">
            <text:p>4777402</text:p>
          </table:table-cell>
          <table:table-cell table:formula="of:=AVERAGE([.E26:.GL26])" office:value-type="float" office:value="0.313009382218077" calcext:value-type="float">
            <text:p>0.3130093822</text:p>
          </table:table-cell>
          <table:table-cell/>
          <table:table-cell office:value-type="float" office:value="0.241871506515569" calcext:value-type="float">
            <text:p>0.2418715065</text:p>
          </table:table-cell>
          <table:table-cell office:value-type="float" office:value="0.362131809810555" calcext:value-type="float">
            <text:p>0.3621318098</text:p>
          </table:table-cell>
          <table:table-cell office:value-type="float" office:value="0.207259231657706" calcext:value-type="float">
            <text:p>0.2072592317</text:p>
          </table:table-cell>
          <table:table-cell office:value-type="float" office:value="0.249457881823326" calcext:value-type="float">
            <text:p>0.2494578818</text:p>
          </table:table-cell>
          <table:table-cell office:value-type="float" office:value="0.215109599571501" calcext:value-type="float">
            <text:p>0.2151095996</text:p>
          </table:table-cell>
          <table:table-cell office:value-type="float" office:value="0.249262923522999" calcext:value-type="float">
            <text:p>0.2492629235</text:p>
          </table:table-cell>
          <table:table-cell office:value-type="float" office:value="0.287640327839177" calcext:value-type="float">
            <text:p>0.2876403278</text:p>
          </table:table-cell>
          <table:table-cell office:value-type="float" office:value="0.34814104292981" calcext:value-type="float">
            <text:p>0.3481410429</text:p>
          </table:table-cell>
          <table:table-cell office:value-type="float" office:value="0.28391211014413" calcext:value-type="float">
            <text:p>0.2839121101</text:p>
          </table:table-cell>
          <table:table-cell office:value-type="float" office:value="0.378638028795344" calcext:value-type="float">
            <text:p>0.3786380288</text:p>
          </table:table-cell>
          <table:table-cell office:value-type="float" office:value="0.315648933586725" calcext:value-type="float">
            <text:p>0.3156489336</text:p>
          </table:table-cell>
          <table:table-cell office:value-type="float" office:value="0.405676262297691" calcext:value-type="float">
            <text:p>0.4056762623</text:p>
          </table:table-cell>
          <table:table-cell office:value-type="float" office:value="0.328338788671494" calcext:value-type="float">
            <text:p>0.3283387887</text:p>
          </table:table-cell>
          <table:table-cell office:value-type="float" office:value="0.248901964123597" calcext:value-type="float">
            <text:p>0.2489019641</text:p>
          </table:table-cell>
          <table:table-cell office:value-type="float" office:value="0.271286991627461" calcext:value-type="float">
            <text:p>0.2712869916</text:p>
          </table:table-cell>
          <table:table-cell office:value-type="float" office:value="0.200852368853334" calcext:value-type="float">
            <text:p>0.2008523689</text:p>
          </table:table-cell>
          <table:table-cell office:value-type="float" office:value="0.216093981955812" calcext:value-type="float">
            <text:p>0.216093982</text:p>
          </table:table-cell>
          <table:table-cell office:value-type="float" office:value="0.146138390777243" calcext:value-type="float">
            <text:p>0.1461383908</text:p>
          </table:table-cell>
          <table:table-cell office:value-type="float" office:value="0.2331699801944" calcext:value-type="float">
            <text:p>0.2331699802</text:p>
          </table:table-cell>
          <table:table-cell office:value-type="float" office:value="0.300936001949794" calcext:value-type="float">
            <text:p>0.3009360019</text:p>
          </table:table-cell>
          <table:table-cell office:value-type="float" office:value="0.401869716627132" calcext:value-type="float">
            <text:p>0.4018697166</text:p>
          </table:table-cell>
          <table:table-cell office:value-type="float" office:value="0.444910853503105" calcext:value-type="float">
            <text:p>0.4449108535</text:p>
          </table:table-cell>
          <table:table-cell office:value-type="float" office:value="0.414931318147814" calcext:value-type="float">
            <text:p>0.4149313181</text:p>
          </table:table-cell>
          <table:table-cell office:value-type="float" office:value="0.523362687491263" calcext:value-type="float">
            <text:p>0.5233626875</text:p>
          </table:table-cell>
          <table:table-cell office:value-type="float" office:value="0.527953487970114" calcext:value-type="float">
            <text:p>0.527953488</text:p>
          </table:table-cell>
          <table:table-cell office:value-type="float" office:value="0.386200448133423" calcext:value-type="float">
            <text:p>0.3862004481</text:p>
          </table:table-cell>
          <table:table-cell office:value-type="float" office:value="0.37188742089677" calcext:value-type="float">
            <text:p>0.3718874209</text:p>
          </table:table-cell>
          <table:table-cell office:value-type="float" office:value="0.362683843959385" calcext:value-type="float">
            <text:p>0.362683844</text:p>
          </table:table-cell>
          <table:table-cell office:value-type="float" office:value="0.306664721647072" calcext:value-type="float">
            <text:p>0.3066647216</text:p>
          </table:table-cell>
          <table:table-cell office:value-type="float" office:value="0.164060741306618" calcext:value-type="float">
            <text:p>0.1640607413</text:p>
          </table:table-cell>
          <table:table-cell office:value-type="float" office:value="0.258113027768996" calcext:value-type="float">
            <text:p>0.2581130278</text:p>
          </table:table-cell>
          <table:table-cell office:value-type="float" office:value="0.204510177594763" calcext:value-type="float">
            <text:p>0.2045101776</text:p>
          </table:table-cell>
          <table:table-cell office:value-type="float" office:value="0.228472928800072" calcext:value-type="float">
            <text:p>0.2284729288</text:p>
          </table:table-cell>
          <table:table-cell office:value-type="float" office:value="0.237284687364311" calcext:value-type="float">
            <text:p>0.2372846874</text:p>
          </table:table-cell>
          <table:table-cell office:value-type="float" office:value="0.305888053893057" calcext:value-type="float">
            <text:p>0.3058880539</text:p>
          </table:table-cell>
          <table:table-cell office:value-type="float" office:value="0.298639255469986" calcext:value-type="float">
            <text:p>0.2986392555</text:p>
          </table:table-cell>
          <table:table-cell office:value-type="float" office:value="0.306868899575713" calcext:value-type="float">
            <text:p>0.3068688996</text:p>
          </table:table-cell>
          <table:table-cell office:value-type="float" office:value="0.329116850192878" calcext:value-type="float">
            <text:p>0.3291168502</text:p>
          </table:table-cell>
          <table:table-cell office:value-type="float" office:value="0.323282939859319" calcext:value-type="float">
            <text:p>0.3232829399</text:p>
          </table:table-cell>
          <table:table-cell office:value-type="float" office:value="0.332831487004277" calcext:value-type="float">
            <text:p>0.332831487</text:p>
          </table:table-cell>
          <table:table-cell office:value-type="float" office:value="0.301130840654939" calcext:value-type="float">
            <text:p>0.3011308407</text:p>
          </table:table-cell>
          <table:table-cell office:value-type="float" office:value="0.250659540801294" calcext:value-type="float">
            <text:p>0.2506595408</text:p>
          </table:table-cell>
          <table:table-cell office:value-type="float" office:value="0.347690282107047" calcext:value-type="float">
            <text:p>0.3476902821</text:p>
          </table:table-cell>
          <table:table-cell office:value-type="float" office:value="0.224235996117654" calcext:value-type="float">
            <text:p>0.2242359961</text:p>
          </table:table-cell>
          <table:table-cell office:value-type="float" office:value="0.303502497359638" calcext:value-type="float">
            <text:p>0.3035024974</text:p>
          </table:table-cell>
          <table:table-cell office:value-type="float" office:value="0.226120662377004" calcext:value-type="float">
            <text:p>0.2261206624</text:p>
          </table:table-cell>
          <table:table-cell office:value-type="float" office:value="0.378072274534453" calcext:value-type="float">
            <text:p>0.3780722745</text:p>
          </table:table-cell>
          <table:table-cell office:value-type="float" office:value="0.306988504747725" calcext:value-type="float">
            <text:p>0.3069885047</text:p>
          </table:table-cell>
          <table:table-cell office:value-type="float" office:value="0.399678311652875" calcext:value-type="float">
            <text:p>0.3996783117</text:p>
          </table:table-cell>
          <table:table-cell office:value-type="float" office:value="0.479398306112496" calcext:value-type="float">
            <text:p>0.4793983061</text:p>
          </table:table-cell>
          <table:table-cell office:value-type="float" office:value="0.427306281736927" calcext:value-type="float">
            <text:p>0.4273062817</text:p>
          </table:table-cell>
          <table:table-cell office:value-type="float" office:value="0.615826801146835" calcext:value-type="float">
            <text:p>0.6158268011</text:p>
          </table:table-cell>
          <table:table-cell office:value-type="float" office:value="0.521522568038244" calcext:value-type="float">
            <text:p>0.521522568</text:p>
          </table:table-cell>
          <table:table-cell office:value-type="float" office:value="0.561944295721431" calcext:value-type="float">
            <text:p>0.5619442957</text:p>
          </table:table-cell>
          <table:table-cell office:value-type="float" office:value="0.412133305438522" calcext:value-type="float">
            <text:p>0.4121333054</text:p>
          </table:table-cell>
          <table:table-cell office:value-type="float" office:value="0.41656235995684" calcext:value-type="float">
            <text:p>0.41656236</text:p>
          </table:table-cell>
          <table:table-cell office:value-type="float" office:value="0.222225824914347" calcext:value-type="float">
            <text:p>0.2222258249</text:p>
          </table:table-cell>
          <table:table-cell office:value-type="float" office:value="0.17708563913891" calcext:value-type="float">
            <text:p>0.1770856391</text:p>
          </table:table-cell>
          <table:table-cell office:value-type="float" office:value="0.303897477740566" calcext:value-type="float">
            <text:p>0.3038974777</text:p>
          </table:table-cell>
          <table:table-cell office:value-type="float" office:value="0.239729360618678" calcext:value-type="float">
            <text:p>0.2397293606</text:p>
          </table:table-cell>
          <table:table-cell office:value-type="float" office:value="0.221574238556941" calcext:value-type="float">
            <text:p>0.2215742386</text:p>
          </table:table-cell>
          <table:table-cell office:value-type="float" office:value="0.297091008070473" calcext:value-type="float">
            <text:p>0.2970910081</text:p>
          </table:table-cell>
          <table:table-cell office:value-type="float" office:value="0.394992342026779" calcext:value-type="float">
            <text:p>0.394992342</text:p>
          </table:table-cell>
          <table:table-cell office:value-type="float" office:value="0.444515765039987" calcext:value-type="float">
            <text:p>0.444515765</text:p>
          </table:table-cell>
          <table:table-cell office:value-type="float" office:value="0.422655383618864" calcext:value-type="float">
            <text:p>0.4226553836</text:p>
          </table:table-cell>
          <table:table-cell office:value-type="float" office:value="0.43752908283382" calcext:value-type="float">
            <text:p>0.4375290828</text:p>
          </table:table-cell>
          <table:table-cell office:value-type="float" office:value="0.456779437258625" calcext:value-type="float">
            <text:p>0.4567794373</text:p>
          </table:table-cell>
          <table:table-cell office:value-type="float" office:value="0.52795568506027" calcext:value-type="float">
            <text:p>0.5279556851</text:p>
          </table:table-cell>
          <table:table-cell office:value-type="float" office:value="0.473915071488689" calcext:value-type="float">
            <text:p>0.4739150715</text:p>
          </table:table-cell>
          <table:table-cell office:value-type="float" office:value="0.436401045368703" calcext:value-type="float">
            <text:p>0.4364010454</text:p>
          </table:table-cell>
          <table:table-cell office:value-type="float" office:value="0.408811848200116" calcext:value-type="float">
            <text:p>0.4088118482</text:p>
          </table:table-cell>
          <table:table-cell office:value-type="float" office:value="0.433180287947842" calcext:value-type="float">
            <text:p>0.4331802879</text:p>
          </table:table-cell>
          <table:table-cell office:value-type="float" office:value="0.259859888755906" calcext:value-type="float">
            <text:p>0.2598598888</text:p>
          </table:table-cell>
          <table:table-cell office:value-type="float" office:value="0.323292320337026" calcext:value-type="float">
            <text:p>0.3232923203</text:p>
          </table:table-cell>
          <table:table-cell office:value-type="float" office:value="0.319945303078108" calcext:value-type="float">
            <text:p>0.3199453031</text:p>
          </table:table-cell>
          <table:table-cell office:value-type="float" office:value="0.267428750979809" calcext:value-type="float">
            <text:p>0.267428751</text:p>
          </table:table-cell>
          <table:table-cell office:value-type="float" office:value="0.186480664491759" calcext:value-type="float">
            <text:p>0.1864806645</text:p>
          </table:table-cell>
          <table:table-cell office:value-type="float" office:value="0.170677091636429" calcext:value-type="float">
            <text:p>0.1706770916</text:p>
          </table:table-cell>
          <table:table-cell office:value-type="float" office:value="0.264193762583934" calcext:value-type="float">
            <text:p>0.2641937626</text:p>
          </table:table-cell>
          <table:table-cell office:value-type="float" office:value="0.312369523973216" calcext:value-type="float">
            <text:p>0.312369524</text:p>
          </table:table-cell>
          <table:table-cell office:value-type="float" office:value="0.475530630327501" calcext:value-type="float">
            <text:p>0.4755306303</text:p>
          </table:table-cell>
          <table:table-cell office:value-type="float" office:value="0.464264276122526" calcext:value-type="float">
            <text:p>0.4642642761</text:p>
          </table:table-cell>
          <table:table-cell office:value-type="float" office:value="0.445899717402007" calcext:value-type="float">
            <text:p>0.4458997174</text:p>
          </table:table-cell>
          <table:table-cell office:value-type="float" office:value="0.456371083415193" calcext:value-type="float">
            <text:p>0.4563710834</text:p>
          </table:table-cell>
          <table:table-cell office:value-type="float" office:value="0.36061264958298" calcext:value-type="float">
            <text:p>0.3606126496</text:p>
          </table:table-cell>
          <table:table-cell office:value-type="float" office:value="0.241632495701977" calcext:value-type="float">
            <text:p>0.2416324957</text:p>
          </table:table-cell>
          <table:table-cell office:value-type="float" office:value="0.186693203950289" calcext:value-type="float">
            <text:p>0.186693204</text:p>
          </table:table-cell>
          <table:table-cell office:value-type="float" office:value="0.20747941948066" calcext:value-type="float">
            <text:p>0.2074794195</text:p>
          </table:table-cell>
          <table:table-cell office:value-type="float" office:value="0.182568859095641" calcext:value-type="float">
            <text:p>0.1825688591</text:p>
          </table:table-cell>
          <table:table-cell office:value-type="float" office:value="0.20842292698966" calcext:value-type="float">
            <text:p>0.208422927</text:p>
          </table:table-cell>
          <table:table-cell office:value-type="float" office:value="0.239440551349495" calcext:value-type="float">
            <text:p>0.2394405513</text:p>
          </table:table-cell>
          <table:table-cell office:value-type="float" office:value="0.296623812668506" calcext:value-type="float">
            <text:p>0.2966238127</text:p>
          </table:table-cell>
          <table:table-cell office:value-type="float" office:value="0.275820683335486" calcext:value-type="float">
            <text:p>0.2758206833</text:p>
          </table:table-cell>
          <table:table-cell office:value-type="float" office:value="0.337724313340125" calcext:value-type="float">
            <text:p>0.3377243133</text:p>
          </table:table-cell>
          <table:table-cell office:value-type="float" office:value="0.301000837354641" calcext:value-type="float">
            <text:p>0.3010008374</text:p>
          </table:table-cell>
          <table:table-cell office:value-type="float" office:value="0.329021287795676" calcext:value-type="float">
            <text:p>0.3290212878</text:p>
          </table:table-cell>
          <table:table-cell office:value-type="float" office:value="0.250638651896983" calcext:value-type="float">
            <text:p>0.2506386519</text:p>
          </table:table-cell>
          <table:table-cell office:value-type="float" office:value="0.110983468263972" calcext:value-type="float">
            <text:p>0.1109834683</text:p>
          </table:table-cell>
          <table:table-cell office:value-type="float" office:value="0.169948903256619" calcext:value-type="float">
            <text:p>0.1699489033</text:p>
          </table:table-cell>
          <table:table-cell office:value-type="float" office:value="0.129746710252699" calcext:value-type="float">
            <text:p>0.1297467103</text:p>
          </table:table-cell>
          <table:table-cell office:value-type="float" office:value="0.255411296722054" calcext:value-type="float">
            <text:p>0.2554112967</text:p>
          </table:table-cell>
          <table:table-cell office:value-type="float" office:value="0.270296160824436" calcext:value-type="float">
            <text:p>0.2702961608</text:p>
          </table:table-cell>
          <table:table-cell office:value-type="float" office:value="0.336742014174423" calcext:value-type="float">
            <text:p>0.3367420142</text:p>
          </table:table-cell>
          <table:table-cell office:value-type="float" office:value="0.384436882068547" calcext:value-type="float">
            <text:p>0.3844368821</text:p>
          </table:table-cell>
          <table:table-cell office:value-type="float" office:value="0.31983859668118" calcext:value-type="float">
            <text:p>0.3198385967</text:p>
          </table:table-cell>
          <table:table-cell office:value-type="float" office:value="0.262682595405222" calcext:value-type="float">
            <text:p>0.2626825954</text:p>
          </table:table-cell>
          <table:table-cell office:value-type="float" office:value="0.251444659414977" calcext:value-type="float">
            <text:p>0.2514446594</text:p>
          </table:table-cell>
          <table:table-cell office:value-type="float" office:value="0.273346928778823" calcext:value-type="float">
            <text:p>0.2733469288</text:p>
          </table:table-cell>
          <table:table-cell office:value-type="float" office:value="0.123815193115749" calcext:value-type="float">
            <text:p>0.1238151931</text:p>
          </table:table-cell>
          <table:table-cell office:value-type="float" office:value="0.229961963292923" calcext:value-type="float">
            <text:p>0.2299619633</text:p>
          </table:table-cell>
          <table:table-cell office:value-type="float" office:value="0.253067189663095" calcext:value-type="float">
            <text:p>0.2530671897</text:p>
          </table:table-cell>
          <table:table-cell office:value-type="float" office:value="0.22290468259442" calcext:value-type="float">
            <text:p>0.2229046826</text:p>
          </table:table-cell>
          <table:table-cell office:value-type="float" office:value="0.293302323174206" calcext:value-type="float">
            <text:p>0.2933023232</text:p>
          </table:table-cell>
          <table:table-cell office:value-type="float" office:value="0.263695501568599" calcext:value-type="float">
            <text:p>0.2636955016</text:p>
          </table:table-cell>
          <table:table-cell office:value-type="float" office:value="0.236761629331323" calcext:value-type="float">
            <text:p>0.2367616293</text:p>
          </table:table-cell>
          <table:table-cell office:value-type="float" office:value="0.222804843189065" calcext:value-type="float">
            <text:p>0.2228048432</text:p>
          </table:table-cell>
          <table:table-cell office:value-type="float" office:value="0.205646544200119" calcext:value-type="float">
            <text:p>0.2056465442</text:p>
          </table:table-cell>
          <table:table-cell office:value-type="float" office:value="0.111769112728685" calcext:value-type="float">
            <text:p>0.1117691127</text:p>
          </table:table-cell>
          <table:table-cell office:value-type="float" office:value="0.303299186071452" calcext:value-type="float">
            <text:p>0.3032991861</text:p>
          </table:table-cell>
          <table:table-cell office:value-type="float" office:value="0.371438721709274" calcext:value-type="float">
            <text:p>0.3714387217</text:p>
          </table:table-cell>
          <table:table-cell office:value-type="float" office:value="0.322181521201894" calcext:value-type="float">
            <text:p>0.3221815212</text:p>
          </table:table-cell>
          <table:table-cell office:value-type="float" office:value="0.429715152977792" calcext:value-type="float">
            <text:p>0.429715153</text:p>
          </table:table-cell>
          <table:table-cell office:value-type="float" office:value="0.396434705373741" calcext:value-type="float">
            <text:p>0.3964347054</text:p>
          </table:table-cell>
          <table:table-cell office:value-type="float" office:value="0.340964632568492" calcext:value-type="float">
            <text:p>0.3409646326</text:p>
          </table:table-cell>
          <table:table-cell office:value-type="float" office:value="0.322640028323612" calcext:value-type="float">
            <text:p>0.3226400283</text:p>
          </table:table-cell>
          <table:table-cell office:value-type="float" office:value="0.251884977283516" calcext:value-type="float">
            <text:p>0.2518849773</text:p>
          </table:table-cell>
          <table:table-cell office:value-type="float" office:value="0.308988245571853" calcext:value-type="float">
            <text:p>0.3089882456</text:p>
          </table:table-cell>
          <table:table-cell office:value-type="float" office:value="0.251978668665414" calcext:value-type="float">
            <text:p>0.2519786687</text:p>
          </table:table-cell>
          <table:table-cell office:value-type="float" office:value="0.195824315589103" calcext:value-type="float">
            <text:p>0.1958243156</text:p>
          </table:table-cell>
          <table:table-cell office:value-type="float" office:value="0.319334948279321" calcext:value-type="float">
            <text:p>0.3193349483</text:p>
          </table:table-cell>
          <table:table-cell office:value-type="float" office:value="0.36269068910831" calcext:value-type="float">
            <text:p>0.3626906891</text:p>
          </table:table-cell>
          <table:table-cell office:value-type="float" office:value="0.335482614980579" calcext:value-type="float">
            <text:p>0.335482615</text:p>
          </table:table-cell>
          <table:table-cell office:value-type="float" office:value="0.296147407092234" calcext:value-type="float">
            <text:p>0.2961474071</text:p>
          </table:table-cell>
          <table:table-cell office:value-type="float" office:value="0.29849140940891" calcext:value-type="float">
            <text:p>0.2984914094</text:p>
          </table:table-cell>
          <table:table-cell office:value-type="float" office:value="0.301231990060713" calcext:value-type="float">
            <text:p>0.3012319901</text:p>
          </table:table-cell>
          <table:table-cell office:value-type="float" office:value="0.433553376822458" calcext:value-type="float">
            <text:p>0.4335533768</text:p>
          </table:table-cell>
          <table:table-cell office:value-type="float" office:value="0.388773044354669" calcext:value-type="float">
            <text:p>0.3887730444</text:p>
          </table:table-cell>
          <table:table-cell office:value-type="float" office:value="0.363620715228894" calcext:value-type="float">
            <text:p>0.3636207152</text:p>
          </table:table-cell>
          <table:table-cell office:value-type="float" office:value="0.383722570727715" calcext:value-type="float">
            <text:p>0.3837225707</text:p>
          </table:table-cell>
          <table:table-cell office:value-type="float" office:value="0.343739521779007" calcext:value-type="float">
            <text:p>0.3437395218</text:p>
          </table:table-cell>
          <table:table-cell office:value-type="float" office:value="0.276586357027087" calcext:value-type="float">
            <text:p>0.276586357</text:p>
          </table:table-cell>
          <table:table-cell office:value-type="float" office:value="0.257022060446486" calcext:value-type="float">
            <text:p>0.2570220604</text:p>
          </table:table-cell>
          <table:table-cell office:value-type="float" office:value="0.266620562505799" calcext:value-type="float">
            <text:p>0.2666205625</text:p>
          </table:table-cell>
          <table:table-cell office:value-type="float" office:value="0.378010571814337" calcext:value-type="float">
            <text:p>0.3780105718</text:p>
          </table:table-cell>
          <table:table-cell office:value-type="float" office:value="0.403596082739754" calcext:value-type="float">
            <text:p>0.4035960827</text:p>
          </table:table-cell>
          <table:table-cell office:value-type="float" office:value="0.341097939027344" calcext:value-type="float">
            <text:p>0.341097939</text:p>
          </table:table-cell>
          <table:table-cell office:value-type="float" office:value="0.273199870404874" calcext:value-type="float">
            <text:p>0.2731998704</text:p>
          </table:table-cell>
          <table:table-cell office:value-type="float" office:value="0.328460101935693" calcext:value-type="float">
            <text:p>0.3284601019</text:p>
          </table:table-cell>
          <table:table-cell office:value-type="float" office:value="0.261476979665704" calcext:value-type="float">
            <text:p>0.2614769797</text:p>
          </table:table-cell>
          <table:table-cell office:value-type="float" office:value="0.336725328679442" calcext:value-type="float">
            <text:p>0.3367253287</text:p>
          </table:table-cell>
          <table:table-cell office:value-type="float" office:value="0.428606582783242" calcext:value-type="float">
            <text:p>0.4286065828</text:p>
          </table:table-cell>
          <table:table-cell office:value-type="float" office:value="0.362333220902359" calcext:value-type="float">
            <text:p>0.3623332209</text:p>
          </table:table-cell>
          <table:table-cell office:value-type="float" office:value="0.329343465045123" calcext:value-type="float">
            <text:p>0.329343465</text:p>
          </table:table-cell>
          <table:table-cell office:value-type="float" office:value="0.37405001693535" calcext:value-type="float">
            <text:p>0.3740500169</text:p>
          </table:table-cell>
          <table:table-cell office:value-type="float" office:value="0.24331753079073" calcext:value-type="float">
            <text:p>0.2433175308</text:p>
          </table:table-cell>
          <table:table-cell office:value-type="float" office:value="0.339042425858106" calcext:value-type="float">
            <text:p>0.3390424259</text:p>
          </table:table-cell>
          <table:table-cell office:value-type="float" office:value="0.315041208446126" calcext:value-type="float">
            <text:p>0.3150412084</text:p>
          </table:table-cell>
          <table:table-cell office:value-type="float" office:value="0.437765349865007" calcext:value-type="float">
            <text:p>0.4377653499</text:p>
          </table:table-cell>
          <table:table-cell office:value-type="float" office:value="0.177639626528639" calcext:value-type="float">
            <text:p>0.1776396265</text:p>
          </table:table-cell>
          <table:table-cell office:value-type="float" office:value="0.497786963320416" calcext:value-type="float">
            <text:p>0.4977869633</text:p>
          </table:table-cell>
          <table:table-cell office:value-type="float" office:value="0.445954959934179" calcext:value-type="float">
            <text:p>0.4459549599</text:p>
          </table:table-cell>
          <table:table-cell office:value-type="float" office:value="0.340192012279444" calcext:value-type="float">
            <text:p>0.3401920123</text:p>
          </table:table-cell>
          <table:table-cell office:value-type="float" office:value="0.340599958554808" calcext:value-type="float">
            <text:p>0.3405999586</text:p>
          </table:table-cell>
          <table:table-cell office:value-type="float" office:value="0.332709575463662" calcext:value-type="float">
            <text:p>0.3327095755</text:p>
          </table:table-cell>
          <table:table-cell office:value-type="float" office:value="0.198202939966426" calcext:value-type="float">
            <text:p>0.19820294</text:p>
          </table:table-cell>
          <table:table-cell office:value-type="float" office:value="0.273279044539066" calcext:value-type="float">
            <text:p>0.2732790445</text:p>
          </table:table-cell>
          <table:table-cell office:value-type="float" office:value="0.228819165087521" calcext:value-type="float">
            <text:p>0.2288191651</text:p>
          </table:table-cell>
          <table:table-cell office:value-type="float" office:value="0.193289511116106" calcext:value-type="float">
            <text:p>0.1932895111</text:p>
          </table:table-cell>
          <table:table-cell office:value-type="float" office:value="0.191128255304883" calcext:value-type="float">
            <text:p>0.1911282553</text:p>
          </table:table-cell>
          <table:table-cell office:value-type="float" office:value="0.14487134215566" calcext:value-type="float">
            <text:p>0.1448713422</text:p>
          </table:table-cell>
          <table:table-cell office:value-type="float" office:value="0.132492811116146" calcext:value-type="float">
            <text:p>0.1324928111</text:p>
          </table:table-cell>
          <table:table-cell office:value-type="float" office:value="0.172456245141143" calcext:value-type="float">
            <text:p>0.1724562451</text:p>
          </table:table-cell>
          <table:table-cell office:value-type="float" office:value="0.278051307435818" calcext:value-type="float">
            <text:p>0.2780513074</text:p>
          </table:table-cell>
          <table:table-cell office:value-type="float" office:value="0.292731840497473" calcext:value-type="float">
            <text:p>0.2927318405</text:p>
          </table:table-cell>
          <table:table-cell office:value-type="float" office:value="0.20772460322837" calcext:value-type="float">
            <text:p>0.2077246032</text:p>
          </table:table-cell>
          <table:table-cell office:value-type="float" office:value="0.263262787411288" calcext:value-type="float">
            <text:p>0.2632627874</text:p>
          </table:table-cell>
          <table:table-cell office:value-type="float" office:value="0.191125355819509" calcext:value-type="float">
            <text:p>0.1911253558</text:p>
          </table:table-cell>
          <table:table-cell office:value-type="float" office:value="0.295664787289556" calcext:value-type="float">
            <text:p>0.2956647873</text:p>
          </table:table-cell>
          <table:table-cell office:value-type="float" office:value="0.201684309190029" calcext:value-type="float">
            <text:p>0.2016843092</text:p>
          </table:table-cell>
          <table:table-cell office:value-type="float" office:value="0.315592122929205" calcext:value-type="float">
            <text:p>0.3155921229</text:p>
          </table:table-cell>
          <table:table-cell office:value-type="float" office:value="0.262440890784505" calcext:value-type="float">
            <text:p>0.2624408908</text:p>
          </table:table-cell>
          <table:table-cell office:value-type="float" office:value="0.381733393975899" calcext:value-type="float">
            <text:p>0.381733394</text:p>
          </table:table-cell>
          <table:table-cell office:value-type="float" office:value="0.387439329757931" calcext:value-type="float">
            <text:p>0.3874393298</text:p>
          </table:table-cell>
          <table:table-cell office:value-type="float" office:value="0.374757693548439" calcext:value-type="float">
            <text:p>0.3747576935</text:p>
          </table:table-cell>
          <table:table-cell office:value-type="float" office:value="0.530547893838999" calcext:value-type="float">
            <text:p>0.5305478938</text:p>
          </table:table-cell>
          <table:table-cell office:value-type="float" office:value="0.452173105355345" calcext:value-type="float">
            <text:p>0.4521731054</text:p>
          </table:table-cell>
          <table:table-cell office:value-type="float" office:value="0.351423490002349" calcext:value-type="float">
            <text:p>0.35142349</text:p>
          </table:table-cell>
          <table:table-cell office:value-type="float" office:value="0.384356816656043" calcext:value-type="float">
            <text:p>0.3843568167</text:p>
          </table:table-cell>
          <table:table-cell office:value-type="float" office:value="0.412479069290912" calcext:value-type="float">
            <text:p>0.4124790693</text:p>
          </table:table-cell>
          <table:table-cell office:value-type="float" office:value="0.361023411275338" calcext:value-type="float">
            <text:p>0.3610234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26358" calcext:value-type="float">
            <text:p>5326358</text:p>
          </table:table-cell>
          <table:table-cell table:formula="of:=AVERAGE([.E27:.GL27])" office:value-type="float" office:value="0.306511460144512" calcext:value-type="float">
            <text:p>0.3065114601</text:p>
          </table:table-cell>
          <table:table-cell/>
          <table:table-cell office:value-type="float" office:value="0.206417186855162" calcext:value-type="float">
            <text:p>0.2064171869</text:p>
          </table:table-cell>
          <table:table-cell office:value-type="float" office:value="0.306046420768803" calcext:value-type="float">
            <text:p>0.3060464208</text:p>
          </table:table-cell>
          <table:table-cell office:value-type="float" office:value="0.191333121195555" calcext:value-type="float">
            <text:p>0.1913331212</text:p>
          </table:table-cell>
          <table:table-cell office:value-type="float" office:value="0.278927853249877" calcext:value-type="float">
            <text:p>0.2789278532</text:p>
          </table:table-cell>
          <table:table-cell office:value-type="float" office:value="0.156407522687572" calcext:value-type="float">
            <text:p>0.1564075227</text:p>
          </table:table-cell>
          <table:table-cell office:value-type="float" office:value="0.292313731689187" calcext:value-type="float">
            <text:p>0.2923137317</text:p>
          </table:table-cell>
          <table:table-cell office:value-type="float" office:value="0.371233904265704" calcext:value-type="float">
            <text:p>0.3712339043</text:p>
          </table:table-cell>
          <table:table-cell office:value-type="float" office:value="0.300273112998145" calcext:value-type="float">
            <text:p>0.300273113</text:p>
          </table:table-cell>
          <table:table-cell office:value-type="float" office:value="0.23627868415938" calcext:value-type="float">
            <text:p>0.2362786842</text:p>
          </table:table-cell>
          <table:table-cell office:value-type="float" office:value="0.32846828350243" calcext:value-type="float">
            <text:p>0.3284682835</text:p>
          </table:table-cell>
          <table:table-cell office:value-type="float" office:value="0.318357784706331" calcext:value-type="float">
            <text:p>0.3183577847</text:p>
          </table:table-cell>
          <table:table-cell office:value-type="float" office:value="0.325190276982447" calcext:value-type="float">
            <text:p>0.325190277</text:p>
          </table:table-cell>
          <table:table-cell office:value-type="float" office:value="0.309083159474048" calcext:value-type="float">
            <text:p>0.3090831595</text:p>
          </table:table-cell>
          <table:table-cell office:value-type="float" office:value="0.233562717759884" calcext:value-type="float">
            <text:p>0.2335627178</text:p>
          </table:table-cell>
          <table:table-cell office:value-type="float" office:value="0.217520632173999" calcext:value-type="float">
            <text:p>0.2175206322</text:p>
          </table:table-cell>
          <table:table-cell office:value-type="float" office:value="0.187442163343453" calcext:value-type="float">
            <text:p>0.1874421633</text:p>
          </table:table-cell>
          <table:table-cell office:value-type="float" office:value="0.147888679915054" calcext:value-type="float">
            <text:p>0.1478886799</text:p>
          </table:table-cell>
          <table:table-cell office:value-type="float" office:value="0.174472068205522" calcext:value-type="float">
            <text:p>0.1744720682</text:p>
          </table:table-cell>
          <table:table-cell office:value-type="float" office:value="0.147874926825594" calcext:value-type="float">
            <text:p>0.1478749268</text:p>
          </table:table-cell>
          <table:table-cell office:value-type="float" office:value="0.259649136475841" calcext:value-type="float">
            <text:p>0.2596491365</text:p>
          </table:table-cell>
          <table:table-cell office:value-type="float" office:value="0.461593010304479" calcext:value-type="float">
            <text:p>0.4615930103</text:p>
          </table:table-cell>
          <table:table-cell office:value-type="float" office:value="0.450245285857108" calcext:value-type="float">
            <text:p>0.4502452859</text:p>
          </table:table-cell>
          <table:table-cell office:value-type="float" office:value="0.5719416518473" calcext:value-type="float">
            <text:p>0.5719416518</text:p>
          </table:table-cell>
          <table:table-cell office:value-type="float" office:value="0.482910565424325" calcext:value-type="float">
            <text:p>0.4829105654</text:p>
          </table:table-cell>
          <table:table-cell office:value-type="float" office:value="0.576426678482798" calcext:value-type="float">
            <text:p>0.5764266785</text:p>
          </table:table-cell>
          <table:table-cell office:value-type="float" office:value="0.35274558922511" calcext:value-type="float">
            <text:p>0.3527455892</text:p>
          </table:table-cell>
          <table:table-cell office:value-type="float" office:value="0.39419635713589" calcext:value-type="float">
            <text:p>0.3941963571</text:p>
          </table:table-cell>
          <table:table-cell office:value-type="float" office:value="0.370203255091653" calcext:value-type="float">
            <text:p>0.3702032551</text:p>
          </table:table-cell>
          <table:table-cell office:value-type="float" office:value="0.267943463185359" calcext:value-type="float">
            <text:p>0.2679434632</text:p>
          </table:table-cell>
          <table:table-cell office:value-type="float" office:value="0.170261094571487" calcext:value-type="float">
            <text:p>0.1702610946</text:p>
          </table:table-cell>
          <table:table-cell office:value-type="float" office:value="0.17808360561377" calcext:value-type="float">
            <text:p>0.1780836056</text:p>
          </table:table-cell>
          <table:table-cell office:value-type="float" office:value="0.266242634340985" calcext:value-type="float">
            <text:p>0.2662426343</text:p>
          </table:table-cell>
          <table:table-cell office:value-type="float" office:value="0.178480064683556" calcext:value-type="float">
            <text:p>0.1784800647</text:p>
          </table:table-cell>
          <table:table-cell office:value-type="float" office:value="0.200192236794682" calcext:value-type="float">
            <text:p>0.2001922368</text:p>
          </table:table-cell>
          <table:table-cell office:value-type="float" office:value="0.286489468470034" calcext:value-type="float">
            <text:p>0.2864894685</text:p>
          </table:table-cell>
          <table:table-cell office:value-type="float" office:value="0.334674018439545" calcext:value-type="float">
            <text:p>0.3346740184</text:p>
          </table:table-cell>
          <table:table-cell office:value-type="float" office:value="0.358910256531579" calcext:value-type="float">
            <text:p>0.3589102565</text:p>
          </table:table-cell>
          <table:table-cell office:value-type="float" office:value="0.361230086892482" calcext:value-type="float">
            <text:p>0.3612300869</text:p>
          </table:table-cell>
          <table:table-cell office:value-type="float" office:value="0.311489520209261" calcext:value-type="float">
            <text:p>0.3114895202</text:p>
          </table:table-cell>
          <table:table-cell office:value-type="float" office:value="0.260986646766423" calcext:value-type="float">
            <text:p>0.2609866468</text:p>
          </table:table-cell>
          <table:table-cell office:value-type="float" office:value="0.230845404539792" calcext:value-type="float">
            <text:p>0.2308454045</text:p>
          </table:table-cell>
          <table:table-cell office:value-type="float" office:value="0.279856951038499" calcext:value-type="float">
            <text:p>0.279856951</text:p>
          </table:table-cell>
          <table:table-cell office:value-type="float" office:value="0.42060205723159" calcext:value-type="float">
            <text:p>0.4206020572</text:p>
          </table:table-cell>
          <table:table-cell office:value-type="float" office:value="0.250740166210393" calcext:value-type="float">
            <text:p>0.2507401662</text:p>
          </table:table-cell>
          <table:table-cell office:value-type="float" office:value="0.29035891606554" calcext:value-type="float">
            <text:p>0.2903589161</text:p>
          </table:table-cell>
          <table:table-cell office:value-type="float" office:value="0.250111106247756" calcext:value-type="float">
            <text:p>0.2501111062</text:p>
          </table:table-cell>
          <table:table-cell office:value-type="float" office:value="0.316134351836433" calcext:value-type="float">
            <text:p>0.3161343518</text:p>
          </table:table-cell>
          <table:table-cell office:value-type="float" office:value="0.287641646423922" calcext:value-type="float">
            <text:p>0.2876416464</text:p>
          </table:table-cell>
          <table:table-cell office:value-type="float" office:value="0.414687724585024" calcext:value-type="float">
            <text:p>0.4146877246</text:p>
          </table:table-cell>
          <table:table-cell office:value-type="float" office:value="0.448855794572353" calcext:value-type="float">
            <text:p>0.4488557946</text:p>
          </table:table-cell>
          <table:table-cell office:value-type="float" office:value="0.489236393252347" calcext:value-type="float">
            <text:p>0.4892363933</text:p>
          </table:table-cell>
          <table:table-cell office:value-type="float" office:value="0.568554684356192" calcext:value-type="float">
            <text:p>0.5685546844</text:p>
          </table:table-cell>
          <table:table-cell office:value-type="float" office:value="0.546418252398863" calcext:value-type="float">
            <text:p>0.5464182524</text:p>
          </table:table-cell>
          <table:table-cell office:value-type="float" office:value="0.515001962730082" calcext:value-type="float">
            <text:p>0.5150019627</text:p>
          </table:table-cell>
          <table:table-cell office:value-type="float" office:value="0.449102464555449" calcext:value-type="float">
            <text:p>0.4491024646</text:p>
          </table:table-cell>
          <table:table-cell office:value-type="float" office:value="0.486875467387972" calcext:value-type="float">
            <text:p>0.4868754674</text:p>
          </table:table-cell>
          <table:table-cell office:value-type="float" office:value="0.209177387307289" calcext:value-type="float">
            <text:p>0.2091773873</text:p>
          </table:table-cell>
          <table:table-cell office:value-type="float" office:value="0.179965835323911" calcext:value-type="float">
            <text:p>0.1799658353</text:p>
          </table:table-cell>
          <table:table-cell office:value-type="float" office:value="0.233532392685751" calcext:value-type="float">
            <text:p>0.2335323927</text:p>
          </table:table-cell>
          <table:table-cell office:value-type="float" office:value="0.247718300578976" calcext:value-type="float">
            <text:p>0.2477183006</text:p>
          </table:table-cell>
          <table:table-cell office:value-type="float" office:value="0.173317934595589" calcext:value-type="float">
            <text:p>0.1733179346</text:p>
          </table:table-cell>
          <table:table-cell office:value-type="float" office:value="0.318961812016029" calcext:value-type="float">
            <text:p>0.318961812</text:p>
          </table:table-cell>
          <table:table-cell office:value-type="float" office:value="0.331878442256003" calcext:value-type="float">
            <text:p>0.3318784423</text:p>
          </table:table-cell>
          <table:table-cell office:value-type="float" office:value="0.409815232462232" calcext:value-type="float">
            <text:p>0.4098152325</text:p>
          </table:table-cell>
          <table:table-cell office:value-type="float" office:value="0.384580260339269" calcext:value-type="float">
            <text:p>0.3845802603</text:p>
          </table:table-cell>
          <table:table-cell office:value-type="float" office:value="0.500965362181147" calcext:value-type="float">
            <text:p>0.5009653622</text:p>
          </table:table-cell>
          <table:table-cell office:value-type="float" office:value="0.411157659532873" calcext:value-type="float">
            <text:p>0.4111576595</text:p>
          </table:table-cell>
          <table:table-cell office:value-type="float" office:value="0.492549321108591" calcext:value-type="float">
            <text:p>0.4925493211</text:p>
          </table:table-cell>
          <table:table-cell office:value-type="float" office:value="0.419692706931129" calcext:value-type="float">
            <text:p>0.4196927069</text:p>
          </table:table-cell>
          <table:table-cell office:value-type="float" office:value="0.384136812966298" calcext:value-type="float">
            <text:p>0.384136813</text:p>
          </table:table-cell>
          <table:table-cell office:value-type="float" office:value="0.414948118279091" calcext:value-type="float">
            <text:p>0.4149481183</text:p>
          </table:table-cell>
          <table:table-cell office:value-type="float" office:value="0.411491998921908" calcext:value-type="float">
            <text:p>0.4114919989</text:p>
          </table:table-cell>
          <table:table-cell office:value-type="float" office:value="0.273254587615732" calcext:value-type="float">
            <text:p>0.2732545876</text:p>
          </table:table-cell>
          <table:table-cell office:value-type="float" office:value="0.246172862099048" calcext:value-type="float">
            <text:p>0.2461728621</text:p>
          </table:table-cell>
          <table:table-cell office:value-type="float" office:value="0.231158597197263" calcext:value-type="float">
            <text:p>0.2311585972</text:p>
          </table:table-cell>
          <table:table-cell office:value-type="float" office:value="0.256944691736986" calcext:value-type="float">
            <text:p>0.2569446917</text:p>
          </table:table-cell>
          <table:table-cell office:value-type="float" office:value="0.168711726268845" calcext:value-type="float">
            <text:p>0.1687117263</text:p>
          </table:table-cell>
          <table:table-cell office:value-type="float" office:value="0.181416231147904" calcext:value-type="float">
            <text:p>0.1814162311</text:p>
          </table:table-cell>
          <table:table-cell office:value-type="float" office:value="0.228574721357827" calcext:value-type="float">
            <text:p>0.2285747214</text:p>
          </table:table-cell>
          <table:table-cell office:value-type="float" office:value="0.306109344466744" calcext:value-type="float">
            <text:p>0.3061093445</text:p>
          </table:table-cell>
          <table:table-cell office:value-type="float" office:value="0.440619244935647" calcext:value-type="float">
            <text:p>0.4406192449</text:p>
          </table:table-cell>
          <table:table-cell office:value-type="float" office:value="0.415262373762372" calcext:value-type="float">
            <text:p>0.4152623738</text:p>
          </table:table-cell>
          <table:table-cell office:value-type="float" office:value="0.48035186431636" calcext:value-type="float">
            <text:p>0.4803518643</text:p>
          </table:table-cell>
          <table:table-cell office:value-type="float" office:value="0.412427699439881" calcext:value-type="float">
            <text:p>0.4124276994</text:p>
          </table:table-cell>
          <table:table-cell office:value-type="float" office:value="0.35571563024358" calcext:value-type="float">
            <text:p>0.3557156302</text:p>
          </table:table-cell>
          <table:table-cell office:value-type="float" office:value="0.264844405532403" calcext:value-type="float">
            <text:p>0.2648444055</text:p>
          </table:table-cell>
          <table:table-cell office:value-type="float" office:value="0.151149507564904" calcext:value-type="float">
            <text:p>0.1511495076</text:p>
          </table:table-cell>
          <table:table-cell office:value-type="float" office:value="0.265223538306111" calcext:value-type="float">
            <text:p>0.2652235383</text:p>
          </table:table-cell>
          <table:table-cell office:value-type="float" office:value="0.122320687385115" calcext:value-type="float">
            <text:p>0.1223206874</text:p>
          </table:table-cell>
          <table:table-cell office:value-type="float" office:value="0.270351606813253" calcext:value-type="float">
            <text:p>0.2703516068</text:p>
          </table:table-cell>
          <table:table-cell office:value-type="float" office:value="0.275576941968027" calcext:value-type="float">
            <text:p>0.275576942</text:p>
          </table:table-cell>
          <table:table-cell office:value-type="float" office:value="0.317020024666065" calcext:value-type="float">
            <text:p>0.3170200247</text:p>
          </table:table-cell>
          <table:table-cell office:value-type="float" office:value="0.253474782467378" calcext:value-type="float">
            <text:p>0.2534747825</text:p>
          </table:table-cell>
          <table:table-cell office:value-type="float" office:value="0.269137719295803" calcext:value-type="float">
            <text:p>0.2691377193</text:p>
          </table:table-cell>
          <table:table-cell office:value-type="float" office:value="0.397717147520179" calcext:value-type="float">
            <text:p>0.3977171475</text:p>
          </table:table-cell>
          <table:table-cell office:value-type="float" office:value="0.255576988376488" calcext:value-type="float">
            <text:p>0.2555769884</text:p>
          </table:table-cell>
          <table:table-cell office:value-type="float" office:value="0.313509513596756" calcext:value-type="float">
            <text:p>0.3135095136</text:p>
          </table:table-cell>
          <table:table-cell office:value-type="float" office:value="0.154155286046263" calcext:value-type="float">
            <text:p>0.154155286</text:p>
          </table:table-cell>
          <table:table-cell office:value-type="float" office:value="0.142214159058176" calcext:value-type="float">
            <text:p>0.1422141591</text:p>
          </table:table-cell>
          <table:table-cell office:value-type="float" office:value="0.241961457885959" calcext:value-type="float">
            <text:p>0.2419614579</text:p>
          </table:table-cell>
          <table:table-cell office:value-type="float" office:value="0.240338485303664" calcext:value-type="float">
            <text:p>0.2403384853</text:p>
          </table:table-cell>
          <table:table-cell office:value-type="float" office:value="0.279302260352817" calcext:value-type="float">
            <text:p>0.2793022604</text:p>
          </table:table-cell>
          <table:table-cell office:value-type="float" office:value="0.279249233392475" calcext:value-type="float">
            <text:p>0.2792492334</text:p>
          </table:table-cell>
          <table:table-cell office:value-type="float" office:value="0.374871838559341" calcext:value-type="float">
            <text:p>0.3748718386</text:p>
          </table:table-cell>
          <table:table-cell office:value-type="float" office:value="0.313006682447756" calcext:value-type="float">
            <text:p>0.3130066824</text:p>
          </table:table-cell>
          <table:table-cell office:value-type="float" office:value="0.265043225322059" calcext:value-type="float">
            <text:p>0.2650432253</text:p>
          </table:table-cell>
          <table:table-cell office:value-type="float" office:value="0.249857974883843" calcext:value-type="float">
            <text:p>0.2498579749</text:p>
          </table:table-cell>
          <table:table-cell office:value-type="float" office:value="0.199276104235149" calcext:value-type="float">
            <text:p>0.1992761042</text:p>
          </table:table-cell>
          <table:table-cell office:value-type="float" office:value="0.171596297351294" calcext:value-type="float">
            <text:p>0.1715962974</text:p>
          </table:table-cell>
          <table:table-cell office:value-type="float" office:value="0.163376778356909" calcext:value-type="float">
            <text:p>0.1633767784</text:p>
          </table:table-cell>
          <table:table-cell office:value-type="float" office:value="0.226481895474741" calcext:value-type="float">
            <text:p>0.2264818955</text:p>
          </table:table-cell>
          <table:table-cell office:value-type="float" office:value="0.225284460258827" calcext:value-type="float">
            <text:p>0.2252844603</text:p>
          </table:table-cell>
          <table:table-cell office:value-type="float" office:value="0.289160474213886" calcext:value-type="float">
            <text:p>0.2891604742</text:p>
          </table:table-cell>
          <table:table-cell office:value-type="float" office:value="0.287962629229702" calcext:value-type="float">
            <text:p>0.2879626292</text:p>
          </table:table-cell>
          <table:table-cell office:value-type="float" office:value="0.207096050943533" calcext:value-type="float">
            <text:p>0.2070960509</text:p>
          </table:table-cell>
          <table:table-cell office:value-type="float" office:value="0.264871251154685" calcext:value-type="float">
            <text:p>0.2648712512</text:p>
          </table:table-cell>
          <table:table-cell office:value-type="float" office:value="0.127462860821679" calcext:value-type="float">
            <text:p>0.1274628608</text:p>
          </table:table-cell>
          <table:table-cell office:value-type="float" office:value="0.151561341843423" calcext:value-type="float">
            <text:p>0.1515613418</text:p>
          </table:table-cell>
          <table:table-cell office:value-type="float" office:value="0.319648152748549" calcext:value-type="float">
            <text:p>0.3196481527</text:p>
          </table:table-cell>
          <table:table-cell office:value-type="float" office:value="0.352297849843633" calcext:value-type="float">
            <text:p>0.3522978498</text:p>
          </table:table-cell>
          <table:table-cell office:value-type="float" office:value="0.300491452758529" calcext:value-type="float">
            <text:p>0.3004914528</text:p>
          </table:table-cell>
          <table:table-cell office:value-type="float" office:value="0.378387950923824" calcext:value-type="float">
            <text:p>0.3783879509</text:p>
          </table:table-cell>
          <table:table-cell office:value-type="float" office:value="0.415383292233241" calcext:value-type="float">
            <text:p>0.4153832922</text:p>
          </table:table-cell>
          <table:table-cell office:value-type="float" office:value="0.260678402239161" calcext:value-type="float">
            <text:p>0.2606784022</text:p>
          </table:table-cell>
          <table:table-cell office:value-type="float" office:value="0.317688604062216" calcext:value-type="float">
            <text:p>0.3176886041</text:p>
          </table:table-cell>
          <table:table-cell office:value-type="float" office:value="0.320943537747531" calcext:value-type="float">
            <text:p>0.3209435377</text:p>
          </table:table-cell>
          <table:table-cell office:value-type="float" office:value="0.252749962576812" calcext:value-type="float">
            <text:p>0.2527499626</text:p>
          </table:table-cell>
          <table:table-cell office:value-type="float" office:value="0.211876676654832" calcext:value-type="float">
            <text:p>0.2118766767</text:p>
          </table:table-cell>
          <table:table-cell office:value-type="float" office:value="0.221021286982237" calcext:value-type="float">
            <text:p>0.221021287</text:p>
          </table:table-cell>
          <table:table-cell office:value-type="float" office:value="0.342380791915953" calcext:value-type="float">
            <text:p>0.3423807919</text:p>
          </table:table-cell>
          <table:table-cell office:value-type="float" office:value="0.305653382364836" calcext:value-type="float">
            <text:p>0.3056533824</text:p>
          </table:table-cell>
          <table:table-cell office:value-type="float" office:value="0.296954456398143" calcext:value-type="float">
            <text:p>0.2969544564</text:p>
          </table:table-cell>
          <table:table-cell office:value-type="float" office:value="0.278866006519158" calcext:value-type="float">
            <text:p>0.2788660065</text:p>
          </table:table-cell>
          <table:table-cell office:value-type="float" office:value="0.307147019069546" calcext:value-type="float">
            <text:p>0.3071470191</text:p>
          </table:table-cell>
          <table:table-cell office:value-type="float" office:value="0.357977364551509" calcext:value-type="float">
            <text:p>0.3579773646</text:p>
          </table:table-cell>
          <table:table-cell office:value-type="float" office:value="0.385365251465282" calcext:value-type="float">
            <text:p>0.3853652515</text:p>
          </table:table-cell>
          <table:table-cell office:value-type="float" office:value="0.35179591184124" calcext:value-type="float">
            <text:p>0.3517959118</text:p>
          </table:table-cell>
          <table:table-cell office:value-type="float" office:value="0.322289593438432" calcext:value-type="float">
            <text:p>0.3222895934</text:p>
          </table:table-cell>
          <table:table-cell office:value-type="float" office:value="0.394736748561495" calcext:value-type="float">
            <text:p>0.3947367486</text:p>
          </table:table-cell>
          <table:table-cell office:value-type="float" office:value="0.416440630966262" calcext:value-type="float">
            <text:p>0.416440631</text:p>
          </table:table-cell>
          <table:table-cell office:value-type="float" office:value="0.293729899802557" calcext:value-type="float">
            <text:p>0.2937298998</text:p>
          </table:table-cell>
          <table:table-cell office:value-type="float" office:value="0.227268061345961" calcext:value-type="float">
            <text:p>0.2272680613</text:p>
          </table:table-cell>
          <table:table-cell office:value-type="float" office:value="0.257303492896795" calcext:value-type="float">
            <text:p>0.2573034929</text:p>
          </table:table-cell>
          <table:table-cell office:value-type="float" office:value="0.403916941272106" calcext:value-type="float">
            <text:p>0.4039169413</text:p>
          </table:table-cell>
          <table:table-cell office:value-type="float" office:value="0.352247211969539" calcext:value-type="float">
            <text:p>0.352247212</text:p>
          </table:table-cell>
          <table:table-cell office:value-type="float" office:value="0.317049383369275" calcext:value-type="float">
            <text:p>0.3170493834</text:p>
          </table:table-cell>
          <table:table-cell office:value-type="float" office:value="0.329300764525784" calcext:value-type="float">
            <text:p>0.3293007645</text:p>
          </table:table-cell>
          <table:table-cell office:value-type="float" office:value="0.358731788683228" calcext:value-type="float">
            <text:p>0.3587317887</text:p>
          </table:table-cell>
          <table:table-cell office:value-type="float" office:value="0.347941318372337" calcext:value-type="float">
            <text:p>0.3479413184</text:p>
          </table:table-cell>
          <table:table-cell office:value-type="float" office:value="0.305923350631071" calcext:value-type="float">
            <text:p>0.3059233506</text:p>
          </table:table-cell>
          <table:table-cell office:value-type="float" office:value="0.419198958482861" calcext:value-type="float">
            <text:p>0.4191989585</text:p>
          </table:table-cell>
          <table:table-cell office:value-type="float" office:value="0.294736567860106" calcext:value-type="float">
            <text:p>0.2947365679</text:p>
          </table:table-cell>
          <table:table-cell office:value-type="float" office:value="0.330758700817851" calcext:value-type="float">
            <text:p>0.3307587008</text:p>
          </table:table-cell>
          <table:table-cell office:value-type="float" office:value="0.423202513632292" calcext:value-type="float">
            <text:p>0.4232025136</text:p>
          </table:table-cell>
          <table:table-cell office:value-type="float" office:value="0.23750725060999" calcext:value-type="float">
            <text:p>0.2375072506</text:p>
          </table:table-cell>
          <table:table-cell office:value-type="float" office:value="0.304650271083453" calcext:value-type="float">
            <text:p>0.3046502711</text:p>
          </table:table-cell>
          <table:table-cell office:value-type="float" office:value="0.41483173571627" calcext:value-type="float">
            <text:p>0.4148317357</text:p>
          </table:table-cell>
          <table:table-cell office:value-type="float" office:value="0.446038997251013" calcext:value-type="float">
            <text:p>0.4460389973</text:p>
          </table:table-cell>
          <table:table-cell office:value-type="float" office:value="0.431417528520824" calcext:value-type="float">
            <text:p>0.4314175285</text:p>
          </table:table-cell>
          <table:table-cell office:value-type="float" office:value="0.454079385730215" calcext:value-type="float">
            <text:p>0.4540793857</text:p>
          </table:table-cell>
          <table:table-cell office:value-type="float" office:value="0.38335461477693" calcext:value-type="float">
            <text:p>0.3833546148</text:p>
          </table:table-cell>
          <table:table-cell office:value-type="float" office:value="0.406329807444855" calcext:value-type="float">
            <text:p>0.4063298074</text:p>
          </table:table-cell>
          <table:table-cell office:value-type="float" office:value="0.356449356986844" calcext:value-type="float">
            <text:p>0.356449357</text:p>
          </table:table-cell>
          <table:table-cell office:value-type="float" office:value="0.269598851857947" calcext:value-type="float">
            <text:p>0.2695988519</text:p>
          </table:table-cell>
          <table:table-cell office:value-type="float" office:value="0.270080900712358" calcext:value-type="float">
            <text:p>0.2700809007</text:p>
          </table:table-cell>
          <table:table-cell office:value-type="float" office:value="0.230805436823212" calcext:value-type="float">
            <text:p>0.2308054368</text:p>
          </table:table-cell>
          <table:table-cell office:value-type="float" office:value="0.148725397009572" calcext:value-type="float">
            <text:p>0.148725397</text:p>
          </table:table-cell>
          <table:table-cell office:value-type="float" office:value="0.227270330291117" calcext:value-type="float">
            <text:p>0.2272703303</text:p>
          </table:table-cell>
          <table:table-cell office:value-type="float" office:value="0.10970512242801" calcext:value-type="float">
            <text:p>0.1097051224</text:p>
          </table:table-cell>
          <table:table-cell office:value-type="float" office:value="0.0721740638381445" calcext:value-type="float">
            <text:p>0.0721740638</text:p>
          </table:table-cell>
          <table:table-cell office:value-type="float" office:value="0.225886188153431" calcext:value-type="float">
            <text:p>0.2258861882</text:p>
          </table:table-cell>
          <table:table-cell office:value-type="float" office:value="0.206802462976746" calcext:value-type="float">
            <text:p>0.206802463</text:p>
          </table:table-cell>
          <table:table-cell office:value-type="float" office:value="0.200463793102587" calcext:value-type="float">
            <text:p>0.2004637931</text:p>
          </table:table-cell>
          <table:table-cell office:value-type="float" office:value="0.205837832650081" calcext:value-type="float">
            <text:p>0.2058378327</text:p>
          </table:table-cell>
          <table:table-cell office:value-type="float" office:value="0.21400345926598" calcext:value-type="float">
            <text:p>0.2140034593</text:p>
          </table:table-cell>
          <table:table-cell office:value-type="float" office:value="0.209194119467345" calcext:value-type="float">
            <text:p>0.2091941195</text:p>
          </table:table-cell>
          <table:table-cell office:value-type="float" office:value="0.280982020714949" calcext:value-type="float">
            <text:p>0.2809820207</text:p>
          </table:table-cell>
          <table:table-cell office:value-type="float" office:value="0.293539717708651" calcext:value-type="float">
            <text:p>0.2935397177</text:p>
          </table:table-cell>
          <table:table-cell office:value-type="float" office:value="0.22700466916031" calcext:value-type="float">
            <text:p>0.2270046692</text:p>
          </table:table-cell>
          <table:table-cell office:value-type="float" office:value="0.245038186253586" calcext:value-type="float">
            <text:p>0.2450381863</text:p>
          </table:table-cell>
          <table:table-cell office:value-type="float" office:value="0.24104163649185" calcext:value-type="float">
            <text:p>0.2410416365</text:p>
          </table:table-cell>
          <table:table-cell office:value-type="float" office:value="0.403173565081599" calcext:value-type="float">
            <text:p>0.4031735651</text:p>
          </table:table-cell>
          <table:table-cell office:value-type="float" office:value="0.391422438326084" calcext:value-type="float">
            <text:p>0.3914224383</text:p>
          </table:table-cell>
          <table:table-cell office:value-type="float" office:value="0.372104170339037" calcext:value-type="float">
            <text:p>0.3721041703</text:p>
          </table:table-cell>
          <table:table-cell office:value-type="float" office:value="0.492226325657345" calcext:value-type="float">
            <text:p>0.4922263257</text:p>
          </table:table-cell>
          <table:table-cell office:value-type="float" office:value="0.451553188722516" calcext:value-type="float">
            <text:p>0.4515531887</text:p>
          </table:table-cell>
          <table:table-cell office:value-type="float" office:value="0.304303029505838" calcext:value-type="float">
            <text:p>0.3043030295</text:p>
          </table:table-cell>
          <table:table-cell office:value-type="float" office:value="0.402062650430198" calcext:value-type="float">
            <text:p>0.4020626504</text:p>
          </table:table-cell>
          <table:table-cell office:value-type="float" office:value="0.388069717598272" calcext:value-type="float">
            <text:p>0.3880697176</text:p>
          </table:table-cell>
          <table:table-cell office:value-type="float" office:value="0.34771296200904" calcext:value-type="float">
            <text:p>0.3477129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91047" calcext:value-type="float">
            <text:p>5991047</text:p>
          </table:table-cell>
          <table:table-cell table:formula="of:=AVERAGE([.E28:.GL28])" office:value-type="float" office:value="0.305424567199021" calcext:value-type="float">
            <text:p>0.3054245672</text:p>
          </table:table-cell>
          <table:table-cell/>
          <table:table-cell office:value-type="float" office:value="0.205943547844929" calcext:value-type="float">
            <text:p>0.2059435478</text:p>
          </table:table-cell>
          <table:table-cell office:value-type="float" office:value="0.294293357863179" calcext:value-type="float">
            <text:p>0.2942933579</text:p>
          </table:table-cell>
          <table:table-cell office:value-type="float" office:value="0.186388658841697" calcext:value-type="float">
            <text:p>0.1863886588</text:p>
          </table:table-cell>
          <table:table-cell office:value-type="float" office:value="0.275898234080541" calcext:value-type="float">
            <text:p>0.2758982341</text:p>
          </table:table-cell>
          <table:table-cell office:value-type="float" office:value="0.166504411114531" calcext:value-type="float">
            <text:p>0.1665044111</text:p>
          </table:table-cell>
          <table:table-cell office:value-type="float" office:value="0.288537223152252" calcext:value-type="float">
            <text:p>0.2885372232</text:p>
          </table:table-cell>
          <table:table-cell office:value-type="float" office:value="0.357123875959593" calcext:value-type="float">
            <text:p>0.357123876</text:p>
          </table:table-cell>
          <table:table-cell office:value-type="float" office:value="0.303074636590103" calcext:value-type="float">
            <text:p>0.3030746366</text:p>
          </table:table-cell>
          <table:table-cell office:value-type="float" office:value="0.238353718535496" calcext:value-type="float">
            <text:p>0.2383537185</text:p>
          </table:table-cell>
          <table:table-cell office:value-type="float" office:value="0.330977786093729" calcext:value-type="float">
            <text:p>0.3309777861</text:p>
          </table:table-cell>
          <table:table-cell office:value-type="float" office:value="0.323208246469893" calcext:value-type="float">
            <text:p>0.3232082465</text:p>
          </table:table-cell>
          <table:table-cell office:value-type="float" office:value="0.339549685993282" calcext:value-type="float">
            <text:p>0.339549686</text:p>
          </table:table-cell>
          <table:table-cell office:value-type="float" office:value="0.31063274916781" calcext:value-type="float">
            <text:p>0.3106327492</text:p>
          </table:table-cell>
          <table:table-cell office:value-type="float" office:value="0.226771620761726" calcext:value-type="float">
            <text:p>0.2267716208</text:p>
          </table:table-cell>
          <table:table-cell office:value-type="float" office:value="0.216695609130133" calcext:value-type="float">
            <text:p>0.2166956091</text:p>
          </table:table-cell>
          <table:table-cell office:value-type="float" office:value="0.184480269250656" calcext:value-type="float">
            <text:p>0.1844802693</text:p>
          </table:table-cell>
          <table:table-cell office:value-type="float" office:value="0.1428411720121" calcext:value-type="float">
            <text:p>0.142841172</text:p>
          </table:table-cell>
          <table:table-cell office:value-type="float" office:value="0.188168193920802" calcext:value-type="float">
            <text:p>0.1881681939</text:p>
          </table:table-cell>
          <table:table-cell office:value-type="float" office:value="0.160378016244798" calcext:value-type="float">
            <text:p>0.1603780162</text:p>
          </table:table-cell>
          <table:table-cell office:value-type="float" office:value="0.263969792400932" calcext:value-type="float">
            <text:p>0.2639697924</text:p>
          </table:table-cell>
          <table:table-cell office:value-type="float" office:value="0.457115919987501" calcext:value-type="float">
            <text:p>0.45711592</text:p>
          </table:table-cell>
          <table:table-cell office:value-type="float" office:value="0.449346141375885" calcext:value-type="float">
            <text:p>0.4493461414</text:p>
          </table:table-cell>
          <table:table-cell office:value-type="float" office:value="0.557563241430318" calcext:value-type="float">
            <text:p>0.5575632414</text:p>
          </table:table-cell>
          <table:table-cell office:value-type="float" office:value="0.476209007553296" calcext:value-type="float">
            <text:p>0.4762090076</text:p>
          </table:table-cell>
          <table:table-cell office:value-type="float" office:value="0.569687501902952" calcext:value-type="float">
            <text:p>0.5696875019</text:p>
          </table:table-cell>
          <table:table-cell office:value-type="float" office:value="0.363273853102382" calcext:value-type="float">
            <text:p>0.3632738531</text:p>
          </table:table-cell>
          <table:table-cell office:value-type="float" office:value="0.385925471937791" calcext:value-type="float">
            <text:p>0.3859254719</text:p>
          </table:table-cell>
          <table:table-cell office:value-type="float" office:value="0.365796982673856" calcext:value-type="float">
            <text:p>0.3657969827</text:p>
          </table:table-cell>
          <table:table-cell office:value-type="float" office:value="0.270167399968528" calcext:value-type="float">
            <text:p>0.2701674</text:p>
          </table:table-cell>
          <table:table-cell office:value-type="float" office:value="0.154263565723046" calcext:value-type="float">
            <text:p>0.1542635657</text:p>
          </table:table-cell>
          <table:table-cell office:value-type="float" office:value="0.166903346427844" calcext:value-type="float">
            <text:p>0.1669033464</text:p>
          </table:table-cell>
          <table:table-cell office:value-type="float" office:value="0.25468815709713" calcext:value-type="float">
            <text:p>0.2546881571</text:p>
          </table:table-cell>
          <table:table-cell office:value-type="float" office:value="0.186262437795588" calcext:value-type="float">
            <text:p>0.1862624378</text:p>
          </table:table-cell>
          <table:table-cell office:value-type="float" office:value="0.201008931305721" calcext:value-type="float">
            <text:p>0.2010089313</text:p>
          </table:table-cell>
          <table:table-cell office:value-type="float" office:value="0.282733941817589" calcext:value-type="float">
            <text:p>0.2827339418</text:p>
          </table:table-cell>
          <table:table-cell office:value-type="float" office:value="0.334645162105512" calcext:value-type="float">
            <text:p>0.3346451621</text:p>
          </table:table-cell>
          <table:table-cell office:value-type="float" office:value="0.359759898287521" calcext:value-type="float">
            <text:p>0.3597598983</text:p>
          </table:table-cell>
          <table:table-cell office:value-type="float" office:value="0.350023305053941" calcext:value-type="float">
            <text:p>0.3500233051</text:p>
          </table:table-cell>
          <table:table-cell office:value-type="float" office:value="0.316164433263092" calcext:value-type="float">
            <text:p>0.3161644333</text:p>
          </table:table-cell>
          <table:table-cell office:value-type="float" office:value="0.265871692271244" calcext:value-type="float">
            <text:p>0.2658716923</text:p>
          </table:table-cell>
          <table:table-cell office:value-type="float" office:value="0.244236706473524" calcext:value-type="float">
            <text:p>0.2442367065</text:p>
          </table:table-cell>
          <table:table-cell office:value-type="float" office:value="0.274037978065336" calcext:value-type="float">
            <text:p>0.2740379781</text:p>
          </table:table-cell>
          <table:table-cell office:value-type="float" office:value="0.408484294959452" calcext:value-type="float">
            <text:p>0.408484295</text:p>
          </table:table-cell>
          <table:table-cell office:value-type="float" office:value="0.246160435958863" calcext:value-type="float">
            <text:p>0.246160436</text:p>
          </table:table-cell>
          <table:table-cell office:value-type="float" office:value="0.180218692472961" calcext:value-type="float">
            <text:p>0.1802186925</text:p>
          </table:table-cell>
          <table:table-cell office:value-type="float" office:value="0.256594446456235" calcext:value-type="float">
            <text:p>0.2565944465</text:p>
          </table:table-cell>
          <table:table-cell office:value-type="float" office:value="0.325865006156451" calcext:value-type="float">
            <text:p>0.3258650062</text:p>
          </table:table-cell>
          <table:table-cell office:value-type="float" office:value="0.284467286022892" calcext:value-type="float">
            <text:p>0.284467286</text:p>
          </table:table-cell>
          <table:table-cell office:value-type="float" office:value="0.412552421884367" calcext:value-type="float">
            <text:p>0.4125524219</text:p>
          </table:table-cell>
          <table:table-cell office:value-type="float" office:value="0.447145234259664" calcext:value-type="float">
            <text:p>0.4471452343</text:p>
          </table:table-cell>
          <table:table-cell office:value-type="float" office:value="0.487664119263046" calcext:value-type="float">
            <text:p>0.4876641193</text:p>
          </table:table-cell>
          <table:table-cell office:value-type="float" office:value="0.468775848060572" calcext:value-type="float">
            <text:p>0.4687758481</text:p>
          </table:table-cell>
          <table:table-cell office:value-type="float" office:value="0.554038289072911" calcext:value-type="float">
            <text:p>0.5540382891</text:p>
          </table:table-cell>
          <table:table-cell office:value-type="float" office:value="0.517730311749207" calcext:value-type="float">
            <text:p>0.5177303117</text:p>
          </table:table-cell>
          <table:table-cell office:value-type="float" office:value="0.443945869586238" calcext:value-type="float">
            <text:p>0.4439458696</text:p>
          </table:table-cell>
          <table:table-cell office:value-type="float" office:value="0.472907324527128" calcext:value-type="float">
            <text:p>0.4729073245</text:p>
          </table:table-cell>
          <table:table-cell office:value-type="float" office:value="0.211053882789868" calcext:value-type="float">
            <text:p>0.2110538828</text:p>
          </table:table-cell>
          <table:table-cell office:value-type="float" office:value="0.171430859858845" calcext:value-type="float">
            <text:p>0.1714308599</text:p>
          </table:table-cell>
          <table:table-cell office:value-type="float" office:value="0.229080737799109" calcext:value-type="float">
            <text:p>0.2290807378</text:p>
          </table:table-cell>
          <table:table-cell office:value-type="float" office:value="0.255934885537877" calcext:value-type="float">
            <text:p>0.2559348855</text:p>
          </table:table-cell>
          <table:table-cell office:value-type="float" office:value="0.184198652780058" calcext:value-type="float">
            <text:p>0.1841986528</text:p>
          </table:table-cell>
          <table:table-cell office:value-type="float" office:value="0.316679962389004" calcext:value-type="float">
            <text:p>0.3166799624</text:p>
          </table:table-cell>
          <table:table-cell office:value-type="float" office:value="0.337162235547083" calcext:value-type="float">
            <text:p>0.3371622355</text:p>
          </table:table-cell>
          <table:table-cell office:value-type="float" office:value="0.416438636701029" calcext:value-type="float">
            <text:p>0.4164386367</text:p>
          </table:table-cell>
          <table:table-cell office:value-type="float" office:value="0.405432352406489" calcext:value-type="float">
            <text:p>0.4054323524</text:p>
          </table:table-cell>
          <table:table-cell office:value-type="float" office:value="0.509152283830152" calcext:value-type="float">
            <text:p>0.5091522838</text:p>
          </table:table-cell>
          <table:table-cell office:value-type="float" office:value="0.416683960214758" calcext:value-type="float">
            <text:p>0.4166839602</text:p>
          </table:table-cell>
          <table:table-cell office:value-type="float" office:value="0.497018863085475" calcext:value-type="float">
            <text:p>0.4970188631</text:p>
          </table:table-cell>
          <table:table-cell office:value-type="float" office:value="0.428240939080745" calcext:value-type="float">
            <text:p>0.4282409391</text:p>
          </table:table-cell>
          <table:table-cell office:value-type="float" office:value="0.390289115580986" calcext:value-type="float">
            <text:p>0.3902891156</text:p>
          </table:table-cell>
          <table:table-cell office:value-type="float" office:value="0.422272173575857" calcext:value-type="float">
            <text:p>0.4222721736</text:p>
          </table:table-cell>
          <table:table-cell office:value-type="float" office:value="0.413634698219606" calcext:value-type="float">
            <text:p>0.4136346982</text:p>
          </table:table-cell>
          <table:table-cell office:value-type="float" office:value="0.282407910022852" calcext:value-type="float">
            <text:p>0.28240791</text:p>
          </table:table-cell>
          <table:table-cell office:value-type="float" office:value="0.266029553378568" calcext:value-type="float">
            <text:p>0.2660295534</text:p>
          </table:table-cell>
          <table:table-cell office:value-type="float" office:value="0.248120930992532" calcext:value-type="float">
            <text:p>0.248120931</text:p>
          </table:table-cell>
          <table:table-cell office:value-type="float" office:value="0.259124412786516" calcext:value-type="float">
            <text:p>0.2591244128</text:p>
          </table:table-cell>
          <table:table-cell office:value-type="float" office:value="0.162097086349474" calcext:value-type="float">
            <text:p>0.1620970863</text:p>
          </table:table-cell>
          <table:table-cell office:value-type="float" office:value="0.163374610004831" calcext:value-type="float">
            <text:p>0.16337461</text:p>
          </table:table-cell>
          <table:table-cell office:value-type="float" office:value="0.202895776266984" calcext:value-type="float">
            <text:p>0.2028957763</text:p>
          </table:table-cell>
          <table:table-cell office:value-type="float" office:value="0.306715153927963" calcext:value-type="float">
            <text:p>0.3067151539</text:p>
          </table:table-cell>
          <table:table-cell office:value-type="float" office:value="0.437442243584073" calcext:value-type="float">
            <text:p>0.4374422436</text:p>
          </table:table-cell>
          <table:table-cell office:value-type="float" office:value="0.425446935238316" calcext:value-type="float">
            <text:p>0.4254469352</text:p>
          </table:table-cell>
          <table:table-cell office:value-type="float" office:value="0.479600465874932" calcext:value-type="float">
            <text:p>0.4796004659</text:p>
          </table:table-cell>
          <table:table-cell office:value-type="float" office:value="0.407143496565787" calcext:value-type="float">
            <text:p>0.4071434966</text:p>
          </table:table-cell>
          <table:table-cell office:value-type="float" office:value="0.355244136983002" calcext:value-type="float">
            <text:p>0.355244137</text:p>
          </table:table-cell>
          <table:table-cell office:value-type="float" office:value="0.269804581095003" calcext:value-type="float">
            <text:p>0.2698045811</text:p>
          </table:table-cell>
          <table:table-cell office:value-type="float" office:value="0.145987077454419" calcext:value-type="float">
            <text:p>0.1459870775</text:p>
          </table:table-cell>
          <table:table-cell office:value-type="float" office:value="0.254761816499366" calcext:value-type="float">
            <text:p>0.2547618165</text:p>
          </table:table-cell>
          <table:table-cell office:value-type="float" office:value="0.132271137418284" calcext:value-type="float">
            <text:p>0.1322711374</text:p>
          </table:table-cell>
          <table:table-cell office:value-type="float" office:value="0.267658605056963" calcext:value-type="float">
            <text:p>0.2676586051</text:p>
          </table:table-cell>
          <table:table-cell office:value-type="float" office:value="0.269678351979106" calcext:value-type="float">
            <text:p>0.269678352</text:p>
          </table:table-cell>
          <table:table-cell office:value-type="float" office:value="0.297466966297483" calcext:value-type="float">
            <text:p>0.2974669663</text:p>
          </table:table-cell>
          <table:table-cell office:value-type="float" office:value="0.241526190843172" calcext:value-type="float">
            <text:p>0.2415261908</text:p>
          </table:table-cell>
          <table:table-cell office:value-type="float" office:value="0.264087933051706" calcext:value-type="float">
            <text:p>0.2640879331</text:p>
          </table:table-cell>
          <table:table-cell office:value-type="float" office:value="0.401638225284439" calcext:value-type="float">
            <text:p>0.4016382253</text:p>
          </table:table-cell>
          <table:table-cell office:value-type="float" office:value="0.269597952074625" calcext:value-type="float">
            <text:p>0.2695979521</text:p>
          </table:table-cell>
          <table:table-cell office:value-type="float" office:value="0.317142274853119" calcext:value-type="float">
            <text:p>0.3171422749</text:p>
          </table:table-cell>
          <table:table-cell office:value-type="float" office:value="0.153924019125394" calcext:value-type="float">
            <text:p>0.1539240191</text:p>
          </table:table-cell>
          <table:table-cell office:value-type="float" office:value="0.212119213757906" calcext:value-type="float">
            <text:p>0.2121192138</text:p>
          </table:table-cell>
          <table:table-cell office:value-type="float" office:value="0.048659936694108" calcext:value-type="float">
            <text:p>0.0486599367</text:p>
          </table:table-cell>
          <table:table-cell office:value-type="float" office:value="0.236467230296371" calcext:value-type="float">
            <text:p>0.2364672303</text:p>
          </table:table-cell>
          <table:table-cell office:value-type="float" office:value="0.281345674136861" calcext:value-type="float">
            <text:p>0.2813456741</text:p>
          </table:table-cell>
          <table:table-cell office:value-type="float" office:value="0.289152676913344" calcext:value-type="float">
            <text:p>0.2891526769</text:p>
          </table:table-cell>
          <table:table-cell office:value-type="float" office:value="0.374132155405223" calcext:value-type="float">
            <text:p>0.3741321554</text:p>
          </table:table-cell>
          <table:table-cell office:value-type="float" office:value="0.306938901754573" calcext:value-type="float">
            <text:p>0.3069389018</text:p>
          </table:table-cell>
          <table:table-cell office:value-type="float" office:value="0.263279073822372" calcext:value-type="float">
            <text:p>0.2632790738</text:p>
          </table:table-cell>
          <table:table-cell office:value-type="float" office:value="0.247071470036945" calcext:value-type="float">
            <text:p>0.24707147</text:p>
          </table:table-cell>
          <table:table-cell office:value-type="float" office:value="0.194950948712412" calcext:value-type="float">
            <text:p>0.1949509487</text:p>
          </table:table-cell>
          <table:table-cell office:value-type="float" office:value="0.185519773922307" calcext:value-type="float">
            <text:p>0.1855197739</text:p>
          </table:table-cell>
          <table:table-cell office:value-type="float" office:value="0.173848465091964" calcext:value-type="float">
            <text:p>0.1738484651</text:p>
          </table:table-cell>
          <table:table-cell office:value-type="float" office:value="0.229513394821713" calcext:value-type="float">
            <text:p>0.2295133948</text:p>
          </table:table-cell>
          <table:table-cell office:value-type="float" office:value="0.214932900587203" calcext:value-type="float">
            <text:p>0.2149329006</text:p>
          </table:table-cell>
          <table:table-cell office:value-type="float" office:value="0.291168869994239" calcext:value-type="float">
            <text:p>0.29116887</text:p>
          </table:table-cell>
          <table:table-cell office:value-type="float" office:value="0.289212179072589" calcext:value-type="float">
            <text:p>0.2892121791</text:p>
          </table:table-cell>
          <table:table-cell office:value-type="float" office:value="0.203730430121535" calcext:value-type="float">
            <text:p>0.2037304301</text:p>
          </table:table-cell>
          <table:table-cell office:value-type="float" office:value="0.241549576405503" calcext:value-type="float">
            <text:p>0.2415495764</text:p>
          </table:table-cell>
          <table:table-cell office:value-type="float" office:value="0.138267268617414" calcext:value-type="float">
            <text:p>0.1382672686</text:p>
          </table:table-cell>
          <table:table-cell office:value-type="float" office:value="0.147007327140774" calcext:value-type="float">
            <text:p>0.1470073271</text:p>
          </table:table-cell>
          <table:table-cell office:value-type="float" office:value="0.335860437606877" calcext:value-type="float">
            <text:p>0.3358604376</text:p>
          </table:table-cell>
          <table:table-cell office:value-type="float" office:value="0.352434725503082" calcext:value-type="float">
            <text:p>0.3524347255</text:p>
          </table:table-cell>
          <table:table-cell office:value-type="float" office:value="0.286484905367925" calcext:value-type="float">
            <text:p>0.2864849054</text:p>
          </table:table-cell>
          <table:table-cell office:value-type="float" office:value="0.374189849625019" calcext:value-type="float">
            <text:p>0.3741898496</text:p>
          </table:table-cell>
          <table:table-cell office:value-type="float" office:value="0.434376431009634" calcext:value-type="float">
            <text:p>0.434376431</text:p>
          </table:table-cell>
          <table:table-cell office:value-type="float" office:value="0.276890176701755" calcext:value-type="float">
            <text:p>0.2768901767</text:p>
          </table:table-cell>
          <table:table-cell office:value-type="float" office:value="0.318910145442725" calcext:value-type="float">
            <text:p>0.3189101454</text:p>
          </table:table-cell>
          <table:table-cell office:value-type="float" office:value="0.305456016410766" calcext:value-type="float">
            <text:p>0.3054560164</text:p>
          </table:table-cell>
          <table:table-cell office:value-type="float" office:value="0.255547931294786" calcext:value-type="float">
            <text:p>0.2555479313</text:p>
          </table:table-cell>
          <table:table-cell office:value-type="float" office:value="0.219681688945343" calcext:value-type="float">
            <text:p>0.2196816889</text:p>
          </table:table-cell>
          <table:table-cell office:value-type="float" office:value="0.225471023807568" calcext:value-type="float">
            <text:p>0.2254710238</text:p>
          </table:table-cell>
          <table:table-cell office:value-type="float" office:value="0.354633950358512" calcext:value-type="float">
            <text:p>0.3546339504</text:p>
          </table:table-cell>
          <table:table-cell office:value-type="float" office:value="0.317178896544459" calcext:value-type="float">
            <text:p>0.3171788965</text:p>
          </table:table-cell>
          <table:table-cell office:value-type="float" office:value="0.298225777248045" calcext:value-type="float">
            <text:p>0.2982257772</text:p>
          </table:table-cell>
          <table:table-cell office:value-type="float" office:value="0.277938970523314" calcext:value-type="float">
            <text:p>0.2779389705</text:p>
          </table:table-cell>
          <table:table-cell office:value-type="float" office:value="0.310572688586711" calcext:value-type="float">
            <text:p>0.3105726886</text:p>
          </table:table-cell>
          <table:table-cell office:value-type="float" office:value="0.362174415894539" calcext:value-type="float">
            <text:p>0.3621744159</text:p>
          </table:table-cell>
          <table:table-cell office:value-type="float" office:value="0.384420416869134" calcext:value-type="float">
            <text:p>0.3844204169</text:p>
          </table:table-cell>
          <table:table-cell office:value-type="float" office:value="0.361902016599301" calcext:value-type="float">
            <text:p>0.3619020166</text:p>
          </table:table-cell>
          <table:table-cell office:value-type="float" office:value="0.329966073376991" calcext:value-type="float">
            <text:p>0.3299660734</text:p>
          </table:table-cell>
          <table:table-cell office:value-type="float" office:value="0.394270145358523" calcext:value-type="float">
            <text:p>0.3942701454</text:p>
          </table:table-cell>
          <table:table-cell office:value-type="float" office:value="0.400374122515374" calcext:value-type="float">
            <text:p>0.4003741225</text:p>
          </table:table-cell>
          <table:table-cell office:value-type="float" office:value="0.294168887414157" calcext:value-type="float">
            <text:p>0.2941688874</text:p>
          </table:table-cell>
          <table:table-cell office:value-type="float" office:value="0.21765729186337" calcext:value-type="float">
            <text:p>0.2176572919</text:p>
          </table:table-cell>
          <table:table-cell office:value-type="float" office:value="0.255119516343691" calcext:value-type="float">
            <text:p>0.2551195163</text:p>
          </table:table-cell>
          <table:table-cell office:value-type="float" office:value="0.400610449831378" calcext:value-type="float">
            <text:p>0.4006104498</text:p>
          </table:table-cell>
          <table:table-cell office:value-type="float" office:value="0.36403729895482" calcext:value-type="float">
            <text:p>0.364037299</text:p>
          </table:table-cell>
          <table:table-cell office:value-type="float" office:value="0.317205286682022" calcext:value-type="float">
            <text:p>0.3172052867</text:p>
          </table:table-cell>
          <table:table-cell office:value-type="float" office:value="0.329032499370915" calcext:value-type="float">
            <text:p>0.3290324994</text:p>
          </table:table-cell>
          <table:table-cell office:value-type="float" office:value="0.363983234548732" calcext:value-type="float">
            <text:p>0.3639832345</text:p>
          </table:table-cell>
          <table:table-cell office:value-type="float" office:value="0.352152219869569" calcext:value-type="float">
            <text:p>0.3521522199</text:p>
          </table:table-cell>
          <table:table-cell office:value-type="float" office:value="0.303594824161162" calcext:value-type="float">
            <text:p>0.3035948242</text:p>
          </table:table-cell>
          <table:table-cell office:value-type="float" office:value="0.412601695977285" calcext:value-type="float">
            <text:p>0.412601696</text:p>
          </table:table-cell>
          <table:table-cell office:value-type="float" office:value="0.309902853792545" calcext:value-type="float">
            <text:p>0.3099028538</text:p>
          </table:table-cell>
          <table:table-cell office:value-type="float" office:value="0.327915505222522" calcext:value-type="float">
            <text:p>0.3279155052</text:p>
          </table:table-cell>
          <table:table-cell office:value-type="float" office:value="0.413800342908249" calcext:value-type="float">
            <text:p>0.4138003429</text:p>
          </table:table-cell>
          <table:table-cell office:value-type="float" office:value="0.230839390098423" calcext:value-type="float">
            <text:p>0.2308393901</text:p>
          </table:table-cell>
          <table:table-cell office:value-type="float" office:value="0.321653746103209" calcext:value-type="float">
            <text:p>0.3216537461</text:p>
          </table:table-cell>
          <table:table-cell office:value-type="float" office:value="0.419520380172582" calcext:value-type="float">
            <text:p>0.4195203802</text:p>
          </table:table-cell>
          <table:table-cell office:value-type="float" office:value="0.453884908220805" calcext:value-type="float">
            <text:p>0.4538849082</text:p>
          </table:table-cell>
          <table:table-cell office:value-type="float" office:value="0.433754144507711" calcext:value-type="float">
            <text:p>0.4337541445</text:p>
          </table:table-cell>
          <table:table-cell office:value-type="float" office:value="0.461262368472228" calcext:value-type="float">
            <text:p>0.4612623685</text:p>
          </table:table-cell>
          <table:table-cell office:value-type="float" office:value="0.388953451695556" calcext:value-type="float">
            <text:p>0.3889534517</text:p>
          </table:table-cell>
          <table:table-cell office:value-type="float" office:value="0.411231412710272" calcext:value-type="float">
            <text:p>0.4112314127</text:p>
          </table:table-cell>
          <table:table-cell office:value-type="float" office:value="0.362281073162981" calcext:value-type="float">
            <text:p>0.3622810732</text:p>
          </table:table-cell>
          <table:table-cell office:value-type="float" office:value="0.262218852813935" calcext:value-type="float">
            <text:p>0.2622188528</text:p>
          </table:table-cell>
          <table:table-cell office:value-type="float" office:value="0.254820867900067" calcext:value-type="float">
            <text:p>0.2548208679</text:p>
          </table:table-cell>
          <table:table-cell office:value-type="float" office:value="0.228964317843976" calcext:value-type="float">
            <text:p>0.2289643178</text:p>
          </table:table-cell>
          <table:table-cell office:value-type="float" office:value="0.164342962149202" calcext:value-type="float">
            <text:p>0.1643429621</text:p>
          </table:table-cell>
          <table:table-cell office:value-type="float" office:value="0.231438065897169" calcext:value-type="float">
            <text:p>0.2314380659</text:p>
          </table:table-cell>
          <table:table-cell office:value-type="float" office:value="0.122082506391722" calcext:value-type="float">
            <text:p>0.1220825064</text:p>
          </table:table-cell>
          <table:table-cell office:value-type="float" office:value="0.0882994407534589" calcext:value-type="float">
            <text:p>0.0882994408</text:p>
          </table:table-cell>
          <table:table-cell office:value-type="float" office:value="0.225546337583152" calcext:value-type="float">
            <text:p>0.2255463376</text:p>
          </table:table-cell>
          <table:table-cell office:value-type="float" office:value="0.220364506394234" calcext:value-type="float">
            <text:p>0.2203645064</text:p>
          </table:table-cell>
          <table:table-cell office:value-type="float" office:value="0.219876622178919" calcext:value-type="float">
            <text:p>0.2198766222</text:p>
          </table:table-cell>
          <table:table-cell office:value-type="float" office:value="0.220003171096261" calcext:value-type="float">
            <text:p>0.2200031711</text:p>
          </table:table-cell>
          <table:table-cell office:value-type="float" office:value="0.214874481739115" calcext:value-type="float">
            <text:p>0.2148744817</text:p>
          </table:table-cell>
          <table:table-cell office:value-type="float" office:value="0.208411227888428" calcext:value-type="float">
            <text:p>0.2084112279</text:p>
          </table:table-cell>
          <table:table-cell office:value-type="float" office:value="0.282353394890453" calcext:value-type="float">
            <text:p>0.2823533949</text:p>
          </table:table-cell>
          <table:table-cell office:value-type="float" office:value="0.162589056446874" calcext:value-type="float">
            <text:p>0.1625890564</text:p>
          </table:table-cell>
          <table:table-cell office:value-type="float" office:value="0.239400194855885" calcext:value-type="float">
            <text:p>0.2394001949</text:p>
          </table:table-cell>
          <table:table-cell office:value-type="float" office:value="0.255430970171687" calcext:value-type="float">
            <text:p>0.2554309702</text:p>
          </table:table-cell>
          <table:table-cell office:value-type="float" office:value="0.241983094290362" calcext:value-type="float">
            <text:p>0.2419830943</text:p>
          </table:table-cell>
          <table:table-cell office:value-type="float" office:value="0.399045203052778" calcext:value-type="float">
            <text:p>0.3990452031</text:p>
          </table:table-cell>
          <table:table-cell office:value-type="float" office:value="0.390564630981455" calcext:value-type="float">
            <text:p>0.390564631</text:p>
          </table:table-cell>
          <table:table-cell office:value-type="float" office:value="0.35710750482236" calcext:value-type="float">
            <text:p>0.3571075048</text:p>
          </table:table-cell>
          <table:table-cell office:value-type="float" office:value="0.490552513560911" calcext:value-type="float">
            <text:p>0.4905525136</text:p>
          </table:table-cell>
          <table:table-cell office:value-type="float" office:value="0.456799310985186" calcext:value-type="float">
            <text:p>0.456799311</text:p>
          </table:table-cell>
          <table:table-cell office:value-type="float" office:value="0.313947359941081" calcext:value-type="float">
            <text:p>0.3139473599</text:p>
          </table:table-cell>
          <table:table-cell office:value-type="float" office:value="0.399032360242551" calcext:value-type="float">
            <text:p>0.3990323602</text:p>
          </table:table-cell>
          <table:table-cell office:value-type="float" office:value="0.458792377443182" calcext:value-type="float">
            <text:p>0.4587923774</text:p>
          </table:table-cell>
          <table:table-cell office:value-type="float" office:value="0.348917836636151" calcext:value-type="float">
            <text:p>0.34891783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32907" calcext:value-type="float">
            <text:p>7132907</text:p>
          </table:table-cell>
          <table:table-cell table:formula="of:=AVERAGE([.E29:.GL29])" office:value-type="float" office:value="0.321145194767259" calcext:value-type="float">
            <text:p>0.3211451948</text:p>
          </table:table-cell>
          <table:table-cell/>
          <table:table-cell office:value-type="float" office:value="0.211154915717299" calcext:value-type="float">
            <text:p>0.2111549157</text:p>
          </table:table-cell>
          <table:table-cell office:value-type="float" office:value="0.225170757293191" calcext:value-type="float">
            <text:p>0.2251707573</text:p>
          </table:table-cell>
          <table:table-cell office:value-type="float" office:value="0.300067420777651" calcext:value-type="float">
            <text:p>0.3000674208</text:p>
          </table:table-cell>
          <table:table-cell office:value-type="float" office:value="0.251242654773805" calcext:value-type="float">
            <text:p>0.2512426548</text:p>
          </table:table-cell>
          <table:table-cell office:value-type="float" office:value="0.231421231933881" calcext:value-type="float">
            <text:p>0.2314212319</text:p>
          </table:table-cell>
          <table:table-cell office:value-type="float" office:value="0.357306773208308" calcext:value-type="float">
            <text:p>0.3573067732</text:p>
          </table:table-cell>
          <table:table-cell office:value-type="float" office:value="0.245962344303597" calcext:value-type="float">
            <text:p>0.2459623443</text:p>
          </table:table-cell>
          <table:table-cell office:value-type="float" office:value="0.305815460488207" calcext:value-type="float">
            <text:p>0.3058154605</text:p>
          </table:table-cell>
          <table:table-cell office:value-type="float" office:value="0.301657108866191" calcext:value-type="float">
            <text:p>0.3016571089</text:p>
          </table:table-cell>
          <table:table-cell office:value-type="float" office:value="0.361807297419616" calcext:value-type="float">
            <text:p>0.3618072974</text:p>
          </table:table-cell>
          <table:table-cell office:value-type="float" office:value="0.328867385095445" calcext:value-type="float">
            <text:p>0.3288673851</text:p>
          </table:table-cell>
          <table:table-cell office:value-type="float" office:value="0.344656371971076" calcext:value-type="float">
            <text:p>0.344656372</text:p>
          </table:table-cell>
          <table:table-cell office:value-type="float" office:value="0.367955698251959" calcext:value-type="float">
            <text:p>0.3679556983</text:p>
          </table:table-cell>
          <table:table-cell office:value-type="float" office:value="0.239065275141708" calcext:value-type="float">
            <text:p>0.2390652751</text:p>
          </table:table-cell>
          <table:table-cell office:value-type="float" office:value="0.230437413925759" calcext:value-type="float">
            <text:p>0.2304374139</text:p>
          </table:table-cell>
          <table:table-cell office:value-type="float" office:value="0.309171678475785" calcext:value-type="float">
            <text:p>0.3091716785</text:p>
          </table:table-cell>
          <table:table-cell office:value-type="float" office:value="0.14125619653442" calcext:value-type="float">
            <text:p>0.1412561965</text:p>
          </table:table-cell>
          <table:table-cell office:value-type="float" office:value="0.223118102115025" calcext:value-type="float">
            <text:p>0.2231181021</text:p>
          </table:table-cell>
          <table:table-cell office:value-type="float" office:value="0.135820689601835" calcext:value-type="float">
            <text:p>0.1358206896</text:p>
          </table:table-cell>
          <table:table-cell office:value-type="float" office:value="0.265148656992019" calcext:value-type="float">
            <text:p>0.265148657</text:p>
          </table:table-cell>
          <table:table-cell office:value-type="float" office:value="0.439441431150415" calcext:value-type="float">
            <text:p>0.4394414312</text:p>
          </table:table-cell>
          <table:table-cell office:value-type="float" office:value="0.449262106783432" calcext:value-type="float">
            <text:p>0.4492621068</text:p>
          </table:table-cell>
          <table:table-cell office:value-type="float" office:value="0.45355681363793" calcext:value-type="float">
            <text:p>0.4535568136</text:p>
          </table:table-cell>
          <table:table-cell office:value-type="float" office:value="0.541315568855466" calcext:value-type="float">
            <text:p>0.5413155689</text:p>
          </table:table-cell>
          <table:table-cell office:value-type="float" office:value="0.537786038309442" calcext:value-type="float">
            <text:p>0.5377860383</text:p>
          </table:table-cell>
          <table:table-cell office:value-type="float" office:value="0.390642811008301" calcext:value-type="float">
            <text:p>0.390642811</text:p>
          </table:table-cell>
          <table:table-cell office:value-type="float" office:value="0.38069076323168" calcext:value-type="float">
            <text:p>0.3806907632</text:p>
          </table:table-cell>
          <table:table-cell office:value-type="float" office:value="0.36305032377269" calcext:value-type="float">
            <text:p>0.3630503238</text:p>
          </table:table-cell>
          <table:table-cell office:value-type="float" office:value="0.262289328561677" calcext:value-type="float">
            <text:p>0.2622893286</text:p>
          </table:table-cell>
          <table:table-cell office:value-type="float" office:value="0.228825062654657" calcext:value-type="float">
            <text:p>0.2288250627</text:p>
          </table:table-cell>
          <table:table-cell office:value-type="float" office:value="0.181755092745604" calcext:value-type="float">
            <text:p>0.1817550927</text:p>
          </table:table-cell>
          <table:table-cell office:value-type="float" office:value="0.269833625484195" calcext:value-type="float">
            <text:p>0.2698336255</text:p>
          </table:table-cell>
          <table:table-cell office:value-type="float" office:value="0.156256496441431" calcext:value-type="float">
            <text:p>0.1562564964</text:p>
          </table:table-cell>
          <table:table-cell office:value-type="float" office:value="0.180404924842744" calcext:value-type="float">
            <text:p>0.1804049248</text:p>
          </table:table-cell>
          <table:table-cell office:value-type="float" office:value="0.347554013353023" calcext:value-type="float">
            <text:p>0.3475540134</text:p>
          </table:table-cell>
          <table:table-cell office:value-type="float" office:value="0.323472829684983" calcext:value-type="float">
            <text:p>0.3234728297</text:p>
          </table:table-cell>
          <table:table-cell office:value-type="float" office:value="0.381682190411094" calcext:value-type="float">
            <text:p>0.3816821904</text:p>
          </table:table-cell>
          <table:table-cell office:value-type="float" office:value="0.306299463718808" calcext:value-type="float">
            <text:p>0.3062994637</text:p>
          </table:table-cell>
          <table:table-cell office:value-type="float" office:value="0.448114510211697" calcext:value-type="float">
            <text:p>0.4481145102</text:p>
          </table:table-cell>
          <table:table-cell office:value-type="float" office:value="0.223475688177565" calcext:value-type="float">
            <text:p>0.2234756882</text:p>
          </table:table-cell>
          <table:table-cell office:value-type="float" office:value="0.2969706220411" calcext:value-type="float">
            <text:p>0.296970622</text:p>
          </table:table-cell>
          <table:table-cell office:value-type="float" office:value="0.331738728296409" calcext:value-type="float">
            <text:p>0.3317387283</text:p>
          </table:table-cell>
          <table:table-cell office:value-type="float" office:value="0.306332882559241" calcext:value-type="float">
            <text:p>0.3063328826</text:p>
          </table:table-cell>
          <table:table-cell office:value-type="float" office:value="0.297463881234492" calcext:value-type="float">
            <text:p>0.2974638812</text:p>
          </table:table-cell>
          <table:table-cell office:value-type="float" office:value="0.249029576875854" calcext:value-type="float">
            <text:p>0.2490295769</text:p>
          </table:table-cell>
          <table:table-cell office:value-type="float" office:value="0.33138470370235" calcext:value-type="float">
            <text:p>0.3313847037</text:p>
          </table:table-cell>
          <table:table-cell office:value-type="float" office:value="0.311942686351279" calcext:value-type="float">
            <text:p>0.3119426864</text:p>
          </table:table-cell>
          <table:table-cell office:value-type="float" office:value="0.325179096798779" calcext:value-type="float">
            <text:p>0.3251790968</text:p>
          </table:table-cell>
          <table:table-cell office:value-type="float" office:value="0.461653490595916" calcext:value-type="float">
            <text:p>0.4616534906</text:p>
          </table:table-cell>
          <table:table-cell office:value-type="float" office:value="0.456126459542791" calcext:value-type="float">
            <text:p>0.4561264595</text:p>
          </table:table-cell>
          <table:table-cell office:value-type="float" office:value="0.517014793087356" calcext:value-type="float">
            <text:p>0.5170147931</text:p>
          </table:table-cell>
          <table:table-cell office:value-type="float" office:value="0.539103143120477" calcext:value-type="float">
            <text:p>0.5391031431</text:p>
          </table:table-cell>
          <table:table-cell office:value-type="float" office:value="0.646792923331175" calcext:value-type="float">
            <text:p>0.6467929233</text:p>
          </table:table-cell>
          <table:table-cell office:value-type="float" office:value="0.448199975286813" calcext:value-type="float">
            <text:p>0.4481999753</text:p>
          </table:table-cell>
          <table:table-cell office:value-type="float" office:value="0.4926980686365" calcext:value-type="float">
            <text:p>0.4926980686</text:p>
          </table:table-cell>
          <table:table-cell office:value-type="float" office:value="0.461982517767023" calcext:value-type="float">
            <text:p>0.4619825178</text:p>
          </table:table-cell>
          <table:table-cell office:value-type="float" office:value="0.201651751457367" calcext:value-type="float">
            <text:p>0.2016517515</text:p>
          </table:table-cell>
          <table:table-cell office:value-type="float" office:value="0.264191579188564" calcext:value-type="float">
            <text:p>0.2641915792</text:p>
          </table:table-cell>
          <table:table-cell office:value-type="float" office:value="0.249150389475051" calcext:value-type="float">
            <text:p>0.2491503895</text:p>
          </table:table-cell>
          <table:table-cell office:value-type="float" office:value="0.273990823341425" calcext:value-type="float">
            <text:p>0.2739908233</text:p>
          </table:table-cell>
          <table:table-cell office:value-type="float" office:value="0.210527654551223" calcext:value-type="float">
            <text:p>0.2105276546</text:p>
          </table:table-cell>
          <table:table-cell office:value-type="float" office:value="0.345763471992144" calcext:value-type="float">
            <text:p>0.345763472</text:p>
          </table:table-cell>
          <table:table-cell office:value-type="float" office:value="0.349647786353384" calcext:value-type="float">
            <text:p>0.3496477864</text:p>
          </table:table-cell>
          <table:table-cell office:value-type="float" office:value="0.41647783320438" calcext:value-type="float">
            <text:p>0.4164778332</text:p>
          </table:table-cell>
          <table:table-cell office:value-type="float" office:value="0.486875609929833" calcext:value-type="float">
            <text:p>0.4868756099</text:p>
          </table:table-cell>
          <table:table-cell office:value-type="float" office:value="0.468162139823868" calcext:value-type="float">
            <text:p>0.4681621398</text:p>
          </table:table-cell>
          <table:table-cell office:value-type="float" office:value="0.473166348540363" calcext:value-type="float">
            <text:p>0.4731663485</text:p>
          </table:table-cell>
          <table:table-cell office:value-type="float" office:value="0.455147461685338" calcext:value-type="float">
            <text:p>0.4551474617</text:p>
          </table:table-cell>
          <table:table-cell office:value-type="float" office:value="0.374189547790922" calcext:value-type="float">
            <text:p>0.3741895478</text:p>
          </table:table-cell>
          <table:table-cell office:value-type="float" office:value="0.45824767436358" calcext:value-type="float">
            <text:p>0.4582476744</text:p>
          </table:table-cell>
          <table:table-cell office:value-type="float" office:value="0.41546747559851" calcext:value-type="float">
            <text:p>0.4154674756</text:p>
          </table:table-cell>
          <table:table-cell office:value-type="float" office:value="0.342103627986849" calcext:value-type="float">
            <text:p>0.342103628</text:p>
          </table:table-cell>
          <table:table-cell office:value-type="float" office:value="0.253000040270753" calcext:value-type="float">
            <text:p>0.2530000403</text:p>
          </table:table-cell>
          <table:table-cell office:value-type="float" office:value="0.272130828715237" calcext:value-type="float">
            <text:p>0.2721308287</text:p>
          </table:table-cell>
          <table:table-cell office:value-type="float" office:value="0.274238390932316" calcext:value-type="float">
            <text:p>0.2742383909</text:p>
          </table:table-cell>
          <table:table-cell office:value-type="float" office:value="0.305884475019003" calcext:value-type="float">
            <text:p>0.305884475</text:p>
          </table:table-cell>
          <table:table-cell office:value-type="float" office:value="0.163935629058858" calcext:value-type="float">
            <text:p>0.1639356291</text:p>
          </table:table-cell>
          <table:table-cell office:value-type="float" office:value="0.22872801831459" calcext:value-type="float">
            <text:p>0.2287280183</text:p>
          </table:table-cell>
          <table:table-cell office:value-type="float" office:value="0.194963898804446" calcext:value-type="float">
            <text:p>0.1949638988</text:p>
          </table:table-cell>
          <table:table-cell office:value-type="float" office:value="0.426031089325464" calcext:value-type="float">
            <text:p>0.4260310893</text:p>
          </table:table-cell>
          <table:table-cell office:value-type="float" office:value="0.390587621869452" calcext:value-type="float">
            <text:p>0.3905876219</text:p>
          </table:table-cell>
          <table:table-cell office:value-type="float" office:value="0.48616523227755" calcext:value-type="float">
            <text:p>0.4861652323</text:p>
          </table:table-cell>
          <table:table-cell office:value-type="float" office:value="0.532725755556379" calcext:value-type="float">
            <text:p>0.5327257556</text:p>
          </table:table-cell>
          <table:table-cell office:value-type="float" office:value="0.416672245112031" calcext:value-type="float">
            <text:p>0.4166722451</text:p>
          </table:table-cell>
          <table:table-cell office:value-type="float" office:value="0.357762890092097" calcext:value-type="float">
            <text:p>0.3577628901</text:p>
          </table:table-cell>
          <table:table-cell office:value-type="float" office:value="0.250157345213256" calcext:value-type="float">
            <text:p>0.2501573452</text:p>
          </table:table-cell>
          <table:table-cell office:value-type="float" office:value="0.262182559893081" calcext:value-type="float">
            <text:p>0.2621825599</text:p>
          </table:table-cell>
          <table:table-cell office:value-type="float" office:value="0.217105420559597" calcext:value-type="float">
            <text:p>0.2171054206</text:p>
          </table:table-cell>
          <table:table-cell office:value-type="float" office:value="0.158123544953271" calcext:value-type="float">
            <text:p>0.158123545</text:p>
          </table:table-cell>
          <table:table-cell office:value-type="float" office:value="0.24797288936144" calcext:value-type="float">
            <text:p>0.2479728894</text:p>
          </table:table-cell>
          <table:table-cell office:value-type="float" office:value="0.261033209400226" calcext:value-type="float">
            <text:p>0.2610332094</text:p>
          </table:table-cell>
          <table:table-cell office:value-type="float" office:value="0.300526047719092" calcext:value-type="float">
            <text:p>0.3005260477</text:p>
          </table:table-cell>
          <table:table-cell office:value-type="float" office:value="0.388210558688251" calcext:value-type="float">
            <text:p>0.3882105587</text:p>
          </table:table-cell>
          <table:table-cell office:value-type="float" office:value="0.30306634777079" calcext:value-type="float">
            <text:p>0.3030663478</text:p>
          </table:table-cell>
          <table:table-cell office:value-type="float" office:value="0.389530607797682" calcext:value-type="float">
            <text:p>0.3895306078</text:p>
          </table:table-cell>
          <table:table-cell office:value-type="float" office:value="0.374101761257698" calcext:value-type="float">
            <text:p>0.3741017613</text:p>
          </table:table-cell>
          <table:table-cell office:value-type="float" office:value="0.291408116544048" calcext:value-type="float">
            <text:p>0.2914081165</text:p>
          </table:table-cell>
          <table:table-cell office:value-type="float" office:value="0.136243262910134" calcext:value-type="float">
            <text:p>0.1362432629</text:p>
          </table:table-cell>
          <table:table-cell office:value-type="float" office:value="0.139373764977079" calcext:value-type="float">
            <text:p>0.139373765</text:p>
          </table:table-cell>
          <table:table-cell office:value-type="float" office:value="0.1956415091778" calcext:value-type="float">
            <text:p>0.1956415092</text:p>
          </table:table-cell>
          <table:table-cell office:value-type="float" office:value="0.290315812029044" calcext:value-type="float">
            <text:p>0.290315812</text:p>
          </table:table-cell>
          <table:table-cell office:value-type="float" office:value="0.273311767669571" calcext:value-type="float">
            <text:p>0.2733117677</text:p>
          </table:table-cell>
          <table:table-cell office:value-type="float" office:value="0.304884715031635" calcext:value-type="float">
            <text:p>0.304884715</text:p>
          </table:table-cell>
          <table:table-cell office:value-type="float" office:value="0.42470753300961" calcext:value-type="float">
            <text:p>0.424707533</text:p>
          </table:table-cell>
          <table:table-cell office:value-type="float" office:value="0.311739508822495" calcext:value-type="float">
            <text:p>0.3117395088</text:p>
          </table:table-cell>
          <table:table-cell office:value-type="float" office:value="0.284551586787056" calcext:value-type="float">
            <text:p>0.2845515868</text:p>
          </table:table-cell>
          <table:table-cell office:value-type="float" office:value="0.266889474039145" calcext:value-type="float">
            <text:p>0.266889474</text:p>
          </table:table-cell>
          <table:table-cell office:value-type="float" office:value="0.243339459274694" calcext:value-type="float">
            <text:p>0.2433394593</text:p>
          </table:table-cell>
          <table:table-cell office:value-type="float" office:value="0.172695181982246" calcext:value-type="float">
            <text:p>0.172695182</text:p>
          </table:table-cell>
          <table:table-cell office:value-type="float" office:value="0.173105506315633" calcext:value-type="float">
            <text:p>0.1731055063</text:p>
          </table:table-cell>
          <table:table-cell office:value-type="float" office:value="0.222360330469489" calcext:value-type="float">
            <text:p>0.2223603305</text:p>
          </table:table-cell>
          <table:table-cell office:value-type="float" office:value="0.252199412044892" calcext:value-type="float">
            <text:p>0.252199412</text:p>
          </table:table-cell>
          <table:table-cell office:value-type="float" office:value="0.29209412541065" calcext:value-type="float">
            <text:p>0.2920941254</text:p>
          </table:table-cell>
          <table:table-cell office:value-type="float" office:value="0.305608685993289" calcext:value-type="float">
            <text:p>0.305608686</text:p>
          </table:table-cell>
          <table:table-cell office:value-type="float" office:value="0.282154711688634" calcext:value-type="float">
            <text:p>0.2821547117</text:p>
          </table:table-cell>
          <table:table-cell office:value-type="float" office:value="0.231759516413674" calcext:value-type="float">
            <text:p>0.2317595164</text:p>
          </table:table-cell>
          <table:table-cell office:value-type="float" office:value="0.181450290459924" calcext:value-type="float">
            <text:p>0.1814502905</text:p>
          </table:table-cell>
          <table:table-cell office:value-type="float" office:value="0.224194418796684" calcext:value-type="float">
            <text:p>0.2241944188</text:p>
          </table:table-cell>
          <table:table-cell office:value-type="float" office:value="0.311886313831475" calcext:value-type="float">
            <text:p>0.3118863138</text:p>
          </table:table-cell>
          <table:table-cell office:value-type="float" office:value="0.350980579071777" calcext:value-type="float">
            <text:p>0.3509805791</text:p>
          </table:table-cell>
          <table:table-cell office:value-type="float" office:value="0.373336877222399" calcext:value-type="float">
            <text:p>0.3733368772</text:p>
          </table:table-cell>
          <table:table-cell office:value-type="float" office:value="0.399952540302898" calcext:value-type="float">
            <text:p>0.3999525403</text:p>
          </table:table-cell>
          <table:table-cell office:value-type="float" office:value="0.43620861654278" calcext:value-type="float">
            <text:p>0.4362086165</text:p>
          </table:table-cell>
          <table:table-cell office:value-type="float" office:value="0.308258411017439" calcext:value-type="float">
            <text:p>0.308258411</text:p>
          </table:table-cell>
          <table:table-cell office:value-type="float" office:value="0.354601410058689" calcext:value-type="float">
            <text:p>0.3546014101</text:p>
          </table:table-cell>
          <table:table-cell office:value-type="float" office:value="0.218468743790587" calcext:value-type="float">
            <text:p>0.2184687438</text:p>
          </table:table-cell>
          <table:table-cell office:value-type="float" office:value="0.273967963264344" calcext:value-type="float">
            <text:p>0.2739679633</text:p>
          </table:table-cell>
          <table:table-cell office:value-type="float" office:value="0.359766744259744" calcext:value-type="float">
            <text:p>0.3597667443</text:p>
          </table:table-cell>
          <table:table-cell office:value-type="float" office:value="0.284574968861474" calcext:value-type="float">
            <text:p>0.2845749689</text:p>
          </table:table-cell>
          <table:table-cell office:value-type="float" office:value="0.315895112488685" calcext:value-type="float">
            <text:p>0.3158951125</text:p>
          </table:table-cell>
          <table:table-cell office:value-type="float" office:value="0.29455761920613" calcext:value-type="float">
            <text:p>0.2945576192</text:p>
          </table:table-cell>
          <table:table-cell office:value-type="float" office:value="0.261868649435272" calcext:value-type="float">
            <text:p>0.2618686494</text:p>
          </table:table-cell>
          <table:table-cell office:value-type="float" office:value="0.307410553143604" calcext:value-type="float">
            <text:p>0.3074105531</text:p>
          </table:table-cell>
          <table:table-cell office:value-type="float" office:value="0.311498819657412" calcext:value-type="float">
            <text:p>0.3114988197</text:p>
          </table:table-cell>
          <table:table-cell office:value-type="float" office:value="0.368954806228626" calcext:value-type="float">
            <text:p>0.3689548062</text:p>
          </table:table-cell>
          <table:table-cell office:value-type="float" office:value="0.443120372990433" calcext:value-type="float">
            <text:p>0.443120373</text:p>
          </table:table-cell>
          <table:table-cell office:value-type="float" office:value="0.454447766565132" calcext:value-type="float">
            <text:p>0.4544477666</text:p>
          </table:table-cell>
          <table:table-cell office:value-type="float" office:value="0.367058241619752" calcext:value-type="float">
            <text:p>0.3670582416</text:p>
          </table:table-cell>
          <table:table-cell office:value-type="float" office:value="0.445006031304369" calcext:value-type="float">
            <text:p>0.4450060313</text:p>
          </table:table-cell>
          <table:table-cell office:value-type="float" office:value="0.31889160125683" calcext:value-type="float">
            <text:p>0.3188916013</text:p>
          </table:table-cell>
          <table:table-cell office:value-type="float" office:value="0.305400970438393" calcext:value-type="float">
            <text:p>0.3054009704</text:p>
          </table:table-cell>
          <table:table-cell office:value-type="float" office:value="0.276927437841085" calcext:value-type="float">
            <text:p>0.2769274378</text:p>
          </table:table-cell>
          <table:table-cell office:value-type="float" office:value="0.301309012281938" calcext:value-type="float">
            <text:p>0.3013090123</text:p>
          </table:table-cell>
          <table:table-cell office:value-type="float" office:value="0.405990818150398" calcext:value-type="float">
            <text:p>0.4059908182</text:p>
          </table:table-cell>
          <table:table-cell office:value-type="float" office:value="0.354584282009301" calcext:value-type="float">
            <text:p>0.354584282</text:p>
          </table:table-cell>
          <table:table-cell office:value-type="float" office:value="0.281480978687995" calcext:value-type="float">
            <text:p>0.2814809787</text:p>
          </table:table-cell>
          <table:table-cell office:value-type="float" office:value="0.305548189454502" calcext:value-type="float">
            <text:p>0.3055481895</text:p>
          </table:table-cell>
          <table:table-cell office:value-type="float" office:value="0.35116763526113" calcext:value-type="float">
            <text:p>0.3511676353</text:p>
          </table:table-cell>
          <table:table-cell office:value-type="float" office:value="0.282442398359889" calcext:value-type="float">
            <text:p>0.2824423984</text:p>
          </table:table-cell>
          <table:table-cell office:value-type="float" office:value="0.440553054561986" calcext:value-type="float">
            <text:p>0.4405530546</text:p>
          </table:table-cell>
          <table:table-cell office:value-type="float" office:value="0.368017650344698" calcext:value-type="float">
            <text:p>0.3680176503</text:p>
          </table:table-cell>
          <table:table-cell office:value-type="float" office:value="0.334573648765514" calcext:value-type="float">
            <text:p>0.3345736488</text:p>
          </table:table-cell>
          <table:table-cell office:value-type="float" office:value="0.353317137586414" calcext:value-type="float">
            <text:p>0.3533171376</text:p>
          </table:table-cell>
          <table:table-cell office:value-type="float" office:value="0.341158911498893" calcext:value-type="float">
            <text:p>0.3411589115</text:p>
          </table:table-cell>
          <table:table-cell office:value-type="float" office:value="0.338964124533818" calcext:value-type="float">
            <text:p>0.3389641245</text:p>
          </table:table-cell>
          <table:table-cell office:value-type="float" office:value="0.299930822111754" calcext:value-type="float">
            <text:p>0.2999308221</text:p>
          </table:table-cell>
          <table:table-cell office:value-type="float" office:value="0.396541496136828" calcext:value-type="float">
            <text:p>0.3965414961</text:p>
          </table:table-cell>
          <table:table-cell office:value-type="float" office:value="0.456633327514636" calcext:value-type="float">
            <text:p>0.4566333275</text:p>
          </table:table-cell>
          <table:table-cell office:value-type="float" office:value="0.471404337234525" calcext:value-type="float">
            <text:p>0.4714043372</text:p>
          </table:table-cell>
          <table:table-cell office:value-type="float" office:value="0.409750829932653" calcext:value-type="float">
            <text:p>0.4097508299</text:p>
          </table:table-cell>
          <table:table-cell office:value-type="float" office:value="0.482620836934007" calcext:value-type="float">
            <text:p>0.4826208369</text:p>
          </table:table-cell>
          <table:table-cell office:value-type="float" office:value="0.385001698020464" calcext:value-type="float">
            <text:p>0.385001698</text:p>
          </table:table-cell>
          <table:table-cell office:value-type="float" office:value="0.354184667060527" calcext:value-type="float">
            <text:p>0.3541846671</text:p>
          </table:table-cell>
          <table:table-cell office:value-type="float" office:value="0.162760103381159" calcext:value-type="float">
            <text:p>0.1627601034</text:p>
          </table:table-cell>
          <table:table-cell office:value-type="float" office:value="0.318905913669535" calcext:value-type="float">
            <text:p>0.3189059137</text:p>
          </table:table-cell>
          <table:table-cell office:value-type="float" office:value="0.165194284791405" calcext:value-type="float">
            <text:p>0.1651942848</text:p>
          </table:table-cell>
          <table:table-cell office:value-type="float" office:value="0.187403068625436" calcext:value-type="float">
            <text:p>0.1874030686</text:p>
          </table:table-cell>
          <table:table-cell office:value-type="float" office:value="0.216579558237809" calcext:value-type="float">
            <text:p>0.2165795582</text:p>
          </table:table-cell>
          <table:table-cell office:value-type="float" office:value="0.133620641473762" calcext:value-type="float">
            <text:p>0.1336206415</text:p>
          </table:table-cell>
          <table:table-cell office:value-type="float" office:value="0.169283990039929" calcext:value-type="float">
            <text:p>0.16928399</text:p>
          </table:table-cell>
          <table:table-cell office:value-type="float" office:value="0.163505071077033" calcext:value-type="float">
            <text:p>0.1635050711</text:p>
          </table:table-cell>
          <table:table-cell office:value-type="float" office:value="0.166282892853756" calcext:value-type="float">
            <text:p>0.1662828929</text:p>
          </table:table-cell>
          <table:table-cell office:value-type="float" office:value="0.221085530969443" calcext:value-type="float">
            <text:p>0.221085531</text:p>
          </table:table-cell>
          <table:table-cell office:value-type="float" office:value="0.259319161444662" calcext:value-type="float">
            <text:p>0.2593191614</text:p>
          </table:table-cell>
          <table:table-cell office:value-type="float" office:value="0.281992272105743" calcext:value-type="float">
            <text:p>0.2819922721</text:p>
          </table:table-cell>
          <table:table-cell office:value-type="float" office:value="0.221494327973414" calcext:value-type="float">
            <text:p>0.221494328</text:p>
          </table:table-cell>
          <table:table-cell office:value-type="float" office:value="0.307544820386799" calcext:value-type="float">
            <text:p>0.3075448204</text:p>
          </table:table-cell>
          <table:table-cell office:value-type="float" office:value="0.197484924899609" calcext:value-type="float">
            <text:p>0.1974849249</text:p>
          </table:table-cell>
          <table:table-cell office:value-type="float" office:value="0.305422333047687" calcext:value-type="float">
            <text:p>0.305422333</text:p>
          </table:table-cell>
          <table:table-cell office:value-type="float" office:value="0.222120375430977" calcext:value-type="float">
            <text:p>0.2221203754</text:p>
          </table:table-cell>
          <table:table-cell office:value-type="float" office:value="0.294775232772422" calcext:value-type="float">
            <text:p>0.2947752328</text:p>
          </table:table-cell>
          <table:table-cell office:value-type="float" office:value="0.405733603159469" calcext:value-type="float">
            <text:p>0.4057336032</text:p>
          </table:table-cell>
          <table:table-cell office:value-type="float" office:value="0.382223292096776" calcext:value-type="float">
            <text:p>0.3822232921</text:p>
          </table:table-cell>
          <table:table-cell office:value-type="float" office:value="0.445014606471834" calcext:value-type="float">
            <text:p>0.4450146065</text:p>
          </table:table-cell>
          <table:table-cell office:value-type="float" office:value="0.46077490135134" calcext:value-type="float">
            <text:p>0.4607749014</text:p>
          </table:table-cell>
          <table:table-cell office:value-type="float" office:value="0.550203980655776" calcext:value-type="float">
            <text:p>0.5502039807</text:p>
          </table:table-cell>
          <table:table-cell office:value-type="float" office:value="0.337795457055899" calcext:value-type="float">
            <text:p>0.3377954571</text:p>
          </table:table-cell>
          <table:table-cell office:value-type="float" office:value="0.389449140939782" calcext:value-type="float">
            <text:p>0.3894491409</text:p>
          </table:table-cell>
          <table:table-cell office:value-type="float" office:value="0.395515362827128" calcext:value-type="float">
            <text:p>0.3955153628</text:p>
          </table:table-cell>
          <table:table-cell office:value-type="float" office:value="0.341832812955524" calcext:value-type="float">
            <text:p>0.3418328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24279" calcext:value-type="float">
            <text:p>8624279</text:p>
          </table:table-cell>
          <table:table-cell table:formula="of:=AVERAGE([.E30:.GL30])" office:value-type="float" office:value="0.33318980327414" calcext:value-type="float">
            <text:p>0.3331898033</text:p>
          </table:table-cell>
          <table:table-cell/>
          <table:table-cell office:value-type="float" office:value="0.2629977458157" calcext:value-type="float">
            <text:p>0.2629977458</text:p>
          </table:table-cell>
          <table:table-cell office:value-type="float" office:value="0.308630336880385" calcext:value-type="float">
            <text:p>0.3086303369</text:p>
          </table:table-cell>
          <table:table-cell office:value-type="float" office:value="0.261743012101979" calcext:value-type="float">
            <text:p>0.2617430121</text:p>
          </table:table-cell>
          <table:table-cell office:value-type="float" office:value="0.274928006860135" calcext:value-type="float">
            <text:p>0.2749280069</text:p>
          </table:table-cell>
          <table:table-cell office:value-type="float" office:value="0.243304852159133" calcext:value-type="float">
            <text:p>0.2433048522</text:p>
          </table:table-cell>
          <table:table-cell office:value-type="float" office:value="0.284189415325414" calcext:value-type="float">
            <text:p>0.2841894153</text:p>
          </table:table-cell>
          <table:table-cell office:value-type="float" office:value="0.275937452531148" calcext:value-type="float">
            <text:p>0.2759374525</text:p>
          </table:table-cell>
          <table:table-cell office:value-type="float" office:value="0.340571801381192" calcext:value-type="float">
            <text:p>0.3405718014</text:p>
          </table:table-cell>
          <table:table-cell office:value-type="float" office:value="0.289081032506862" calcext:value-type="float">
            <text:p>0.2890810325</text:p>
          </table:table-cell>
          <table:table-cell office:value-type="float" office:value="0.429944281156562" calcext:value-type="float">
            <text:p>0.4299442812</text:p>
          </table:table-cell>
          <table:table-cell office:value-type="float" office:value="0.385276655383085" calcext:value-type="float">
            <text:p>0.3852766554</text:p>
          </table:table-cell>
          <table:table-cell office:value-type="float" office:value="0.409002264579354" calcext:value-type="float">
            <text:p>0.4090022646</text:p>
          </table:table-cell>
          <table:table-cell office:value-type="float" office:value="0.35309836518829" calcext:value-type="float">
            <text:p>0.3530983652</text:p>
          </table:table-cell>
          <table:table-cell office:value-type="float" office:value="0.27126873660262" calcext:value-type="float">
            <text:p>0.2712687366</text:p>
          </table:table-cell>
          <table:table-cell office:value-type="float" office:value="0.292217885061667" calcext:value-type="float">
            <text:p>0.2922178851</text:p>
          </table:table-cell>
          <table:table-cell office:value-type="float" office:value="0.211247079199126" calcext:value-type="float">
            <text:p>0.2112470792</text:p>
          </table:table-cell>
          <table:table-cell office:value-type="float" office:value="0.20369733077785" calcext:value-type="float">
            <text:p>0.2036973308</text:p>
          </table:table-cell>
          <table:table-cell office:value-type="float" office:value="0.255155611429596" calcext:value-type="float">
            <text:p>0.2551556114</text:p>
          </table:table-cell>
          <table:table-cell office:value-type="float" office:value="0.220806971466178" calcext:value-type="float">
            <text:p>0.2208069715</text:p>
          </table:table-cell>
          <table:table-cell office:value-type="float" office:value="0.297871705155365" calcext:value-type="float">
            <text:p>0.2978717052</text:p>
          </table:table-cell>
          <table:table-cell office:value-type="float" office:value="0.405777155191267" calcext:value-type="float">
            <text:p>0.4057771552</text:p>
          </table:table-cell>
          <table:table-cell office:value-type="float" office:value="0.514807806856345" calcext:value-type="float">
            <text:p>0.5148078069</text:p>
          </table:table-cell>
          <table:table-cell office:value-type="float" office:value="0.443241256147276" calcext:value-type="float">
            <text:p>0.4432412561</text:p>
          </table:table-cell>
          <table:table-cell office:value-type="float" office:value="0.574840968467597" calcext:value-type="float">
            <text:p>0.5748409685</text:p>
          </table:table-cell>
          <table:table-cell office:value-type="float" office:value="0.531342122323336" calcext:value-type="float">
            <text:p>0.5313421223</text:p>
          </table:table-cell>
          <table:table-cell office:value-type="float" office:value="0.398022826093552" calcext:value-type="float">
            <text:p>0.3980228261</text:p>
          </table:table-cell>
          <table:table-cell office:value-type="float" office:value="0.366317506413836" calcext:value-type="float">
            <text:p>0.3663175064</text:p>
          </table:table-cell>
          <table:table-cell office:value-type="float" office:value="0.360399494173604" calcext:value-type="float">
            <text:p>0.3603994942</text:p>
          </table:table-cell>
          <table:table-cell office:value-type="float" office:value="0.332882756112102" calcext:value-type="float">
            <text:p>0.3328827561</text:p>
          </table:table-cell>
          <table:table-cell office:value-type="float" office:value="0.192243150745165" calcext:value-type="float">
            <text:p>0.1922431507</text:p>
          </table:table-cell>
          <table:table-cell office:value-type="float" office:value="0.22243585392485" calcext:value-type="float">
            <text:p>0.2224358539</text:p>
          </table:table-cell>
          <table:table-cell office:value-type="float" office:value="0.266822369308118" calcext:value-type="float">
            <text:p>0.2668223693</text:p>
          </table:table-cell>
          <table:table-cell office:value-type="float" office:value="0.209840953660223" calcext:value-type="float">
            <text:p>0.2098409537</text:p>
          </table:table-cell>
          <table:table-cell office:value-type="float" office:value="0.220667891140288" calcext:value-type="float">
            <text:p>0.2206678911</text:p>
          </table:table-cell>
          <table:table-cell office:value-type="float" office:value="0.300734827035741" calcext:value-type="float">
            <text:p>0.300734827</text:p>
          </table:table-cell>
          <table:table-cell office:value-type="float" office:value="0.33790831093608" calcext:value-type="float">
            <text:p>0.3379083109</text:p>
          </table:table-cell>
          <table:table-cell office:value-type="float" office:value="0.343833100544269" calcext:value-type="float">
            <text:p>0.3438331005</text:p>
          </table:table-cell>
          <table:table-cell office:value-type="float" office:value="0.332342206296542" calcext:value-type="float">
            <text:p>0.3323422063</text:p>
          </table:table-cell>
          <table:table-cell office:value-type="float" office:value="0.431934240361024" calcext:value-type="float">
            <text:p>0.4319342404</text:p>
          </table:table-cell>
          <table:table-cell office:value-type="float" office:value="0.315218003769814" calcext:value-type="float">
            <text:p>0.3152180038</text:p>
          </table:table-cell>
          <table:table-cell office:value-type="float" office:value="0.324775393600269" calcext:value-type="float">
            <text:p>0.3247753936</text:p>
          </table:table-cell>
          <table:table-cell office:value-type="float" office:value="0.27906604480376" calcext:value-type="float">
            <text:p>0.2790660448</text:p>
          </table:table-cell>
          <table:table-cell office:value-type="float" office:value="0.371283898548206" calcext:value-type="float">
            <text:p>0.3712838985</text:p>
          </table:table-cell>
          <table:table-cell office:value-type="float" office:value="0.23454308880295" calcext:value-type="float">
            <text:p>0.2345430888</text:p>
          </table:table-cell>
          <table:table-cell office:value-type="float" office:value="0.271931106199367" calcext:value-type="float">
            <text:p>0.2719311062</text:p>
          </table:table-cell>
          <table:table-cell office:value-type="float" office:value="0.267029749934886" calcext:value-type="float">
            <text:p>0.2670297499</text:p>
          </table:table-cell>
          <table:table-cell office:value-type="float" office:value="0.362656814460643" calcext:value-type="float">
            <text:p>0.3626568145</text:p>
          </table:table-cell>
          <table:table-cell office:value-type="float" office:value="0.326264968625488" calcext:value-type="float">
            <text:p>0.3262649686</text:p>
          </table:table-cell>
          <table:table-cell office:value-type="float" office:value="0.42608316528166" calcext:value-type="float">
            <text:p>0.4260831653</text:p>
          </table:table-cell>
          <table:table-cell office:value-type="float" office:value="0.50974103453933" calcext:value-type="float">
            <text:p>0.5097410345</text:p>
          </table:table-cell>
          <table:table-cell office:value-type="float" office:value="0.446436304425293" calcext:value-type="float">
            <text:p>0.4464363044</text:p>
          </table:table-cell>
          <table:table-cell office:value-type="float" office:value="0.59035935084831" calcext:value-type="float">
            <text:p>0.5903593508</text:p>
          </table:table-cell>
          <table:table-cell office:value-type="float" office:value="0.539776411040009" calcext:value-type="float">
            <text:p>0.539776411</text:p>
          </table:table-cell>
          <table:table-cell office:value-type="float" office:value="0.462462022763615" calcext:value-type="float">
            <text:p>0.4624620228</text:p>
          </table:table-cell>
          <table:table-cell office:value-type="float" office:value="0.432713633926429" calcext:value-type="float">
            <text:p>0.4327136339</text:p>
          </table:table-cell>
          <table:table-cell office:value-type="float" office:value="0.403886887362103" calcext:value-type="float">
            <text:p>0.4038868874</text:p>
          </table:table-cell>
          <table:table-cell office:value-type="float" office:value="0.22626817950647" calcext:value-type="float">
            <text:p>0.2262681795</text:p>
          </table:table-cell>
          <table:table-cell office:value-type="float" office:value="0.200699797415996" calcext:value-type="float">
            <text:p>0.2006997974</text:p>
          </table:table-cell>
          <table:table-cell office:value-type="float" office:value="0.306762366129506" calcext:value-type="float">
            <text:p>0.3067623661</text:p>
          </table:table-cell>
          <table:table-cell office:value-type="float" office:value="0.27857866846448" calcext:value-type="float">
            <text:p>0.2785786685</text:p>
          </table:table-cell>
          <table:table-cell office:value-type="float" office:value="0.229058557119558" calcext:value-type="float">
            <text:p>0.2290585571</text:p>
          </table:table-cell>
          <table:table-cell office:value-type="float" office:value="0.304003436104824" calcext:value-type="float">
            <text:p>0.3040034361</text:p>
          </table:table-cell>
          <table:table-cell office:value-type="float" office:value="0.381476969657446" calcext:value-type="float">
            <text:p>0.3814769697</text:p>
          </table:table-cell>
          <table:table-cell office:value-type="float" office:value="0.417063749902036" calcext:value-type="float">
            <text:p>0.4170637499</text:p>
          </table:table-cell>
          <table:table-cell office:value-type="float" office:value="0.394338591076015" calcext:value-type="float">
            <text:p>0.3943385911</text:p>
          </table:table-cell>
          <table:table-cell office:value-type="float" office:value="0.483316269975655" calcext:value-type="float">
            <text:p>0.48331627</text:p>
          </table:table-cell>
          <table:table-cell office:value-type="float" office:value="0.517993879285728" calcext:value-type="float">
            <text:p>0.5179938793</text:p>
          </table:table-cell>
          <table:table-cell office:value-type="float" office:value="0.502760926812322" calcext:value-type="float">
            <text:p>0.5027609268</text:p>
          </table:table-cell>
          <table:table-cell office:value-type="float" office:value="0.445445732507908" calcext:value-type="float">
            <text:p>0.4454457325</text:p>
          </table:table-cell>
          <table:table-cell office:value-type="float" office:value="0.422615835203871" calcext:value-type="float">
            <text:p>0.4226158352</text:p>
          </table:table-cell>
          <table:table-cell office:value-type="float" office:value="0.353810378368526" calcext:value-type="float">
            <text:p>0.3538103784</text:p>
          </table:table-cell>
          <table:table-cell office:value-type="float" office:value="0.452521173333815" calcext:value-type="float">
            <text:p>0.4525211733</text:p>
          </table:table-cell>
          <table:table-cell office:value-type="float" office:value="0.389220672153031" calcext:value-type="float">
            <text:p>0.3892206722</text:p>
          </table:table-cell>
          <table:table-cell office:value-type="float" office:value="0.36843701416563" calcext:value-type="float">
            <text:p>0.3684370142</text:p>
          </table:table-cell>
          <table:table-cell office:value-type="float" office:value="0.331122805313214" calcext:value-type="float">
            <text:p>0.3311228053</text:p>
          </table:table-cell>
          <table:table-cell office:value-type="float" office:value="0.286267776951691" calcext:value-type="float">
            <text:p>0.286267777</text:p>
          </table:table-cell>
          <table:table-cell office:value-type="float" office:value="0.197640936091999" calcext:value-type="float">
            <text:p>0.1976409361</text:p>
          </table:table-cell>
          <table:table-cell office:value-type="float" office:value="0.206654457832417" calcext:value-type="float">
            <text:p>0.2066544578</text:p>
          </table:table-cell>
          <table:table-cell office:value-type="float" office:value="0.195117860354351" calcext:value-type="float">
            <text:p>0.1951178604</text:p>
          </table:table-cell>
          <table:table-cell office:value-type="float" office:value="0.419509093963215" calcext:value-type="float">
            <text:p>0.419509094</text:p>
          </table:table-cell>
          <table:table-cell office:value-type="float" office:value="0.453003888338489" calcext:value-type="float">
            <text:p>0.4530038883</text:p>
          </table:table-cell>
          <table:table-cell office:value-type="float" office:value="0.496123030637887" calcext:value-type="float">
            <text:p>0.4961230306</text:p>
          </table:table-cell>
          <table:table-cell office:value-type="float" office:value="0.470473547083338" calcext:value-type="float">
            <text:p>0.4704735471</text:p>
          </table:table-cell>
          <table:table-cell office:value-type="float" office:value="0.440050105998887" calcext:value-type="float">
            <text:p>0.440050106</text:p>
          </table:table-cell>
          <table:table-cell office:value-type="float" office:value="0.366740732099841" calcext:value-type="float">
            <text:p>0.3667407321</text:p>
          </table:table-cell>
          <table:table-cell office:value-type="float" office:value="0.256498320166704" calcext:value-type="float">
            <text:p>0.2564983202</text:p>
          </table:table-cell>
          <table:table-cell office:value-type="float" office:value="0.237137812847218" calcext:value-type="float">
            <text:p>0.2371378128</text:p>
          </table:table-cell>
          <table:table-cell office:value-type="float" office:value="0.222865834134156" calcext:value-type="float">
            <text:p>0.2228658341</text:p>
          </table:table-cell>
          <table:table-cell office:value-type="float" office:value="0.187731410912857" calcext:value-type="float">
            <text:p>0.1877314109</text:p>
          </table:table-cell>
          <table:table-cell office:value-type="float" office:value="0.215079421301864" calcext:value-type="float">
            <text:p>0.2150794213</text:p>
          </table:table-cell>
          <table:table-cell office:value-type="float" office:value="0.397091515021958" calcext:value-type="float">
            <text:p>0.397091515</text:p>
          </table:table-cell>
          <table:table-cell office:value-type="float" office:value="0.332679731060791" calcext:value-type="float">
            <text:p>0.3326797311</text:p>
          </table:table-cell>
          <table:table-cell office:value-type="float" office:value="0.2947129198807" calcext:value-type="float">
            <text:p>0.2947129199</text:p>
          </table:table-cell>
          <table:table-cell office:value-type="float" office:value="0.349320578862304" calcext:value-type="float">
            <text:p>0.3493205789</text:p>
          </table:table-cell>
          <table:table-cell office:value-type="float" office:value="0.371355082766791" calcext:value-type="float">
            <text:p>0.3713550828</text:p>
          </table:table-cell>
          <table:table-cell office:value-type="float" office:value="0.319342369423573" calcext:value-type="float">
            <text:p>0.3193423694</text:p>
          </table:table-cell>
          <table:table-cell office:value-type="float" office:value="0.246072601392344" calcext:value-type="float">
            <text:p>0.2460726014</text:p>
          </table:table-cell>
          <table:table-cell office:value-type="float" office:value="0.114832085392985" calcext:value-type="float">
            <text:p>0.1148320854</text:p>
          </table:table-cell>
          <table:table-cell office:value-type="float" office:value="0.189066289532012" calcext:value-type="float">
            <text:p>0.1890662895</text:p>
          </table:table-cell>
          <table:table-cell office:value-type="float" office:value="0.146007452373194" calcext:value-type="float">
            <text:p>0.1460074524</text:p>
          </table:table-cell>
          <table:table-cell office:value-type="float" office:value="0.334763428380341" calcext:value-type="float">
            <text:p>0.3347634284</text:p>
          </table:table-cell>
          <table:table-cell office:value-type="float" office:value="0.313446105783928" calcext:value-type="float">
            <text:p>0.3134461058</text:p>
          </table:table-cell>
          <table:table-cell office:value-type="float" office:value="0.344734348067042" calcext:value-type="float">
            <text:p>0.3447343481</text:p>
          </table:table-cell>
          <table:table-cell office:value-type="float" office:value="0.400510422487038" calcext:value-type="float">
            <text:p>0.4005104225</text:p>
          </table:table-cell>
          <table:table-cell office:value-type="float" office:value="0.345185825535417" calcext:value-type="float">
            <text:p>0.3451858255</text:p>
          </table:table-cell>
          <table:table-cell office:value-type="float" office:value="0.300688306264292" calcext:value-type="float">
            <text:p>0.3006883063</text:p>
          </table:table-cell>
          <table:table-cell office:value-type="float" office:value="0.255533196486326" calcext:value-type="float">
            <text:p>0.2555331965</text:p>
          </table:table-cell>
          <table:table-cell office:value-type="float" office:value="0.264737983966117" calcext:value-type="float">
            <text:p>0.264737984</text:p>
          </table:table-cell>
          <table:table-cell office:value-type="float" office:value="0.220139764440014" calcext:value-type="float">
            <text:p>0.2201397644</text:p>
          </table:table-cell>
          <table:table-cell office:value-type="float" office:value="0.224347315364399" calcext:value-type="float">
            <text:p>0.2243473154</text:p>
          </table:table-cell>
          <table:table-cell office:value-type="float" office:value="0.24294586861998" calcext:value-type="float">
            <text:p>0.2429458686</text:p>
          </table:table-cell>
          <table:table-cell office:value-type="float" office:value="0.218182140403664" calcext:value-type="float">
            <text:p>0.2181821404</text:p>
          </table:table-cell>
          <table:table-cell office:value-type="float" office:value="0.325855476116617" calcext:value-type="float">
            <text:p>0.3258554761</text:p>
          </table:table-cell>
          <table:table-cell office:value-type="float" office:value="0.275023867070831" calcext:value-type="float">
            <text:p>0.2750238671</text:p>
          </table:table-cell>
          <table:table-cell office:value-type="float" office:value="0.294431151276249" calcext:value-type="float">
            <text:p>0.2944311513</text:p>
          </table:table-cell>
          <table:table-cell office:value-type="float" office:value="0.262745478582181" calcext:value-type="float">
            <text:p>0.2627454786</text:p>
          </table:table-cell>
          <table:table-cell office:value-type="float" office:value="0.218418386309276" calcext:value-type="float">
            <text:p>0.2184183863</text:p>
          </table:table-cell>
          <table:table-cell office:value-type="float" office:value="0.156036892866633" calcext:value-type="float">
            <text:p>0.1560368929</text:p>
          </table:table-cell>
          <table:table-cell office:value-type="float" office:value="0.297623046673202" calcext:value-type="float">
            <text:p>0.2976230467</text:p>
          </table:table-cell>
          <table:table-cell office:value-type="float" office:value="0.38565543979129" calcext:value-type="float">
            <text:p>0.3856554398</text:p>
          </table:table-cell>
          <table:table-cell office:value-type="float" office:value="0.3485476794075" calcext:value-type="float">
            <text:p>0.3485476794</text:p>
          </table:table-cell>
          <table:table-cell office:value-type="float" office:value="0.45991901421071" calcext:value-type="float">
            <text:p>0.4599190142</text:p>
          </table:table-cell>
          <table:table-cell office:value-type="float" office:value="0.459738854622057" calcext:value-type="float">
            <text:p>0.4597388546</text:p>
          </table:table-cell>
          <table:table-cell office:value-type="float" office:value="0.355276484656237" calcext:value-type="float">
            <text:p>0.3552764847</text:p>
          </table:table-cell>
          <table:table-cell office:value-type="float" office:value="0.335825504607424" calcext:value-type="float">
            <text:p>0.3358255046</text:p>
          </table:table-cell>
          <table:table-cell office:value-type="float" office:value="0.261433065541934" calcext:value-type="float">
            <text:p>0.2614330655</text:p>
          </table:table-cell>
          <table:table-cell office:value-type="float" office:value="0.327766673773379" calcext:value-type="float">
            <text:p>0.3277666738</text:p>
          </table:table-cell>
          <table:table-cell office:value-type="float" office:value="0.241107191388714" calcext:value-type="float">
            <text:p>0.2411071914</text:p>
          </table:table-cell>
          <table:table-cell office:value-type="float" office:value="0.323695808060751" calcext:value-type="float">
            <text:p>0.3236958081</text:p>
          </table:table-cell>
          <table:table-cell office:value-type="float" office:value="0.364989767647407" calcext:value-type="float">
            <text:p>0.3649897676</text:p>
          </table:table-cell>
          <table:table-cell office:value-type="float" office:value="0.348637146531262" calcext:value-type="float">
            <text:p>0.3486371465</text:p>
          </table:table-cell>
          <table:table-cell office:value-type="float" office:value="0.313007107202088" calcext:value-type="float">
            <text:p>0.3130071072</text:p>
          </table:table-cell>
          <table:table-cell office:value-type="float" office:value="0.305142423883501" calcext:value-type="float">
            <text:p>0.3051424239</text:p>
          </table:table-cell>
          <table:table-cell office:value-type="float" office:value="0.315086256193028" calcext:value-type="float">
            <text:p>0.3150862562</text:p>
          </table:table-cell>
          <table:table-cell office:value-type="float" office:value="0.292121314480019" calcext:value-type="float">
            <text:p>0.2921213145</text:p>
          </table:table-cell>
          <table:table-cell office:value-type="float" office:value="0.482023360894423" calcext:value-type="float">
            <text:p>0.4820233609</text:p>
          </table:table-cell>
          <table:table-cell office:value-type="float" office:value="0.405091911001246" calcext:value-type="float">
            <text:p>0.405091911</text:p>
          </table:table-cell>
          <table:table-cell office:value-type="float" office:value="0.383370851322148" calcext:value-type="float">
            <text:p>0.3833708513</text:p>
          </table:table-cell>
          <table:table-cell office:value-type="float" office:value="0.406432902311777" calcext:value-type="float">
            <text:p>0.4064329023</text:p>
          </table:table-cell>
          <table:table-cell office:value-type="float" office:value="0.344593745105084" calcext:value-type="float">
            <text:p>0.3445937451</text:p>
          </table:table-cell>
          <table:table-cell office:value-type="float" office:value="0.30708840067744" calcext:value-type="float">
            <text:p>0.3070884007</text:p>
          </table:table-cell>
          <table:table-cell office:value-type="float" office:value="0.273057938010278" calcext:value-type="float">
            <text:p>0.273057938</text:p>
          </table:table-cell>
          <table:table-cell office:value-type="float" office:value="0.352979657918491" calcext:value-type="float">
            <text:p>0.3529796579</text:p>
          </table:table-cell>
          <table:table-cell office:value-type="float" office:value="0.427937699362138" calcext:value-type="float">
            <text:p>0.4279376994</text:p>
          </table:table-cell>
          <table:table-cell office:value-type="float" office:value="0.395602029050597" calcext:value-type="float">
            <text:p>0.3956020291</text:p>
          </table:table-cell>
          <table:table-cell office:value-type="float" office:value="0.31612018099343" calcext:value-type="float">
            <text:p>0.316120181</text:p>
          </table:table-cell>
          <table:table-cell office:value-type="float" office:value="0.250953620778855" calcext:value-type="float">
            <text:p>0.2509536208</text:p>
          </table:table-cell>
          <table:table-cell office:value-type="float" office:value="0.357135336431969" calcext:value-type="float">
            <text:p>0.3571353364</text:p>
          </table:table-cell>
          <table:table-cell office:value-type="float" office:value="0.279919101142748" calcext:value-type="float">
            <text:p>0.2799191011</text:p>
          </table:table-cell>
          <table:table-cell office:value-type="float" office:value="0.432714061576503" calcext:value-type="float">
            <text:p>0.4327140616</text:p>
          </table:table-cell>
          <table:table-cell office:value-type="float" office:value="0.403846857989809" calcext:value-type="float">
            <text:p>0.403846858</text:p>
          </table:table-cell>
          <table:table-cell office:value-type="float" office:value="0.373465477785795" calcext:value-type="float">
            <text:p>0.3734654778</text:p>
          </table:table-cell>
          <table:table-cell office:value-type="float" office:value="0.336247996704685" calcext:value-type="float">
            <text:p>0.3362479967</text:p>
          </table:table-cell>
          <table:table-cell office:value-type="float" office:value="0.388634885470009" calcext:value-type="float">
            <text:p>0.3886348855</text:p>
          </table:table-cell>
          <table:table-cell office:value-type="float" office:value="0.375739336690708" calcext:value-type="float">
            <text:p>0.3757393367</text:p>
          </table:table-cell>
          <table:table-cell office:value-type="float" office:value="0.311985765359214" calcext:value-type="float">
            <text:p>0.3119857654</text:p>
          </table:table-cell>
          <table:table-cell office:value-type="float" office:value="0.394796389120093" calcext:value-type="float">
            <text:p>0.3947963891</text:p>
          </table:table-cell>
          <table:table-cell office:value-type="float" office:value="0.492788313722599" calcext:value-type="float">
            <text:p>0.4927883137</text:p>
          </table:table-cell>
          <table:table-cell office:value-type="float" office:value="0.506983425183976" calcext:value-type="float">
            <text:p>0.5069834252</text:p>
          </table:table-cell>
          <table:table-cell office:value-type="float" office:value="0.4689488735515" calcext:value-type="float">
            <text:p>0.4689488736</text:p>
          </table:table-cell>
          <table:table-cell office:value-type="float" office:value="0.41546518386752" calcext:value-type="float">
            <text:p>0.4154651839</text:p>
          </table:table-cell>
          <table:table-cell office:value-type="float" office:value="0.340887618041024" calcext:value-type="float">
            <text:p>0.340887618</text:p>
          </table:table-cell>
          <table:table-cell office:value-type="float" office:value="0.358099879427962" calcext:value-type="float">
            <text:p>0.3580998794</text:p>
          </table:table-cell>
          <table:table-cell office:value-type="float" office:value="0.317140260165438" calcext:value-type="float">
            <text:p>0.3171402602</text:p>
          </table:table-cell>
          <table:table-cell office:value-type="float" office:value="0.30822702688743" calcext:value-type="float">
            <text:p>0.3082270269</text:p>
          </table:table-cell>
          <table:table-cell office:value-type="float" office:value="0.242022561438564" calcext:value-type="float">
            <text:p>0.2420225614</text:p>
          </table:table-cell>
          <table:table-cell office:value-type="float" office:value="0.235504562534026" calcext:value-type="float">
            <text:p>0.2355045625</text:p>
          </table:table-cell>
          <table:table-cell office:value-type="float" office:value="0.213683746690028" calcext:value-type="float">
            <text:p>0.2136837467</text:p>
          </table:table-cell>
          <table:table-cell office:value-type="float" office:value="0.191481037129138" calcext:value-type="float">
            <text:p>0.1914810371</text:p>
          </table:table-cell>
          <table:table-cell office:value-type="float" office:value="0.13805017550135" calcext:value-type="float">
            <text:p>0.1380501755</text:p>
          </table:table-cell>
          <table:table-cell office:value-type="float" office:value="0.203384096285468" calcext:value-type="float">
            <text:p>0.2033840963</text:p>
          </table:table-cell>
          <table:table-cell office:value-type="float" office:value="0.30349322411576" calcext:value-type="float">
            <text:p>0.3034932241</text:p>
          </table:table-cell>
          <table:table-cell office:value-type="float" office:value="0.321273522036731" calcext:value-type="float">
            <text:p>0.321273522</text:p>
          </table:table-cell>
          <table:table-cell office:value-type="float" office:value="0.308569675791512" calcext:value-type="float">
            <text:p>0.3085696758</text:p>
          </table:table-cell>
          <table:table-cell office:value-type="float" office:value="0.240780753388263" calcext:value-type="float">
            <text:p>0.2407807534</text:p>
          </table:table-cell>
          <table:table-cell office:value-type="float" office:value="0.283977690140306" calcext:value-type="float">
            <text:p>0.2839776901</text:p>
          </table:table-cell>
          <table:table-cell office:value-type="float" office:value="0.205349640136393" calcext:value-type="float">
            <text:p>0.2053496401</text:p>
          </table:table-cell>
          <table:table-cell office:value-type="float" office:value="0.261754542827592" calcext:value-type="float">
            <text:p>0.2617545428</text:p>
          </table:table-cell>
          <table:table-cell office:value-type="float" office:value="0.275632126364025" calcext:value-type="float">
            <text:p>0.2756321264</text:p>
          </table:table-cell>
          <table:table-cell office:value-type="float" office:value="0.290638433177539" calcext:value-type="float">
            <text:p>0.2906384332</text:p>
          </table:table-cell>
          <table:table-cell office:value-type="float" office:value="0.284128792139171" calcext:value-type="float">
            <text:p>0.2841287921</text:p>
          </table:table-cell>
          <table:table-cell office:value-type="float" office:value="0.382045919546445" calcext:value-type="float">
            <text:p>0.3820459195</text:p>
          </table:table-cell>
          <table:table-cell office:value-type="float" office:value="0.402217776389675" calcext:value-type="float">
            <text:p>0.4022177764</text:p>
          </table:table-cell>
          <table:table-cell office:value-type="float" office:value="0.404527969426691" calcext:value-type="float">
            <text:p>0.4045279694</text:p>
          </table:table-cell>
          <table:table-cell office:value-type="float" office:value="0.514268981524455" calcext:value-type="float">
            <text:p>0.5142689815</text:p>
          </table:table-cell>
          <table:table-cell office:value-type="float" office:value="0.482849778486385" calcext:value-type="float">
            <text:p>0.4828497785</text:p>
          </table:table-cell>
          <table:table-cell office:value-type="float" office:value="0.363336388421731" calcext:value-type="float">
            <text:p>0.3633363884</text:p>
          </table:table-cell>
          <table:table-cell office:value-type="float" office:value="0.408319796923183" calcext:value-type="float">
            <text:p>0.4083197969</text:p>
          </table:table-cell>
          <table:table-cell office:value-type="float" office:value="0.40549891211278" calcext:value-type="float">
            <text:p>0.4054989121</text:p>
          </table:table-cell>
          <table:table-cell office:value-type="float" office:value="0.36323262318101" calcext:value-type="float">
            <text:p>0.3632326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25646" calcext:value-type="float">
            <text:p>11925646</text:p>
          </table:table-cell>
          <table:table-cell table:formula="of:=AVERAGE([.E31:.GL31])" office:value-type="float" office:value="0.351021427758646" calcext:value-type="float">
            <text:p>0.3510214278</text:p>
          </table:table-cell>
          <table:table-cell/>
          <table:table-cell office:value-type="float" office:value="0.250651620939513" calcext:value-type="float">
            <text:p>0.2506516209</text:p>
          </table:table-cell>
          <table:table-cell office:value-type="float" office:value="0.277216924919701" calcext:value-type="float">
            <text:p>0.2772169249</text:p>
          </table:table-cell>
          <table:table-cell office:value-type="float" office:value="0.260119398226648" calcext:value-type="float">
            <text:p>0.2601193982</text:p>
          </table:table-cell>
          <table:table-cell office:value-type="float" office:value="0.295064276592118" calcext:value-type="float">
            <text:p>0.2950642766</text:p>
          </table:table-cell>
          <table:table-cell office:value-type="float" office:value="0.265877105938607" calcext:value-type="float">
            <text:p>0.2658771059</text:p>
          </table:table-cell>
          <table:table-cell office:value-type="float" office:value="0.271649584545092" calcext:value-type="float">
            <text:p>0.2716495845</text:p>
          </table:table-cell>
          <table:table-cell office:value-type="float" office:value="0.261897710434763" calcext:value-type="float">
            <text:p>0.2618977104</text:p>
          </table:table-cell>
          <table:table-cell office:value-type="float" office:value="0.316896545781025" calcext:value-type="float">
            <text:p>0.3168965458</text:p>
          </table:table-cell>
          <table:table-cell office:value-type="float" office:value="0.390307037149776" calcext:value-type="float">
            <text:p>0.3903070371</text:p>
          </table:table-cell>
          <table:table-cell office:value-type="float" office:value="0.413271379122373" calcext:value-type="float">
            <text:p>0.4132713791</text:p>
          </table:table-cell>
          <table:table-cell office:value-type="float" office:value="0.395337410525476" calcext:value-type="float">
            <text:p>0.3953374105</text:p>
          </table:table-cell>
          <table:table-cell office:value-type="float" office:value="0.436716097674088" calcext:value-type="float">
            <text:p>0.4367160977</text:p>
          </table:table-cell>
          <table:table-cell office:value-type="float" office:value="0.37310766242231" calcext:value-type="float">
            <text:p>0.3731076624</text:p>
          </table:table-cell>
          <table:table-cell office:value-type="float" office:value="0.273759299575665" calcext:value-type="float">
            <text:p>0.2737592996</text:p>
          </table:table-cell>
          <table:table-cell office:value-type="float" office:value="0.273597561900337" calcext:value-type="float">
            <text:p>0.2735975619</text:p>
          </table:table-cell>
          <table:table-cell office:value-type="float" office:value="0.330222409893737" calcext:value-type="float">
            <text:p>0.3302224099</text:p>
          </table:table-cell>
          <table:table-cell office:value-type="float" office:value="0.255272492991575" calcext:value-type="float">
            <text:p>0.255272493</text:p>
          </table:table-cell>
          <table:table-cell office:value-type="float" office:value="0.253505674790456" calcext:value-type="float">
            <text:p>0.2535056748</text:p>
          </table:table-cell>
          <table:table-cell office:value-type="float" office:value="0.238416134008871" calcext:value-type="float">
            <text:p>0.238416134</text:p>
          </table:table-cell>
          <table:table-cell office:value-type="float" office:value="0.33068919999973" calcext:value-type="float">
            <text:p>0.3306892</text:p>
          </table:table-cell>
          <table:table-cell office:value-type="float" office:value="0.441764080521718" calcext:value-type="float">
            <text:p>0.4417640805</text:p>
          </table:table-cell>
          <table:table-cell office:value-type="float" office:value="0.484580765183992" calcext:value-type="float">
            <text:p>0.4845807652</text:p>
          </table:table-cell>
          <table:table-cell office:value-type="float" office:value="0.507292973374862" calcext:value-type="float">
            <text:p>0.5072929734</text:p>
          </table:table-cell>
          <table:table-cell office:value-type="float" office:value="0.569642688232923" calcext:value-type="float">
            <text:p>0.5696426882</text:p>
          </table:table-cell>
          <table:table-cell office:value-type="float" office:value="0.526062207548988" calcext:value-type="float">
            <text:p>0.5260622075</text:p>
          </table:table-cell>
          <table:table-cell office:value-type="float" office:value="0.405120061892361" calcext:value-type="float">
            <text:p>0.4051200619</text:p>
          </table:table-cell>
          <table:table-cell office:value-type="float" office:value="0.379906571195831" calcext:value-type="float">
            <text:p>0.3799065712</text:p>
          </table:table-cell>
          <table:table-cell office:value-type="float" office:value="0.371509955321431" calcext:value-type="float">
            <text:p>0.3715099553</text:p>
          </table:table-cell>
          <table:table-cell office:value-type="float" office:value="0.284050749680143" calcext:value-type="float">
            <text:p>0.2840507497</text:p>
          </table:table-cell>
          <table:table-cell office:value-type="float" office:value="0.294959387865105" calcext:value-type="float">
            <text:p>0.2949593879</text:p>
          </table:table-cell>
          <table:table-cell office:value-type="float" office:value="0.27797325382099" calcext:value-type="float">
            <text:p>0.2779732538</text:p>
          </table:table-cell>
          <table:table-cell office:value-type="float" office:value="0.251537258914623" calcext:value-type="float">
            <text:p>0.2515372589</text:p>
          </table:table-cell>
          <table:table-cell office:value-type="float" office:value="0.214558168882886" calcext:value-type="float">
            <text:p>0.2145581689</text:p>
          </table:table-cell>
          <table:table-cell office:value-type="float" office:value="0.248710664947076" calcext:value-type="float">
            <text:p>0.2487106649</text:p>
          </table:table-cell>
          <table:table-cell office:value-type="float" office:value="0.337496601703288" calcext:value-type="float">
            <text:p>0.3374966017</text:p>
          </table:table-cell>
          <table:table-cell office:value-type="float" office:value="0.348760991557717" calcext:value-type="float">
            <text:p>0.3487609916</text:p>
          </table:table-cell>
          <table:table-cell office:value-type="float" office:value="0.416039692106733" calcext:value-type="float">
            <text:p>0.4160396921</text:p>
          </table:table-cell>
          <table:table-cell office:value-type="float" office:value="0.428049477914483" calcext:value-type="float">
            <text:p>0.4280494779</text:p>
          </table:table-cell>
          <table:table-cell office:value-type="float" office:value="0.428874724141156" calcext:value-type="float">
            <text:p>0.4288747241</text:p>
          </table:table-cell>
          <table:table-cell office:value-type="float" office:value="0.344623899733482" calcext:value-type="float">
            <text:p>0.3446238997</text:p>
          </table:table-cell>
          <table:table-cell office:value-type="float" office:value="0.352818744504795" calcext:value-type="float">
            <text:p>0.3528187445</text:p>
          </table:table-cell>
          <table:table-cell office:value-type="float" office:value="0.299882654704465" calcext:value-type="float">
            <text:p>0.2998826547</text:p>
          </table:table-cell>
          <table:table-cell office:value-type="float" office:value="0.35187762029226" calcext:value-type="float">
            <text:p>0.3518776203</text:p>
          </table:table-cell>
          <table:table-cell office:value-type="float" office:value="0.318494442702649" calcext:value-type="float">
            <text:p>0.3184944427</text:p>
          </table:table-cell>
          <table:table-cell office:value-type="float" office:value="0.289603286436498" calcext:value-type="float">
            <text:p>0.2896032864</text:p>
          </table:table-cell>
          <table:table-cell office:value-type="float" office:value="0.268148649641264" calcext:value-type="float">
            <text:p>0.2681486496</text:p>
          </table:table-cell>
          <table:table-cell office:value-type="float" office:value="0.397074973270935" calcext:value-type="float">
            <text:p>0.3970749733</text:p>
          </table:table-cell>
          <table:table-cell office:value-type="float" office:value="0.357174733323519" calcext:value-type="float">
            <text:p>0.3571747333</text:p>
          </table:table-cell>
          <table:table-cell office:value-type="float" office:value="0.448519606820528" calcext:value-type="float">
            <text:p>0.4485196068</text:p>
          </table:table-cell>
          <table:table-cell office:value-type="float" office:value="0.500793970486117" calcext:value-type="float">
            <text:p>0.5007939705</text:p>
          </table:table-cell>
          <table:table-cell office:value-type="float" office:value="0.547449411534828" calcext:value-type="float">
            <text:p>0.5474494115</text:p>
          </table:table-cell>
          <table:table-cell office:value-type="float" office:value="0.561860799373524" calcext:value-type="float">
            <text:p>0.5618607994</text:p>
          </table:table-cell>
          <table:table-cell office:value-type="float" office:value="0.550404735783968" calcext:value-type="float">
            <text:p>0.5504047358</text:p>
          </table:table-cell>
          <table:table-cell office:value-type="float" office:value="0.476647295473058" calcext:value-type="float">
            <text:p>0.4766472955</text:p>
          </table:table-cell>
          <table:table-cell office:value-type="float" office:value="0.42895211494554" calcext:value-type="float">
            <text:p>0.4289521149</text:p>
          </table:table-cell>
          <table:table-cell office:value-type="float" office:value="0.39787576689673" calcext:value-type="float">
            <text:p>0.3978757669</text:p>
          </table:table-cell>
          <table:table-cell office:value-type="float" office:value="0.218281300872358" calcext:value-type="float">
            <text:p>0.2182813009</text:p>
          </table:table-cell>
          <table:table-cell office:value-type="float" office:value="0.271034215518983" calcext:value-type="float">
            <text:p>0.2710342155</text:p>
          </table:table-cell>
          <table:table-cell office:value-type="float" office:value="0.283883363589121" calcext:value-type="float">
            <text:p>0.2838833636</text:p>
          </table:table-cell>
          <table:table-cell office:value-type="float" office:value="0.276374051271165" calcext:value-type="float">
            <text:p>0.2763740513</text:p>
          </table:table-cell>
          <table:table-cell office:value-type="float" office:value="0.230220129741261" calcext:value-type="float">
            <text:p>0.2302201297</text:p>
          </table:table-cell>
          <table:table-cell office:value-type="float" office:value="0.282237699383716" calcext:value-type="float">
            <text:p>0.2822376994</text:p>
          </table:table-cell>
          <table:table-cell office:value-type="float" office:value="0.343500476284381" calcext:value-type="float">
            <text:p>0.3435004763</text:p>
          </table:table-cell>
          <table:table-cell office:value-type="float" office:value="0.387623169000604" calcext:value-type="float">
            <text:p>0.387623169</text:p>
          </table:table-cell>
          <table:table-cell office:value-type="float" office:value="0.449200644483807" calcext:value-type="float">
            <text:p>0.4492006445</text:p>
          </table:table-cell>
          <table:table-cell office:value-type="float" office:value="0.524120929749976" calcext:value-type="float">
            <text:p>0.5241209297</text:p>
          </table:table-cell>
          <table:table-cell office:value-type="float" office:value="0.506131630988474" calcext:value-type="float">
            <text:p>0.506131631</text:p>
          </table:table-cell>
          <table:table-cell office:value-type="float" office:value="0.490474825661374" calcext:value-type="float">
            <text:p>0.4904748257</text:p>
          </table:table-cell>
          <table:table-cell office:value-type="float" office:value="0.448355770004929" calcext:value-type="float">
            <text:p>0.44835577</text:p>
          </table:table-cell>
          <table:table-cell office:value-type="float" office:value="0.422539992166893" calcext:value-type="float">
            <text:p>0.4225399922</text:p>
          </table:table-cell>
          <table:table-cell office:value-type="float" office:value="0.387677066213766" calcext:value-type="float">
            <text:p>0.3876770662</text:p>
          </table:table-cell>
          <table:table-cell office:value-type="float" office:value="0.429626639239124" calcext:value-type="float">
            <text:p>0.4296266392</text:p>
          </table:table-cell>
          <table:table-cell office:value-type="float" office:value="0.384285973596818" calcext:value-type="float">
            <text:p>0.3842859736</text:p>
          </table:table-cell>
          <table:table-cell office:value-type="float" office:value="0.390061104801087" calcext:value-type="float">
            <text:p>0.3900611048</text:p>
          </table:table-cell>
          <table:table-cell office:value-type="float" office:value="0.351762011100152" calcext:value-type="float">
            <text:p>0.3517620111</text:p>
          </table:table-cell>
          <table:table-cell office:value-type="float" office:value="0.306120989566665" calcext:value-type="float">
            <text:p>0.3061209896</text:p>
          </table:table-cell>
          <table:table-cell office:value-type="float" office:value="0.202434669484997" calcext:value-type="float">
            <text:p>0.2024346695</text:p>
          </table:table-cell>
          <table:table-cell office:value-type="float" office:value="0.263176545013533" calcext:value-type="float">
            <text:p>0.263176545</text:p>
          </table:table-cell>
          <table:table-cell office:value-type="float" office:value="0.327379755227391" calcext:value-type="float">
            <text:p>0.3273797552</text:p>
          </table:table-cell>
          <table:table-cell office:value-type="float" office:value="0.420172734400464" calcext:value-type="float">
            <text:p>0.4201727344</text:p>
          </table:table-cell>
          <table:table-cell office:value-type="float" office:value="0.482743336948275" calcext:value-type="float">
            <text:p>0.4827433369</text:p>
          </table:table-cell>
          <table:table-cell office:value-type="float" office:value="0.506139936748022" calcext:value-type="float">
            <text:p>0.5061399367</text:p>
          </table:table-cell>
          <table:table-cell office:value-type="float" office:value="0.46537863698761" calcext:value-type="float">
            <text:p>0.465378637</text:p>
          </table:table-cell>
          <table:table-cell office:value-type="float" office:value="0.435810283648757" calcext:value-type="float">
            <text:p>0.4358102836</text:p>
          </table:table-cell>
          <table:table-cell office:value-type="float" office:value="0.369898825216014" calcext:value-type="float">
            <text:p>0.3698988252</text:p>
          </table:table-cell>
          <table:table-cell office:value-type="float" office:value="0.26553874740622" calcext:value-type="float">
            <text:p>0.2655387474</text:p>
          </table:table-cell>
          <table:table-cell office:value-type="float" office:value="0.228599002255081" calcext:value-type="float">
            <text:p>0.2285990023</text:p>
          </table:table-cell>
          <table:table-cell office:value-type="float" office:value="0.225517492236229" calcext:value-type="float">
            <text:p>0.2255174922</text:p>
          </table:table-cell>
          <table:table-cell office:value-type="float" office:value="0.215533061506413" calcext:value-type="float">
            <text:p>0.2155330615</text:p>
          </table:table-cell>
          <table:table-cell office:value-type="float" office:value="0.247936101883163" calcext:value-type="float">
            <text:p>0.2479361019</text:p>
          </table:table-cell>
          <table:table-cell office:value-type="float" office:value="0.282659742733118" calcext:value-type="float">
            <text:p>0.2826597427</text:p>
          </table:table-cell>
          <table:table-cell office:value-type="float" office:value="0.342244281698705" calcext:value-type="float">
            <text:p>0.3422442817</text:p>
          </table:table-cell>
          <table:table-cell office:value-type="float" office:value="0.414851461727839" calcext:value-type="float">
            <text:p>0.4148514617</text:p>
          </table:table-cell>
          <table:table-cell office:value-type="float" office:value="0.398236185773283" calcext:value-type="float">
            <text:p>0.3982361858</text:p>
          </table:table-cell>
          <table:table-cell office:value-type="float" office:value="0.363205636633751" calcext:value-type="float">
            <text:p>0.3632056366</text:p>
          </table:table-cell>
          <table:table-cell office:value-type="float" office:value="0.331514284730023" calcext:value-type="float">
            <text:p>0.3315142847</text:p>
          </table:table-cell>
          <table:table-cell office:value-type="float" office:value="0.265295931307971" calcext:value-type="float">
            <text:p>0.2652959313</text:p>
          </table:table-cell>
          <table:table-cell office:value-type="float" office:value="0.129340460836966" calcext:value-type="float">
            <text:p>0.1293404608</text:p>
          </table:table-cell>
          <table:table-cell office:value-type="float" office:value="0.153975502396635" calcext:value-type="float">
            <text:p>0.1539755024</text:p>
          </table:table-cell>
          <table:table-cell office:value-type="float" office:value="0.278604819590386" calcext:value-type="float">
            <text:p>0.2786048196</text:p>
          </table:table-cell>
          <table:table-cell office:value-type="float" office:value="0.329731225469004" calcext:value-type="float">
            <text:p>0.3297312255</text:p>
          </table:table-cell>
          <table:table-cell office:value-type="float" office:value="0.328578871578164" calcext:value-type="float">
            <text:p>0.3285788716</text:p>
          </table:table-cell>
          <table:table-cell office:value-type="float" office:value="0.369522138007691" calcext:value-type="float">
            <text:p>0.369522138</text:p>
          </table:table-cell>
          <table:table-cell office:value-type="float" office:value="0.428220440274589" calcext:value-type="float">
            <text:p>0.4282204403</text:p>
          </table:table-cell>
          <table:table-cell office:value-type="float" office:value="0.352169830885766" calcext:value-type="float">
            <text:p>0.3521698309</text:p>
          </table:table-cell>
          <table:table-cell office:value-type="float" office:value="0.331481930535336" calcext:value-type="float">
            <text:p>0.3314819305</text:p>
          </table:table-cell>
          <table:table-cell office:value-type="float" office:value="0.365552256783156" calcext:value-type="float">
            <text:p>0.3655522568</text:p>
          </table:table-cell>
          <table:table-cell office:value-type="float" office:value="0.321245749258668" calcext:value-type="float">
            <text:p>0.3212457493</text:p>
          </table:table-cell>
          <table:table-cell office:value-type="float" office:value="0.221153688737535" calcext:value-type="float">
            <text:p>0.2211536887</text:p>
          </table:table-cell>
          <table:table-cell office:value-type="float" office:value="0.228546568948778" calcext:value-type="float">
            <text:p>0.2285465689</text:p>
          </table:table-cell>
          <table:table-cell office:value-type="float" office:value="0.266019189796911" calcext:value-type="float">
            <text:p>0.2660191898</text:p>
          </table:table-cell>
          <table:table-cell office:value-type="float" office:value="0.249443950223216" calcext:value-type="float">
            <text:p>0.2494439502</text:p>
          </table:table-cell>
          <table:table-cell office:value-type="float" office:value="0.315639332415547" calcext:value-type="float">
            <text:p>0.3156393324</text:p>
          </table:table-cell>
          <table:table-cell office:value-type="float" office:value="0.320187622372064" calcext:value-type="float">
            <text:p>0.3201876224</text:p>
          </table:table-cell>
          <table:table-cell office:value-type="float" office:value="0.313734410574684" calcext:value-type="float">
            <text:p>0.3137344106</text:p>
          </table:table-cell>
          <table:table-cell office:value-type="float" office:value="0.275343212252435" calcext:value-type="float">
            <text:p>0.2753432123</text:p>
          </table:table-cell>
          <table:table-cell office:value-type="float" office:value="0.246161740199933" calcext:value-type="float">
            <text:p>0.2461617402</text:p>
          </table:table-cell>
          <table:table-cell office:value-type="float" office:value="0.155795690186326" calcext:value-type="float">
            <text:p>0.1557956902</text:p>
          </table:table-cell>
          <table:table-cell office:value-type="float" office:value="0.315435644821555" calcext:value-type="float">
            <text:p>0.3154356448</text:p>
          </table:table-cell>
          <table:table-cell office:value-type="float" office:value="0.377574809646516" calcext:value-type="float">
            <text:p>0.3775748096</text:p>
          </table:table-cell>
          <table:table-cell office:value-type="float" office:value="0.435921373247611" calcext:value-type="float">
            <text:p>0.4359213732</text:p>
          </table:table-cell>
          <table:table-cell office:value-type="float" office:value="0.46067423232989" calcext:value-type="float">
            <text:p>0.4606742323</text:p>
          </table:table-cell>
          <table:table-cell office:value-type="float" office:value="0.465678783821482" calcext:value-type="float">
            <text:p>0.4656787838</text:p>
          </table:table-cell>
          <table:table-cell office:value-type="float" office:value="0.371606513929622" calcext:value-type="float">
            <text:p>0.3716065139</text:p>
          </table:table-cell>
          <table:table-cell office:value-type="float" office:value="0.354558012032218" calcext:value-type="float">
            <text:p>0.354558012</text:p>
          </table:table-cell>
          <table:table-cell office:value-type="float" office:value="0.255049427918155" calcext:value-type="float">
            <text:p>0.2550494279</text:p>
          </table:table-cell>
          <table:table-cell office:value-type="float" office:value="0.297254032699621" calcext:value-type="float">
            <text:p>0.2972540327</text:p>
          </table:table-cell>
          <table:table-cell office:value-type="float" office:value="0.362696918641624" calcext:value-type="float">
            <text:p>0.3626969186</text:p>
          </table:table-cell>
          <table:table-cell office:value-type="float" office:value="0.362209782552133" calcext:value-type="float">
            <text:p>0.3622097826</text:p>
          </table:table-cell>
          <table:table-cell office:value-type="float" office:value="0.356699030055168" calcext:value-type="float">
            <text:p>0.3566990301</text:p>
          </table:table-cell>
          <table:table-cell office:value-type="float" office:value="0.350730483805755" calcext:value-type="float">
            <text:p>0.3507304838</text:p>
          </table:table-cell>
          <table:table-cell office:value-type="float" office:value="0.337306112364066" calcext:value-type="float">
            <text:p>0.3373061124</text:p>
          </table:table-cell>
          <table:table-cell office:value-type="float" office:value="0.304359390736805" calcext:value-type="float">
            <text:p>0.3043593907</text:p>
          </table:table-cell>
          <table:table-cell office:value-type="float" office:value="0.305500541948422" calcext:value-type="float">
            <text:p>0.3055005419</text:p>
          </table:table-cell>
          <table:table-cell office:value-type="float" office:value="0.377368067042122" calcext:value-type="float">
            <text:p>0.377368067</text:p>
          </table:table-cell>
          <table:table-cell office:value-type="float" office:value="0.454901776575639" calcext:value-type="float">
            <text:p>0.4549017766</text:p>
          </table:table-cell>
          <table:table-cell office:value-type="float" office:value="0.430609267848708" calcext:value-type="float">
            <text:p>0.4306092678</text:p>
          </table:table-cell>
          <table:table-cell office:value-type="float" office:value="0.398671455418647" calcext:value-type="float">
            <text:p>0.3986714554</text:p>
          </table:table-cell>
          <table:table-cell office:value-type="float" office:value="0.419568835412633" calcext:value-type="float">
            <text:p>0.4195688354</text:p>
          </table:table-cell>
          <table:table-cell office:value-type="float" office:value="0.350245055493483" calcext:value-type="float">
            <text:p>0.3502450555</text:p>
          </table:table-cell>
          <table:table-cell office:value-type="float" office:value="0.342318962892746" calcext:value-type="float">
            <text:p>0.3423189629</text:p>
          </table:table-cell>
          <table:table-cell office:value-type="float" office:value="0.392154391769133" calcext:value-type="float">
            <text:p>0.3921543918</text:p>
          </table:table-cell>
          <table:table-cell office:value-type="float" office:value="0.392318871097579" calcext:value-type="float">
            <text:p>0.3923188711</text:p>
          </table:table-cell>
          <table:table-cell office:value-type="float" office:value="0.414815672404114" calcext:value-type="float">
            <text:p>0.4148156724</text:p>
          </table:table-cell>
          <table:table-cell office:value-type="float" office:value="0.391922075259991" calcext:value-type="float">
            <text:p>0.3919220753</text:p>
          </table:table-cell>
          <table:table-cell office:value-type="float" office:value="0.328150504655978" calcext:value-type="float">
            <text:p>0.3281505047</text:p>
          </table:table-cell>
          <table:table-cell office:value-type="float" office:value="0.278121147854408" calcext:value-type="float">
            <text:p>0.2781211479</text:p>
          </table:table-cell>
          <table:table-cell office:value-type="float" office:value="0.354112940121432" calcext:value-type="float">
            <text:p>0.3541129401</text:p>
          </table:table-cell>
          <table:table-cell office:value-type="float" office:value="0.37951088263814" calcext:value-type="float">
            <text:p>0.3795108826</text:p>
          </table:table-cell>
          <table:table-cell office:value-type="float" office:value="0.425198616069339" calcext:value-type="float">
            <text:p>0.4251986161</text:p>
          </table:table-cell>
          <table:table-cell office:value-type="float" office:value="0.409497651837023" calcext:value-type="float">
            <text:p>0.4094976518</text:p>
          </table:table-cell>
          <table:table-cell office:value-type="float" office:value="0.389356250806509" calcext:value-type="float">
            <text:p>0.3893562508</text:p>
          </table:table-cell>
          <table:table-cell office:value-type="float" office:value="0.356259089021875" calcext:value-type="float">
            <text:p>0.356259089</text:p>
          </table:table-cell>
          <table:table-cell office:value-type="float" office:value="0.369648343824011" calcext:value-type="float">
            <text:p>0.3696483438</text:p>
          </table:table-cell>
          <table:table-cell office:value-type="float" office:value="0.345507921334527" calcext:value-type="float">
            <text:p>0.3455079213</text:p>
          </table:table-cell>
          <table:table-cell office:value-type="float" office:value="0.410494362752561" calcext:value-type="float">
            <text:p>0.4104943628</text:p>
          </table:table-cell>
          <table:table-cell office:value-type="float" office:value="0.475653535472124" calcext:value-type="float">
            <text:p>0.4756535355</text:p>
          </table:table-cell>
          <table:table-cell office:value-type="float" office:value="0.478771129095198" calcext:value-type="float">
            <text:p>0.4787711291</text:p>
          </table:table-cell>
          <table:table-cell office:value-type="float" office:value="0.489454443494066" calcext:value-type="float">
            <text:p>0.4894544435</text:p>
          </table:table-cell>
          <table:table-cell office:value-type="float" office:value="0.464974144989359" calcext:value-type="float">
            <text:p>0.464974145</text:p>
          </table:table-cell>
          <table:table-cell office:value-type="float" office:value="0.434304630805372" calcext:value-type="float">
            <text:p>0.4343046308</text:p>
          </table:table-cell>
          <table:table-cell office:value-type="float" office:value="0.355579964842291" calcext:value-type="float">
            <text:p>0.3555799648</text:p>
          </table:table-cell>
          <table:table-cell office:value-type="float" office:value="0.346099061572777" calcext:value-type="float">
            <text:p>0.3460990616</text:p>
          </table:table-cell>
          <table:table-cell office:value-type="float" office:value="0.282110897742908" calcext:value-type="float">
            <text:p>0.2821108977</text:p>
          </table:table-cell>
          <table:table-cell office:value-type="float" office:value="0.296613529472144" calcext:value-type="float">
            <text:p>0.2966135295</text:p>
          </table:table-cell>
          <table:table-cell office:value-type="float" office:value="0.257647934605858" calcext:value-type="float">
            <text:p>0.2576479346</text:p>
          </table:table-cell>
          <table:table-cell office:value-type="float" office:value="0.25370608833778" calcext:value-type="float">
            <text:p>0.2537060883</text:p>
          </table:table-cell>
          <table:table-cell office:value-type="float" office:value="0.21531370435195" calcext:value-type="float">
            <text:p>0.2153137044</text:p>
          </table:table-cell>
          <table:table-cell office:value-type="float" office:value="0.155374554207436" calcext:value-type="float">
            <text:p>0.1553745542</text:p>
          </table:table-cell>
          <table:table-cell office:value-type="float" office:value="0.268005361191682" calcext:value-type="float">
            <text:p>0.2680053612</text:p>
          </table:table-cell>
          <table:table-cell office:value-type="float" office:value="0.298152786736766" calcext:value-type="float">
            <text:p>0.2981527867</text:p>
          </table:table-cell>
          <table:table-cell office:value-type="float" office:value="0.301369249001858" calcext:value-type="float">
            <text:p>0.301369249</text:p>
          </table:table-cell>
          <table:table-cell office:value-type="float" office:value="0.348472428177016" calcext:value-type="float">
            <text:p>0.3484724282</text:p>
          </table:table-cell>
          <table:table-cell office:value-type="float" office:value="0.335029946761932" calcext:value-type="float">
            <text:p>0.3350299468</text:p>
          </table:table-cell>
          <table:table-cell office:value-type="float" office:value="0.258739578129328" calcext:value-type="float">
            <text:p>0.2587395781</text:p>
          </table:table-cell>
          <table:table-cell office:value-type="float" office:value="0.265207265034147" calcext:value-type="float">
            <text:p>0.265207265</text:p>
          </table:table-cell>
          <table:table-cell office:value-type="float" office:value="0.327916365968196" calcext:value-type="float">
            <text:p>0.327916366</text:p>
          </table:table-cell>
          <table:table-cell office:value-type="float" office:value="0.278971454826835" calcext:value-type="float">
            <text:p>0.2789714548</text:p>
          </table:table-cell>
          <table:table-cell office:value-type="float" office:value="0.275691674684651" calcext:value-type="float">
            <text:p>0.2756916747</text:p>
          </table:table-cell>
          <table:table-cell office:value-type="float" office:value="0.318204150752829" calcext:value-type="float">
            <text:p>0.3182041508</text:p>
          </table:table-cell>
          <table:table-cell office:value-type="float" office:value="0.294881606835749" calcext:value-type="float">
            <text:p>0.2948816068</text:p>
          </table:table-cell>
          <table:table-cell office:value-type="float" office:value="0.399744384123374" calcext:value-type="float">
            <text:p>0.3997443841</text:p>
          </table:table-cell>
          <table:table-cell office:value-type="float" office:value="0.407270412593059" calcext:value-type="float">
            <text:p>0.4072704126</text:p>
          </table:table-cell>
          <table:table-cell office:value-type="float" office:value="0.468497500168952" calcext:value-type="float">
            <text:p>0.4684975002</text:p>
          </table:table-cell>
          <table:table-cell office:value-type="float" office:value="0.491091737179799" calcext:value-type="float">
            <text:p>0.4910917372</text:p>
          </table:table-cell>
          <table:table-cell office:value-type="float" office:value="0.484595732630388" calcext:value-type="float">
            <text:p>0.4845957326</text:p>
          </table:table-cell>
          <table:table-cell office:value-type="float" office:value="0.383751294999848" calcext:value-type="float">
            <text:p>0.383751295</text:p>
          </table:table-cell>
          <table:table-cell office:value-type="float" office:value="0.40588889966348" calcext:value-type="float">
            <text:p>0.4058888997</text:p>
          </table:table-cell>
          <table:table-cell office:value-type="float" office:value="0.404200832472431" calcext:value-type="float">
            <text:p>0.4042008325</text:p>
          </table:table-cell>
          <table:table-cell office:value-type="float" office:value="0.357881984252233" calcext:value-type="float">
            <text:p>0.3578819843</text:p>
          </table:table-cell>
        </table:table-row>
        <table:table-row table:style-name="ro1">
          <table:table-cell table:number-columns-repeated="19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31])" office:value-type="float" office:value="1504647" calcext:value-type="float">
            <text:p>1504647</text:p>
          </table:table-cell>
          <table:table-cell table:formula="of:=MIN([.C2:.C31])" office:value-type="float" office:value="0.294469892202919" calcext:value-type="float">
            <text:p>0.2944698922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31])" office:value-type="float" office:value="11925646" calcext:value-type="float">
            <text:p>11925646</text:p>
          </table:table-cell>
          <table:table-cell table:formula="of:=MAX([.C2:.C31])" office:value-type="float" office:value="0.351021427758646" calcext:value-type="float">
            <text:p>0.3510214278</text:p>
          </table:table-cell>
          <table:table-cell table:number-columns-repeated="1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01:42:39.603055540</meta:creation-date>
    <dc:date>2016-05-20T02:22:43.317935470</dc:date>
    <meta:editing-duration>PT39M44S</meta:editing-duration>
    <meta:editing-cycles>41</meta:editing-cycles>
    <meta:generator>LibreOffice/5.1.2.2$Linux_X86_64 LibreOffice_project/10m0$Build-2</meta:generator>
    <meta:document-statistic meta:table-count="1" meta:cell-count="57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6cm" svg:height="8.891cm" xlink:href=".." xlink:type="simple" chart:class="chart:bar" chart:style-name="ch1">
        <chart:legend chart:legend-position="bottom" svg:x="6.435cm" svg:y="8.108cm" style:legend-expansion="wide" chart:style-name="ch2"/>
        <chart:plot-area chart:style-name="ch3" table:cell-range-address="Sheet1.A1:Sheet1.B31" chart:data-source-has-labels="both" svg:x="0.317cm" svg:y="0.177cm" svg:width="15.242cm" svg:height="7.754cm">
          <chartooo:coordinate-region svg:x="2.05cm" svg:y="0.376cm" svg:width="13.509cm" svg:height="6.908cm"/>
          <chart:axis chart:dimension="x" chart:name="primary-x" chart:style-name="ch4" chartooo:axis-type="auto">
            <chartooo:date-scale/>
            <chart:categories table:cell-range-address="Sheet1.A2:Sheet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1" chart:label-cell-address="Sheet1.B1:Sheet1.B1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Epoch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Sheet1.A2:Sheet1.A31</svg:desc>
                </draw:g>
              </table:table-cell>
              <table:table-cell office:value-type="float" office:value="1504647">
                <text:p>1504647</text:p>
                <draw:g>
                  <svg:desc>Sheet1.B2:Sheet1.B31</svg:desc>
                </draw:g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640182">
                <text:p>164018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86117">
                <text:p>168611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810435">
                <text:p>181043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27685">
                <text:p>172768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808499">
                <text:p>18084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764303">
                <text:p>17643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801648">
                <text:p>18016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110438">
                <text:p>21104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859872">
                <text:p>18598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69901">
                <text:p>20699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51138">
                <text:p>20511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66112">
                <text:p>22661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405458">
                <text:p>24054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80505">
                <text:p>258050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11073">
                <text:p>26110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59305">
                <text:p>265930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863541">
                <text:p>286354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72547">
                <text:p>30725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229182">
                <text:p>32291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41138">
                <text:p>35411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899614">
                <text:p>38996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852898">
                <text:p>38528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259271">
                <text:p>42592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777402">
                <text:p>47774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26358">
                <text:p>53263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991047">
                <text:p>599104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132907">
                <text:p>713290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624279">
                <text:p>862427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925646">
                <text:p>119256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76cm" svg:height="8.891cm" xlink:href=".." xlink:type="simple" chart:class="chart:bar" chart:style-name="ch1">
        <chart:legend chart:legend-position="bottom" svg:x="6.62cm" svg:y="8.108cm" style:legend-expansion="wide" chart:style-name="ch2"/>
        <chart:plot-area chart:style-name="ch3" table:cell-range-address="Sheet1.A1:Sheet1.A31 Sheet1.C1:Sheet1.C31" chart:data-source-has-labels="both" svg:x="0.317cm" svg:y="0.177cm" svg:width="15.242cm" svg:height="7.754cm">
          <chartooo:coordinate-region svg:x="1.229cm" svg:y="0.376cm" svg:width="14.33cm" svg:height="6.908cm"/>
          <chart:axis chart:dimension="x" chart:name="primary-x" chart:style-name="ch4" chartooo:axis-type="auto">
            <chartooo:date-scale/>
            <chart:categories table:cell-range-address="Sheet1.A2:Sheet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1" chart:label-cell-address="Sheet1.C1:Sheet1.C1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rro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Sheet1.A2:Sheet1.A31</svg:desc>
                </draw:g>
              </table:table-cell>
              <table:table-cell office:value-type="float" office:value="0.306122816558787">
                <text:p>0.306122816558787</text:p>
                <draw:g>
                  <svg:desc>Sheet1.C2:Sheet1.C31</svg:desc>
                </draw:g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05138952545952">
                <text:p>0.30513895254595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16963795604834">
                <text:p>0.31696379560483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02464610938544">
                <text:p>0.30246461093854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11715283921214">
                <text:p>0.31171528392121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07630616644636">
                <text:p>0.30763061664463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05660459273663">
                <text:p>0.30566045927366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98709667912832">
                <text:p>0.29870966791283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94469892202919">
                <text:p>0.2944698922029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00483475042334">
                <text:p>0.3004834750423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97660170645297">
                <text:p>0.29766017064529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96166117178274">
                <text:p>0.2961661171782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14867657324586">
                <text:p>0.3148676573245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12686685304912">
                <text:p>0.3126866853049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11908633304132">
                <text:p>0.3119086333041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28803904439978">
                <text:p>0.3288039044399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99078196284751">
                <text:p>0.2990781962847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0237575739657">
                <text:p>0.3002375757396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96090465979379">
                <text:p>0.2960904659793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98967382861302">
                <text:p>0.2989673828613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07899079049893">
                <text:p>0.30789907904989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96834538364319">
                <text:p>0.2968345383643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3595255009628">
                <text:p>0.3035952550096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04749315593881">
                <text:p>0.3047493155938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13009382218077">
                <text:p>0.3130093822180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06511460144512">
                <text:p>0.3065114601445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05424567199021">
                <text:p>0.3054245671990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21145194767259">
                <text:p>0.3211451947672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3318980327414">
                <text:p>0.3331898032741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51021427758646">
                <text:p>0.3510214277586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